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Segoe UI" svg:font-family="'Segoe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4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4.203cm"/>
    </style:style>
    <style:style style:name="co5" style:family="table-column">
      <style:table-column-properties fo:break-before="auto" style:column-width="4.865cm"/>
    </style:style>
    <style:style style:name="co6" style:family="table-column">
      <style:table-column-properties fo:break-before="auto" style:column-width="2.2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161cm"/>
    </style:style>
    <style:style style:name="co9" style:family="table-column">
      <style:table-column-properties fo:break-before="auto" style:column-width="3.094cm"/>
    </style:style>
    <style:style style:name="co10" style:family="table-column">
      <style:table-column-properties fo:break-before="auto" style:column-width="4.098cm"/>
    </style:style>
    <style:style style:name="co11" style:family="table-column">
      <style:table-column-properties fo:break-before="auto" style:column-width="3.965cm"/>
    </style:style>
    <style:style style:name="co12" style:family="table-column">
      <style:table-column-properties fo:break-before="auto" style:column-width="4.971cm"/>
    </style:style>
    <style:style style:name="co13" style:family="table-column">
      <style:table-column-properties fo:break-before="auto" style:column-width="3.676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637cm"/>
    </style:style>
    <style:style style:name="co16" style:family="table-column">
      <style:table-column-properties fo:break-before="auto" style:column-width="3.928cm"/>
    </style:style>
    <style:style style:name="co17" style:family="table-column">
      <style:table-column-properties fo:break-before="auto" style:column-width="8.74cm"/>
    </style:style>
    <style:style style:name="co18" style:family="table-column">
      <style:table-column-properties fo:break-before="auto" style:column-width="2.605cm"/>
    </style:style>
    <style:style style:name="co19" style:family="table-column">
      <style:table-column-properties fo:break-before="auto" style:column-width="3.755cm"/>
    </style:style>
    <style:style style:name="co20" style:family="table-column">
      <style:table-column-properties fo:break-before="auto" style:column-width="17.574cm"/>
    </style:style>
    <style:style style:name="co21" style:family="table-column">
      <style:table-column-properties fo:break-before="auto" style:column-width="4.667cm"/>
    </style:style>
    <style:style style:name="co22" style:family="table-column">
      <style:table-column-properties fo:break-before="auto" style:column-width="4.879cm"/>
    </style:style>
    <style:style style:name="co23" style:family="table-column">
      <style:table-column-properties fo:break-before="auto" style:column-width="28.76cm"/>
    </style:style>
    <style:style style:name="co24" style:family="table-column">
      <style:table-column-properties fo:break-before="auto" style:column-width="11.266cm"/>
    </style:style>
    <style:style style:name="co25" style:family="table-column">
      <style:table-column-properties fo:break-before="auto" style:column-width="4.958cm"/>
    </style:style>
    <style:style style:name="co26" style:family="table-column">
      <style:table-column-properties fo:break-before="auto" style:column-width="1.917cm"/>
    </style:style>
    <style:style style:name="co27" style:family="table-column">
      <style:table-column-properties fo:break-before="auto" style:column-width="1.93cm"/>
    </style:style>
    <style:style style:name="co28" style:family="table-column">
      <style:table-column-properties fo:break-before="auto" style:column-width="5.223cm"/>
    </style:style>
    <style:style style:name="co29" style:family="table-column">
      <style:table-column-properties fo:break-before="auto" style:column-width="2.05cm"/>
    </style:style>
    <style:style style:name="co30" style:family="table-column">
      <style:table-column-properties fo:break-before="auto" style:column-width="2.473cm"/>
    </style:style>
    <style:style style:name="co31" style:family="table-column">
      <style:table-column-properties fo:break-before="auto" style:column-width="3.24cm"/>
    </style:style>
    <style:style style:name="co32" style:family="table-column">
      <style:table-column-properties fo:break-before="auto" style:column-width="11.62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7.634cm" fo:break-before="auto" style:use-optimal-row-height="true"/>
    </style:style>
    <style:style style:name="ro4" style:family="table-row">
      <style:table-row-properties style:row-height="2.895cm" fo:break-before="auto" style:use-optimal-row-height="true"/>
    </style:style>
    <style:style style:name="ro5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 tableooo:tab-color="#66ff66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3333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 style:data-style-name="N99"/>
    <style:style style:name="ce6" style:family="table-cell" style:parent-style-name="Default" style:data-style-name="N99">
      <style:table-cell-properties fo:background-color="#ff3333"/>
    </style:style>
    <style:style style:name="ce7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order="0.018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18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ff3333"/>
      <style:text-properties style:font-name="Segoe UI" fo:font-size="11pt" fo:language="none" fo:country="none" style:font-name-asian="Segoe UI" style:font-size-asian="11pt" style:language-asian="none" style:country-asian="none" style:font-name-complex="Segoe UI" style:font-size-complex="11pt" style:language-complex="none" style:country-complex="none"/>
    </style:style>
    <style:style style:name="T1" style:family="text">
      <style:text-properties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</office:automatic-styles>
  <office:body>
    <office:spreadsheet>
      <table:calculation-settings table:case-sensitive="false" table:automatic-find-labels="false" table:use-regular-expressions="false"/>
      <table:table table:name="SHOULD_IMPLEMENT_Docum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Document</text:p>
          </table:table-cell>
          <table:table-cell table:style-name="ce1" office:value-type="string">
            <text:p>Common IE/Fire</text:p>
          </table:table-cell>
          <table:table-cell table:style-name="ce1" office:value-type="string">
            <text:p>Only IE</text:p>
          </table:table-cell>
          <table:table-cell table:style-name="ce1" office:value-type="string">
            <text:p>Only Fire</text:p>
          </table:table-cell>
          <table:table-cell table:style-name="ce1" office:value-type="string">
            <text:p>HTMLDom Implemented</text:p>
          </table:table-cell>
          <table:table-cell table:style-name="ce1" office:value-type="string">
            <text:p>Is Event?</text:p>
          </table:table-cell>
          <table:table-cell table:style-name="ce1" table:number-columns-repeated="1018"/>
        </table:table-row>
        <table:table-row table:style-name="ro1" table:visibility="filter">
          <table:table-cell table:style-name="ce2" office:value-type="string">
            <text:p>addEventListener</text:p>
          </table:table-cell>
          <table:table-cell table:formula="of:=IF(AND(NOT(ISERROR(VLOOKUP([.A2];[IEplorer.$A$2:.$A$99];1;FALSE()))); NOT(ISERROR(VLOOKUP([.A2];[Firefox.$A$2:.$A$221];1;FALSE()))));[.A2];&quot;#N/A&quot;)" office:value-type="string" office:string-value="#N/A">
            <text:p>#N/A</text:p>
          </table:table-cell>
          <table:table-cell table:formula="of:=IF([.B2]=&quot;#N/A&quot;;      VLOOKUP([.A2];[IEplorer.$A$2:.$A$99];1;FALSE());            NA())" office:value-type="float" office:value="0">
            <text:p>#N/D</text:p>
          </table:table-cell>
          <table:table-cell table:formula="of:=IF([.B2]=&quot;#N/A&quot;;      VLOOKUP([.A2];[Firefox.$A$2:.$A$221];1;FALSE());            NA())" office:value-type="string" office:string-value="addEventListener">
            <text:p>addEventListener</text:p>
          </table:table-cell>
          <table:table-cell table:formula="of:=VLOOKUP([.A2];[HTMLDom.$A$2:.$A$1245];1;FALSE())" office:value-type="float" office:value="0">
            <text:p>#N/D</text:p>
          </table:table-cell>
          <table:table-cell table:style-name="ce5" table:formula="of:=IF(LEFT([.A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adoptNode</text:p>
          </table:table-cell>
          <table:table-cell table:formula="of:=IF(AND(NOT(ISERROR(VLOOKUP([.A3];[IEplorer.$A$2:.$A$99];1;FALSE()))); NOT(ISERROR(VLOOKUP([.A3];[Firefox.$A$2:.$A$221];1;FALSE()))));[.A3];&quot;#N/A&quot;)" office:value-type="string" office:string-value="#N/A">
            <text:p>#N/A</text:p>
          </table:table-cell>
          <table:table-cell table:formula="of:=IF([.B3]=&quot;#N/A&quot;;      VLOOKUP([.A3];[IEplorer.$A$2:.$A$99];1;FALSE());            NA())" office:value-type="float" office:value="0">
            <text:p>#N/D</text:p>
          </table:table-cell>
          <table:table-cell table:formula="of:=IF([.B3]=&quot;#N/A&quot;;      VLOOKUP([.A3];[Firefox.$A$2:.$A$221];1;FALSE());            NA())" office:value-type="string" office:string-value="adoptNode">
            <text:p>adoptNode</text:p>
          </table:table-cell>
          <table:table-cell table:formula="of:=VLOOKUP([.A3];[HTMLDom.$A$2:.$A$1245];1;FALSE())" office:value-type="float" office:value="0">
            <text:p>#N/D</text:p>
          </table:table-cell>
          <table:table-cell table:style-name="ce5" table:formula="of:=IF(LEFT([.A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linkColor</text:p>
          </table:table-cell>
          <table:table-cell table:formula="of:=IF(AND(NOT(ISERROR(VLOOKUP([.A4];[IEplorer.$A$2:.$A$99];1;FALSE()))); NOT(ISERROR(VLOOKUP([.A4];[Firefox.$A$2:.$A$221];1;FALSE()))));[.A4];&quot;#N/A&quot;)" office:value-type="string" office:string-value="alinkColor">
            <text:p>alinkColor</text:p>
          </table:table-cell>
          <table:table-cell table:formula="of:=IF([.B4]=&quot;#N/A&quot;;      VLOOKUP([.A4];[IEplorer.$A$2:.$A$99];1;FALSE());            NA())" office:value-type="float" office:value="0">
            <text:p>#N/D</text:p>
          </table:table-cell>
          <table:table-cell table:formula="of:=IF([.B4]=&quot;#N/A&quot;;      VLOOKUP([.A4];[Firefox.$A$2:.$A$221];1;FALSE());            NA())" office:value-type="float" office:value="0">
            <text:p>#N/D</text:p>
          </table:table-cell>
          <table:table-cell table:formula="of:=VLOOKUP([.A4];[HTMLDom.$A$2:.$A$1245];1;FALSE())" office:value-type="float" office:value="0">
            <text:p>#N/D</text:p>
          </table:table-cell>
          <table:table-cell table:style-name="ce5" table:formula="of:=IF(LEFT([.A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ll</text:p>
          </table:table-cell>
          <table:table-cell table:formula="of:=IF(AND(NOT(ISERROR(VLOOKUP([.A5];[IEplorer.$A$2:.$A$99];1;FALSE()))); NOT(ISERROR(VLOOKUP([.A5];[Firefox.$A$2:.$A$221];1;FALSE()))));[.A5];&quot;#N/A&quot;)" office:value-type="string" office:string-value="all">
            <text:p>all</text:p>
          </table:table-cell>
          <table:table-cell table:formula="of:=IF([.B5]=&quot;#N/A&quot;;      VLOOKUP([.A5];[IEplorer.$A$2:.$A$99];1;FALSE());            NA())" office:value-type="float" office:value="0">
            <text:p>#N/D</text:p>
          </table:table-cell>
          <table:table-cell table:formula="of:=IF([.B5]=&quot;#N/A&quot;;      VLOOKUP([.A5];[Firefox.$A$2:.$A$221];1;FALSE());            NA())" office:value-type="float" office:value="0">
            <text:p>#N/D</text:p>
          </table:table-cell>
          <table:table-cell table:formula="of:=VLOOKUP([.A5];[HTMLDom.$A$2:.$A$1245];1;FALSE())" office:value-type="float" office:value="0">
            <text:p>#N/D</text:p>
          </table:table-cell>
          <table:table-cell table:style-name="ce5" table:formula="of:=IF(LEFT([.A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nchors</text:p>
          </table:table-cell>
          <table:table-cell table:formula="of:=IF(AND(NOT(ISERROR(VLOOKUP([.A6];[IEplorer.$A$2:.$A$99];1;FALSE()))); NOT(ISERROR(VLOOKUP([.A6];[Firefox.$A$2:.$A$221];1;FALSE()))));[.A6];&quot;#N/A&quot;)" office:value-type="string" office:string-value="anchors">
            <text:p>anchors</text:p>
          </table:table-cell>
          <table:table-cell table:formula="of:=IF([.B6]=&quot;#N/A&quot;;      VLOOKUP([.A6];[IEplorer.$A$2:.$A$99];1;FALSE());            NA())" office:value-type="float" office:value="0">
            <text:p>#N/D</text:p>
          </table:table-cell>
          <table:table-cell table:formula="of:=IF([.B6]=&quot;#N/A&quot;;      VLOOKUP([.A6];[Firefox.$A$2:.$A$221];1;FALSE());            NA())" office:value-type="float" office:value="0">
            <text:p>#N/D</text:p>
          </table:table-cell>
          <table:table-cell table:formula="of:=VLOOKUP([.A6];[HTMLDom.$A$2:.$A$1245];1;FALSE())" office:value-type="float" office:value="0">
            <text:p>#N/D</text:p>
          </table:table-cell>
          <table:table-cell table:style-name="ce5" table:formula="of:=IF(LEFT([.A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appendChild</text:p>
          </table:table-cell>
          <table:table-cell table:formula="of:=IF(AND(NOT(ISERROR(VLOOKUP([.A7];[IEplorer.$A$2:.$A$99];1;FALSE()))); NOT(ISERROR(VLOOKUP([.A7];[Firefox.$A$2:.$A$221];1;FALSE()))));[.A7];&quot;#N/A&quot;)" office:value-type="string" office:string-value="#N/A">
            <text:p>#N/A</text:p>
          </table:table-cell>
          <table:table-cell table:formula="of:=IF([.B7]=&quot;#N/A&quot;;      VLOOKUP([.A7];[IEplorer.$A$2:.$A$99];1;FALSE());            NA())" office:value-type="float" office:value="0">
            <text:p>#N/D</text:p>
          </table:table-cell>
          <table:table-cell table:formula="of:=IF([.B7]=&quot;#N/A&quot;;      VLOOKUP([.A7];[Firefox.$A$2:.$A$221];1;FALSE());            NA())" office:value-type="string" office:string-value="appendChild">
            <text:p>appendChild</text:p>
          </table:table-cell>
          <table:table-cell table:formula="of:=VLOOKUP([.A7];[HTMLDom.$A$2:.$A$1245];1;FALSE())" office:value-type="float" office:value="0">
            <text:p>#N/D</text:p>
          </table:table-cell>
          <table:table-cell table:style-name="ce5" table:formula="of:=IF(LEFT([.A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pplets</text:p>
          </table:table-cell>
          <table:table-cell table:formula="of:=IF(AND(NOT(ISERROR(VLOOKUP([.A8];[IEplorer.$A$2:.$A$99];1;FALSE()))); NOT(ISERROR(VLOOKUP([.A8];[Firefox.$A$2:.$A$221];1;FALSE()))));[.A8];&quot;#N/A&quot;)" office:value-type="string" office:string-value="applets">
            <text:p>applets</text:p>
          </table:table-cell>
          <table:table-cell table:formula="of:=IF([.B8]=&quot;#N/A&quot;;      VLOOKUP([.A8];[IEplorer.$A$2:.$A$99];1;FALSE());            NA())" office:value-type="float" office:value="0">
            <text:p>#N/D</text:p>
          </table:table-cell>
          <table:table-cell table:formula="of:=IF([.B8]=&quot;#N/A&quot;;      VLOOKUP([.A8];[Firefox.$A$2:.$A$221];1;FALSE());            NA())" office:value-type="float" office:value="0">
            <text:p>#N/D</text:p>
          </table:table-cell>
          <table:table-cell table:formula="of:=VLOOKUP([.A8];[HTMLDom.$A$2:.$A$1245];1;FALSE())" office:value-type="float" office:value="0">
            <text:p>#N/D</text:p>
          </table:table-cell>
          <table:table-cell table:style-name="ce5" table:formula="of:=IF(LEFT([.A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ATTRIBUTE_NODE</text:p>
          </table:table-cell>
          <table:table-cell table:formula="of:=IF(AND(NOT(ISERROR(VLOOKUP([.A9];[IEplorer.$A$2:.$A$99];1;FALSE()))); NOT(ISERROR(VLOOKUP([.A9];[Firefox.$A$2:.$A$221];1;FALSE()))));[.A9];&quot;#N/A&quot;)" office:value-type="string" office:string-value="#N/A">
            <text:p>#N/A</text:p>
          </table:table-cell>
          <table:table-cell table:formula="of:=IF([.B9]=&quot;#N/A&quot;;      VLOOKUP([.A9];[IEplorer.$A$2:.$A$99];1;FALSE());            NA())" office:value-type="float" office:value="0">
            <text:p>#N/D</text:p>
          </table:table-cell>
          <table:table-cell table:formula="of:=IF([.B9]=&quot;#N/A&quot;;      VLOOKUP([.A9];[Firefox.$A$2:.$A$221];1;FALSE());            NA())" office:value-type="string" office:string-value="ATTRIBUTE_NODE">
            <text:p>ATTRIBUTE_NODE</text:p>
          </table:table-cell>
          <table:table-cell table:formula="of:=VLOOKUP([.A9];[HTMLDom.$A$2:.$A$1245];1;FALSE())" office:value-type="float" office:value="0">
            <text:p>#N/D</text:p>
          </table:table-cell>
          <table:table-cell table:style-name="ce5" table:formula="of:=IF(LEFT([.A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attributes</text:p>
          </table:table-cell>
          <table:table-cell table:formula="of:=IF(AND(NOT(ISERROR(VLOOKUP([.A10];[IEplorer.$A$2:.$A$99];1;FALSE()))); NOT(ISERROR(VLOOKUP([.A10];[Firefox.$A$2:.$A$221];1;FALSE()))));[.A10];&quot;#N/A&quot;)" office:value-type="string" office:string-value="#N/A">
            <text:p>#N/A</text:p>
          </table:table-cell>
          <table:table-cell table:formula="of:=IF([.B10]=&quot;#N/A&quot;;      VLOOKUP([.A10];[IEplorer.$A$2:.$A$99];1;FALSE());            NA())" office:value-type="string" office:string-value="attributes">
            <text:p>attributes</text:p>
          </table:table-cell>
          <table:table-cell table:formula="of:=IF([.B10]=&quot;#N/A&quot;;      VLOOKUP([.A10];[Firefox.$A$2:.$A$221];1;FALSE());            NA())" office:value-type="float" office:value="0">
            <text:p>#N/D</text:p>
          </table:table-cell>
          <table:table-cell table:formula="of:=VLOOKUP([.A10];[HTMLDom.$A$2:.$A$1245];1;FALSE())" office:value-type="float" office:value="0">
            <text:p>#N/D</text:p>
          </table:table-cell>
          <table:table-cell table:style-name="ce5" table:formula="of:=IF(LEFT([.A1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baseURI</text:p>
          </table:table-cell>
          <table:table-cell table:formula="of:=IF(AND(NOT(ISERROR(VLOOKUP([.A11];[IEplorer.$A$2:.$A$99];1;FALSE()))); NOT(ISERROR(VLOOKUP([.A11];[Firefox.$A$2:.$A$221];1;FALSE()))));[.A11];&quot;#N/A&quot;)" office:value-type="string" office:string-value="#N/A">
            <text:p>#N/A</text:p>
          </table:table-cell>
          <table:table-cell table:formula="of:=IF([.B11]=&quot;#N/A&quot;;      VLOOKUP([.A11];[IEplorer.$A$2:.$A$99];1;FALSE());            NA())" office:value-type="float" office:value="0">
            <text:p>#N/D</text:p>
          </table:table-cell>
          <table:table-cell table:formula="of:=IF([.B11]=&quot;#N/A&quot;;      VLOOKUP([.A11];[Firefox.$A$2:.$A$221];1;FALSE());            NA())" office:value-type="string" office:string-value="baseURI">
            <text:p>baseURI</text:p>
          </table:table-cell>
          <table:table-cell table:formula="of:=VLOOKUP([.A11];[HTMLDom.$A$2:.$A$1245];1;FALSE())" office:value-type="float" office:value="0">
            <text:p>#N/D</text:p>
          </table:table-cell>
          <table:table-cell table:style-name="ce5" table:formula="of:=IF(LEFT([.A1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gColor</text:p>
          </table:table-cell>
          <table:table-cell table:formula="of:=IF(AND(NOT(ISERROR(VLOOKUP([.A12];[IEplorer.$A$2:.$A$99];1;FALSE()))); NOT(ISERROR(VLOOKUP([.A12];[Firefox.$A$2:.$A$221];1;FALSE()))));[.A12];&quot;#N/A&quot;)" office:value-type="string" office:string-value="bgColor">
            <text:p>bgColor</text:p>
          </table:table-cell>
          <table:table-cell table:formula="of:=IF([.B12]=&quot;#N/A&quot;;      VLOOKUP([.A12];[IEplorer.$A$2:.$A$99];1;FALSE());            NA())" office:value-type="float" office:value="0">
            <text:p>#N/D</text:p>
          </table:table-cell>
          <table:table-cell table:formula="of:=IF([.B12]=&quot;#N/A&quot;;      VLOOKUP([.A12];[Firefox.$A$2:.$A$221];1;FALSE());            NA())" office:value-type="float" office:value="0">
            <text:p>#N/D</text:p>
          </table:table-cell>
          <table:table-cell table:formula="of:=VLOOKUP([.A12];[HTMLDom.$A$2:.$A$1245];1;FALSE())" office:value-type="float" office:value="0">
            <text:p>#N/D</text:p>
          </table:table-cell>
          <table:table-cell table:style-name="ce5" table:formula="of:=IF(LEFT([.A1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ody</text:p>
          </table:table-cell>
          <table:table-cell table:formula="of:=IF(AND(NOT(ISERROR(VLOOKUP([.A13];[IEplorer.$A$2:.$A$99];1;FALSE()))); NOT(ISERROR(VLOOKUP([.A13];[Firefox.$A$2:.$A$221];1;FALSE()))));[.A13];&quot;#N/A&quot;)" office:value-type="string" office:string-value="body">
            <text:p>body</text:p>
          </table:table-cell>
          <table:table-cell table:formula="of:=IF([.B13]=&quot;#N/A&quot;;      VLOOKUP([.A13];[IEplorer.$A$2:.$A$99];1;FALSE());            NA())" office:value-type="float" office:value="0">
            <text:p>#N/D</text:p>
          </table:table-cell>
          <table:table-cell table:formula="of:=IF([.B13]=&quot;#N/A&quot;;      VLOOKUP([.A13];[Firefox.$A$2:.$A$221];1;FALSE());            NA())" office:value-type="float" office:value="0">
            <text:p>#N/D</text:p>
          </table:table-cell>
          <table:table-cell table:formula="of:=VLOOKUP([.A13];[HTMLDom.$A$2:.$A$1245];1;FALSE())" office:value-type="float" office:value="0">
            <text:p>#N/D</text:p>
          </table:table-cell>
          <table:table-cell table:style-name="ce5" table:formula="of:=IF(LEFT([.A1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aptureEvents</text:p>
          </table:table-cell>
          <table:table-cell table:formula="of:=IF(AND(NOT(ISERROR(VLOOKUP([.A14];[IEplorer.$A$2:.$A$99];1;FALSE()))); NOT(ISERROR(VLOOKUP([.A14];[Firefox.$A$2:.$A$221];1;FALSE()))));[.A14];&quot;#N/A&quot;)" office:value-type="string" office:string-value="#N/A">
            <text:p>#N/A</text:p>
          </table:table-cell>
          <table:table-cell table:formula="of:=IF([.B14]=&quot;#N/A&quot;;      VLOOKUP([.A14];[IEplorer.$A$2:.$A$99];1;FALSE());            NA())" office:value-type="float" office:value="0">
            <text:p>#N/D</text:p>
          </table:table-cell>
          <table:table-cell table:formula="of:=IF([.B14]=&quot;#N/A&quot;;      VLOOKUP([.A14];[Firefox.$A$2:.$A$221];1;FALSE());            NA())" office:value-type="string" office:string-value="captureEvents">
            <text:p>captureEvents</text:p>
          </table:table-cell>
          <table:table-cell table:formula="of:=VLOOKUP([.A14];[HTMLDom.$A$2:.$A$1245];1;FALSE())" office:value-type="float" office:value="0">
            <text:p>#N/D</text:p>
          </table:table-cell>
          <table:table-cell table:style-name="ce5" table:formula="of:=IF(LEFT([.A1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aretPositionFromPoint</text:p>
          </table:table-cell>
          <table:table-cell table:formula="of:=IF(AND(NOT(ISERROR(VLOOKUP([.A15];[IEplorer.$A$2:.$A$99];1;FALSE()))); NOT(ISERROR(VLOOKUP([.A15];[Firefox.$A$2:.$A$221];1;FALSE()))));[.A15];&quot;#N/A&quot;)" office:value-type="string" office:string-value="#N/A">
            <text:p>#N/A</text:p>
          </table:table-cell>
          <table:table-cell table:formula="of:=IF([.B15]=&quot;#N/A&quot;;      VLOOKUP([.A15];[IEplorer.$A$2:.$A$99];1;FALSE());            NA())" office:value-type="float" office:value="0">
            <text:p>#N/D</text:p>
          </table:table-cell>
          <table:table-cell table:formula="of:=IF([.B15]=&quot;#N/A&quot;;      VLOOKUP([.A15];[Firefox.$A$2:.$A$221];1;FALSE());            NA())" office:value-type="string" office:string-value="caretPositionFromPoint">
            <text:p>caretPositionFromPoint</text:p>
          </table:table-cell>
          <table:table-cell table:formula="of:=VLOOKUP([.A15];[HTMLDom.$A$2:.$A$1245];1;FALSE())" office:value-type="float" office:value="0">
            <text:p>#N/D</text:p>
          </table:table-cell>
          <table:table-cell table:style-name="ce5" table:formula="of:=IF(LEFT([.A1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DATA_SECTION_NODE</text:p>
          </table:table-cell>
          <table:table-cell table:formula="of:=IF(AND(NOT(ISERROR(VLOOKUP([.A16];[IEplorer.$A$2:.$A$99];1;FALSE()))); NOT(ISERROR(VLOOKUP([.A16];[Firefox.$A$2:.$A$221];1;FALSE()))));[.A16];&quot;#N/A&quot;)" office:value-type="string" office:string-value="#N/A">
            <text:p>#N/A</text:p>
          </table:table-cell>
          <table:table-cell table:formula="of:=IF([.B16]=&quot;#N/A&quot;;      VLOOKUP([.A16];[IEplorer.$A$2:.$A$99];1;FALSE());            NA())" office:value-type="float" office:value="0">
            <text:p>#N/D</text:p>
          </table:table-cell>
          <table:table-cell table:formula="of:=IF([.B16]=&quot;#N/A&quot;;      VLOOKUP([.A16];[Firefox.$A$2:.$A$221];1;FALSE());            NA())" office:value-type="string" office:string-value="CDATA_SECTION_NODE">
            <text:p>CDATA_SECTION_NODE</text:p>
          </table:table-cell>
          <table:table-cell table:formula="of:=VLOOKUP([.A16];[HTMLDom.$A$2:.$A$1245];1;FALSE())" office:value-type="float" office:value="0">
            <text:p>#N/D</text:p>
          </table:table-cell>
          <table:table-cell table:style-name="ce5" table:formula="of:=IF(LEFT([.A1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haracterSet</text:p>
          </table:table-cell>
          <table:table-cell table:formula="of:=IF(AND(NOT(ISERROR(VLOOKUP([.A17];[IEplorer.$A$2:.$A$99];1;FALSE()))); NOT(ISERROR(VLOOKUP([.A17];[Firefox.$A$2:.$A$221];1;FALSE()))));[.A17];&quot;#N/A&quot;)" office:value-type="string" office:string-value="#N/A">
            <text:p>#N/A</text:p>
          </table:table-cell>
          <table:table-cell table:formula="of:=IF([.B17]=&quot;#N/A&quot;;      VLOOKUP([.A17];[IEplorer.$A$2:.$A$99];1;FALSE());            NA())" office:value-type="float" office:value="0">
            <text:p>#N/D</text:p>
          </table:table-cell>
          <table:table-cell table:formula="of:=IF([.B17]=&quot;#N/A&quot;;      VLOOKUP([.A17];[Firefox.$A$2:.$A$221];1;FALSE());            NA())" office:value-type="string" office:string-value="characterSet">
            <text:p>characterSet</text:p>
          </table:table-cell>
          <table:table-cell table:formula="of:=VLOOKUP([.A17];[HTMLDom.$A$2:.$A$1245];1;FALSE())" office:value-type="float" office:value="0">
            <text:p>#N/D</text:p>
          </table:table-cell>
          <table:table-cell table:style-name="ce5" table:formula="of:=IF(LEFT([.A1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harset</text:p>
          </table:table-cell>
          <table:table-cell table:formula="of:=IF(AND(NOT(ISERROR(VLOOKUP([.A18];[IEplorer.$A$2:.$A$99];1;FALSE()))); NOT(ISERROR(VLOOKUP([.A18];[Firefox.$A$2:.$A$221];1;FALSE()))));[.A18];&quot;#N/A&quot;)" office:value-type="string" office:string-value="#N/A">
            <text:p>#N/A</text:p>
          </table:table-cell>
          <table:table-cell table:formula="of:=IF([.B18]=&quot;#N/A&quot;;      VLOOKUP([.A18];[IEplorer.$A$2:.$A$99];1;FALSE());            NA())" office:value-type="float" office:value="0">
            <text:p>#N/D</text:p>
          </table:table-cell>
          <table:table-cell table:formula="of:=IF([.B18]=&quot;#N/A&quot;;      VLOOKUP([.A18];[Firefox.$A$2:.$A$221];1;FALSE());            NA())" office:value-type="string" office:string-value="charset">
            <text:p>charset</text:p>
          </table:table-cell>
          <table:table-cell table:formula="of:=VLOOKUP([.A18];[HTMLDom.$A$2:.$A$1245];1;FALSE())" office:value-type="float" office:value="0">
            <text:p>#N/D</text:p>
          </table:table-cell>
          <table:table-cell table:style-name="ce5" table:formula="of:=IF(LEFT([.A1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hildElementCount</text:p>
          </table:table-cell>
          <table:table-cell table:formula="of:=IF(AND(NOT(ISERROR(VLOOKUP([.A19];[IEplorer.$A$2:.$A$99];1;FALSE()))); NOT(ISERROR(VLOOKUP([.A19];[Firefox.$A$2:.$A$221];1;FALSE()))));[.A19];&quot;#N/A&quot;)" office:value-type="string" office:string-value="#N/A">
            <text:p>#N/A</text:p>
          </table:table-cell>
          <table:table-cell table:formula="of:=IF([.B19]=&quot;#N/A&quot;;      VLOOKUP([.A19];[IEplorer.$A$2:.$A$99];1;FALSE());            NA())" office:value-type="float" office:value="0">
            <text:p>#N/D</text:p>
          </table:table-cell>
          <table:table-cell table:formula="of:=IF([.B19]=&quot;#N/A&quot;;      VLOOKUP([.A19];[Firefox.$A$2:.$A$221];1;FALSE());            NA())" office:value-type="string" office:string-value="childElementCount">
            <text:p>childElementCount</text:p>
          </table:table-cell>
          <table:table-cell table:formula="of:=VLOOKUP([.A19];[HTMLDom.$A$2:.$A$1245];1;FALSE())" office:value-type="float" office:value="0">
            <text:p>#N/D</text:p>
          </table:table-cell>
          <table:table-cell table:style-name="ce5" table:formula="of:=IF(LEFT([.A1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hildNodes</text:p>
          </table:table-cell>
          <table:table-cell table:formula="of:=IF(AND(NOT(ISERROR(VLOOKUP([.A20];[IEplorer.$A$2:.$A$99];1;FALSE()))); NOT(ISERROR(VLOOKUP([.A20];[Firefox.$A$2:.$A$221];1;FALSE()))));[.A20];&quot;#N/A&quot;)" office:value-type="string" office:string-value="childNodes">
            <text:p>childNodes</text:p>
          </table:table-cell>
          <table:table-cell table:formula="of:=IF([.B20]=&quot;#N/A&quot;;      VLOOKUP([.A20];[IEplorer.$A$2:.$A$99];1;FALSE());            NA())" office:value-type="float" office:value="0">
            <text:p>#N/D</text:p>
          </table:table-cell>
          <table:table-cell table:formula="of:=IF([.B20]=&quot;#N/A&quot;;      VLOOKUP([.A20];[Firefox.$A$2:.$A$221];1;FALSE());            NA())" office:value-type="float" office:value="0">
            <text:p>#N/D</text:p>
          </table:table-cell>
          <table:table-cell table:formula="of:=VLOOKUP([.A20];[HTMLDom.$A$2:.$A$1245];1;FALSE())" office:value-type="float" office:value="0">
            <text:p>#N/D</text:p>
          </table:table-cell>
          <table:table-cell table:style-name="ce5" table:formula="of:=IF(LEFT([.A2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hildren</text:p>
          </table:table-cell>
          <table:table-cell table:formula="of:=IF(AND(NOT(ISERROR(VLOOKUP([.A21];[IEplorer.$A$2:.$A$99];1;FALSE()))); NOT(ISERROR(VLOOKUP([.A21];[Firefox.$A$2:.$A$221];1;FALSE()))));[.A21];&quot;#N/A&quot;)" office:value-type="string" office:string-value="#N/A">
            <text:p>#N/A</text:p>
          </table:table-cell>
          <table:table-cell table:formula="of:=IF([.B21]=&quot;#N/A&quot;;      VLOOKUP([.A21];[IEplorer.$A$2:.$A$99];1;FALSE());            NA())" office:value-type="float" office:value="0">
            <text:p>#N/D</text:p>
          </table:table-cell>
          <table:table-cell table:formula="of:=IF([.B21]=&quot;#N/A&quot;;      VLOOKUP([.A21];[Firefox.$A$2:.$A$221];1;FALSE());            NA())" office:value-type="string" office:string-value="children">
            <text:p>children</text:p>
          </table:table-cell>
          <table:table-cell table:formula="of:=VLOOKUP([.A21];[HTMLDom.$A$2:.$A$1245];1;FALSE())" office:value-type="float" office:value="0">
            <text:p>#N/D</text:p>
          </table:table-cell>
          <table:table-cell table:style-name="ce5" table:formula="of:=IF(LEFT([.A2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lear</text:p>
          </table:table-cell>
          <table:table-cell table:formula="of:=IF(AND(NOT(ISERROR(VLOOKUP([.A22];[IEplorer.$A$2:.$A$99];1;FALSE()))); NOT(ISERROR(VLOOKUP([.A22];[Firefox.$A$2:.$A$221];1;FALSE()))));[.A22];&quot;#N/A&quot;)" office:value-type="string" office:string-value="#N/A">
            <text:p>#N/A</text:p>
          </table:table-cell>
          <table:table-cell table:formula="of:=IF([.B22]=&quot;#N/A&quot;;      VLOOKUP([.A22];[IEplorer.$A$2:.$A$99];1;FALSE());            NA())" office:value-type="float" office:value="0">
            <text:p>#N/D</text:p>
          </table:table-cell>
          <table:table-cell table:formula="of:=IF([.B22]=&quot;#N/A&quot;;      VLOOKUP([.A22];[Firefox.$A$2:.$A$221];1;FALSE());            NA())" office:value-type="string" office:string-value="clear">
            <text:p>clear</text:p>
          </table:table-cell>
          <table:table-cell table:formula="of:=VLOOKUP([.A22];[HTMLDom.$A$2:.$A$1245];1;FALSE())" office:value-type="float" office:value="0">
            <text:p>#N/D</text:p>
          </table:table-cell>
          <table:table-cell table:style-name="ce5" table:formula="of:=IF(LEFT([.A2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loneNode</text:p>
          </table:table-cell>
          <table:table-cell table:formula="of:=IF(AND(NOT(ISERROR(VLOOKUP([.A23];[IEplorer.$A$2:.$A$99];1;FALSE()))); NOT(ISERROR(VLOOKUP([.A23];[Firefox.$A$2:.$A$221];1;FALSE()))));[.A23];&quot;#N/A&quot;)" office:value-type="string" office:string-value="#N/A">
            <text:p>#N/A</text:p>
          </table:table-cell>
          <table:table-cell table:formula="of:=IF([.B23]=&quot;#N/A&quot;;      VLOOKUP([.A23];[IEplorer.$A$2:.$A$99];1;FALSE());            NA())" office:value-type="float" office:value="0">
            <text:p>#N/D</text:p>
          </table:table-cell>
          <table:table-cell table:formula="of:=IF([.B23]=&quot;#N/A&quot;;      VLOOKUP([.A23];[Firefox.$A$2:.$A$221];1;FALSE());            NA())" office:value-type="string" office:string-value="cloneNode">
            <text:p>cloneNode</text:p>
          </table:table-cell>
          <table:table-cell table:formula="of:=VLOOKUP([.A23];[HTMLDom.$A$2:.$A$1245];1;FALSE())" office:value-type="float" office:value="0">
            <text:p>#N/D</text:p>
          </table:table-cell>
          <table:table-cell table:style-name="ce5" table:formula="of:=IF(LEFT([.A2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lose</text:p>
          </table:table-cell>
          <table:table-cell table:formula="of:=IF(AND(NOT(ISERROR(VLOOKUP([.A24];[IEplorer.$A$2:.$A$99];1;FALSE()))); NOT(ISERROR(VLOOKUP([.A24];[Firefox.$A$2:.$A$221];1;FALSE()))));[.A24];&quot;#N/A&quot;)" office:value-type="string" office:string-value="#N/A">
            <text:p>#N/A</text:p>
          </table:table-cell>
          <table:table-cell table:formula="of:=IF([.B24]=&quot;#N/A&quot;;      VLOOKUP([.A24];[IEplorer.$A$2:.$A$99];1;FALSE());            NA())" office:value-type="float" office:value="0">
            <text:p>#N/D</text:p>
          </table:table-cell>
          <table:table-cell table:formula="of:=IF([.B24]=&quot;#N/A&quot;;      VLOOKUP([.A24];[Firefox.$A$2:.$A$221];1;FALSE());            NA())" office:value-type="string" office:string-value="close">
            <text:p>close</text:p>
          </table:table-cell>
          <table:table-cell table:formula="of:=VLOOKUP([.A24];[HTMLDom.$A$2:.$A$1245];1;FALSE())" office:value-type="float" office:value="0">
            <text:p>#N/D</text:p>
          </table:table-cell>
          <table:table-cell table:style-name="ce5" table:formula="of:=IF(LEFT([.A2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OMMENT_NODE</text:p>
          </table:table-cell>
          <table:table-cell table:formula="of:=IF(AND(NOT(ISERROR(VLOOKUP([.A25];[IEplorer.$A$2:.$A$99];1;FALSE()))); NOT(ISERROR(VLOOKUP([.A25];[Firefox.$A$2:.$A$221];1;FALSE()))));[.A25];&quot;#N/A&quot;)" office:value-type="string" office:string-value="#N/A">
            <text:p>#N/A</text:p>
          </table:table-cell>
          <table:table-cell table:formula="of:=IF([.B25]=&quot;#N/A&quot;;      VLOOKUP([.A25];[IEplorer.$A$2:.$A$99];1;FALSE());            NA())" office:value-type="float" office:value="0">
            <text:p>#N/D</text:p>
          </table:table-cell>
          <table:table-cell table:formula="of:=IF([.B25]=&quot;#N/A&quot;;      VLOOKUP([.A25];[Firefox.$A$2:.$A$221];1;FALSE());            NA())" office:value-type="string" office:string-value="COMMENT_NODE">
            <text:p>COMMENT_NODE</text:p>
          </table:table-cell>
          <table:table-cell table:formula="of:=VLOOKUP([.A25];[HTMLDom.$A$2:.$A$1245];1;FALSE())" office:value-type="float" office:value="0">
            <text:p>#N/D</text:p>
          </table:table-cell>
          <table:table-cell table:style-name="ce5" table:formula="of:=IF(LEFT([.A2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ompareDocumentPosition</text:p>
          </table:table-cell>
          <table:table-cell table:formula="of:=IF(AND(NOT(ISERROR(VLOOKUP([.A26];[IEplorer.$A$2:.$A$99];1;FALSE()))); NOT(ISERROR(VLOOKUP([.A26];[Firefox.$A$2:.$A$221];1;FALSE()))));[.A26];&quot;#N/A&quot;)" office:value-type="string" office:string-value="#N/A">
            <text:p>#N/A</text:p>
          </table:table-cell>
          <table:table-cell table:formula="of:=IF([.B26]=&quot;#N/A&quot;;      VLOOKUP([.A26];[IEplorer.$A$2:.$A$99];1;FALSE());            NA())" office:value-type="float" office:value="0">
            <text:p>#N/D</text:p>
          </table:table-cell>
          <table:table-cell table:formula="of:=IF([.B26]=&quot;#N/A&quot;;      VLOOKUP([.A26];[Firefox.$A$2:.$A$221];1;FALSE());            NA())" office:value-type="string" office:string-value="compareDocumentPosition">
            <text:p>compareDocumentPosition</text:p>
          </table:table-cell>
          <table:table-cell table:formula="of:=VLOOKUP([.A26];[HTMLDom.$A$2:.$A$1245];1;FALSE())" office:value-type="float" office:value="0">
            <text:p>#N/D</text:p>
          </table:table-cell>
          <table:table-cell table:style-name="ce5" table:formula="of:=IF(LEFT([.A2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ompatible</text:p>
          </table:table-cell>
          <table:table-cell table:formula="of:=IF(AND(NOT(ISERROR(VLOOKUP([.A27];[IEplorer.$A$2:.$A$99];1;FALSE()))); NOT(ISERROR(VLOOKUP([.A27];[Firefox.$A$2:.$A$221];1;FALSE()))));[.A27];&quot;#N/A&quot;)" office:value-type="string" office:string-value="#N/A">
            <text:p>#N/A</text:p>
          </table:table-cell>
          <table:table-cell table:formula="of:=IF([.B27]=&quot;#N/A&quot;;      VLOOKUP([.A27];[IEplorer.$A$2:.$A$99];1;FALSE());            NA())" office:value-type="string" office:string-value="compatible">
            <text:p>compatible</text:p>
          </table:table-cell>
          <table:table-cell table:formula="of:=IF([.B27]=&quot;#N/A&quot;;      VLOOKUP([.A27];[Firefox.$A$2:.$A$221];1;FALSE());            NA())" office:value-type="float" office:value="0">
            <text:p>#N/D</text:p>
          </table:table-cell>
          <table:table-cell table:formula="of:=VLOOKUP([.A27];[HTMLDom.$A$2:.$A$1245];1;FALSE())" office:value-type="float" office:value="0">
            <text:p>#N/D</text:p>
          </table:table-cell>
          <table:table-cell table:style-name="ce5" table:formula="of:=IF(LEFT([.A2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mpatMode</text:p>
          </table:table-cell>
          <table:table-cell table:formula="of:=IF(AND(NOT(ISERROR(VLOOKUP([.A28];[IEplorer.$A$2:.$A$99];1;FALSE()))); NOT(ISERROR(VLOOKUP([.A28];[Firefox.$A$2:.$A$221];1;FALSE()))));[.A28];&quot;#N/A&quot;)" office:value-type="string" office:string-value="compatMode">
            <text:p>compatMode</text:p>
          </table:table-cell>
          <table:table-cell table:formula="of:=IF([.B28]=&quot;#N/A&quot;;      VLOOKUP([.A28];[IEplorer.$A$2:.$A$99];1;FALSE());            NA())" office:value-type="float" office:value="0">
            <text:p>#N/D</text:p>
          </table:table-cell>
          <table:table-cell table:formula="of:=IF([.B28]=&quot;#N/A&quot;;      VLOOKUP([.A28];[Firefox.$A$2:.$A$221];1;FALSE());            NA())" office:value-type="float" office:value="0">
            <text:p>#N/D</text:p>
          </table:table-cell>
          <table:table-cell table:formula="of:=VLOOKUP([.A28];[HTMLDom.$A$2:.$A$1245];1;FALSE())" office:value-type="float" office:value="0">
            <text:p>#N/D</text:p>
          </table:table-cell>
          <table:table-cell table:style-name="ce5" table:formula="of:=IF(LEFT([.A2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ontains</text:p>
          </table:table-cell>
          <table:table-cell table:formula="of:=IF(AND(NOT(ISERROR(VLOOKUP([.A29];[IEplorer.$A$2:.$A$99];1;FALSE()))); NOT(ISERROR(VLOOKUP([.A29];[Firefox.$A$2:.$A$221];1;FALSE()))));[.A29];&quot;#N/A&quot;)" office:value-type="string" office:string-value="#N/A">
            <text:p>#N/A</text:p>
          </table:table-cell>
          <table:table-cell table:formula="of:=IF([.B29]=&quot;#N/A&quot;;      VLOOKUP([.A29];[IEplorer.$A$2:.$A$99];1;FALSE());            NA())" office:value-type="float" office:value="0">
            <text:p>#N/D</text:p>
          </table:table-cell>
          <table:table-cell table:formula="of:=IF([.B29]=&quot;#N/A&quot;;      VLOOKUP([.A29];[Firefox.$A$2:.$A$221];1;FALSE());            NA())" office:value-type="string" office:string-value="contains">
            <text:p>contains</text:p>
          </table:table-cell>
          <table:table-cell table:formula="of:=VLOOKUP([.A29];[HTMLDom.$A$2:.$A$1245];1;FALSE())" office:value-type="float" office:value="0">
            <text:p>#N/D</text:p>
          </table:table-cell>
          <table:table-cell table:style-name="ce5" table:formula="of:=IF(LEFT([.A2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ontentType</text:p>
          </table:table-cell>
          <table:table-cell table:formula="of:=IF(AND(NOT(ISERROR(VLOOKUP([.A30];[IEplorer.$A$2:.$A$99];1;FALSE()))); NOT(ISERROR(VLOOKUP([.A30];[Firefox.$A$2:.$A$221];1;FALSE()))));[.A30];&quot;#N/A&quot;)" office:value-type="string" office:string-value="#N/A">
            <text:p>#N/A</text:p>
          </table:table-cell>
          <table:table-cell table:formula="of:=IF([.B30]=&quot;#N/A&quot;;      VLOOKUP([.A30];[IEplorer.$A$2:.$A$99];1;FALSE());            NA())" office:value-type="float" office:value="0">
            <text:p>#N/D</text:p>
          </table:table-cell>
          <table:table-cell table:formula="of:=IF([.B30]=&quot;#N/A&quot;;      VLOOKUP([.A30];[Firefox.$A$2:.$A$221];1;FALSE());            NA())" office:value-type="string" office:string-value="contentType">
            <text:p>contentType</text:p>
          </table:table-cell>
          <table:table-cell table:formula="of:=VLOOKUP([.A30];[HTMLDom.$A$2:.$A$1245];1;FALSE())" office:value-type="float" office:value="0">
            <text:p>#N/D</text:p>
          </table:table-cell>
          <table:table-cell table:style-name="ce5" table:formula="of:=IF(LEFT([.A3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okie</text:p>
          </table:table-cell>
          <table:table-cell table:formula="of:=IF(AND(NOT(ISERROR(VLOOKUP([.A31];[IEplorer.$A$2:.$A$99];1;FALSE()))); NOT(ISERROR(VLOOKUP([.A31];[Firefox.$A$2:.$A$221];1;FALSE()))));[.A31];&quot;#N/A&quot;)" office:value-type="string" office:string-value="cookie">
            <text:p>cookie</text:p>
          </table:table-cell>
          <table:table-cell table:formula="of:=IF([.B31]=&quot;#N/A&quot;;      VLOOKUP([.A31];[IEplorer.$A$2:.$A$99];1;FALSE());            NA())" office:value-type="float" office:value="0">
            <text:p>#N/D</text:p>
          </table:table-cell>
          <table:table-cell table:formula="of:=IF([.B31]=&quot;#N/A&quot;;      VLOOKUP([.A31];[Firefox.$A$2:.$A$221];1;FALSE());            NA())" office:value-type="float" office:value="0">
            <text:p>#N/D</text:p>
          </table:table-cell>
          <table:table-cell table:formula="of:=VLOOKUP([.A31];[HTMLDom.$A$2:.$A$1245];1;FALSE())" office:value-type="float" office:value="0">
            <text:p>#N/D</text:p>
          </table:table-cell>
          <table:table-cell table:style-name="ce5" table:formula="of:=IF(LEFT([.A3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Attribute</text:p>
          </table:table-cell>
          <table:table-cell table:formula="of:=IF(AND(NOT(ISERROR(VLOOKUP([.A32];[IEplorer.$A$2:.$A$99];1;FALSE()))); NOT(ISERROR(VLOOKUP([.A32];[Firefox.$A$2:.$A$221];1;FALSE()))));[.A32];&quot;#N/A&quot;)" office:value-type="string" office:string-value="#N/A">
            <text:p>#N/A</text:p>
          </table:table-cell>
          <table:table-cell table:formula="of:=IF([.B32]=&quot;#N/A&quot;;      VLOOKUP([.A32];[IEplorer.$A$2:.$A$99];1;FALSE());            NA())" office:value-type="float" office:value="0">
            <text:p>#N/D</text:p>
          </table:table-cell>
          <table:table-cell table:formula="of:=IF([.B32]=&quot;#N/A&quot;;      VLOOKUP([.A32];[Firefox.$A$2:.$A$221];1;FALSE());            NA())" office:value-type="string" office:string-value="createAttribute">
            <text:p>createAttribute</text:p>
          </table:table-cell>
          <table:table-cell table:formula="of:=VLOOKUP([.A32];[HTMLDom.$A$2:.$A$1245];1;FALSE())" office:value-type="float" office:value="0">
            <text:p>#N/D</text:p>
          </table:table-cell>
          <table:table-cell table:style-name="ce5" table:formula="of:=IF(LEFT([.A3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AttributeNS</text:p>
          </table:table-cell>
          <table:table-cell table:formula="of:=IF(AND(NOT(ISERROR(VLOOKUP([.A33];[IEplorer.$A$2:.$A$99];1;FALSE()))); NOT(ISERROR(VLOOKUP([.A33];[Firefox.$A$2:.$A$221];1;FALSE()))));[.A33];&quot;#N/A&quot;)" office:value-type="string" office:string-value="#N/A">
            <text:p>#N/A</text:p>
          </table:table-cell>
          <table:table-cell table:formula="of:=IF([.B33]=&quot;#N/A&quot;;      VLOOKUP([.A33];[IEplorer.$A$2:.$A$99];1;FALSE());            NA())" office:value-type="float" office:value="0">
            <text:p>#N/D</text:p>
          </table:table-cell>
          <table:table-cell table:formula="of:=IF([.B33]=&quot;#N/A&quot;;      VLOOKUP([.A33];[Firefox.$A$2:.$A$221];1;FALSE());            NA())" office:value-type="string" office:string-value="createAttributeNS">
            <text:p>createAttributeNS</text:p>
          </table:table-cell>
          <table:table-cell table:formula="of:=VLOOKUP([.A33];[HTMLDom.$A$2:.$A$1245];1;FALSE())" office:value-type="float" office:value="0">
            <text:p>#N/D</text:p>
          </table:table-cell>
          <table:table-cell table:style-name="ce5" table:formula="of:=IF(LEFT([.A3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CDATASection</text:p>
          </table:table-cell>
          <table:table-cell table:formula="of:=IF(AND(NOT(ISERROR(VLOOKUP([.A34];[IEplorer.$A$2:.$A$99];1;FALSE()))); NOT(ISERROR(VLOOKUP([.A34];[Firefox.$A$2:.$A$221];1;FALSE()))));[.A34];&quot;#N/A&quot;)" office:value-type="string" office:string-value="#N/A">
            <text:p>#N/A</text:p>
          </table:table-cell>
          <table:table-cell table:formula="of:=IF([.B34]=&quot;#N/A&quot;;      VLOOKUP([.A34];[IEplorer.$A$2:.$A$99];1;FALSE());            NA())" office:value-type="float" office:value="0">
            <text:p>#N/D</text:p>
          </table:table-cell>
          <table:table-cell table:formula="of:=IF([.B34]=&quot;#N/A&quot;;      VLOOKUP([.A34];[Firefox.$A$2:.$A$221];1;FALSE());            NA())" office:value-type="string" office:string-value="createCDATASection">
            <text:p>createCDATASection</text:p>
          </table:table-cell>
          <table:table-cell table:formula="of:=VLOOKUP([.A34];[HTMLDom.$A$2:.$A$1245];1;FALSE())" office:value-type="float" office:value="0">
            <text:p>#N/D</text:p>
          </table:table-cell>
          <table:table-cell table:style-name="ce5" table:formula="of:=IF(LEFT([.A3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Comment</text:p>
          </table:table-cell>
          <table:table-cell table:formula="of:=IF(AND(NOT(ISERROR(VLOOKUP([.A35];[IEplorer.$A$2:.$A$99];1;FALSE()))); NOT(ISERROR(VLOOKUP([.A35];[Firefox.$A$2:.$A$221];1;FALSE()))));[.A35];&quot;#N/A&quot;)" office:value-type="string" office:string-value="#N/A">
            <text:p>#N/A</text:p>
          </table:table-cell>
          <table:table-cell table:formula="of:=IF([.B35]=&quot;#N/A&quot;;      VLOOKUP([.A35];[IEplorer.$A$2:.$A$99];1;FALSE());            NA())" office:value-type="float" office:value="0">
            <text:p>#N/D</text:p>
          </table:table-cell>
          <table:table-cell table:formula="of:=IF([.B35]=&quot;#N/A&quot;;      VLOOKUP([.A35];[Firefox.$A$2:.$A$221];1;FALSE());            NA())" office:value-type="string" office:string-value="createComment">
            <text:p>createComment</text:p>
          </table:table-cell>
          <table:table-cell table:formula="of:=VLOOKUP([.A35];[HTMLDom.$A$2:.$A$1245];1;FALSE())" office:value-type="float" office:value="0">
            <text:p>#N/D</text:p>
          </table:table-cell>
          <table:table-cell table:style-name="ce5" table:formula="of:=IF(LEFT([.A3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DocumentFragment</text:p>
          </table:table-cell>
          <table:table-cell table:formula="of:=IF(AND(NOT(ISERROR(VLOOKUP([.A36];[IEplorer.$A$2:.$A$99];1;FALSE()))); NOT(ISERROR(VLOOKUP([.A36];[Firefox.$A$2:.$A$221];1;FALSE()))));[.A36];&quot;#N/A&quot;)" office:value-type="string" office:string-value="#N/A">
            <text:p>#N/A</text:p>
          </table:table-cell>
          <table:table-cell table:formula="of:=IF([.B36]=&quot;#N/A&quot;;      VLOOKUP([.A36];[IEplorer.$A$2:.$A$99];1;FALSE());            NA())" office:value-type="float" office:value="0">
            <text:p>#N/D</text:p>
          </table:table-cell>
          <table:table-cell table:formula="of:=IF([.B36]=&quot;#N/A&quot;;      VLOOKUP([.A36];[Firefox.$A$2:.$A$221];1;FALSE());            NA())" office:value-type="string" office:string-value="createDocumentFragment">
            <text:p>createDocumentFragment</text:p>
          </table:table-cell>
          <table:table-cell table:formula="of:=VLOOKUP([.A36];[HTMLDom.$A$2:.$A$1245];1;FALSE())" office:value-type="float" office:value="0">
            <text:p>#N/D</text:p>
          </table:table-cell>
          <table:table-cell table:style-name="ce5" table:formula="of:=IF(LEFT([.A3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Element</text:p>
          </table:table-cell>
          <table:table-cell table:formula="of:=IF(AND(NOT(ISERROR(VLOOKUP([.A37];[IEplorer.$A$2:.$A$99];1;FALSE()))); NOT(ISERROR(VLOOKUP([.A37];[Firefox.$A$2:.$A$221];1;FALSE()))));[.A37];&quot;#N/A&quot;)" office:value-type="string" office:string-value="#N/A">
            <text:p>#N/A</text:p>
          </table:table-cell>
          <table:table-cell table:formula="of:=IF([.B37]=&quot;#N/A&quot;;      VLOOKUP([.A37];[IEplorer.$A$2:.$A$99];1;FALSE());            NA())" office:value-type="float" office:value="0">
            <text:p>#N/D</text:p>
          </table:table-cell>
          <table:table-cell table:formula="of:=IF([.B37]=&quot;#N/A&quot;;      VLOOKUP([.A37];[Firefox.$A$2:.$A$221];1;FALSE());            NA())" office:value-type="string" office:string-value="createElement">
            <text:p>createElement</text:p>
          </table:table-cell>
          <table:table-cell table:formula="of:=VLOOKUP([.A37];[HTMLDom.$A$2:.$A$1245];1;FALSE())" office:value-type="float" office:value="0">
            <text:p>#N/D</text:p>
          </table:table-cell>
          <table:table-cell table:style-name="ce5" table:formula="of:=IF(LEFT([.A3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ElementNS</text:p>
          </table:table-cell>
          <table:table-cell table:formula="of:=IF(AND(NOT(ISERROR(VLOOKUP([.A38];[IEplorer.$A$2:.$A$99];1;FALSE()))); NOT(ISERROR(VLOOKUP([.A38];[Firefox.$A$2:.$A$221];1;FALSE()))));[.A38];&quot;#N/A&quot;)" office:value-type="string" office:string-value="#N/A">
            <text:p>#N/A</text:p>
          </table:table-cell>
          <table:table-cell table:formula="of:=IF([.B38]=&quot;#N/A&quot;;      VLOOKUP([.A38];[IEplorer.$A$2:.$A$99];1;FALSE());            NA())" office:value-type="float" office:value="0">
            <text:p>#N/D</text:p>
          </table:table-cell>
          <table:table-cell table:formula="of:=IF([.B38]=&quot;#N/A&quot;;      VLOOKUP([.A38];[Firefox.$A$2:.$A$221];1;FALSE());            NA())" office:value-type="string" office:string-value="createElementNS">
            <text:p>createElementNS</text:p>
          </table:table-cell>
          <table:table-cell table:formula="of:=VLOOKUP([.A38];[HTMLDom.$A$2:.$A$1245];1;FALSE())" office:value-type="float" office:value="0">
            <text:p>#N/D</text:p>
          </table:table-cell>
          <table:table-cell table:style-name="ce5" table:formula="of:=IF(LEFT([.A3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Event</text:p>
          </table:table-cell>
          <table:table-cell table:formula="of:=IF(AND(NOT(ISERROR(VLOOKUP([.A39];[IEplorer.$A$2:.$A$99];1;FALSE()))); NOT(ISERROR(VLOOKUP([.A39];[Firefox.$A$2:.$A$221];1;FALSE()))));[.A39];&quot;#N/A&quot;)" office:value-type="string" office:string-value="#N/A">
            <text:p>#N/A</text:p>
          </table:table-cell>
          <table:table-cell table:formula="of:=IF([.B39]=&quot;#N/A&quot;;      VLOOKUP([.A39];[IEplorer.$A$2:.$A$99];1;FALSE());            NA())" office:value-type="float" office:value="0">
            <text:p>#N/D</text:p>
          </table:table-cell>
          <table:table-cell table:formula="of:=IF([.B39]=&quot;#N/A&quot;;      VLOOKUP([.A39];[Firefox.$A$2:.$A$221];1;FALSE());            NA())" office:value-type="string" office:string-value="createEvent">
            <text:p>createEvent</text:p>
          </table:table-cell>
          <table:table-cell table:formula="of:=VLOOKUP([.A39];[HTMLDom.$A$2:.$A$1245];1;FALSE())" office:value-type="float" office:value="0">
            <text:p>#N/D</text:p>
          </table:table-cell>
          <table:table-cell table:style-name="ce5" table:formula="of:=IF(LEFT([.A3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Expression</text:p>
          </table:table-cell>
          <table:table-cell table:formula="of:=IF(AND(NOT(ISERROR(VLOOKUP([.A40];[IEplorer.$A$2:.$A$99];1;FALSE()))); NOT(ISERROR(VLOOKUP([.A40];[Firefox.$A$2:.$A$221];1;FALSE()))));[.A40];&quot;#N/A&quot;)" office:value-type="string" office:string-value="#N/A">
            <text:p>#N/A</text:p>
          </table:table-cell>
          <table:table-cell table:formula="of:=IF([.B40]=&quot;#N/A&quot;;      VLOOKUP([.A40];[IEplorer.$A$2:.$A$99];1;FALSE());            NA())" office:value-type="float" office:value="0">
            <text:p>#N/D</text:p>
          </table:table-cell>
          <table:table-cell table:formula="of:=IF([.B40]=&quot;#N/A&quot;;      VLOOKUP([.A40];[Firefox.$A$2:.$A$221];1;FALSE());            NA())" office:value-type="string" office:string-value="createExpression">
            <text:p>createExpression</text:p>
          </table:table-cell>
          <table:table-cell table:formula="of:=VLOOKUP([.A40];[HTMLDom.$A$2:.$A$1245];1;FALSE())" office:value-type="float" office:value="0">
            <text:p>#N/D</text:p>
          </table:table-cell>
          <table:table-cell table:style-name="ce5" table:formula="of:=IF(LEFT([.A4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NodeIterator</text:p>
          </table:table-cell>
          <table:table-cell table:formula="of:=IF(AND(NOT(ISERROR(VLOOKUP([.A41];[IEplorer.$A$2:.$A$99];1;FALSE()))); NOT(ISERROR(VLOOKUP([.A41];[Firefox.$A$2:.$A$221];1;FALSE()))));[.A41];&quot;#N/A&quot;)" office:value-type="string" office:string-value="#N/A">
            <text:p>#N/A</text:p>
          </table:table-cell>
          <table:table-cell table:formula="of:=IF([.B41]=&quot;#N/A&quot;;      VLOOKUP([.A41];[IEplorer.$A$2:.$A$99];1;FALSE());            NA())" office:value-type="float" office:value="0">
            <text:p>#N/D</text:p>
          </table:table-cell>
          <table:table-cell table:formula="of:=IF([.B41]=&quot;#N/A&quot;;      VLOOKUP([.A41];[Firefox.$A$2:.$A$221];1;FALSE());            NA())" office:value-type="string" office:string-value="createNodeIterator">
            <text:p>createNodeIterator</text:p>
          </table:table-cell>
          <table:table-cell table:formula="of:=VLOOKUP([.A41];[HTMLDom.$A$2:.$A$1245];1;FALSE())" office:value-type="float" office:value="0">
            <text:p>#N/D</text:p>
          </table:table-cell>
          <table:table-cell table:style-name="ce5" table:formula="of:=IF(LEFT([.A4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NSResolver</text:p>
          </table:table-cell>
          <table:table-cell table:formula="of:=IF(AND(NOT(ISERROR(VLOOKUP([.A42];[IEplorer.$A$2:.$A$99];1;FALSE()))); NOT(ISERROR(VLOOKUP([.A42];[Firefox.$A$2:.$A$221];1;FALSE()))));[.A42];&quot;#N/A&quot;)" office:value-type="string" office:string-value="#N/A">
            <text:p>#N/A</text:p>
          </table:table-cell>
          <table:table-cell table:formula="of:=IF([.B42]=&quot;#N/A&quot;;      VLOOKUP([.A42];[IEplorer.$A$2:.$A$99];1;FALSE());            NA())" office:value-type="float" office:value="0">
            <text:p>#N/D</text:p>
          </table:table-cell>
          <table:table-cell table:formula="of:=IF([.B42]=&quot;#N/A&quot;;      VLOOKUP([.A42];[Firefox.$A$2:.$A$221];1;FALSE());            NA())" office:value-type="string" office:string-value="createNSResolver">
            <text:p>createNSResolver</text:p>
          </table:table-cell>
          <table:table-cell table:formula="of:=VLOOKUP([.A42];[HTMLDom.$A$2:.$A$1245];1;FALSE())" office:value-type="float" office:value="0">
            <text:p>#N/D</text:p>
          </table:table-cell>
          <table:table-cell table:style-name="ce5" table:formula="of:=IF(LEFT([.A4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ProcessingInstruction</text:p>
          </table:table-cell>
          <table:table-cell table:formula="of:=IF(AND(NOT(ISERROR(VLOOKUP([.A43];[IEplorer.$A$2:.$A$99];1;FALSE()))); NOT(ISERROR(VLOOKUP([.A43];[Firefox.$A$2:.$A$221];1;FALSE()))));[.A43];&quot;#N/A&quot;)" office:value-type="string" office:string-value="#N/A">
            <text:p>#N/A</text:p>
          </table:table-cell>
          <table:table-cell table:formula="of:=IF([.B43]=&quot;#N/A&quot;;      VLOOKUP([.A43];[IEplorer.$A$2:.$A$99];1;FALSE());            NA())" office:value-type="float" office:value="0">
            <text:p>#N/D</text:p>
          </table:table-cell>
          <table:table-cell table:formula="of:=IF([.B43]=&quot;#N/A&quot;;      VLOOKUP([.A43];[Firefox.$A$2:.$A$221];1;FALSE());            NA())" office:value-type="string" office:string-value="createProcessingInstruction">
            <text:p>createProcessingInstruction</text:p>
          </table:table-cell>
          <table:table-cell table:formula="of:=VLOOKUP([.A43];[HTMLDom.$A$2:.$A$1245];1;FALSE())" office:value-type="float" office:value="0">
            <text:p>#N/D</text:p>
          </table:table-cell>
          <table:table-cell table:style-name="ce5" table:formula="of:=IF(LEFT([.A4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Range</text:p>
          </table:table-cell>
          <table:table-cell table:formula="of:=IF(AND(NOT(ISERROR(VLOOKUP([.A44];[IEplorer.$A$2:.$A$99];1;FALSE()))); NOT(ISERROR(VLOOKUP([.A44];[Firefox.$A$2:.$A$221];1;FALSE()))));[.A44];&quot;#N/A&quot;)" office:value-type="string" office:string-value="#N/A">
            <text:p>#N/A</text:p>
          </table:table-cell>
          <table:table-cell table:formula="of:=IF([.B44]=&quot;#N/A&quot;;      VLOOKUP([.A44];[IEplorer.$A$2:.$A$99];1;FALSE());            NA())" office:value-type="float" office:value="0">
            <text:p>#N/D</text:p>
          </table:table-cell>
          <table:table-cell table:formula="of:=IF([.B44]=&quot;#N/A&quot;;      VLOOKUP([.A44];[Firefox.$A$2:.$A$221];1;FALSE());            NA())" office:value-type="string" office:string-value="createRange">
            <text:p>createRange</text:p>
          </table:table-cell>
          <table:table-cell table:formula="of:=VLOOKUP([.A44];[HTMLDom.$A$2:.$A$1245];1;FALSE())" office:value-type="float" office:value="0">
            <text:p>#N/D</text:p>
          </table:table-cell>
          <table:table-cell table:style-name="ce5" table:formula="of:=IF(LEFT([.A4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TextNode</text:p>
          </table:table-cell>
          <table:table-cell table:formula="of:=IF(AND(NOT(ISERROR(VLOOKUP([.A45];[IEplorer.$A$2:.$A$99];1;FALSE()))); NOT(ISERROR(VLOOKUP([.A45];[Firefox.$A$2:.$A$221];1;FALSE()))));[.A45];&quot;#N/A&quot;)" office:value-type="string" office:string-value="#N/A">
            <text:p>#N/A</text:p>
          </table:table-cell>
          <table:table-cell table:formula="of:=IF([.B45]=&quot;#N/A&quot;;      VLOOKUP([.A45];[IEplorer.$A$2:.$A$99];1;FALSE());            NA())" office:value-type="float" office:value="0">
            <text:p>#N/D</text:p>
          </table:table-cell>
          <table:table-cell table:formula="of:=IF([.B45]=&quot;#N/A&quot;;      VLOOKUP([.A45];[Firefox.$A$2:.$A$221];1;FALSE());            NA())" office:value-type="string" office:string-value="createTextNode">
            <text:p>createTextNode</text:p>
          </table:table-cell>
          <table:table-cell table:formula="of:=VLOOKUP([.A45];[HTMLDom.$A$2:.$A$1245];1;FALSE())" office:value-type="float" office:value="0">
            <text:p>#N/D</text:p>
          </table:table-cell>
          <table:table-cell table:style-name="ce5" table:formula="of:=IF(LEFT([.A4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reateTreeWalker</text:p>
          </table:table-cell>
          <table:table-cell table:formula="of:=IF(AND(NOT(ISERROR(VLOOKUP([.A46];[IEplorer.$A$2:.$A$99];1;FALSE()))); NOT(ISERROR(VLOOKUP([.A46];[Firefox.$A$2:.$A$221];1;FALSE()))));[.A46];&quot;#N/A&quot;)" office:value-type="string" office:string-value="#N/A">
            <text:p>#N/A</text:p>
          </table:table-cell>
          <table:table-cell table:formula="of:=IF([.B46]=&quot;#N/A&quot;;      VLOOKUP([.A46];[IEplorer.$A$2:.$A$99];1;FALSE());            NA())" office:value-type="float" office:value="0">
            <text:p>#N/D</text:p>
          </table:table-cell>
          <table:table-cell table:formula="of:=IF([.B46]=&quot;#N/A&quot;;      VLOOKUP([.A46];[Firefox.$A$2:.$A$221];1;FALSE());            NA())" office:value-type="string" office:string-value="createTreeWalker">
            <text:p>createTreeWalker</text:p>
          </table:table-cell>
          <table:table-cell table:formula="of:=VLOOKUP([.A46];[HTMLDom.$A$2:.$A$1245];1;FALSE())" office:value-type="float" office:value="0">
            <text:p>#N/D</text:p>
          </table:table-cell>
          <table:table-cell table:style-name="ce5" table:formula="of:=IF(LEFT([.A4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urrentScript</text:p>
          </table:table-cell>
          <table:table-cell table:formula="of:=IF(AND(NOT(ISERROR(VLOOKUP([.A47];[IEplorer.$A$2:.$A$99];1;FALSE()))); NOT(ISERROR(VLOOKUP([.A47];[Firefox.$A$2:.$A$221];1;FALSE()))));[.A47];&quot;#N/A&quot;)" office:value-type="string" office:string-value="#N/A">
            <text:p>#N/A</text:p>
          </table:table-cell>
          <table:table-cell table:formula="of:=IF([.B47]=&quot;#N/A&quot;;      VLOOKUP([.A47];[IEplorer.$A$2:.$A$99];1;FALSE());            NA())" office:value-type="float" office:value="0">
            <text:p>#N/D</text:p>
          </table:table-cell>
          <table:table-cell table:formula="of:=IF([.B47]=&quot;#N/A&quot;;      VLOOKUP([.A47];[Firefox.$A$2:.$A$221];1;FALSE());            NA())" office:value-type="string" office:string-value="currentScript">
            <text:p>currentScript</text:p>
          </table:table-cell>
          <table:table-cell table:formula="of:=VLOOKUP([.A47];[HTMLDom.$A$2:.$A$1245];1;FALSE())" office:value-type="float" office:value="0">
            <text:p>#N/D</text:p>
          </table:table-cell>
          <table:table-cell table:style-name="ce5" table:formula="of:=IF(LEFT([.A4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efaultCharset</text:p>
          </table:table-cell>
          <table:table-cell table:formula="of:=IF(AND(NOT(ISERROR(VLOOKUP([.A48];[IEplorer.$A$2:.$A$99];1;FALSE()))); NOT(ISERROR(VLOOKUP([.A48];[Firefox.$A$2:.$A$221];1;FALSE()))));[.A48];&quot;#N/A&quot;)" office:value-type="string" office:string-value="#N/A">
            <text:p>#N/A</text:p>
          </table:table-cell>
          <table:table-cell table:formula="of:=IF([.B48]=&quot;#N/A&quot;;      VLOOKUP([.A48];[IEplorer.$A$2:.$A$99];1;FALSE());            NA())" office:value-type="string" office:string-value="defaultCharset">
            <text:p>defaultCharset</text:p>
          </table:table-cell>
          <table:table-cell table:formula="of:=IF([.B48]=&quot;#N/A&quot;;      VLOOKUP([.A48];[Firefox.$A$2:.$A$221];1;FALSE());            NA())" office:value-type="float" office:value="0">
            <text:p>#N/D</text:p>
          </table:table-cell>
          <table:table-cell table:formula="of:=VLOOKUP([.A48];[HTMLDom.$A$2:.$A$1245];1;FALSE())" office:value-type="float" office:value="0">
            <text:p>#N/D</text:p>
          </table:table-cell>
          <table:table-cell table:style-name="ce5" table:formula="of:=IF(LEFT([.A4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efaultView</text:p>
          </table:table-cell>
          <table:table-cell table:formula="of:=IF(AND(NOT(ISERROR(VLOOKUP([.A49];[IEplorer.$A$2:.$A$99];1;FALSE()))); NOT(ISERROR(VLOOKUP([.A49];[Firefox.$A$2:.$A$221];1;FALSE()))));[.A49];&quot;#N/A&quot;)" office:value-type="string" office:string-value="#N/A">
            <text:p>#N/A</text:p>
          </table:table-cell>
          <table:table-cell table:formula="of:=IF([.B49]=&quot;#N/A&quot;;      VLOOKUP([.A49];[IEplorer.$A$2:.$A$99];1;FALSE());            NA())" office:value-type="float" office:value="0">
            <text:p>#N/D</text:p>
          </table:table-cell>
          <table:table-cell table:formula="of:=IF([.B49]=&quot;#N/A&quot;;      VLOOKUP([.A49];[Firefox.$A$2:.$A$221];1;FALSE());            NA())" office:value-type="string" office:string-value="defaultView">
            <text:p>defaultView</text:p>
          </table:table-cell>
          <table:table-cell table:formula="of:=VLOOKUP([.A49];[HTMLDom.$A$2:.$A$1245];1;FALSE())" office:value-type="float" office:value="0">
            <text:p>#N/D</text:p>
          </table:table-cell>
          <table:table-cell table:style-name="ce5" table:formula="of:=IF(LEFT([.A4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esignMode</text:p>
          </table:table-cell>
          <table:table-cell table:formula="of:=IF(AND(NOT(ISERROR(VLOOKUP([.A50];[IEplorer.$A$2:.$A$99];1;FALSE()))); NOT(ISERROR(VLOOKUP([.A50];[Firefox.$A$2:.$A$221];1;FALSE()))));[.A50];&quot;#N/A&quot;)" office:value-type="string" office:string-value="#N/A">
            <text:p>#N/A</text:p>
          </table:table-cell>
          <table:table-cell table:formula="of:=IF([.B50]=&quot;#N/A&quot;;      VLOOKUP([.A50];[IEplorer.$A$2:.$A$99];1;FALSE());            NA())" office:value-type="float" office:value="0">
            <text:p>#N/D</text:p>
          </table:table-cell>
          <table:table-cell table:formula="of:=IF([.B50]=&quot;#N/A&quot;;      VLOOKUP([.A50];[Firefox.$A$2:.$A$221];1;FALSE());            NA())" office:value-type="string" office:string-value="designMode">
            <text:p>designMode</text:p>
          </table:table-cell>
          <table:table-cell table:formula="of:=VLOOKUP([.A50];[HTMLDom.$A$2:.$A$1245];1;FALSE())" office:value-type="float" office:value="0">
            <text:p>#N/D</text:p>
          </table:table-cell>
          <table:table-cell table:style-name="ce5" table:formula="of:=IF(LEFT([.A5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ir</text:p>
          </table:table-cell>
          <table:table-cell table:formula="of:=IF(AND(NOT(ISERROR(VLOOKUP([.A51];[IEplorer.$A$2:.$A$99];1;FALSE()))); NOT(ISERROR(VLOOKUP([.A51];[Firefox.$A$2:.$A$221];1;FALSE()))));[.A51];&quot;#N/A&quot;)" office:value-type="string" office:string-value="dir">
            <text:p>dir</text:p>
          </table:table-cell>
          <table:table-cell table:formula="of:=IF([.B51]=&quot;#N/A&quot;;      VLOOKUP([.A51];[IEplorer.$A$2:.$A$99];1;FALSE());            NA())" office:value-type="float" office:value="0">
            <text:p>#N/D</text:p>
          </table:table-cell>
          <table:table-cell table:formula="of:=IF([.B51]=&quot;#N/A&quot;;      VLOOKUP([.A51];[Firefox.$A$2:.$A$221];1;FALSE());            NA())" office:value-type="float" office:value="0">
            <text:p>#N/D</text:p>
          </table:table-cell>
          <table:table-cell table:formula="of:=VLOOKUP([.A51];[HTMLDom.$A$2:.$A$1245];1;FALSE())" office:value-type="float" office:value="0">
            <text:p>#N/D</text:p>
          </table:table-cell>
          <table:table-cell table:style-name="ce5" table:formula="of:=IF(LEFT([.A5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ispatchEvent</text:p>
          </table:table-cell>
          <table:table-cell table:formula="of:=IF(AND(NOT(ISERROR(VLOOKUP([.A52];[IEplorer.$A$2:.$A$99];1;FALSE()))); NOT(ISERROR(VLOOKUP([.A52];[Firefox.$A$2:.$A$221];1;FALSE()))));[.A52];&quot;#N/A&quot;)" office:value-type="string" office:string-value="#N/A">
            <text:p>#N/A</text:p>
          </table:table-cell>
          <table:table-cell table:formula="of:=IF([.B52]=&quot;#N/A&quot;;      VLOOKUP([.A52];[IEplorer.$A$2:.$A$99];1;FALSE());            NA())" office:value-type="float" office:value="0">
            <text:p>#N/D</text:p>
          </table:table-cell>
          <table:table-cell table:formula="of:=IF([.B52]=&quot;#N/A&quot;;      VLOOKUP([.A52];[Firefox.$A$2:.$A$221];1;FALSE());            NA())" office:value-type="string" office:string-value="dispatchEvent">
            <text:p>dispatchEvent</text:p>
          </table:table-cell>
          <table:table-cell table:formula="of:=VLOOKUP([.A52];[HTMLDom.$A$2:.$A$1245];1;FALSE())" office:value-type="float" office:value="0">
            <text:p>#N/D</text:p>
          </table:table-cell>
          <table:table-cell table:style-name="ce5" table:formula="of:=IF(LEFT([.A5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octype</text:p>
          </table:table-cell>
          <table:table-cell table:formula="of:=IF(AND(NOT(ISERROR(VLOOKUP([.A53];[IEplorer.$A$2:.$A$99];1;FALSE()))); NOT(ISERROR(VLOOKUP([.A53];[Firefox.$A$2:.$A$221];1;FALSE()))));[.A53];&quot;#N/A&quot;)" office:value-type="string" office:string-value="doctype">
            <text:p>doctype</text:p>
          </table:table-cell>
          <table:table-cell table:formula="of:=IF([.B53]=&quot;#N/A&quot;;      VLOOKUP([.A53];[IEplorer.$A$2:.$A$99];1;FALSE());            NA())" office:value-type="float" office:value="0">
            <text:p>#N/D</text:p>
          </table:table-cell>
          <table:table-cell table:formula="of:=IF([.B53]=&quot;#N/A&quot;;      VLOOKUP([.A53];[Firefox.$A$2:.$A$221];1;FALSE());            NA())" office:value-type="float" office:value="0">
            <text:p>#N/D</text:p>
          </table:table-cell>
          <table:table-cell table:formula="of:=VLOOKUP([.A53];[HTMLDom.$A$2:.$A$1245];1;FALSE())" office:value-type="float" office:value="0">
            <text:p>#N/D</text:p>
          </table:table-cell>
          <table:table-cell table:style-name="ce5" table:formula="of:=IF(LEFT([.A5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FRAGMENT_NODE</text:p>
          </table:table-cell>
          <table:table-cell table:formula="of:=IF(AND(NOT(ISERROR(VLOOKUP([.A54];[IEplorer.$A$2:.$A$99];1;FALSE()))); NOT(ISERROR(VLOOKUP([.A54];[Firefox.$A$2:.$A$221];1;FALSE()))));[.A54];&quot;#N/A&quot;)" office:value-type="string" office:string-value="#N/A">
            <text:p>#N/A</text:p>
          </table:table-cell>
          <table:table-cell table:formula="of:=IF([.B54]=&quot;#N/A&quot;;      VLOOKUP([.A54];[IEplorer.$A$2:.$A$99];1;FALSE());            NA())" office:value-type="float" office:value="0">
            <text:p>#N/D</text:p>
          </table:table-cell>
          <table:table-cell table:formula="of:=IF([.B54]=&quot;#N/A&quot;;      VLOOKUP([.A54];[Firefox.$A$2:.$A$221];1;FALSE());            NA())" office:value-type="string" office:string-value="DOCUMENT_FRAGMENT_NODE">
            <text:p>DOCUMENT_FRAGMENT_NODE</text:p>
          </table:table-cell>
          <table:table-cell table:formula="of:=VLOOKUP([.A54];[HTMLDom.$A$2:.$A$1245];1;FALSE())" office:value-type="float" office:value="0">
            <text:p>#N/D</text:p>
          </table:table-cell>
          <table:table-cell table:style-name="ce5" table:formula="of:=IF(LEFT([.A5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NODE</text:p>
          </table:table-cell>
          <table:table-cell table:formula="of:=IF(AND(NOT(ISERROR(VLOOKUP([.A55];[IEplorer.$A$2:.$A$99];1;FALSE()))); NOT(ISERROR(VLOOKUP([.A55];[Firefox.$A$2:.$A$221];1;FALSE()))));[.A55];&quot;#N/A&quot;)" office:value-type="string" office:string-value="#N/A">
            <text:p>#N/A</text:p>
          </table:table-cell>
          <table:table-cell table:formula="of:=IF([.B55]=&quot;#N/A&quot;;      VLOOKUP([.A55];[IEplorer.$A$2:.$A$99];1;FALSE());            NA())" office:value-type="float" office:value="0">
            <text:p>#N/D</text:p>
          </table:table-cell>
          <table:table-cell table:formula="of:=IF([.B55]=&quot;#N/A&quot;;      VLOOKUP([.A55];[Firefox.$A$2:.$A$221];1;FALSE());            NA())" office:value-type="string" office:string-value="DOCUMENT_NODE">
            <text:p>DOCUMENT_NODE</text:p>
          </table:table-cell>
          <table:table-cell table:formula="of:=VLOOKUP([.A55];[HTMLDom.$A$2:.$A$1245];1;FALSE())" office:value-type="float" office:value="0">
            <text:p>#N/D</text:p>
          </table:table-cell>
          <table:table-cell table:style-name="ce5" table:formula="of:=IF(LEFT([.A5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CONTAINED_BY</text:p>
          </table:table-cell>
          <table:table-cell table:formula="of:=IF(AND(NOT(ISERROR(VLOOKUP([.A56];[IEplorer.$A$2:.$A$99];1;FALSE()))); NOT(ISERROR(VLOOKUP([.A56];[Firefox.$A$2:.$A$221];1;FALSE()))));[.A56];&quot;#N/A&quot;)" office:value-type="string" office:string-value="#N/A">
            <text:p>#N/A</text:p>
          </table:table-cell>
          <table:table-cell table:formula="of:=IF([.B56]=&quot;#N/A&quot;;      VLOOKUP([.A56];[IEplorer.$A$2:.$A$99];1;FALSE());            NA())" office:value-type="float" office:value="0">
            <text:p>#N/D</text:p>
          </table:table-cell>
          <table:table-cell table:formula="of:=IF([.B56]=&quot;#N/A&quot;;      VLOOKUP([.A56];[Firefox.$A$2:.$A$221];1;FALSE());            NA())" office:value-type="string" office:string-value="DOCUMENT_POSITION_CONTAINED_BY">
            <text:p>DOCUMENT_POSITION_CONTAINED_BY</text:p>
          </table:table-cell>
          <table:table-cell table:formula="of:=VLOOKUP([.A56];[HTMLDom.$A$2:.$A$1245];1;FALSE())" office:value-type="float" office:value="0">
            <text:p>#N/D</text:p>
          </table:table-cell>
          <table:table-cell table:style-name="ce5" table:formula="of:=IF(LEFT([.A5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CONTAINS</text:p>
          </table:table-cell>
          <table:table-cell table:formula="of:=IF(AND(NOT(ISERROR(VLOOKUP([.A57];[IEplorer.$A$2:.$A$99];1;FALSE()))); NOT(ISERROR(VLOOKUP([.A57];[Firefox.$A$2:.$A$221];1;FALSE()))));[.A57];&quot;#N/A&quot;)" office:value-type="string" office:string-value="#N/A">
            <text:p>#N/A</text:p>
          </table:table-cell>
          <table:table-cell table:formula="of:=IF([.B57]=&quot;#N/A&quot;;      VLOOKUP([.A57];[IEplorer.$A$2:.$A$99];1;FALSE());            NA())" office:value-type="float" office:value="0">
            <text:p>#N/D</text:p>
          </table:table-cell>
          <table:table-cell table:formula="of:=IF([.B57]=&quot;#N/A&quot;;      VLOOKUP([.A57];[Firefox.$A$2:.$A$221];1;FALSE());            NA())" office:value-type="string" office:string-value="DOCUMENT_POSITION_CONTAINS">
            <text:p>DOCUMENT_POSITION_CONTAINS</text:p>
          </table:table-cell>
          <table:table-cell table:formula="of:=VLOOKUP([.A57];[HTMLDom.$A$2:.$A$1245];1;FALSE())" office:value-type="float" office:value="0">
            <text:p>#N/D</text:p>
          </table:table-cell>
          <table:table-cell table:style-name="ce5" table:formula="of:=IF(LEFT([.A5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DISCONNECTED</text:p>
          </table:table-cell>
          <table:table-cell table:formula="of:=IF(AND(NOT(ISERROR(VLOOKUP([.A58];[IEplorer.$A$2:.$A$99];1;FALSE()))); NOT(ISERROR(VLOOKUP([.A58];[Firefox.$A$2:.$A$221];1;FALSE()))));[.A58];&quot;#N/A&quot;)" office:value-type="string" office:string-value="#N/A">
            <text:p>#N/A</text:p>
          </table:table-cell>
          <table:table-cell table:formula="of:=IF([.B58]=&quot;#N/A&quot;;      VLOOKUP([.A58];[IEplorer.$A$2:.$A$99];1;FALSE());            NA())" office:value-type="float" office:value="0">
            <text:p>#N/D</text:p>
          </table:table-cell>
          <table:table-cell table:formula="of:=IF([.B58]=&quot;#N/A&quot;;      VLOOKUP([.A58];[Firefox.$A$2:.$A$221];1;FALSE());            NA())" office:value-type="string" office:string-value="DOCUMENT_POSITION_DISCONNECTED">
            <text:p>DOCUMENT_POSITION_DISCONNECTED</text:p>
          </table:table-cell>
          <table:table-cell table:formula="of:=VLOOKUP([.A58];[HTMLDom.$A$2:.$A$1245];1;FALSE())" office:value-type="float" office:value="0">
            <text:p>#N/D</text:p>
          </table:table-cell>
          <table:table-cell table:style-name="ce5" table:formula="of:=IF(LEFT([.A5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FOLLOWING</text:p>
          </table:table-cell>
          <table:table-cell table:formula="of:=IF(AND(NOT(ISERROR(VLOOKUP([.A59];[IEplorer.$A$2:.$A$99];1;FALSE()))); NOT(ISERROR(VLOOKUP([.A59];[Firefox.$A$2:.$A$221];1;FALSE()))));[.A59];&quot;#N/A&quot;)" office:value-type="string" office:string-value="#N/A">
            <text:p>#N/A</text:p>
          </table:table-cell>
          <table:table-cell table:formula="of:=IF([.B59]=&quot;#N/A&quot;;      VLOOKUP([.A59];[IEplorer.$A$2:.$A$99];1;FALSE());            NA())" office:value-type="float" office:value="0">
            <text:p>#N/D</text:p>
          </table:table-cell>
          <table:table-cell table:formula="of:=IF([.B59]=&quot;#N/A&quot;;      VLOOKUP([.A59];[Firefox.$A$2:.$A$221];1;FALSE());            NA())" office:value-type="string" office:string-value="DOCUMENT_POSITION_FOLLOWING">
            <text:p>DOCUMENT_POSITION_FOLLOWING</text:p>
          </table:table-cell>
          <table:table-cell table:formula="of:=VLOOKUP([.A59];[HTMLDom.$A$2:.$A$1245];1;FALSE())" office:value-type="float" office:value="0">
            <text:p>#N/D</text:p>
          </table:table-cell>
          <table:table-cell table:style-name="ce5" table:formula="of:=IF(LEFT([.A5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IMPLEMENTATION_SPECIFIC</text:p>
          </table:table-cell>
          <table:table-cell table:formula="of:=IF(AND(NOT(ISERROR(VLOOKUP([.A60];[IEplorer.$A$2:.$A$99];1;FALSE()))); NOT(ISERROR(VLOOKUP([.A60];[Firefox.$A$2:.$A$221];1;FALSE()))));[.A60];&quot;#N/A&quot;)" office:value-type="string" office:string-value="#N/A">
            <text:p>#N/A</text:p>
          </table:table-cell>
          <table:table-cell table:formula="of:=IF([.B60]=&quot;#N/A&quot;;      VLOOKUP([.A60];[IEplorer.$A$2:.$A$99];1;FALSE());            NA())" office:value-type="float" office:value="0">
            <text:p>#N/D</text:p>
          </table:table-cell>
          <table:table-cell table:formula="of:=IF([.B60]=&quot;#N/A&quot;;      VLOOKUP([.A60];[Firefox.$A$2:.$A$221];1;FALSE());            NA())" office:value-type="string" office:string-value="DOCUMENT_POSITION_IMPLEMENTATION_SPECIFIC">
            <text:p>DOCUMENT_POSITION_IMPLEMENTATION_SPECIFIC</text:p>
          </table:table-cell>
          <table:table-cell table:formula="of:=VLOOKUP([.A60];[HTMLDom.$A$2:.$A$1245];1;FALSE())" office:value-type="float" office:value="0">
            <text:p>#N/D</text:p>
          </table:table-cell>
          <table:table-cell table:style-name="ce5" table:formula="of:=IF(LEFT([.A6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PRECEDING</text:p>
          </table:table-cell>
          <table:table-cell table:formula="of:=IF(AND(NOT(ISERROR(VLOOKUP([.A61];[IEplorer.$A$2:.$A$99];1;FALSE()))); NOT(ISERROR(VLOOKUP([.A61];[Firefox.$A$2:.$A$221];1;FALSE()))));[.A61];&quot;#N/A&quot;)" office:value-type="string" office:string-value="#N/A">
            <text:p>#N/A</text:p>
          </table:table-cell>
          <table:table-cell table:formula="of:=IF([.B61]=&quot;#N/A&quot;;      VLOOKUP([.A61];[IEplorer.$A$2:.$A$99];1;FALSE());            NA())" office:value-type="float" office:value="0">
            <text:p>#N/D</text:p>
          </table:table-cell>
          <table:table-cell table:formula="of:=IF([.B61]=&quot;#N/A&quot;;      VLOOKUP([.A61];[Firefox.$A$2:.$A$221];1;FALSE());            NA())" office:value-type="string" office:string-value="DOCUMENT_POSITION_PRECEDING">
            <text:p>DOCUMENT_POSITION_PRECEDING</text:p>
          </table:table-cell>
          <table:table-cell table:formula="of:=VLOOKUP([.A61];[HTMLDom.$A$2:.$A$1245];1;FALSE())" office:value-type="float" office:value="0">
            <text:p>#N/D</text:p>
          </table:table-cell>
          <table:table-cell table:style-name="ce5" table:formula="of:=IF(LEFT([.A6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TYPE_NODE</text:p>
          </table:table-cell>
          <table:table-cell table:formula="of:=IF(AND(NOT(ISERROR(VLOOKUP([.A62];[IEplorer.$A$2:.$A$99];1;FALSE()))); NOT(ISERROR(VLOOKUP([.A62];[Firefox.$A$2:.$A$221];1;FALSE()))));[.A62];&quot;#N/A&quot;)" office:value-type="string" office:string-value="#N/A">
            <text:p>#N/A</text:p>
          </table:table-cell>
          <table:table-cell table:formula="of:=IF([.B62]=&quot;#N/A&quot;;      VLOOKUP([.A62];[IEplorer.$A$2:.$A$99];1;FALSE());            NA())" office:value-type="float" office:value="0">
            <text:p>#N/D</text:p>
          </table:table-cell>
          <table:table-cell table:formula="of:=IF([.B62]=&quot;#N/A&quot;;      VLOOKUP([.A62];[Firefox.$A$2:.$A$221];1;FALSE());            NA())" office:value-type="string" office:string-value="DOCUMENT_TYPE_NODE">
            <text:p>DOCUMENT_TYPE_NODE</text:p>
          </table:table-cell>
          <table:table-cell table:formula="of:=VLOOKUP([.A62];[HTMLDom.$A$2:.$A$1245];1;FALSE())" office:value-type="float" office:value="0">
            <text:p>#N/D</text:p>
          </table:table-cell>
          <table:table-cell table:style-name="ce5" table:formula="of:=IF(LEFT([.A6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ocumentElement</text:p>
          </table:table-cell>
          <table:table-cell table:formula="of:=IF(AND(NOT(ISERROR(VLOOKUP([.A63];[IEplorer.$A$2:.$A$99];1;FALSE()))); NOT(ISERROR(VLOOKUP([.A63];[Firefox.$A$2:.$A$221];1;FALSE()))));[.A63];&quot;#N/A&quot;)" office:value-type="string" office:string-value="documentElement">
            <text:p>documentElement</text:p>
          </table:table-cell>
          <table:table-cell table:formula="of:=IF([.B63]=&quot;#N/A&quot;;      VLOOKUP([.A63];[IEplorer.$A$2:.$A$99];1;FALSE());            NA())" office:value-type="float" office:value="0">
            <text:p>#N/D</text:p>
          </table:table-cell>
          <table:table-cell table:formula="of:=IF([.B63]=&quot;#N/A&quot;;      VLOOKUP([.A63];[Firefox.$A$2:.$A$221];1;FALSE());            NA())" office:value-type="float" office:value="0">
            <text:p>#N/D</text:p>
          </table:table-cell>
          <table:table-cell table:formula="of:=VLOOKUP([.A63];[HTMLDom.$A$2:.$A$1245];1;FALSE())" office:value-type="float" office:value="0">
            <text:p>#N/D</text:p>
          </table:table-cell>
          <table:table-cell table:style-name="ce5" table:formula="of:=IF(LEFT([.A6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Mode</text:p>
          </table:table-cell>
          <table:table-cell table:formula="of:=IF(AND(NOT(ISERROR(VLOOKUP([.A64];[IEplorer.$A$2:.$A$99];1;FALSE()))); NOT(ISERROR(VLOOKUP([.A64];[Firefox.$A$2:.$A$221];1;FALSE()))));[.A64];&quot;#N/A&quot;)" office:value-type="string" office:string-value="#N/A">
            <text:p>#N/A</text:p>
          </table:table-cell>
          <table:table-cell table:formula="of:=IF([.B64]=&quot;#N/A&quot;;      VLOOKUP([.A64];[IEplorer.$A$2:.$A$99];1;FALSE());            NA())" office:value-type="string" office:string-value="documentMode">
            <text:p>documentMode</text:p>
          </table:table-cell>
          <table:table-cell table:formula="of:=IF([.B64]=&quot;#N/A&quot;;      VLOOKUP([.A64];[Firefox.$A$2:.$A$221];1;FALSE());            NA())" office:value-type="float" office:value="0">
            <text:p>#N/D</text:p>
          </table:table-cell>
          <table:table-cell table:formula="of:=VLOOKUP([.A64];[HTMLDom.$A$2:.$A$1245];1;FALSE())" office:value-type="float" office:value="0">
            <text:p>#N/D</text:p>
          </table:table-cell>
          <table:table-cell table:style-name="ce5" table:formula="of:=IF(LEFT([.A6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URI</text:p>
          </table:table-cell>
          <table:table-cell table:formula="of:=IF(AND(NOT(ISERROR(VLOOKUP([.A65];[IEplorer.$A$2:.$A$99];1;FALSE()))); NOT(ISERROR(VLOOKUP([.A65];[Firefox.$A$2:.$A$221];1;FALSE()))));[.A65];&quot;#N/A&quot;)" office:value-type="string" office:string-value="#N/A">
            <text:p>#N/A</text:p>
          </table:table-cell>
          <table:table-cell table:formula="of:=IF([.B65]=&quot;#N/A&quot;;      VLOOKUP([.A65];[IEplorer.$A$2:.$A$99];1;FALSE());            NA())" office:value-type="float" office:value="0">
            <text:p>#N/D</text:p>
          </table:table-cell>
          <table:table-cell table:formula="of:=IF([.B65]=&quot;#N/A&quot;;      VLOOKUP([.A65];[Firefox.$A$2:.$A$221];1;FALSE());            NA())" office:value-type="string" office:string-value="documentURI">
            <text:p>documentURI</text:p>
          </table:table-cell>
          <table:table-cell table:formula="of:=VLOOKUP([.A65];[HTMLDom.$A$2:.$A$1245];1;FALSE())" office:value-type="float" office:value="0">
            <text:p>#N/D</text:p>
          </table:table-cell>
          <table:table-cell table:style-name="ce5" table:formula="of:=IF(LEFT([.A6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omain</text:p>
          </table:table-cell>
          <table:table-cell table:formula="of:=IF(AND(NOT(ISERROR(VLOOKUP([.A66];[IEplorer.$A$2:.$A$99];1;FALSE()))); NOT(ISERROR(VLOOKUP([.A66];[Firefox.$A$2:.$A$221];1;FALSE()))));[.A66];&quot;#N/A&quot;)" office:value-type="string" office:string-value="domain">
            <text:p>domain</text:p>
          </table:table-cell>
          <table:table-cell table:formula="of:=IF([.B66]=&quot;#N/A&quot;;      VLOOKUP([.A66];[IEplorer.$A$2:.$A$99];1;FALSE());            NA())" office:value-type="float" office:value="0">
            <text:p>#N/D</text:p>
          </table:table-cell>
          <table:table-cell table:formula="of:=IF([.B66]=&quot;#N/A&quot;;      VLOOKUP([.A66];[Firefox.$A$2:.$A$221];1;FALSE());            NA())" office:value-type="float" office:value="0">
            <text:p>#N/D</text:p>
          </table:table-cell>
          <table:table-cell table:formula="of:=VLOOKUP([.A66];[HTMLDom.$A$2:.$A$1245];1;FALSE())" office:value-type="float" office:value="0">
            <text:p>#N/D</text:p>
          </table:table-cell>
          <table:table-cell table:style-name="ce5" table:formula="of:=IF(LEFT([.A6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LEMENT_NODE</text:p>
          </table:table-cell>
          <table:table-cell table:formula="of:=IF(AND(NOT(ISERROR(VLOOKUP([.A67];[IEplorer.$A$2:.$A$99];1;FALSE()))); NOT(ISERROR(VLOOKUP([.A67];[Firefox.$A$2:.$A$221];1;FALSE()))));[.A67];&quot;#N/A&quot;)" office:value-type="string" office:string-value="#N/A">
            <text:p>#N/A</text:p>
          </table:table-cell>
          <table:table-cell table:formula="of:=IF([.B67]=&quot;#N/A&quot;;      VLOOKUP([.A67];[IEplorer.$A$2:.$A$99];1;FALSE());            NA())" office:value-type="float" office:value="0">
            <text:p>#N/D</text:p>
          </table:table-cell>
          <table:table-cell table:formula="of:=IF([.B67]=&quot;#N/A&quot;;      VLOOKUP([.A67];[Firefox.$A$2:.$A$221];1;FALSE());            NA())" office:value-type="string" office:string-value="ELEMENT_NODE">
            <text:p>ELEMENT_NODE</text:p>
          </table:table-cell>
          <table:table-cell table:formula="of:=VLOOKUP([.A67];[HTMLDom.$A$2:.$A$1245];1;FALSE())" office:value-type="float" office:value="0">
            <text:p>#N/D</text:p>
          </table:table-cell>
          <table:table-cell table:style-name="ce5" table:formula="of:=IF(LEFT([.A6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lementFromPoint</text:p>
          </table:table-cell>
          <table:table-cell table:formula="of:=IF(AND(NOT(ISERROR(VLOOKUP([.A68];[IEplorer.$A$2:.$A$99];1;FALSE()))); NOT(ISERROR(VLOOKUP([.A68];[Firefox.$A$2:.$A$221];1;FALSE()))));[.A68];&quot;#N/A&quot;)" office:value-type="string" office:string-value="#N/A">
            <text:p>#N/A</text:p>
          </table:table-cell>
          <table:table-cell table:formula="of:=IF([.B68]=&quot;#N/A&quot;;      VLOOKUP([.A68];[IEplorer.$A$2:.$A$99];1;FALSE());            NA())" office:value-type="float" office:value="0">
            <text:p>#N/D</text:p>
          </table:table-cell>
          <table:table-cell table:formula="of:=IF([.B68]=&quot;#N/A&quot;;      VLOOKUP([.A68];[Firefox.$A$2:.$A$221];1;FALSE());            NA())" office:value-type="string" office:string-value="elementFromPoint">
            <text:p>elementFromPoint</text:p>
          </table:table-cell>
          <table:table-cell table:formula="of:=VLOOKUP([.A68];[HTMLDom.$A$2:.$A$1245];1;FALSE())" office:value-type="float" office:value="0">
            <text:p>#N/D</text:p>
          </table:table-cell>
          <table:table-cell table:style-name="ce5" table:formula="of:=IF(LEFT([.A6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lementsFromPoint</text:p>
          </table:table-cell>
          <table:table-cell table:formula="of:=IF(AND(NOT(ISERROR(VLOOKUP([.A69];[IEplorer.$A$2:.$A$99];1;FALSE()))); NOT(ISERROR(VLOOKUP([.A69];[Firefox.$A$2:.$A$221];1;FALSE()))));[.A69];&quot;#N/A&quot;)" office:value-type="string" office:string-value="#N/A">
            <text:p>#N/A</text:p>
          </table:table-cell>
          <table:table-cell table:formula="of:=IF([.B69]=&quot;#N/A&quot;;      VLOOKUP([.A69];[IEplorer.$A$2:.$A$99];1;FALSE());            NA())" office:value-type="float" office:value="0">
            <text:p>#N/D</text:p>
          </table:table-cell>
          <table:table-cell table:formula="of:=IF([.B69]=&quot;#N/A&quot;;      VLOOKUP([.A69];[Firefox.$A$2:.$A$221];1;FALSE());            NA())" office:value-type="string" office:string-value="elementsFromPoint">
            <text:p>elementsFromPoint</text:p>
          </table:table-cell>
          <table:table-cell table:formula="of:=VLOOKUP([.A69];[HTMLDom.$A$2:.$A$1245];1;FALSE())" office:value-type="float" office:value="0">
            <text:p>#N/D</text:p>
          </table:table-cell>
          <table:table-cell table:style-name="ce5" table:formula="of:=IF(LEFT([.A6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mbeds</text:p>
          </table:table-cell>
          <table:table-cell table:formula="of:=IF(AND(NOT(ISERROR(VLOOKUP([.A70];[IEplorer.$A$2:.$A$99];1;FALSE()))); NOT(ISERROR(VLOOKUP([.A70];[Firefox.$A$2:.$A$221];1;FALSE()))));[.A70];&quot;#N/A&quot;)" office:value-type="string" office:string-value="embeds">
            <text:p>embeds</text:p>
          </table:table-cell>
          <table:table-cell table:formula="of:=IF([.B70]=&quot;#N/A&quot;;      VLOOKUP([.A70];[IEplorer.$A$2:.$A$99];1;FALSE());            NA())" office:value-type="float" office:value="0">
            <text:p>#N/D</text:p>
          </table:table-cell>
          <table:table-cell table:formula="of:=IF([.B70]=&quot;#N/A&quot;;      VLOOKUP([.A70];[Firefox.$A$2:.$A$221];1;FALSE());            NA())" office:value-type="float" office:value="0">
            <text:p>#N/D</text:p>
          </table:table-cell>
          <table:table-cell table:formula="of:=VLOOKUP([.A70];[HTMLDom.$A$2:.$A$1245];1;FALSE())" office:value-type="float" office:value="0">
            <text:p>#N/D</text:p>
          </table:table-cell>
          <table:table-cell table:style-name="ce5" table:formula="of:=IF(LEFT([.A7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nableStyleSheetsForSet</text:p>
          </table:table-cell>
          <table:table-cell table:formula="of:=IF(AND(NOT(ISERROR(VLOOKUP([.A71];[IEplorer.$A$2:.$A$99];1;FALSE()))); NOT(ISERROR(VLOOKUP([.A71];[Firefox.$A$2:.$A$221];1;FALSE()))));[.A71];&quot;#N/A&quot;)" office:value-type="string" office:string-value="#N/A">
            <text:p>#N/A</text:p>
          </table:table-cell>
          <table:table-cell table:formula="of:=IF([.B71]=&quot;#N/A&quot;;      VLOOKUP([.A71];[IEplorer.$A$2:.$A$99];1;FALSE());            NA())" office:value-type="float" office:value="0">
            <text:p>#N/D</text:p>
          </table:table-cell>
          <table:table-cell table:formula="of:=IF([.B71]=&quot;#N/A&quot;;      VLOOKUP([.A71];[Firefox.$A$2:.$A$221];1;FALSE());            NA())" office:value-type="string" office:string-value="enableStyleSheetsForSet">
            <text:p>enableStyleSheetsForSet</text:p>
          </table:table-cell>
          <table:table-cell table:formula="of:=VLOOKUP([.A71];[HTMLDom.$A$2:.$A$1245];1;FALSE())" office:value-type="float" office:value="0">
            <text:p>#N/D</text:p>
          </table:table-cell>
          <table:table-cell table:style-name="ce5" table:formula="of:=IF(LEFT([.A7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NTITY_NODE</text:p>
          </table:table-cell>
          <table:table-cell table:formula="of:=IF(AND(NOT(ISERROR(VLOOKUP([.A72];[IEplorer.$A$2:.$A$99];1;FALSE()))); NOT(ISERROR(VLOOKUP([.A72];[Firefox.$A$2:.$A$221];1;FALSE()))));[.A72];&quot;#N/A&quot;)" office:value-type="string" office:string-value="#N/A">
            <text:p>#N/A</text:p>
          </table:table-cell>
          <table:table-cell table:formula="of:=IF([.B72]=&quot;#N/A&quot;;      VLOOKUP([.A72];[IEplorer.$A$2:.$A$99];1;FALSE());            NA())" office:value-type="float" office:value="0">
            <text:p>#N/D</text:p>
          </table:table-cell>
          <table:table-cell table:formula="of:=IF([.B72]=&quot;#N/A&quot;;      VLOOKUP([.A72];[Firefox.$A$2:.$A$221];1;FALSE());            NA())" office:value-type="string" office:string-value="ENTITY_NODE">
            <text:p>ENTITY_NODE</text:p>
          </table:table-cell>
          <table:table-cell table:formula="of:=VLOOKUP([.A72];[HTMLDom.$A$2:.$A$1245];1;FALSE())" office:value-type="float" office:value="0">
            <text:p>#N/D</text:p>
          </table:table-cell>
          <table:table-cell table:style-name="ce5" table:formula="of:=IF(LEFT([.A7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NTITY_REFERENCE_NODE</text:p>
          </table:table-cell>
          <table:table-cell table:formula="of:=IF(AND(NOT(ISERROR(VLOOKUP([.A73];[IEplorer.$A$2:.$A$99];1;FALSE()))); NOT(ISERROR(VLOOKUP([.A73];[Firefox.$A$2:.$A$221];1;FALSE()))));[.A73];&quot;#N/A&quot;)" office:value-type="string" office:string-value="#N/A">
            <text:p>#N/A</text:p>
          </table:table-cell>
          <table:table-cell table:formula="of:=IF([.B73]=&quot;#N/A&quot;;      VLOOKUP([.A73];[IEplorer.$A$2:.$A$99];1;FALSE());            NA())" office:value-type="float" office:value="0">
            <text:p>#N/D</text:p>
          </table:table-cell>
          <table:table-cell table:formula="of:=IF([.B73]=&quot;#N/A&quot;;      VLOOKUP([.A73];[Firefox.$A$2:.$A$221];1;FALSE());            NA())" office:value-type="string" office:string-value="ENTITY_REFERENCE_NODE">
            <text:p>ENTITY_REFERENCE_NODE</text:p>
          </table:table-cell>
          <table:table-cell table:formula="of:=VLOOKUP([.A73];[HTMLDom.$A$2:.$A$1245];1;FALSE())" office:value-type="float" office:value="0">
            <text:p>#N/D</text:p>
          </table:table-cell>
          <table:table-cell table:style-name="ce5" table:formula="of:=IF(LEFT([.A7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valuate</text:p>
          </table:table-cell>
          <table:table-cell table:formula="of:=IF(AND(NOT(ISERROR(VLOOKUP([.A74];[IEplorer.$A$2:.$A$99];1;FALSE()))); NOT(ISERROR(VLOOKUP([.A74];[Firefox.$A$2:.$A$221];1;FALSE()))));[.A74];&quot;#N/A&quot;)" office:value-type="string" office:string-value="#N/A">
            <text:p>#N/A</text:p>
          </table:table-cell>
          <table:table-cell table:formula="of:=IF([.B74]=&quot;#N/A&quot;;      VLOOKUP([.A74];[IEplorer.$A$2:.$A$99];1;FALSE());            NA())" office:value-type="float" office:value="0">
            <text:p>#N/D</text:p>
          </table:table-cell>
          <table:table-cell table:formula="of:=IF([.B74]=&quot;#N/A&quot;;      VLOOKUP([.A74];[Firefox.$A$2:.$A$221];1;FALSE());            NA())" office:value-type="string" office:string-value="evaluate">
            <text:p>evaluate</text:p>
          </table:table-cell>
          <table:table-cell table:formula="of:=VLOOKUP([.A74];[HTMLDom.$A$2:.$A$1245];1;FALSE())" office:value-type="float" office:value="0">
            <text:p>#N/D</text:p>
          </table:table-cell>
          <table:table-cell table:style-name="ce5" table:formula="of:=IF(LEFT([.A7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xecCommand</text:p>
          </table:table-cell>
          <table:table-cell table:formula="of:=IF(AND(NOT(ISERROR(VLOOKUP([.A75];[IEplorer.$A$2:.$A$99];1;FALSE()))); NOT(ISERROR(VLOOKUP([.A75];[Firefox.$A$2:.$A$221];1;FALSE()))));[.A75];&quot;#N/A&quot;)" office:value-type="string" office:string-value="#N/A">
            <text:p>#N/A</text:p>
          </table:table-cell>
          <table:table-cell table:formula="of:=IF([.B75]=&quot;#N/A&quot;;      VLOOKUP([.A75];[IEplorer.$A$2:.$A$99];1;FALSE());            NA())" office:value-type="float" office:value="0">
            <text:p>#N/D</text:p>
          </table:table-cell>
          <table:table-cell table:formula="of:=IF([.B75]=&quot;#N/A&quot;;      VLOOKUP([.A75];[Firefox.$A$2:.$A$221];1;FALSE());            NA())" office:value-type="string" office:string-value="execCommand">
            <text:p>execCommand</text:p>
          </table:table-cell>
          <table:table-cell table:formula="of:=VLOOKUP([.A75];[HTMLDom.$A$2:.$A$1245];1;FALSE())" office:value-type="float" office:value="0">
            <text:p>#N/D</text:p>
          </table:table-cell>
          <table:table-cell table:style-name="ce5" table:formula="of:=IF(LEFT([.A7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gColor</text:p>
          </table:table-cell>
          <table:table-cell table:formula="of:=IF(AND(NOT(ISERROR(VLOOKUP([.A76];[IEplorer.$A$2:.$A$99];1;FALSE()))); NOT(ISERROR(VLOOKUP([.A76];[Firefox.$A$2:.$A$221];1;FALSE()))));[.A76];&quot;#N/A&quot;)" office:value-type="string" office:string-value="fgColor">
            <text:p>fgColor</text:p>
          </table:table-cell>
          <table:table-cell table:formula="of:=IF([.B76]=&quot;#N/A&quot;;      VLOOKUP([.A76];[IEplorer.$A$2:.$A$99];1;FALSE());            NA())" office:value-type="float" office:value="0">
            <text:p>#N/D</text:p>
          </table:table-cell>
          <table:table-cell table:formula="of:=IF([.B76]=&quot;#N/A&quot;;      VLOOKUP([.A76];[Firefox.$A$2:.$A$221];1;FALSE());            NA())" office:value-type="float" office:value="0">
            <text:p>#N/D</text:p>
          </table:table-cell>
          <table:table-cell table:formula="of:=VLOOKUP([.A76];[HTMLDom.$A$2:.$A$1245];1;FALSE())" office:value-type="float" office:value="0">
            <text:p>#N/D</text:p>
          </table:table-cell>
          <table:table-cell table:style-name="ce5" table:formula="of:=IF(LEFT([.A7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fileCreatedDate</text:p>
          </table:table-cell>
          <table:table-cell table:formula="of:=IF(AND(NOT(ISERROR(VLOOKUP([.A77];[IEplorer.$A$2:.$A$99];1;FALSE()))); NOT(ISERROR(VLOOKUP([.A77];[Firefox.$A$2:.$A$221];1;FALSE()))));[.A77];&quot;#N/A&quot;)" office:value-type="string" office:string-value="#N/A">
            <text:p>#N/A</text:p>
          </table:table-cell>
          <table:table-cell table:formula="of:=IF([.B77]=&quot;#N/A&quot;;      VLOOKUP([.A77];[IEplorer.$A$2:.$A$99];1;FALSE());            NA())" office:value-type="string" office:string-value="fileCreatedDate">
            <text:p>fileCreatedDate</text:p>
          </table:table-cell>
          <table:table-cell table:formula="of:=IF([.B77]=&quot;#N/A&quot;;      VLOOKUP([.A77];[Firefox.$A$2:.$A$221];1;FALSE());            NA())" office:value-type="float" office:value="0">
            <text:p>#N/D</text:p>
          </table:table-cell>
          <table:table-cell table:formula="of:=VLOOKUP([.A77];[HTMLDom.$A$2:.$A$1245];1;FALSE())" office:value-type="float" office:value="0">
            <text:p>#N/D</text:p>
          </table:table-cell>
          <table:table-cell table:style-name="ce5" table:formula="of:=IF(LEFT([.A7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fileModifiedDate</text:p>
          </table:table-cell>
          <table:table-cell table:formula="of:=IF(AND(NOT(ISERROR(VLOOKUP([.A78];[IEplorer.$A$2:.$A$99];1;FALSE()))); NOT(ISERROR(VLOOKUP([.A78];[Firefox.$A$2:.$A$221];1;FALSE()))));[.A78];&quot;#N/A&quot;)" office:value-type="string" office:string-value="#N/A">
            <text:p>#N/A</text:p>
          </table:table-cell>
          <table:table-cell table:formula="of:=IF([.B78]=&quot;#N/A&quot;;      VLOOKUP([.A78];[IEplorer.$A$2:.$A$99];1;FALSE());            NA())" office:value-type="string" office:string-value="fileModifiedDate">
            <text:p>fileModifiedDate</text:p>
          </table:table-cell>
          <table:table-cell table:formula="of:=IF([.B78]=&quot;#N/A&quot;;      VLOOKUP([.A78];[Firefox.$A$2:.$A$221];1;FALSE());            NA())" office:value-type="float" office:value="0">
            <text:p>#N/D</text:p>
          </table:table-cell>
          <table:table-cell table:formula="of:=VLOOKUP([.A78];[HTMLDom.$A$2:.$A$1245];1;FALSE())" office:value-type="float" office:value="0">
            <text:p>#N/D</text:p>
          </table:table-cell>
          <table:table-cell table:style-name="ce5" table:formula="of:=IF(LEFT([.A7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fileSize</text:p>
          </table:table-cell>
          <table:table-cell table:formula="of:=IF(AND(NOT(ISERROR(VLOOKUP([.A79];[IEplorer.$A$2:.$A$99];1;FALSE()))); NOT(ISERROR(VLOOKUP([.A79];[Firefox.$A$2:.$A$221];1;FALSE()))));[.A79];&quot;#N/A&quot;)" office:value-type="string" office:string-value="#N/A">
            <text:p>#N/A</text:p>
          </table:table-cell>
          <table:table-cell table:formula="of:=IF([.B79]=&quot;#N/A&quot;;      VLOOKUP([.A79];[IEplorer.$A$2:.$A$99];1;FALSE());            NA())" office:value-type="string" office:string-value="fileSize">
            <text:p>fileSize</text:p>
          </table:table-cell>
          <table:table-cell table:formula="of:=IF([.B79]=&quot;#N/A&quot;;      VLOOKUP([.A79];[Firefox.$A$2:.$A$221];1;FALSE());            NA())" office:value-type="float" office:value="0">
            <text:p>#N/D</text:p>
          </table:table-cell>
          <table:table-cell table:formula="of:=VLOOKUP([.A79];[HTMLDom.$A$2:.$A$1245];1;FALSE())" office:value-type="float" office:value="0">
            <text:p>#N/D</text:p>
          </table:table-cell>
          <table:table-cell table:style-name="ce5" table:formula="of:=IF(LEFT([.A7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fileUpdatedDate</text:p>
          </table:table-cell>
          <table:table-cell table:formula="of:=IF(AND(NOT(ISERROR(VLOOKUP([.A80];[IEplorer.$A$2:.$A$99];1;FALSE()))); NOT(ISERROR(VLOOKUP([.A80];[Firefox.$A$2:.$A$221];1;FALSE()))));[.A80];&quot;#N/A&quot;)" office:value-type="string" office:string-value="#N/A">
            <text:p>#N/A</text:p>
          </table:table-cell>
          <table:table-cell table:formula="of:=IF([.B80]=&quot;#N/A&quot;;      VLOOKUP([.A80];[IEplorer.$A$2:.$A$99];1;FALSE());            NA())" office:value-type="string" office:string-value="fileUpdatedDate">
            <text:p>fileUpdatedDate</text:p>
          </table:table-cell>
          <table:table-cell table:formula="of:=IF([.B80]=&quot;#N/A&quot;;      VLOOKUP([.A80];[Firefox.$A$2:.$A$221];1;FALSE());            NA())" office:value-type="float" office:value="0">
            <text:p>#N/D</text:p>
          </table:table-cell>
          <table:table-cell table:formula="of:=VLOOKUP([.A80];[HTMLDom.$A$2:.$A$1245];1;FALSE())" office:value-type="float" office:value="0">
            <text:p>#N/D</text:p>
          </table:table-cell>
          <table:table-cell table:style-name="ce5" table:formula="of:=IF(LEFT([.A8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irstChild</text:p>
          </table:table-cell>
          <table:table-cell table:formula="of:=IF(AND(NOT(ISERROR(VLOOKUP([.A81];[IEplorer.$A$2:.$A$99];1;FALSE()))); NOT(ISERROR(VLOOKUP([.A81];[Firefox.$A$2:.$A$221];1;FALSE()))));[.A81];&quot;#N/A&quot;)" office:value-type="string" office:string-value="firstChild">
            <text:p>firstChild</text:p>
          </table:table-cell>
          <table:table-cell table:formula="of:=IF([.B81]=&quot;#N/A&quot;;      VLOOKUP([.A81];[IEplorer.$A$2:.$A$99];1;FALSE());            NA())" office:value-type="float" office:value="0">
            <text:p>#N/D</text:p>
          </table:table-cell>
          <table:table-cell table:formula="of:=IF([.B81]=&quot;#N/A&quot;;      VLOOKUP([.A81];[Firefox.$A$2:.$A$221];1;FALSE());            NA())" office:value-type="float" office:value="0">
            <text:p>#N/D</text:p>
          </table:table-cell>
          <table:table-cell table:formula="of:=VLOOKUP([.A81];[HTMLDom.$A$2:.$A$1245];1;FALSE())" office:value-type="float" office:value="0">
            <text:p>#N/D</text:p>
          </table:table-cell>
          <table:table-cell table:style-name="ce5" table:formula="of:=IF(LEFT([.A8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firstElementChild</text:p>
          </table:table-cell>
          <table:table-cell table:formula="of:=IF(AND(NOT(ISERROR(VLOOKUP([.A82];[IEplorer.$A$2:.$A$99];1;FALSE()))); NOT(ISERROR(VLOOKUP([.A82];[Firefox.$A$2:.$A$221];1;FALSE()))));[.A82];&quot;#N/A&quot;)" office:value-type="string" office:string-value="#N/A">
            <text:p>#N/A</text:p>
          </table:table-cell>
          <table:table-cell table:formula="of:=IF([.B82]=&quot;#N/A&quot;;      VLOOKUP([.A82];[IEplorer.$A$2:.$A$99];1;FALSE());            NA())" office:value-type="float" office:value="0">
            <text:p>#N/D</text:p>
          </table:table-cell>
          <table:table-cell table:formula="of:=IF([.B82]=&quot;#N/A&quot;;      VLOOKUP([.A82];[Firefox.$A$2:.$A$221];1;FALSE());            NA())" office:value-type="string" office:string-value="firstElementChild">
            <text:p>firstElementChild</text:p>
          </table:table-cell>
          <table:table-cell table:formula="of:=VLOOKUP([.A82];[HTMLDom.$A$2:.$A$1245];1;FALSE())" office:value-type="float" office:value="0">
            <text:p>#N/D</text:p>
          </table:table-cell>
          <table:table-cell table:style-name="ce5" table:formula="of:=IF(LEFT([.A8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fonts</text:p>
          </table:table-cell>
          <table:table-cell table:formula="of:=IF(AND(NOT(ISERROR(VLOOKUP([.A83];[IEplorer.$A$2:.$A$99];1;FALSE()))); NOT(ISERROR(VLOOKUP([.A83];[Firefox.$A$2:.$A$221];1;FALSE()))));[.A83];&quot;#N/A&quot;)" office:value-type="string" office:string-value="#N/A">
            <text:p>#N/A</text:p>
          </table:table-cell>
          <table:table-cell table:formula="of:=IF([.B83]=&quot;#N/A&quot;;      VLOOKUP([.A83];[IEplorer.$A$2:.$A$99];1;FALSE());            NA())" office:value-type="float" office:value="0">
            <text:p>#N/D</text:p>
          </table:table-cell>
          <table:table-cell table:formula="of:=IF([.B83]=&quot;#N/A&quot;;      VLOOKUP([.A83];[Firefox.$A$2:.$A$221];1;FALSE());            NA())" office:value-type="string" office:string-value="fonts">
            <text:p>fonts</text:p>
          </table:table-cell>
          <table:table-cell table:formula="of:=VLOOKUP([.A83];[HTMLDom.$A$2:.$A$1245];1;FALSE())" office:value-type="float" office:value="0">
            <text:p>#N/D</text:p>
          </table:table-cell>
          <table:table-cell table:style-name="ce5" table:formula="of:=IF(LEFT([.A8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orms</text:p>
          </table:table-cell>
          <table:table-cell table:formula="of:=IF(AND(NOT(ISERROR(VLOOKUP([.A84];[IEplorer.$A$2:.$A$99];1;FALSE()))); NOT(ISERROR(VLOOKUP([.A84];[Firefox.$A$2:.$A$221];1;FALSE()))));[.A84];&quot;#N/A&quot;)" office:value-type="string" office:string-value="forms">
            <text:p>forms</text:p>
          </table:table-cell>
          <table:table-cell table:formula="of:=IF([.B84]=&quot;#N/A&quot;;      VLOOKUP([.A84];[IEplorer.$A$2:.$A$99];1;FALSE());            NA())" office:value-type="float" office:value="0">
            <text:p>#N/D</text:p>
          </table:table-cell>
          <table:table-cell table:formula="of:=IF([.B84]=&quot;#N/A&quot;;      VLOOKUP([.A84];[Firefox.$A$2:.$A$221];1;FALSE());            NA())" office:value-type="float" office:value="0">
            <text:p>#N/D</text:p>
          </table:table-cell>
          <table:table-cell table:formula="of:=VLOOKUP([.A84];[HTMLDom.$A$2:.$A$1245];1;FALSE())" office:value-type="float" office:value="0">
            <text:p>#N/D</text:p>
          </table:table-cell>
          <table:table-cell table:style-name="ce5" table:formula="of:=IF(LEFT([.A8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frames</text:p>
          </table:table-cell>
          <table:table-cell table:formula="of:=IF(AND(NOT(ISERROR(VLOOKUP([.A85];[IEplorer.$A$2:.$A$99];1;FALSE()))); NOT(ISERROR(VLOOKUP([.A85];[Firefox.$A$2:.$A$221];1;FALSE()))));[.A85];&quot;#N/A&quot;)" office:value-type="string" office:string-value="#N/A">
            <text:p>#N/A</text:p>
          </table:table-cell>
          <table:table-cell table:formula="of:=IF([.B85]=&quot;#N/A&quot;;      VLOOKUP([.A85];[IEplorer.$A$2:.$A$99];1;FALSE());            NA())" office:value-type="string" office:string-value="frames">
            <text:p>frames</text:p>
          </table:table-cell>
          <table:table-cell table:formula="of:=IF([.B85]=&quot;#N/A&quot;;      VLOOKUP([.A85];[Firefox.$A$2:.$A$221];1;FALSE());            NA())" office:value-type="float" office:value="0">
            <text:p>#N/D</text:p>
          </table:table-cell>
          <table:table-cell table:formula="of:=VLOOKUP([.A85];[HTMLDom.$A$2:.$A$1245];1;FALSE())" office:value-type="float" office:value="0">
            <text:p>#N/D</text:p>
          </table:table-cell>
          <table:table-cell table:style-name="ce5" table:formula="of:=IF(LEFT([.A8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getElementById</text:p>
          </table:table-cell>
          <table:table-cell table:formula="of:=IF(AND(NOT(ISERROR(VLOOKUP([.A86];[IEplorer.$A$2:.$A$99];1;FALSE()))); NOT(ISERROR(VLOOKUP([.A86];[Firefox.$A$2:.$A$221];1;FALSE()))));[.A86];&quot;#N/A&quot;)" office:value-type="string" office:string-value="#N/A">
            <text:p>#N/A</text:p>
          </table:table-cell>
          <table:table-cell table:formula="of:=IF([.B86]=&quot;#N/A&quot;;      VLOOKUP([.A86];[IEplorer.$A$2:.$A$99];1;FALSE());            NA())" office:value-type="float" office:value="0">
            <text:p>#N/D</text:p>
          </table:table-cell>
          <table:table-cell table:formula="of:=IF([.B86]=&quot;#N/A&quot;;      VLOOKUP([.A86];[Firefox.$A$2:.$A$221];1;FALSE());            NA())" office:value-type="string" office:string-value="getElementById">
            <text:p>getElementById</text:p>
          </table:table-cell>
          <table:table-cell table:formula="of:=VLOOKUP([.A86];[HTMLDom.$A$2:.$A$1245];1;FALSE())" office:value-type="float" office:value="0">
            <text:p>#N/D</text:p>
          </table:table-cell>
          <table:table-cell table:style-name="ce5" table:formula="of:=IF(LEFT([.A8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getElementsByClassName</text:p>
          </table:table-cell>
          <table:table-cell table:formula="of:=IF(AND(NOT(ISERROR(VLOOKUP([.A87];[IEplorer.$A$2:.$A$99];1;FALSE()))); NOT(ISERROR(VLOOKUP([.A87];[Firefox.$A$2:.$A$221];1;FALSE()))));[.A87];&quot;#N/A&quot;)" office:value-type="string" office:string-value="#N/A">
            <text:p>#N/A</text:p>
          </table:table-cell>
          <table:table-cell table:formula="of:=IF([.B87]=&quot;#N/A&quot;;      VLOOKUP([.A87];[IEplorer.$A$2:.$A$99];1;FALSE());            NA())" office:value-type="float" office:value="0">
            <text:p>#N/D</text:p>
          </table:table-cell>
          <table:table-cell table:formula="of:=IF([.B87]=&quot;#N/A&quot;;      VLOOKUP([.A87];[Firefox.$A$2:.$A$221];1;FALSE());            NA())" office:value-type="string" office:string-value="getElementsByClassName">
            <text:p>getElementsByClassName</text:p>
          </table:table-cell>
          <table:table-cell table:formula="of:=VLOOKUP([.A87];[HTMLDom.$A$2:.$A$1245];1;FALSE())" office:value-type="float" office:value="0">
            <text:p>#N/D</text:p>
          </table:table-cell>
          <table:table-cell table:style-name="ce5" table:formula="of:=IF(LEFT([.A8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getElementsByName</text:p>
          </table:table-cell>
          <table:table-cell table:formula="of:=IF(AND(NOT(ISERROR(VLOOKUP([.A88];[IEplorer.$A$2:.$A$99];1;FALSE()))); NOT(ISERROR(VLOOKUP([.A88];[Firefox.$A$2:.$A$221];1;FALSE()))));[.A88];&quot;#N/A&quot;)" office:value-type="string" office:string-value="#N/A">
            <text:p>#N/A</text:p>
          </table:table-cell>
          <table:table-cell table:formula="of:=IF([.B88]=&quot;#N/A&quot;;      VLOOKUP([.A88];[IEplorer.$A$2:.$A$99];1;FALSE());            NA())" office:value-type="float" office:value="0">
            <text:p>#N/D</text:p>
          </table:table-cell>
          <table:table-cell table:formula="of:=IF([.B88]=&quot;#N/A&quot;;      VLOOKUP([.A88];[Firefox.$A$2:.$A$221];1;FALSE());            NA())" office:value-type="string" office:string-value="getElementsByName">
            <text:p>getElementsByName</text:p>
          </table:table-cell>
          <table:table-cell table:formula="of:=VLOOKUP([.A88];[HTMLDom.$A$2:.$A$1245];1;FALSE())" office:value-type="float" office:value="0">
            <text:p>#N/D</text:p>
          </table:table-cell>
          <table:table-cell table:style-name="ce5" table:formula="of:=IF(LEFT([.A8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getElementsByTagName</text:p>
          </table:table-cell>
          <table:table-cell table:formula="of:=IF(AND(NOT(ISERROR(VLOOKUP([.A89];[IEplorer.$A$2:.$A$99];1;FALSE()))); NOT(ISERROR(VLOOKUP([.A89];[Firefox.$A$2:.$A$221];1;FALSE()))));[.A89];&quot;#N/A&quot;)" office:value-type="string" office:string-value="#N/A">
            <text:p>#N/A</text:p>
          </table:table-cell>
          <table:table-cell table:formula="of:=IF([.B89]=&quot;#N/A&quot;;      VLOOKUP([.A89];[IEplorer.$A$2:.$A$99];1;FALSE());            NA())" office:value-type="float" office:value="0">
            <text:p>#N/D</text:p>
          </table:table-cell>
          <table:table-cell table:formula="of:=IF([.B89]=&quot;#N/A&quot;;      VLOOKUP([.A89];[Firefox.$A$2:.$A$221];1;FALSE());            NA())" office:value-type="string" office:string-value="getElementsByTagName">
            <text:p>getElementsByTagName</text:p>
          </table:table-cell>
          <table:table-cell table:formula="of:=VLOOKUP([.A89];[HTMLDom.$A$2:.$A$1245];1;FALSE())" office:value-type="float" office:value="0">
            <text:p>#N/D</text:p>
          </table:table-cell>
          <table:table-cell table:style-name="ce5" table:formula="of:=IF(LEFT([.A8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getElementsByTagNameNS</text:p>
          </table:table-cell>
          <table:table-cell table:formula="of:=IF(AND(NOT(ISERROR(VLOOKUP([.A90];[IEplorer.$A$2:.$A$99];1;FALSE()))); NOT(ISERROR(VLOOKUP([.A90];[Firefox.$A$2:.$A$221];1;FALSE()))));[.A90];&quot;#N/A&quot;)" office:value-type="string" office:string-value="#N/A">
            <text:p>#N/A</text:p>
          </table:table-cell>
          <table:table-cell table:formula="of:=IF([.B90]=&quot;#N/A&quot;;      VLOOKUP([.A90];[IEplorer.$A$2:.$A$99];1;FALSE());            NA())" office:value-type="float" office:value="0">
            <text:p>#N/D</text:p>
          </table:table-cell>
          <table:table-cell table:formula="of:=IF([.B90]=&quot;#N/A&quot;;      VLOOKUP([.A90];[Firefox.$A$2:.$A$221];1;FALSE());            NA())" office:value-type="string" office:string-value="getElementsByTagNameNS">
            <text:p>getElementsByTagNameNS</text:p>
          </table:table-cell>
          <table:table-cell table:formula="of:=VLOOKUP([.A90];[HTMLDom.$A$2:.$A$1245];1;FALSE())" office:value-type="float" office:value="0">
            <text:p>#N/D</text:p>
          </table:table-cell>
          <table:table-cell table:style-name="ce5" table:formula="of:=IF(LEFT([.A9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getItems</text:p>
          </table:table-cell>
          <table:table-cell table:formula="of:=IF(AND(NOT(ISERROR(VLOOKUP([.A91];[IEplorer.$A$2:.$A$99];1;FALSE()))); NOT(ISERROR(VLOOKUP([.A91];[Firefox.$A$2:.$A$221];1;FALSE()))));[.A91];&quot;#N/A&quot;)" office:value-type="string" office:string-value="#N/A">
            <text:p>#N/A</text:p>
          </table:table-cell>
          <table:table-cell table:formula="of:=IF([.B91]=&quot;#N/A&quot;;      VLOOKUP([.A91];[IEplorer.$A$2:.$A$99];1;FALSE());            NA())" office:value-type="float" office:value="0">
            <text:p>#N/D</text:p>
          </table:table-cell>
          <table:table-cell table:formula="of:=IF([.B91]=&quot;#N/A&quot;;      VLOOKUP([.A91];[Firefox.$A$2:.$A$221];1;FALSE());            NA())" office:value-type="string" office:string-value="getItems">
            <text:p>getItems</text:p>
          </table:table-cell>
          <table:table-cell table:formula="of:=VLOOKUP([.A91];[HTMLDom.$A$2:.$A$1245];1;FALSE())" office:value-type="float" office:value="0">
            <text:p>#N/D</text:p>
          </table:table-cell>
          <table:table-cell table:style-name="ce5" table:formula="of:=IF(LEFT([.A9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getSelection</text:p>
          </table:table-cell>
          <table:table-cell table:formula="of:=IF(AND(NOT(ISERROR(VLOOKUP([.A92];[IEplorer.$A$2:.$A$99];1;FALSE()))); NOT(ISERROR(VLOOKUP([.A92];[Firefox.$A$2:.$A$221];1;FALSE()))));[.A92];&quot;#N/A&quot;)" office:value-type="string" office:string-value="#N/A">
            <text:p>#N/A</text:p>
          </table:table-cell>
          <table:table-cell table:formula="of:=IF([.B92]=&quot;#N/A&quot;;      VLOOKUP([.A92];[IEplorer.$A$2:.$A$99];1;FALSE());            NA())" office:value-type="float" office:value="0">
            <text:p>#N/D</text:p>
          </table:table-cell>
          <table:table-cell table:formula="of:=IF([.B92]=&quot;#N/A&quot;;      VLOOKUP([.A92];[Firefox.$A$2:.$A$221];1;FALSE());            NA())" office:value-type="string" office:string-value="getSelection">
            <text:p>getSelection</text:p>
          </table:table-cell>
          <table:table-cell table:formula="of:=VLOOKUP([.A92];[HTMLDom.$A$2:.$A$1245];1;FALSE())" office:value-type="float" office:value="0">
            <text:p>#N/D</text:p>
          </table:table-cell>
          <table:table-cell table:style-name="ce5" table:formula="of:=IF(LEFT([.A9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hasChildNodes</text:p>
          </table:table-cell>
          <table:table-cell table:formula="of:=IF(AND(NOT(ISERROR(VLOOKUP([.A93];[IEplorer.$A$2:.$A$99];1;FALSE()))); NOT(ISERROR(VLOOKUP([.A93];[Firefox.$A$2:.$A$221];1;FALSE()))));[.A93];&quot;#N/A&quot;)" office:value-type="string" office:string-value="#N/A">
            <text:p>#N/A</text:p>
          </table:table-cell>
          <table:table-cell table:formula="of:=IF([.B93]=&quot;#N/A&quot;;      VLOOKUP([.A93];[IEplorer.$A$2:.$A$99];1;FALSE());            NA())" office:value-type="float" office:value="0">
            <text:p>#N/D</text:p>
          </table:table-cell>
          <table:table-cell table:formula="of:=IF([.B93]=&quot;#N/A&quot;;      VLOOKUP([.A93];[Firefox.$A$2:.$A$221];1;FALSE());            NA())" office:value-type="string" office:string-value="hasChildNodes">
            <text:p>hasChildNodes</text:p>
          </table:table-cell>
          <table:table-cell table:formula="of:=VLOOKUP([.A93];[HTMLDom.$A$2:.$A$1245];1;FALSE())" office:value-type="float" office:value="0">
            <text:p>#N/D</text:p>
          </table:table-cell>
          <table:table-cell table:style-name="ce5" table:formula="of:=IF(LEFT([.A9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hasFocus</text:p>
          </table:table-cell>
          <table:table-cell table:formula="of:=IF(AND(NOT(ISERROR(VLOOKUP([.A94];[IEplorer.$A$2:.$A$99];1;FALSE()))); NOT(ISERROR(VLOOKUP([.A94];[Firefox.$A$2:.$A$221];1;FALSE()))));[.A94];&quot;#N/A&quot;)" office:value-type="string" office:string-value="#N/A">
            <text:p>#N/A</text:p>
          </table:table-cell>
          <table:table-cell table:formula="of:=IF([.B94]=&quot;#N/A&quot;;      VLOOKUP([.A94];[IEplorer.$A$2:.$A$99];1;FALSE());            NA())" office:value-type="float" office:value="0">
            <text:p>#N/D</text:p>
          </table:table-cell>
          <table:table-cell table:formula="of:=IF([.B94]=&quot;#N/A&quot;;      VLOOKUP([.A94];[Firefox.$A$2:.$A$221];1;FALSE());            NA())" office:value-type="string" office:string-value="hasFocus">
            <text:p>hasFocus</text:p>
          </table:table-cell>
          <table:table-cell table:formula="of:=VLOOKUP([.A94];[HTMLDom.$A$2:.$A$1245];1;FALSE())" office:value-type="float" office:value="0">
            <text:p>#N/D</text:p>
          </table:table-cell>
          <table:table-cell table:style-name="ce5" table:formula="of:=IF(LEFT([.A9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head</text:p>
          </table:table-cell>
          <table:table-cell table:formula="of:=IF(AND(NOT(ISERROR(VLOOKUP([.A95];[IEplorer.$A$2:.$A$99];1;FALSE()))); NOT(ISERROR(VLOOKUP([.A95];[Firefox.$A$2:.$A$221];1;FALSE()))));[.A95];&quot;#N/A&quot;)" office:value-type="string" office:string-value="#N/A">
            <text:p>#N/A</text:p>
          </table:table-cell>
          <table:table-cell table:formula="of:=IF([.B95]=&quot;#N/A&quot;;      VLOOKUP([.A95];[IEplorer.$A$2:.$A$99];1;FALSE());            NA())" office:value-type="float" office:value="0">
            <text:p>#N/D</text:p>
          </table:table-cell>
          <table:table-cell table:formula="of:=IF([.B95]=&quot;#N/A&quot;;      VLOOKUP([.A95];[Firefox.$A$2:.$A$221];1;FALSE());            NA())" office:value-type="string" office:string-value="head">
            <text:p>head</text:p>
          </table:table-cell>
          <table:table-cell table:formula="of:=VLOOKUP([.A95];[HTMLDom.$A$2:.$A$1245];1;FALSE())" office:value-type="float" office:value="0">
            <text:p>#N/D</text:p>
          </table:table-cell>
          <table:table-cell table:style-name="ce5" table:formula="of:=IF(LEFT([.A9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hidden</text:p>
          </table:table-cell>
          <table:table-cell table:formula="of:=IF(AND(NOT(ISERROR(VLOOKUP([.A96];[IEplorer.$A$2:.$A$99];1;FALSE()))); NOT(ISERROR(VLOOKUP([.A96];[Firefox.$A$2:.$A$221];1;FALSE()))));[.A96];&quot;#N/A&quot;)" office:value-type="string" office:string-value="#N/A">
            <text:p>#N/A</text:p>
          </table:table-cell>
          <table:table-cell table:formula="of:=IF([.B96]=&quot;#N/A&quot;;      VLOOKUP([.A96];[IEplorer.$A$2:.$A$99];1;FALSE());            NA())" office:value-type="float" office:value="0">
            <text:p>#N/D</text:p>
          </table:table-cell>
          <table:table-cell table:formula="of:=IF([.B96]=&quot;#N/A&quot;;      VLOOKUP([.A96];[Firefox.$A$2:.$A$221];1;FALSE());            NA())" office:value-type="string" office:string-value="hidden">
            <text:p>hidden</text:p>
          </table:table-cell>
          <table:table-cell table:formula="of:=VLOOKUP([.A96];[HTMLDom.$A$2:.$A$1245];1;FALSE())" office:value-type="float" office:value="0">
            <text:p>#N/D</text:p>
          </table:table-cell>
          <table:table-cell table:style-name="ce5" table:formula="of:=IF(LEFT([.A9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images</text:p>
          </table:table-cell>
          <table:table-cell table:formula="of:=IF(AND(NOT(ISERROR(VLOOKUP([.A97];[IEplorer.$A$2:.$A$99];1;FALSE()))); NOT(ISERROR(VLOOKUP([.A97];[Firefox.$A$2:.$A$221];1;FALSE()))));[.A97];&quot;#N/A&quot;)" office:value-type="string" office:string-value="images">
            <text:p>images</text:p>
          </table:table-cell>
          <table:table-cell table:formula="of:=IF([.B97]=&quot;#N/A&quot;;      VLOOKUP([.A97];[IEplorer.$A$2:.$A$99];1;FALSE());            NA())" office:value-type="float" office:value="0">
            <text:p>#N/D</text:p>
          </table:table-cell>
          <table:table-cell table:formula="of:=IF([.B97]=&quot;#N/A&quot;;      VLOOKUP([.A97];[Firefox.$A$2:.$A$221];1;FALSE());            NA())" office:value-type="float" office:value="0">
            <text:p>#N/D</text:p>
          </table:table-cell>
          <table:table-cell table:formula="of:=VLOOKUP([.A97];[HTMLDom.$A$2:.$A$1245];1;FALSE())" office:value-type="float" office:value="0">
            <text:p>#N/D</text:p>
          </table:table-cell>
          <table:table-cell table:style-name="ce5" table:formula="of:=IF(LEFT([.A9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implementation</text:p>
          </table:table-cell>
          <table:table-cell table:formula="of:=IF(AND(NOT(ISERROR(VLOOKUP([.A98];[IEplorer.$A$2:.$A$99];1;FALSE()))); NOT(ISERROR(VLOOKUP([.A98];[Firefox.$A$2:.$A$221];1;FALSE()))));[.A98];&quot;#N/A&quot;)" office:value-type="string" office:string-value="implementation">
            <text:p>implementation</text:p>
          </table:table-cell>
          <table:table-cell table:formula="of:=IF([.B98]=&quot;#N/A&quot;;      VLOOKUP([.A98];[IEplorer.$A$2:.$A$99];1;FALSE());            NA())" office:value-type="float" office:value="0">
            <text:p>#N/D</text:p>
          </table:table-cell>
          <table:table-cell table:formula="of:=IF([.B98]=&quot;#N/A&quot;;      VLOOKUP([.A98];[Firefox.$A$2:.$A$221];1;FALSE());            NA())" office:value-type="float" office:value="0">
            <text:p>#N/D</text:p>
          </table:table-cell>
          <table:table-cell table:formula="of:=VLOOKUP([.A98];[HTMLDom.$A$2:.$A$1245];1;FALSE())" office:value-type="float" office:value="0">
            <text:p>#N/D</text:p>
          </table:table-cell>
          <table:table-cell table:style-name="ce5" table:formula="of:=IF(LEFT([.A9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importNode</text:p>
          </table:table-cell>
          <table:table-cell table:formula="of:=IF(AND(NOT(ISERROR(VLOOKUP([.A99];[IEplorer.$A$2:.$A$99];1;FALSE()))); NOT(ISERROR(VLOOKUP([.A99];[Firefox.$A$2:.$A$221];1;FALSE()))));[.A99];&quot;#N/A&quot;)" office:value-type="string" office:string-value="#N/A">
            <text:p>#N/A</text:p>
          </table:table-cell>
          <table:table-cell table:formula="of:=IF([.B99]=&quot;#N/A&quot;;      VLOOKUP([.A99];[IEplorer.$A$2:.$A$99];1;FALSE());            NA())" office:value-type="float" office:value="0">
            <text:p>#N/D</text:p>
          </table:table-cell>
          <table:table-cell table:formula="of:=IF([.B99]=&quot;#N/A&quot;;      VLOOKUP([.A99];[Firefox.$A$2:.$A$221];1;FALSE());            NA())" office:value-type="string" office:string-value="importNode">
            <text:p>importNode</text:p>
          </table:table-cell>
          <table:table-cell table:formula="of:=VLOOKUP([.A99];[HTMLDom.$A$2:.$A$1245];1;FALSE())" office:value-type="float" office:value="0">
            <text:p>#N/D</text:p>
          </table:table-cell>
          <table:table-cell table:style-name="ce5" table:formula="of:=IF(LEFT([.A9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inputEncoding</text:p>
          </table:table-cell>
          <table:table-cell table:formula="of:=IF(AND(NOT(ISERROR(VLOOKUP([.A100];[IEplorer.$A$2:.$A$99];1;FALSE()))); NOT(ISERROR(VLOOKUP([.A100];[Firefox.$A$2:.$A$221];1;FALSE()))));[.A100];&quot;#N/A&quot;)" office:value-type="string" office:string-value="#N/A">
            <text:p>#N/A</text:p>
          </table:table-cell>
          <table:table-cell table:formula="of:=IF([.B100]=&quot;#N/A&quot;;      VLOOKUP([.A100];[IEplorer.$A$2:.$A$99];1;FALSE());            NA())" office:value-type="float" office:value="0">
            <text:p>#N/D</text:p>
          </table:table-cell>
          <table:table-cell table:formula="of:=IF([.B100]=&quot;#N/A&quot;;      VLOOKUP([.A100];[Firefox.$A$2:.$A$221];1;FALSE());            NA())" office:value-type="string" office:string-value="inputEncoding">
            <text:p>inputEncoding</text:p>
          </table:table-cell>
          <table:table-cell table:formula="of:=VLOOKUP([.A100];[HTMLDom.$A$2:.$A$1245];1;FALSE())" office:value-type="float" office:value="0">
            <text:p>#N/D</text:p>
          </table:table-cell>
          <table:table-cell table:style-name="ce5" table:formula="of:=IF(LEFT([.A10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insertBefore</text:p>
          </table:table-cell>
          <table:table-cell table:formula="of:=IF(AND(NOT(ISERROR(VLOOKUP([.A101];[IEplorer.$A$2:.$A$99];1;FALSE()))); NOT(ISERROR(VLOOKUP([.A101];[Firefox.$A$2:.$A$221];1;FALSE()))));[.A101];&quot;#N/A&quot;)" office:value-type="string" office:string-value="#N/A">
            <text:p>#N/A</text:p>
          </table:table-cell>
          <table:table-cell table:formula="of:=IF([.B101]=&quot;#N/A&quot;;      VLOOKUP([.A101];[IEplorer.$A$2:.$A$99];1;FALSE());            NA())" office:value-type="float" office:value="0">
            <text:p>#N/D</text:p>
          </table:table-cell>
          <table:table-cell table:formula="of:=IF([.B101]=&quot;#N/A&quot;;      VLOOKUP([.A101];[Firefox.$A$2:.$A$221];1;FALSE());            NA())" office:value-type="string" office:string-value="insertBefore">
            <text:p>insertBefore</text:p>
          </table:table-cell>
          <table:table-cell table:formula="of:=VLOOKUP([.A101];[HTMLDom.$A$2:.$A$1245];1;FALSE())" office:value-type="float" office:value="0">
            <text:p>#N/D</text:p>
          </table:table-cell>
          <table:table-cell table:style-name="ce5" table:formula="of:=IF(LEFT([.A10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isDefaultNamespace</text:p>
          </table:table-cell>
          <table:table-cell table:formula="of:=IF(AND(NOT(ISERROR(VLOOKUP([.A102];[IEplorer.$A$2:.$A$99];1;FALSE()))); NOT(ISERROR(VLOOKUP([.A102];[Firefox.$A$2:.$A$221];1;FALSE()))));[.A102];&quot;#N/A&quot;)" office:value-type="string" office:string-value="#N/A">
            <text:p>#N/A</text:p>
          </table:table-cell>
          <table:table-cell table:formula="of:=IF([.B102]=&quot;#N/A&quot;;      VLOOKUP([.A102];[IEplorer.$A$2:.$A$99];1;FALSE());            NA())" office:value-type="float" office:value="0">
            <text:p>#N/D</text:p>
          </table:table-cell>
          <table:table-cell table:formula="of:=IF([.B102]=&quot;#N/A&quot;;      VLOOKUP([.A102];[Firefox.$A$2:.$A$221];1;FALSE());            NA())" office:value-type="string" office:string-value="isDefaultNamespace">
            <text:p>isDefaultNamespace</text:p>
          </table:table-cell>
          <table:table-cell table:formula="of:=VLOOKUP([.A102];[HTMLDom.$A$2:.$A$1245];1;FALSE())" office:value-type="float" office:value="0">
            <text:p>#N/D</text:p>
          </table:table-cell>
          <table:table-cell table:style-name="ce5" table:formula="of:=IF(LEFT([.A10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isEqualNode</text:p>
          </table:table-cell>
          <table:table-cell table:formula="of:=IF(AND(NOT(ISERROR(VLOOKUP([.A103];[IEplorer.$A$2:.$A$99];1;FALSE()))); NOT(ISERROR(VLOOKUP([.A103];[Firefox.$A$2:.$A$221];1;FALSE()))));[.A103];&quot;#N/A&quot;)" office:value-type="string" office:string-value="#N/A">
            <text:p>#N/A</text:p>
          </table:table-cell>
          <table:table-cell table:formula="of:=IF([.B103]=&quot;#N/A&quot;;      VLOOKUP([.A103];[IEplorer.$A$2:.$A$99];1;FALSE());            NA())" office:value-type="float" office:value="0">
            <text:p>#N/D</text:p>
          </table:table-cell>
          <table:table-cell table:formula="of:=IF([.B103]=&quot;#N/A&quot;;      VLOOKUP([.A103];[Firefox.$A$2:.$A$221];1;FALSE());            NA())" office:value-type="string" office:string-value="isEqualNode">
            <text:p>isEqualNode</text:p>
          </table:table-cell>
          <table:table-cell table:formula="of:=VLOOKUP([.A103];[HTMLDom.$A$2:.$A$1245];1;FALSE())" office:value-type="float" office:value="0">
            <text:p>#N/D</text:p>
          </table:table-cell>
          <table:table-cell table:style-name="ce5" table:formula="of:=IF(LEFT([.A10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lastChild</text:p>
          </table:table-cell>
          <table:table-cell table:formula="of:=IF(AND(NOT(ISERROR(VLOOKUP([.A104];[IEplorer.$A$2:.$A$99];1;FALSE()))); NOT(ISERROR(VLOOKUP([.A104];[Firefox.$A$2:.$A$221];1;FALSE()))));[.A104];&quot;#N/A&quot;)" office:value-type="string" office:string-value="lastChild">
            <text:p>lastChild</text:p>
          </table:table-cell>
          <table:table-cell table:formula="of:=IF([.B104]=&quot;#N/A&quot;;      VLOOKUP([.A104];[IEplorer.$A$2:.$A$99];1;FALSE());            NA())" office:value-type="float" office:value="0">
            <text:p>#N/D</text:p>
          </table:table-cell>
          <table:table-cell table:formula="of:=IF([.B104]=&quot;#N/A&quot;;      VLOOKUP([.A104];[Firefox.$A$2:.$A$221];1;FALSE());            NA())" office:value-type="float" office:value="0">
            <text:p>#N/D</text:p>
          </table:table-cell>
          <table:table-cell table:formula="of:=VLOOKUP([.A104];[HTMLDom.$A$2:.$A$1245];1;FALSE())" office:value-type="float" office:value="0">
            <text:p>#N/D</text:p>
          </table:table-cell>
          <table:table-cell table:style-name="ce5" table:formula="of:=IF(LEFT([.A10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lastElementChild</text:p>
          </table:table-cell>
          <table:table-cell table:formula="of:=IF(AND(NOT(ISERROR(VLOOKUP([.A105];[IEplorer.$A$2:.$A$99];1;FALSE()))); NOT(ISERROR(VLOOKUP([.A105];[Firefox.$A$2:.$A$221];1;FALSE()))));[.A105];&quot;#N/A&quot;)" office:value-type="string" office:string-value="#N/A">
            <text:p>#N/A</text:p>
          </table:table-cell>
          <table:table-cell table:formula="of:=IF([.B105]=&quot;#N/A&quot;;      VLOOKUP([.A105];[IEplorer.$A$2:.$A$99];1;FALSE());            NA())" office:value-type="float" office:value="0">
            <text:p>#N/D</text:p>
          </table:table-cell>
          <table:table-cell table:formula="of:=IF([.B105]=&quot;#N/A&quot;;      VLOOKUP([.A105];[Firefox.$A$2:.$A$221];1;FALSE());            NA())" office:value-type="string" office:string-value="lastElementChild">
            <text:p>lastElementChild</text:p>
          </table:table-cell>
          <table:table-cell table:formula="of:=VLOOKUP([.A105];[HTMLDom.$A$2:.$A$1245];1;FALSE())" office:value-type="float" office:value="0">
            <text:p>#N/D</text:p>
          </table:table-cell>
          <table:table-cell table:style-name="ce5" table:formula="of:=IF(LEFT([.A10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lastModified</text:p>
          </table:table-cell>
          <table:table-cell table:formula="of:=IF(AND(NOT(ISERROR(VLOOKUP([.A106];[IEplorer.$A$2:.$A$99];1;FALSE()))); NOT(ISERROR(VLOOKUP([.A106];[Firefox.$A$2:.$A$221];1;FALSE()))));[.A106];&quot;#N/A&quot;)" office:value-type="string" office:string-value="lastModified">
            <text:p>lastModified</text:p>
          </table:table-cell>
          <table:table-cell table:formula="of:=IF([.B106]=&quot;#N/A&quot;;      VLOOKUP([.A106];[IEplorer.$A$2:.$A$99];1;FALSE());            NA())" office:value-type="float" office:value="0">
            <text:p>#N/D</text:p>
          </table:table-cell>
          <table:table-cell table:formula="of:=IF([.B106]=&quot;#N/A&quot;;      VLOOKUP([.A106];[Firefox.$A$2:.$A$221];1;FALSE());            NA())" office:value-type="float" office:value="0">
            <text:p>#N/D</text:p>
          </table:table-cell>
          <table:table-cell table:formula="of:=VLOOKUP([.A106];[HTMLDom.$A$2:.$A$1245];1;FALSE())" office:value-type="float" office:value="0">
            <text:p>#N/D</text:p>
          </table:table-cell>
          <table:table-cell table:style-name="ce5" table:formula="of:=IF(LEFT([.A10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lastStyleSheetSet</text:p>
          </table:table-cell>
          <table:table-cell table:formula="of:=IF(AND(NOT(ISERROR(VLOOKUP([.A107];[IEplorer.$A$2:.$A$99];1;FALSE()))); NOT(ISERROR(VLOOKUP([.A107];[Firefox.$A$2:.$A$221];1;FALSE()))));[.A107];&quot;#N/A&quot;)" office:value-type="string" office:string-value="#N/A">
            <text:p>#N/A</text:p>
          </table:table-cell>
          <table:table-cell table:formula="of:=IF([.B107]=&quot;#N/A&quot;;      VLOOKUP([.A107];[IEplorer.$A$2:.$A$99];1;FALSE());            NA())" office:value-type="float" office:value="0">
            <text:p>#N/D</text:p>
          </table:table-cell>
          <table:table-cell table:formula="of:=IF([.B107]=&quot;#N/A&quot;;      VLOOKUP([.A107];[Firefox.$A$2:.$A$221];1;FALSE());            NA())" office:value-type="string" office:string-value="lastStyleSheetSet">
            <text:p>lastStyleSheetSet</text:p>
          </table:table-cell>
          <table:table-cell table:formula="of:=VLOOKUP([.A107];[HTMLDom.$A$2:.$A$1245];1;FALSE())" office:value-type="float" office:value="0">
            <text:p>#N/D</text:p>
          </table:table-cell>
          <table:table-cell table:style-name="ce5" table:formula="of:=IF(LEFT([.A10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linkColor</text:p>
          </table:table-cell>
          <table:table-cell table:formula="of:=IF(AND(NOT(ISERROR(VLOOKUP([.A108];[IEplorer.$A$2:.$A$99];1;FALSE()))); NOT(ISERROR(VLOOKUP([.A108];[Firefox.$A$2:.$A$221];1;FALSE()))));[.A108];&quot;#N/A&quot;)" office:value-type="string" office:string-value="linkColor">
            <text:p>linkColor</text:p>
          </table:table-cell>
          <table:table-cell table:formula="of:=IF([.B108]=&quot;#N/A&quot;;      VLOOKUP([.A108];[IEplorer.$A$2:.$A$99];1;FALSE());            NA())" office:value-type="float" office:value="0">
            <text:p>#N/D</text:p>
          </table:table-cell>
          <table:table-cell table:formula="of:=IF([.B108]=&quot;#N/A&quot;;      VLOOKUP([.A108];[Firefox.$A$2:.$A$221];1;FALSE());            NA())" office:value-type="float" office:value="0">
            <text:p>#N/D</text:p>
          </table:table-cell>
          <table:table-cell table:formula="of:=VLOOKUP([.A108];[HTMLDom.$A$2:.$A$1245];1;FALSE())" office:value-type="float" office:value="0">
            <text:p>#N/D</text:p>
          </table:table-cell>
          <table:table-cell table:style-name="ce5" table:formula="of:=IF(LEFT([.A10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links</text:p>
          </table:table-cell>
          <table:table-cell table:formula="of:=IF(AND(NOT(ISERROR(VLOOKUP([.A109];[IEplorer.$A$2:.$A$99];1;FALSE()))); NOT(ISERROR(VLOOKUP([.A109];[Firefox.$A$2:.$A$221];1;FALSE()))));[.A109];&quot;#N/A&quot;)" office:value-type="string" office:string-value="links">
            <text:p>links</text:p>
          </table:table-cell>
          <table:table-cell table:formula="of:=IF([.B109]=&quot;#N/A&quot;;      VLOOKUP([.A109];[IEplorer.$A$2:.$A$99];1;FALSE());            NA())" office:value-type="float" office:value="0">
            <text:p>#N/D</text:p>
          </table:table-cell>
          <table:table-cell table:formula="of:=IF([.B109]=&quot;#N/A&quot;;      VLOOKUP([.A109];[Firefox.$A$2:.$A$221];1;FALSE());            NA())" office:value-type="float" office:value="0">
            <text:p>#N/D</text:p>
          </table:table-cell>
          <table:table-cell table:formula="of:=VLOOKUP([.A109];[HTMLDom.$A$2:.$A$1245];1;FALSE())" office:value-type="float" office:value="0">
            <text:p>#N/D</text:p>
          </table:table-cell>
          <table:table-cell table:style-name="ce5" table:formula="of:=IF(LEFT([.A10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localName</text:p>
          </table:table-cell>
          <table:table-cell table:formula="of:=IF(AND(NOT(ISERROR(VLOOKUP([.A110];[IEplorer.$A$2:.$A$99];1;FALSE()))); NOT(ISERROR(VLOOKUP([.A110];[Firefox.$A$2:.$A$221];1;FALSE()))));[.A110];&quot;#N/A&quot;)" office:value-type="string" office:string-value="#N/A">
            <text:p>#N/A</text:p>
          </table:table-cell>
          <table:table-cell table:formula="of:=IF([.B110]=&quot;#N/A&quot;;      VLOOKUP([.A110];[IEplorer.$A$2:.$A$99];1;FALSE());            NA())" office:value-type="float" office:value="0">
            <text:p>#N/D</text:p>
          </table:table-cell>
          <table:table-cell table:formula="of:=IF([.B110]=&quot;#N/A&quot;;      VLOOKUP([.A110];[Firefox.$A$2:.$A$221];1;FALSE());            NA())" office:value-type="string" office:string-value="localName">
            <text:p>localName</text:p>
          </table:table-cell>
          <table:table-cell table:formula="of:=VLOOKUP([.A110];[HTMLDom.$A$2:.$A$1245];1;FALSE())" office:value-type="float" office:value="0">
            <text:p>#N/D</text:p>
          </table:table-cell>
          <table:table-cell table:style-name="ce5" table:formula="of:=IF(LEFT([.A11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location</text:p>
          </table:table-cell>
          <table:table-cell table:formula="of:=IF(AND(NOT(ISERROR(VLOOKUP([.A111];[IEplorer.$A$2:.$A$99];1;FALSE()))); NOT(ISERROR(VLOOKUP([.A111];[Firefox.$A$2:.$A$221];1;FALSE()))));[.A111];&quot;#N/A&quot;)" office:value-type="string" office:string-value="location">
            <text:p>location</text:p>
          </table:table-cell>
          <table:table-cell table:formula="of:=IF([.B111]=&quot;#N/A&quot;;      VLOOKUP([.A111];[IEplorer.$A$2:.$A$99];1;FALSE());            NA())" office:value-type="float" office:value="0">
            <text:p>#N/D</text:p>
          </table:table-cell>
          <table:table-cell table:formula="of:=IF([.B111]=&quot;#N/A&quot;;      VLOOKUP([.A111];[Firefox.$A$2:.$A$221];1;FALSE());            NA())" office:value-type="float" office:value="0">
            <text:p>#N/D</text:p>
          </table:table-cell>
          <table:table-cell table:formula="of:=VLOOKUP([.A111];[HTMLDom.$A$2:.$A$1245];1;FALSE())" office:value-type="float" office:value="0">
            <text:p>#N/D</text:p>
          </table:table-cell>
          <table:table-cell table:style-name="ce5" table:formula="of:=IF(LEFT([.A11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lookupNamespaceURI</text:p>
          </table:table-cell>
          <table:table-cell table:formula="of:=IF(AND(NOT(ISERROR(VLOOKUP([.A112];[IEplorer.$A$2:.$A$99];1;FALSE()))); NOT(ISERROR(VLOOKUP([.A112];[Firefox.$A$2:.$A$221];1;FALSE()))));[.A112];&quot;#N/A&quot;)" office:value-type="string" office:string-value="#N/A">
            <text:p>#N/A</text:p>
          </table:table-cell>
          <table:table-cell table:formula="of:=IF([.B112]=&quot;#N/A&quot;;      VLOOKUP([.A112];[IEplorer.$A$2:.$A$99];1;FALSE());            NA())" office:value-type="float" office:value="0">
            <text:p>#N/D</text:p>
          </table:table-cell>
          <table:table-cell table:formula="of:=IF([.B112]=&quot;#N/A&quot;;      VLOOKUP([.A112];[Firefox.$A$2:.$A$221];1;FALSE());            NA())" office:value-type="string" office:string-value="lookupNamespaceURI">
            <text:p>lookupNamespaceURI</text:p>
          </table:table-cell>
          <table:table-cell table:formula="of:=VLOOKUP([.A112];[HTMLDom.$A$2:.$A$1245];1;FALSE())" office:value-type="float" office:value="0">
            <text:p>#N/D</text:p>
          </table:table-cell>
          <table:table-cell table:style-name="ce5" table:formula="of:=IF(LEFT([.A11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lookupPrefix</text:p>
          </table:table-cell>
          <table:table-cell table:formula="of:=IF(AND(NOT(ISERROR(VLOOKUP([.A113];[IEplorer.$A$2:.$A$99];1;FALSE()))); NOT(ISERROR(VLOOKUP([.A113];[Firefox.$A$2:.$A$221];1;FALSE()))));[.A113];&quot;#N/A&quot;)" office:value-type="string" office:string-value="#N/A">
            <text:p>#N/A</text:p>
          </table:table-cell>
          <table:table-cell table:formula="of:=IF([.B113]=&quot;#N/A&quot;;      VLOOKUP([.A113];[IEplorer.$A$2:.$A$99];1;FALSE());            NA())" office:value-type="float" office:value="0">
            <text:p>#N/D</text:p>
          </table:table-cell>
          <table:table-cell table:formula="of:=IF([.B113]=&quot;#N/A&quot;;      VLOOKUP([.A113];[Firefox.$A$2:.$A$221];1;FALSE());            NA())" office:value-type="string" office:string-value="lookupPrefix">
            <text:p>lookupPrefix</text:p>
          </table:table-cell>
          <table:table-cell table:formula="of:=VLOOKUP([.A113];[HTMLDom.$A$2:.$A$1245];1;FALSE())" office:value-type="float" office:value="0">
            <text:p>#N/D</text:p>
          </table:table-cell>
          <table:table-cell table:style-name="ce5" table:formula="of:=IF(LEFT([.A11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edia</text:p>
          </table:table-cell>
          <table:table-cell table:formula="of:=IF(AND(NOT(ISERROR(VLOOKUP([.A114];[IEplorer.$A$2:.$A$99];1;FALSE()))); NOT(ISERROR(VLOOKUP([.A114];[Firefox.$A$2:.$A$221];1;FALSE()))));[.A114];&quot;#N/A&quot;)" office:value-type="string" office:string-value="#N/A">
            <text:p>#N/A</text:p>
          </table:table-cell>
          <table:table-cell table:formula="of:=IF([.B114]=&quot;#N/A&quot;;      VLOOKUP([.A114];[IEplorer.$A$2:.$A$99];1;FALSE());            NA())" office:value-type="string" office:string-value="media">
            <text:p>media</text:p>
          </table:table-cell>
          <table:table-cell table:formula="of:=IF([.B114]=&quot;#N/A&quot;;      VLOOKUP([.A114];[Firefox.$A$2:.$A$221];1;FALSE());            NA())" office:value-type="float" office:value="0">
            <text:p>#N/D</text:p>
          </table:table-cell>
          <table:table-cell table:formula="of:=VLOOKUP([.A114];[HTMLDom.$A$2:.$A$1245];1;FALSE())" office:value-type="float" office:value="0">
            <text:p>#N/D</text:p>
          </table:table-cell>
          <table:table-cell table:style-name="ce5" table:formula="of:=IF(LEFT([.A11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imeType</text:p>
          </table:table-cell>
          <table:table-cell table:formula="of:=IF(AND(NOT(ISERROR(VLOOKUP([.A115];[IEplorer.$A$2:.$A$99];1;FALSE()))); NOT(ISERROR(VLOOKUP([.A115];[Firefox.$A$2:.$A$221];1;FALSE()))));[.A115];&quot;#N/A&quot;)" office:value-type="string" office:string-value="#N/A">
            <text:p>#N/A</text:p>
          </table:table-cell>
          <table:table-cell table:formula="of:=IF([.B115]=&quot;#N/A&quot;;      VLOOKUP([.A115];[IEplorer.$A$2:.$A$99];1;FALSE());            NA())" office:value-type="string" office:string-value="mimeType">
            <text:p>mimeType</text:p>
          </table:table-cell>
          <table:table-cell table:formula="of:=IF([.B115]=&quot;#N/A&quot;;      VLOOKUP([.A115];[Firefox.$A$2:.$A$221];1;FALSE());            NA())" office:value-type="float" office:value="0">
            <text:p>#N/D</text:p>
          </table:table-cell>
          <table:table-cell table:formula="of:=VLOOKUP([.A115];[HTMLDom.$A$2:.$A$1245];1;FALSE())" office:value-type="float" office:value="0">
            <text:p>#N/D</text:p>
          </table:table-cell>
          <table:table-cell table:style-name="ce5" table:formula="of:=IF(LEFT([.A11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CancelFullScreen</text:p>
          </table:table-cell>
          <table:table-cell table:formula="of:=IF(AND(NOT(ISERROR(VLOOKUP([.A116];[IEplorer.$A$2:.$A$99];1;FALSE()))); NOT(ISERROR(VLOOKUP([.A116];[Firefox.$A$2:.$A$221];1;FALSE()))));[.A116];&quot;#N/A&quot;)" office:value-type="string" office:string-value="#N/A">
            <text:p>#N/A</text:p>
          </table:table-cell>
          <table:table-cell table:formula="of:=IF([.B116]=&quot;#N/A&quot;;      VLOOKUP([.A116];[IEplorer.$A$2:.$A$99];1;FALSE());            NA())" office:value-type="float" office:value="0">
            <text:p>#N/D</text:p>
          </table:table-cell>
          <table:table-cell table:formula="of:=IF([.B116]=&quot;#N/A&quot;;      VLOOKUP([.A116];[Firefox.$A$2:.$A$221];1;FALSE());            NA())" office:value-type="string" office:string-value="mozCancelFullScreen">
            <text:p>mozCancelFullScreen</text:p>
          </table:table-cell>
          <table:table-cell table:formula="of:=VLOOKUP([.A116];[HTMLDom.$A$2:.$A$1245];1;FALSE())" office:value-type="float" office:value="0">
            <text:p>#N/D</text:p>
          </table:table-cell>
          <table:table-cell table:style-name="ce5" table:formula="of:=IF(LEFT([.A11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ExitPointerLock</text:p>
          </table:table-cell>
          <table:table-cell table:formula="of:=IF(AND(NOT(ISERROR(VLOOKUP([.A117];[IEplorer.$A$2:.$A$99];1;FALSE()))); NOT(ISERROR(VLOOKUP([.A117];[Firefox.$A$2:.$A$221];1;FALSE()))));[.A117];&quot;#N/A&quot;)" office:value-type="string" office:string-value="#N/A">
            <text:p>#N/A</text:p>
          </table:table-cell>
          <table:table-cell table:formula="of:=IF([.B117]=&quot;#N/A&quot;;      VLOOKUP([.A117];[IEplorer.$A$2:.$A$99];1;FALSE());            NA())" office:value-type="float" office:value="0">
            <text:p>#N/D</text:p>
          </table:table-cell>
          <table:table-cell table:formula="of:=IF([.B117]=&quot;#N/A&quot;;      VLOOKUP([.A117];[Firefox.$A$2:.$A$221];1;FALSE());            NA())" office:value-type="string" office:string-value="mozExitPointerLock">
            <text:p>mozExitPointerLock</text:p>
          </table:table-cell>
          <table:table-cell table:formula="of:=VLOOKUP([.A117];[HTMLDom.$A$2:.$A$1245];1;FALSE())" office:value-type="float" office:value="0">
            <text:p>#N/D</text:p>
          </table:table-cell>
          <table:table-cell table:style-name="ce5" table:formula="of:=IF(LEFT([.A11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FullScreen</text:p>
          </table:table-cell>
          <table:table-cell table:formula="of:=IF(AND(NOT(ISERROR(VLOOKUP([.A118];[IEplorer.$A$2:.$A$99];1;FALSE()))); NOT(ISERROR(VLOOKUP([.A118];[Firefox.$A$2:.$A$221];1;FALSE()))));[.A118];&quot;#N/A&quot;)" office:value-type="string" office:string-value="#N/A">
            <text:p>#N/A</text:p>
          </table:table-cell>
          <table:table-cell table:formula="of:=IF([.B118]=&quot;#N/A&quot;;      VLOOKUP([.A118];[IEplorer.$A$2:.$A$99];1;FALSE());            NA())" office:value-type="float" office:value="0">
            <text:p>#N/D</text:p>
          </table:table-cell>
          <table:table-cell table:formula="of:=IF([.B118]=&quot;#N/A&quot;;      VLOOKUP([.A118];[Firefox.$A$2:.$A$221];1;FALSE());            NA())" office:value-type="string" office:string-value="mozFullScreen">
            <text:p>mozFullScreen</text:p>
          </table:table-cell>
          <table:table-cell table:formula="of:=VLOOKUP([.A118];[HTMLDom.$A$2:.$A$1245];1;FALSE())" office:value-type="float" office:value="0">
            <text:p>#N/D</text:p>
          </table:table-cell>
          <table:table-cell table:style-name="ce5" table:formula="of:=IF(LEFT([.A11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FullScreenElement</text:p>
          </table:table-cell>
          <table:table-cell table:formula="of:=IF(AND(NOT(ISERROR(VLOOKUP([.A119];[IEplorer.$A$2:.$A$99];1;FALSE()))); NOT(ISERROR(VLOOKUP([.A119];[Firefox.$A$2:.$A$221];1;FALSE()))));[.A119];&quot;#N/A&quot;)" office:value-type="string" office:string-value="#N/A">
            <text:p>#N/A</text:p>
          </table:table-cell>
          <table:table-cell table:formula="of:=IF([.B119]=&quot;#N/A&quot;;      VLOOKUP([.A119];[IEplorer.$A$2:.$A$99];1;FALSE());            NA())" office:value-type="float" office:value="0">
            <text:p>#N/D</text:p>
          </table:table-cell>
          <table:table-cell table:formula="of:=IF([.B119]=&quot;#N/A&quot;;      VLOOKUP([.A119];[Firefox.$A$2:.$A$221];1;FALSE());            NA())" office:value-type="string" office:string-value="mozFullScreenElement">
            <text:p>mozFullScreenElement</text:p>
          </table:table-cell>
          <table:table-cell table:formula="of:=VLOOKUP([.A119];[HTMLDom.$A$2:.$A$1245];1;FALSE())" office:value-type="float" office:value="0">
            <text:p>#N/D</text:p>
          </table:table-cell>
          <table:table-cell table:style-name="ce5" table:formula="of:=IF(LEFT([.A11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FullScreenEnabled</text:p>
          </table:table-cell>
          <table:table-cell table:formula="of:=IF(AND(NOT(ISERROR(VLOOKUP([.A120];[IEplorer.$A$2:.$A$99];1;FALSE()))); NOT(ISERROR(VLOOKUP([.A120];[Firefox.$A$2:.$A$221];1;FALSE()))));[.A120];&quot;#N/A&quot;)" office:value-type="string" office:string-value="#N/A">
            <text:p>#N/A</text:p>
          </table:table-cell>
          <table:table-cell table:formula="of:=IF([.B120]=&quot;#N/A&quot;;      VLOOKUP([.A120];[IEplorer.$A$2:.$A$99];1;FALSE());            NA())" office:value-type="float" office:value="0">
            <text:p>#N/D</text:p>
          </table:table-cell>
          <table:table-cell table:formula="of:=IF([.B120]=&quot;#N/A&quot;;      VLOOKUP([.A120];[Firefox.$A$2:.$A$221];1;FALSE());            NA())" office:value-type="string" office:string-value="mozFullScreenEnabled">
            <text:p>mozFullScreenEnabled</text:p>
          </table:table-cell>
          <table:table-cell table:formula="of:=VLOOKUP([.A120];[HTMLDom.$A$2:.$A$1245];1;FALSE())" office:value-type="float" office:value="0">
            <text:p>#N/D</text:p>
          </table:table-cell>
          <table:table-cell table:style-name="ce5" table:formula="of:=IF(LEFT([.A12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Hidden</text:p>
          </table:table-cell>
          <table:table-cell table:formula="of:=IF(AND(NOT(ISERROR(VLOOKUP([.A121];[IEplorer.$A$2:.$A$99];1;FALSE()))); NOT(ISERROR(VLOOKUP([.A121];[Firefox.$A$2:.$A$221];1;FALSE()))));[.A121];&quot;#N/A&quot;)" office:value-type="string" office:string-value="#N/A">
            <text:p>#N/A</text:p>
          </table:table-cell>
          <table:table-cell table:formula="of:=IF([.B121]=&quot;#N/A&quot;;      VLOOKUP([.A121];[IEplorer.$A$2:.$A$99];1;FALSE());            NA())" office:value-type="float" office:value="0">
            <text:p>#N/D</text:p>
          </table:table-cell>
          <table:table-cell table:formula="of:=IF([.B121]=&quot;#N/A&quot;;      VLOOKUP([.A121];[Firefox.$A$2:.$A$221];1;FALSE());            NA())" office:value-type="string" office:string-value="mozHidden">
            <text:p>mozHidden</text:p>
          </table:table-cell>
          <table:table-cell table:formula="of:=VLOOKUP([.A121];[HTMLDom.$A$2:.$A$1245];1;FALSE())" office:value-type="float" office:value="0">
            <text:p>#N/D</text:p>
          </table:table-cell>
          <table:table-cell table:style-name="ce5" table:formula="of:=IF(LEFT([.A12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PointerLockElement</text:p>
          </table:table-cell>
          <table:table-cell table:formula="of:=IF(AND(NOT(ISERROR(VLOOKUP([.A122];[IEplorer.$A$2:.$A$99];1;FALSE()))); NOT(ISERROR(VLOOKUP([.A122];[Firefox.$A$2:.$A$221];1;FALSE()))));[.A122];&quot;#N/A&quot;)" office:value-type="string" office:string-value="#N/A">
            <text:p>#N/A</text:p>
          </table:table-cell>
          <table:table-cell table:formula="of:=IF([.B122]=&quot;#N/A&quot;;      VLOOKUP([.A122];[IEplorer.$A$2:.$A$99];1;FALSE());            NA())" office:value-type="float" office:value="0">
            <text:p>#N/D</text:p>
          </table:table-cell>
          <table:table-cell table:formula="of:=IF([.B122]=&quot;#N/A&quot;;      VLOOKUP([.A122];[Firefox.$A$2:.$A$221];1;FALSE());            NA())" office:value-type="string" office:string-value="mozPointerLockElement">
            <text:p>mozPointerLockElement</text:p>
          </table:table-cell>
          <table:table-cell table:formula="of:=VLOOKUP([.A122];[HTMLDom.$A$2:.$A$1245];1;FALSE())" office:value-type="float" office:value="0">
            <text:p>#N/D</text:p>
          </table:table-cell>
          <table:table-cell table:style-name="ce5" table:formula="of:=IF(LEFT([.A12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SetImageElement</text:p>
          </table:table-cell>
          <table:table-cell table:formula="of:=IF(AND(NOT(ISERROR(VLOOKUP([.A123];[IEplorer.$A$2:.$A$99];1;FALSE()))); NOT(ISERROR(VLOOKUP([.A123];[Firefox.$A$2:.$A$221];1;FALSE()))));[.A123];&quot;#N/A&quot;)" office:value-type="string" office:string-value="#N/A">
            <text:p>#N/A</text:p>
          </table:table-cell>
          <table:table-cell table:formula="of:=IF([.B123]=&quot;#N/A&quot;;      VLOOKUP([.A123];[IEplorer.$A$2:.$A$99];1;FALSE());            NA())" office:value-type="float" office:value="0">
            <text:p>#N/D</text:p>
          </table:table-cell>
          <table:table-cell table:formula="of:=IF([.B123]=&quot;#N/A&quot;;      VLOOKUP([.A123];[Firefox.$A$2:.$A$221];1;FALSE());            NA())" office:value-type="string" office:string-value="mozSetImageElement">
            <text:p>mozSetImageElement</text:p>
          </table:table-cell>
          <table:table-cell table:formula="of:=VLOOKUP([.A123];[HTMLDom.$A$2:.$A$1245];1;FALSE())" office:value-type="float" office:value="0">
            <text:p>#N/D</text:p>
          </table:table-cell>
          <table:table-cell table:style-name="ce5" table:formula="of:=IF(LEFT([.A12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ozVisibilityState</text:p>
          </table:table-cell>
          <table:table-cell table:formula="of:=IF(AND(NOT(ISERROR(VLOOKUP([.A124];[IEplorer.$A$2:.$A$99];1;FALSE()))); NOT(ISERROR(VLOOKUP([.A124];[Firefox.$A$2:.$A$221];1;FALSE()))));[.A124];&quot;#N/A&quot;)" office:value-type="string" office:string-value="#N/A">
            <text:p>#N/A</text:p>
          </table:table-cell>
          <table:table-cell table:formula="of:=IF([.B124]=&quot;#N/A&quot;;      VLOOKUP([.A124];[IEplorer.$A$2:.$A$99];1;FALSE());            NA())" office:value-type="float" office:value="0">
            <text:p>#N/D</text:p>
          </table:table-cell>
          <table:table-cell table:formula="of:=IF([.B124]=&quot;#N/A&quot;;      VLOOKUP([.A124];[Firefox.$A$2:.$A$221];1;FALSE());            NA())" office:value-type="string" office:string-value="mozVisibilityState">
            <text:p>mozVisibilityState</text:p>
          </table:table-cell>
          <table:table-cell table:formula="of:=VLOOKUP([.A124];[HTMLDom.$A$2:.$A$1245];1;FALSE())" office:value-type="float" office:value="0">
            <text:p>#N/D</text:p>
          </table:table-cell>
          <table:table-cell table:style-name="ce5" table:formula="of:=IF(LEFT([.A12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nameProp</text:p>
          </table:table-cell>
          <table:table-cell table:formula="of:=IF(AND(NOT(ISERROR(VLOOKUP([.A125];[IEplorer.$A$2:.$A$99];1;FALSE()))); NOT(ISERROR(VLOOKUP([.A125];[Firefox.$A$2:.$A$221];1;FALSE()))));[.A125];&quot;#N/A&quot;)" office:value-type="string" office:string-value="#N/A">
            <text:p>#N/A</text:p>
          </table:table-cell>
          <table:table-cell table:formula="of:=IF([.B125]=&quot;#N/A&quot;;      VLOOKUP([.A125];[IEplorer.$A$2:.$A$99];1;FALSE());            NA())" office:value-type="string" office:string-value="nameProp">
            <text:p>nameProp</text:p>
          </table:table-cell>
          <table:table-cell table:formula="of:=IF([.B125]=&quot;#N/A&quot;;      VLOOKUP([.A125];[Firefox.$A$2:.$A$221];1;FALSE());            NA())" office:value-type="float" office:value="0">
            <text:p>#N/D</text:p>
          </table:table-cell>
          <table:table-cell table:formula="of:=VLOOKUP([.A125];[HTMLDom.$A$2:.$A$1245];1;FALSE())" office:value-type="float" office:value="0">
            <text:p>#N/D</text:p>
          </table:table-cell>
          <table:table-cell table:style-name="ce5" table:formula="of:=IF(LEFT([.A12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namespaces</text:p>
          </table:table-cell>
          <table:table-cell table:formula="of:=IF(AND(NOT(ISERROR(VLOOKUP([.A126];[IEplorer.$A$2:.$A$99];1;FALSE()))); NOT(ISERROR(VLOOKUP([.A126];[Firefox.$A$2:.$A$221];1;FALSE()))));[.A126];&quot;#N/A&quot;)" office:value-type="string" office:string-value="#N/A">
            <text:p>#N/A</text:p>
          </table:table-cell>
          <table:table-cell table:formula="of:=IF([.B126]=&quot;#N/A&quot;;      VLOOKUP([.A126];[IEplorer.$A$2:.$A$99];1;FALSE());            NA())" office:value-type="string" office:string-value="namespaces">
            <text:p>namespaces</text:p>
          </table:table-cell>
          <table:table-cell table:formula="of:=IF([.B126]=&quot;#N/A&quot;;      VLOOKUP([.A126];[Firefox.$A$2:.$A$221];1;FALSE());            NA())" office:value-type="float" office:value="0">
            <text:p>#N/D</text:p>
          </table:table-cell>
          <table:table-cell table:formula="of:=VLOOKUP([.A126];[HTMLDom.$A$2:.$A$1245];1;FALSE())" office:value-type="float" office:value="0">
            <text:p>#N/D</text:p>
          </table:table-cell>
          <table:table-cell table:style-name="ce5" table:formula="of:=IF(LEFT([.A12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namespaceURI</text:p>
          </table:table-cell>
          <table:table-cell table:formula="of:=IF(AND(NOT(ISERROR(VLOOKUP([.A127];[IEplorer.$A$2:.$A$99];1;FALSE()))); NOT(ISERROR(VLOOKUP([.A127];[Firefox.$A$2:.$A$221];1;FALSE()))));[.A127];&quot;#N/A&quot;)" office:value-type="string" office:string-value="#N/A">
            <text:p>#N/A</text:p>
          </table:table-cell>
          <table:table-cell table:formula="of:=IF([.B127]=&quot;#N/A&quot;;      VLOOKUP([.A127];[IEplorer.$A$2:.$A$99];1;FALSE());            NA())" office:value-type="float" office:value="0">
            <text:p>#N/D</text:p>
          </table:table-cell>
          <table:table-cell table:formula="of:=IF([.B127]=&quot;#N/A&quot;;      VLOOKUP([.A127];[Firefox.$A$2:.$A$221];1;FALSE());            NA())" office:value-type="string" office:string-value="namespaceURI">
            <text:p>namespaceURI</text:p>
          </table:table-cell>
          <table:table-cell table:formula="of:=VLOOKUP([.A127];[HTMLDom.$A$2:.$A$1245];1;FALSE())" office:value-type="float" office:value="0">
            <text:p>#N/D</text:p>
          </table:table-cell>
          <table:table-cell table:style-name="ce5" table:formula="of:=IF(LEFT([.A12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xtSibling</text:p>
          </table:table-cell>
          <table:table-cell table:formula="of:=IF(AND(NOT(ISERROR(VLOOKUP([.A128];[IEplorer.$A$2:.$A$99];1;FALSE()))); NOT(ISERROR(VLOOKUP([.A128];[Firefox.$A$2:.$A$221];1;FALSE()))));[.A128];&quot;#N/A&quot;)" office:value-type="string" office:string-value="nextSibling">
            <text:p>nextSibling</text:p>
          </table:table-cell>
          <table:table-cell table:formula="of:=IF([.B128]=&quot;#N/A&quot;;      VLOOKUP([.A128];[IEplorer.$A$2:.$A$99];1;FALSE());            NA())" office:value-type="float" office:value="0">
            <text:p>#N/D</text:p>
          </table:table-cell>
          <table:table-cell table:formula="of:=IF([.B128]=&quot;#N/A&quot;;      VLOOKUP([.A128];[Firefox.$A$2:.$A$221];1;FALSE());            NA())" office:value-type="float" office:value="0">
            <text:p>#N/D</text:p>
          </table:table-cell>
          <table:table-cell table:formula="of:=VLOOKUP([.A128];[HTMLDom.$A$2:.$A$1245];1;FALSE())" office:value-type="float" office:value="0">
            <text:p>#N/D</text:p>
          </table:table-cell>
          <table:table-cell table:style-name="ce5" table:formula="of:=IF(LEFT([.A12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odeName</text:p>
          </table:table-cell>
          <table:table-cell table:formula="of:=IF(AND(NOT(ISERROR(VLOOKUP([.A129];[IEplorer.$A$2:.$A$99];1;FALSE()))); NOT(ISERROR(VLOOKUP([.A129];[Firefox.$A$2:.$A$221];1;FALSE()))));[.A129];&quot;#N/A&quot;)" office:value-type="string" office:string-value="nodeName">
            <text:p>nodeName</text:p>
          </table:table-cell>
          <table:table-cell table:formula="of:=IF([.B129]=&quot;#N/A&quot;;      VLOOKUP([.A129];[IEplorer.$A$2:.$A$99];1;FALSE());            NA())" office:value-type="float" office:value="0">
            <text:p>#N/D</text:p>
          </table:table-cell>
          <table:table-cell table:formula="of:=IF([.B129]=&quot;#N/A&quot;;      VLOOKUP([.A129];[Firefox.$A$2:.$A$221];1;FALSE());            NA())" office:value-type="float" office:value="0">
            <text:p>#N/D</text:p>
          </table:table-cell>
          <table:table-cell table:formula="of:=VLOOKUP([.A129];[HTMLDom.$A$2:.$A$1245];1;FALSE())" office:value-type="float" office:value="0">
            <text:p>#N/D</text:p>
          </table:table-cell>
          <table:table-cell table:style-name="ce5" table:formula="of:=IF(LEFT([.A12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odeType</text:p>
          </table:table-cell>
          <table:table-cell table:formula="of:=IF(AND(NOT(ISERROR(VLOOKUP([.A130];[IEplorer.$A$2:.$A$99];1;FALSE()))); NOT(ISERROR(VLOOKUP([.A130];[Firefox.$A$2:.$A$221];1;FALSE()))));[.A130];&quot;#N/A&quot;)" office:value-type="string" office:string-value="nodeType">
            <text:p>nodeType</text:p>
          </table:table-cell>
          <table:table-cell table:formula="of:=IF([.B130]=&quot;#N/A&quot;;      VLOOKUP([.A130];[IEplorer.$A$2:.$A$99];1;FALSE());            NA())" office:value-type="float" office:value="0">
            <text:p>#N/D</text:p>
          </table:table-cell>
          <table:table-cell table:formula="of:=IF([.B130]=&quot;#N/A&quot;;      VLOOKUP([.A130];[Firefox.$A$2:.$A$221];1;FALSE());            NA())" office:value-type="float" office:value="0">
            <text:p>#N/D</text:p>
          </table:table-cell>
          <table:table-cell table:formula="of:=VLOOKUP([.A130];[HTMLDom.$A$2:.$A$1245];1;FALSE())" office:value-type="float" office:value="0">
            <text:p>#N/D</text:p>
          </table:table-cell>
          <table:table-cell table:style-name="ce5" table:formula="of:=IF(LEFT([.A13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odeValue</text:p>
          </table:table-cell>
          <table:table-cell table:formula="of:=IF(AND(NOT(ISERROR(VLOOKUP([.A131];[IEplorer.$A$2:.$A$99];1;FALSE()))); NOT(ISERROR(VLOOKUP([.A131];[Firefox.$A$2:.$A$221];1;FALSE()))));[.A131];&quot;#N/A&quot;)" office:value-type="string" office:string-value="nodeValue">
            <text:p>nodeValue</text:p>
          </table:table-cell>
          <table:table-cell table:formula="of:=IF([.B131]=&quot;#N/A&quot;;      VLOOKUP([.A131];[IEplorer.$A$2:.$A$99];1;FALSE());            NA())" office:value-type="float" office:value="0">
            <text:p>#N/D</text:p>
          </table:table-cell>
          <table:table-cell table:formula="of:=IF([.B131]=&quot;#N/A&quot;;      VLOOKUP([.A131];[Firefox.$A$2:.$A$221];1;FALSE());            NA())" office:value-type="float" office:value="0">
            <text:p>#N/D</text:p>
          </table:table-cell>
          <table:table-cell table:formula="of:=VLOOKUP([.A131];[HTMLDom.$A$2:.$A$1245];1;FALSE())" office:value-type="float" office:value="0">
            <text:p>#N/D</text:p>
          </table:table-cell>
          <table:table-cell table:style-name="ce5" table:formula="of:=IF(LEFT([.A13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normalize</text:p>
          </table:table-cell>
          <table:table-cell table:formula="of:=IF(AND(NOT(ISERROR(VLOOKUP([.A132];[IEplorer.$A$2:.$A$99];1;FALSE()))); NOT(ISERROR(VLOOKUP([.A132];[Firefox.$A$2:.$A$221];1;FALSE()))));[.A132];&quot;#N/A&quot;)" office:value-type="string" office:string-value="#N/A">
            <text:p>#N/A</text:p>
          </table:table-cell>
          <table:table-cell table:formula="of:=IF([.B132]=&quot;#N/A&quot;;      VLOOKUP([.A132];[IEplorer.$A$2:.$A$99];1;FALSE());            NA())" office:value-type="float" office:value="0">
            <text:p>#N/D</text:p>
          </table:table-cell>
          <table:table-cell table:formula="of:=IF([.B132]=&quot;#N/A&quot;;      VLOOKUP([.A132];[Firefox.$A$2:.$A$221];1;FALSE());            NA())" office:value-type="string" office:string-value="normalize">
            <text:p>normalize</text:p>
          </table:table-cell>
          <table:table-cell table:formula="of:=VLOOKUP([.A132];[HTMLDom.$A$2:.$A$1245];1;FALSE())" office:value-type="float" office:value="0">
            <text:p>#N/D</text:p>
          </table:table-cell>
          <table:table-cell table:style-name="ce5" table:formula="of:=IF(LEFT([.A13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NOTATION_NODE</text:p>
          </table:table-cell>
          <table:table-cell table:formula="of:=IF(AND(NOT(ISERROR(VLOOKUP([.A133];[IEplorer.$A$2:.$A$99];1;FALSE()))); NOT(ISERROR(VLOOKUP([.A133];[Firefox.$A$2:.$A$221];1;FALSE()))));[.A133];&quot;#N/A&quot;)" office:value-type="string" office:string-value="#N/A">
            <text:p>#N/A</text:p>
          </table:table-cell>
          <table:table-cell table:formula="of:=IF([.B133]=&quot;#N/A&quot;;      VLOOKUP([.A133];[IEplorer.$A$2:.$A$99];1;FALSE());            NA())" office:value-type="float" office:value="0">
            <text:p>#N/D</text:p>
          </table:table-cell>
          <table:table-cell table:formula="of:=IF([.B133]=&quot;#N/A&quot;;      VLOOKUP([.A133];[Firefox.$A$2:.$A$221];1;FALSE());            NA())" office:value-type="string" office:string-value="NOTATION_NODE">
            <text:p>NOTATION_NODE</text:p>
          </table:table-cell>
          <table:table-cell table:formula="of:=VLOOKUP([.A133];[HTMLDom.$A$2:.$A$1245];1;FALSE())" office:value-type="float" office:value="0">
            <text:p>#N/D</text:p>
          </table:table-cell>
          <table:table-cell table:style-name="ce5" table:formula="of:=IF(LEFT([.A13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>
            <text:p>onabort</text:p>
          </table:table-cell>
          <table:table-cell table:style-name="ce4" table:formula="of:=IF(AND(NOT(ISERROR(VLOOKUP([.A134];[IEplorer.$A$2:.$A$99];1;FALSE()))); NOT(ISERROR(VLOOKUP([.A134];[Firefox.$A$2:.$A$221];1;FALSE()))));[.A134];&quot;#N/A&quot;)" office:value-type="string" office:string-value="#N/A">
            <text:p>#N/A</text:p>
          </table:table-cell>
          <table:table-cell table:style-name="ce4" table:formula="of:=IF([.B134]=&quot;#N/A&quot;;      VLOOKUP([.A134];[IEplorer.$A$2:.$A$99];1;FALSE());            NA())" office:value-type="float" office:value="0">
            <text:p>#N/D</text:p>
          </table:table-cell>
          <table:table-cell table:style-name="ce4" table:formula="of:=IF([.B134]=&quot;#N/A&quot;;      VLOOKUP([.A134];[Firefox.$A$2:.$A$221];1;FALSE());            NA())" office:value-type="string" office:string-value="onabort">
            <text:p>onabort</text:p>
          </table:table-cell>
          <table:table-cell table:style-name="ce4" table:formula="of:=VLOOKUP([.A134];[HTMLDom.$A$2:.$A$1245];1;FALSE())" office:value-type="float" office:value="0">
            <text:p>#N/D</text:p>
          </table:table-cell>
          <table:table-cell table:style-name="ce6" table:formula="of:=IF(LEFT([.A13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activate</text:p>
          </table:table-cell>
          <table:table-cell table:style-name="ce4" table:formula="of:=IF(AND(NOT(ISERROR(VLOOKUP([.A135];[IEplorer.$A$2:.$A$99];1;FALSE()))); NOT(ISERROR(VLOOKUP([.A135];[Firefox.$A$2:.$A$221];1;FALSE()))));[.A135];&quot;#N/A&quot;)" office:value-type="string" office:string-value="#N/A">
            <text:p>#N/A</text:p>
          </table:table-cell>
          <table:table-cell table:style-name="ce4" table:formula="of:=IF([.B135]=&quot;#N/A&quot;;      VLOOKUP([.A135];[IEplorer.$A$2:.$A$99];1;FALSE());            NA())" office:value-type="string" office:string-value="onactivate">
            <text:p>onactivate</text:p>
          </table:table-cell>
          <table:table-cell table:style-name="ce4" table:formula="of:=IF([.B135]=&quot;#N/A&quot;;      VLOOKUP([.A135];[Firefox.$A$2:.$A$221];1;FALSE());            NA())" office:value-type="float" office:value="0">
            <text:p>#N/D</text:p>
          </table:table-cell>
          <table:table-cell table:style-name="ce4" table:formula="of:=VLOOKUP([.A135];[HTMLDom.$A$2:.$A$1245];1;FALSE())" office:value-type="float" office:value="0">
            <text:p>#N/D</text:p>
          </table:table-cell>
          <table:table-cell table:style-name="ce6" table:formula="of:=IF(LEFT([.A13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afterscriptexecute</text:p>
          </table:table-cell>
          <table:table-cell table:style-name="ce4" table:formula="of:=IF(AND(NOT(ISERROR(VLOOKUP([.A136];[IEplorer.$A$2:.$A$99];1;FALSE()))); NOT(ISERROR(VLOOKUP([.A136];[Firefox.$A$2:.$A$221];1;FALSE()))));[.A136];&quot;#N/A&quot;)" office:value-type="string" office:string-value="#N/A">
            <text:p>#N/A</text:p>
          </table:table-cell>
          <table:table-cell table:style-name="ce4" table:formula="of:=IF([.B136]=&quot;#N/A&quot;;      VLOOKUP([.A136];[IEplorer.$A$2:.$A$99];1;FALSE());            NA())" office:value-type="float" office:value="0">
            <text:p>#N/D</text:p>
          </table:table-cell>
          <table:table-cell table:style-name="ce4" table:formula="of:=IF([.B136]=&quot;#N/A&quot;;      VLOOKUP([.A136];[Firefox.$A$2:.$A$221];1;FALSE());            NA())" office:value-type="string" office:string-value="onafterscriptexecute">
            <text:p>onafterscriptexecute</text:p>
          </table:table-cell>
          <table:table-cell table:style-name="ce4" table:formula="of:=VLOOKUP([.A136];[HTMLDom.$A$2:.$A$1245];1;FALSE())" office:value-type="float" office:value="0">
            <text:p>#N/D</text:p>
          </table:table-cell>
          <table:table-cell table:style-name="ce6" table:formula="of:=IF(LEFT([.A13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afterupdate</text:p>
          </table:table-cell>
          <table:table-cell table:style-name="ce4" table:formula="of:=IF(AND(NOT(ISERROR(VLOOKUP([.A137];[IEplorer.$A$2:.$A$99];1;FALSE()))); NOT(ISERROR(VLOOKUP([.A137];[Firefox.$A$2:.$A$221];1;FALSE()))));[.A137];&quot;#N/A&quot;)" office:value-type="string" office:string-value="#N/A">
            <text:p>#N/A</text:p>
          </table:table-cell>
          <table:table-cell table:style-name="ce4" table:formula="of:=IF([.B137]=&quot;#N/A&quot;;      VLOOKUP([.A137];[IEplorer.$A$2:.$A$99];1;FALSE());            NA())" office:value-type="string" office:string-value="onafterupdate">
            <text:p>onafterupdate</text:p>
          </table:table-cell>
          <table:table-cell table:style-name="ce4" table:formula="of:=IF([.B137]=&quot;#N/A&quot;;      VLOOKUP([.A137];[Firefox.$A$2:.$A$221];1;FALSE());            NA())" office:value-type="float" office:value="0">
            <text:p>#N/D</text:p>
          </table:table-cell>
          <table:table-cell table:style-name="ce4" table:formula="of:=VLOOKUP([.A137];[HTMLDom.$A$2:.$A$1245];1;FALSE())" office:value-type="float" office:value="0">
            <text:p>#N/D</text:p>
          </table:table-cell>
          <table:table-cell table:style-name="ce6" table:formula="of:=IF(LEFT([.A13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eforeactivate</text:p>
          </table:table-cell>
          <table:table-cell table:style-name="ce4" table:formula="of:=IF(AND(NOT(ISERROR(VLOOKUP([.A138];[IEplorer.$A$2:.$A$99];1;FALSE()))); NOT(ISERROR(VLOOKUP([.A138];[Firefox.$A$2:.$A$221];1;FALSE()))));[.A138];&quot;#N/A&quot;)" office:value-type="string" office:string-value="#N/A">
            <text:p>#N/A</text:p>
          </table:table-cell>
          <table:table-cell table:style-name="ce4" table:formula="of:=IF([.B138]=&quot;#N/A&quot;;      VLOOKUP([.A138];[IEplorer.$A$2:.$A$99];1;FALSE());            NA())" office:value-type="string" office:string-value="onbeforeactivate">
            <text:p>onbeforeactivate</text:p>
          </table:table-cell>
          <table:table-cell table:style-name="ce4" table:formula="of:=IF([.B138]=&quot;#N/A&quot;;      VLOOKUP([.A138];[Firefox.$A$2:.$A$221];1;FALSE());            NA())" office:value-type="float" office:value="0">
            <text:p>#N/D</text:p>
          </table:table-cell>
          <table:table-cell table:style-name="ce4" table:formula="of:=VLOOKUP([.A138];[HTMLDom.$A$2:.$A$1245];1;FALSE())" office:value-type="float" office:value="0">
            <text:p>#N/D</text:p>
          </table:table-cell>
          <table:table-cell table:style-name="ce6" table:formula="of:=IF(LEFT([.A13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eforedeactivate</text:p>
          </table:table-cell>
          <table:table-cell table:style-name="ce4" table:formula="of:=IF(AND(NOT(ISERROR(VLOOKUP([.A139];[IEplorer.$A$2:.$A$99];1;FALSE()))); NOT(ISERROR(VLOOKUP([.A139];[Firefox.$A$2:.$A$221];1;FALSE()))));[.A139];&quot;#N/A&quot;)" office:value-type="string" office:string-value="#N/A">
            <text:p>#N/A</text:p>
          </table:table-cell>
          <table:table-cell table:style-name="ce4" table:formula="of:=IF([.B139]=&quot;#N/A&quot;;      VLOOKUP([.A139];[IEplorer.$A$2:.$A$99];1;FALSE());            NA())" office:value-type="string" office:string-value="onbeforedeactivate">
            <text:p>onbeforedeactivate</text:p>
          </table:table-cell>
          <table:table-cell table:style-name="ce4" table:formula="of:=IF([.B139]=&quot;#N/A&quot;;      VLOOKUP([.A139];[Firefox.$A$2:.$A$221];1;FALSE());            NA())" office:value-type="float" office:value="0">
            <text:p>#N/D</text:p>
          </table:table-cell>
          <table:table-cell table:style-name="ce4" table:formula="of:=VLOOKUP([.A139];[HTMLDom.$A$2:.$A$1245];1;FALSE())" office:value-type="float" office:value="0">
            <text:p>#N/D</text:p>
          </table:table-cell>
          <table:table-cell table:style-name="ce6" table:formula="of:=IF(LEFT([.A13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eforeeditfocus</text:p>
          </table:table-cell>
          <table:table-cell table:style-name="ce4" table:formula="of:=IF(AND(NOT(ISERROR(VLOOKUP([.A140];[IEplorer.$A$2:.$A$99];1;FALSE()))); NOT(ISERROR(VLOOKUP([.A140];[Firefox.$A$2:.$A$221];1;FALSE()))));[.A140];&quot;#N/A&quot;)" office:value-type="string" office:string-value="#N/A">
            <text:p>#N/A</text:p>
          </table:table-cell>
          <table:table-cell table:style-name="ce4" table:formula="of:=IF([.B140]=&quot;#N/A&quot;;      VLOOKUP([.A140];[IEplorer.$A$2:.$A$99];1;FALSE());            NA())" office:value-type="string" office:string-value="onbeforeeditfocus">
            <text:p>onbeforeeditfocus</text:p>
          </table:table-cell>
          <table:table-cell table:style-name="ce4" table:formula="of:=IF([.B140]=&quot;#N/A&quot;;      VLOOKUP([.A140];[Firefox.$A$2:.$A$221];1;FALSE());            NA())" office:value-type="float" office:value="0">
            <text:p>#N/D</text:p>
          </table:table-cell>
          <table:table-cell table:style-name="ce4" table:formula="of:=VLOOKUP([.A140];[HTMLDom.$A$2:.$A$1245];1;FALSE())" office:value-type="float" office:value="0">
            <text:p>#N/D</text:p>
          </table:table-cell>
          <table:table-cell table:style-name="ce6" table:formula="of:=IF(LEFT([.A14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eforescriptexecute</text:p>
          </table:table-cell>
          <table:table-cell table:style-name="ce4" table:formula="of:=IF(AND(NOT(ISERROR(VLOOKUP([.A141];[IEplorer.$A$2:.$A$99];1;FALSE()))); NOT(ISERROR(VLOOKUP([.A141];[Firefox.$A$2:.$A$221];1;FALSE()))));[.A141];&quot;#N/A&quot;)" office:value-type="string" office:string-value="#N/A">
            <text:p>#N/A</text:p>
          </table:table-cell>
          <table:table-cell table:style-name="ce4" table:formula="of:=IF([.B141]=&quot;#N/A&quot;;      VLOOKUP([.A141];[IEplorer.$A$2:.$A$99];1;FALSE());            NA())" office:value-type="float" office:value="0">
            <text:p>#N/D</text:p>
          </table:table-cell>
          <table:table-cell table:style-name="ce4" table:formula="of:=IF([.B141]=&quot;#N/A&quot;;      VLOOKUP([.A141];[Firefox.$A$2:.$A$221];1;FALSE());            NA())" office:value-type="string" office:string-value="onbeforescriptexecute">
            <text:p>onbeforescriptexecute</text:p>
          </table:table-cell>
          <table:table-cell table:style-name="ce4" table:formula="of:=VLOOKUP([.A141];[HTMLDom.$A$2:.$A$1245];1;FALSE())" office:value-type="float" office:value="0">
            <text:p>#N/D</text:p>
          </table:table-cell>
          <table:table-cell table:style-name="ce6" table:formula="of:=IF(LEFT([.A14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eforeupdate</text:p>
          </table:table-cell>
          <table:table-cell table:style-name="ce4" table:formula="of:=IF(AND(NOT(ISERROR(VLOOKUP([.A142];[IEplorer.$A$2:.$A$99];1;FALSE()))); NOT(ISERROR(VLOOKUP([.A142];[Firefox.$A$2:.$A$221];1;FALSE()))));[.A142];&quot;#N/A&quot;)" office:value-type="string" office:string-value="#N/A">
            <text:p>#N/A</text:p>
          </table:table-cell>
          <table:table-cell table:style-name="ce4" table:formula="of:=IF([.B142]=&quot;#N/A&quot;;      VLOOKUP([.A142];[IEplorer.$A$2:.$A$99];1;FALSE());            NA())" office:value-type="string" office:string-value="onbeforeupdate">
            <text:p>onbeforeupdate</text:p>
          </table:table-cell>
          <table:table-cell table:style-name="ce4" table:formula="of:=IF([.B142]=&quot;#N/A&quot;;      VLOOKUP([.A142];[Firefox.$A$2:.$A$221];1;FALSE());            NA())" office:value-type="float" office:value="0">
            <text:p>#N/D</text:p>
          </table:table-cell>
          <table:table-cell table:style-name="ce4" table:formula="of:=VLOOKUP([.A142];[HTMLDom.$A$2:.$A$1245];1;FALSE())" office:value-type="float" office:value="0">
            <text:p>#N/D</text:p>
          </table:table-cell>
          <table:table-cell table:style-name="ce6" table:formula="of:=IF(LEFT([.A14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lur</text:p>
          </table:table-cell>
          <table:table-cell table:style-name="ce4" table:formula="of:=IF(AND(NOT(ISERROR(VLOOKUP([.A143];[IEplorer.$A$2:.$A$99];1;FALSE()))); NOT(ISERROR(VLOOKUP([.A143];[Firefox.$A$2:.$A$221];1;FALSE()))));[.A143];&quot;#N/A&quot;)" office:value-type="string" office:string-value="#N/A">
            <text:p>#N/A</text:p>
          </table:table-cell>
          <table:table-cell table:style-name="ce4" table:formula="of:=IF([.B143]=&quot;#N/A&quot;;      VLOOKUP([.A143];[IEplorer.$A$2:.$A$99];1;FALSE());            NA())" office:value-type="float" office:value="0">
            <text:p>#N/D</text:p>
          </table:table-cell>
          <table:table-cell table:style-name="ce4" table:formula="of:=IF([.B143]=&quot;#N/A&quot;;      VLOOKUP([.A143];[Firefox.$A$2:.$A$221];1;FALSE());            NA())" office:value-type="string" office:string-value="onblur">
            <text:p>onblur</text:p>
          </table:table-cell>
          <table:table-cell table:style-name="ce4" table:formula="of:=VLOOKUP([.A143];[HTMLDom.$A$2:.$A$1245];1;FALSE())" office:value-type="float" office:value="0">
            <text:p>#N/D</text:p>
          </table:table-cell>
          <table:table-cell table:style-name="ce6" table:formula="of:=IF(LEFT([.A14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anplay</text:p>
          </table:table-cell>
          <table:table-cell table:style-name="ce4" table:formula="of:=IF(AND(NOT(ISERROR(VLOOKUP([.A144];[IEplorer.$A$2:.$A$99];1;FALSE()))); NOT(ISERROR(VLOOKUP([.A144];[Firefox.$A$2:.$A$221];1;FALSE()))));[.A144];&quot;#N/A&quot;)" office:value-type="string" office:string-value="#N/A">
            <text:p>#N/A</text:p>
          </table:table-cell>
          <table:table-cell table:style-name="ce4" table:formula="of:=IF([.B144]=&quot;#N/A&quot;;      VLOOKUP([.A144];[IEplorer.$A$2:.$A$99];1;FALSE());            NA())" office:value-type="float" office:value="0">
            <text:p>#N/D</text:p>
          </table:table-cell>
          <table:table-cell table:style-name="ce4" table:formula="of:=IF([.B144]=&quot;#N/A&quot;;      VLOOKUP([.A144];[Firefox.$A$2:.$A$221];1;FALSE());            NA())" office:value-type="string" office:string-value="oncanplay">
            <text:p>oncanplay</text:p>
          </table:table-cell>
          <table:table-cell table:style-name="ce4" table:formula="of:=VLOOKUP([.A144];[HTMLDom.$A$2:.$A$1245];1;FALSE())" office:value-type="float" office:value="0">
            <text:p>#N/D</text:p>
          </table:table-cell>
          <table:table-cell table:style-name="ce6" table:formula="of:=IF(LEFT([.A14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anplaythrough</text:p>
          </table:table-cell>
          <table:table-cell table:style-name="ce4" table:formula="of:=IF(AND(NOT(ISERROR(VLOOKUP([.A145];[IEplorer.$A$2:.$A$99];1;FALSE()))); NOT(ISERROR(VLOOKUP([.A145];[Firefox.$A$2:.$A$221];1;FALSE()))));[.A145];&quot;#N/A&quot;)" office:value-type="string" office:string-value="#N/A">
            <text:p>#N/A</text:p>
          </table:table-cell>
          <table:table-cell table:style-name="ce4" table:formula="of:=IF([.B145]=&quot;#N/A&quot;;      VLOOKUP([.A145];[IEplorer.$A$2:.$A$99];1;FALSE());            NA())" office:value-type="float" office:value="0">
            <text:p>#N/D</text:p>
          </table:table-cell>
          <table:table-cell table:style-name="ce4" table:formula="of:=IF([.B145]=&quot;#N/A&quot;;      VLOOKUP([.A145];[Firefox.$A$2:.$A$221];1;FALSE());            NA())" office:value-type="string" office:string-value="oncanplaythrough">
            <text:p>oncanplaythrough</text:p>
          </table:table-cell>
          <table:table-cell table:style-name="ce4" table:formula="of:=VLOOKUP([.A145];[HTMLDom.$A$2:.$A$1245];1;FALSE())" office:value-type="float" office:value="0">
            <text:p>#N/D</text:p>
          </table:table-cell>
          <table:table-cell table:style-name="ce6" table:formula="of:=IF(LEFT([.A14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ellchange</text:p>
          </table:table-cell>
          <table:table-cell table:style-name="ce4" table:formula="of:=IF(AND(NOT(ISERROR(VLOOKUP([.A146];[IEplorer.$A$2:.$A$99];1;FALSE()))); NOT(ISERROR(VLOOKUP([.A146];[Firefox.$A$2:.$A$221];1;FALSE()))));[.A146];&quot;#N/A&quot;)" office:value-type="string" office:string-value="#N/A">
            <text:p>#N/A</text:p>
          </table:table-cell>
          <table:table-cell table:style-name="ce4" table:formula="of:=IF([.B146]=&quot;#N/A&quot;;      VLOOKUP([.A146];[IEplorer.$A$2:.$A$99];1;FALSE());            NA())" office:value-type="string" office:string-value="oncellchange">
            <text:p>oncellchange</text:p>
          </table:table-cell>
          <table:table-cell table:style-name="ce4" table:formula="of:=IF([.B146]=&quot;#N/A&quot;;      VLOOKUP([.A146];[Firefox.$A$2:.$A$221];1;FALSE());            NA())" office:value-type="float" office:value="0">
            <text:p>#N/D</text:p>
          </table:table-cell>
          <table:table-cell table:style-name="ce4" table:formula="of:=VLOOKUP([.A146];[HTMLDom.$A$2:.$A$1245];1;FALSE())" office:value-type="float" office:value="0">
            <text:p>#N/D</text:p>
          </table:table-cell>
          <table:table-cell table:style-name="ce6" table:formula="of:=IF(LEFT([.A14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hange</text:p>
          </table:table-cell>
          <table:table-cell table:style-name="ce4" table:formula="of:=IF(AND(NOT(ISERROR(VLOOKUP([.A147];[IEplorer.$A$2:.$A$99];1;FALSE()))); NOT(ISERROR(VLOOKUP([.A147];[Firefox.$A$2:.$A$221];1;FALSE()))));[.A147];&quot;#N/A&quot;)" office:value-type="string" office:string-value="#N/A">
            <text:p>#N/A</text:p>
          </table:table-cell>
          <table:table-cell table:style-name="ce4" table:formula="of:=IF([.B147]=&quot;#N/A&quot;;      VLOOKUP([.A147];[IEplorer.$A$2:.$A$99];1;FALSE());            NA())" office:value-type="float" office:value="0">
            <text:p>#N/D</text:p>
          </table:table-cell>
          <table:table-cell table:style-name="ce4" table:formula="of:=IF([.B147]=&quot;#N/A&quot;;      VLOOKUP([.A147];[Firefox.$A$2:.$A$221];1;FALSE());            NA())" office:value-type="string" office:string-value="onchange">
            <text:p>onchange</text:p>
          </table:table-cell>
          <table:table-cell table:style-name="ce4" table:formula="of:=VLOOKUP([.A147];[HTMLDom.$A$2:.$A$1245];1;FALSE())" office:value-type="float" office:value="0">
            <text:p>#N/D</text:p>
          </table:table-cell>
          <table:table-cell table:style-name="ce6" table:formula="of:=IF(LEFT([.A14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lick</text:p>
          </table:table-cell>
          <table:table-cell table:style-name="ce4" table:formula="of:=IF(AND(NOT(ISERROR(VLOOKUP([.A148];[IEplorer.$A$2:.$A$99];1;FALSE()))); NOT(ISERROR(VLOOKUP([.A148];[Firefox.$A$2:.$A$221];1;FALSE()))));[.A148];&quot;#N/A&quot;)" office:value-type="string" office:string-value="onclick">
            <text:p>onclick</text:p>
          </table:table-cell>
          <table:table-cell table:style-name="ce4" table:formula="of:=IF([.B148]=&quot;#N/A&quot;;      VLOOKUP([.A148];[IEplorer.$A$2:.$A$99];1;FALSE());            NA())" office:value-type="float" office:value="0">
            <text:p>#N/D</text:p>
          </table:table-cell>
          <table:table-cell table:style-name="ce4" table:formula="of:=IF([.B148]=&quot;#N/A&quot;;      VLOOKUP([.A148];[Firefox.$A$2:.$A$221];1;FALSE());            NA())" office:value-type="float" office:value="0">
            <text:p>#N/D</text:p>
          </table:table-cell>
          <table:table-cell table:style-name="ce4" table:formula="of:=VLOOKUP([.A148];[HTMLDom.$A$2:.$A$1245];1;FALSE())" office:value-type="float" office:value="0">
            <text:p>#N/D</text:p>
          </table:table-cell>
          <table:table-cell table:style-name="ce6" table:formula="of:=IF(LEFT([.A14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ontextmenu</text:p>
          </table:table-cell>
          <table:table-cell table:style-name="ce4" table:formula="of:=IF(AND(NOT(ISERROR(VLOOKUP([.A149];[IEplorer.$A$2:.$A$99];1;FALSE()))); NOT(ISERROR(VLOOKUP([.A149];[Firefox.$A$2:.$A$221];1;FALSE()))));[.A149];&quot;#N/A&quot;)" office:value-type="string" office:string-value="oncontextmenu">
            <text:p>oncontextmenu</text:p>
          </table:table-cell>
          <table:table-cell table:style-name="ce4" table:formula="of:=IF([.B149]=&quot;#N/A&quot;;      VLOOKUP([.A149];[IEplorer.$A$2:.$A$99];1;FALSE());            NA())" office:value-type="float" office:value="0">
            <text:p>#N/D</text:p>
          </table:table-cell>
          <table:table-cell table:style-name="ce4" table:formula="of:=IF([.B149]=&quot;#N/A&quot;;      VLOOKUP([.A149];[Firefox.$A$2:.$A$221];1;FALSE());            NA())" office:value-type="float" office:value="0">
            <text:p>#N/D</text:p>
          </table:table-cell>
          <table:table-cell table:style-name="ce4" table:formula="of:=VLOOKUP([.A149];[HTMLDom.$A$2:.$A$1245];1;FALSE())" office:value-type="float" office:value="0">
            <text:p>#N/D</text:p>
          </table:table-cell>
          <table:table-cell table:style-name="ce6" table:formula="of:=IF(LEFT([.A14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ontrolselect</text:p>
          </table:table-cell>
          <table:table-cell table:style-name="ce4" table:formula="of:=IF(AND(NOT(ISERROR(VLOOKUP([.A150];[IEplorer.$A$2:.$A$99];1;FALSE()))); NOT(ISERROR(VLOOKUP([.A150];[Firefox.$A$2:.$A$221];1;FALSE()))));[.A150];&quot;#N/A&quot;)" office:value-type="string" office:string-value="#N/A">
            <text:p>#N/A</text:p>
          </table:table-cell>
          <table:table-cell table:style-name="ce4" table:formula="of:=IF([.B150]=&quot;#N/A&quot;;      VLOOKUP([.A150];[IEplorer.$A$2:.$A$99];1;FALSE());            NA())" office:value-type="string" office:string-value="oncontrolselect">
            <text:p>oncontrolselect</text:p>
          </table:table-cell>
          <table:table-cell table:style-name="ce4" table:formula="of:=IF([.B150]=&quot;#N/A&quot;;      VLOOKUP([.A150];[Firefox.$A$2:.$A$221];1;FALSE());            NA())" office:value-type="float" office:value="0">
            <text:p>#N/D</text:p>
          </table:table-cell>
          <table:table-cell table:style-name="ce4" table:formula="of:=VLOOKUP([.A150];[HTMLDom.$A$2:.$A$1245];1;FALSE())" office:value-type="float" office:value="0">
            <text:p>#N/D</text:p>
          </table:table-cell>
          <table:table-cell table:style-name="ce6" table:formula="of:=IF(LEFT([.A15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opy</text:p>
          </table:table-cell>
          <table:table-cell table:style-name="ce4" table:formula="of:=IF(AND(NOT(ISERROR(VLOOKUP([.A151];[IEplorer.$A$2:.$A$99];1;FALSE()))); NOT(ISERROR(VLOOKUP([.A151];[Firefox.$A$2:.$A$221];1;FALSE()))));[.A151];&quot;#N/A&quot;)" office:value-type="string" office:string-value="#N/A">
            <text:p>#N/A</text:p>
          </table:table-cell>
          <table:table-cell table:style-name="ce4" table:formula="of:=IF([.B151]=&quot;#N/A&quot;;      VLOOKUP([.A151];[IEplorer.$A$2:.$A$99];1;FALSE());            NA())" office:value-type="float" office:value="0">
            <text:p>#N/D</text:p>
          </table:table-cell>
          <table:table-cell table:style-name="ce4" table:formula="of:=IF([.B151]=&quot;#N/A&quot;;      VLOOKUP([.A151];[Firefox.$A$2:.$A$221];1;FALSE());            NA())" office:value-type="string" office:string-value="oncopy">
            <text:p>oncopy</text:p>
          </table:table-cell>
          <table:table-cell table:style-name="ce4" table:formula="of:=VLOOKUP([.A151];[HTMLDom.$A$2:.$A$1245];1;FALSE())" office:value-type="float" office:value="0">
            <text:p>#N/D</text:p>
          </table:table-cell>
          <table:table-cell table:style-name="ce6" table:formula="of:=IF(LEFT([.A15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ut</text:p>
          </table:table-cell>
          <table:table-cell table:style-name="ce4" table:formula="of:=IF(AND(NOT(ISERROR(VLOOKUP([.A152];[IEplorer.$A$2:.$A$99];1;FALSE()))); NOT(ISERROR(VLOOKUP([.A152];[Firefox.$A$2:.$A$221];1;FALSE()))));[.A152];&quot;#N/A&quot;)" office:value-type="string" office:string-value="#N/A">
            <text:p>#N/A</text:p>
          </table:table-cell>
          <table:table-cell table:style-name="ce4" table:formula="of:=IF([.B152]=&quot;#N/A&quot;;      VLOOKUP([.A152];[IEplorer.$A$2:.$A$99];1;FALSE());            NA())" office:value-type="float" office:value="0">
            <text:p>#N/D</text:p>
          </table:table-cell>
          <table:table-cell table:style-name="ce4" table:formula="of:=IF([.B152]=&quot;#N/A&quot;;      VLOOKUP([.A152];[Firefox.$A$2:.$A$221];1;FALSE());            NA())" office:value-type="string" office:string-value="oncut">
            <text:p>oncut</text:p>
          </table:table-cell>
          <table:table-cell table:style-name="ce4" table:formula="of:=VLOOKUP([.A152];[HTMLDom.$A$2:.$A$1245];1;FALSE())" office:value-type="float" office:value="0">
            <text:p>#N/D</text:p>
          </table:table-cell>
          <table:table-cell table:style-name="ce6" table:formula="of:=IF(LEFT([.A15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ataavailable</text:p>
          </table:table-cell>
          <table:table-cell table:style-name="ce4" table:formula="of:=IF(AND(NOT(ISERROR(VLOOKUP([.A153];[IEplorer.$A$2:.$A$99];1;FALSE()))); NOT(ISERROR(VLOOKUP([.A153];[Firefox.$A$2:.$A$221];1;FALSE()))));[.A153];&quot;#N/A&quot;)" office:value-type="string" office:string-value="#N/A">
            <text:p>#N/A</text:p>
          </table:table-cell>
          <table:table-cell table:style-name="ce4" table:formula="of:=IF([.B153]=&quot;#N/A&quot;;      VLOOKUP([.A153];[IEplorer.$A$2:.$A$99];1;FALSE());            NA())" office:value-type="string" office:string-value="ondataavailable">
            <text:p>ondataavailable</text:p>
          </table:table-cell>
          <table:table-cell table:style-name="ce4" table:formula="of:=IF([.B153]=&quot;#N/A&quot;;      VLOOKUP([.A153];[Firefox.$A$2:.$A$221];1;FALSE());            NA())" office:value-type="float" office:value="0">
            <text:p>#N/D</text:p>
          </table:table-cell>
          <table:table-cell table:style-name="ce4" table:formula="of:=VLOOKUP([.A153];[HTMLDom.$A$2:.$A$1245];1;FALSE())" office:value-type="float" office:value="0">
            <text:p>#N/D</text:p>
          </table:table-cell>
          <table:table-cell table:style-name="ce6" table:formula="of:=IF(LEFT([.A15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atasetchanged</text:p>
          </table:table-cell>
          <table:table-cell table:style-name="ce4" table:formula="of:=IF(AND(NOT(ISERROR(VLOOKUP([.A154];[IEplorer.$A$2:.$A$99];1;FALSE()))); NOT(ISERROR(VLOOKUP([.A154];[Firefox.$A$2:.$A$221];1;FALSE()))));[.A154];&quot;#N/A&quot;)" office:value-type="string" office:string-value="#N/A">
            <text:p>#N/A</text:p>
          </table:table-cell>
          <table:table-cell table:style-name="ce4" table:formula="of:=IF([.B154]=&quot;#N/A&quot;;      VLOOKUP([.A154];[IEplorer.$A$2:.$A$99];1;FALSE());            NA())" office:value-type="string" office:string-value="ondatasetchanged">
            <text:p>ondatasetchanged</text:p>
          </table:table-cell>
          <table:table-cell table:style-name="ce4" table:formula="of:=IF([.B154]=&quot;#N/A&quot;;      VLOOKUP([.A154];[Firefox.$A$2:.$A$221];1;FALSE());            NA())" office:value-type="float" office:value="0">
            <text:p>#N/D</text:p>
          </table:table-cell>
          <table:table-cell table:style-name="ce4" table:formula="of:=VLOOKUP([.A154];[HTMLDom.$A$2:.$A$1245];1;FALSE())" office:value-type="float" office:value="0">
            <text:p>#N/D</text:p>
          </table:table-cell>
          <table:table-cell table:style-name="ce6" table:formula="of:=IF(LEFT([.A15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atasetcomplete</text:p>
          </table:table-cell>
          <table:table-cell table:style-name="ce4" table:formula="of:=IF(AND(NOT(ISERROR(VLOOKUP([.A155];[IEplorer.$A$2:.$A$99];1;FALSE()))); NOT(ISERROR(VLOOKUP([.A155];[Firefox.$A$2:.$A$221];1;FALSE()))));[.A155];&quot;#N/A&quot;)" office:value-type="string" office:string-value="#N/A">
            <text:p>#N/A</text:p>
          </table:table-cell>
          <table:table-cell table:style-name="ce4" table:formula="of:=IF([.B155]=&quot;#N/A&quot;;      VLOOKUP([.A155];[IEplorer.$A$2:.$A$99];1;FALSE());            NA())" office:value-type="string" office:string-value="ondatasetcomplete">
            <text:p>ondatasetcomplete</text:p>
          </table:table-cell>
          <table:table-cell table:style-name="ce4" table:formula="of:=IF([.B155]=&quot;#N/A&quot;;      VLOOKUP([.A155];[Firefox.$A$2:.$A$221];1;FALSE());            NA())" office:value-type="float" office:value="0">
            <text:p>#N/D</text:p>
          </table:table-cell>
          <table:table-cell table:style-name="ce4" table:formula="of:=VLOOKUP([.A155];[HTMLDom.$A$2:.$A$1245];1;FALSE())" office:value-type="float" office:value="0">
            <text:p>#N/D</text:p>
          </table:table-cell>
          <table:table-cell table:style-name="ce6" table:formula="of:=IF(LEFT([.A15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blclick</text:p>
          </table:table-cell>
          <table:table-cell table:style-name="ce4" table:formula="of:=IF(AND(NOT(ISERROR(VLOOKUP([.A156];[IEplorer.$A$2:.$A$99];1;FALSE()))); NOT(ISERROR(VLOOKUP([.A156];[Firefox.$A$2:.$A$221];1;FALSE()))));[.A156];&quot;#N/A&quot;)" office:value-type="string" office:string-value="ondblclick">
            <text:p>ondblclick</text:p>
          </table:table-cell>
          <table:table-cell table:style-name="ce4" table:formula="of:=IF([.B156]=&quot;#N/A&quot;;      VLOOKUP([.A156];[IEplorer.$A$2:.$A$99];1;FALSE());            NA())" office:value-type="float" office:value="0">
            <text:p>#N/D</text:p>
          </table:table-cell>
          <table:table-cell table:style-name="ce4" table:formula="of:=IF([.B156]=&quot;#N/A&quot;;      VLOOKUP([.A156];[Firefox.$A$2:.$A$221];1;FALSE());            NA())" office:value-type="float" office:value="0">
            <text:p>#N/D</text:p>
          </table:table-cell>
          <table:table-cell table:style-name="ce4" table:formula="of:=VLOOKUP([.A156];[HTMLDom.$A$2:.$A$1245];1;FALSE())" office:value-type="float" office:value="0">
            <text:p>#N/D</text:p>
          </table:table-cell>
          <table:table-cell table:style-name="ce6" table:formula="of:=IF(LEFT([.A15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eactivate</text:p>
          </table:table-cell>
          <table:table-cell table:style-name="ce4" table:formula="of:=IF(AND(NOT(ISERROR(VLOOKUP([.A157];[IEplorer.$A$2:.$A$99];1;FALSE()))); NOT(ISERROR(VLOOKUP([.A157];[Firefox.$A$2:.$A$221];1;FALSE()))));[.A157];&quot;#N/A&quot;)" office:value-type="string" office:string-value="#N/A">
            <text:p>#N/A</text:p>
          </table:table-cell>
          <table:table-cell table:style-name="ce4" table:formula="of:=IF([.B157]=&quot;#N/A&quot;;      VLOOKUP([.A157];[IEplorer.$A$2:.$A$99];1;FALSE());            NA())" office:value-type="string" office:string-value="ondeactivate">
            <text:p>ondeactivate</text:p>
          </table:table-cell>
          <table:table-cell table:style-name="ce4" table:formula="of:=IF([.B157]=&quot;#N/A&quot;;      VLOOKUP([.A157];[Firefox.$A$2:.$A$221];1;FALSE());            NA())" office:value-type="float" office:value="0">
            <text:p>#N/D</text:p>
          </table:table-cell>
          <table:table-cell table:style-name="ce4" table:formula="of:=VLOOKUP([.A157];[HTMLDom.$A$2:.$A$1245];1;FALSE())" office:value-type="float" office:value="0">
            <text:p>#N/D</text:p>
          </table:table-cell>
          <table:table-cell table:style-name="ce6" table:formula="of:=IF(LEFT([.A15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</text:p>
          </table:table-cell>
          <table:table-cell table:style-name="ce4" table:formula="of:=IF(AND(NOT(ISERROR(VLOOKUP([.A158];[IEplorer.$A$2:.$A$99];1;FALSE()))); NOT(ISERROR(VLOOKUP([.A158];[Firefox.$A$2:.$A$221];1;FALSE()))));[.A158];&quot;#N/A&quot;)" office:value-type="string" office:string-value="#N/A">
            <text:p>#N/A</text:p>
          </table:table-cell>
          <table:table-cell table:style-name="ce4" table:formula="of:=IF([.B158]=&quot;#N/A&quot;;      VLOOKUP([.A158];[IEplorer.$A$2:.$A$99];1;FALSE());            NA())" office:value-type="float" office:value="0">
            <text:p>#N/D</text:p>
          </table:table-cell>
          <table:table-cell table:style-name="ce4" table:formula="of:=IF([.B158]=&quot;#N/A&quot;;      VLOOKUP([.A158];[Firefox.$A$2:.$A$221];1;FALSE());            NA())" office:value-type="string" office:string-value="ondrag">
            <text:p>ondrag</text:p>
          </table:table-cell>
          <table:table-cell table:style-name="ce4" table:formula="of:=VLOOKUP([.A158];[HTMLDom.$A$2:.$A$1245];1;FALSE())" office:value-type="float" office:value="0">
            <text:p>#N/D</text:p>
          </table:table-cell>
          <table:table-cell table:style-name="ce6" table:formula="of:=IF(LEFT([.A15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end</text:p>
          </table:table-cell>
          <table:table-cell table:style-name="ce4" table:formula="of:=IF(AND(NOT(ISERROR(VLOOKUP([.A159];[IEplorer.$A$2:.$A$99];1;FALSE()))); NOT(ISERROR(VLOOKUP([.A159];[Firefox.$A$2:.$A$221];1;FALSE()))));[.A159];&quot;#N/A&quot;)" office:value-type="string" office:string-value="#N/A">
            <text:p>#N/A</text:p>
          </table:table-cell>
          <table:table-cell table:style-name="ce4" table:formula="of:=IF([.B159]=&quot;#N/A&quot;;      VLOOKUP([.A159];[IEplorer.$A$2:.$A$99];1;FALSE());            NA())" office:value-type="float" office:value="0">
            <text:p>#N/D</text:p>
          </table:table-cell>
          <table:table-cell table:style-name="ce4" table:formula="of:=IF([.B159]=&quot;#N/A&quot;;      VLOOKUP([.A159];[Firefox.$A$2:.$A$221];1;FALSE());            NA())" office:value-type="string" office:string-value="ondragend">
            <text:p>ondragend</text:p>
          </table:table-cell>
          <table:table-cell table:style-name="ce4" table:formula="of:=VLOOKUP([.A159];[HTMLDom.$A$2:.$A$1245];1;FALSE())" office:value-type="float" office:value="0">
            <text:p>#N/D</text:p>
          </table:table-cell>
          <table:table-cell table:style-name="ce6" table:formula="of:=IF(LEFT([.A15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enter</text:p>
          </table:table-cell>
          <table:table-cell table:style-name="ce4" table:formula="of:=IF(AND(NOT(ISERROR(VLOOKUP([.A160];[IEplorer.$A$2:.$A$99];1;FALSE()))); NOT(ISERROR(VLOOKUP([.A160];[Firefox.$A$2:.$A$221];1;FALSE()))));[.A160];&quot;#N/A&quot;)" office:value-type="string" office:string-value="#N/A">
            <text:p>#N/A</text:p>
          </table:table-cell>
          <table:table-cell table:style-name="ce4" table:formula="of:=IF([.B160]=&quot;#N/A&quot;;      VLOOKUP([.A160];[IEplorer.$A$2:.$A$99];1;FALSE());            NA())" office:value-type="float" office:value="0">
            <text:p>#N/D</text:p>
          </table:table-cell>
          <table:table-cell table:style-name="ce4" table:formula="of:=IF([.B160]=&quot;#N/A&quot;;      VLOOKUP([.A160];[Firefox.$A$2:.$A$221];1;FALSE());            NA())" office:value-type="string" office:string-value="ondragenter">
            <text:p>ondragenter</text:p>
          </table:table-cell>
          <table:table-cell table:style-name="ce4" table:formula="of:=VLOOKUP([.A160];[HTMLDom.$A$2:.$A$1245];1;FALSE())" office:value-type="float" office:value="0">
            <text:p>#N/D</text:p>
          </table:table-cell>
          <table:table-cell table:style-name="ce6" table:formula="of:=IF(LEFT([.A16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leave</text:p>
          </table:table-cell>
          <table:table-cell table:style-name="ce4" table:formula="of:=IF(AND(NOT(ISERROR(VLOOKUP([.A161];[IEplorer.$A$2:.$A$99];1;FALSE()))); NOT(ISERROR(VLOOKUP([.A161];[Firefox.$A$2:.$A$221];1;FALSE()))));[.A161];&quot;#N/A&quot;)" office:value-type="string" office:string-value="#N/A">
            <text:p>#N/A</text:p>
          </table:table-cell>
          <table:table-cell table:style-name="ce4" table:formula="of:=IF([.B161]=&quot;#N/A&quot;;      VLOOKUP([.A161];[IEplorer.$A$2:.$A$99];1;FALSE());            NA())" office:value-type="float" office:value="0">
            <text:p>#N/D</text:p>
          </table:table-cell>
          <table:table-cell table:style-name="ce4" table:formula="of:=IF([.B161]=&quot;#N/A&quot;;      VLOOKUP([.A161];[Firefox.$A$2:.$A$221];1;FALSE());            NA())" office:value-type="string" office:string-value="ondragleave">
            <text:p>ondragleave</text:p>
          </table:table-cell>
          <table:table-cell table:style-name="ce4" table:formula="of:=VLOOKUP([.A161];[HTMLDom.$A$2:.$A$1245];1;FALSE())" office:value-type="float" office:value="0">
            <text:p>#N/D</text:p>
          </table:table-cell>
          <table:table-cell table:style-name="ce6" table:formula="of:=IF(LEFT([.A16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over</text:p>
          </table:table-cell>
          <table:table-cell table:style-name="ce4" table:formula="of:=IF(AND(NOT(ISERROR(VLOOKUP([.A162];[IEplorer.$A$2:.$A$99];1;FALSE()))); NOT(ISERROR(VLOOKUP([.A162];[Firefox.$A$2:.$A$221];1;FALSE()))));[.A162];&quot;#N/A&quot;)" office:value-type="string" office:string-value="#N/A">
            <text:p>#N/A</text:p>
          </table:table-cell>
          <table:table-cell table:style-name="ce4" table:formula="of:=IF([.B162]=&quot;#N/A&quot;;      VLOOKUP([.A162];[IEplorer.$A$2:.$A$99];1;FALSE());            NA())" office:value-type="float" office:value="0">
            <text:p>#N/D</text:p>
          </table:table-cell>
          <table:table-cell table:style-name="ce4" table:formula="of:=IF([.B162]=&quot;#N/A&quot;;      VLOOKUP([.A162];[Firefox.$A$2:.$A$221];1;FALSE());            NA())" office:value-type="string" office:string-value="ondragover">
            <text:p>ondragover</text:p>
          </table:table-cell>
          <table:table-cell table:style-name="ce4" table:formula="of:=VLOOKUP([.A162];[HTMLDom.$A$2:.$A$1245];1;FALSE())" office:value-type="float" office:value="0">
            <text:p>#N/D</text:p>
          </table:table-cell>
          <table:table-cell table:style-name="ce6" table:formula="of:=IF(LEFT([.A16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start</text:p>
          </table:table-cell>
          <table:table-cell table:style-name="ce4" table:formula="of:=IF(AND(NOT(ISERROR(VLOOKUP([.A163];[IEplorer.$A$2:.$A$99];1;FALSE()))); NOT(ISERROR(VLOOKUP([.A163];[Firefox.$A$2:.$A$221];1;FALSE()))));[.A163];&quot;#N/A&quot;)" office:value-type="string" office:string-value="ondragstart">
            <text:p>ondragstart</text:p>
          </table:table-cell>
          <table:table-cell table:style-name="ce4" table:formula="of:=IF([.B163]=&quot;#N/A&quot;;      VLOOKUP([.A163];[IEplorer.$A$2:.$A$99];1;FALSE());            NA())" office:value-type="float" office:value="0">
            <text:p>#N/D</text:p>
          </table:table-cell>
          <table:table-cell table:style-name="ce4" table:formula="of:=IF([.B163]=&quot;#N/A&quot;;      VLOOKUP([.A163];[Firefox.$A$2:.$A$221];1;FALSE());            NA())" office:value-type="float" office:value="0">
            <text:p>#N/D</text:p>
          </table:table-cell>
          <table:table-cell table:style-name="ce4" table:formula="of:=VLOOKUP([.A163];[HTMLDom.$A$2:.$A$1245];1;FALSE())" office:value-type="float" office:value="0">
            <text:p>#N/D</text:p>
          </table:table-cell>
          <table:table-cell table:style-name="ce6" table:formula="of:=IF(LEFT([.A16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op</text:p>
          </table:table-cell>
          <table:table-cell table:style-name="ce4" table:formula="of:=IF(AND(NOT(ISERROR(VLOOKUP([.A164];[IEplorer.$A$2:.$A$99];1;FALSE()))); NOT(ISERROR(VLOOKUP([.A164];[Firefox.$A$2:.$A$221];1;FALSE()))));[.A164];&quot;#N/A&quot;)" office:value-type="string" office:string-value="#N/A">
            <text:p>#N/A</text:p>
          </table:table-cell>
          <table:table-cell table:style-name="ce4" table:formula="of:=IF([.B164]=&quot;#N/A&quot;;      VLOOKUP([.A164];[IEplorer.$A$2:.$A$99];1;FALSE());            NA())" office:value-type="float" office:value="0">
            <text:p>#N/D</text:p>
          </table:table-cell>
          <table:table-cell table:style-name="ce4" table:formula="of:=IF([.B164]=&quot;#N/A&quot;;      VLOOKUP([.A164];[Firefox.$A$2:.$A$221];1;FALSE());            NA())" office:value-type="string" office:string-value="ondrop">
            <text:p>ondrop</text:p>
          </table:table-cell>
          <table:table-cell table:style-name="ce4" table:formula="of:=VLOOKUP([.A164];[HTMLDom.$A$2:.$A$1245];1;FALSE())" office:value-type="float" office:value="0">
            <text:p>#N/D</text:p>
          </table:table-cell>
          <table:table-cell table:style-name="ce6" table:formula="of:=IF(LEFT([.A16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urationchange</text:p>
          </table:table-cell>
          <table:table-cell table:style-name="ce4" table:formula="of:=IF(AND(NOT(ISERROR(VLOOKUP([.A165];[IEplorer.$A$2:.$A$99];1;FALSE()))); NOT(ISERROR(VLOOKUP([.A165];[Firefox.$A$2:.$A$221];1;FALSE()))));[.A165];&quot;#N/A&quot;)" office:value-type="string" office:string-value="#N/A">
            <text:p>#N/A</text:p>
          </table:table-cell>
          <table:table-cell table:style-name="ce4" table:formula="of:=IF([.B165]=&quot;#N/A&quot;;      VLOOKUP([.A165];[IEplorer.$A$2:.$A$99];1;FALSE());            NA())" office:value-type="float" office:value="0">
            <text:p>#N/D</text:p>
          </table:table-cell>
          <table:table-cell table:style-name="ce4" table:formula="of:=IF([.B165]=&quot;#N/A&quot;;      VLOOKUP([.A165];[Firefox.$A$2:.$A$221];1;FALSE());            NA())" office:value-type="string" office:string-value="ondurationchange">
            <text:p>ondurationchange</text:p>
          </table:table-cell>
          <table:table-cell table:style-name="ce4" table:formula="of:=VLOOKUP([.A165];[HTMLDom.$A$2:.$A$1245];1;FALSE())" office:value-type="float" office:value="0">
            <text:p>#N/D</text:p>
          </table:table-cell>
          <table:table-cell table:style-name="ce6" table:formula="of:=IF(LEFT([.A16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emptied</text:p>
          </table:table-cell>
          <table:table-cell table:style-name="ce4" table:formula="of:=IF(AND(NOT(ISERROR(VLOOKUP([.A166];[IEplorer.$A$2:.$A$99];1;FALSE()))); NOT(ISERROR(VLOOKUP([.A166];[Firefox.$A$2:.$A$221];1;FALSE()))));[.A166];&quot;#N/A&quot;)" office:value-type="string" office:string-value="#N/A">
            <text:p>#N/A</text:p>
          </table:table-cell>
          <table:table-cell table:style-name="ce4" table:formula="of:=IF([.B166]=&quot;#N/A&quot;;      VLOOKUP([.A166];[IEplorer.$A$2:.$A$99];1;FALSE());            NA())" office:value-type="float" office:value="0">
            <text:p>#N/D</text:p>
          </table:table-cell>
          <table:table-cell table:style-name="ce4" table:formula="of:=IF([.B166]=&quot;#N/A&quot;;      VLOOKUP([.A166];[Firefox.$A$2:.$A$221];1;FALSE());            NA())" office:value-type="string" office:string-value="onemptied">
            <text:p>onemptied</text:p>
          </table:table-cell>
          <table:table-cell table:style-name="ce4" table:formula="of:=VLOOKUP([.A166];[HTMLDom.$A$2:.$A$1245];1;FALSE())" office:value-type="float" office:value="0">
            <text:p>#N/D</text:p>
          </table:table-cell>
          <table:table-cell table:style-name="ce6" table:formula="of:=IF(LEFT([.A16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ended</text:p>
          </table:table-cell>
          <table:table-cell table:style-name="ce4" table:formula="of:=IF(AND(NOT(ISERROR(VLOOKUP([.A167];[IEplorer.$A$2:.$A$99];1;FALSE()))); NOT(ISERROR(VLOOKUP([.A167];[Firefox.$A$2:.$A$221];1;FALSE()))));[.A167];&quot;#N/A&quot;)" office:value-type="string" office:string-value="#N/A">
            <text:p>#N/A</text:p>
          </table:table-cell>
          <table:table-cell table:style-name="ce4" table:formula="of:=IF([.B167]=&quot;#N/A&quot;;      VLOOKUP([.A167];[IEplorer.$A$2:.$A$99];1;FALSE());            NA())" office:value-type="float" office:value="0">
            <text:p>#N/D</text:p>
          </table:table-cell>
          <table:table-cell table:style-name="ce4" table:formula="of:=IF([.B167]=&quot;#N/A&quot;;      VLOOKUP([.A167];[Firefox.$A$2:.$A$221];1;FALSE());            NA())" office:value-type="string" office:string-value="onended">
            <text:p>onended</text:p>
          </table:table-cell>
          <table:table-cell table:style-name="ce4" table:formula="of:=VLOOKUP([.A167];[HTMLDom.$A$2:.$A$1245];1;FALSE())" office:value-type="float" office:value="0">
            <text:p>#N/D</text:p>
          </table:table-cell>
          <table:table-cell table:style-name="ce6" table:formula="of:=IF(LEFT([.A16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error</text:p>
          </table:table-cell>
          <table:table-cell table:style-name="ce4" table:formula="of:=IF(AND(NOT(ISERROR(VLOOKUP([.A168];[IEplorer.$A$2:.$A$99];1;FALSE()))); NOT(ISERROR(VLOOKUP([.A168];[Firefox.$A$2:.$A$221];1;FALSE()))));[.A168];&quot;#N/A&quot;)" office:value-type="string" office:string-value="#N/A">
            <text:p>#N/A</text:p>
          </table:table-cell>
          <table:table-cell table:style-name="ce4" table:formula="of:=IF([.B168]=&quot;#N/A&quot;;      VLOOKUP([.A168];[IEplorer.$A$2:.$A$99];1;FALSE());            NA())" office:value-type="float" office:value="0">
            <text:p>#N/D</text:p>
          </table:table-cell>
          <table:table-cell table:style-name="ce4" table:formula="of:=IF([.B168]=&quot;#N/A&quot;;      VLOOKUP([.A168];[Firefox.$A$2:.$A$221];1;FALSE());            NA())" office:value-type="string" office:string-value="onerror">
            <text:p>onerror</text:p>
          </table:table-cell>
          <table:table-cell table:style-name="ce4" table:formula="of:=VLOOKUP([.A168];[HTMLDom.$A$2:.$A$1245];1;FALSE())" office:value-type="float" office:value="0">
            <text:p>#N/D</text:p>
          </table:table-cell>
          <table:table-cell table:style-name="ce6" table:formula="of:=IF(LEFT([.A16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errorupdate</text:p>
          </table:table-cell>
          <table:table-cell table:style-name="ce4" table:formula="of:=IF(AND(NOT(ISERROR(VLOOKUP([.A169];[IEplorer.$A$2:.$A$99];1;FALSE()))); NOT(ISERROR(VLOOKUP([.A169];[Firefox.$A$2:.$A$221];1;FALSE()))));[.A169];&quot;#N/A&quot;)" office:value-type="string" office:string-value="#N/A">
            <text:p>#N/A</text:p>
          </table:table-cell>
          <table:table-cell table:style-name="ce4" table:formula="of:=IF([.B169]=&quot;#N/A&quot;;      VLOOKUP([.A169];[IEplorer.$A$2:.$A$99];1;FALSE());            NA())" office:value-type="string" office:string-value="onerrorupdate">
            <text:p>onerrorupdate</text:p>
          </table:table-cell>
          <table:table-cell table:style-name="ce4" table:formula="of:=IF([.B169]=&quot;#N/A&quot;;      VLOOKUP([.A169];[Firefox.$A$2:.$A$221];1;FALSE());            NA())" office:value-type="float" office:value="0">
            <text:p>#N/D</text:p>
          </table:table-cell>
          <table:table-cell table:style-name="ce4" table:formula="of:=VLOOKUP([.A169];[HTMLDom.$A$2:.$A$1245];1;FALSE())" office:value-type="float" office:value="0">
            <text:p>#N/D</text:p>
          </table:table-cell>
          <table:table-cell table:style-name="ce6" table:formula="of:=IF(LEFT([.A16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focus</text:p>
          </table:table-cell>
          <table:table-cell table:style-name="ce4" table:formula="of:=IF(AND(NOT(ISERROR(VLOOKUP([.A170];[IEplorer.$A$2:.$A$99];1;FALSE()))); NOT(ISERROR(VLOOKUP([.A170];[Firefox.$A$2:.$A$221];1;FALSE()))));[.A170];&quot;#N/A&quot;)" office:value-type="string" office:string-value="#N/A">
            <text:p>#N/A</text:p>
          </table:table-cell>
          <table:table-cell table:style-name="ce4" table:formula="of:=IF([.B170]=&quot;#N/A&quot;;      VLOOKUP([.A170];[IEplorer.$A$2:.$A$99];1;FALSE());            NA())" office:value-type="float" office:value="0">
            <text:p>#N/D</text:p>
          </table:table-cell>
          <table:table-cell table:style-name="ce4" table:formula="of:=IF([.B170]=&quot;#N/A&quot;;      VLOOKUP([.A170];[Firefox.$A$2:.$A$221];1;FALSE());            NA())" office:value-type="string" office:string-value="onfocus">
            <text:p>onfocus</text:p>
          </table:table-cell>
          <table:table-cell table:style-name="ce4" table:formula="of:=VLOOKUP([.A170];[HTMLDom.$A$2:.$A$1245];1;FALSE())" office:value-type="float" office:value="0">
            <text:p>#N/D</text:p>
          </table:table-cell>
          <table:table-cell table:style-name="ce6" table:formula="of:=IF(LEFT([.A17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focusin</text:p>
          </table:table-cell>
          <table:table-cell table:style-name="ce4" table:formula="of:=IF(AND(NOT(ISERROR(VLOOKUP([.A171];[IEplorer.$A$2:.$A$99];1;FALSE()))); NOT(ISERROR(VLOOKUP([.A171];[Firefox.$A$2:.$A$221];1;FALSE()))));[.A171];&quot;#N/A&quot;)" office:value-type="string" office:string-value="#N/A">
            <text:p>#N/A</text:p>
          </table:table-cell>
          <table:table-cell table:style-name="ce4" table:formula="of:=IF([.B171]=&quot;#N/A&quot;;      VLOOKUP([.A171];[IEplorer.$A$2:.$A$99];1;FALSE());            NA())" office:value-type="string" office:string-value="onfocusin">
            <text:p>onfocusin</text:p>
          </table:table-cell>
          <table:table-cell table:style-name="ce4" table:formula="of:=IF([.B171]=&quot;#N/A&quot;;      VLOOKUP([.A171];[Firefox.$A$2:.$A$221];1;FALSE());            NA())" office:value-type="float" office:value="0">
            <text:p>#N/D</text:p>
          </table:table-cell>
          <table:table-cell table:style-name="ce4" table:formula="of:=VLOOKUP([.A171];[HTMLDom.$A$2:.$A$1245];1;FALSE())" office:value-type="float" office:value="0">
            <text:p>#N/D</text:p>
          </table:table-cell>
          <table:table-cell table:style-name="ce6" table:formula="of:=IF(LEFT([.A17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focusout</text:p>
          </table:table-cell>
          <table:table-cell table:style-name="ce4" table:formula="of:=IF(AND(NOT(ISERROR(VLOOKUP([.A172];[IEplorer.$A$2:.$A$99];1;FALSE()))); NOT(ISERROR(VLOOKUP([.A172];[Firefox.$A$2:.$A$221];1;FALSE()))));[.A172];&quot;#N/A&quot;)" office:value-type="string" office:string-value="#N/A">
            <text:p>#N/A</text:p>
          </table:table-cell>
          <table:table-cell table:style-name="ce4" table:formula="of:=IF([.B172]=&quot;#N/A&quot;;      VLOOKUP([.A172];[IEplorer.$A$2:.$A$99];1;FALSE());            NA())" office:value-type="string" office:string-value="onfocusout">
            <text:p>onfocusout</text:p>
          </table:table-cell>
          <table:table-cell table:style-name="ce4" table:formula="of:=IF([.B172]=&quot;#N/A&quot;;      VLOOKUP([.A172];[Firefox.$A$2:.$A$221];1;FALSE());            NA())" office:value-type="float" office:value="0">
            <text:p>#N/D</text:p>
          </table:table-cell>
          <table:table-cell table:style-name="ce4" table:formula="of:=VLOOKUP([.A172];[HTMLDom.$A$2:.$A$1245];1;FALSE())" office:value-type="float" office:value="0">
            <text:p>#N/D</text:p>
          </table:table-cell>
          <table:table-cell table:style-name="ce6" table:formula="of:=IF(LEFT([.A17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help</text:p>
          </table:table-cell>
          <table:table-cell table:style-name="ce4" table:formula="of:=IF(AND(NOT(ISERROR(VLOOKUP([.A173];[IEplorer.$A$2:.$A$99];1;FALSE()))); NOT(ISERROR(VLOOKUP([.A173];[Firefox.$A$2:.$A$221];1;FALSE()))));[.A173];&quot;#N/A&quot;)" office:value-type="string" office:string-value="#N/A">
            <text:p>#N/A</text:p>
          </table:table-cell>
          <table:table-cell table:style-name="ce4" table:formula="of:=IF([.B173]=&quot;#N/A&quot;;      VLOOKUP([.A173];[IEplorer.$A$2:.$A$99];1;FALSE());            NA())" office:value-type="string" office:string-value="onhelp">
            <text:p>onhelp</text:p>
          </table:table-cell>
          <table:table-cell table:style-name="ce4" table:formula="of:=IF([.B173]=&quot;#N/A&quot;;      VLOOKUP([.A173];[Firefox.$A$2:.$A$221];1;FALSE());            NA())" office:value-type="float" office:value="0">
            <text:p>#N/D</text:p>
          </table:table-cell>
          <table:table-cell table:style-name="ce4" table:formula="of:=VLOOKUP([.A173];[HTMLDom.$A$2:.$A$1245];1;FALSE())" office:value-type="float" office:value="0">
            <text:p>#N/D</text:p>
          </table:table-cell>
          <table:table-cell table:style-name="ce6" table:formula="of:=IF(LEFT([.A17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input</text:p>
          </table:table-cell>
          <table:table-cell table:style-name="ce4" table:formula="of:=IF(AND(NOT(ISERROR(VLOOKUP([.A174];[IEplorer.$A$2:.$A$99];1;FALSE()))); NOT(ISERROR(VLOOKUP([.A174];[Firefox.$A$2:.$A$221];1;FALSE()))));[.A174];&quot;#N/A&quot;)" office:value-type="string" office:string-value="#N/A">
            <text:p>#N/A</text:p>
          </table:table-cell>
          <table:table-cell table:style-name="ce4" table:formula="of:=IF([.B174]=&quot;#N/A&quot;;      VLOOKUP([.A174];[IEplorer.$A$2:.$A$99];1;FALSE());            NA())" office:value-type="float" office:value="0">
            <text:p>#N/D</text:p>
          </table:table-cell>
          <table:table-cell table:style-name="ce4" table:formula="of:=IF([.B174]=&quot;#N/A&quot;;      VLOOKUP([.A174];[Firefox.$A$2:.$A$221];1;FALSE());            NA())" office:value-type="string" office:string-value="oninput">
            <text:p>oninput</text:p>
          </table:table-cell>
          <table:table-cell table:style-name="ce4" table:formula="of:=VLOOKUP([.A174];[HTMLDom.$A$2:.$A$1245];1;FALSE())" office:value-type="float" office:value="0">
            <text:p>#N/D</text:p>
          </table:table-cell>
          <table:table-cell table:style-name="ce6" table:formula="of:=IF(LEFT([.A17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invalid</text:p>
          </table:table-cell>
          <table:table-cell table:style-name="ce4" table:formula="of:=IF(AND(NOT(ISERROR(VLOOKUP([.A175];[IEplorer.$A$2:.$A$99];1;FALSE()))); NOT(ISERROR(VLOOKUP([.A175];[Firefox.$A$2:.$A$221];1;FALSE()))));[.A175];&quot;#N/A&quot;)" office:value-type="string" office:string-value="#N/A">
            <text:p>#N/A</text:p>
          </table:table-cell>
          <table:table-cell table:style-name="ce4" table:formula="of:=IF([.B175]=&quot;#N/A&quot;;      VLOOKUP([.A175];[IEplorer.$A$2:.$A$99];1;FALSE());            NA())" office:value-type="float" office:value="0">
            <text:p>#N/D</text:p>
          </table:table-cell>
          <table:table-cell table:style-name="ce4" table:formula="of:=IF([.B175]=&quot;#N/A&quot;;      VLOOKUP([.A175];[Firefox.$A$2:.$A$221];1;FALSE());            NA())" office:value-type="string" office:string-value="oninvalid">
            <text:p>oninvalid</text:p>
          </table:table-cell>
          <table:table-cell table:style-name="ce4" table:formula="of:=VLOOKUP([.A175];[HTMLDom.$A$2:.$A$1245];1;FALSE())" office:value-type="float" office:value="0">
            <text:p>#N/D</text:p>
          </table:table-cell>
          <table:table-cell table:style-name="ce6" table:formula="of:=IF(LEFT([.A17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keydown</text:p>
          </table:table-cell>
          <table:table-cell table:style-name="ce4" table:formula="of:=IF(AND(NOT(ISERROR(VLOOKUP([.A176];[IEplorer.$A$2:.$A$99];1;FALSE()))); NOT(ISERROR(VLOOKUP([.A176];[Firefox.$A$2:.$A$221];1;FALSE()))));[.A176];&quot;#N/A&quot;)" office:value-type="string" office:string-value="onkeydown">
            <text:p>onkeydown</text:p>
          </table:table-cell>
          <table:table-cell table:style-name="ce4" table:formula="of:=IF([.B176]=&quot;#N/A&quot;;      VLOOKUP([.A176];[IEplorer.$A$2:.$A$99];1;FALSE());            NA())" office:value-type="float" office:value="0">
            <text:p>#N/D</text:p>
          </table:table-cell>
          <table:table-cell table:style-name="ce4" table:formula="of:=IF([.B176]=&quot;#N/A&quot;;      VLOOKUP([.A176];[Firefox.$A$2:.$A$221];1;FALSE());            NA())" office:value-type="float" office:value="0">
            <text:p>#N/D</text:p>
          </table:table-cell>
          <table:table-cell table:style-name="ce4" table:formula="of:=VLOOKUP([.A176];[HTMLDom.$A$2:.$A$1245];1;FALSE())" office:value-type="float" office:value="0">
            <text:p>#N/D</text:p>
          </table:table-cell>
          <table:table-cell table:style-name="ce6" table:formula="of:=IF(LEFT([.A17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keypress</text:p>
          </table:table-cell>
          <table:table-cell table:style-name="ce4" table:formula="of:=IF(AND(NOT(ISERROR(VLOOKUP([.A177];[IEplorer.$A$2:.$A$99];1;FALSE()))); NOT(ISERROR(VLOOKUP([.A177];[Firefox.$A$2:.$A$221];1;FALSE()))));[.A177];&quot;#N/A&quot;)" office:value-type="string" office:string-value="onkeypress">
            <text:p>onkeypress</text:p>
          </table:table-cell>
          <table:table-cell table:style-name="ce4" table:formula="of:=IF([.B177]=&quot;#N/A&quot;;      VLOOKUP([.A177];[IEplorer.$A$2:.$A$99];1;FALSE());            NA())" office:value-type="float" office:value="0">
            <text:p>#N/D</text:p>
          </table:table-cell>
          <table:table-cell table:style-name="ce4" table:formula="of:=IF([.B177]=&quot;#N/A&quot;;      VLOOKUP([.A177];[Firefox.$A$2:.$A$221];1;FALSE());            NA())" office:value-type="float" office:value="0">
            <text:p>#N/D</text:p>
          </table:table-cell>
          <table:table-cell table:style-name="ce4" table:formula="of:=VLOOKUP([.A177];[HTMLDom.$A$2:.$A$1245];1;FALSE())" office:value-type="float" office:value="0">
            <text:p>#N/D</text:p>
          </table:table-cell>
          <table:table-cell table:style-name="ce6" table:formula="of:=IF(LEFT([.A17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keyup</text:p>
          </table:table-cell>
          <table:table-cell table:style-name="ce4" table:formula="of:=IF(AND(NOT(ISERROR(VLOOKUP([.A178];[IEplorer.$A$2:.$A$99];1;FALSE()))); NOT(ISERROR(VLOOKUP([.A178];[Firefox.$A$2:.$A$221];1;FALSE()))));[.A178];&quot;#N/A&quot;)" office:value-type="string" office:string-value="onkeyup">
            <text:p>onkeyup</text:p>
          </table:table-cell>
          <table:table-cell table:style-name="ce4" table:formula="of:=IF([.B178]=&quot;#N/A&quot;;      VLOOKUP([.A178];[IEplorer.$A$2:.$A$99];1;FALSE());            NA())" office:value-type="float" office:value="0">
            <text:p>#N/D</text:p>
          </table:table-cell>
          <table:table-cell table:style-name="ce4" table:formula="of:=IF([.B178]=&quot;#N/A&quot;;      VLOOKUP([.A178];[Firefox.$A$2:.$A$221];1;FALSE());            NA())" office:value-type="float" office:value="0">
            <text:p>#N/D</text:p>
          </table:table-cell>
          <table:table-cell table:style-name="ce4" table:formula="of:=VLOOKUP([.A178];[HTMLDom.$A$2:.$A$1245];1;FALSE())" office:value-type="float" office:value="0">
            <text:p>#N/D</text:p>
          </table:table-cell>
          <table:table-cell table:style-name="ce6" table:formula="of:=IF(LEFT([.A17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load</text:p>
          </table:table-cell>
          <table:table-cell table:style-name="ce4" table:formula="of:=IF(AND(NOT(ISERROR(VLOOKUP([.A179];[IEplorer.$A$2:.$A$99];1;FALSE()))); NOT(ISERROR(VLOOKUP([.A179];[Firefox.$A$2:.$A$221];1;FALSE()))));[.A179];&quot;#N/A&quot;)" office:value-type="string" office:string-value="#N/A">
            <text:p>#N/A</text:p>
          </table:table-cell>
          <table:table-cell table:style-name="ce4" table:formula="of:=IF([.B179]=&quot;#N/A&quot;;      VLOOKUP([.A179];[IEplorer.$A$2:.$A$99];1;FALSE());            NA())" office:value-type="float" office:value="0">
            <text:p>#N/D</text:p>
          </table:table-cell>
          <table:table-cell table:style-name="ce4" table:formula="of:=IF([.B179]=&quot;#N/A&quot;;      VLOOKUP([.A179];[Firefox.$A$2:.$A$221];1;FALSE());            NA())" office:value-type="string" office:string-value="onload">
            <text:p>onload</text:p>
          </table:table-cell>
          <table:table-cell table:style-name="ce4" table:formula="of:=VLOOKUP([.A179];[HTMLDom.$A$2:.$A$1245];1;FALSE())" office:value-type="float" office:value="0">
            <text:p>#N/D</text:p>
          </table:table-cell>
          <table:table-cell table:style-name="ce6" table:formula="of:=IF(LEFT([.A17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loadeddata</text:p>
          </table:table-cell>
          <table:table-cell table:style-name="ce4" table:formula="of:=IF(AND(NOT(ISERROR(VLOOKUP([.A180];[IEplorer.$A$2:.$A$99];1;FALSE()))); NOT(ISERROR(VLOOKUP([.A180];[Firefox.$A$2:.$A$221];1;FALSE()))));[.A180];&quot;#N/A&quot;)" office:value-type="string" office:string-value="#N/A">
            <text:p>#N/A</text:p>
          </table:table-cell>
          <table:table-cell table:style-name="ce4" table:formula="of:=IF([.B180]=&quot;#N/A&quot;;      VLOOKUP([.A180];[IEplorer.$A$2:.$A$99];1;FALSE());            NA())" office:value-type="float" office:value="0">
            <text:p>#N/D</text:p>
          </table:table-cell>
          <table:table-cell table:style-name="ce4" table:formula="of:=IF([.B180]=&quot;#N/A&quot;;      VLOOKUP([.A180];[Firefox.$A$2:.$A$221];1;FALSE());            NA())" office:value-type="string" office:string-value="onloadeddata">
            <text:p>onloadeddata</text:p>
          </table:table-cell>
          <table:table-cell table:style-name="ce4" table:formula="of:=VLOOKUP([.A180];[HTMLDom.$A$2:.$A$1245];1;FALSE())" office:value-type="float" office:value="0">
            <text:p>#N/D</text:p>
          </table:table-cell>
          <table:table-cell table:style-name="ce6" table:formula="of:=IF(LEFT([.A18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loadedmetadata</text:p>
          </table:table-cell>
          <table:table-cell table:style-name="ce4" table:formula="of:=IF(AND(NOT(ISERROR(VLOOKUP([.A181];[IEplorer.$A$2:.$A$99];1;FALSE()))); NOT(ISERROR(VLOOKUP([.A181];[Firefox.$A$2:.$A$221];1;FALSE()))));[.A181];&quot;#N/A&quot;)" office:value-type="string" office:string-value="#N/A">
            <text:p>#N/A</text:p>
          </table:table-cell>
          <table:table-cell table:style-name="ce4" table:formula="of:=IF([.B181]=&quot;#N/A&quot;;      VLOOKUP([.A181];[IEplorer.$A$2:.$A$99];1;FALSE());            NA())" office:value-type="float" office:value="0">
            <text:p>#N/D</text:p>
          </table:table-cell>
          <table:table-cell table:style-name="ce4" table:formula="of:=IF([.B181]=&quot;#N/A&quot;;      VLOOKUP([.A181];[Firefox.$A$2:.$A$221];1;FALSE());            NA())" office:value-type="string" office:string-value="onloadedmetadata">
            <text:p>onloadedmetadata</text:p>
          </table:table-cell>
          <table:table-cell table:style-name="ce4" table:formula="of:=VLOOKUP([.A181];[HTMLDom.$A$2:.$A$1245];1;FALSE())" office:value-type="float" office:value="0">
            <text:p>#N/D</text:p>
          </table:table-cell>
          <table:table-cell table:style-name="ce6" table:formula="of:=IF(LEFT([.A18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loadstart</text:p>
          </table:table-cell>
          <table:table-cell table:style-name="ce4" table:formula="of:=IF(AND(NOT(ISERROR(VLOOKUP([.A182];[IEplorer.$A$2:.$A$99];1;FALSE()))); NOT(ISERROR(VLOOKUP([.A182];[Firefox.$A$2:.$A$221];1;FALSE()))));[.A182];&quot;#N/A&quot;)" office:value-type="string" office:string-value="#N/A">
            <text:p>#N/A</text:p>
          </table:table-cell>
          <table:table-cell table:style-name="ce4" table:formula="of:=IF([.B182]=&quot;#N/A&quot;;      VLOOKUP([.A182];[IEplorer.$A$2:.$A$99];1;FALSE());            NA())" office:value-type="float" office:value="0">
            <text:p>#N/D</text:p>
          </table:table-cell>
          <table:table-cell table:style-name="ce4" table:formula="of:=IF([.B182]=&quot;#N/A&quot;;      VLOOKUP([.A182];[Firefox.$A$2:.$A$221];1;FALSE());            NA())" office:value-type="string" office:string-value="onloadstart">
            <text:p>onloadstart</text:p>
          </table:table-cell>
          <table:table-cell table:style-name="ce4" table:formula="of:=VLOOKUP([.A182];[HTMLDom.$A$2:.$A$1245];1;FALSE())" office:value-type="float" office:value="0">
            <text:p>#N/D</text:p>
          </table:table-cell>
          <table:table-cell table:style-name="ce6" table:formula="of:=IF(LEFT([.A18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down</text:p>
          </table:table-cell>
          <table:table-cell table:style-name="ce4" table:formula="of:=IF(AND(NOT(ISERROR(VLOOKUP([.A183];[IEplorer.$A$2:.$A$99];1;FALSE()))); NOT(ISERROR(VLOOKUP([.A183];[Firefox.$A$2:.$A$221];1;FALSE()))));[.A183];&quot;#N/A&quot;)" office:value-type="string" office:string-value="onmousedown">
            <text:p>onmousedown</text:p>
          </table:table-cell>
          <table:table-cell table:style-name="ce4" table:formula="of:=IF([.B183]=&quot;#N/A&quot;;      VLOOKUP([.A183];[IEplorer.$A$2:.$A$99];1;FALSE());            NA())" office:value-type="float" office:value="0">
            <text:p>#N/D</text:p>
          </table:table-cell>
          <table:table-cell table:style-name="ce4" table:formula="of:=IF([.B183]=&quot;#N/A&quot;;      VLOOKUP([.A183];[Firefox.$A$2:.$A$221];1;FALSE());            NA())" office:value-type="float" office:value="0">
            <text:p>#N/D</text:p>
          </table:table-cell>
          <table:table-cell table:style-name="ce4" table:formula="of:=VLOOKUP([.A183];[HTMLDom.$A$2:.$A$1245];1;FALSE())" office:value-type="float" office:value="0">
            <text:p>#N/D</text:p>
          </table:table-cell>
          <table:table-cell table:style-name="ce6" table:formula="of:=IF(LEFT([.A18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enter</text:p>
          </table:table-cell>
          <table:table-cell table:style-name="ce4" table:formula="of:=IF(AND(NOT(ISERROR(VLOOKUP([.A184];[IEplorer.$A$2:.$A$99];1;FALSE()))); NOT(ISERROR(VLOOKUP([.A184];[Firefox.$A$2:.$A$221];1;FALSE()))));[.A184];&quot;#N/A&quot;)" office:value-type="string" office:string-value="#N/A">
            <text:p>#N/A</text:p>
          </table:table-cell>
          <table:table-cell table:style-name="ce4" table:formula="of:=IF([.B184]=&quot;#N/A&quot;;      VLOOKUP([.A184];[IEplorer.$A$2:.$A$99];1;FALSE());            NA())" office:value-type="float" office:value="0">
            <text:p>#N/D</text:p>
          </table:table-cell>
          <table:table-cell table:style-name="ce4" table:formula="of:=IF([.B184]=&quot;#N/A&quot;;      VLOOKUP([.A184];[Firefox.$A$2:.$A$221];1;FALSE());            NA())" office:value-type="string" office:string-value="onmouseenter">
            <text:p>onmouseenter</text:p>
          </table:table-cell>
          <table:table-cell table:style-name="ce4" table:formula="of:=VLOOKUP([.A184];[HTMLDom.$A$2:.$A$1245];1;FALSE())" office:value-type="float" office:value="0">
            <text:p>#N/D</text:p>
          </table:table-cell>
          <table:table-cell table:style-name="ce6" table:formula="of:=IF(LEFT([.A18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leave</text:p>
          </table:table-cell>
          <table:table-cell table:style-name="ce4" table:formula="of:=IF(AND(NOT(ISERROR(VLOOKUP([.A185];[IEplorer.$A$2:.$A$99];1;FALSE()))); NOT(ISERROR(VLOOKUP([.A185];[Firefox.$A$2:.$A$221];1;FALSE()))));[.A185];&quot;#N/A&quot;)" office:value-type="string" office:string-value="#N/A">
            <text:p>#N/A</text:p>
          </table:table-cell>
          <table:table-cell table:style-name="ce4" table:formula="of:=IF([.B185]=&quot;#N/A&quot;;      VLOOKUP([.A185];[IEplorer.$A$2:.$A$99];1;FALSE());            NA())" office:value-type="float" office:value="0">
            <text:p>#N/D</text:p>
          </table:table-cell>
          <table:table-cell table:style-name="ce4" table:formula="of:=IF([.B185]=&quot;#N/A&quot;;      VLOOKUP([.A185];[Firefox.$A$2:.$A$221];1;FALSE());            NA())" office:value-type="string" office:string-value="onmouseleave">
            <text:p>onmouseleave</text:p>
          </table:table-cell>
          <table:table-cell table:style-name="ce4" table:formula="of:=VLOOKUP([.A185];[HTMLDom.$A$2:.$A$1245];1;FALSE())" office:value-type="float" office:value="0">
            <text:p>#N/D</text:p>
          </table:table-cell>
          <table:table-cell table:style-name="ce6" table:formula="of:=IF(LEFT([.A18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move</text:p>
          </table:table-cell>
          <table:table-cell table:style-name="ce4" table:formula="of:=IF(AND(NOT(ISERROR(VLOOKUP([.A186];[IEplorer.$A$2:.$A$99];1;FALSE()))); NOT(ISERROR(VLOOKUP([.A186];[Firefox.$A$2:.$A$221];1;FALSE()))));[.A186];&quot;#N/A&quot;)" office:value-type="string" office:string-value="onmousemove">
            <text:p>onmousemove</text:p>
          </table:table-cell>
          <table:table-cell table:style-name="ce4" table:formula="of:=IF([.B186]=&quot;#N/A&quot;;      VLOOKUP([.A186];[IEplorer.$A$2:.$A$99];1;FALSE());            NA())" office:value-type="float" office:value="0">
            <text:p>#N/D</text:p>
          </table:table-cell>
          <table:table-cell table:style-name="ce4" table:formula="of:=IF([.B186]=&quot;#N/A&quot;;      VLOOKUP([.A186];[Firefox.$A$2:.$A$221];1;FALSE());            NA())" office:value-type="float" office:value="0">
            <text:p>#N/D</text:p>
          </table:table-cell>
          <table:table-cell table:style-name="ce4" table:formula="of:=VLOOKUP([.A186];[HTMLDom.$A$2:.$A$1245];1;FALSE())" office:value-type="float" office:value="0">
            <text:p>#N/D</text:p>
          </table:table-cell>
          <table:table-cell table:style-name="ce6" table:formula="of:=IF(LEFT([.A18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out</text:p>
          </table:table-cell>
          <table:table-cell table:style-name="ce4" table:formula="of:=IF(AND(NOT(ISERROR(VLOOKUP([.A187];[IEplorer.$A$2:.$A$99];1;FALSE()))); NOT(ISERROR(VLOOKUP([.A187];[Firefox.$A$2:.$A$221];1;FALSE()))));[.A187];&quot;#N/A&quot;)" office:value-type="string" office:string-value="onmouseout">
            <text:p>onmouseout</text:p>
          </table:table-cell>
          <table:table-cell table:style-name="ce4" table:formula="of:=IF([.B187]=&quot;#N/A&quot;;      VLOOKUP([.A187];[IEplorer.$A$2:.$A$99];1;FALSE());            NA())" office:value-type="float" office:value="0">
            <text:p>#N/D</text:p>
          </table:table-cell>
          <table:table-cell table:style-name="ce4" table:formula="of:=IF([.B187]=&quot;#N/A&quot;;      VLOOKUP([.A187];[Firefox.$A$2:.$A$221];1;FALSE());            NA())" office:value-type="float" office:value="0">
            <text:p>#N/D</text:p>
          </table:table-cell>
          <table:table-cell table:style-name="ce4" table:formula="of:=VLOOKUP([.A187];[HTMLDom.$A$2:.$A$1245];1;FALSE())" office:value-type="float" office:value="0">
            <text:p>#N/D</text:p>
          </table:table-cell>
          <table:table-cell table:style-name="ce6" table:formula="of:=IF(LEFT([.A18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over</text:p>
          </table:table-cell>
          <table:table-cell table:style-name="ce4" table:formula="of:=IF(AND(NOT(ISERROR(VLOOKUP([.A188];[IEplorer.$A$2:.$A$99];1;FALSE()))); NOT(ISERROR(VLOOKUP([.A188];[Firefox.$A$2:.$A$221];1;FALSE()))));[.A188];&quot;#N/A&quot;)" office:value-type="string" office:string-value="onmouseover">
            <text:p>onmouseover</text:p>
          </table:table-cell>
          <table:table-cell table:style-name="ce4" table:formula="of:=IF([.B188]=&quot;#N/A&quot;;      VLOOKUP([.A188];[IEplorer.$A$2:.$A$99];1;FALSE());            NA())" office:value-type="float" office:value="0">
            <text:p>#N/D</text:p>
          </table:table-cell>
          <table:table-cell table:style-name="ce4" table:formula="of:=IF([.B188]=&quot;#N/A&quot;;      VLOOKUP([.A188];[Firefox.$A$2:.$A$221];1;FALSE());            NA())" office:value-type="float" office:value="0">
            <text:p>#N/D</text:p>
          </table:table-cell>
          <table:table-cell table:style-name="ce4" table:formula="of:=VLOOKUP([.A188];[HTMLDom.$A$2:.$A$1245];1;FALSE())" office:value-type="float" office:value="0">
            <text:p>#N/D</text:p>
          </table:table-cell>
          <table:table-cell table:style-name="ce6" table:formula="of:=IF(LEFT([.A18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up</text:p>
          </table:table-cell>
          <table:table-cell table:style-name="ce4" table:formula="of:=IF(AND(NOT(ISERROR(VLOOKUP([.A189];[IEplorer.$A$2:.$A$99];1;FALSE()))); NOT(ISERROR(VLOOKUP([.A189];[Firefox.$A$2:.$A$221];1;FALSE()))));[.A189];&quot;#N/A&quot;)" office:value-type="string" office:string-value="onmouseup">
            <text:p>onmouseup</text:p>
          </table:table-cell>
          <table:table-cell table:style-name="ce4" table:formula="of:=IF([.B189]=&quot;#N/A&quot;;      VLOOKUP([.A189];[IEplorer.$A$2:.$A$99];1;FALSE());            NA())" office:value-type="float" office:value="0">
            <text:p>#N/D</text:p>
          </table:table-cell>
          <table:table-cell table:style-name="ce4" table:formula="of:=IF([.B189]=&quot;#N/A&quot;;      VLOOKUP([.A189];[Firefox.$A$2:.$A$221];1;FALSE());            NA())" office:value-type="float" office:value="0">
            <text:p>#N/D</text:p>
          </table:table-cell>
          <table:table-cell table:style-name="ce4" table:formula="of:=VLOOKUP([.A189];[HTMLDom.$A$2:.$A$1245];1;FALSE())" office:value-type="float" office:value="0">
            <text:p>#N/D</text:p>
          </table:table-cell>
          <table:table-cell table:style-name="ce6" table:formula="of:=IF(LEFT([.A18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wheel</text:p>
          </table:table-cell>
          <table:table-cell table:style-name="ce4" table:formula="of:=IF(AND(NOT(ISERROR(VLOOKUP([.A190];[IEplorer.$A$2:.$A$99];1;FALSE()))); NOT(ISERROR(VLOOKUP([.A190];[Firefox.$A$2:.$A$221];1;FALSE()))));[.A190];&quot;#N/A&quot;)" office:value-type="string" office:string-value="#N/A">
            <text:p>#N/A</text:p>
          </table:table-cell>
          <table:table-cell table:style-name="ce4" table:formula="of:=IF([.B190]=&quot;#N/A&quot;;      VLOOKUP([.A190];[IEplorer.$A$2:.$A$99];1;FALSE());            NA())" office:value-type="string" office:string-value="onmousewheel">
            <text:p>onmousewheel</text:p>
          </table:table-cell>
          <table:table-cell table:style-name="ce4" table:formula="of:=IF([.B190]=&quot;#N/A&quot;;      VLOOKUP([.A190];[Firefox.$A$2:.$A$221];1;FALSE());            NA())" office:value-type="float" office:value="0">
            <text:p>#N/D</text:p>
          </table:table-cell>
          <table:table-cell table:style-name="ce4" table:formula="of:=VLOOKUP([.A190];[HTMLDom.$A$2:.$A$1245];1;FALSE())" office:value-type="float" office:value="0">
            <text:p>#N/D</text:p>
          </table:table-cell>
          <table:table-cell table:style-name="ce6" table:formula="of:=IF(LEFT([.A19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zfullscreenchange</text:p>
          </table:table-cell>
          <table:table-cell table:style-name="ce4" table:formula="of:=IF(AND(NOT(ISERROR(VLOOKUP([.A191];[IEplorer.$A$2:.$A$99];1;FALSE()))); NOT(ISERROR(VLOOKUP([.A191];[Firefox.$A$2:.$A$221];1;FALSE()))));[.A191];&quot;#N/A&quot;)" office:value-type="string" office:string-value="#N/A">
            <text:p>#N/A</text:p>
          </table:table-cell>
          <table:table-cell table:style-name="ce4" table:formula="of:=IF([.B191]=&quot;#N/A&quot;;      VLOOKUP([.A191];[IEplorer.$A$2:.$A$99];1;FALSE());            NA())" office:value-type="float" office:value="0">
            <text:p>#N/D</text:p>
          </table:table-cell>
          <table:table-cell table:style-name="ce4" table:formula="of:=IF([.B191]=&quot;#N/A&quot;;      VLOOKUP([.A191];[Firefox.$A$2:.$A$221];1;FALSE());            NA())" office:value-type="string" office:string-value="onmozfullscreenchange">
            <text:p>onmozfullscreenchange</text:p>
          </table:table-cell>
          <table:table-cell table:style-name="ce4" table:formula="of:=VLOOKUP([.A191];[HTMLDom.$A$2:.$A$1245];1;FALSE())" office:value-type="float" office:value="0">
            <text:p>#N/D</text:p>
          </table:table-cell>
          <table:table-cell table:style-name="ce6" table:formula="of:=IF(LEFT([.A19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zfullscreenerror</text:p>
          </table:table-cell>
          <table:table-cell table:style-name="ce4" table:formula="of:=IF(AND(NOT(ISERROR(VLOOKUP([.A192];[IEplorer.$A$2:.$A$99];1;FALSE()))); NOT(ISERROR(VLOOKUP([.A192];[Firefox.$A$2:.$A$221];1;FALSE()))));[.A192];&quot;#N/A&quot;)" office:value-type="string" office:string-value="#N/A">
            <text:p>#N/A</text:p>
          </table:table-cell>
          <table:table-cell table:style-name="ce4" table:formula="of:=IF([.B192]=&quot;#N/A&quot;;      VLOOKUP([.A192];[IEplorer.$A$2:.$A$99];1;FALSE());            NA())" office:value-type="float" office:value="0">
            <text:p>#N/D</text:p>
          </table:table-cell>
          <table:table-cell table:style-name="ce4" table:formula="of:=IF([.B192]=&quot;#N/A&quot;;      VLOOKUP([.A192];[Firefox.$A$2:.$A$221];1;FALSE());            NA())" office:value-type="string" office:string-value="onmozfullscreenerror">
            <text:p>onmozfullscreenerror</text:p>
          </table:table-cell>
          <table:table-cell table:style-name="ce4" table:formula="of:=VLOOKUP([.A192];[HTMLDom.$A$2:.$A$1245];1;FALSE())" office:value-type="float" office:value="0">
            <text:p>#N/D</text:p>
          </table:table-cell>
          <table:table-cell table:style-name="ce6" table:formula="of:=IF(LEFT([.A19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zpointerlockchange</text:p>
          </table:table-cell>
          <table:table-cell table:style-name="ce4" table:formula="of:=IF(AND(NOT(ISERROR(VLOOKUP([.A193];[IEplorer.$A$2:.$A$99];1;FALSE()))); NOT(ISERROR(VLOOKUP([.A193];[Firefox.$A$2:.$A$221];1;FALSE()))));[.A193];&quot;#N/A&quot;)" office:value-type="string" office:string-value="#N/A">
            <text:p>#N/A</text:p>
          </table:table-cell>
          <table:table-cell table:style-name="ce4" table:formula="of:=IF([.B193]=&quot;#N/A&quot;;      VLOOKUP([.A193];[IEplorer.$A$2:.$A$99];1;FALSE());            NA())" office:value-type="float" office:value="0">
            <text:p>#N/D</text:p>
          </table:table-cell>
          <table:table-cell table:style-name="ce4" table:formula="of:=IF([.B193]=&quot;#N/A&quot;;      VLOOKUP([.A193];[Firefox.$A$2:.$A$221];1;FALSE());            NA())" office:value-type="string" office:string-value="onmozpointerlockchange">
            <text:p>onmozpointerlockchange</text:p>
          </table:table-cell>
          <table:table-cell table:style-name="ce4" table:formula="of:=VLOOKUP([.A193];[HTMLDom.$A$2:.$A$1245];1;FALSE())" office:value-type="float" office:value="0">
            <text:p>#N/D</text:p>
          </table:table-cell>
          <table:table-cell table:style-name="ce6" table:formula="of:=IF(LEFT([.A19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zpointerlockerror</text:p>
          </table:table-cell>
          <table:table-cell table:style-name="ce4" table:formula="of:=IF(AND(NOT(ISERROR(VLOOKUP([.A194];[IEplorer.$A$2:.$A$99];1;FALSE()))); NOT(ISERROR(VLOOKUP([.A194];[Firefox.$A$2:.$A$221];1;FALSE()))));[.A194];&quot;#N/A&quot;)" office:value-type="string" office:string-value="#N/A">
            <text:p>#N/A</text:p>
          </table:table-cell>
          <table:table-cell table:style-name="ce4" table:formula="of:=IF([.B194]=&quot;#N/A&quot;;      VLOOKUP([.A194];[IEplorer.$A$2:.$A$99];1;FALSE());            NA())" office:value-type="float" office:value="0">
            <text:p>#N/D</text:p>
          </table:table-cell>
          <table:table-cell table:style-name="ce4" table:formula="of:=IF([.B194]=&quot;#N/A&quot;;      VLOOKUP([.A194];[Firefox.$A$2:.$A$221];1;FALSE());            NA())" office:value-type="string" office:string-value="onmozpointerlockerror">
            <text:p>onmozpointerlockerror</text:p>
          </table:table-cell>
          <table:table-cell table:style-name="ce4" table:formula="of:=VLOOKUP([.A194];[HTMLDom.$A$2:.$A$1245];1;FALSE())" office:value-type="float" office:value="0">
            <text:p>#N/D</text:p>
          </table:table-cell>
          <table:table-cell table:style-name="ce6" table:formula="of:=IF(LEFT([.A19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aste</text:p>
          </table:table-cell>
          <table:table-cell table:style-name="ce4" table:formula="of:=IF(AND(NOT(ISERROR(VLOOKUP([.A195];[IEplorer.$A$2:.$A$99];1;FALSE()))); NOT(ISERROR(VLOOKUP([.A195];[Firefox.$A$2:.$A$221];1;FALSE()))));[.A195];&quot;#N/A&quot;)" office:value-type="string" office:string-value="#N/A">
            <text:p>#N/A</text:p>
          </table:table-cell>
          <table:table-cell table:style-name="ce4" table:formula="of:=IF([.B195]=&quot;#N/A&quot;;      VLOOKUP([.A195];[IEplorer.$A$2:.$A$99];1;FALSE());            NA())" office:value-type="float" office:value="0">
            <text:p>#N/D</text:p>
          </table:table-cell>
          <table:table-cell table:style-name="ce4" table:formula="of:=IF([.B195]=&quot;#N/A&quot;;      VLOOKUP([.A195];[Firefox.$A$2:.$A$221];1;FALSE());            NA())" office:value-type="string" office:string-value="onpaste">
            <text:p>onpaste</text:p>
          </table:table-cell>
          <table:table-cell table:style-name="ce4" table:formula="of:=VLOOKUP([.A195];[HTMLDom.$A$2:.$A$1245];1;FALSE())" office:value-type="float" office:value="0">
            <text:p>#N/D</text:p>
          </table:table-cell>
          <table:table-cell table:style-name="ce6" table:formula="of:=IF(LEFT([.A19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ause</text:p>
          </table:table-cell>
          <table:table-cell table:style-name="ce4" table:formula="of:=IF(AND(NOT(ISERROR(VLOOKUP([.A196];[IEplorer.$A$2:.$A$99];1;FALSE()))); NOT(ISERROR(VLOOKUP([.A196];[Firefox.$A$2:.$A$221];1;FALSE()))));[.A196];&quot;#N/A&quot;)" office:value-type="string" office:string-value="#N/A">
            <text:p>#N/A</text:p>
          </table:table-cell>
          <table:table-cell table:style-name="ce4" table:formula="of:=IF([.B196]=&quot;#N/A&quot;;      VLOOKUP([.A196];[IEplorer.$A$2:.$A$99];1;FALSE());            NA())" office:value-type="float" office:value="0">
            <text:p>#N/D</text:p>
          </table:table-cell>
          <table:table-cell table:style-name="ce4" table:formula="of:=IF([.B196]=&quot;#N/A&quot;;      VLOOKUP([.A196];[Firefox.$A$2:.$A$221];1;FALSE());            NA())" office:value-type="string" office:string-value="onpause">
            <text:p>onpause</text:p>
          </table:table-cell>
          <table:table-cell table:style-name="ce4" table:formula="of:=VLOOKUP([.A196];[HTMLDom.$A$2:.$A$1245];1;FALSE())" office:value-type="float" office:value="0">
            <text:p>#N/D</text:p>
          </table:table-cell>
          <table:table-cell table:style-name="ce6" table:formula="of:=IF(LEFT([.A19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lay</text:p>
          </table:table-cell>
          <table:table-cell table:style-name="ce4" table:formula="of:=IF(AND(NOT(ISERROR(VLOOKUP([.A197];[IEplorer.$A$2:.$A$99];1;FALSE()))); NOT(ISERROR(VLOOKUP([.A197];[Firefox.$A$2:.$A$221];1;FALSE()))));[.A197];&quot;#N/A&quot;)" office:value-type="string" office:string-value="#N/A">
            <text:p>#N/A</text:p>
          </table:table-cell>
          <table:table-cell table:style-name="ce4" table:formula="of:=IF([.B197]=&quot;#N/A&quot;;      VLOOKUP([.A197];[IEplorer.$A$2:.$A$99];1;FALSE());            NA())" office:value-type="float" office:value="0">
            <text:p>#N/D</text:p>
          </table:table-cell>
          <table:table-cell table:style-name="ce4" table:formula="of:=IF([.B197]=&quot;#N/A&quot;;      VLOOKUP([.A197];[Firefox.$A$2:.$A$221];1;FALSE());            NA())" office:value-type="string" office:string-value="onplay">
            <text:p>onplay</text:p>
          </table:table-cell>
          <table:table-cell table:style-name="ce4" table:formula="of:=VLOOKUP([.A197];[HTMLDom.$A$2:.$A$1245];1;FALSE())" office:value-type="float" office:value="0">
            <text:p>#N/D</text:p>
          </table:table-cell>
          <table:table-cell table:style-name="ce6" table:formula="of:=IF(LEFT([.A19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laying</text:p>
          </table:table-cell>
          <table:table-cell table:style-name="ce4" table:formula="of:=IF(AND(NOT(ISERROR(VLOOKUP([.A198];[IEplorer.$A$2:.$A$99];1;FALSE()))); NOT(ISERROR(VLOOKUP([.A198];[Firefox.$A$2:.$A$221];1;FALSE()))));[.A198];&quot;#N/A&quot;)" office:value-type="string" office:string-value="#N/A">
            <text:p>#N/A</text:p>
          </table:table-cell>
          <table:table-cell table:style-name="ce4" table:formula="of:=IF([.B198]=&quot;#N/A&quot;;      VLOOKUP([.A198];[IEplorer.$A$2:.$A$99];1;FALSE());            NA())" office:value-type="float" office:value="0">
            <text:p>#N/D</text:p>
          </table:table-cell>
          <table:table-cell table:style-name="ce4" table:formula="of:=IF([.B198]=&quot;#N/A&quot;;      VLOOKUP([.A198];[Firefox.$A$2:.$A$221];1;FALSE());            NA())" office:value-type="string" office:string-value="onplaying">
            <text:p>onplaying</text:p>
          </table:table-cell>
          <table:table-cell table:style-name="ce4" table:formula="of:=VLOOKUP([.A198];[HTMLDom.$A$2:.$A$1245];1;FALSE())" office:value-type="float" office:value="0">
            <text:p>#N/D</text:p>
          </table:table-cell>
          <table:table-cell table:style-name="ce6" table:formula="of:=IF(LEFT([.A19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rogress</text:p>
          </table:table-cell>
          <table:table-cell table:style-name="ce4" table:formula="of:=IF(AND(NOT(ISERROR(VLOOKUP([.A199];[IEplorer.$A$2:.$A$99];1;FALSE()))); NOT(ISERROR(VLOOKUP([.A199];[Firefox.$A$2:.$A$221];1;FALSE()))));[.A199];&quot;#N/A&quot;)" office:value-type="string" office:string-value="#N/A">
            <text:p>#N/A</text:p>
          </table:table-cell>
          <table:table-cell table:style-name="ce4" table:formula="of:=IF([.B199]=&quot;#N/A&quot;;      VLOOKUP([.A199];[IEplorer.$A$2:.$A$99];1;FALSE());            NA())" office:value-type="float" office:value="0">
            <text:p>#N/D</text:p>
          </table:table-cell>
          <table:table-cell table:style-name="ce4" table:formula="of:=IF([.B199]=&quot;#N/A&quot;;      VLOOKUP([.A199];[Firefox.$A$2:.$A$221];1;FALSE());            NA())" office:value-type="string" office:string-value="onprogress">
            <text:p>onprogress</text:p>
          </table:table-cell>
          <table:table-cell table:style-name="ce4" table:formula="of:=VLOOKUP([.A199];[HTMLDom.$A$2:.$A$1245];1;FALSE())" office:value-type="float" office:value="0">
            <text:p>#N/D</text:p>
          </table:table-cell>
          <table:table-cell table:style-name="ce6" table:formula="of:=IF(LEFT([.A19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ropertychange</text:p>
          </table:table-cell>
          <table:table-cell table:style-name="ce4" table:formula="of:=IF(AND(NOT(ISERROR(VLOOKUP([.A200];[IEplorer.$A$2:.$A$99];1;FALSE()))); NOT(ISERROR(VLOOKUP([.A200];[Firefox.$A$2:.$A$221];1;FALSE()))));[.A200];&quot;#N/A&quot;)" office:value-type="string" office:string-value="#N/A">
            <text:p>#N/A</text:p>
          </table:table-cell>
          <table:table-cell table:style-name="ce4" table:formula="of:=IF([.B200]=&quot;#N/A&quot;;      VLOOKUP([.A200];[IEplorer.$A$2:.$A$99];1;FALSE());            NA())" office:value-type="string" office:string-value="onpropertychange">
            <text:p>onpropertychange</text:p>
          </table:table-cell>
          <table:table-cell table:style-name="ce4" table:formula="of:=IF([.B200]=&quot;#N/A&quot;;      VLOOKUP([.A200];[Firefox.$A$2:.$A$221];1;FALSE());            NA())" office:value-type="float" office:value="0">
            <text:p>#N/D</text:p>
          </table:table-cell>
          <table:table-cell table:style-name="ce4" table:formula="of:=VLOOKUP([.A200];[HTMLDom.$A$2:.$A$1245];1;FALSE())" office:value-type="float" office:value="0">
            <text:p>#N/D</text:p>
          </table:table-cell>
          <table:table-cell table:style-name="ce6" table:formula="of:=IF(LEFT([.A20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atechange</text:p>
          </table:table-cell>
          <table:table-cell table:style-name="ce4" table:formula="of:=IF(AND(NOT(ISERROR(VLOOKUP([.A201];[IEplorer.$A$2:.$A$99];1;FALSE()))); NOT(ISERROR(VLOOKUP([.A201];[Firefox.$A$2:.$A$221];1;FALSE()))));[.A201];&quot;#N/A&quot;)" office:value-type="string" office:string-value="#N/A">
            <text:p>#N/A</text:p>
          </table:table-cell>
          <table:table-cell table:style-name="ce4" table:formula="of:=IF([.B201]=&quot;#N/A&quot;;      VLOOKUP([.A201];[IEplorer.$A$2:.$A$99];1;FALSE());            NA())" office:value-type="float" office:value="0">
            <text:p>#N/D</text:p>
          </table:table-cell>
          <table:table-cell table:style-name="ce4" table:formula="of:=IF([.B201]=&quot;#N/A&quot;;      VLOOKUP([.A201];[Firefox.$A$2:.$A$221];1;FALSE());            NA())" office:value-type="string" office:string-value="onratechange">
            <text:p>onratechange</text:p>
          </table:table-cell>
          <table:table-cell table:style-name="ce4" table:formula="of:=VLOOKUP([.A201];[HTMLDom.$A$2:.$A$1245];1;FALSE())" office:value-type="float" office:value="0">
            <text:p>#N/D</text:p>
          </table:table-cell>
          <table:table-cell table:style-name="ce6" table:formula="of:=IF(LEFT([.A20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eadystatechange</text:p>
          </table:table-cell>
          <table:table-cell table:style-name="ce4" table:formula="of:=IF(AND(NOT(ISERROR(VLOOKUP([.A202];[IEplorer.$A$2:.$A$99];1;FALSE()))); NOT(ISERROR(VLOOKUP([.A202];[Firefox.$A$2:.$A$221];1;FALSE()))));[.A202];&quot;#N/A&quot;)" office:value-type="string" office:string-value="onreadystatechange">
            <text:p>onreadystatechange</text:p>
          </table:table-cell>
          <table:table-cell table:style-name="ce4" table:formula="of:=IF([.B202]=&quot;#N/A&quot;;      VLOOKUP([.A202];[IEplorer.$A$2:.$A$99];1;FALSE());            NA())" office:value-type="float" office:value="0">
            <text:p>#N/D</text:p>
          </table:table-cell>
          <table:table-cell table:style-name="ce4" table:formula="of:=IF([.B202]=&quot;#N/A&quot;;      VLOOKUP([.A202];[Firefox.$A$2:.$A$221];1;FALSE());            NA())" office:value-type="float" office:value="0">
            <text:p>#N/D</text:p>
          </table:table-cell>
          <table:table-cell table:style-name="ce4" table:formula="of:=VLOOKUP([.A202];[HTMLDom.$A$2:.$A$1245];1;FALSE())" office:value-type="float" office:value="0">
            <text:p>#N/D</text:p>
          </table:table-cell>
          <table:table-cell table:style-name="ce6" table:formula="of:=IF(LEFT([.A20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eset</text:p>
          </table:table-cell>
          <table:table-cell table:style-name="ce4" table:formula="of:=IF(AND(NOT(ISERROR(VLOOKUP([.A203];[IEplorer.$A$2:.$A$99];1;FALSE()))); NOT(ISERROR(VLOOKUP([.A203];[Firefox.$A$2:.$A$221];1;FALSE()))));[.A203];&quot;#N/A&quot;)" office:value-type="string" office:string-value="#N/A">
            <text:p>#N/A</text:p>
          </table:table-cell>
          <table:table-cell table:style-name="ce4" table:formula="of:=IF([.B203]=&quot;#N/A&quot;;      VLOOKUP([.A203];[IEplorer.$A$2:.$A$99];1;FALSE());            NA())" office:value-type="float" office:value="0">
            <text:p>#N/D</text:p>
          </table:table-cell>
          <table:table-cell table:style-name="ce4" table:formula="of:=IF([.B203]=&quot;#N/A&quot;;      VLOOKUP([.A203];[Firefox.$A$2:.$A$221];1;FALSE());            NA())" office:value-type="string" office:string-value="onreset">
            <text:p>onreset</text:p>
          </table:table-cell>
          <table:table-cell table:style-name="ce4" table:formula="of:=VLOOKUP([.A203];[HTMLDom.$A$2:.$A$1245];1;FALSE())" office:value-type="float" office:value="0">
            <text:p>#N/D</text:p>
          </table:table-cell>
          <table:table-cell table:style-name="ce6" table:formula="of:=IF(LEFT([.A20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esize</text:p>
          </table:table-cell>
          <table:table-cell table:style-name="ce4" table:formula="of:=IF(AND(NOT(ISERROR(VLOOKUP([.A204];[IEplorer.$A$2:.$A$99];1;FALSE()))); NOT(ISERROR(VLOOKUP([.A204];[Firefox.$A$2:.$A$221];1;FALSE()))));[.A204];&quot;#N/A&quot;)" office:value-type="string" office:string-value="#N/A">
            <text:p>#N/A</text:p>
          </table:table-cell>
          <table:table-cell table:style-name="ce4" table:formula="of:=IF([.B204]=&quot;#N/A&quot;;      VLOOKUP([.A204];[IEplorer.$A$2:.$A$99];1;FALSE());            NA())" office:value-type="float" office:value="0">
            <text:p>#N/D</text:p>
          </table:table-cell>
          <table:table-cell table:style-name="ce4" table:formula="of:=IF([.B204]=&quot;#N/A&quot;;      VLOOKUP([.A204];[Firefox.$A$2:.$A$221];1;FALSE());            NA())" office:value-type="string" office:string-value="onresize">
            <text:p>onresize</text:p>
          </table:table-cell>
          <table:table-cell table:style-name="ce4" table:formula="of:=VLOOKUP([.A204];[HTMLDom.$A$2:.$A$1245];1;FALSE())" office:value-type="float" office:value="0">
            <text:p>#N/D</text:p>
          </table:table-cell>
          <table:table-cell table:style-name="ce6" table:formula="of:=IF(LEFT([.A20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owenter</text:p>
          </table:table-cell>
          <table:table-cell table:style-name="ce4" table:formula="of:=IF(AND(NOT(ISERROR(VLOOKUP([.A205];[IEplorer.$A$2:.$A$99];1;FALSE()))); NOT(ISERROR(VLOOKUP([.A205];[Firefox.$A$2:.$A$221];1;FALSE()))));[.A205];&quot;#N/A&quot;)" office:value-type="string" office:string-value="#N/A">
            <text:p>#N/A</text:p>
          </table:table-cell>
          <table:table-cell table:style-name="ce4" table:formula="of:=IF([.B205]=&quot;#N/A&quot;;      VLOOKUP([.A205];[IEplorer.$A$2:.$A$99];1;FALSE());            NA())" office:value-type="string" office:string-value="onrowenter">
            <text:p>onrowenter</text:p>
          </table:table-cell>
          <table:table-cell table:style-name="ce4" table:formula="of:=IF([.B205]=&quot;#N/A&quot;;      VLOOKUP([.A205];[Firefox.$A$2:.$A$221];1;FALSE());            NA())" office:value-type="float" office:value="0">
            <text:p>#N/D</text:p>
          </table:table-cell>
          <table:table-cell table:style-name="ce4" table:formula="of:=VLOOKUP([.A205];[HTMLDom.$A$2:.$A$1245];1;FALSE())" office:value-type="float" office:value="0">
            <text:p>#N/D</text:p>
          </table:table-cell>
          <table:table-cell table:style-name="ce6" table:formula="of:=IF(LEFT([.A20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owexit</text:p>
          </table:table-cell>
          <table:table-cell table:style-name="ce4" table:formula="of:=IF(AND(NOT(ISERROR(VLOOKUP([.A206];[IEplorer.$A$2:.$A$99];1;FALSE()))); NOT(ISERROR(VLOOKUP([.A206];[Firefox.$A$2:.$A$221];1;FALSE()))));[.A206];&quot;#N/A&quot;)" office:value-type="string" office:string-value="#N/A">
            <text:p>#N/A</text:p>
          </table:table-cell>
          <table:table-cell table:style-name="ce4" table:formula="of:=IF([.B206]=&quot;#N/A&quot;;      VLOOKUP([.A206];[IEplorer.$A$2:.$A$99];1;FALSE());            NA())" office:value-type="string" office:string-value="onrowexit">
            <text:p>onrowexit</text:p>
          </table:table-cell>
          <table:table-cell table:style-name="ce4" table:formula="of:=IF([.B206]=&quot;#N/A&quot;;      VLOOKUP([.A206];[Firefox.$A$2:.$A$221];1;FALSE());            NA())" office:value-type="float" office:value="0">
            <text:p>#N/D</text:p>
          </table:table-cell>
          <table:table-cell table:style-name="ce4" table:formula="of:=VLOOKUP([.A206];[HTMLDom.$A$2:.$A$1245];1;FALSE())" office:value-type="float" office:value="0">
            <text:p>#N/D</text:p>
          </table:table-cell>
          <table:table-cell table:style-name="ce6" table:formula="of:=IF(LEFT([.A20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owsdelete</text:p>
          </table:table-cell>
          <table:table-cell table:style-name="ce4" table:formula="of:=IF(AND(NOT(ISERROR(VLOOKUP([.A207];[IEplorer.$A$2:.$A$99];1;FALSE()))); NOT(ISERROR(VLOOKUP([.A207];[Firefox.$A$2:.$A$221];1;FALSE()))));[.A207];&quot;#N/A&quot;)" office:value-type="string" office:string-value="#N/A">
            <text:p>#N/A</text:p>
          </table:table-cell>
          <table:table-cell table:style-name="ce4" table:formula="of:=IF([.B207]=&quot;#N/A&quot;;      VLOOKUP([.A207];[IEplorer.$A$2:.$A$99];1;FALSE());            NA())" office:value-type="string" office:string-value="onrowsdelete">
            <text:p>onrowsdelete</text:p>
          </table:table-cell>
          <table:table-cell table:style-name="ce4" table:formula="of:=IF([.B207]=&quot;#N/A&quot;;      VLOOKUP([.A207];[Firefox.$A$2:.$A$221];1;FALSE());            NA())" office:value-type="float" office:value="0">
            <text:p>#N/D</text:p>
          </table:table-cell>
          <table:table-cell table:style-name="ce4" table:formula="of:=VLOOKUP([.A207];[HTMLDom.$A$2:.$A$1245];1;FALSE())" office:value-type="float" office:value="0">
            <text:p>#N/D</text:p>
          </table:table-cell>
          <table:table-cell table:style-name="ce6" table:formula="of:=IF(LEFT([.A20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owsinserted</text:p>
          </table:table-cell>
          <table:table-cell table:style-name="ce4" table:formula="of:=IF(AND(NOT(ISERROR(VLOOKUP([.A208];[IEplorer.$A$2:.$A$99];1;FALSE()))); NOT(ISERROR(VLOOKUP([.A208];[Firefox.$A$2:.$A$221];1;FALSE()))));[.A208];&quot;#N/A&quot;)" office:value-type="string" office:string-value="#N/A">
            <text:p>#N/A</text:p>
          </table:table-cell>
          <table:table-cell table:style-name="ce4" table:formula="of:=IF([.B208]=&quot;#N/A&quot;;      VLOOKUP([.A208];[IEplorer.$A$2:.$A$99];1;FALSE());            NA())" office:value-type="string" office:string-value="onrowsinserted">
            <text:p>onrowsinserted</text:p>
          </table:table-cell>
          <table:table-cell table:style-name="ce4" table:formula="of:=IF([.B208]=&quot;#N/A&quot;;      VLOOKUP([.A208];[Firefox.$A$2:.$A$221];1;FALSE());            NA())" office:value-type="float" office:value="0">
            <text:p>#N/D</text:p>
          </table:table-cell>
          <table:table-cell table:style-name="ce4" table:formula="of:=VLOOKUP([.A208];[HTMLDom.$A$2:.$A$1245];1;FALSE())" office:value-type="float" office:value="0">
            <text:p>#N/D</text:p>
          </table:table-cell>
          <table:table-cell table:style-name="ce6" table:formula="of:=IF(LEFT([.A20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croll</text:p>
          </table:table-cell>
          <table:table-cell table:style-name="ce4" table:formula="of:=IF(AND(NOT(ISERROR(VLOOKUP([.A209];[IEplorer.$A$2:.$A$99];1;FALSE()))); NOT(ISERROR(VLOOKUP([.A209];[Firefox.$A$2:.$A$221];1;FALSE()))));[.A209];&quot;#N/A&quot;)" office:value-type="string" office:string-value="#N/A">
            <text:p>#N/A</text:p>
          </table:table-cell>
          <table:table-cell table:style-name="ce4" table:formula="of:=IF([.B209]=&quot;#N/A&quot;;      VLOOKUP([.A209];[IEplorer.$A$2:.$A$99];1;FALSE());            NA())" office:value-type="float" office:value="0">
            <text:p>#N/D</text:p>
          </table:table-cell>
          <table:table-cell table:style-name="ce4" table:formula="of:=IF([.B209]=&quot;#N/A&quot;;      VLOOKUP([.A209];[Firefox.$A$2:.$A$221];1;FALSE());            NA())" office:value-type="string" office:string-value="onscroll">
            <text:p>onscroll</text:p>
          </table:table-cell>
          <table:table-cell table:style-name="ce4" table:formula="of:=VLOOKUP([.A209];[HTMLDom.$A$2:.$A$1245];1;FALSE())" office:value-type="float" office:value="0">
            <text:p>#N/D</text:p>
          </table:table-cell>
          <table:table-cell table:style-name="ce6" table:formula="of:=IF(LEFT([.A20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eeked</text:p>
          </table:table-cell>
          <table:table-cell table:style-name="ce4" table:formula="of:=IF(AND(NOT(ISERROR(VLOOKUP([.A210];[IEplorer.$A$2:.$A$99];1;FALSE()))); NOT(ISERROR(VLOOKUP([.A210];[Firefox.$A$2:.$A$221];1;FALSE()))));[.A210];&quot;#N/A&quot;)" office:value-type="string" office:string-value="#N/A">
            <text:p>#N/A</text:p>
          </table:table-cell>
          <table:table-cell table:style-name="ce4" table:formula="of:=IF([.B210]=&quot;#N/A&quot;;      VLOOKUP([.A210];[IEplorer.$A$2:.$A$99];1;FALSE());            NA())" office:value-type="float" office:value="0">
            <text:p>#N/D</text:p>
          </table:table-cell>
          <table:table-cell table:style-name="ce4" table:formula="of:=IF([.B210]=&quot;#N/A&quot;;      VLOOKUP([.A210];[Firefox.$A$2:.$A$221];1;FALSE());            NA())" office:value-type="string" office:string-value="onseeked">
            <text:p>onseeked</text:p>
          </table:table-cell>
          <table:table-cell table:style-name="ce4" table:formula="of:=VLOOKUP([.A210];[HTMLDom.$A$2:.$A$1245];1;FALSE())" office:value-type="float" office:value="0">
            <text:p>#N/D</text:p>
          </table:table-cell>
          <table:table-cell table:style-name="ce6" table:formula="of:=IF(LEFT([.A21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eeking</text:p>
          </table:table-cell>
          <table:table-cell table:style-name="ce4" table:formula="of:=IF(AND(NOT(ISERROR(VLOOKUP([.A211];[IEplorer.$A$2:.$A$99];1;FALSE()))); NOT(ISERROR(VLOOKUP([.A211];[Firefox.$A$2:.$A$221];1;FALSE()))));[.A211];&quot;#N/A&quot;)" office:value-type="string" office:string-value="#N/A">
            <text:p>#N/A</text:p>
          </table:table-cell>
          <table:table-cell table:style-name="ce4" table:formula="of:=IF([.B211]=&quot;#N/A&quot;;      VLOOKUP([.A211];[IEplorer.$A$2:.$A$99];1;FALSE());            NA())" office:value-type="float" office:value="0">
            <text:p>#N/D</text:p>
          </table:table-cell>
          <table:table-cell table:style-name="ce4" table:formula="of:=IF([.B211]=&quot;#N/A&quot;;      VLOOKUP([.A211];[Firefox.$A$2:.$A$221];1;FALSE());            NA())" office:value-type="string" office:string-value="onseeking">
            <text:p>onseeking</text:p>
          </table:table-cell>
          <table:table-cell table:style-name="ce4" table:formula="of:=VLOOKUP([.A211];[HTMLDom.$A$2:.$A$1245];1;FALSE())" office:value-type="float" office:value="0">
            <text:p>#N/D</text:p>
          </table:table-cell>
          <table:table-cell table:style-name="ce6" table:formula="of:=IF(LEFT([.A21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elect</text:p>
          </table:table-cell>
          <table:table-cell table:style-name="ce4" table:formula="of:=IF(AND(NOT(ISERROR(VLOOKUP([.A212];[IEplorer.$A$2:.$A$99];1;FALSE()))); NOT(ISERROR(VLOOKUP([.A212];[Firefox.$A$2:.$A$221];1;FALSE()))));[.A212];&quot;#N/A&quot;)" office:value-type="string" office:string-value="#N/A">
            <text:p>#N/A</text:p>
          </table:table-cell>
          <table:table-cell table:style-name="ce4" table:formula="of:=IF([.B212]=&quot;#N/A&quot;;      VLOOKUP([.A212];[IEplorer.$A$2:.$A$99];1;FALSE());            NA())" office:value-type="float" office:value="0">
            <text:p>#N/D</text:p>
          </table:table-cell>
          <table:table-cell table:style-name="ce4" table:formula="of:=IF([.B212]=&quot;#N/A&quot;;      VLOOKUP([.A212];[Firefox.$A$2:.$A$221];1;FALSE());            NA())" office:value-type="string" office:string-value="onselect">
            <text:p>onselect</text:p>
          </table:table-cell>
          <table:table-cell table:style-name="ce4" table:formula="of:=VLOOKUP([.A212];[HTMLDom.$A$2:.$A$1245];1;FALSE())" office:value-type="float" office:value="0">
            <text:p>#N/D</text:p>
          </table:table-cell>
          <table:table-cell table:style-name="ce6" table:formula="of:=IF(LEFT([.A21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electionchange</text:p>
          </table:table-cell>
          <table:table-cell table:style-name="ce4" table:formula="of:=IF(AND(NOT(ISERROR(VLOOKUP([.A213];[IEplorer.$A$2:.$A$99];1;FALSE()))); NOT(ISERROR(VLOOKUP([.A213];[Firefox.$A$2:.$A$221];1;FALSE()))));[.A213];&quot;#N/A&quot;)" office:value-type="string" office:string-value="#N/A">
            <text:p>#N/A</text:p>
          </table:table-cell>
          <table:table-cell table:style-name="ce4" table:formula="of:=IF([.B213]=&quot;#N/A&quot;;      VLOOKUP([.A213];[IEplorer.$A$2:.$A$99];1;FALSE());            NA())" office:value-type="string" office:string-value="onselectionchange">
            <text:p>onselectionchange</text:p>
          </table:table-cell>
          <table:table-cell table:style-name="ce4" table:formula="of:=IF([.B213]=&quot;#N/A&quot;;      VLOOKUP([.A213];[Firefox.$A$2:.$A$221];1;FALSE());            NA())" office:value-type="float" office:value="0">
            <text:p>#N/D</text:p>
          </table:table-cell>
          <table:table-cell table:style-name="ce4" table:formula="of:=VLOOKUP([.A213];[HTMLDom.$A$2:.$A$1245];1;FALSE())" office:value-type="float" office:value="0">
            <text:p>#N/D</text:p>
          </table:table-cell>
          <table:table-cell table:style-name="ce6" table:formula="of:=IF(LEFT([.A21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electstart</text:p>
          </table:table-cell>
          <table:table-cell table:style-name="ce4" table:formula="of:=IF(AND(NOT(ISERROR(VLOOKUP([.A214];[IEplorer.$A$2:.$A$99];1;FALSE()))); NOT(ISERROR(VLOOKUP([.A214];[Firefox.$A$2:.$A$221];1;FALSE()))));[.A214];&quot;#N/A&quot;)" office:value-type="string" office:string-value="#N/A">
            <text:p>#N/A</text:p>
          </table:table-cell>
          <table:table-cell table:style-name="ce4" table:formula="of:=IF([.B214]=&quot;#N/A&quot;;      VLOOKUP([.A214];[IEplorer.$A$2:.$A$99];1;FALSE());            NA())" office:value-type="string" office:string-value="onselectstart">
            <text:p>onselectstart</text:p>
          </table:table-cell>
          <table:table-cell table:style-name="ce4" table:formula="of:=IF([.B214]=&quot;#N/A&quot;;      VLOOKUP([.A214];[Firefox.$A$2:.$A$221];1;FALSE());            NA())" office:value-type="float" office:value="0">
            <text:p>#N/D</text:p>
          </table:table-cell>
          <table:table-cell table:style-name="ce4" table:formula="of:=VLOOKUP([.A214];[HTMLDom.$A$2:.$A$1245];1;FALSE())" office:value-type="float" office:value="0">
            <text:p>#N/D</text:p>
          </table:table-cell>
          <table:table-cell table:style-name="ce6" table:formula="of:=IF(LEFT([.A21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how</text:p>
          </table:table-cell>
          <table:table-cell table:style-name="ce4" table:formula="of:=IF(AND(NOT(ISERROR(VLOOKUP([.A215];[IEplorer.$A$2:.$A$99];1;FALSE()))); NOT(ISERROR(VLOOKUP([.A215];[Firefox.$A$2:.$A$221];1;FALSE()))));[.A215];&quot;#N/A&quot;)" office:value-type="string" office:string-value="#N/A">
            <text:p>#N/A</text:p>
          </table:table-cell>
          <table:table-cell table:style-name="ce4" table:formula="of:=IF([.B215]=&quot;#N/A&quot;;      VLOOKUP([.A215];[IEplorer.$A$2:.$A$99];1;FALSE());            NA())" office:value-type="float" office:value="0">
            <text:p>#N/D</text:p>
          </table:table-cell>
          <table:table-cell table:style-name="ce4" table:formula="of:=IF([.B215]=&quot;#N/A&quot;;      VLOOKUP([.A215];[Firefox.$A$2:.$A$221];1;FALSE());            NA())" office:value-type="string" office:string-value="onshow">
            <text:p>onshow</text:p>
          </table:table-cell>
          <table:table-cell table:style-name="ce4" table:formula="of:=VLOOKUP([.A215];[HTMLDom.$A$2:.$A$1245];1;FALSE())" office:value-type="float" office:value="0">
            <text:p>#N/D</text:p>
          </table:table-cell>
          <table:table-cell table:style-name="ce6" table:formula="of:=IF(LEFT([.A21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talled</text:p>
          </table:table-cell>
          <table:table-cell table:style-name="ce4" table:formula="of:=IF(AND(NOT(ISERROR(VLOOKUP([.A216];[IEplorer.$A$2:.$A$99];1;FALSE()))); NOT(ISERROR(VLOOKUP([.A216];[Firefox.$A$2:.$A$221];1;FALSE()))));[.A216];&quot;#N/A&quot;)" office:value-type="string" office:string-value="#N/A">
            <text:p>#N/A</text:p>
          </table:table-cell>
          <table:table-cell table:style-name="ce4" table:formula="of:=IF([.B216]=&quot;#N/A&quot;;      VLOOKUP([.A216];[IEplorer.$A$2:.$A$99];1;FALSE());            NA())" office:value-type="float" office:value="0">
            <text:p>#N/D</text:p>
          </table:table-cell>
          <table:table-cell table:style-name="ce4" table:formula="of:=IF([.B216]=&quot;#N/A&quot;;      VLOOKUP([.A216];[Firefox.$A$2:.$A$221];1;FALSE());            NA())" office:value-type="string" office:string-value="onstalled">
            <text:p>onstalled</text:p>
          </table:table-cell>
          <table:table-cell table:style-name="ce4" table:formula="of:=VLOOKUP([.A216];[HTMLDom.$A$2:.$A$1245];1;FALSE())" office:value-type="float" office:value="0">
            <text:p>#N/D</text:p>
          </table:table-cell>
          <table:table-cell table:style-name="ce6" table:formula="of:=IF(LEFT([.A21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top</text:p>
          </table:table-cell>
          <table:table-cell table:style-name="ce4" table:formula="of:=IF(AND(NOT(ISERROR(VLOOKUP([.A217];[IEplorer.$A$2:.$A$99];1;FALSE()))); NOT(ISERROR(VLOOKUP([.A217];[Firefox.$A$2:.$A$221];1;FALSE()))));[.A217];&quot;#N/A&quot;)" office:value-type="string" office:string-value="#N/A">
            <text:p>#N/A</text:p>
          </table:table-cell>
          <table:table-cell table:style-name="ce4" table:formula="of:=IF([.B217]=&quot;#N/A&quot;;      VLOOKUP([.A217];[IEplorer.$A$2:.$A$99];1;FALSE());            NA())" office:value-type="string" office:string-value="onstop">
            <text:p>onstop</text:p>
          </table:table-cell>
          <table:table-cell table:style-name="ce4" table:formula="of:=IF([.B217]=&quot;#N/A&quot;;      VLOOKUP([.A217];[Firefox.$A$2:.$A$221];1;FALSE());            NA())" office:value-type="float" office:value="0">
            <text:p>#N/D</text:p>
          </table:table-cell>
          <table:table-cell table:style-name="ce4" table:formula="of:=VLOOKUP([.A217];[HTMLDom.$A$2:.$A$1245];1;FALSE())" office:value-type="float" office:value="0">
            <text:p>#N/D</text:p>
          </table:table-cell>
          <table:table-cell table:style-name="ce6" table:formula="of:=IF(LEFT([.A21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torage</text:p>
          </table:table-cell>
          <table:table-cell table:style-name="ce4" table:formula="of:=IF(AND(NOT(ISERROR(VLOOKUP([.A218];[IEplorer.$A$2:.$A$99];1;FALSE()))); NOT(ISERROR(VLOOKUP([.A218];[Firefox.$A$2:.$A$221];1;FALSE()))));[.A218];&quot;#N/A&quot;)" office:value-type="string" office:string-value="#N/A">
            <text:p>#N/A</text:p>
          </table:table-cell>
          <table:table-cell table:style-name="ce4" table:formula="of:=IF([.B218]=&quot;#N/A&quot;;      VLOOKUP([.A218];[IEplorer.$A$2:.$A$99];1;FALSE());            NA())" office:value-type="string" office:string-value="onstorage">
            <text:p>onstorage</text:p>
          </table:table-cell>
          <table:table-cell table:style-name="ce4" table:formula="of:=IF([.B218]=&quot;#N/A&quot;;      VLOOKUP([.A218];[Firefox.$A$2:.$A$221];1;FALSE());            NA())" office:value-type="float" office:value="0">
            <text:p>#N/D</text:p>
          </table:table-cell>
          <table:table-cell table:style-name="ce4" table:formula="of:=VLOOKUP([.A218];[HTMLDom.$A$2:.$A$1245];1;FALSE())" office:value-type="float" office:value="0">
            <text:p>#N/D</text:p>
          </table:table-cell>
          <table:table-cell table:style-name="ce6" table:formula="of:=IF(LEFT([.A21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toragecommit</text:p>
          </table:table-cell>
          <table:table-cell table:style-name="ce4" table:formula="of:=IF(AND(NOT(ISERROR(VLOOKUP([.A219];[IEplorer.$A$2:.$A$99];1;FALSE()))); NOT(ISERROR(VLOOKUP([.A219];[Firefox.$A$2:.$A$221];1;FALSE()))));[.A219];&quot;#N/A&quot;)" office:value-type="string" office:string-value="#N/A">
            <text:p>#N/A</text:p>
          </table:table-cell>
          <table:table-cell table:style-name="ce4" table:formula="of:=IF([.B219]=&quot;#N/A&quot;;      VLOOKUP([.A219];[IEplorer.$A$2:.$A$99];1;FALSE());            NA())" office:value-type="string" office:string-value="onstoragecommit">
            <text:p>onstoragecommit</text:p>
          </table:table-cell>
          <table:table-cell table:style-name="ce4" table:formula="of:=IF([.B219]=&quot;#N/A&quot;;      VLOOKUP([.A219];[Firefox.$A$2:.$A$221];1;FALSE());            NA())" office:value-type="float" office:value="0">
            <text:p>#N/D</text:p>
          </table:table-cell>
          <table:table-cell table:style-name="ce4" table:formula="of:=VLOOKUP([.A219];[HTMLDom.$A$2:.$A$1245];1;FALSE())" office:value-type="float" office:value="0">
            <text:p>#N/D</text:p>
          </table:table-cell>
          <table:table-cell table:style-name="ce6" table:formula="of:=IF(LEFT([.A21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ubmit</text:p>
          </table:table-cell>
          <table:table-cell table:style-name="ce4" table:formula="of:=IF(AND(NOT(ISERROR(VLOOKUP([.A220];[IEplorer.$A$2:.$A$99];1;FALSE()))); NOT(ISERROR(VLOOKUP([.A220];[Firefox.$A$2:.$A$221];1;FALSE()))));[.A220];&quot;#N/A&quot;)" office:value-type="string" office:string-value="#N/A">
            <text:p>#N/A</text:p>
          </table:table-cell>
          <table:table-cell table:style-name="ce4" table:formula="of:=IF([.B220]=&quot;#N/A&quot;;      VLOOKUP([.A220];[IEplorer.$A$2:.$A$99];1;FALSE());            NA())" office:value-type="float" office:value="0">
            <text:p>#N/D</text:p>
          </table:table-cell>
          <table:table-cell table:style-name="ce4" table:formula="of:=IF([.B220]=&quot;#N/A&quot;;      VLOOKUP([.A220];[Firefox.$A$2:.$A$221];1;FALSE());            NA())" office:value-type="string" office:string-value="onsubmit">
            <text:p>onsubmit</text:p>
          </table:table-cell>
          <table:table-cell table:style-name="ce4" table:formula="of:=VLOOKUP([.A220];[HTMLDom.$A$2:.$A$1245];1;FALSE())" office:value-type="float" office:value="0">
            <text:p>#N/D</text:p>
          </table:table-cell>
          <table:table-cell table:style-name="ce6" table:formula="of:=IF(LEFT([.A22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uspend</text:p>
          </table:table-cell>
          <table:table-cell table:style-name="ce4" table:formula="of:=IF(AND(NOT(ISERROR(VLOOKUP([.A221];[IEplorer.$A$2:.$A$99];1;FALSE()))); NOT(ISERROR(VLOOKUP([.A221];[Firefox.$A$2:.$A$221];1;FALSE()))));[.A221];&quot;#N/A&quot;)" office:value-type="string" office:string-value="#N/A">
            <text:p>#N/A</text:p>
          </table:table-cell>
          <table:table-cell table:style-name="ce4" table:formula="of:=IF([.B221]=&quot;#N/A&quot;;      VLOOKUP([.A221];[IEplorer.$A$2:.$A$99];1;FALSE());            NA())" office:value-type="float" office:value="0">
            <text:p>#N/D</text:p>
          </table:table-cell>
          <table:table-cell table:style-name="ce4" table:formula="of:=IF([.B221]=&quot;#N/A&quot;;      VLOOKUP([.A221];[Firefox.$A$2:.$A$221];1;FALSE());            NA())" office:value-type="string" office:string-value="onsuspend">
            <text:p>onsuspend</text:p>
          </table:table-cell>
          <table:table-cell table:style-name="ce4" table:formula="of:=VLOOKUP([.A221];[HTMLDom.$A$2:.$A$1245];1;FALSE())" office:value-type="float" office:value="0">
            <text:p>#N/D</text:p>
          </table:table-cell>
          <table:table-cell table:style-name="ce6" table:formula="of:=IF(LEFT([.A22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timeupdate</text:p>
          </table:table-cell>
          <table:table-cell table:style-name="ce4" table:formula="of:=IF(AND(NOT(ISERROR(VLOOKUP([.A222];[IEplorer.$A$2:.$A$99];1;FALSE()))); NOT(ISERROR(VLOOKUP([.A222];[Firefox.$A$2:.$A$221];1;FALSE()))));[.A222];&quot;#N/A&quot;)" office:value-type="string" office:string-value="#N/A">
            <text:p>#N/A</text:p>
          </table:table-cell>
          <table:table-cell table:style-name="ce4" table:formula="of:=IF([.B222]=&quot;#N/A&quot;;      VLOOKUP([.A222];[IEplorer.$A$2:.$A$99];1;FALSE());            NA())" office:value-type="float" office:value="0">
            <text:p>#N/D</text:p>
          </table:table-cell>
          <table:table-cell table:style-name="ce4" table:formula="of:=IF([.B222]=&quot;#N/A&quot;;      VLOOKUP([.A222];[Firefox.$A$2:.$A$221];1;FALSE());            NA())" office:value-type="string" office:string-value="ontimeupdate">
            <text:p>ontimeupdate</text:p>
          </table:table-cell>
          <table:table-cell table:style-name="ce4" table:formula="of:=VLOOKUP([.A222];[HTMLDom.$A$2:.$A$1245];1;FALSE())" office:value-type="float" office:value="0">
            <text:p>#N/D</text:p>
          </table:table-cell>
          <table:table-cell table:style-name="ce6" table:formula="of:=IF(LEFT([.A22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volumechange</text:p>
          </table:table-cell>
          <table:table-cell table:style-name="ce4" table:formula="of:=IF(AND(NOT(ISERROR(VLOOKUP([.A223];[IEplorer.$A$2:.$A$99];1;FALSE()))); NOT(ISERROR(VLOOKUP([.A223];[Firefox.$A$2:.$A$221];1;FALSE()))));[.A223];&quot;#N/A&quot;)" office:value-type="string" office:string-value="#N/A">
            <text:p>#N/A</text:p>
          </table:table-cell>
          <table:table-cell table:style-name="ce4" table:formula="of:=IF([.B223]=&quot;#N/A&quot;;      VLOOKUP([.A223];[IEplorer.$A$2:.$A$99];1;FALSE());            NA())" office:value-type="float" office:value="0">
            <text:p>#N/D</text:p>
          </table:table-cell>
          <table:table-cell table:style-name="ce4" table:formula="of:=IF([.B223]=&quot;#N/A&quot;;      VLOOKUP([.A223];[Firefox.$A$2:.$A$221];1;FALSE());            NA())" office:value-type="string" office:string-value="onvolumechange">
            <text:p>onvolumechange</text:p>
          </table:table-cell>
          <table:table-cell table:style-name="ce4" table:formula="of:=VLOOKUP([.A223];[HTMLDom.$A$2:.$A$1245];1;FALSE())" office:value-type="float" office:value="0">
            <text:p>#N/D</text:p>
          </table:table-cell>
          <table:table-cell table:style-name="ce6" table:formula="of:=IF(LEFT([.A22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waiting</text:p>
          </table:table-cell>
          <table:table-cell table:style-name="ce4" table:formula="of:=IF(AND(NOT(ISERROR(VLOOKUP([.A224];[IEplorer.$A$2:.$A$99];1;FALSE()))); NOT(ISERROR(VLOOKUP([.A224];[Firefox.$A$2:.$A$221];1;FALSE()))));[.A224];&quot;#N/A&quot;)" office:value-type="string" office:string-value="#N/A">
            <text:p>#N/A</text:p>
          </table:table-cell>
          <table:table-cell table:style-name="ce4" table:formula="of:=IF([.B224]=&quot;#N/A&quot;;      VLOOKUP([.A224];[IEplorer.$A$2:.$A$99];1;FALSE());            NA())" office:value-type="float" office:value="0">
            <text:p>#N/D</text:p>
          </table:table-cell>
          <table:table-cell table:style-name="ce4" table:formula="of:=IF([.B224]=&quot;#N/A&quot;;      VLOOKUP([.A224];[Firefox.$A$2:.$A$221];1;FALSE());            NA())" office:value-type="string" office:string-value="onwaiting">
            <text:p>onwaiting</text:p>
          </table:table-cell>
          <table:table-cell table:style-name="ce4" table:formula="of:=VLOOKUP([.A224];[HTMLDom.$A$2:.$A$1245];1;FALSE())" office:value-type="float" office:value="0">
            <text:p>#N/D</text:p>
          </table:table-cell>
          <table:table-cell table:style-name="ce6" table:formula="of:=IF(LEFT([.A22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wheel</text:p>
          </table:table-cell>
          <table:table-cell table:style-name="ce4" table:formula="of:=IF(AND(NOT(ISERROR(VLOOKUP([.A225];[IEplorer.$A$2:.$A$99];1;FALSE()))); NOT(ISERROR(VLOOKUP([.A225];[Firefox.$A$2:.$A$221];1;FALSE()))));[.A225];&quot;#N/A&quot;)" office:value-type="string" office:string-value="#N/A">
            <text:p>#N/A</text:p>
          </table:table-cell>
          <table:table-cell table:style-name="ce4" table:formula="of:=IF([.B225]=&quot;#N/A&quot;;      VLOOKUP([.A225];[IEplorer.$A$2:.$A$99];1;FALSE());            NA())" office:value-type="float" office:value="0">
            <text:p>#N/D</text:p>
          </table:table-cell>
          <table:table-cell table:style-name="ce4" table:formula="of:=IF([.B225]=&quot;#N/A&quot;;      VLOOKUP([.A225];[Firefox.$A$2:.$A$221];1;FALSE());            NA())" office:value-type="string" office:string-value="onwheel">
            <text:p>onwheel</text:p>
          </table:table-cell>
          <table:table-cell table:style-name="ce4" table:formula="of:=VLOOKUP([.A225];[HTMLDom.$A$2:.$A$1245];1;FALSE())" office:value-type="float" office:value="0">
            <text:p>#N/D</text:p>
          </table:table-cell>
          <table:table-cell table:style-name="ce6" table:formula="of:=IF(LEFT([.A22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2" office:value-type="string">
            <text:p>open</text:p>
          </table:table-cell>
          <table:table-cell table:formula="of:=IF(AND(NOT(ISERROR(VLOOKUP([.A226];[IEplorer.$A$2:.$A$99];1;FALSE()))); NOT(ISERROR(VLOOKUP([.A226];[Firefox.$A$2:.$A$221];1;FALSE()))));[.A226];&quot;#N/A&quot;)" office:value-type="string" office:string-value="#N/A">
            <text:p>#N/A</text:p>
          </table:table-cell>
          <table:table-cell table:formula="of:=IF([.B226]=&quot;#N/A&quot;;      VLOOKUP([.A226];[IEplorer.$A$2:.$A$99];1;FALSE());            NA())" office:value-type="float" office:value="0">
            <text:p>#N/D</text:p>
          </table:table-cell>
          <table:table-cell table:formula="of:=IF([.B226]=&quot;#N/A&quot;;      VLOOKUP([.A226];[Firefox.$A$2:.$A$221];1;FALSE());            NA())" office:value-type="string" office:string-value="open">
            <text:p>open</text:p>
          </table:table-cell>
          <table:table-cell table:formula="of:=VLOOKUP([.A226];[HTMLDom.$A$2:.$A$1245];1;FALSE())" office:value-type="float" office:value="0">
            <text:p>#N/D</text:p>
          </table:table-cell>
          <table:table-cell table:style-name="ce5" table:formula="of:=IF(LEFT([.A22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wnerDocument</text:p>
          </table:table-cell>
          <table:table-cell table:formula="of:=IF(AND(NOT(ISERROR(VLOOKUP([.A227];[IEplorer.$A$2:.$A$99];1;FALSE()))); NOT(ISERROR(VLOOKUP([.A227];[Firefox.$A$2:.$A$221];1;FALSE()))));[.A227];&quot;#N/A&quot;)" office:value-type="string" office:string-value="ownerDocument">
            <text:p>ownerDocument</text:p>
          </table:table-cell>
          <table:table-cell table:formula="of:=IF([.B227]=&quot;#N/A&quot;;      VLOOKUP([.A227];[IEplorer.$A$2:.$A$99];1;FALSE());            NA())" office:value-type="float" office:value="0">
            <text:p>#N/D</text:p>
          </table:table-cell>
          <table:table-cell table:formula="of:=IF([.B227]=&quot;#N/A&quot;;      VLOOKUP([.A227];[Firefox.$A$2:.$A$221];1;FALSE());            NA())" office:value-type="float" office:value="0">
            <text:p>#N/D</text:p>
          </table:table-cell>
          <table:table-cell table:formula="of:=VLOOKUP([.A227];[HTMLDom.$A$2:.$A$1245];1;FALSE())" office:value-type="float" office:value="0">
            <text:p>#N/D</text:p>
          </table:table-cell>
          <table:table-cell table:style-name="ce5" table:formula="of:=IF(LEFT([.A22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parentElement</text:p>
          </table:table-cell>
          <table:table-cell table:formula="of:=IF(AND(NOT(ISERROR(VLOOKUP([.A228];[IEplorer.$A$2:.$A$99];1;FALSE()))); NOT(ISERROR(VLOOKUP([.A228];[Firefox.$A$2:.$A$221];1;FALSE()))));[.A228];&quot;#N/A&quot;)" office:value-type="string" office:string-value="#N/A">
            <text:p>#N/A</text:p>
          </table:table-cell>
          <table:table-cell table:formula="of:=IF([.B228]=&quot;#N/A&quot;;      VLOOKUP([.A228];[IEplorer.$A$2:.$A$99];1;FALSE());            NA())" office:value-type="float" office:value="0">
            <text:p>#N/D</text:p>
          </table:table-cell>
          <table:table-cell table:formula="of:=IF([.B228]=&quot;#N/A&quot;;      VLOOKUP([.A228];[Firefox.$A$2:.$A$221];1;FALSE());            NA())" office:value-type="string" office:string-value="parentElement">
            <text:p>parentElement</text:p>
          </table:table-cell>
          <table:table-cell table:formula="of:=VLOOKUP([.A228];[HTMLDom.$A$2:.$A$1245];1;FALSE())" office:value-type="float" office:value="0">
            <text:p>#N/D</text:p>
          </table:table-cell>
          <table:table-cell table:style-name="ce5" table:formula="of:=IF(LEFT([.A22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arentNode</text:p>
          </table:table-cell>
          <table:table-cell table:formula="of:=IF(AND(NOT(ISERROR(VLOOKUP([.A229];[IEplorer.$A$2:.$A$99];1;FALSE()))); NOT(ISERROR(VLOOKUP([.A229];[Firefox.$A$2:.$A$221];1;FALSE()))));[.A229];&quot;#N/A&quot;)" office:value-type="string" office:string-value="parentNode">
            <text:p>parentNode</text:p>
          </table:table-cell>
          <table:table-cell table:formula="of:=IF([.B229]=&quot;#N/A&quot;;      VLOOKUP([.A229];[IEplorer.$A$2:.$A$99];1;FALSE());            NA())" office:value-type="float" office:value="0">
            <text:p>#N/D</text:p>
          </table:table-cell>
          <table:table-cell table:formula="of:=IF([.B229]=&quot;#N/A&quot;;      VLOOKUP([.A229];[Firefox.$A$2:.$A$221];1;FALSE());            NA())" office:value-type="float" office:value="0">
            <text:p>#N/D</text:p>
          </table:table-cell>
          <table:table-cell table:formula="of:=VLOOKUP([.A229];[HTMLDom.$A$2:.$A$1245];1;FALSE())" office:value-type="float" office:value="0">
            <text:p>#N/D</text:p>
          </table:table-cell>
          <table:table-cell table:style-name="ce5" table:formula="of:=IF(LEFT([.A22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parentWindow</text:p>
          </table:table-cell>
          <table:table-cell table:formula="of:=IF(AND(NOT(ISERROR(VLOOKUP([.A230];[IEplorer.$A$2:.$A$99];1;FALSE()))); NOT(ISERROR(VLOOKUP([.A230];[Firefox.$A$2:.$A$221];1;FALSE()))));[.A230];&quot;#N/A&quot;)" office:value-type="string" office:string-value="#N/A">
            <text:p>#N/A</text:p>
          </table:table-cell>
          <table:table-cell table:formula="of:=IF([.B230]=&quot;#N/A&quot;;      VLOOKUP([.A230];[IEplorer.$A$2:.$A$99];1;FALSE());            NA())" office:value-type="string" office:string-value="parentWindow">
            <text:p>parentWindow</text:p>
          </table:table-cell>
          <table:table-cell table:formula="of:=IF([.B230]=&quot;#N/A&quot;;      VLOOKUP([.A230];[Firefox.$A$2:.$A$221];1;FALSE());            NA())" office:value-type="float" office:value="0">
            <text:p>#N/D</text:p>
          </table:table-cell>
          <table:table-cell table:formula="of:=VLOOKUP([.A230];[HTMLDom.$A$2:.$A$1245];1;FALSE())" office:value-type="float" office:value="0">
            <text:p>#N/D</text:p>
          </table:table-cell>
          <table:table-cell table:style-name="ce5" table:formula="of:=IF(LEFT([.A23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lugins</text:p>
          </table:table-cell>
          <table:table-cell table:formula="of:=IF(AND(NOT(ISERROR(VLOOKUP([.A231];[IEplorer.$A$2:.$A$99];1;FALSE()))); NOT(ISERROR(VLOOKUP([.A231];[Firefox.$A$2:.$A$221];1;FALSE()))));[.A231];&quot;#N/A&quot;)" office:value-type="string" office:string-value="plugins">
            <text:p>plugins</text:p>
          </table:table-cell>
          <table:table-cell table:formula="of:=IF([.B231]=&quot;#N/A&quot;;      VLOOKUP([.A231];[IEplorer.$A$2:.$A$99];1;FALSE());            NA())" office:value-type="float" office:value="0">
            <text:p>#N/D</text:p>
          </table:table-cell>
          <table:table-cell table:formula="of:=IF([.B231]=&quot;#N/A&quot;;      VLOOKUP([.A231];[Firefox.$A$2:.$A$221];1;FALSE());            NA())" office:value-type="float" office:value="0">
            <text:p>#N/D</text:p>
          </table:table-cell>
          <table:table-cell table:formula="of:=VLOOKUP([.A231];[HTMLDom.$A$2:.$A$1245];1;FALSE())" office:value-type="float" office:value="0">
            <text:p>#N/D</text:p>
          </table:table-cell>
          <table:table-cell table:style-name="ce5" table:formula="of:=IF(LEFT([.A23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preferredStyleSheetSet</text:p>
          </table:table-cell>
          <table:table-cell table:formula="of:=IF(AND(NOT(ISERROR(VLOOKUP([.A232];[IEplorer.$A$2:.$A$99];1;FALSE()))); NOT(ISERROR(VLOOKUP([.A232];[Firefox.$A$2:.$A$221];1;FALSE()))));[.A232];&quot;#N/A&quot;)" office:value-type="string" office:string-value="#N/A">
            <text:p>#N/A</text:p>
          </table:table-cell>
          <table:table-cell table:formula="of:=IF([.B232]=&quot;#N/A&quot;;      VLOOKUP([.A232];[IEplorer.$A$2:.$A$99];1;FALSE());            NA())" office:value-type="float" office:value="0">
            <text:p>#N/D</text:p>
          </table:table-cell>
          <table:table-cell table:formula="of:=IF([.B232]=&quot;#N/A&quot;;      VLOOKUP([.A232];[Firefox.$A$2:.$A$221];1;FALSE());            NA())" office:value-type="string" office:string-value="preferredStyleSheetSet">
            <text:p>preferredStyleSheetSet</text:p>
          </table:table-cell>
          <table:table-cell table:formula="of:=VLOOKUP([.A232];[HTMLDom.$A$2:.$A$1245];1;FALSE())" office:value-type="float" office:value="0">
            <text:p>#N/D</text:p>
          </table:table-cell>
          <table:table-cell table:style-name="ce5" table:formula="of:=IF(LEFT([.A23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prefix</text:p>
          </table:table-cell>
          <table:table-cell table:formula="of:=IF(AND(NOT(ISERROR(VLOOKUP([.A233];[IEplorer.$A$2:.$A$99];1;FALSE()))); NOT(ISERROR(VLOOKUP([.A233];[Firefox.$A$2:.$A$221];1;FALSE()))));[.A233];&quot;#N/A&quot;)" office:value-type="string" office:string-value="#N/A">
            <text:p>#N/A</text:p>
          </table:table-cell>
          <table:table-cell table:formula="of:=IF([.B233]=&quot;#N/A&quot;;      VLOOKUP([.A233];[IEplorer.$A$2:.$A$99];1;FALSE());            NA())" office:value-type="float" office:value="0">
            <text:p>#N/D</text:p>
          </table:table-cell>
          <table:table-cell table:formula="of:=IF([.B233]=&quot;#N/A&quot;;      VLOOKUP([.A233];[Firefox.$A$2:.$A$221];1;FALSE());            NA())" office:value-type="string" office:string-value="prefix">
            <text:p>prefix</text:p>
          </table:table-cell>
          <table:table-cell table:formula="of:=VLOOKUP([.A233];[HTMLDom.$A$2:.$A$1245];1;FALSE())" office:value-type="float" office:value="0">
            <text:p>#N/D</text:p>
          </table:table-cell>
          <table:table-cell table:style-name="ce5" table:formula="of:=IF(LEFT([.A23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reviousSibling</text:p>
          </table:table-cell>
          <table:table-cell table:formula="of:=IF(AND(NOT(ISERROR(VLOOKUP([.A234];[IEplorer.$A$2:.$A$99];1;FALSE()))); NOT(ISERROR(VLOOKUP([.A234];[Firefox.$A$2:.$A$221];1;FALSE()))));[.A234];&quot;#N/A&quot;)" office:value-type="string" office:string-value="previousSibling">
            <text:p>previousSibling</text:p>
          </table:table-cell>
          <table:table-cell table:formula="of:=IF([.B234]=&quot;#N/A&quot;;      VLOOKUP([.A234];[IEplorer.$A$2:.$A$99];1;FALSE());            NA())" office:value-type="float" office:value="0">
            <text:p>#N/D</text:p>
          </table:table-cell>
          <table:table-cell table:formula="of:=IF([.B234]=&quot;#N/A&quot;;      VLOOKUP([.A234];[Firefox.$A$2:.$A$221];1;FALSE());            NA())" office:value-type="float" office:value="0">
            <text:p>#N/D</text:p>
          </table:table-cell>
          <table:table-cell table:formula="of:=VLOOKUP([.A234];[HTMLDom.$A$2:.$A$1245];1;FALSE())" office:value-type="float" office:value="0">
            <text:p>#N/D</text:p>
          </table:table-cell>
          <table:table-cell table:style-name="ce5" table:formula="of:=IF(LEFT([.A23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PROCESSING_INSTRUCTION_NODE</text:p>
          </table:table-cell>
          <table:table-cell table:formula="of:=IF(AND(NOT(ISERROR(VLOOKUP([.A235];[IEplorer.$A$2:.$A$99];1;FALSE()))); NOT(ISERROR(VLOOKUP([.A235];[Firefox.$A$2:.$A$221];1;FALSE()))));[.A235];&quot;#N/A&quot;)" office:value-type="string" office:string-value="#N/A">
            <text:p>#N/A</text:p>
          </table:table-cell>
          <table:table-cell table:formula="of:=IF([.B235]=&quot;#N/A&quot;;      VLOOKUP([.A235];[IEplorer.$A$2:.$A$99];1;FALSE());            NA())" office:value-type="float" office:value="0">
            <text:p>#N/D</text:p>
          </table:table-cell>
          <table:table-cell table:formula="of:=IF([.B235]=&quot;#N/A&quot;;      VLOOKUP([.A235];[Firefox.$A$2:.$A$221];1;FALSE());            NA())" office:value-type="string" office:string-value="PROCESSING_INSTRUCTION_NODE">
            <text:p>PROCESSING_INSTRUCTION_NODE</text:p>
          </table:table-cell>
          <table:table-cell table:formula="of:=VLOOKUP([.A235];[HTMLDom.$A$2:.$A$1245];1;FALSE())" office:value-type="float" office:value="0">
            <text:p>#N/D</text:p>
          </table:table-cell>
          <table:table-cell table:style-name="ce5" table:formula="of:=IF(LEFT([.A23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protocol</text:p>
          </table:table-cell>
          <table:table-cell table:formula="of:=IF(AND(NOT(ISERROR(VLOOKUP([.A236];[IEplorer.$A$2:.$A$99];1;FALSE()))); NOT(ISERROR(VLOOKUP([.A236];[Firefox.$A$2:.$A$221];1;FALSE()))));[.A236];&quot;#N/A&quot;)" office:value-type="string" office:string-value="#N/A">
            <text:p>#N/A</text:p>
          </table:table-cell>
          <table:table-cell table:formula="of:=IF([.B236]=&quot;#N/A&quot;;      VLOOKUP([.A236];[IEplorer.$A$2:.$A$99];1;FALSE());            NA())" office:value-type="string" office:string-value="protocol">
            <text:p>protocol</text:p>
          </table:table-cell>
          <table:table-cell table:formula="of:=IF([.B236]=&quot;#N/A&quot;;      VLOOKUP([.A236];[Firefox.$A$2:.$A$221];1;FALSE());            NA())" office:value-type="float" office:value="0">
            <text:p>#N/D</text:p>
          </table:table-cell>
          <table:table-cell table:formula="of:=VLOOKUP([.A236];[HTMLDom.$A$2:.$A$1245];1;FALSE())" office:value-type="float" office:value="0">
            <text:p>#N/D</text:p>
          </table:table-cell>
          <table:table-cell table:style-name="ce5" table:formula="of:=IF(LEFT([.A23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queryCommandEnabled</text:p>
          </table:table-cell>
          <table:table-cell table:formula="of:=IF(AND(NOT(ISERROR(VLOOKUP([.A237];[IEplorer.$A$2:.$A$99];1;FALSE()))); NOT(ISERROR(VLOOKUP([.A237];[Firefox.$A$2:.$A$221];1;FALSE()))));[.A237];&quot;#N/A&quot;)" office:value-type="string" office:string-value="#N/A">
            <text:p>#N/A</text:p>
          </table:table-cell>
          <table:table-cell table:formula="of:=IF([.B237]=&quot;#N/A&quot;;      VLOOKUP([.A237];[IEplorer.$A$2:.$A$99];1;FALSE());            NA())" office:value-type="float" office:value="0">
            <text:p>#N/D</text:p>
          </table:table-cell>
          <table:table-cell table:formula="of:=IF([.B237]=&quot;#N/A&quot;;      VLOOKUP([.A237];[Firefox.$A$2:.$A$221];1;FALSE());            NA())" office:value-type="string" office:string-value="queryCommandEnabled">
            <text:p>queryCommandEnabled</text:p>
          </table:table-cell>
          <table:table-cell table:formula="of:=VLOOKUP([.A237];[HTMLDom.$A$2:.$A$1245];1;FALSE())" office:value-type="float" office:value="0">
            <text:p>#N/D</text:p>
          </table:table-cell>
          <table:table-cell table:style-name="ce5" table:formula="of:=IF(LEFT([.A23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queryCommandIndeterm</text:p>
          </table:table-cell>
          <table:table-cell table:formula="of:=IF(AND(NOT(ISERROR(VLOOKUP([.A238];[IEplorer.$A$2:.$A$99];1;FALSE()))); NOT(ISERROR(VLOOKUP([.A238];[Firefox.$A$2:.$A$221];1;FALSE()))));[.A238];&quot;#N/A&quot;)" office:value-type="string" office:string-value="#N/A">
            <text:p>#N/A</text:p>
          </table:table-cell>
          <table:table-cell table:formula="of:=IF([.B238]=&quot;#N/A&quot;;      VLOOKUP([.A238];[IEplorer.$A$2:.$A$99];1;FALSE());            NA())" office:value-type="float" office:value="0">
            <text:p>#N/D</text:p>
          </table:table-cell>
          <table:table-cell table:formula="of:=IF([.B238]=&quot;#N/A&quot;;      VLOOKUP([.A238];[Firefox.$A$2:.$A$221];1;FALSE());            NA())" office:value-type="string" office:string-value="queryCommandIndeterm">
            <text:p>queryCommandIndeterm</text:p>
          </table:table-cell>
          <table:table-cell table:formula="of:=VLOOKUP([.A238];[HTMLDom.$A$2:.$A$1245];1;FALSE())" office:value-type="float" office:value="0">
            <text:p>#N/D</text:p>
          </table:table-cell>
          <table:table-cell table:style-name="ce5" table:formula="of:=IF(LEFT([.A23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queryCommandState</text:p>
          </table:table-cell>
          <table:table-cell table:formula="of:=IF(AND(NOT(ISERROR(VLOOKUP([.A239];[IEplorer.$A$2:.$A$99];1;FALSE()))); NOT(ISERROR(VLOOKUP([.A239];[Firefox.$A$2:.$A$221];1;FALSE()))));[.A239];&quot;#N/A&quot;)" office:value-type="string" office:string-value="#N/A">
            <text:p>#N/A</text:p>
          </table:table-cell>
          <table:table-cell table:formula="of:=IF([.B239]=&quot;#N/A&quot;;      VLOOKUP([.A239];[IEplorer.$A$2:.$A$99];1;FALSE());            NA())" office:value-type="float" office:value="0">
            <text:p>#N/D</text:p>
          </table:table-cell>
          <table:table-cell table:formula="of:=IF([.B239]=&quot;#N/A&quot;;      VLOOKUP([.A239];[Firefox.$A$2:.$A$221];1;FALSE());            NA())" office:value-type="string" office:string-value="queryCommandState">
            <text:p>queryCommandState</text:p>
          </table:table-cell>
          <table:table-cell table:formula="of:=VLOOKUP([.A239];[HTMLDom.$A$2:.$A$1245];1;FALSE())" office:value-type="float" office:value="0">
            <text:p>#N/D</text:p>
          </table:table-cell>
          <table:table-cell table:style-name="ce5" table:formula="of:=IF(LEFT([.A23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queryCommandSupported</text:p>
          </table:table-cell>
          <table:table-cell table:formula="of:=IF(AND(NOT(ISERROR(VLOOKUP([.A240];[IEplorer.$A$2:.$A$99];1;FALSE()))); NOT(ISERROR(VLOOKUP([.A240];[Firefox.$A$2:.$A$221];1;FALSE()))));[.A240];&quot;#N/A&quot;)" office:value-type="string" office:string-value="#N/A">
            <text:p>#N/A</text:p>
          </table:table-cell>
          <table:table-cell table:formula="of:=IF([.B240]=&quot;#N/A&quot;;      VLOOKUP([.A240];[IEplorer.$A$2:.$A$99];1;FALSE());            NA())" office:value-type="float" office:value="0">
            <text:p>#N/D</text:p>
          </table:table-cell>
          <table:table-cell table:formula="of:=IF([.B240]=&quot;#N/A&quot;;      VLOOKUP([.A240];[Firefox.$A$2:.$A$221];1;FALSE());            NA())" office:value-type="string" office:string-value="queryCommandSupported">
            <text:p>queryCommandSupported</text:p>
          </table:table-cell>
          <table:table-cell table:formula="of:=VLOOKUP([.A240];[HTMLDom.$A$2:.$A$1245];1;FALSE())" office:value-type="float" office:value="0">
            <text:p>#N/D</text:p>
          </table:table-cell>
          <table:table-cell table:style-name="ce5" table:formula="of:=IF(LEFT([.A24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queryCommandValue</text:p>
          </table:table-cell>
          <table:table-cell table:formula="of:=IF(AND(NOT(ISERROR(VLOOKUP([.A241];[IEplorer.$A$2:.$A$99];1;FALSE()))); NOT(ISERROR(VLOOKUP([.A241];[Firefox.$A$2:.$A$221];1;FALSE()))));[.A241];&quot;#N/A&quot;)" office:value-type="string" office:string-value="#N/A">
            <text:p>#N/A</text:p>
          </table:table-cell>
          <table:table-cell table:formula="of:=IF([.B241]=&quot;#N/A&quot;;      VLOOKUP([.A241];[IEplorer.$A$2:.$A$99];1;FALSE());            NA())" office:value-type="float" office:value="0">
            <text:p>#N/D</text:p>
          </table:table-cell>
          <table:table-cell table:formula="of:=IF([.B241]=&quot;#N/A&quot;;      VLOOKUP([.A241];[Firefox.$A$2:.$A$221];1;FALSE());            NA())" office:value-type="string" office:string-value="queryCommandValue">
            <text:p>queryCommandValue</text:p>
          </table:table-cell>
          <table:table-cell table:formula="of:=VLOOKUP([.A241];[HTMLDom.$A$2:.$A$1245];1;FALSE())" office:value-type="float" office:value="0">
            <text:p>#N/D</text:p>
          </table:table-cell>
          <table:table-cell table:style-name="ce5" table:formula="of:=IF(LEFT([.A24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querySelector</text:p>
          </table:table-cell>
          <table:table-cell table:formula="of:=IF(AND(NOT(ISERROR(VLOOKUP([.A242];[IEplorer.$A$2:.$A$99];1;FALSE()))); NOT(ISERROR(VLOOKUP([.A242];[Firefox.$A$2:.$A$221];1;FALSE()))));[.A242];&quot;#N/A&quot;)" office:value-type="string" office:string-value="#N/A">
            <text:p>#N/A</text:p>
          </table:table-cell>
          <table:table-cell table:formula="of:=IF([.B242]=&quot;#N/A&quot;;      VLOOKUP([.A242];[IEplorer.$A$2:.$A$99];1;FALSE());            NA())" office:value-type="float" office:value="0">
            <text:p>#N/D</text:p>
          </table:table-cell>
          <table:table-cell table:formula="of:=IF([.B242]=&quot;#N/A&quot;;      VLOOKUP([.A242];[Firefox.$A$2:.$A$221];1;FALSE());            NA())" office:value-type="string" office:string-value="querySelector">
            <text:p>querySelector</text:p>
          </table:table-cell>
          <table:table-cell table:formula="of:=VLOOKUP([.A242];[HTMLDom.$A$2:.$A$1245];1;FALSE())" office:value-type="float" office:value="0">
            <text:p>#N/D</text:p>
          </table:table-cell>
          <table:table-cell table:style-name="ce5" table:formula="of:=IF(LEFT([.A24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querySelectorAll</text:p>
          </table:table-cell>
          <table:table-cell table:formula="of:=IF(AND(NOT(ISERROR(VLOOKUP([.A243];[IEplorer.$A$2:.$A$99];1;FALSE()))); NOT(ISERROR(VLOOKUP([.A243];[Firefox.$A$2:.$A$221];1;FALSE()))));[.A243];&quot;#N/A&quot;)" office:value-type="string" office:string-value="#N/A">
            <text:p>#N/A</text:p>
          </table:table-cell>
          <table:table-cell table:formula="of:=IF([.B243]=&quot;#N/A&quot;;      VLOOKUP([.A243];[IEplorer.$A$2:.$A$99];1;FALSE());            NA())" office:value-type="float" office:value="0">
            <text:p>#N/D</text:p>
          </table:table-cell>
          <table:table-cell table:formula="of:=IF([.B243]=&quot;#N/A&quot;;      VLOOKUP([.A243];[Firefox.$A$2:.$A$221];1;FALSE());            NA())" office:value-type="string" office:string-value="querySelectorAll">
            <text:p>querySelectorAll</text:p>
          </table:table-cell>
          <table:table-cell table:formula="of:=VLOOKUP([.A243];[HTMLDom.$A$2:.$A$1245];1;FALSE())" office:value-type="float" office:value="0">
            <text:p>#N/D</text:p>
          </table:table-cell>
          <table:table-cell table:style-name="ce5" table:formula="of:=IF(LEFT([.A24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eadyState</text:p>
          </table:table-cell>
          <table:table-cell table:formula="of:=IF(AND(NOT(ISERROR(VLOOKUP([.A244];[IEplorer.$A$2:.$A$99];1;FALSE()))); NOT(ISERROR(VLOOKUP([.A244];[Firefox.$A$2:.$A$221];1;FALSE()))));[.A244];&quot;#N/A&quot;)" office:value-type="string" office:string-value="readyState">
            <text:p>readyState</text:p>
          </table:table-cell>
          <table:table-cell table:formula="of:=IF([.B244]=&quot;#N/A&quot;;      VLOOKUP([.A244];[IEplorer.$A$2:.$A$99];1;FALSE());            NA())" office:value-type="float" office:value="0">
            <text:p>#N/D</text:p>
          </table:table-cell>
          <table:table-cell table:formula="of:=IF([.B244]=&quot;#N/A&quot;;      VLOOKUP([.A244];[Firefox.$A$2:.$A$221];1;FALSE());            NA())" office:value-type="float" office:value="0">
            <text:p>#N/D</text:p>
          </table:table-cell>
          <table:table-cell table:formula="of:=VLOOKUP([.A244];[HTMLDom.$A$2:.$A$1245];1;FALSE())" office:value-type="float" office:value="0">
            <text:p>#N/D</text:p>
          </table:table-cell>
          <table:table-cell table:style-name="ce5" table:formula="of:=IF(LEFT([.A24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eferrer</text:p>
          </table:table-cell>
          <table:table-cell table:formula="of:=IF(AND(NOT(ISERROR(VLOOKUP([.A245];[IEplorer.$A$2:.$A$99];1;FALSE()))); NOT(ISERROR(VLOOKUP([.A245];[Firefox.$A$2:.$A$221];1;FALSE()))));[.A245];&quot;#N/A&quot;)" office:value-type="string" office:string-value="referrer">
            <text:p>referrer</text:p>
          </table:table-cell>
          <table:table-cell table:formula="of:=IF([.B245]=&quot;#N/A&quot;;      VLOOKUP([.A245];[IEplorer.$A$2:.$A$99];1;FALSE());            NA())" office:value-type="float" office:value="0">
            <text:p>#N/D</text:p>
          </table:table-cell>
          <table:table-cell table:formula="of:=IF([.B245]=&quot;#N/A&quot;;      VLOOKUP([.A245];[Firefox.$A$2:.$A$221];1;FALSE());            NA())" office:value-type="float" office:value="0">
            <text:p>#N/D</text:p>
          </table:table-cell>
          <table:table-cell table:formula="of:=VLOOKUP([.A245];[HTMLDom.$A$2:.$A$1245];1;FALSE())" office:value-type="float" office:value="0">
            <text:p>#N/D</text:p>
          </table:table-cell>
          <table:table-cell table:style-name="ce5" table:formula="of:=IF(LEFT([.A24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releaseCapture</text:p>
          </table:table-cell>
          <table:table-cell table:formula="of:=IF(AND(NOT(ISERROR(VLOOKUP([.A246];[IEplorer.$A$2:.$A$99];1;FALSE()))); NOT(ISERROR(VLOOKUP([.A246];[Firefox.$A$2:.$A$221];1;FALSE()))));[.A246];&quot;#N/A&quot;)" office:value-type="string" office:string-value="#N/A">
            <text:p>#N/A</text:p>
          </table:table-cell>
          <table:table-cell table:formula="of:=IF([.B246]=&quot;#N/A&quot;;      VLOOKUP([.A246];[IEplorer.$A$2:.$A$99];1;FALSE());            NA())" office:value-type="float" office:value="0">
            <text:p>#N/D</text:p>
          </table:table-cell>
          <table:table-cell table:formula="of:=IF([.B246]=&quot;#N/A&quot;;      VLOOKUP([.A246];[Firefox.$A$2:.$A$221];1;FALSE());            NA())" office:value-type="string" office:string-value="releaseCapture">
            <text:p>releaseCapture</text:p>
          </table:table-cell>
          <table:table-cell table:formula="of:=VLOOKUP([.A246];[HTMLDom.$A$2:.$A$1245];1;FALSE())" office:value-type="float" office:value="0">
            <text:p>#N/D</text:p>
          </table:table-cell>
          <table:table-cell table:style-name="ce5" table:formula="of:=IF(LEFT([.A24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releaseEvents</text:p>
          </table:table-cell>
          <table:table-cell table:formula="of:=IF(AND(NOT(ISERROR(VLOOKUP([.A247];[IEplorer.$A$2:.$A$99];1;FALSE()))); NOT(ISERROR(VLOOKUP([.A247];[Firefox.$A$2:.$A$221];1;FALSE()))));[.A247];&quot;#N/A&quot;)" office:value-type="string" office:string-value="#N/A">
            <text:p>#N/A</text:p>
          </table:table-cell>
          <table:table-cell table:formula="of:=IF([.B247]=&quot;#N/A&quot;;      VLOOKUP([.A247];[IEplorer.$A$2:.$A$99];1;FALSE());            NA())" office:value-type="float" office:value="0">
            <text:p>#N/D</text:p>
          </table:table-cell>
          <table:table-cell table:formula="of:=IF([.B247]=&quot;#N/A&quot;;      VLOOKUP([.A247];[Firefox.$A$2:.$A$221];1;FALSE());            NA())" office:value-type="string" office:string-value="releaseEvents">
            <text:p>releaseEvents</text:p>
          </table:table-cell>
          <table:table-cell table:formula="of:=VLOOKUP([.A247];[HTMLDom.$A$2:.$A$1245];1;FALSE())" office:value-type="float" office:value="0">
            <text:p>#N/D</text:p>
          </table:table-cell>
          <table:table-cell table:style-name="ce5" table:formula="of:=IF(LEFT([.A24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removeChild</text:p>
          </table:table-cell>
          <table:table-cell table:formula="of:=IF(AND(NOT(ISERROR(VLOOKUP([.A248];[IEplorer.$A$2:.$A$99];1;FALSE()))); NOT(ISERROR(VLOOKUP([.A248];[Firefox.$A$2:.$A$221];1;FALSE()))));[.A248];&quot;#N/A&quot;)" office:value-type="string" office:string-value="#N/A">
            <text:p>#N/A</text:p>
          </table:table-cell>
          <table:table-cell table:formula="of:=IF([.B248]=&quot;#N/A&quot;;      VLOOKUP([.A248];[IEplorer.$A$2:.$A$99];1;FALSE());            NA())" office:value-type="float" office:value="0">
            <text:p>#N/D</text:p>
          </table:table-cell>
          <table:table-cell table:formula="of:=IF([.B248]=&quot;#N/A&quot;;      VLOOKUP([.A248];[Firefox.$A$2:.$A$221];1;FALSE());            NA())" office:value-type="string" office:string-value="removeChild">
            <text:p>removeChild</text:p>
          </table:table-cell>
          <table:table-cell table:formula="of:=VLOOKUP([.A248];[HTMLDom.$A$2:.$A$1245];1;FALSE())" office:value-type="float" office:value="0">
            <text:p>#N/D</text:p>
          </table:table-cell>
          <table:table-cell table:style-name="ce5" table:formula="of:=IF(LEFT([.A24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removeEventListener</text:p>
          </table:table-cell>
          <table:table-cell table:formula="of:=IF(AND(NOT(ISERROR(VLOOKUP([.A249];[IEplorer.$A$2:.$A$99];1;FALSE()))); NOT(ISERROR(VLOOKUP([.A249];[Firefox.$A$2:.$A$221];1;FALSE()))));[.A249];&quot;#N/A&quot;)" office:value-type="string" office:string-value="#N/A">
            <text:p>#N/A</text:p>
          </table:table-cell>
          <table:table-cell table:formula="of:=IF([.B249]=&quot;#N/A&quot;;      VLOOKUP([.A249];[IEplorer.$A$2:.$A$99];1;FALSE());            NA())" office:value-type="float" office:value="0">
            <text:p>#N/D</text:p>
          </table:table-cell>
          <table:table-cell table:formula="of:=IF([.B249]=&quot;#N/A&quot;;      VLOOKUP([.A249];[Firefox.$A$2:.$A$221];1;FALSE());            NA())" office:value-type="string" office:string-value="removeEventListener">
            <text:p>removeEventListener</text:p>
          </table:table-cell>
          <table:table-cell table:formula="of:=VLOOKUP([.A249];[HTMLDom.$A$2:.$A$1245];1;FALSE())" office:value-type="float" office:value="0">
            <text:p>#N/D</text:p>
          </table:table-cell>
          <table:table-cell table:style-name="ce5" table:formula="of:=IF(LEFT([.A24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replaceChild</text:p>
          </table:table-cell>
          <table:table-cell table:formula="of:=IF(AND(NOT(ISERROR(VLOOKUP([.A250];[IEplorer.$A$2:.$A$99];1;FALSE()))); NOT(ISERROR(VLOOKUP([.A250];[Firefox.$A$2:.$A$221];1;FALSE()))));[.A250];&quot;#N/A&quot;)" office:value-type="string" office:string-value="#N/A">
            <text:p>#N/A</text:p>
          </table:table-cell>
          <table:table-cell table:formula="of:=IF([.B250]=&quot;#N/A&quot;;      VLOOKUP([.A250];[IEplorer.$A$2:.$A$99];1;FALSE());            NA())" office:value-type="float" office:value="0">
            <text:p>#N/D</text:p>
          </table:table-cell>
          <table:table-cell table:formula="of:=IF([.B250]=&quot;#N/A&quot;;      VLOOKUP([.A250];[Firefox.$A$2:.$A$221];1;FALSE());            NA())" office:value-type="string" office:string-value="replaceChild">
            <text:p>replaceChild</text:p>
          </table:table-cell>
          <table:table-cell table:formula="of:=VLOOKUP([.A250];[HTMLDom.$A$2:.$A$1245];1;FALSE())" office:value-type="float" office:value="0">
            <text:p>#N/D</text:p>
          </table:table-cell>
          <table:table-cell table:style-name="ce5" table:formula="of:=IF(LEFT([.A25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cripts</text:p>
          </table:table-cell>
          <table:table-cell table:formula="of:=IF(AND(NOT(ISERROR(VLOOKUP([.A251];[IEplorer.$A$2:.$A$99];1;FALSE()))); NOT(ISERROR(VLOOKUP([.A251];[Firefox.$A$2:.$A$221];1;FALSE()))));[.A251];&quot;#N/A&quot;)" office:value-type="string" office:string-value="scripts">
            <text:p>scripts</text:p>
          </table:table-cell>
          <table:table-cell table:formula="of:=IF([.B251]=&quot;#N/A&quot;;      VLOOKUP([.A251];[IEplorer.$A$2:.$A$99];1;FALSE());            NA())" office:value-type="float" office:value="0">
            <text:p>#N/D</text:p>
          </table:table-cell>
          <table:table-cell table:formula="of:=IF([.B251]=&quot;#N/A&quot;;      VLOOKUP([.A251];[Firefox.$A$2:.$A$221];1;FALSE());            NA())" office:value-type="float" office:value="0">
            <text:p>#N/D</text:p>
          </table:table-cell>
          <table:table-cell table:formula="of:=VLOOKUP([.A251];[HTMLDom.$A$2:.$A$1245];1;FALSE())" office:value-type="float" office:value="0">
            <text:p>#N/D</text:p>
          </table:table-cell>
          <table:table-cell table:style-name="ce5" table:formula="of:=IF(LEFT([.A25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security</text:p>
          </table:table-cell>
          <table:table-cell table:formula="of:=IF(AND(NOT(ISERROR(VLOOKUP([.A252];[IEplorer.$A$2:.$A$99];1;FALSE()))); NOT(ISERROR(VLOOKUP([.A252];[Firefox.$A$2:.$A$221];1;FALSE()))));[.A252];&quot;#N/A&quot;)" office:value-type="string" office:string-value="#N/A">
            <text:p>#N/A</text:p>
          </table:table-cell>
          <table:table-cell table:formula="of:=IF([.B252]=&quot;#N/A&quot;;      VLOOKUP([.A252];[IEplorer.$A$2:.$A$99];1;FALSE());            NA())" office:value-type="string" office:string-value="security">
            <text:p>security</text:p>
          </table:table-cell>
          <table:table-cell table:formula="of:=IF([.B252]=&quot;#N/A&quot;;      VLOOKUP([.A252];[Firefox.$A$2:.$A$221];1;FALSE());            NA())" office:value-type="float" office:value="0">
            <text:p>#N/D</text:p>
          </table:table-cell>
          <table:table-cell table:formula="of:=VLOOKUP([.A252];[HTMLDom.$A$2:.$A$1245];1;FALSE())" office:value-type="float" office:value="0">
            <text:p>#N/D</text:p>
          </table:table-cell>
          <table:table-cell table:style-name="ce5" table:formula="of:=IF(LEFT([.A25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selectedStyleSheetSet</text:p>
          </table:table-cell>
          <table:table-cell table:formula="of:=IF(AND(NOT(ISERROR(VLOOKUP([.A253];[IEplorer.$A$2:.$A$99];1;FALSE()))); NOT(ISERROR(VLOOKUP([.A253];[Firefox.$A$2:.$A$221];1;FALSE()))));[.A253];&quot;#N/A&quot;)" office:value-type="string" office:string-value="#N/A">
            <text:p>#N/A</text:p>
          </table:table-cell>
          <table:table-cell table:formula="of:=IF([.B253]=&quot;#N/A&quot;;      VLOOKUP([.A253];[IEplorer.$A$2:.$A$99];1;FALSE());            NA())" office:value-type="float" office:value="0">
            <text:p>#N/D</text:p>
          </table:table-cell>
          <table:table-cell table:formula="of:=IF([.B253]=&quot;#N/A&quot;;      VLOOKUP([.A253];[Firefox.$A$2:.$A$221];1;FALSE());            NA())" office:value-type="string" office:string-value="selectedStyleSheetSet">
            <text:p>selectedStyleSheetSet</text:p>
          </table:table-cell>
          <table:table-cell table:formula="of:=VLOOKUP([.A253];[HTMLDom.$A$2:.$A$1245];1;FALSE())" office:value-type="float" office:value="0">
            <text:p>#N/D</text:p>
          </table:table-cell>
          <table:table-cell table:style-name="ce5" table:formula="of:=IF(LEFT([.A25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selection</text:p>
          </table:table-cell>
          <table:table-cell table:formula="of:=IF(AND(NOT(ISERROR(VLOOKUP([.A254];[IEplorer.$A$2:.$A$99];1;FALSE()))); NOT(ISERROR(VLOOKUP([.A254];[Firefox.$A$2:.$A$221];1;FALSE()))));[.A254];&quot;#N/A&quot;)" office:value-type="string" office:string-value="#N/A">
            <text:p>#N/A</text:p>
          </table:table-cell>
          <table:table-cell table:formula="of:=IF([.B254]=&quot;#N/A&quot;;      VLOOKUP([.A254];[IEplorer.$A$2:.$A$99];1;FALSE());            NA())" office:value-type="string" office:string-value="selection">
            <text:p>selection</text:p>
          </table:table-cell>
          <table:table-cell table:formula="of:=IF([.B254]=&quot;#N/A&quot;;      VLOOKUP([.A254];[Firefox.$A$2:.$A$221];1;FALSE());            NA())" office:value-type="float" office:value="0">
            <text:p>#N/D</text:p>
          </table:table-cell>
          <table:table-cell table:formula="of:=VLOOKUP([.A254];[HTMLDom.$A$2:.$A$1245];1;FALSE())" office:value-type="float" office:value="0">
            <text:p>#N/D</text:p>
          </table:table-cell>
          <table:table-cell table:style-name="ce5" table:formula="of:=IF(LEFT([.A25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tyleSheets</text:p>
          </table:table-cell>
          <table:table-cell table:formula="of:=IF(AND(NOT(ISERROR(VLOOKUP([.A255];[IEplorer.$A$2:.$A$99];1;FALSE()))); NOT(ISERROR(VLOOKUP([.A255];[Firefox.$A$2:.$A$221];1;FALSE()))));[.A255];&quot;#N/A&quot;)" office:value-type="string" office:string-value="styleSheets">
            <text:p>styleSheets</text:p>
          </table:table-cell>
          <table:table-cell table:formula="of:=IF([.B255]=&quot;#N/A&quot;;      VLOOKUP([.A255];[IEplorer.$A$2:.$A$99];1;FALSE());            NA())" office:value-type="float" office:value="0">
            <text:p>#N/D</text:p>
          </table:table-cell>
          <table:table-cell table:formula="of:=IF([.B255]=&quot;#N/A&quot;;      VLOOKUP([.A255];[Firefox.$A$2:.$A$221];1;FALSE());            NA())" office:value-type="float" office:value="0">
            <text:p>#N/D</text:p>
          </table:table-cell>
          <table:table-cell table:formula="of:=VLOOKUP([.A255];[HTMLDom.$A$2:.$A$1245];1;FALSE())" office:value-type="float" office:value="0">
            <text:p>#N/D</text:p>
          </table:table-cell>
          <table:table-cell table:style-name="ce5" table:formula="of:=IF(LEFT([.A25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styleSheetSets</text:p>
          </table:table-cell>
          <table:table-cell table:formula="of:=IF(AND(NOT(ISERROR(VLOOKUP([.A256];[IEplorer.$A$2:.$A$99];1;FALSE()))); NOT(ISERROR(VLOOKUP([.A256];[Firefox.$A$2:.$A$221];1;FALSE()))));[.A256];&quot;#N/A&quot;)" office:value-type="string" office:string-value="#N/A">
            <text:p>#N/A</text:p>
          </table:table-cell>
          <table:table-cell table:formula="of:=IF([.B256]=&quot;#N/A&quot;;      VLOOKUP([.A256];[IEplorer.$A$2:.$A$99];1;FALSE());            NA())" office:value-type="float" office:value="0">
            <text:p>#N/D</text:p>
          </table:table-cell>
          <table:table-cell table:formula="of:=IF([.B256]=&quot;#N/A&quot;;      VLOOKUP([.A256];[Firefox.$A$2:.$A$221];1;FALSE());            NA())" office:value-type="string" office:string-value="styleSheetSets">
            <text:p>styleSheetSets</text:p>
          </table:table-cell>
          <table:table-cell table:formula="of:=VLOOKUP([.A256];[HTMLDom.$A$2:.$A$1245];1;FALSE())" office:value-type="float" office:value="0">
            <text:p>#N/D</text:p>
          </table:table-cell>
          <table:table-cell table:style-name="ce5" table:formula="of:=IF(LEFT([.A25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TEXT_NODE</text:p>
          </table:table-cell>
          <table:table-cell table:formula="of:=IF(AND(NOT(ISERROR(VLOOKUP([.A257];[IEplorer.$A$2:.$A$99];1;FALSE()))); NOT(ISERROR(VLOOKUP([.A257];[Firefox.$A$2:.$A$221];1;FALSE()))));[.A257];&quot;#N/A&quot;)" office:value-type="string" office:string-value="#N/A">
            <text:p>#N/A</text:p>
          </table:table-cell>
          <table:table-cell table:formula="of:=IF([.B257]=&quot;#N/A&quot;;      VLOOKUP([.A257];[IEplorer.$A$2:.$A$99];1;FALSE());            NA())" office:value-type="float" office:value="0">
            <text:p>#N/D</text:p>
          </table:table-cell>
          <table:table-cell table:formula="of:=IF([.B257]=&quot;#N/A&quot;;      VLOOKUP([.A257];[Firefox.$A$2:.$A$221];1;FALSE());            NA())" office:value-type="string" office:string-value="TEXT_NODE">
            <text:p>TEXT_NODE</text:p>
          </table:table-cell>
          <table:table-cell table:formula="of:=VLOOKUP([.A257];[HTMLDom.$A$2:.$A$1245];1;FALSE())" office:value-type="float" office:value="0">
            <text:p>#N/D</text:p>
          </table:table-cell>
          <table:table-cell table:style-name="ce5" table:formula="of:=IF(LEFT([.A25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textContent</text:p>
          </table:table-cell>
          <table:table-cell table:formula="of:=IF(AND(NOT(ISERROR(VLOOKUP([.A258];[IEplorer.$A$2:.$A$99];1;FALSE()))); NOT(ISERROR(VLOOKUP([.A258];[Firefox.$A$2:.$A$221];1;FALSE()))));[.A258];&quot;#N/A&quot;)" office:value-type="string" office:string-value="#N/A">
            <text:p>#N/A</text:p>
          </table:table-cell>
          <table:table-cell table:formula="of:=IF([.B258]=&quot;#N/A&quot;;      VLOOKUP([.A258];[IEplorer.$A$2:.$A$99];1;FALSE());            NA())" office:value-type="float" office:value="0">
            <text:p>#N/D</text:p>
          </table:table-cell>
          <table:table-cell table:formula="of:=IF([.B258]=&quot;#N/A&quot;;      VLOOKUP([.A258];[Firefox.$A$2:.$A$221];1;FALSE());            NA())" office:value-type="string" office:string-value="textContent">
            <text:p>textContent</text:p>
          </table:table-cell>
          <table:table-cell table:formula="of:=VLOOKUP([.A258];[HTMLDom.$A$2:.$A$1245];1;FALSE())" office:value-type="float" office:value="0">
            <text:p>#N/D</text:p>
          </table:table-cell>
          <table:table-cell table:style-name="ce5" table:formula="of:=IF(LEFT([.A25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itle</text:p>
          </table:table-cell>
          <table:table-cell table:formula="of:=IF(AND(NOT(ISERROR(VLOOKUP([.A259];[IEplorer.$A$2:.$A$99];1;FALSE()))); NOT(ISERROR(VLOOKUP([.A259];[Firefox.$A$2:.$A$221];1;FALSE()))));[.A259];&quot;#N/A&quot;)" office:value-type="string" office:string-value="title">
            <text:p>title</text:p>
          </table:table-cell>
          <table:table-cell table:formula="of:=IF([.B259]=&quot;#N/A&quot;;      VLOOKUP([.A259];[IEplorer.$A$2:.$A$99];1;FALSE());            NA())" office:value-type="float" office:value="0">
            <text:p>#N/D</text:p>
          </table:table-cell>
          <table:table-cell table:formula="of:=IF([.B259]=&quot;#N/A&quot;;      VLOOKUP([.A259];[Firefox.$A$2:.$A$221];1;FALSE());            NA())" office:value-type="float" office:value="0">
            <text:p>#N/D</text:p>
          </table:table-cell>
          <table:table-cell table:formula="of:=VLOOKUP([.A259];[HTMLDom.$A$2:.$A$1245];1;FALSE())" office:value-type="float" office:value="0">
            <text:p>#N/D</text:p>
          </table:table-cell>
          <table:table-cell table:style-name="ce5" table:formula="of:=IF(LEFT([.A25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RL</text:p>
          </table:table-cell>
          <table:table-cell table:formula="of:=IF(AND(NOT(ISERROR(VLOOKUP([.A260];[IEplorer.$A$2:.$A$99];1;FALSE()))); NOT(ISERROR(VLOOKUP([.A260];[Firefox.$A$2:.$A$221];1;FALSE()))));[.A260];&quot;#N/A&quot;)" office:value-type="string" office:string-value="URL">
            <text:p>URL</text:p>
          </table:table-cell>
          <table:table-cell table:formula="of:=IF([.B260]=&quot;#N/A&quot;;      VLOOKUP([.A260];[IEplorer.$A$2:.$A$99];1;FALSE());            NA())" office:value-type="float" office:value="0">
            <text:p>#N/D</text:p>
          </table:table-cell>
          <table:table-cell table:formula="of:=IF([.B260]=&quot;#N/A&quot;;      VLOOKUP([.A260];[Firefox.$A$2:.$A$221];1;FALSE());            NA())" office:value-type="float" office:value="0">
            <text:p>#N/D</text:p>
          </table:table-cell>
          <table:table-cell table:formula="of:=VLOOKUP([.A260];[HTMLDom.$A$2:.$A$1245];1;FALSE())" office:value-type="float" office:value="0">
            <text:p>#N/D</text:p>
          </table:table-cell>
          <table:table-cell table:style-name="ce5" table:formula="of:=IF(LEFT([.A26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URLUnencoded</text:p>
          </table:table-cell>
          <table:table-cell table:formula="of:=IF(AND(NOT(ISERROR(VLOOKUP([.A261];[IEplorer.$A$2:.$A$99];1;FALSE()))); NOT(ISERROR(VLOOKUP([.A261];[Firefox.$A$2:.$A$221];1;FALSE()))));[.A261];&quot;#N/A&quot;)" office:value-type="string" office:string-value="#N/A">
            <text:p>#N/A</text:p>
          </table:table-cell>
          <table:table-cell table:formula="of:=IF([.B261]=&quot;#N/A&quot;;      VLOOKUP([.A261];[IEplorer.$A$2:.$A$99];1;FALSE());            NA())" office:value-type="string" office:string-value="URLUnencoded">
            <text:p>URLUnencoded</text:p>
          </table:table-cell>
          <table:table-cell table:formula="of:=IF([.B261]=&quot;#N/A&quot;;      VLOOKUP([.A261];[Firefox.$A$2:.$A$221];1;FALSE());            NA())" office:value-type="float" office:value="0">
            <text:p>#N/D</text:p>
          </table:table-cell>
          <table:table-cell table:formula="of:=VLOOKUP([.A261];[HTMLDom.$A$2:.$A$1245];1;FALSE())" office:value-type="float" office:value="0">
            <text:p>#N/D</text:p>
          </table:table-cell>
          <table:table-cell table:style-name="ce5" table:formula="of:=IF(LEFT([.A26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visibilityState</text:p>
          </table:table-cell>
          <table:table-cell table:formula="of:=IF(AND(NOT(ISERROR(VLOOKUP([.A262];[IEplorer.$A$2:.$A$99];1;FALSE()))); NOT(ISERROR(VLOOKUP([.A262];[Firefox.$A$2:.$A$221];1;FALSE()))));[.A262];&quot;#N/A&quot;)" office:value-type="string" office:string-value="#N/A">
            <text:p>#N/A</text:p>
          </table:table-cell>
          <table:table-cell table:formula="of:=IF([.B262]=&quot;#N/A&quot;;      VLOOKUP([.A262];[IEplorer.$A$2:.$A$99];1;FALSE());            NA())" office:value-type="float" office:value="0">
            <text:p>#N/D</text:p>
          </table:table-cell>
          <table:table-cell table:formula="of:=IF([.B262]=&quot;#N/A&quot;;      VLOOKUP([.A262];[Firefox.$A$2:.$A$221];1;FALSE());            NA())" office:value-type="string" office:string-value="visibilityState">
            <text:p>visibilityState</text:p>
          </table:table-cell>
          <table:table-cell table:formula="of:=VLOOKUP([.A262];[HTMLDom.$A$2:.$A$1245];1;FALSE())" office:value-type="float" office:value="0">
            <text:p>#N/D</text:p>
          </table:table-cell>
          <table:table-cell table:style-name="ce5" table:formula="of:=IF(LEFT([.A26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vlinkColor</text:p>
          </table:table-cell>
          <table:table-cell table:formula="of:=IF(AND(NOT(ISERROR(VLOOKUP([.A263];[IEplorer.$A$2:.$A$99];1;FALSE()))); NOT(ISERROR(VLOOKUP([.A263];[Firefox.$A$2:.$A$221];1;FALSE()))));[.A263];&quot;#N/A&quot;)" office:value-type="string" office:string-value="vlinkColor">
            <text:p>vlinkColor</text:p>
          </table:table-cell>
          <table:table-cell table:formula="of:=IF([.B263]=&quot;#N/A&quot;;      VLOOKUP([.A263];[IEplorer.$A$2:.$A$99];1;FALSE());            NA())" office:value-type="float" office:value="0">
            <text:p>#N/D</text:p>
          </table:table-cell>
          <table:table-cell table:formula="of:=IF([.B263]=&quot;#N/A&quot;;      VLOOKUP([.A263];[Firefox.$A$2:.$A$221];1;FALSE());            NA())" office:value-type="float" office:value="0">
            <text:p>#N/D</text:p>
          </table:table-cell>
          <table:table-cell table:formula="of:=VLOOKUP([.A263];[HTMLDom.$A$2:.$A$1245];1;FALSE())" office:value-type="float" office:value="0">
            <text:p>#N/D</text:p>
          </table:table-cell>
          <table:table-cell table:style-name="ce5" table:formula="of:=IF(LEFT([.A26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write</text:p>
          </table:table-cell>
          <table:table-cell table:formula="of:=IF(AND(NOT(ISERROR(VLOOKUP([.A264];[IEplorer.$A$2:.$A$99];1;FALSE()))); NOT(ISERROR(VLOOKUP([.A264];[Firefox.$A$2:.$A$221];1;FALSE()))));[.A264];&quot;#N/A&quot;)" office:value-type="string" office:string-value="#N/A">
            <text:p>#N/A</text:p>
          </table:table-cell>
          <table:table-cell table:formula="of:=IF([.B264]=&quot;#N/A&quot;;      VLOOKUP([.A264];[IEplorer.$A$2:.$A$99];1;FALSE());            NA())" office:value-type="float" office:value="0">
            <text:p>#N/D</text:p>
          </table:table-cell>
          <table:table-cell table:formula="of:=IF([.B264]=&quot;#N/A&quot;;      VLOOKUP([.A264];[Firefox.$A$2:.$A$221];1;FALSE());            NA())" office:value-type="string" office:string-value="write">
            <text:p>write</text:p>
          </table:table-cell>
          <table:table-cell table:formula="of:=VLOOKUP([.A264];[HTMLDom.$A$2:.$A$1245];1;FALSE())" office:value-type="float" office:value="0">
            <text:p>#N/D</text:p>
          </table:table-cell>
          <table:table-cell table:style-name="ce5" table:formula="of:=IF(LEFT([.A26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writeln</text:p>
          </table:table-cell>
          <table:table-cell table:formula="of:=IF(AND(NOT(ISERROR(VLOOKUP([.A265];[IEplorer.$A$2:.$A$99];1;FALSE()))); NOT(ISERROR(VLOOKUP([.A265];[Firefox.$A$2:.$A$221];1;FALSE()))));[.A265];&quot;#N/A&quot;)" office:value-type="string" office:string-value="#N/A">
            <text:p>#N/A</text:p>
          </table:table-cell>
          <table:table-cell table:formula="of:=IF([.B265]=&quot;#N/A&quot;;      VLOOKUP([.A265];[IEplorer.$A$2:.$A$99];1;FALSE());            NA())" office:value-type="float" office:value="0">
            <text:p>#N/D</text:p>
          </table:table-cell>
          <table:table-cell table:formula="of:=IF([.B265]=&quot;#N/A&quot;;      VLOOKUP([.A265];[Firefox.$A$2:.$A$221];1;FALSE());            NA())" office:value-type="string" office:string-value="writeln">
            <text:p>writeln</text:p>
          </table:table-cell>
          <table:table-cell table:formula="of:=VLOOKUP([.A265];[HTMLDom.$A$2:.$A$1245];1;FALSE())" office:value-type="float" office:value="0">
            <text:p>#N/D</text:p>
          </table:table-cell>
          <table:table-cell table:style-name="ce5" table:formula="of:=IF(LEFT([.A26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OULD_IMPLEMENT_Elemen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ce1" office:value-type="string">
            <text:p>Element</text:p>
          </table:table-cell>
          <table:table-cell table:style-name="ce1" office:value-type="string">
            <text:p>Common IE/Fire</text:p>
          </table:table-cell>
          <table:table-cell table:style-name="ce1" office:value-type="string">
            <text:p>Only IE</text:p>
          </table:table-cell>
          <table:table-cell table:style-name="ce1" office:value-type="string">
            <text:p>Only Fire</text:p>
          </table:table-cell>
          <table:table-cell table:style-name="ce1" office:value-type="string">
            <text:p>HTMLDom Implemented</text:p>
          </table:table-cell>
          <table:table-cell table:style-name="ce1" office:value-type="string">
            <text:p>Is Event?</text:p>
          </table:table-cell>
        </table:table-row>
        <table:table-row table:style-name="ro2">
          <table:table-cell table:style-name="ce2" office:value-type="string">
            <text:p>accessKey</text:p>
          </table:table-cell>
          <table:table-cell table:formula="of:=IF(AND(NOT(ISERROR(VLOOKUP([.A2];[IEplorer.$B$2:.$B$599];1;FALSE()))); NOT(ISERROR(VLOOKUP([.A2];[Firefox.$B$2:.$B$599];1;FALSE()))));[.A2];&quot;#N/A&quot;)" office:value-type="string" office:string-value="accessKey">
            <text:p>accessKey</text:p>
          </table:table-cell>
          <table:table-cell table:formula="of:=IF([.B2]=&quot;#N/A&quot;;      VLOOKUP([.A2];[IEplorer.$B$2:.$B$599];1;FALSE());            NA())" office:value-type="float" office:value="0">
            <text:p>#N/D</text:p>
          </table:table-cell>
          <table:table-cell table:formula="of:=IF([.B2]=&quot;#N/A&quot;;      VLOOKUP([.A2];[Firefox.$B$2:.$B$599];1;FALSE());            NA())" office:value-type="float" office:value="0">
            <text:p>#N/D</text:p>
          </table:table-cell>
          <table:table-cell table:formula="of:=VLOOKUP([.A2];[HTMLDom.$B$2:.$B$599];1;FALSE())" office:value-type="float" office:value="0">
            <text:p>#N/D</text:p>
          </table:table-cell>
          <table:table-cell table:formula="of:=IF(LEFT([.A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ccessKeyLabel</text:p>
          </table:table-cell>
          <table:table-cell table:formula="of:=IF(AND(NOT(ISERROR(VLOOKUP([.A3];[IEplorer.$B$2:.$B$599];1;FALSE()))); NOT(ISERROR(VLOOKUP([.A3];[Firefox.$B$2:.$B$599];1;FALSE()))));[.A3];&quot;#N/A&quot;)" office:value-type="string" office:string-value="#N/A">
            <text:p>#N/A</text:p>
          </table:table-cell>
          <table:table-cell table:formula="of:=IF([.B3]=&quot;#N/A&quot;;      VLOOKUP([.A3];[IEplorer.$B$2:.$B$599];1;FALSE());            NA())" office:value-type="float" office:value="0">
            <text:p>#N/D</text:p>
          </table:table-cell>
          <table:table-cell table:formula="of:=IF([.B3]=&quot;#N/A&quot;;      VLOOKUP([.A3];[Firefox.$B$2:.$B$599];1;FALSE());            NA())" office:value-type="string" office:string-value="accessKeyLabel">
            <text:p>accessKeyLabel</text:p>
          </table:table-cell>
          <table:table-cell table:formula="of:=VLOOKUP([.A3];[HTMLDom.$B$2:.$B$599];1;FALSE())" office:value-type="float" office:value="0">
            <text:p>#N/D</text:p>
          </table:table-cell>
          <table:table-cell table:formula="of:=IF(LEFT([.A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ddEventListener</text:p>
          </table:table-cell>
          <table:table-cell table:formula="of:=IF(AND(NOT(ISERROR(VLOOKUP([.A4];[IEplorer.$B$2:.$B$599];1;FALSE()))); NOT(ISERROR(VLOOKUP([.A4];[Firefox.$B$2:.$B$599];1;FALSE()))));[.A4];&quot;#N/A&quot;)" office:value-type="string" office:string-value="#N/A">
            <text:p>#N/A</text:p>
          </table:table-cell>
          <table:table-cell table:formula="of:=IF([.B4]=&quot;#N/A&quot;;      VLOOKUP([.A4];[IEplorer.$B$2:.$B$599];1;FALSE());            NA())" office:value-type="float" office:value="0">
            <text:p>#N/D</text:p>
          </table:table-cell>
          <table:table-cell table:formula="of:=IF([.B4]=&quot;#N/A&quot;;      VLOOKUP([.A4];[Firefox.$B$2:.$B$599];1;FALSE());            NA())" office:value-type="string" office:string-value="addEventListener">
            <text:p>addEventListener</text:p>
          </table:table-cell>
          <table:table-cell table:formula="of:=VLOOKUP([.A4];[HTMLDom.$B$2:.$B$599];1;FALSE())" office:value-type="float" office:value="0">
            <text:p>#N/D</text:p>
          </table:table-cell>
          <table:table-cell table:formula="of:=IF(LEFT([.A4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align</text:p>
          </table:table-cell>
          <table:table-cell table:formula="of:=IF(AND(NOT(ISERROR(VLOOKUP([.A5];[IEplorer.$B$2:.$B$599];1;FALSE()))); NOT(ISERROR(VLOOKUP([.A5];[Firefox.$B$2:.$B$599];1;FALSE()))));[.A5];&quot;#N/A&quot;)" office:value-type="string" office:string-value="align">
            <text:p>align</text:p>
          </table:table-cell>
          <table:table-cell table:formula="of:=IF([.B5]=&quot;#N/A&quot;;      VLOOKUP([.A5];[IEplorer.$B$2:.$B$599];1;FALSE());            NA())" office:value-type="float" office:value="0">
            <text:p>#N/D</text:p>
          </table:table-cell>
          <table:table-cell table:formula="of:=IF([.B5]=&quot;#N/A&quot;;      VLOOKUP([.A5];[Firefox.$B$2:.$B$599];1;FALSE());            NA())" office:value-type="float" office:value="0">
            <text:p>#N/D</text:p>
          </table:table-cell>
          <table:table-cell table:formula="of:=VLOOKUP([.A5];[HTMLDom.$B$2:.$B$599];1;FALSE())" office:value-type="float" office:value="0">
            <text:p>#N/D</text:p>
          </table:table-cell>
          <table:table-cell table:formula="of:=IF(LEFT([.A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ll</text:p>
          </table:table-cell>
          <table:table-cell table:formula="of:=IF(AND(NOT(ISERROR(VLOOKUP([.A6];[IEplorer.$B$2:.$B$599];1;FALSE()))); NOT(ISERROR(VLOOKUP([.A6];[Firefox.$B$2:.$B$599];1;FALSE()))));[.A6];&quot;#N/A&quot;)" office:value-type="string" office:string-value="#N/A">
            <text:p>#N/A</text:p>
          </table:table-cell>
          <table:table-cell table:formula="of:=IF([.B6]=&quot;#N/A&quot;;      VLOOKUP([.A6];[IEplorer.$B$2:.$B$599];1;FALSE());            NA())" office:value-type="string" office:string-value="all">
            <text:p>all</text:p>
          </table:table-cell>
          <table:table-cell table:formula="of:=IF([.B6]=&quot;#N/A&quot;;      VLOOKUP([.A6];[Firefox.$B$2:.$B$599];1;FALSE());            NA())" office:value-type="float" office:value="0">
            <text:p>#N/D</text:p>
          </table:table-cell>
          <table:table-cell table:formula="of:=VLOOKUP([.A6];[HTMLDom.$B$2:.$B$599];1;FALSE())" office:value-type="float" office:value="0">
            <text:p>#N/D</text:p>
          </table:table-cell>
          <table:table-cell table:formula="of:=IF(LEFT([.A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ppendChild</text:p>
          </table:table-cell>
          <table:table-cell table:formula="of:=IF(AND(NOT(ISERROR(VLOOKUP([.A7];[IEplorer.$B$2:.$B$599];1;FALSE()))); NOT(ISERROR(VLOOKUP([.A7];[Firefox.$B$2:.$B$599];1;FALSE()))));[.A7];&quot;#N/A&quot;)" office:value-type="string" office:string-value="#N/A">
            <text:p>#N/A</text:p>
          </table:table-cell>
          <table:table-cell table:formula="of:=IF([.B7]=&quot;#N/A&quot;;      VLOOKUP([.A7];[IEplorer.$B$2:.$B$599];1;FALSE());            NA())" office:value-type="float" office:value="0">
            <text:p>#N/D</text:p>
          </table:table-cell>
          <table:table-cell table:formula="of:=IF([.B7]=&quot;#N/A&quot;;      VLOOKUP([.A7];[Firefox.$B$2:.$B$599];1;FALSE());            NA())" office:value-type="string" office:string-value="appendChild">
            <text:p>appendChild</text:p>
          </table:table-cell>
          <table:table-cell table:formula="of:=VLOOKUP([.A7];[HTMLDom.$B$2:.$B$599];1;FALSE())" office:value-type="float" office:value="0">
            <text:p>#N/D</text:p>
          </table:table-cell>
          <table:table-cell table:formula="of:=IF(LEFT([.A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activedescendant</text:p>
          </table:table-cell>
          <table:table-cell table:formula="of:=IF(AND(NOT(ISERROR(VLOOKUP([.A8];[IEplorer.$B$2:.$B$599];1;FALSE()))); NOT(ISERROR(VLOOKUP([.A8];[Firefox.$B$2:.$B$599];1;FALSE()))));[.A8];&quot;#N/A&quot;)" office:value-type="string" office:string-value="#N/A">
            <text:p>#N/A</text:p>
          </table:table-cell>
          <table:table-cell table:formula="of:=IF([.B8]=&quot;#N/A&quot;;      VLOOKUP([.A8];[IEplorer.$B$2:.$B$599];1;FALSE());            NA())" office:value-type="string" office:string-value="aria-activedescendant">
            <text:p>aria-activedescendant</text:p>
          </table:table-cell>
          <table:table-cell table:formula="of:=IF([.B8]=&quot;#N/A&quot;;      VLOOKUP([.A8];[Firefox.$B$2:.$B$599];1;FALSE());            NA())" office:value-type="float" office:value="0">
            <text:p>#N/D</text:p>
          </table:table-cell>
          <table:table-cell table:formula="of:=VLOOKUP([.A8];[HTMLDom.$B$2:.$B$599];1;FALSE())" office:value-type="float" office:value="0">
            <text:p>#N/D</text:p>
          </table:table-cell>
          <table:table-cell table:formula="of:=IF(LEFT([.A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busy</text:p>
          </table:table-cell>
          <table:table-cell table:formula="of:=IF(AND(NOT(ISERROR(VLOOKUP([.A9];[IEplorer.$B$2:.$B$599];1;FALSE()))); NOT(ISERROR(VLOOKUP([.A9];[Firefox.$B$2:.$B$599];1;FALSE()))));[.A9];&quot;#N/A&quot;)" office:value-type="string" office:string-value="#N/A">
            <text:p>#N/A</text:p>
          </table:table-cell>
          <table:table-cell table:formula="of:=IF([.B9]=&quot;#N/A&quot;;      VLOOKUP([.A9];[IEplorer.$B$2:.$B$599];1;FALSE());            NA())" office:value-type="string" office:string-value="aria-busy">
            <text:p>aria-busy</text:p>
          </table:table-cell>
          <table:table-cell table:formula="of:=IF([.B9]=&quot;#N/A&quot;;      VLOOKUP([.A9];[Firefox.$B$2:.$B$599];1;FALSE());            NA())" office:value-type="float" office:value="0">
            <text:p>#N/D</text:p>
          </table:table-cell>
          <table:table-cell table:formula="of:=VLOOKUP([.A9];[HTMLDom.$B$2:.$B$599];1;FALSE())" office:value-type="float" office:value="0">
            <text:p>#N/D</text:p>
          </table:table-cell>
          <table:table-cell table:formula="of:=IF(LEFT([.A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checked</text:p>
          </table:table-cell>
          <table:table-cell table:formula="of:=IF(AND(NOT(ISERROR(VLOOKUP([.A10];[IEplorer.$B$2:.$B$599];1;FALSE()))); NOT(ISERROR(VLOOKUP([.A10];[Firefox.$B$2:.$B$599];1;FALSE()))));[.A10];&quot;#N/A&quot;)" office:value-type="string" office:string-value="#N/A">
            <text:p>#N/A</text:p>
          </table:table-cell>
          <table:table-cell table:formula="of:=IF([.B10]=&quot;#N/A&quot;;      VLOOKUP([.A10];[IEplorer.$B$2:.$B$599];1;FALSE());            NA())" office:value-type="string" office:string-value="aria-checked">
            <text:p>aria-checked</text:p>
          </table:table-cell>
          <table:table-cell table:formula="of:=IF([.B10]=&quot;#N/A&quot;;      VLOOKUP([.A10];[Firefox.$B$2:.$B$599];1;FALSE());            NA())" office:value-type="float" office:value="0">
            <text:p>#N/D</text:p>
          </table:table-cell>
          <table:table-cell table:formula="of:=VLOOKUP([.A10];[HTMLDom.$B$2:.$B$599];1;FALSE())" office:value-type="float" office:value="0">
            <text:p>#N/D</text:p>
          </table:table-cell>
          <table:table-cell table:formula="of:=IF(LEFT([.A1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controls</text:p>
          </table:table-cell>
          <table:table-cell table:formula="of:=IF(AND(NOT(ISERROR(VLOOKUP([.A11];[IEplorer.$B$2:.$B$599];1;FALSE()))); NOT(ISERROR(VLOOKUP([.A11];[Firefox.$B$2:.$B$599];1;FALSE()))));[.A11];&quot;#N/A&quot;)" office:value-type="string" office:string-value="#N/A">
            <text:p>#N/A</text:p>
          </table:table-cell>
          <table:table-cell table:formula="of:=IF([.B11]=&quot;#N/A&quot;;      VLOOKUP([.A11];[IEplorer.$B$2:.$B$599];1;FALSE());            NA())" office:value-type="string" office:string-value="aria-controls">
            <text:p>aria-controls</text:p>
          </table:table-cell>
          <table:table-cell table:formula="of:=IF([.B11]=&quot;#N/A&quot;;      VLOOKUP([.A11];[Firefox.$B$2:.$B$599];1;FALSE());            NA())" office:value-type="float" office:value="0">
            <text:p>#N/D</text:p>
          </table:table-cell>
          <table:table-cell table:formula="of:=VLOOKUP([.A11];[HTMLDom.$B$2:.$B$599];1;FALSE())" office:value-type="float" office:value="0">
            <text:p>#N/D</text:p>
          </table:table-cell>
          <table:table-cell table:formula="of:=IF(LEFT([.A1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describedby</text:p>
          </table:table-cell>
          <table:table-cell table:formula="of:=IF(AND(NOT(ISERROR(VLOOKUP([.A12];[IEplorer.$B$2:.$B$599];1;FALSE()))); NOT(ISERROR(VLOOKUP([.A12];[Firefox.$B$2:.$B$599];1;FALSE()))));[.A12];&quot;#N/A&quot;)" office:value-type="string" office:string-value="#N/A">
            <text:p>#N/A</text:p>
          </table:table-cell>
          <table:table-cell table:formula="of:=IF([.B12]=&quot;#N/A&quot;;      VLOOKUP([.A12];[IEplorer.$B$2:.$B$599];1;FALSE());            NA())" office:value-type="string" office:string-value="aria-describedby">
            <text:p>aria-describedby</text:p>
          </table:table-cell>
          <table:table-cell table:formula="of:=IF([.B12]=&quot;#N/A&quot;;      VLOOKUP([.A12];[Firefox.$B$2:.$B$599];1;FALSE());            NA())" office:value-type="float" office:value="0">
            <text:p>#N/D</text:p>
          </table:table-cell>
          <table:table-cell table:formula="of:=VLOOKUP([.A12];[HTMLDom.$B$2:.$B$599];1;FALSE())" office:value-type="float" office:value="0">
            <text:p>#N/D</text:p>
          </table:table-cell>
          <table:table-cell table:formula="of:=IF(LEFT([.A1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disabled</text:p>
          </table:table-cell>
          <table:table-cell table:formula="of:=IF(AND(NOT(ISERROR(VLOOKUP([.A13];[IEplorer.$B$2:.$B$599];1;FALSE()))); NOT(ISERROR(VLOOKUP([.A13];[Firefox.$B$2:.$B$599];1;FALSE()))));[.A13];&quot;#N/A&quot;)" office:value-type="string" office:string-value="#N/A">
            <text:p>#N/A</text:p>
          </table:table-cell>
          <table:table-cell table:formula="of:=IF([.B13]=&quot;#N/A&quot;;      VLOOKUP([.A13];[IEplorer.$B$2:.$B$599];1;FALSE());            NA())" office:value-type="string" office:string-value="aria-disabled">
            <text:p>aria-disabled</text:p>
          </table:table-cell>
          <table:table-cell table:formula="of:=IF([.B13]=&quot;#N/A&quot;;      VLOOKUP([.A13];[Firefox.$B$2:.$B$599];1;FALSE());            NA())" office:value-type="float" office:value="0">
            <text:p>#N/D</text:p>
          </table:table-cell>
          <table:table-cell table:formula="of:=VLOOKUP([.A13];[HTMLDom.$B$2:.$B$599];1;FALSE())" office:value-type="float" office:value="0">
            <text:p>#N/D</text:p>
          </table:table-cell>
          <table:table-cell table:formula="of:=IF(LEFT([.A1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expanded</text:p>
          </table:table-cell>
          <table:table-cell table:formula="of:=IF(AND(NOT(ISERROR(VLOOKUP([.A14];[IEplorer.$B$2:.$B$599];1;FALSE()))); NOT(ISERROR(VLOOKUP([.A14];[Firefox.$B$2:.$B$599];1;FALSE()))));[.A14];&quot;#N/A&quot;)" office:value-type="string" office:string-value="#N/A">
            <text:p>#N/A</text:p>
          </table:table-cell>
          <table:table-cell table:formula="of:=IF([.B14]=&quot;#N/A&quot;;      VLOOKUP([.A14];[IEplorer.$B$2:.$B$599];1;FALSE());            NA())" office:value-type="string" office:string-value="aria-expanded">
            <text:p>aria-expanded</text:p>
          </table:table-cell>
          <table:table-cell table:formula="of:=IF([.B14]=&quot;#N/A&quot;;      VLOOKUP([.A14];[Firefox.$B$2:.$B$599];1;FALSE());            NA())" office:value-type="float" office:value="0">
            <text:p>#N/D</text:p>
          </table:table-cell>
          <table:table-cell table:formula="of:=VLOOKUP([.A14];[HTMLDom.$B$2:.$B$599];1;FALSE())" office:value-type="float" office:value="0">
            <text:p>#N/D</text:p>
          </table:table-cell>
          <table:table-cell table:formula="of:=IF(LEFT([.A1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flowto</text:p>
          </table:table-cell>
          <table:table-cell table:formula="of:=IF(AND(NOT(ISERROR(VLOOKUP([.A15];[IEplorer.$B$2:.$B$599];1;FALSE()))); NOT(ISERROR(VLOOKUP([.A15];[Firefox.$B$2:.$B$599];1;FALSE()))));[.A15];&quot;#N/A&quot;)" office:value-type="string" office:string-value="#N/A">
            <text:p>#N/A</text:p>
          </table:table-cell>
          <table:table-cell table:formula="of:=IF([.B15]=&quot;#N/A&quot;;      VLOOKUP([.A15];[IEplorer.$B$2:.$B$599];1;FALSE());            NA())" office:value-type="string" office:string-value="aria-flowto">
            <text:p>aria-flowto</text:p>
          </table:table-cell>
          <table:table-cell table:formula="of:=IF([.B15]=&quot;#N/A&quot;;      VLOOKUP([.A15];[Firefox.$B$2:.$B$599];1;FALSE());            NA())" office:value-type="float" office:value="0">
            <text:p>#N/D</text:p>
          </table:table-cell>
          <table:table-cell table:formula="of:=VLOOKUP([.A15];[HTMLDom.$B$2:.$B$599];1;FALSE())" office:value-type="float" office:value="0">
            <text:p>#N/D</text:p>
          </table:table-cell>
          <table:table-cell table:formula="of:=IF(LEFT([.A1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haspopup</text:p>
          </table:table-cell>
          <table:table-cell table:formula="of:=IF(AND(NOT(ISERROR(VLOOKUP([.A16];[IEplorer.$B$2:.$B$599];1;FALSE()))); NOT(ISERROR(VLOOKUP([.A16];[Firefox.$B$2:.$B$599];1;FALSE()))));[.A16];&quot;#N/A&quot;)" office:value-type="string" office:string-value="#N/A">
            <text:p>#N/A</text:p>
          </table:table-cell>
          <table:table-cell table:formula="of:=IF([.B16]=&quot;#N/A&quot;;      VLOOKUP([.A16];[IEplorer.$B$2:.$B$599];1;FALSE());            NA())" office:value-type="string" office:string-value="aria-haspopup">
            <text:p>aria-haspopup</text:p>
          </table:table-cell>
          <table:table-cell table:formula="of:=IF([.B16]=&quot;#N/A&quot;;      VLOOKUP([.A16];[Firefox.$B$2:.$B$599];1;FALSE());            NA())" office:value-type="float" office:value="0">
            <text:p>#N/D</text:p>
          </table:table-cell>
          <table:table-cell table:formula="of:=VLOOKUP([.A16];[HTMLDom.$B$2:.$B$599];1;FALSE())" office:value-type="float" office:value="0">
            <text:p>#N/D</text:p>
          </table:table-cell>
          <table:table-cell table:formula="of:=IF(LEFT([.A1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hidden</text:p>
          </table:table-cell>
          <table:table-cell table:formula="of:=IF(AND(NOT(ISERROR(VLOOKUP([.A17];[IEplorer.$B$2:.$B$599];1;FALSE()))); NOT(ISERROR(VLOOKUP([.A17];[Firefox.$B$2:.$B$599];1;FALSE()))));[.A17];&quot;#N/A&quot;)" office:value-type="string" office:string-value="#N/A">
            <text:p>#N/A</text:p>
          </table:table-cell>
          <table:table-cell table:formula="of:=IF([.B17]=&quot;#N/A&quot;;      VLOOKUP([.A17];[IEplorer.$B$2:.$B$599];1;FALSE());            NA())" office:value-type="string" office:string-value="aria-hidden">
            <text:p>aria-hidden</text:p>
          </table:table-cell>
          <table:table-cell table:formula="of:=IF([.B17]=&quot;#N/A&quot;;      VLOOKUP([.A17];[Firefox.$B$2:.$B$599];1;FALSE());            NA())" office:value-type="float" office:value="0">
            <text:p>#N/D</text:p>
          </table:table-cell>
          <table:table-cell table:formula="of:=VLOOKUP([.A17];[HTMLDom.$B$2:.$B$599];1;FALSE())" office:value-type="float" office:value="0">
            <text:p>#N/D</text:p>
          </table:table-cell>
          <table:table-cell table:formula="of:=IF(LEFT([.A1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invalid</text:p>
          </table:table-cell>
          <table:table-cell table:formula="of:=IF(AND(NOT(ISERROR(VLOOKUP([.A18];[IEplorer.$B$2:.$B$599];1;FALSE()))); NOT(ISERROR(VLOOKUP([.A18];[Firefox.$B$2:.$B$599];1;FALSE()))));[.A18];&quot;#N/A&quot;)" office:value-type="string" office:string-value="#N/A">
            <text:p>#N/A</text:p>
          </table:table-cell>
          <table:table-cell table:formula="of:=IF([.B18]=&quot;#N/A&quot;;      VLOOKUP([.A18];[IEplorer.$B$2:.$B$599];1;FALSE());            NA())" office:value-type="string" office:string-value="aria-invalid">
            <text:p>aria-invalid</text:p>
          </table:table-cell>
          <table:table-cell table:formula="of:=IF([.B18]=&quot;#N/A&quot;;      VLOOKUP([.A18];[Firefox.$B$2:.$B$599];1;FALSE());            NA())" office:value-type="float" office:value="0">
            <text:p>#N/D</text:p>
          </table:table-cell>
          <table:table-cell table:formula="of:=VLOOKUP([.A18];[HTMLDom.$B$2:.$B$599];1;FALSE())" office:value-type="float" office:value="0">
            <text:p>#N/D</text:p>
          </table:table-cell>
          <table:table-cell table:formula="of:=IF(LEFT([.A1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labelledby</text:p>
          </table:table-cell>
          <table:table-cell table:formula="of:=IF(AND(NOT(ISERROR(VLOOKUP([.A19];[IEplorer.$B$2:.$B$599];1;FALSE()))); NOT(ISERROR(VLOOKUP([.A19];[Firefox.$B$2:.$B$599];1;FALSE()))));[.A19];&quot;#N/A&quot;)" office:value-type="string" office:string-value="#N/A">
            <text:p>#N/A</text:p>
          </table:table-cell>
          <table:table-cell table:formula="of:=IF([.B19]=&quot;#N/A&quot;;      VLOOKUP([.A19];[IEplorer.$B$2:.$B$599];1;FALSE());            NA())" office:value-type="string" office:string-value="aria-labelledby">
            <text:p>aria-labelledby</text:p>
          </table:table-cell>
          <table:table-cell table:formula="of:=IF([.B19]=&quot;#N/A&quot;;      VLOOKUP([.A19];[Firefox.$B$2:.$B$599];1;FALSE());            NA())" office:value-type="float" office:value="0">
            <text:p>#N/D</text:p>
          </table:table-cell>
          <table:table-cell table:formula="of:=VLOOKUP([.A19];[HTMLDom.$B$2:.$B$599];1;FALSE())" office:value-type="float" office:value="0">
            <text:p>#N/D</text:p>
          </table:table-cell>
          <table:table-cell table:formula="of:=IF(LEFT([.A1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level</text:p>
          </table:table-cell>
          <table:table-cell table:formula="of:=IF(AND(NOT(ISERROR(VLOOKUP([.A20];[IEplorer.$B$2:.$B$599];1;FALSE()))); NOT(ISERROR(VLOOKUP([.A20];[Firefox.$B$2:.$B$599];1;FALSE()))));[.A20];&quot;#N/A&quot;)" office:value-type="string" office:string-value="#N/A">
            <text:p>#N/A</text:p>
          </table:table-cell>
          <table:table-cell table:formula="of:=IF([.B20]=&quot;#N/A&quot;;      VLOOKUP([.A20];[IEplorer.$B$2:.$B$599];1;FALSE());            NA())" office:value-type="string" office:string-value="aria-level">
            <text:p>aria-level</text:p>
          </table:table-cell>
          <table:table-cell table:formula="of:=IF([.B20]=&quot;#N/A&quot;;      VLOOKUP([.A20];[Firefox.$B$2:.$B$599];1;FALSE());            NA())" office:value-type="float" office:value="0">
            <text:p>#N/D</text:p>
          </table:table-cell>
          <table:table-cell table:formula="of:=VLOOKUP([.A20];[HTMLDom.$B$2:.$B$599];1;FALSE())" office:value-type="float" office:value="0">
            <text:p>#N/D</text:p>
          </table:table-cell>
          <table:table-cell table:formula="of:=IF(LEFT([.A2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live</text:p>
          </table:table-cell>
          <table:table-cell table:formula="of:=IF(AND(NOT(ISERROR(VLOOKUP([.A21];[IEplorer.$B$2:.$B$599];1;FALSE()))); NOT(ISERROR(VLOOKUP([.A21];[Firefox.$B$2:.$B$599];1;FALSE()))));[.A21];&quot;#N/A&quot;)" office:value-type="string" office:string-value="#N/A">
            <text:p>#N/A</text:p>
          </table:table-cell>
          <table:table-cell table:formula="of:=IF([.B21]=&quot;#N/A&quot;;      VLOOKUP([.A21];[IEplorer.$B$2:.$B$599];1;FALSE());            NA())" office:value-type="string" office:string-value="aria-live">
            <text:p>aria-live</text:p>
          </table:table-cell>
          <table:table-cell table:formula="of:=IF([.B21]=&quot;#N/A&quot;;      VLOOKUP([.A21];[Firefox.$B$2:.$B$599];1;FALSE());            NA())" office:value-type="float" office:value="0">
            <text:p>#N/D</text:p>
          </table:table-cell>
          <table:table-cell table:formula="of:=VLOOKUP([.A21];[HTMLDom.$B$2:.$B$599];1;FALSE())" office:value-type="float" office:value="0">
            <text:p>#N/D</text:p>
          </table:table-cell>
          <table:table-cell table:formula="of:=IF(LEFT([.A2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multiselectable</text:p>
          </table:table-cell>
          <table:table-cell table:formula="of:=IF(AND(NOT(ISERROR(VLOOKUP([.A22];[IEplorer.$B$2:.$B$599];1;FALSE()))); NOT(ISERROR(VLOOKUP([.A22];[Firefox.$B$2:.$B$599];1;FALSE()))));[.A22];&quot;#N/A&quot;)" office:value-type="string" office:string-value="#N/A">
            <text:p>#N/A</text:p>
          </table:table-cell>
          <table:table-cell table:formula="of:=IF([.B22]=&quot;#N/A&quot;;      VLOOKUP([.A22];[IEplorer.$B$2:.$B$599];1;FALSE());            NA())" office:value-type="string" office:string-value="aria-multiselectable">
            <text:p>aria-multiselectable</text:p>
          </table:table-cell>
          <table:table-cell table:formula="of:=IF([.B22]=&quot;#N/A&quot;;      VLOOKUP([.A22];[Firefox.$B$2:.$B$599];1;FALSE());            NA())" office:value-type="float" office:value="0">
            <text:p>#N/D</text:p>
          </table:table-cell>
          <table:table-cell table:formula="of:=VLOOKUP([.A22];[HTMLDom.$B$2:.$B$599];1;FALSE())" office:value-type="float" office:value="0">
            <text:p>#N/D</text:p>
          </table:table-cell>
          <table:table-cell table:formula="of:=IF(LEFT([.A2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owns</text:p>
          </table:table-cell>
          <table:table-cell table:formula="of:=IF(AND(NOT(ISERROR(VLOOKUP([.A23];[IEplorer.$B$2:.$B$599];1;FALSE()))); NOT(ISERROR(VLOOKUP([.A23];[Firefox.$B$2:.$B$599];1;FALSE()))));[.A23];&quot;#N/A&quot;)" office:value-type="string" office:string-value="#N/A">
            <text:p>#N/A</text:p>
          </table:table-cell>
          <table:table-cell table:formula="of:=IF([.B23]=&quot;#N/A&quot;;      VLOOKUP([.A23];[IEplorer.$B$2:.$B$599];1;FALSE());            NA())" office:value-type="string" office:string-value="aria-owns">
            <text:p>aria-owns</text:p>
          </table:table-cell>
          <table:table-cell table:formula="of:=IF([.B23]=&quot;#N/A&quot;;      VLOOKUP([.A23];[Firefox.$B$2:.$B$599];1;FALSE());            NA())" office:value-type="float" office:value="0">
            <text:p>#N/D</text:p>
          </table:table-cell>
          <table:table-cell table:formula="of:=VLOOKUP([.A23];[HTMLDom.$B$2:.$B$599];1;FALSE())" office:value-type="float" office:value="0">
            <text:p>#N/D</text:p>
          </table:table-cell>
          <table:table-cell table:formula="of:=IF(LEFT([.A2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posinset</text:p>
          </table:table-cell>
          <table:table-cell table:formula="of:=IF(AND(NOT(ISERROR(VLOOKUP([.A24];[IEplorer.$B$2:.$B$599];1;FALSE()))); NOT(ISERROR(VLOOKUP([.A24];[Firefox.$B$2:.$B$599];1;FALSE()))));[.A24];&quot;#N/A&quot;)" office:value-type="string" office:string-value="#N/A">
            <text:p>#N/A</text:p>
          </table:table-cell>
          <table:table-cell table:formula="of:=IF([.B24]=&quot;#N/A&quot;;      VLOOKUP([.A24];[IEplorer.$B$2:.$B$599];1;FALSE());            NA())" office:value-type="string" office:string-value="aria-posinset">
            <text:p>aria-posinset</text:p>
          </table:table-cell>
          <table:table-cell table:formula="of:=IF([.B24]=&quot;#N/A&quot;;      VLOOKUP([.A24];[Firefox.$B$2:.$B$599];1;FALSE());            NA())" office:value-type="float" office:value="0">
            <text:p>#N/D</text:p>
          </table:table-cell>
          <table:table-cell table:formula="of:=VLOOKUP([.A24];[HTMLDom.$B$2:.$B$599];1;FALSE())" office:value-type="float" office:value="0">
            <text:p>#N/D</text:p>
          </table:table-cell>
          <table:table-cell table:formula="of:=IF(LEFT([.A2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pressed</text:p>
          </table:table-cell>
          <table:table-cell table:formula="of:=IF(AND(NOT(ISERROR(VLOOKUP([.A25];[IEplorer.$B$2:.$B$599];1;FALSE()))); NOT(ISERROR(VLOOKUP([.A25];[Firefox.$B$2:.$B$599];1;FALSE()))));[.A25];&quot;#N/A&quot;)" office:value-type="string" office:string-value="#N/A">
            <text:p>#N/A</text:p>
          </table:table-cell>
          <table:table-cell table:formula="of:=IF([.B25]=&quot;#N/A&quot;;      VLOOKUP([.A25];[IEplorer.$B$2:.$B$599];1;FALSE());            NA())" office:value-type="string" office:string-value="aria-pressed">
            <text:p>aria-pressed</text:p>
          </table:table-cell>
          <table:table-cell table:formula="of:=IF([.B25]=&quot;#N/A&quot;;      VLOOKUP([.A25];[Firefox.$B$2:.$B$599];1;FALSE());            NA())" office:value-type="float" office:value="0">
            <text:p>#N/D</text:p>
          </table:table-cell>
          <table:table-cell table:formula="of:=VLOOKUP([.A25];[HTMLDom.$B$2:.$B$599];1;FALSE())" office:value-type="float" office:value="0">
            <text:p>#N/D</text:p>
          </table:table-cell>
          <table:table-cell table:formula="of:=IF(LEFT([.A2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readonly</text:p>
          </table:table-cell>
          <table:table-cell table:formula="of:=IF(AND(NOT(ISERROR(VLOOKUP([.A26];[IEplorer.$B$2:.$B$599];1;FALSE()))); NOT(ISERROR(VLOOKUP([.A26];[Firefox.$B$2:.$B$599];1;FALSE()))));[.A26];&quot;#N/A&quot;)" office:value-type="string" office:string-value="#N/A">
            <text:p>#N/A</text:p>
          </table:table-cell>
          <table:table-cell table:formula="of:=IF([.B26]=&quot;#N/A&quot;;      VLOOKUP([.A26];[IEplorer.$B$2:.$B$599];1;FALSE());            NA())" office:value-type="string" office:string-value="aria-readonly">
            <text:p>aria-readonly</text:p>
          </table:table-cell>
          <table:table-cell table:formula="of:=IF([.B26]=&quot;#N/A&quot;;      VLOOKUP([.A26];[Firefox.$B$2:.$B$599];1;FALSE());            NA())" office:value-type="float" office:value="0">
            <text:p>#N/D</text:p>
          </table:table-cell>
          <table:table-cell table:formula="of:=VLOOKUP([.A26];[HTMLDom.$B$2:.$B$599];1;FALSE())" office:value-type="float" office:value="0">
            <text:p>#N/D</text:p>
          </table:table-cell>
          <table:table-cell table:formula="of:=IF(LEFT([.A2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relevant</text:p>
          </table:table-cell>
          <table:table-cell table:formula="of:=IF(AND(NOT(ISERROR(VLOOKUP([.A27];[IEplorer.$B$2:.$B$599];1;FALSE()))); NOT(ISERROR(VLOOKUP([.A27];[Firefox.$B$2:.$B$599];1;FALSE()))));[.A27];&quot;#N/A&quot;)" office:value-type="string" office:string-value="#N/A">
            <text:p>#N/A</text:p>
          </table:table-cell>
          <table:table-cell table:formula="of:=IF([.B27]=&quot;#N/A&quot;;      VLOOKUP([.A27];[IEplorer.$B$2:.$B$599];1;FALSE());            NA())" office:value-type="string" office:string-value="aria-relevant">
            <text:p>aria-relevant</text:p>
          </table:table-cell>
          <table:table-cell table:formula="of:=IF([.B27]=&quot;#N/A&quot;;      VLOOKUP([.A27];[Firefox.$B$2:.$B$599];1;FALSE());            NA())" office:value-type="float" office:value="0">
            <text:p>#N/D</text:p>
          </table:table-cell>
          <table:table-cell table:formula="of:=VLOOKUP([.A27];[HTMLDom.$B$2:.$B$599];1;FALSE())" office:value-type="float" office:value="0">
            <text:p>#N/D</text:p>
          </table:table-cell>
          <table:table-cell table:formula="of:=IF(LEFT([.A2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required</text:p>
          </table:table-cell>
          <table:table-cell table:formula="of:=IF(AND(NOT(ISERROR(VLOOKUP([.A28];[IEplorer.$B$2:.$B$599];1;FALSE()))); NOT(ISERROR(VLOOKUP([.A28];[Firefox.$B$2:.$B$599];1;FALSE()))));[.A28];&quot;#N/A&quot;)" office:value-type="string" office:string-value="#N/A">
            <text:p>#N/A</text:p>
          </table:table-cell>
          <table:table-cell table:formula="of:=IF([.B28]=&quot;#N/A&quot;;      VLOOKUP([.A28];[IEplorer.$B$2:.$B$599];1;FALSE());            NA())" office:value-type="string" office:string-value="aria-required">
            <text:p>aria-required</text:p>
          </table:table-cell>
          <table:table-cell table:formula="of:=IF([.B28]=&quot;#N/A&quot;;      VLOOKUP([.A28];[Firefox.$B$2:.$B$599];1;FALSE());            NA())" office:value-type="float" office:value="0">
            <text:p>#N/D</text:p>
          </table:table-cell>
          <table:table-cell table:formula="of:=VLOOKUP([.A28];[HTMLDom.$B$2:.$B$599];1;FALSE())" office:value-type="float" office:value="0">
            <text:p>#N/D</text:p>
          </table:table-cell>
          <table:table-cell table:formula="of:=IF(LEFT([.A2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secret</text:p>
          </table:table-cell>
          <table:table-cell table:formula="of:=IF(AND(NOT(ISERROR(VLOOKUP([.A29];[IEplorer.$B$2:.$B$599];1;FALSE()))); NOT(ISERROR(VLOOKUP([.A29];[Firefox.$B$2:.$B$599];1;FALSE()))));[.A29];&quot;#N/A&quot;)" office:value-type="string" office:string-value="#N/A">
            <text:p>#N/A</text:p>
          </table:table-cell>
          <table:table-cell table:formula="of:=IF([.B29]=&quot;#N/A&quot;;      VLOOKUP([.A29];[IEplorer.$B$2:.$B$599];1;FALSE());            NA())" office:value-type="string" office:string-value="aria-secret">
            <text:p>aria-secret</text:p>
          </table:table-cell>
          <table:table-cell table:formula="of:=IF([.B29]=&quot;#N/A&quot;;      VLOOKUP([.A29];[Firefox.$B$2:.$B$599];1;FALSE());            NA())" office:value-type="float" office:value="0">
            <text:p>#N/D</text:p>
          </table:table-cell>
          <table:table-cell table:formula="of:=VLOOKUP([.A29];[HTMLDom.$B$2:.$B$599];1;FALSE())" office:value-type="float" office:value="0">
            <text:p>#N/D</text:p>
          </table:table-cell>
          <table:table-cell table:formula="of:=IF(LEFT([.A2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selected</text:p>
          </table:table-cell>
          <table:table-cell table:formula="of:=IF(AND(NOT(ISERROR(VLOOKUP([.A30];[IEplorer.$B$2:.$B$599];1;FALSE()))); NOT(ISERROR(VLOOKUP([.A30];[Firefox.$B$2:.$B$599];1;FALSE()))));[.A30];&quot;#N/A&quot;)" office:value-type="string" office:string-value="#N/A">
            <text:p>#N/A</text:p>
          </table:table-cell>
          <table:table-cell table:formula="of:=IF([.B30]=&quot;#N/A&quot;;      VLOOKUP([.A30];[IEplorer.$B$2:.$B$599];1;FALSE());            NA())" office:value-type="string" office:string-value="aria-selected">
            <text:p>aria-selected</text:p>
          </table:table-cell>
          <table:table-cell table:formula="of:=IF([.B30]=&quot;#N/A&quot;;      VLOOKUP([.A30];[Firefox.$B$2:.$B$599];1;FALSE());            NA())" office:value-type="float" office:value="0">
            <text:p>#N/D</text:p>
          </table:table-cell>
          <table:table-cell table:formula="of:=VLOOKUP([.A30];[HTMLDom.$B$2:.$B$599];1;FALSE())" office:value-type="float" office:value="0">
            <text:p>#N/D</text:p>
          </table:table-cell>
          <table:table-cell table:formula="of:=IF(LEFT([.A3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setsize</text:p>
          </table:table-cell>
          <table:table-cell table:formula="of:=IF(AND(NOT(ISERROR(VLOOKUP([.A31];[IEplorer.$B$2:.$B$599];1;FALSE()))); NOT(ISERROR(VLOOKUP([.A31];[Firefox.$B$2:.$B$599];1;FALSE()))));[.A31];&quot;#N/A&quot;)" office:value-type="string" office:string-value="#N/A">
            <text:p>#N/A</text:p>
          </table:table-cell>
          <table:table-cell table:formula="of:=IF([.B31]=&quot;#N/A&quot;;      VLOOKUP([.A31];[IEplorer.$B$2:.$B$599];1;FALSE());            NA())" office:value-type="string" office:string-value="aria-setsize">
            <text:p>aria-setsize</text:p>
          </table:table-cell>
          <table:table-cell table:formula="of:=IF([.B31]=&quot;#N/A&quot;;      VLOOKUP([.A31];[Firefox.$B$2:.$B$599];1;FALSE());            NA())" office:value-type="float" office:value="0">
            <text:p>#N/D</text:p>
          </table:table-cell>
          <table:table-cell table:formula="of:=VLOOKUP([.A31];[HTMLDom.$B$2:.$B$599];1;FALSE())" office:value-type="float" office:value="0">
            <text:p>#N/D</text:p>
          </table:table-cell>
          <table:table-cell table:formula="of:=IF(LEFT([.A3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valuemax</text:p>
          </table:table-cell>
          <table:table-cell table:formula="of:=IF(AND(NOT(ISERROR(VLOOKUP([.A32];[IEplorer.$B$2:.$B$599];1;FALSE()))); NOT(ISERROR(VLOOKUP([.A32];[Firefox.$B$2:.$B$599];1;FALSE()))));[.A32];&quot;#N/A&quot;)" office:value-type="string" office:string-value="#N/A">
            <text:p>#N/A</text:p>
          </table:table-cell>
          <table:table-cell table:formula="of:=IF([.B32]=&quot;#N/A&quot;;      VLOOKUP([.A32];[IEplorer.$B$2:.$B$599];1;FALSE());            NA())" office:value-type="string" office:string-value="aria-valuemax">
            <text:p>aria-valuemax</text:p>
          </table:table-cell>
          <table:table-cell table:formula="of:=IF([.B32]=&quot;#N/A&quot;;      VLOOKUP([.A32];[Firefox.$B$2:.$B$599];1;FALSE());            NA())" office:value-type="float" office:value="0">
            <text:p>#N/D</text:p>
          </table:table-cell>
          <table:table-cell table:formula="of:=VLOOKUP([.A32];[HTMLDom.$B$2:.$B$599];1;FALSE())" office:value-type="float" office:value="0">
            <text:p>#N/D</text:p>
          </table:table-cell>
          <table:table-cell table:formula="of:=IF(LEFT([.A3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valuemin</text:p>
          </table:table-cell>
          <table:table-cell table:formula="of:=IF(AND(NOT(ISERROR(VLOOKUP([.A33];[IEplorer.$B$2:.$B$599];1;FALSE()))); NOT(ISERROR(VLOOKUP([.A33];[Firefox.$B$2:.$B$599];1;FALSE()))));[.A33];&quot;#N/A&quot;)" office:value-type="string" office:string-value="#N/A">
            <text:p>#N/A</text:p>
          </table:table-cell>
          <table:table-cell table:formula="of:=IF([.B33]=&quot;#N/A&quot;;      VLOOKUP([.A33];[IEplorer.$B$2:.$B$599];1;FALSE());            NA())" office:value-type="string" office:string-value="aria-valuemin">
            <text:p>aria-valuemin</text:p>
          </table:table-cell>
          <table:table-cell table:formula="of:=IF([.B33]=&quot;#N/A&quot;;      VLOOKUP([.A33];[Firefox.$B$2:.$B$599];1;FALSE());            NA())" office:value-type="float" office:value="0">
            <text:p>#N/D</text:p>
          </table:table-cell>
          <table:table-cell table:formula="of:=VLOOKUP([.A33];[HTMLDom.$B$2:.$B$599];1;FALSE())" office:value-type="float" office:value="0">
            <text:p>#N/D</text:p>
          </table:table-cell>
          <table:table-cell table:formula="of:=IF(LEFT([.A3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ria-valuenow</text:p>
          </table:table-cell>
          <table:table-cell table:formula="of:=IF(AND(NOT(ISERROR(VLOOKUP([.A34];[IEplorer.$B$2:.$B$599];1;FALSE()))); NOT(ISERROR(VLOOKUP([.A34];[Firefox.$B$2:.$B$599];1;FALSE()))));[.A34];&quot;#N/A&quot;)" office:value-type="string" office:string-value="#N/A">
            <text:p>#N/A</text:p>
          </table:table-cell>
          <table:table-cell table:formula="of:=IF([.B34]=&quot;#N/A&quot;;      VLOOKUP([.A34];[IEplorer.$B$2:.$B$599];1;FALSE());            NA())" office:value-type="string" office:string-value="aria-valuenow">
            <text:p>aria-valuenow</text:p>
          </table:table-cell>
          <table:table-cell table:formula="of:=IF([.B34]=&quot;#N/A&quot;;      VLOOKUP([.A34];[Firefox.$B$2:.$B$599];1;FALSE());            NA())" office:value-type="float" office:value="0">
            <text:p>#N/D</text:p>
          </table:table-cell>
          <table:table-cell table:formula="of:=VLOOKUP([.A34];[HTMLDom.$B$2:.$B$599];1;FALSE())" office:value-type="float" office:value="0">
            <text:p>#N/D</text:p>
          </table:table-cell>
          <table:table-cell table:formula="of:=IF(LEFT([.A3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TTRIBUTE_NODE</text:p>
          </table:table-cell>
          <table:table-cell table:formula="of:=IF(AND(NOT(ISERROR(VLOOKUP([.A35];[IEplorer.$B$2:.$B$599];1;FALSE()))); NOT(ISERROR(VLOOKUP([.A35];[Firefox.$B$2:.$B$599];1;FALSE()))));[.A35];&quot;#N/A&quot;)" office:value-type="string" office:string-value="#N/A">
            <text:p>#N/A</text:p>
          </table:table-cell>
          <table:table-cell table:formula="of:=IF([.B35]=&quot;#N/A&quot;;      VLOOKUP([.A35];[IEplorer.$B$2:.$B$599];1;FALSE());            NA())" office:value-type="float" office:value="0">
            <text:p>#N/D</text:p>
          </table:table-cell>
          <table:table-cell table:formula="of:=IF([.B35]=&quot;#N/A&quot;;      VLOOKUP([.A35];[Firefox.$B$2:.$B$599];1;FALSE());            NA())" office:value-type="string" office:string-value="ATTRIBUTE_NODE">
            <text:p>ATTRIBUTE_NODE</text:p>
          </table:table-cell>
          <table:table-cell table:formula="of:=VLOOKUP([.A35];[HTMLDom.$B$2:.$B$599];1;FALSE())" office:value-type="float" office:value="0">
            <text:p>#N/D</text:p>
          </table:table-cell>
          <table:table-cell table:formula="of:=IF(LEFT([.A35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attributes</text:p>
          </table:table-cell>
          <table:table-cell table:formula="of:=IF(AND(NOT(ISERROR(VLOOKUP([.A36];[IEplorer.$B$2:.$B$599];1;FALSE()))); NOT(ISERROR(VLOOKUP([.A36];[Firefox.$B$2:.$B$599];1;FALSE()))));[.A36];&quot;#N/A&quot;)" office:value-type="string" office:string-value="attributes">
            <text:p>attributes</text:p>
          </table:table-cell>
          <table:table-cell table:formula="of:=IF([.B36]=&quot;#N/A&quot;;      VLOOKUP([.A36];[IEplorer.$B$2:.$B$599];1;FALSE());            NA())" office:value-type="float" office:value="0">
            <text:p>#N/D</text:p>
          </table:table-cell>
          <table:table-cell table:formula="of:=IF([.B36]=&quot;#N/A&quot;;      VLOOKUP([.A36];[Firefox.$B$2:.$B$599];1;FALSE());            NA())" office:value-type="float" office:value="0">
            <text:p>#N/D</text:p>
          </table:table-cell>
          <table:table-cell table:formula="of:=VLOOKUP([.A36];[HTMLDom.$B$2:.$B$599];1;FALSE())" office:value-type="float" office:value="0">
            <text:p>#N/D</text:p>
          </table:table-cell>
          <table:table-cell table:formula="of:=IF(LEFT([.A3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baseURI</text:p>
          </table:table-cell>
          <table:table-cell table:formula="of:=IF(AND(NOT(ISERROR(VLOOKUP([.A37];[IEplorer.$B$2:.$B$599];1;FALSE()))); NOT(ISERROR(VLOOKUP([.A37];[Firefox.$B$2:.$B$599];1;FALSE()))));[.A37];&quot;#N/A&quot;)" office:value-type="string" office:string-value="#N/A">
            <text:p>#N/A</text:p>
          </table:table-cell>
          <table:table-cell table:formula="of:=IF([.B37]=&quot;#N/A&quot;;      VLOOKUP([.A37];[IEplorer.$B$2:.$B$599];1;FALSE());            NA())" office:value-type="float" office:value="0">
            <text:p>#N/D</text:p>
          </table:table-cell>
          <table:table-cell table:formula="of:=IF([.B37]=&quot;#N/A&quot;;      VLOOKUP([.A37];[Firefox.$B$2:.$B$599];1;FALSE());            NA())" office:value-type="string" office:string-value="baseURI">
            <text:p>baseURI</text:p>
          </table:table-cell>
          <table:table-cell table:formula="of:=VLOOKUP([.A37];[HTMLDom.$B$2:.$B$599];1;FALSE())" office:value-type="float" office:value="0">
            <text:p>#N/D</text:p>
          </table:table-cell>
          <table:table-cell table:formula="of:=IF(LEFT([.A3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behaviorUrns</text:p>
          </table:table-cell>
          <table:table-cell table:formula="of:=IF(AND(NOT(ISERROR(VLOOKUP([.A38];[IEplorer.$B$2:.$B$599];1;FALSE()))); NOT(ISERROR(VLOOKUP([.A38];[Firefox.$B$2:.$B$599];1;FALSE()))));[.A38];&quot;#N/A&quot;)" office:value-type="string" office:string-value="#N/A">
            <text:p>#N/A</text:p>
          </table:table-cell>
          <table:table-cell table:formula="of:=IF([.B38]=&quot;#N/A&quot;;      VLOOKUP([.A38];[IEplorer.$B$2:.$B$599];1;FALSE());            NA())" office:value-type="string" office:string-value="behaviorUrns">
            <text:p>behaviorUrns</text:p>
          </table:table-cell>
          <table:table-cell table:formula="of:=IF([.B38]=&quot;#N/A&quot;;      VLOOKUP([.A38];[Firefox.$B$2:.$B$599];1;FALSE());            NA())" office:value-type="float" office:value="0">
            <text:p>#N/D</text:p>
          </table:table-cell>
          <table:table-cell table:formula="of:=VLOOKUP([.A38];[HTMLDom.$B$2:.$B$599];1;FALSE())" office:value-type="float" office:value="0">
            <text:p>#N/D</text:p>
          </table:table-cell>
          <table:table-cell table:formula="of:=IF(LEFT([.A3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blur</text:p>
          </table:table-cell>
          <table:table-cell table:formula="of:=IF(AND(NOT(ISERROR(VLOOKUP([.A39];[IEplorer.$B$2:.$B$599];1;FALSE()))); NOT(ISERROR(VLOOKUP([.A39];[Firefox.$B$2:.$B$599];1;FALSE()))));[.A39];&quot;#N/A&quot;)" office:value-type="string" office:string-value="#N/A">
            <text:p>#N/A</text:p>
          </table:table-cell>
          <table:table-cell table:formula="of:=IF([.B39]=&quot;#N/A&quot;;      VLOOKUP([.A39];[IEplorer.$B$2:.$B$599];1;FALSE());            NA())" office:value-type="float" office:value="0">
            <text:p>#N/D</text:p>
          </table:table-cell>
          <table:table-cell table:formula="of:=IF([.B39]=&quot;#N/A&quot;;      VLOOKUP([.A39];[Firefox.$B$2:.$B$599];1;FALSE());            NA())" office:value-type="string" office:string-value="blur">
            <text:p>blur</text:p>
          </table:table-cell>
          <table:table-cell table:formula="of:=VLOOKUP([.A39];[HTMLDom.$B$2:.$B$599];1;FALSE())" office:value-type="float" office:value="0">
            <text:p>#N/D</text:p>
          </table:table-cell>
          <table:table-cell table:formula="of:=IF(LEFT([.A3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anHaveChildren</text:p>
          </table:table-cell>
          <table:table-cell table:formula="of:=IF(AND(NOT(ISERROR(VLOOKUP([.A40];[IEplorer.$B$2:.$B$599];1;FALSE()))); NOT(ISERROR(VLOOKUP([.A40];[Firefox.$B$2:.$B$599];1;FALSE()))));[.A40];&quot;#N/A&quot;)" office:value-type="string" office:string-value="#N/A">
            <text:p>#N/A</text:p>
          </table:table-cell>
          <table:table-cell table:formula="of:=IF([.B40]=&quot;#N/A&quot;;      VLOOKUP([.A40];[IEplorer.$B$2:.$B$599];1;FALSE());            NA())" office:value-type="string" office:string-value="canHaveChildren">
            <text:p>canHaveChildren</text:p>
          </table:table-cell>
          <table:table-cell table:formula="of:=IF([.B40]=&quot;#N/A&quot;;      VLOOKUP([.A40];[Firefox.$B$2:.$B$599];1;FALSE());            NA())" office:value-type="float" office:value="0">
            <text:p>#N/D</text:p>
          </table:table-cell>
          <table:table-cell table:formula="of:=VLOOKUP([.A40];[HTMLDom.$B$2:.$B$599];1;FALSE())" office:value-type="float" office:value="0">
            <text:p>#N/D</text:p>
          </table:table-cell>
          <table:table-cell table:formula="of:=IF(LEFT([.A4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anHaveHTML</text:p>
          </table:table-cell>
          <table:table-cell table:formula="of:=IF(AND(NOT(ISERROR(VLOOKUP([.A41];[IEplorer.$B$2:.$B$599];1;FALSE()))); NOT(ISERROR(VLOOKUP([.A41];[Firefox.$B$2:.$B$599];1;FALSE()))));[.A41];&quot;#N/A&quot;)" office:value-type="string" office:string-value="#N/A">
            <text:p>#N/A</text:p>
          </table:table-cell>
          <table:table-cell table:formula="of:=IF([.B41]=&quot;#N/A&quot;;      VLOOKUP([.A41];[IEplorer.$B$2:.$B$599];1;FALSE());            NA())" office:value-type="string" office:string-value="canHaveHTML">
            <text:p>canHaveHTML</text:p>
          </table:table-cell>
          <table:table-cell table:formula="of:=IF([.B41]=&quot;#N/A&quot;;      VLOOKUP([.A41];[Firefox.$B$2:.$B$599];1;FALSE());            NA())" office:value-type="float" office:value="0">
            <text:p>#N/D</text:p>
          </table:table-cell>
          <table:table-cell table:formula="of:=VLOOKUP([.A41];[HTMLDom.$B$2:.$B$599];1;FALSE())" office:value-type="float" office:value="0">
            <text:p>#N/D</text:p>
          </table:table-cell>
          <table:table-cell table:formula="of:=IF(LEFT([.A41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CDATA_SECTION_NODE</text:p>
          </table:table-cell>
          <table:table-cell table:formula="of:=IF(AND(NOT(ISERROR(VLOOKUP([.A42];[IEplorer.$B$2:.$B$599];1;FALSE()))); NOT(ISERROR(VLOOKUP([.A42];[Firefox.$B$2:.$B$599];1;FALSE()))));[.A42];&quot;#N/A&quot;)" office:value-type="string" office:string-value="#N/A">
            <text:p>#N/A</text:p>
          </table:table-cell>
          <table:table-cell table:formula="of:=IF([.B42]=&quot;#N/A&quot;;      VLOOKUP([.A42];[IEplorer.$B$2:.$B$599];1;FALSE());            NA())" office:value-type="float" office:value="0">
            <text:p>#N/D</text:p>
          </table:table-cell>
          <table:table-cell table:formula="of:=IF([.B42]=&quot;#N/A&quot;;      VLOOKUP([.A42];[Firefox.$B$2:.$B$599];1;FALSE());            NA())" office:value-type="string" office:string-value="CDATA_SECTION_NODE">
            <text:p>CDATA_SECTION_NODE</text:p>
          </table:table-cell>
          <table:table-cell table:formula="of:=VLOOKUP([.A42];[HTMLDom.$B$2:.$B$599];1;FALSE())" office:value-type="float" office:value="0">
            <text:p>#N/D</text:p>
          </table:table-cell>
          <table:table-cell table:formula="of:=IF(LEFT([.A4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hildElementCount</text:p>
          </table:table-cell>
          <table:table-cell table:formula="of:=IF(AND(NOT(ISERROR(VLOOKUP([.A43];[IEplorer.$B$2:.$B$599];1;FALSE()))); NOT(ISERROR(VLOOKUP([.A43];[Firefox.$B$2:.$B$599];1;FALSE()))));[.A43];&quot;#N/A&quot;)" office:value-type="string" office:string-value="#N/A">
            <text:p>#N/A</text:p>
          </table:table-cell>
          <table:table-cell table:formula="of:=IF([.B43]=&quot;#N/A&quot;;      VLOOKUP([.A43];[IEplorer.$B$2:.$B$599];1;FALSE());            NA())" office:value-type="float" office:value="0">
            <text:p>#N/D</text:p>
          </table:table-cell>
          <table:table-cell table:formula="of:=IF([.B43]=&quot;#N/A&quot;;      VLOOKUP([.A43];[Firefox.$B$2:.$B$599];1;FALSE());            NA())" office:value-type="string" office:string-value="childElementCount">
            <text:p>childElementCount</text:p>
          </table:table-cell>
          <table:table-cell table:formula="of:=VLOOKUP([.A43];[HTMLDom.$B$2:.$B$599];1;FALSE())" office:value-type="float" office:value="0">
            <text:p>#N/D</text:p>
          </table:table-cell>
          <table:table-cell table:formula="of:=IF(LEFT([.A43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childNodes</text:p>
          </table:table-cell>
          <table:table-cell table:formula="of:=IF(AND(NOT(ISERROR(VLOOKUP([.A44];[IEplorer.$B$2:.$B$599];1;FALSE()))); NOT(ISERROR(VLOOKUP([.A44];[Firefox.$B$2:.$B$599];1;FALSE()))));[.A44];&quot;#N/A&quot;)" office:value-type="string" office:string-value="childNodes">
            <text:p>childNodes</text:p>
          </table:table-cell>
          <table:table-cell table:formula="of:=IF([.B44]=&quot;#N/A&quot;;      VLOOKUP([.A44];[IEplorer.$B$2:.$B$599];1;FALSE());            NA())" office:value-type="float" office:value="0">
            <text:p>#N/D</text:p>
          </table:table-cell>
          <table:table-cell table:formula="of:=IF([.B44]=&quot;#N/A&quot;;      VLOOKUP([.A44];[Firefox.$B$2:.$B$599];1;FALSE());            NA())" office:value-type="float" office:value="0">
            <text:p>#N/D</text:p>
          </table:table-cell>
          <table:table-cell table:formula="of:=VLOOKUP([.A44];[HTMLDom.$B$2:.$B$599];1;FALSE())" office:value-type="float" office:value="0">
            <text:p>#N/D</text:p>
          </table:table-cell>
          <table:table-cell table:formula="of:=IF(LEFT([.A44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children</text:p>
          </table:table-cell>
          <table:table-cell table:formula="of:=IF(AND(NOT(ISERROR(VLOOKUP([.A45];[IEplorer.$B$2:.$B$599];1;FALSE()))); NOT(ISERROR(VLOOKUP([.A45];[Firefox.$B$2:.$B$599];1;FALSE()))));[.A45];&quot;#N/A&quot;)" office:value-type="string" office:string-value="children">
            <text:p>children</text:p>
          </table:table-cell>
          <table:table-cell table:formula="of:=IF([.B45]=&quot;#N/A&quot;;      VLOOKUP([.A45];[IEplorer.$B$2:.$B$599];1;FALSE());            NA())" office:value-type="float" office:value="0">
            <text:p>#N/D</text:p>
          </table:table-cell>
          <table:table-cell table:formula="of:=IF([.B45]=&quot;#N/A&quot;;      VLOOKUP([.A45];[Firefox.$B$2:.$B$599];1;FALSE());            NA())" office:value-type="float" office:value="0">
            <text:p>#N/D</text:p>
          </table:table-cell>
          <table:table-cell table:formula="of:=VLOOKUP([.A45];[HTMLDom.$B$2:.$B$599];1;FALSE())" office:value-type="float" office:value="0">
            <text:p>#N/D</text:p>
          </table:table-cell>
          <table:table-cell table:formula="of:=IF(LEFT([.A4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lassList</text:p>
          </table:table-cell>
          <table:table-cell table:formula="of:=IF(AND(NOT(ISERROR(VLOOKUP([.A46];[IEplorer.$B$2:.$B$599];1;FALSE()))); NOT(ISERROR(VLOOKUP([.A46];[Firefox.$B$2:.$B$599];1;FALSE()))));[.A46];&quot;#N/A&quot;)" office:value-type="string" office:string-value="#N/A">
            <text:p>#N/A</text:p>
          </table:table-cell>
          <table:table-cell table:formula="of:=IF([.B46]=&quot;#N/A&quot;;      VLOOKUP([.A46];[IEplorer.$B$2:.$B$599];1;FALSE());            NA())" office:value-type="float" office:value="0">
            <text:p>#N/D</text:p>
          </table:table-cell>
          <table:table-cell table:formula="of:=IF([.B46]=&quot;#N/A&quot;;      VLOOKUP([.A46];[Firefox.$B$2:.$B$599];1;FALSE());            NA())" office:value-type="string" office:string-value="classList">
            <text:p>classList</text:p>
          </table:table-cell>
          <table:table-cell table:formula="of:=VLOOKUP([.A46];[HTMLDom.$B$2:.$B$599];1;FALSE())" office:value-type="float" office:value="0">
            <text:p>#N/D</text:p>
          </table:table-cell>
          <table:table-cell table:formula="of:=IF(LEFT([.A46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className</text:p>
          </table:table-cell>
          <table:table-cell table:formula="of:=IF(AND(NOT(ISERROR(VLOOKUP([.A47];[IEplorer.$B$2:.$B$599];1;FALSE()))); NOT(ISERROR(VLOOKUP([.A47];[Firefox.$B$2:.$B$599];1;FALSE()))));[.A47];&quot;#N/A&quot;)" office:value-type="string" office:string-value="className">
            <text:p>className</text:p>
          </table:table-cell>
          <table:table-cell table:formula="of:=IF([.B47]=&quot;#N/A&quot;;      VLOOKUP([.A47];[IEplorer.$B$2:.$B$599];1;FALSE());            NA())" office:value-type="float" office:value="0">
            <text:p>#N/D</text:p>
          </table:table-cell>
          <table:table-cell table:formula="of:=IF([.B47]=&quot;#N/A&quot;;      VLOOKUP([.A47];[Firefox.$B$2:.$B$599];1;FALSE());            NA())" office:value-type="float" office:value="0">
            <text:p>#N/D</text:p>
          </table:table-cell>
          <table:table-cell table:formula="of:=VLOOKUP([.A47];[HTMLDom.$B$2:.$B$599];1;FALSE())" office:value-type="float" office:value="0">
            <text:p>#N/D</text:p>
          </table:table-cell>
          <table:table-cell table:formula="of:=IF(LEFT([.A4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lear</text:p>
          </table:table-cell>
          <table:table-cell table:formula="of:=IF(AND(NOT(ISERROR(VLOOKUP([.A48];[IEplorer.$B$2:.$B$599];1;FALSE()))); NOT(ISERROR(VLOOKUP([.A48];[Firefox.$B$2:.$B$599];1;FALSE()))));[.A48];&quot;#N/A&quot;)" office:value-type="string" office:string-value="#N/A">
            <text:p>#N/A</text:p>
          </table:table-cell>
          <table:table-cell table:formula="of:=IF([.B48]=&quot;#N/A&quot;;      VLOOKUP([.A48];[IEplorer.$B$2:.$B$599];1;FALSE());            NA())" office:value-type="string" office:string-value="clear">
            <text:p>clear</text:p>
          </table:table-cell>
          <table:table-cell table:formula="of:=IF([.B48]=&quot;#N/A&quot;;      VLOOKUP([.A48];[Firefox.$B$2:.$B$599];1;FALSE());            NA())" office:value-type="float" office:value="0">
            <text:p>#N/D</text:p>
          </table:table-cell>
          <table:table-cell table:formula="of:=VLOOKUP([.A48];[HTMLDom.$B$2:.$B$599];1;FALSE())" office:value-type="float" office:value="0">
            <text:p>#N/D</text:p>
          </table:table-cell>
          <table:table-cell table:formula="of:=IF(LEFT([.A4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lick</text:p>
          </table:table-cell>
          <table:table-cell table:formula="of:=IF(AND(NOT(ISERROR(VLOOKUP([.A49];[IEplorer.$B$2:.$B$599];1;FALSE()))); NOT(ISERROR(VLOOKUP([.A49];[Firefox.$B$2:.$B$599];1;FALSE()))));[.A49];&quot;#N/A&quot;)" office:value-type="string" office:string-value="#N/A">
            <text:p>#N/A</text:p>
          </table:table-cell>
          <table:table-cell table:formula="of:=IF([.B49]=&quot;#N/A&quot;;      VLOOKUP([.A49];[IEplorer.$B$2:.$B$599];1;FALSE());            NA())" office:value-type="float" office:value="0">
            <text:p>#N/D</text:p>
          </table:table-cell>
          <table:table-cell table:formula="of:=IF([.B49]=&quot;#N/A&quot;;      VLOOKUP([.A49];[Firefox.$B$2:.$B$599];1;FALSE());            NA())" office:value-type="string" office:string-value="click">
            <text:p>click</text:p>
          </table:table-cell>
          <table:table-cell table:formula="of:=VLOOKUP([.A49];[HTMLDom.$B$2:.$B$599];1;FALSE())" office:value-type="float" office:value="0">
            <text:p>#N/D</text:p>
          </table:table-cell>
          <table:table-cell table:formula="of:=IF(LEFT([.A49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clientHeight</text:p>
          </table:table-cell>
          <table:table-cell table:formula="of:=IF(AND(NOT(ISERROR(VLOOKUP([.A50];[IEplorer.$B$2:.$B$599];1;FALSE()))); NOT(ISERROR(VLOOKUP([.A50];[Firefox.$B$2:.$B$599];1;FALSE()))));[.A50];&quot;#N/A&quot;)" office:value-type="string" office:string-value="clientHeight">
            <text:p>clientHeight</text:p>
          </table:table-cell>
          <table:table-cell table:formula="of:=IF([.B50]=&quot;#N/A&quot;;      VLOOKUP([.A50];[IEplorer.$B$2:.$B$599];1;FALSE());            NA())" office:value-type="float" office:value="0">
            <text:p>#N/D</text:p>
          </table:table-cell>
          <table:table-cell table:formula="of:=IF([.B50]=&quot;#N/A&quot;;      VLOOKUP([.A50];[Firefox.$B$2:.$B$599];1;FALSE());            NA())" office:value-type="float" office:value="0">
            <text:p>#N/D</text:p>
          </table:table-cell>
          <table:table-cell table:formula="of:=VLOOKUP([.A50];[HTMLDom.$B$2:.$B$599];1;FALSE())" office:value-type="float" office:value="0">
            <text:p>#N/D</text:p>
          </table:table-cell>
          <table:table-cell table:formula="of:=IF(LEFT([.A50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clientLeft</text:p>
          </table:table-cell>
          <table:table-cell table:formula="of:=IF(AND(NOT(ISERROR(VLOOKUP([.A51];[IEplorer.$B$2:.$B$599];1;FALSE()))); NOT(ISERROR(VLOOKUP([.A51];[Firefox.$B$2:.$B$599];1;FALSE()))));[.A51];&quot;#N/A&quot;)" office:value-type="string" office:string-value="clientLeft">
            <text:p>clientLeft</text:p>
          </table:table-cell>
          <table:table-cell table:formula="of:=IF([.B51]=&quot;#N/A&quot;;      VLOOKUP([.A51];[IEplorer.$B$2:.$B$599];1;FALSE());            NA())" office:value-type="float" office:value="0">
            <text:p>#N/D</text:p>
          </table:table-cell>
          <table:table-cell table:formula="of:=IF([.B51]=&quot;#N/A&quot;;      VLOOKUP([.A51];[Firefox.$B$2:.$B$599];1;FALSE());            NA())" office:value-type="float" office:value="0">
            <text:p>#N/D</text:p>
          </table:table-cell>
          <table:table-cell table:formula="of:=VLOOKUP([.A51];[HTMLDom.$B$2:.$B$599];1;FALSE())" office:value-type="float" office:value="0">
            <text:p>#N/D</text:p>
          </table:table-cell>
          <table:table-cell table:formula="of:=IF(LEFT([.A51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clientTop</text:p>
          </table:table-cell>
          <table:table-cell table:formula="of:=IF(AND(NOT(ISERROR(VLOOKUP([.A52];[IEplorer.$B$2:.$B$599];1;FALSE()))); NOT(ISERROR(VLOOKUP([.A52];[Firefox.$B$2:.$B$599];1;FALSE()))));[.A52];&quot;#N/A&quot;)" office:value-type="string" office:string-value="clientTop">
            <text:p>clientTop</text:p>
          </table:table-cell>
          <table:table-cell table:formula="of:=IF([.B52]=&quot;#N/A&quot;;      VLOOKUP([.A52];[IEplorer.$B$2:.$B$599];1;FALSE());            NA())" office:value-type="float" office:value="0">
            <text:p>#N/D</text:p>
          </table:table-cell>
          <table:table-cell table:formula="of:=IF([.B52]=&quot;#N/A&quot;;      VLOOKUP([.A52];[Firefox.$B$2:.$B$599];1;FALSE());            NA())" office:value-type="float" office:value="0">
            <text:p>#N/D</text:p>
          </table:table-cell>
          <table:table-cell table:formula="of:=VLOOKUP([.A52];[HTMLDom.$B$2:.$B$599];1;FALSE())" office:value-type="float" office:value="0">
            <text:p>#N/D</text:p>
          </table:table-cell>
          <table:table-cell table:formula="of:=IF(LEFT([.A52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clientWidth</text:p>
          </table:table-cell>
          <table:table-cell table:formula="of:=IF(AND(NOT(ISERROR(VLOOKUP([.A53];[IEplorer.$B$2:.$B$599];1;FALSE()))); NOT(ISERROR(VLOOKUP([.A53];[Firefox.$B$2:.$B$599];1;FALSE()))));[.A53];&quot;#N/A&quot;)" office:value-type="string" office:string-value="clientWidth">
            <text:p>clientWidth</text:p>
          </table:table-cell>
          <table:table-cell table:formula="of:=IF([.B53]=&quot;#N/A&quot;;      VLOOKUP([.A53];[IEplorer.$B$2:.$B$599];1;FALSE());            NA())" office:value-type="float" office:value="0">
            <text:p>#N/D</text:p>
          </table:table-cell>
          <table:table-cell table:formula="of:=IF([.B53]=&quot;#N/A&quot;;      VLOOKUP([.A53];[Firefox.$B$2:.$B$599];1;FALSE());            NA())" office:value-type="float" office:value="0">
            <text:p>#N/D</text:p>
          </table:table-cell>
          <table:table-cell table:formula="of:=VLOOKUP([.A53];[HTMLDom.$B$2:.$B$599];1;FALSE())" office:value-type="float" office:value="0">
            <text:p>#N/D</text:p>
          </table:table-cell>
          <table:table-cell table:formula="of:=IF(LEFT([.A5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loneNode</text:p>
          </table:table-cell>
          <table:table-cell table:formula="of:=IF(AND(NOT(ISERROR(VLOOKUP([.A54];[IEplorer.$B$2:.$B$599];1;FALSE()))); NOT(ISERROR(VLOOKUP([.A54];[Firefox.$B$2:.$B$599];1;FALSE()))));[.A54];&quot;#N/A&quot;)" office:value-type="string" office:string-value="#N/A">
            <text:p>#N/A</text:p>
          </table:table-cell>
          <table:table-cell table:formula="of:=IF([.B54]=&quot;#N/A&quot;;      VLOOKUP([.A54];[IEplorer.$B$2:.$B$599];1;FALSE());            NA())" office:value-type="float" office:value="0">
            <text:p>#N/D</text:p>
          </table:table-cell>
          <table:table-cell table:formula="of:=IF([.B54]=&quot;#N/A&quot;;      VLOOKUP([.A54];[Firefox.$B$2:.$B$599];1;FALSE());            NA())" office:value-type="string" office:string-value="cloneNode">
            <text:p>cloneNode</text:p>
          </table:table-cell>
          <table:table-cell table:formula="of:=VLOOKUP([.A54];[HTMLDom.$B$2:.$B$599];1;FALSE())" office:value-type="float" office:value="0">
            <text:p>#N/D</text:p>
          </table:table-cell>
          <table:table-cell table:formula="of:=IF(LEFT([.A5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losest</text:p>
          </table:table-cell>
          <table:table-cell table:formula="of:=IF(AND(NOT(ISERROR(VLOOKUP([.A55];[IEplorer.$B$2:.$B$599];1;FALSE()))); NOT(ISERROR(VLOOKUP([.A55];[Firefox.$B$2:.$B$599];1;FALSE()))));[.A55];&quot;#N/A&quot;)" office:value-type="string" office:string-value="#N/A">
            <text:p>#N/A</text:p>
          </table:table-cell>
          <table:table-cell table:formula="of:=IF([.B55]=&quot;#N/A&quot;;      VLOOKUP([.A55];[IEplorer.$B$2:.$B$599];1;FALSE());            NA())" office:value-type="float" office:value="0">
            <text:p>#N/D</text:p>
          </table:table-cell>
          <table:table-cell table:formula="of:=IF([.B55]=&quot;#N/A&quot;;      VLOOKUP([.A55];[Firefox.$B$2:.$B$599];1;FALSE());            NA())" office:value-type="string" office:string-value="closest">
            <text:p>closest</text:p>
          </table:table-cell>
          <table:table-cell table:formula="of:=VLOOKUP([.A55];[HTMLDom.$B$2:.$B$599];1;FALSE())" office:value-type="float" office:value="0">
            <text:p>#N/D</text:p>
          </table:table-cell>
          <table:table-cell table:formula="of:=IF(LEFT([.A5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COMMENT_NODE</text:p>
          </table:table-cell>
          <table:table-cell table:formula="of:=IF(AND(NOT(ISERROR(VLOOKUP([.A56];[IEplorer.$B$2:.$B$599];1;FALSE()))); NOT(ISERROR(VLOOKUP([.A56];[Firefox.$B$2:.$B$599];1;FALSE()))));[.A56];&quot;#N/A&quot;)" office:value-type="string" office:string-value="#N/A">
            <text:p>#N/A</text:p>
          </table:table-cell>
          <table:table-cell table:formula="of:=IF([.B56]=&quot;#N/A&quot;;      VLOOKUP([.A56];[IEplorer.$B$2:.$B$599];1;FALSE());            NA())" office:value-type="float" office:value="0">
            <text:p>#N/D</text:p>
          </table:table-cell>
          <table:table-cell table:formula="of:=IF([.B56]=&quot;#N/A&quot;;      VLOOKUP([.A56];[Firefox.$B$2:.$B$599];1;FALSE());            NA())" office:value-type="string" office:string-value="COMMENT_NODE">
            <text:p>COMMENT_NODE</text:p>
          </table:table-cell>
          <table:table-cell table:formula="of:=VLOOKUP([.A56];[HTMLDom.$B$2:.$B$599];1;FALSE())" office:value-type="float" office:value="0">
            <text:p>#N/D</text:p>
          </table:table-cell>
          <table:table-cell table:formula="of:=IF(LEFT([.A5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ompareDocumentPosition</text:p>
          </table:table-cell>
          <table:table-cell table:formula="of:=IF(AND(NOT(ISERROR(VLOOKUP([.A57];[IEplorer.$B$2:.$B$599];1;FALSE()))); NOT(ISERROR(VLOOKUP([.A57];[Firefox.$B$2:.$B$599];1;FALSE()))));[.A57];&quot;#N/A&quot;)" office:value-type="string" office:string-value="#N/A">
            <text:p>#N/A</text:p>
          </table:table-cell>
          <table:table-cell table:formula="of:=IF([.B57]=&quot;#N/A&quot;;      VLOOKUP([.A57];[IEplorer.$B$2:.$B$599];1;FALSE());            NA())" office:value-type="float" office:value="0">
            <text:p>#N/D</text:p>
          </table:table-cell>
          <table:table-cell table:formula="of:=IF([.B57]=&quot;#N/A&quot;;      VLOOKUP([.A57];[Firefox.$B$2:.$B$599];1;FALSE());            NA())" office:value-type="string" office:string-value="compareDocumentPosition">
            <text:p>compareDocumentPosition</text:p>
          </table:table-cell>
          <table:table-cell table:formula="of:=VLOOKUP([.A57];[HTMLDom.$B$2:.$B$599];1;FALSE())" office:value-type="float" office:value="0">
            <text:p>#N/D</text:p>
          </table:table-cell>
          <table:table-cell table:formula="of:=IF(LEFT([.A5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ontains</text:p>
          </table:table-cell>
          <table:table-cell table:formula="of:=IF(AND(NOT(ISERROR(VLOOKUP([.A58];[IEplorer.$B$2:.$B$599];1;FALSE()))); NOT(ISERROR(VLOOKUP([.A58];[Firefox.$B$2:.$B$599];1;FALSE()))));[.A58];&quot;#N/A&quot;)" office:value-type="string" office:string-value="#N/A">
            <text:p>#N/A</text:p>
          </table:table-cell>
          <table:table-cell table:formula="of:=IF([.B58]=&quot;#N/A&quot;;      VLOOKUP([.A58];[IEplorer.$B$2:.$B$599];1;FALSE());            NA())" office:value-type="float" office:value="0">
            <text:p>#N/D</text:p>
          </table:table-cell>
          <table:table-cell table:formula="of:=IF([.B58]=&quot;#N/A&quot;;      VLOOKUP([.A58];[Firefox.$B$2:.$B$599];1;FALSE());            NA())" office:value-type="string" office:string-value="contains">
            <text:p>contains</text:p>
          </table:table-cell>
          <table:table-cell table:formula="of:=VLOOKUP([.A58];[HTMLDom.$B$2:.$B$599];1;FALSE())" office:value-type="float" office:value="0">
            <text:p>#N/D</text:p>
          </table:table-cell>
          <table:table-cell table:formula="of:=IF(LEFT([.A58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contentEditable</text:p>
          </table:table-cell>
          <table:table-cell table:formula="of:=IF(AND(NOT(ISERROR(VLOOKUP([.A59];[IEplorer.$B$2:.$B$599];1;FALSE()))); NOT(ISERROR(VLOOKUP([.A59];[Firefox.$B$2:.$B$599];1;FALSE()))));[.A59];&quot;#N/A&quot;)" office:value-type="string" office:string-value="contentEditable">
            <text:p>contentEditable</text:p>
          </table:table-cell>
          <table:table-cell table:formula="of:=IF([.B59]=&quot;#N/A&quot;;      VLOOKUP([.A59];[IEplorer.$B$2:.$B$599];1;FALSE());            NA())" office:value-type="float" office:value="0">
            <text:p>#N/D</text:p>
          </table:table-cell>
          <table:table-cell table:formula="of:=IF([.B59]=&quot;#N/A&quot;;      VLOOKUP([.A59];[Firefox.$B$2:.$B$599];1;FALSE());            NA())" office:value-type="float" office:value="0">
            <text:p>#N/D</text:p>
          </table:table-cell>
          <table:table-cell table:formula="of:=VLOOKUP([.A59];[HTMLDom.$B$2:.$B$599];1;FALSE())" office:value-type="float" office:value="0">
            <text:p>#N/D</text:p>
          </table:table-cell>
          <table:table-cell table:formula="of:=IF(LEFT([.A5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ontextMenu</text:p>
          </table:table-cell>
          <table:table-cell table:formula="of:=IF(AND(NOT(ISERROR(VLOOKUP([.A60];[IEplorer.$B$2:.$B$599];1;FALSE()))); NOT(ISERROR(VLOOKUP([.A60];[Firefox.$B$2:.$B$599];1;FALSE()))));[.A60];&quot;#N/A&quot;)" office:value-type="string" office:string-value="#N/A">
            <text:p>#N/A</text:p>
          </table:table-cell>
          <table:table-cell table:formula="of:=IF([.B60]=&quot;#N/A&quot;;      VLOOKUP([.A60];[IEplorer.$B$2:.$B$599];1;FALSE());            NA())" office:value-type="float" office:value="0">
            <text:p>#N/D</text:p>
          </table:table-cell>
          <table:table-cell table:formula="of:=IF([.B60]=&quot;#N/A&quot;;      VLOOKUP([.A60];[Firefox.$B$2:.$B$599];1;FALSE());            NA())" office:value-type="string" office:string-value="contextMenu">
            <text:p>contextMenu</text:p>
          </table:table-cell>
          <table:table-cell table:formula="of:=VLOOKUP([.A60];[HTMLDom.$B$2:.$B$599];1;FALSE())" office:value-type="float" office:value="0">
            <text:p>#N/D</text:p>
          </table:table-cell>
          <table:table-cell table:formula="of:=IF(LEFT([.A6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urrentStyle</text:p>
          </table:table-cell>
          <table:table-cell table:formula="of:=IF(AND(NOT(ISERROR(VLOOKUP([.A61];[IEplorer.$B$2:.$B$599];1;FALSE()))); NOT(ISERROR(VLOOKUP([.A61];[Firefox.$B$2:.$B$599];1;FALSE()))));[.A61];&quot;#N/A&quot;)" office:value-type="string" office:string-value="#N/A">
            <text:p>#N/A</text:p>
          </table:table-cell>
          <table:table-cell table:formula="of:=IF([.B61]=&quot;#N/A&quot;;      VLOOKUP([.A61];[IEplorer.$B$2:.$B$599];1;FALSE());            NA())" office:value-type="string" office:string-value="currentStyle">
            <text:p>currentStyle</text:p>
          </table:table-cell>
          <table:table-cell table:formula="of:=IF([.B61]=&quot;#N/A&quot;;      VLOOKUP([.A61];[Firefox.$B$2:.$B$599];1;FALSE());            NA())" office:value-type="float" office:value="0">
            <text:p>#N/D</text:p>
          </table:table-cell>
          <table:table-cell table:formula="of:=VLOOKUP([.A61];[HTMLDom.$B$2:.$B$599];1;FALSE())" office:value-type="float" office:value="0">
            <text:p>#N/D</text:p>
          </table:table-cell>
          <table:table-cell table:formula="of:=IF(LEFT([.A6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ataset</text:p>
          </table:table-cell>
          <table:table-cell table:formula="of:=IF(AND(NOT(ISERROR(VLOOKUP([.A62];[IEplorer.$B$2:.$B$599];1;FALSE()))); NOT(ISERROR(VLOOKUP([.A62];[Firefox.$B$2:.$B$599];1;FALSE()))));[.A62];&quot;#N/A&quot;)" office:value-type="string" office:string-value="#N/A">
            <text:p>#N/A</text:p>
          </table:table-cell>
          <table:table-cell table:formula="of:=IF([.B62]=&quot;#N/A&quot;;      VLOOKUP([.A62];[IEplorer.$B$2:.$B$599];1;FALSE());            NA())" office:value-type="float" office:value="0">
            <text:p>#N/D</text:p>
          </table:table-cell>
          <table:table-cell table:formula="of:=IF([.B62]=&quot;#N/A&quot;;      VLOOKUP([.A62];[Firefox.$B$2:.$B$599];1;FALSE());            NA())" office:value-type="string" office:string-value="dataset">
            <text:p>dataset</text:p>
          </table:table-cell>
          <table:table-cell table:formula="of:=VLOOKUP([.A62];[HTMLDom.$B$2:.$B$599];1;FALSE())" office:value-type="float" office:value="0">
            <text:p>#N/D</text:p>
          </table:table-cell>
          <table:table-cell table:formula="of:=IF(LEFT([.A62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dir</text:p>
          </table:table-cell>
          <table:table-cell table:formula="of:=IF(AND(NOT(ISERROR(VLOOKUP([.A63];[IEplorer.$B$2:.$B$599];1;FALSE()))); NOT(ISERROR(VLOOKUP([.A63];[Firefox.$B$2:.$B$599];1;FALSE()))));[.A63];&quot;#N/A&quot;)" office:value-type="string" office:string-value="dir">
            <text:p>dir</text:p>
          </table:table-cell>
          <table:table-cell table:formula="of:=IF([.B63]=&quot;#N/A&quot;;      VLOOKUP([.A63];[IEplorer.$B$2:.$B$599];1;FALSE());            NA())" office:value-type="float" office:value="0">
            <text:p>#N/D</text:p>
          </table:table-cell>
          <table:table-cell table:formula="of:=IF([.B63]=&quot;#N/A&quot;;      VLOOKUP([.A63];[Firefox.$B$2:.$B$599];1;FALSE());            NA())" office:value-type="float" office:value="0">
            <text:p>#N/D</text:p>
          </table:table-cell>
          <table:table-cell table:formula="of:=VLOOKUP([.A63];[HTMLDom.$B$2:.$B$599];1;FALSE())" office:value-type="float" office:value="0">
            <text:p>#N/D</text:p>
          </table:table-cell>
          <table:table-cell table:formula="of:=IF(LEFT([.A6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isabled</text:p>
          </table:table-cell>
          <table:table-cell table:formula="of:=IF(AND(NOT(ISERROR(VLOOKUP([.A64];[IEplorer.$B$2:.$B$599];1;FALSE()))); NOT(ISERROR(VLOOKUP([.A64];[Firefox.$B$2:.$B$599];1;FALSE()))));[.A64];&quot;#N/A&quot;)" office:value-type="string" office:string-value="#N/A">
            <text:p>#N/A</text:p>
          </table:table-cell>
          <table:table-cell table:formula="of:=IF([.B64]=&quot;#N/A&quot;;      VLOOKUP([.A64];[IEplorer.$B$2:.$B$599];1;FALSE());            NA())" office:value-type="string" office:string-value="disabled">
            <text:p>disabled</text:p>
          </table:table-cell>
          <table:table-cell table:formula="of:=IF([.B64]=&quot;#N/A&quot;;      VLOOKUP([.A64];[Firefox.$B$2:.$B$599];1;FALSE());            NA())" office:value-type="float" office:value="0">
            <text:p>#N/D</text:p>
          </table:table-cell>
          <table:table-cell table:formula="of:=VLOOKUP([.A64];[HTMLDom.$B$2:.$B$599];1;FALSE())" office:value-type="float" office:value="0">
            <text:p>#N/D</text:p>
          </table:table-cell>
          <table:table-cell table:formula="of:=IF(LEFT([.A6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ispatchEvent</text:p>
          </table:table-cell>
          <table:table-cell table:formula="of:=IF(AND(NOT(ISERROR(VLOOKUP([.A65];[IEplorer.$B$2:.$B$599];1;FALSE()))); NOT(ISERROR(VLOOKUP([.A65];[Firefox.$B$2:.$B$599];1;FALSE()))));[.A65];&quot;#N/A&quot;)" office:value-type="string" office:string-value="#N/A">
            <text:p>#N/A</text:p>
          </table:table-cell>
          <table:table-cell table:formula="of:=IF([.B65]=&quot;#N/A&quot;;      VLOOKUP([.A65];[IEplorer.$B$2:.$B$599];1;FALSE());            NA())" office:value-type="float" office:value="0">
            <text:p>#N/D</text:p>
          </table:table-cell>
          <table:table-cell table:formula="of:=IF([.B65]=&quot;#N/A&quot;;      VLOOKUP([.A65];[Firefox.$B$2:.$B$599];1;FALSE());            NA())" office:value-type="string" office:string-value="dispatchEvent">
            <text:p>dispatchEvent</text:p>
          </table:table-cell>
          <table:table-cell table:formula="of:=VLOOKUP([.A65];[HTMLDom.$B$2:.$B$599];1;FALSE())" office:value-type="float" office:value="0">
            <text:p>#N/D</text:p>
          </table:table-cell>
          <table:table-cell table:formula="of:=IF(LEFT([.A6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ocument</text:p>
          </table:table-cell>
          <table:table-cell table:formula="of:=IF(AND(NOT(ISERROR(VLOOKUP([.A66];[IEplorer.$B$2:.$B$599];1;FALSE()))); NOT(ISERROR(VLOOKUP([.A66];[Firefox.$B$2:.$B$599];1;FALSE()))));[.A66];&quot;#N/A&quot;)" office:value-type="string" office:string-value="#N/A">
            <text:p>#N/A</text:p>
          </table:table-cell>
          <table:table-cell table:formula="of:=IF([.B66]=&quot;#N/A&quot;;      VLOOKUP([.A66];[IEplorer.$B$2:.$B$599];1;FALSE());            NA())" office:value-type="string" office:string-value="document">
            <text:p>document</text:p>
          </table:table-cell>
          <table:table-cell table:formula="of:=IF([.B66]=&quot;#N/A&quot;;      VLOOKUP([.A66];[Firefox.$B$2:.$B$599];1;FALSE());            NA())" office:value-type="float" office:value="0">
            <text:p>#N/D</text:p>
          </table:table-cell>
          <table:table-cell table:formula="of:=VLOOKUP([.A66];[HTMLDom.$B$2:.$B$599];1;FALSE())" office:value-type="float" office:value="0">
            <text:p>#N/D</text:p>
          </table:table-cell>
          <table:table-cell table:formula="of:=IF(LEFT([.A66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FRAGMENT_NODE</text:p>
          </table:table-cell>
          <table:table-cell table:formula="of:=IF(AND(NOT(ISERROR(VLOOKUP([.A67];[IEplorer.$B$2:.$B$599];1;FALSE()))); NOT(ISERROR(VLOOKUP([.A67];[Firefox.$B$2:.$B$599];1;FALSE()))));[.A67];&quot;#N/A&quot;)" office:value-type="string" office:string-value="#N/A">
            <text:p>#N/A</text:p>
          </table:table-cell>
          <table:table-cell table:formula="of:=IF([.B67]=&quot;#N/A&quot;;      VLOOKUP([.A67];[IEplorer.$B$2:.$B$599];1;FALSE());            NA())" office:value-type="float" office:value="0">
            <text:p>#N/D</text:p>
          </table:table-cell>
          <table:table-cell table:formula="of:=IF([.B67]=&quot;#N/A&quot;;      VLOOKUP([.A67];[Firefox.$B$2:.$B$599];1;FALSE());            NA())" office:value-type="string" office:string-value="DOCUMENT_FRAGMENT_NODE">
            <text:p>DOCUMENT_FRAGMENT_NODE</text:p>
          </table:table-cell>
          <table:table-cell table:formula="of:=VLOOKUP([.A67];[HTMLDom.$B$2:.$B$599];1;FALSE())" office:value-type="float" office:value="0">
            <text:p>#N/D</text:p>
          </table:table-cell>
          <table:table-cell table:formula="of:=IF(LEFT([.A6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NODE</text:p>
          </table:table-cell>
          <table:table-cell table:formula="of:=IF(AND(NOT(ISERROR(VLOOKUP([.A68];[IEplorer.$B$2:.$B$599];1;FALSE()))); NOT(ISERROR(VLOOKUP([.A68];[Firefox.$B$2:.$B$599];1;FALSE()))));[.A68];&quot;#N/A&quot;)" office:value-type="string" office:string-value="#N/A">
            <text:p>#N/A</text:p>
          </table:table-cell>
          <table:table-cell table:formula="of:=IF([.B68]=&quot;#N/A&quot;;      VLOOKUP([.A68];[IEplorer.$B$2:.$B$599];1;FALSE());            NA())" office:value-type="float" office:value="0">
            <text:p>#N/D</text:p>
          </table:table-cell>
          <table:table-cell table:formula="of:=IF([.B68]=&quot;#N/A&quot;;      VLOOKUP([.A68];[Firefox.$B$2:.$B$599];1;FALSE());            NA())" office:value-type="string" office:string-value="DOCUMENT_NODE">
            <text:p>DOCUMENT_NODE</text:p>
          </table:table-cell>
          <table:table-cell table:formula="of:=VLOOKUP([.A68];[HTMLDom.$B$2:.$B$599];1;FALSE())" office:value-type="float" office:value="0">
            <text:p>#N/D</text:p>
          </table:table-cell>
          <table:table-cell table:formula="of:=IF(LEFT([.A6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POSITION_CONTAINED_BY</text:p>
          </table:table-cell>
          <table:table-cell table:formula="of:=IF(AND(NOT(ISERROR(VLOOKUP([.A69];[IEplorer.$B$2:.$B$599];1;FALSE()))); NOT(ISERROR(VLOOKUP([.A69];[Firefox.$B$2:.$B$599];1;FALSE()))));[.A69];&quot;#N/A&quot;)" office:value-type="string" office:string-value="#N/A">
            <text:p>#N/A</text:p>
          </table:table-cell>
          <table:table-cell table:formula="of:=IF([.B69]=&quot;#N/A&quot;;      VLOOKUP([.A69];[IEplorer.$B$2:.$B$599];1;FALSE());            NA())" office:value-type="float" office:value="0">
            <text:p>#N/D</text:p>
          </table:table-cell>
          <table:table-cell table:formula="of:=IF([.B69]=&quot;#N/A&quot;;      VLOOKUP([.A69];[Firefox.$B$2:.$B$599];1;FALSE());            NA())" office:value-type="string" office:string-value="DOCUMENT_POSITION_CONTAINED_BY">
            <text:p>DOCUMENT_POSITION_CONTAINED_BY</text:p>
          </table:table-cell>
          <table:table-cell table:formula="of:=VLOOKUP([.A69];[HTMLDom.$B$2:.$B$599];1;FALSE())" office:value-type="float" office:value="0">
            <text:p>#N/D</text:p>
          </table:table-cell>
          <table:table-cell table:formula="of:=IF(LEFT([.A69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POSITION_CONTAINS</text:p>
          </table:table-cell>
          <table:table-cell table:formula="of:=IF(AND(NOT(ISERROR(VLOOKUP([.A70];[IEplorer.$B$2:.$B$599];1;FALSE()))); NOT(ISERROR(VLOOKUP([.A70];[Firefox.$B$2:.$B$599];1;FALSE()))));[.A70];&quot;#N/A&quot;)" office:value-type="string" office:string-value="#N/A">
            <text:p>#N/A</text:p>
          </table:table-cell>
          <table:table-cell table:formula="of:=IF([.B70]=&quot;#N/A&quot;;      VLOOKUP([.A70];[IEplorer.$B$2:.$B$599];1;FALSE());            NA())" office:value-type="float" office:value="0">
            <text:p>#N/D</text:p>
          </table:table-cell>
          <table:table-cell table:formula="of:=IF([.B70]=&quot;#N/A&quot;;      VLOOKUP([.A70];[Firefox.$B$2:.$B$599];1;FALSE());            NA())" office:value-type="string" office:string-value="DOCUMENT_POSITION_CONTAINS">
            <text:p>DOCUMENT_POSITION_CONTAINS</text:p>
          </table:table-cell>
          <table:table-cell table:formula="of:=VLOOKUP([.A70];[HTMLDom.$B$2:.$B$599];1;FALSE())" office:value-type="float" office:value="0">
            <text:p>#N/D</text:p>
          </table:table-cell>
          <table:table-cell table:formula="of:=IF(LEFT([.A70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POSITION_DISCONNECTED</text:p>
          </table:table-cell>
          <table:table-cell table:formula="of:=IF(AND(NOT(ISERROR(VLOOKUP([.A71];[IEplorer.$B$2:.$B$599];1;FALSE()))); NOT(ISERROR(VLOOKUP([.A71];[Firefox.$B$2:.$B$599];1;FALSE()))));[.A71];&quot;#N/A&quot;)" office:value-type="string" office:string-value="#N/A">
            <text:p>#N/A</text:p>
          </table:table-cell>
          <table:table-cell table:formula="of:=IF([.B71]=&quot;#N/A&quot;;      VLOOKUP([.A71];[IEplorer.$B$2:.$B$599];1;FALSE());            NA())" office:value-type="float" office:value="0">
            <text:p>#N/D</text:p>
          </table:table-cell>
          <table:table-cell table:formula="of:=IF([.B71]=&quot;#N/A&quot;;      VLOOKUP([.A71];[Firefox.$B$2:.$B$599];1;FALSE());            NA())" office:value-type="string" office:string-value="DOCUMENT_POSITION_DISCONNECTED">
            <text:p>DOCUMENT_POSITION_DISCONNECTED</text:p>
          </table:table-cell>
          <table:table-cell table:formula="of:=VLOOKUP([.A71];[HTMLDom.$B$2:.$B$599];1;FALSE())" office:value-type="float" office:value="0">
            <text:p>#N/D</text:p>
          </table:table-cell>
          <table:table-cell table:formula="of:=IF(LEFT([.A71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POSITION_FOLLOWING</text:p>
          </table:table-cell>
          <table:table-cell table:formula="of:=IF(AND(NOT(ISERROR(VLOOKUP([.A72];[IEplorer.$B$2:.$B$599];1;FALSE()))); NOT(ISERROR(VLOOKUP([.A72];[Firefox.$B$2:.$B$599];1;FALSE()))));[.A72];&quot;#N/A&quot;)" office:value-type="string" office:string-value="#N/A">
            <text:p>#N/A</text:p>
          </table:table-cell>
          <table:table-cell table:formula="of:=IF([.B72]=&quot;#N/A&quot;;      VLOOKUP([.A72];[IEplorer.$B$2:.$B$599];1;FALSE());            NA())" office:value-type="float" office:value="0">
            <text:p>#N/D</text:p>
          </table:table-cell>
          <table:table-cell table:formula="of:=IF([.B72]=&quot;#N/A&quot;;      VLOOKUP([.A72];[Firefox.$B$2:.$B$599];1;FALSE());            NA())" office:value-type="string" office:string-value="DOCUMENT_POSITION_FOLLOWING">
            <text:p>DOCUMENT_POSITION_FOLLOWING</text:p>
          </table:table-cell>
          <table:table-cell table:formula="of:=VLOOKUP([.A72];[HTMLDom.$B$2:.$B$599];1;FALSE())" office:value-type="float" office:value="0">
            <text:p>#N/D</text:p>
          </table:table-cell>
          <table:table-cell table:formula="of:=IF(LEFT([.A72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POSITION_IMPLEMENTATION_SPECIFIC</text:p>
          </table:table-cell>
          <table:table-cell table:formula="of:=IF(AND(NOT(ISERROR(VLOOKUP([.A73];[IEplorer.$B$2:.$B$599];1;FALSE()))); NOT(ISERROR(VLOOKUP([.A73];[Firefox.$B$2:.$B$599];1;FALSE()))));[.A73];&quot;#N/A&quot;)" office:value-type="string" office:string-value="#N/A">
            <text:p>#N/A</text:p>
          </table:table-cell>
          <table:table-cell table:formula="of:=IF([.B73]=&quot;#N/A&quot;;      VLOOKUP([.A73];[IEplorer.$B$2:.$B$599];1;FALSE());            NA())" office:value-type="float" office:value="0">
            <text:p>#N/D</text:p>
          </table:table-cell>
          <table:table-cell table:formula="of:=IF([.B73]=&quot;#N/A&quot;;      VLOOKUP([.A73];[Firefox.$B$2:.$B$599];1;FALSE());            NA())" office:value-type="string" office:string-value="DOCUMENT_POSITION_IMPLEMENTATION_SPECIFIC">
            <text:p>DOCUMENT_POSITION_IMPLEMENTATION_SPECIFIC</text:p>
          </table:table-cell>
          <table:table-cell table:formula="of:=VLOOKUP([.A73];[HTMLDom.$B$2:.$B$599];1;FALSE())" office:value-type="float" office:value="0">
            <text:p>#N/D</text:p>
          </table:table-cell>
          <table:table-cell table:formula="of:=IF(LEFT([.A7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POSITION_PRECEDING</text:p>
          </table:table-cell>
          <table:table-cell table:formula="of:=IF(AND(NOT(ISERROR(VLOOKUP([.A74];[IEplorer.$B$2:.$B$599];1;FALSE()))); NOT(ISERROR(VLOOKUP([.A74];[Firefox.$B$2:.$B$599];1;FALSE()))));[.A74];&quot;#N/A&quot;)" office:value-type="string" office:string-value="#N/A">
            <text:p>#N/A</text:p>
          </table:table-cell>
          <table:table-cell table:formula="of:=IF([.B74]=&quot;#N/A&quot;;      VLOOKUP([.A74];[IEplorer.$B$2:.$B$599];1;FALSE());            NA())" office:value-type="float" office:value="0">
            <text:p>#N/D</text:p>
          </table:table-cell>
          <table:table-cell table:formula="of:=IF([.B74]=&quot;#N/A&quot;;      VLOOKUP([.A74];[Firefox.$B$2:.$B$599];1;FALSE());            NA())" office:value-type="string" office:string-value="DOCUMENT_POSITION_PRECEDING">
            <text:p>DOCUMENT_POSITION_PRECEDING</text:p>
          </table:table-cell>
          <table:table-cell table:formula="of:=VLOOKUP([.A74];[HTMLDom.$B$2:.$B$599];1;FALSE())" office:value-type="float" office:value="0">
            <text:p>#N/D</text:p>
          </table:table-cell>
          <table:table-cell table:formula="of:=IF(LEFT([.A7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_TYPE_NODE</text:p>
          </table:table-cell>
          <table:table-cell table:formula="of:=IF(AND(NOT(ISERROR(VLOOKUP([.A75];[IEplorer.$B$2:.$B$599];1;FALSE()))); NOT(ISERROR(VLOOKUP([.A75];[Firefox.$B$2:.$B$599];1;FALSE()))));[.A75];&quot;#N/A&quot;)" office:value-type="string" office:string-value="#N/A">
            <text:p>#N/A</text:p>
          </table:table-cell>
          <table:table-cell table:formula="of:=IF([.B75]=&quot;#N/A&quot;;      VLOOKUP([.A75];[IEplorer.$B$2:.$B$599];1;FALSE());            NA())" office:value-type="float" office:value="0">
            <text:p>#N/D</text:p>
          </table:table-cell>
          <table:table-cell table:formula="of:=IF([.B75]=&quot;#N/A&quot;;      VLOOKUP([.A75];[Firefox.$B$2:.$B$599];1;FALSE());            NA())" office:value-type="string" office:string-value="DOCUMENT_TYPE_NODE">
            <text:p>DOCUMENT_TYPE_NODE</text:p>
          </table:table-cell>
          <table:table-cell table:formula="of:=VLOOKUP([.A75];[HTMLDom.$B$2:.$B$599];1;FALSE())" office:value-type="float" office:value="0">
            <text:p>#N/D</text:p>
          </table:table-cell>
          <table:table-cell table:formula="of:=IF(LEFT([.A7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raggable</text:p>
          </table:table-cell>
          <table:table-cell table:formula="of:=IF(AND(NOT(ISERROR(VLOOKUP([.A76];[IEplorer.$B$2:.$B$599];1;FALSE()))); NOT(ISERROR(VLOOKUP([.A76];[Firefox.$B$2:.$B$599];1;FALSE()))));[.A76];&quot;#N/A&quot;)" office:value-type="string" office:string-value="#N/A">
            <text:p>#N/A</text:p>
          </table:table-cell>
          <table:table-cell table:formula="of:=IF([.B76]=&quot;#N/A&quot;;      VLOOKUP([.A76];[IEplorer.$B$2:.$B$599];1;FALSE());            NA())" office:value-type="float" office:value="0">
            <text:p>#N/D</text:p>
          </table:table-cell>
          <table:table-cell table:formula="of:=IF([.B76]=&quot;#N/A&quot;;      VLOOKUP([.A76];[Firefox.$B$2:.$B$599];1;FALSE());            NA())" office:value-type="string" office:string-value="draggable">
            <text:p>draggable</text:p>
          </table:table-cell>
          <table:table-cell table:formula="of:=VLOOKUP([.A76];[HTMLDom.$B$2:.$B$599];1;FALSE())" office:value-type="float" office:value="0">
            <text:p>#N/D</text:p>
          </table:table-cell>
          <table:table-cell table:formula="of:=IF(LEFT([.A76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ELEMENT_NODE</text:p>
          </table:table-cell>
          <table:table-cell table:formula="of:=IF(AND(NOT(ISERROR(VLOOKUP([.A77];[IEplorer.$B$2:.$B$599];1;FALSE()))); NOT(ISERROR(VLOOKUP([.A77];[Firefox.$B$2:.$B$599];1;FALSE()))));[.A77];&quot;#N/A&quot;)" office:value-type="string" office:string-value="#N/A">
            <text:p>#N/A</text:p>
          </table:table-cell>
          <table:table-cell table:formula="of:=IF([.B77]=&quot;#N/A&quot;;      VLOOKUP([.A77];[IEplorer.$B$2:.$B$599];1;FALSE());            NA())" office:value-type="float" office:value="0">
            <text:p>#N/D</text:p>
          </table:table-cell>
          <table:table-cell table:formula="of:=IF([.B77]=&quot;#N/A&quot;;      VLOOKUP([.A77];[Firefox.$B$2:.$B$599];1;FALSE());            NA())" office:value-type="string" office:string-value="ELEMENT_NODE">
            <text:p>ELEMENT_NODE</text:p>
          </table:table-cell>
          <table:table-cell table:formula="of:=VLOOKUP([.A77];[HTMLDom.$B$2:.$B$599];1;FALSE())" office:value-type="float" office:value="0">
            <text:p>#N/D</text:p>
          </table:table-cell>
          <table:table-cell table:formula="of:=IF(LEFT([.A7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ENTITY_NODE</text:p>
          </table:table-cell>
          <table:table-cell table:formula="of:=IF(AND(NOT(ISERROR(VLOOKUP([.A78];[IEplorer.$B$2:.$B$599];1;FALSE()))); NOT(ISERROR(VLOOKUP([.A78];[Firefox.$B$2:.$B$599];1;FALSE()))));[.A78];&quot;#N/A&quot;)" office:value-type="string" office:string-value="#N/A">
            <text:p>#N/A</text:p>
          </table:table-cell>
          <table:table-cell table:formula="of:=IF([.B78]=&quot;#N/A&quot;;      VLOOKUP([.A78];[IEplorer.$B$2:.$B$599];1;FALSE());            NA())" office:value-type="float" office:value="0">
            <text:p>#N/D</text:p>
          </table:table-cell>
          <table:table-cell table:formula="of:=IF([.B78]=&quot;#N/A&quot;;      VLOOKUP([.A78];[Firefox.$B$2:.$B$599];1;FALSE());            NA())" office:value-type="string" office:string-value="ENTITY_NODE">
            <text:p>ENTITY_NODE</text:p>
          </table:table-cell>
          <table:table-cell table:formula="of:=VLOOKUP([.A78];[HTMLDom.$B$2:.$B$599];1;FALSE())" office:value-type="float" office:value="0">
            <text:p>#N/D</text:p>
          </table:table-cell>
          <table:table-cell table:formula="of:=IF(LEFT([.A7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ENTITY_REFERENCE_NODE</text:p>
          </table:table-cell>
          <table:table-cell table:formula="of:=IF(AND(NOT(ISERROR(VLOOKUP([.A79];[IEplorer.$B$2:.$B$599];1;FALSE()))); NOT(ISERROR(VLOOKUP([.A79];[Firefox.$B$2:.$B$599];1;FALSE()))));[.A79];&quot;#N/A&quot;)" office:value-type="string" office:string-value="#N/A">
            <text:p>#N/A</text:p>
          </table:table-cell>
          <table:table-cell table:formula="of:=IF([.B79]=&quot;#N/A&quot;;      VLOOKUP([.A79];[IEplorer.$B$2:.$B$599];1;FALSE());            NA())" office:value-type="float" office:value="0">
            <text:p>#N/D</text:p>
          </table:table-cell>
          <table:table-cell table:formula="of:=IF([.B79]=&quot;#N/A&quot;;      VLOOKUP([.A79];[Firefox.$B$2:.$B$599];1;FALSE());            NA())" office:value-type="string" office:string-value="ENTITY_REFERENCE_NODE">
            <text:p>ENTITY_REFERENCE_NODE</text:p>
          </table:table-cell>
          <table:table-cell table:formula="of:=VLOOKUP([.A79];[HTMLDom.$B$2:.$B$599];1;FALSE())" office:value-type="float" office:value="0">
            <text:p>#N/D</text:p>
          </table:table-cell>
          <table:table-cell table:formula="of:=IF(LEFT([.A7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filters</text:p>
          </table:table-cell>
          <table:table-cell table:formula="of:=IF(AND(NOT(ISERROR(VLOOKUP([.A80];[IEplorer.$B$2:.$B$599];1;FALSE()))); NOT(ISERROR(VLOOKUP([.A80];[Firefox.$B$2:.$B$599];1;FALSE()))));[.A80];&quot;#N/A&quot;)" office:value-type="string" office:string-value="#N/A">
            <text:p>#N/A</text:p>
          </table:table-cell>
          <table:table-cell table:formula="of:=IF([.B80]=&quot;#N/A&quot;;      VLOOKUP([.A80];[IEplorer.$B$2:.$B$599];1;FALSE());            NA())" office:value-type="string" office:string-value="filters">
            <text:p>filters</text:p>
          </table:table-cell>
          <table:table-cell table:formula="of:=IF([.B80]=&quot;#N/A&quot;;      VLOOKUP([.A80];[Firefox.$B$2:.$B$599];1;FALSE());            NA())" office:value-type="float" office:value="0">
            <text:p>#N/D</text:p>
          </table:table-cell>
          <table:table-cell table:formula="of:=VLOOKUP([.A80];[HTMLDom.$B$2:.$B$599];1;FALSE())" office:value-type="float" office:value="0">
            <text:p>#N/D</text:p>
          </table:table-cell>
          <table:table-cell table:formula="of:=IF(LEFT([.A80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firstChild</text:p>
          </table:table-cell>
          <table:table-cell table:formula="of:=IF(AND(NOT(ISERROR(VLOOKUP([.A81];[IEplorer.$B$2:.$B$599];1;FALSE()))); NOT(ISERROR(VLOOKUP([.A81];[Firefox.$B$2:.$B$599];1;FALSE()))));[.A81];&quot;#N/A&quot;)" office:value-type="string" office:string-value="firstChild">
            <text:p>firstChild</text:p>
          </table:table-cell>
          <table:table-cell table:formula="of:=IF([.B81]=&quot;#N/A&quot;;      VLOOKUP([.A81];[IEplorer.$B$2:.$B$599];1;FALSE());            NA())" office:value-type="float" office:value="0">
            <text:p>#N/D</text:p>
          </table:table-cell>
          <table:table-cell table:formula="of:=IF([.B81]=&quot;#N/A&quot;;      VLOOKUP([.A81];[Firefox.$B$2:.$B$599];1;FALSE());            NA())" office:value-type="float" office:value="0">
            <text:p>#N/D</text:p>
          </table:table-cell>
          <table:table-cell table:formula="of:=VLOOKUP([.A81];[HTMLDom.$B$2:.$B$599];1;FALSE())" office:value-type="float" office:value="0">
            <text:p>#N/D</text:p>
          </table:table-cell>
          <table:table-cell table:formula="of:=IF(LEFT([.A8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firstElementChild</text:p>
          </table:table-cell>
          <table:table-cell table:formula="of:=IF(AND(NOT(ISERROR(VLOOKUP([.A82];[IEplorer.$B$2:.$B$599];1;FALSE()))); NOT(ISERROR(VLOOKUP([.A82];[Firefox.$B$2:.$B$599];1;FALSE()))));[.A82];&quot;#N/A&quot;)" office:value-type="string" office:string-value="#N/A">
            <text:p>#N/A</text:p>
          </table:table-cell>
          <table:table-cell table:formula="of:=IF([.B82]=&quot;#N/A&quot;;      VLOOKUP([.A82];[IEplorer.$B$2:.$B$599];1;FALSE());            NA())" office:value-type="float" office:value="0">
            <text:p>#N/D</text:p>
          </table:table-cell>
          <table:table-cell table:formula="of:=IF([.B82]=&quot;#N/A&quot;;      VLOOKUP([.A82];[Firefox.$B$2:.$B$599];1;FALSE());            NA())" office:value-type="string" office:string-value="firstElementChild">
            <text:p>firstElementChild</text:p>
          </table:table-cell>
          <table:table-cell table:formula="of:=VLOOKUP([.A82];[HTMLDom.$B$2:.$B$599];1;FALSE())" office:value-type="float" office:value="0">
            <text:p>#N/D</text:p>
          </table:table-cell>
          <table:table-cell table:formula="of:=IF(LEFT([.A8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focus</text:p>
          </table:table-cell>
          <table:table-cell table:formula="of:=IF(AND(NOT(ISERROR(VLOOKUP([.A83];[IEplorer.$B$2:.$B$599];1;FALSE()))); NOT(ISERROR(VLOOKUP([.A83];[Firefox.$B$2:.$B$599];1;FALSE()))));[.A83];&quot;#N/A&quot;)" office:value-type="string" office:string-value="#N/A">
            <text:p>#N/A</text:p>
          </table:table-cell>
          <table:table-cell table:formula="of:=IF([.B83]=&quot;#N/A&quot;;      VLOOKUP([.A83];[IEplorer.$B$2:.$B$599];1;FALSE());            NA())" office:value-type="float" office:value="0">
            <text:p>#N/D</text:p>
          </table:table-cell>
          <table:table-cell table:formula="of:=IF([.B83]=&quot;#N/A&quot;;      VLOOKUP([.A83];[Firefox.$B$2:.$B$599];1;FALSE());            NA())" office:value-type="string" office:string-value="focus">
            <text:p>focus</text:p>
          </table:table-cell>
          <table:table-cell table:formula="of:=VLOOKUP([.A83];[HTMLDom.$B$2:.$B$599];1;FALSE())" office:value-type="float" office:value="0">
            <text:p>#N/D</text:p>
          </table:table-cell>
          <table:table-cell table:formula="of:=IF(LEFT([.A8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Attribute</text:p>
          </table:table-cell>
          <table:table-cell table:formula="of:=IF(AND(NOT(ISERROR(VLOOKUP([.A84];[IEplorer.$B$2:.$B$599];1;FALSE()))); NOT(ISERROR(VLOOKUP([.A84];[Firefox.$B$2:.$B$599];1;FALSE()))));[.A84];&quot;#N/A&quot;)" office:value-type="string" office:string-value="#N/A">
            <text:p>#N/A</text:p>
          </table:table-cell>
          <table:table-cell table:formula="of:=IF([.B84]=&quot;#N/A&quot;;      VLOOKUP([.A84];[IEplorer.$B$2:.$B$599];1;FALSE());            NA())" office:value-type="float" office:value="0">
            <text:p>#N/D</text:p>
          </table:table-cell>
          <table:table-cell table:formula="of:=IF([.B84]=&quot;#N/A&quot;;      VLOOKUP([.A84];[Firefox.$B$2:.$B$599];1;FALSE());            NA())" office:value-type="string" office:string-value="getAttribute">
            <text:p>getAttribute</text:p>
          </table:table-cell>
          <table:table-cell table:formula="of:=VLOOKUP([.A84];[HTMLDom.$B$2:.$B$599];1;FALSE())" office:value-type="float" office:value="0">
            <text:p>#N/D</text:p>
          </table:table-cell>
          <table:table-cell table:formula="of:=IF(LEFT([.A8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AttributeNames</text:p>
          </table:table-cell>
          <table:table-cell table:formula="of:=IF(AND(NOT(ISERROR(VLOOKUP([.A85];[IEplorer.$B$2:.$B$599];1;FALSE()))); NOT(ISERROR(VLOOKUP([.A85];[Firefox.$B$2:.$B$599];1;FALSE()))));[.A85];&quot;#N/A&quot;)" office:value-type="string" office:string-value="#N/A">
            <text:p>#N/A</text:p>
          </table:table-cell>
          <table:table-cell table:formula="of:=IF([.B85]=&quot;#N/A&quot;;      VLOOKUP([.A85];[IEplorer.$B$2:.$B$599];1;FALSE());            NA())" office:value-type="float" office:value="0">
            <text:p>#N/D</text:p>
          </table:table-cell>
          <table:table-cell table:formula="of:=IF([.B85]=&quot;#N/A&quot;;      VLOOKUP([.A85];[Firefox.$B$2:.$B$599];1;FALSE());            NA())" office:value-type="string" office:string-value="getAttributeNames">
            <text:p>getAttributeNames</text:p>
          </table:table-cell>
          <table:table-cell table:formula="of:=VLOOKUP([.A85];[HTMLDom.$B$2:.$B$599];1;FALSE())" office:value-type="float" office:value="0">
            <text:p>#N/D</text:p>
          </table:table-cell>
          <table:table-cell table:formula="of:=IF(LEFT([.A8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AttributeNode</text:p>
          </table:table-cell>
          <table:table-cell table:formula="of:=IF(AND(NOT(ISERROR(VLOOKUP([.A86];[IEplorer.$B$2:.$B$599];1;FALSE()))); NOT(ISERROR(VLOOKUP([.A86];[Firefox.$B$2:.$B$599];1;FALSE()))));[.A86];&quot;#N/A&quot;)" office:value-type="string" office:string-value="#N/A">
            <text:p>#N/A</text:p>
          </table:table-cell>
          <table:table-cell table:formula="of:=IF([.B86]=&quot;#N/A&quot;;      VLOOKUP([.A86];[IEplorer.$B$2:.$B$599];1;FALSE());            NA())" office:value-type="float" office:value="0">
            <text:p>#N/D</text:p>
          </table:table-cell>
          <table:table-cell table:formula="of:=IF([.B86]=&quot;#N/A&quot;;      VLOOKUP([.A86];[Firefox.$B$2:.$B$599];1;FALSE());            NA())" office:value-type="string" office:string-value="getAttributeNode">
            <text:p>getAttributeNode</text:p>
          </table:table-cell>
          <table:table-cell table:formula="of:=VLOOKUP([.A86];[HTMLDom.$B$2:.$B$599];1;FALSE())" office:value-type="float" office:value="0">
            <text:p>#N/D</text:p>
          </table:table-cell>
          <table:table-cell table:formula="of:=IF(LEFT([.A8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AttributeNodeNS</text:p>
          </table:table-cell>
          <table:table-cell table:formula="of:=IF(AND(NOT(ISERROR(VLOOKUP([.A87];[IEplorer.$B$2:.$B$599];1;FALSE()))); NOT(ISERROR(VLOOKUP([.A87];[Firefox.$B$2:.$B$599];1;FALSE()))));[.A87];&quot;#N/A&quot;)" office:value-type="string" office:string-value="#N/A">
            <text:p>#N/A</text:p>
          </table:table-cell>
          <table:table-cell table:formula="of:=IF([.B87]=&quot;#N/A&quot;;      VLOOKUP([.A87];[IEplorer.$B$2:.$B$599];1;FALSE());            NA())" office:value-type="float" office:value="0">
            <text:p>#N/D</text:p>
          </table:table-cell>
          <table:table-cell table:formula="of:=IF([.B87]=&quot;#N/A&quot;;      VLOOKUP([.A87];[Firefox.$B$2:.$B$599];1;FALSE());            NA())" office:value-type="string" office:string-value="getAttributeNodeNS">
            <text:p>getAttributeNodeNS</text:p>
          </table:table-cell>
          <table:table-cell table:formula="of:=VLOOKUP([.A87];[HTMLDom.$B$2:.$B$599];1;FALSE())" office:value-type="float" office:value="0">
            <text:p>#N/D</text:p>
          </table:table-cell>
          <table:table-cell table:formula="of:=IF(LEFT([.A8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AttributeNS</text:p>
          </table:table-cell>
          <table:table-cell table:formula="of:=IF(AND(NOT(ISERROR(VLOOKUP([.A88];[IEplorer.$B$2:.$B$599];1;FALSE()))); NOT(ISERROR(VLOOKUP([.A88];[Firefox.$B$2:.$B$599];1;FALSE()))));[.A88];&quot;#N/A&quot;)" office:value-type="string" office:string-value="#N/A">
            <text:p>#N/A</text:p>
          </table:table-cell>
          <table:table-cell table:formula="of:=IF([.B88]=&quot;#N/A&quot;;      VLOOKUP([.A88];[IEplorer.$B$2:.$B$599];1;FALSE());            NA())" office:value-type="float" office:value="0">
            <text:p>#N/D</text:p>
          </table:table-cell>
          <table:table-cell table:formula="of:=IF([.B88]=&quot;#N/A&quot;;      VLOOKUP([.A88];[Firefox.$B$2:.$B$599];1;FALSE());            NA())" office:value-type="string" office:string-value="getAttributeNS">
            <text:p>getAttributeNS</text:p>
          </table:table-cell>
          <table:table-cell table:formula="of:=VLOOKUP([.A88];[HTMLDom.$B$2:.$B$599];1;FALSE())" office:value-type="float" office:value="0">
            <text:p>#N/D</text:p>
          </table:table-cell>
          <table:table-cell table:formula="of:=IF(LEFT([.A8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BoundingClientRect</text:p>
          </table:table-cell>
          <table:table-cell table:formula="of:=IF(AND(NOT(ISERROR(VLOOKUP([.A89];[IEplorer.$B$2:.$B$599];1;FALSE()))); NOT(ISERROR(VLOOKUP([.A89];[Firefox.$B$2:.$B$599];1;FALSE()))));[.A89];&quot;#N/A&quot;)" office:value-type="string" office:string-value="#N/A">
            <text:p>#N/A</text:p>
          </table:table-cell>
          <table:table-cell table:formula="of:=IF([.B89]=&quot;#N/A&quot;;      VLOOKUP([.A89];[IEplorer.$B$2:.$B$599];1;FALSE());            NA())" office:value-type="float" office:value="0">
            <text:p>#N/D</text:p>
          </table:table-cell>
          <table:table-cell table:formula="of:=IF([.B89]=&quot;#N/A&quot;;      VLOOKUP([.A89];[Firefox.$B$2:.$B$599];1;FALSE());            NA())" office:value-type="string" office:string-value="getBoundingClientRect">
            <text:p>getBoundingClientRect</text:p>
          </table:table-cell>
          <table:table-cell table:formula="of:=VLOOKUP([.A89];[HTMLDom.$B$2:.$B$599];1;FALSE())" office:value-type="float" office:value="0">
            <text:p>#N/D</text:p>
          </table:table-cell>
          <table:table-cell table:formula="of:=IF(LEFT([.A8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ClientRects</text:p>
          </table:table-cell>
          <table:table-cell table:formula="of:=IF(AND(NOT(ISERROR(VLOOKUP([.A90];[IEplorer.$B$2:.$B$599];1;FALSE()))); NOT(ISERROR(VLOOKUP([.A90];[Firefox.$B$2:.$B$599];1;FALSE()))));[.A90];&quot;#N/A&quot;)" office:value-type="string" office:string-value="#N/A">
            <text:p>#N/A</text:p>
          </table:table-cell>
          <table:table-cell table:formula="of:=IF([.B90]=&quot;#N/A&quot;;      VLOOKUP([.A90];[IEplorer.$B$2:.$B$599];1;FALSE());            NA())" office:value-type="float" office:value="0">
            <text:p>#N/D</text:p>
          </table:table-cell>
          <table:table-cell table:formula="of:=IF([.B90]=&quot;#N/A&quot;;      VLOOKUP([.A90];[Firefox.$B$2:.$B$599];1;FALSE());            NA())" office:value-type="string" office:string-value="getClientRects">
            <text:p>getClientRects</text:p>
          </table:table-cell>
          <table:table-cell table:formula="of:=VLOOKUP([.A90];[HTMLDom.$B$2:.$B$599];1;FALSE())" office:value-type="float" office:value="0">
            <text:p>#N/D</text:p>
          </table:table-cell>
          <table:table-cell table:formula="of:=IF(LEFT([.A9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ElementsByClassName</text:p>
          </table:table-cell>
          <table:table-cell table:formula="of:=IF(AND(NOT(ISERROR(VLOOKUP([.A91];[IEplorer.$B$2:.$B$599];1;FALSE()))); NOT(ISERROR(VLOOKUP([.A91];[Firefox.$B$2:.$B$599];1;FALSE()))));[.A91];&quot;#N/A&quot;)" office:value-type="string" office:string-value="#N/A">
            <text:p>#N/A</text:p>
          </table:table-cell>
          <table:table-cell table:formula="of:=IF([.B91]=&quot;#N/A&quot;;      VLOOKUP([.A91];[IEplorer.$B$2:.$B$599];1;FALSE());            NA())" office:value-type="float" office:value="0">
            <text:p>#N/D</text:p>
          </table:table-cell>
          <table:table-cell table:formula="of:=IF([.B91]=&quot;#N/A&quot;;      VLOOKUP([.A91];[Firefox.$B$2:.$B$599];1;FALSE());            NA())" office:value-type="string" office:string-value="getElementsByClassName">
            <text:p>getElementsByClassName</text:p>
          </table:table-cell>
          <table:table-cell table:formula="of:=VLOOKUP([.A91];[HTMLDom.$B$2:.$B$599];1;FALSE())" office:value-type="float" office:value="0">
            <text:p>#N/D</text:p>
          </table:table-cell>
          <table:table-cell table:formula="of:=IF(LEFT([.A9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ElementsByTagName</text:p>
          </table:table-cell>
          <table:table-cell table:formula="of:=IF(AND(NOT(ISERROR(VLOOKUP([.A92];[IEplorer.$B$2:.$B$599];1;FALSE()))); NOT(ISERROR(VLOOKUP([.A92];[Firefox.$B$2:.$B$599];1;FALSE()))));[.A92];&quot;#N/A&quot;)" office:value-type="string" office:string-value="#N/A">
            <text:p>#N/A</text:p>
          </table:table-cell>
          <table:table-cell table:formula="of:=IF([.B92]=&quot;#N/A&quot;;      VLOOKUP([.A92];[IEplorer.$B$2:.$B$599];1;FALSE());            NA())" office:value-type="float" office:value="0">
            <text:p>#N/D</text:p>
          </table:table-cell>
          <table:table-cell table:formula="of:=IF([.B92]=&quot;#N/A&quot;;      VLOOKUP([.A92];[Firefox.$B$2:.$B$599];1;FALSE());            NA())" office:value-type="string" office:string-value="getElementsByTagName">
            <text:p>getElementsByTagName</text:p>
          </table:table-cell>
          <table:table-cell table:formula="of:=VLOOKUP([.A92];[HTMLDom.$B$2:.$B$599];1;FALSE())" office:value-type="float" office:value="0">
            <text:p>#N/D</text:p>
          </table:table-cell>
          <table:table-cell table:formula="of:=IF(LEFT([.A9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getElementsByTagNameNS</text:p>
          </table:table-cell>
          <table:table-cell table:formula="of:=IF(AND(NOT(ISERROR(VLOOKUP([.A93];[IEplorer.$B$2:.$B$599];1;FALSE()))); NOT(ISERROR(VLOOKUP([.A93];[Firefox.$B$2:.$B$599];1;FALSE()))));[.A93];&quot;#N/A&quot;)" office:value-type="string" office:string-value="#N/A">
            <text:p>#N/A</text:p>
          </table:table-cell>
          <table:table-cell table:formula="of:=IF([.B93]=&quot;#N/A&quot;;      VLOOKUP([.A93];[IEplorer.$B$2:.$B$599];1;FALSE());            NA())" office:value-type="float" office:value="0">
            <text:p>#N/D</text:p>
          </table:table-cell>
          <table:table-cell table:formula="of:=IF([.B93]=&quot;#N/A&quot;;      VLOOKUP([.A93];[Firefox.$B$2:.$B$599];1;FALSE());            NA())" office:value-type="string" office:string-value="getElementsByTagNameNS">
            <text:p>getElementsByTagNameNS</text:p>
          </table:table-cell>
          <table:table-cell table:formula="of:=VLOOKUP([.A93];[HTMLDom.$B$2:.$B$599];1;FALSE())" office:value-type="float" office:value="0">
            <text:p>#N/D</text:p>
          </table:table-cell>
          <table:table-cell table:formula="of:=IF(LEFT([.A9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hasAttribute</text:p>
          </table:table-cell>
          <table:table-cell table:formula="of:=IF(AND(NOT(ISERROR(VLOOKUP([.A94];[IEplorer.$B$2:.$B$599];1;FALSE()))); NOT(ISERROR(VLOOKUP([.A94];[Firefox.$B$2:.$B$599];1;FALSE()))));[.A94];&quot;#N/A&quot;)" office:value-type="string" office:string-value="#N/A">
            <text:p>#N/A</text:p>
          </table:table-cell>
          <table:table-cell table:formula="of:=IF([.B94]=&quot;#N/A&quot;;      VLOOKUP([.A94];[IEplorer.$B$2:.$B$599];1;FALSE());            NA())" office:value-type="float" office:value="0">
            <text:p>#N/D</text:p>
          </table:table-cell>
          <table:table-cell table:formula="of:=IF([.B94]=&quot;#N/A&quot;;      VLOOKUP([.A94];[Firefox.$B$2:.$B$599];1;FALSE());            NA())" office:value-type="string" office:string-value="hasAttribute">
            <text:p>hasAttribute</text:p>
          </table:table-cell>
          <table:table-cell table:formula="of:=VLOOKUP([.A94];[HTMLDom.$B$2:.$B$599];1;FALSE())" office:value-type="float" office:value="0">
            <text:p>#N/D</text:p>
          </table:table-cell>
          <table:table-cell table:formula="of:=IF(LEFT([.A9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hasAttributeNS</text:p>
          </table:table-cell>
          <table:table-cell table:formula="of:=IF(AND(NOT(ISERROR(VLOOKUP([.A95];[IEplorer.$B$2:.$B$599];1;FALSE()))); NOT(ISERROR(VLOOKUP([.A95];[Firefox.$B$2:.$B$599];1;FALSE()))));[.A95];&quot;#N/A&quot;)" office:value-type="string" office:string-value="#N/A">
            <text:p>#N/A</text:p>
          </table:table-cell>
          <table:table-cell table:formula="of:=IF([.B95]=&quot;#N/A&quot;;      VLOOKUP([.A95];[IEplorer.$B$2:.$B$599];1;FALSE());            NA())" office:value-type="float" office:value="0">
            <text:p>#N/D</text:p>
          </table:table-cell>
          <table:table-cell table:formula="of:=IF([.B95]=&quot;#N/A&quot;;      VLOOKUP([.A95];[Firefox.$B$2:.$B$599];1;FALSE());            NA())" office:value-type="string" office:string-value="hasAttributeNS">
            <text:p>hasAttributeNS</text:p>
          </table:table-cell>
          <table:table-cell table:formula="of:=VLOOKUP([.A95];[HTMLDom.$B$2:.$B$599];1;FALSE())" office:value-type="float" office:value="0">
            <text:p>#N/D</text:p>
          </table:table-cell>
          <table:table-cell table:formula="of:=IF(LEFT([.A9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hasAttributes</text:p>
          </table:table-cell>
          <table:table-cell table:formula="of:=IF(AND(NOT(ISERROR(VLOOKUP([.A96];[IEplorer.$B$2:.$B$599];1;FALSE()))); NOT(ISERROR(VLOOKUP([.A96];[Firefox.$B$2:.$B$599];1;FALSE()))));[.A96];&quot;#N/A&quot;)" office:value-type="string" office:string-value="#N/A">
            <text:p>#N/A</text:p>
          </table:table-cell>
          <table:table-cell table:formula="of:=IF([.B96]=&quot;#N/A&quot;;      VLOOKUP([.A96];[IEplorer.$B$2:.$B$599];1;FALSE());            NA())" office:value-type="float" office:value="0">
            <text:p>#N/D</text:p>
          </table:table-cell>
          <table:table-cell table:formula="of:=IF([.B96]=&quot;#N/A&quot;;      VLOOKUP([.A96];[Firefox.$B$2:.$B$599];1;FALSE());            NA())" office:value-type="string" office:string-value="hasAttributes">
            <text:p>hasAttributes</text:p>
          </table:table-cell>
          <table:table-cell table:formula="of:=VLOOKUP([.A96];[HTMLDom.$B$2:.$B$599];1;FALSE())" office:value-type="float" office:value="0">
            <text:p>#N/D</text:p>
          </table:table-cell>
          <table:table-cell table:formula="of:=IF(LEFT([.A9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hasChildNodes</text:p>
          </table:table-cell>
          <table:table-cell table:formula="of:=IF(AND(NOT(ISERROR(VLOOKUP([.A97];[IEplorer.$B$2:.$B$599];1;FALSE()))); NOT(ISERROR(VLOOKUP([.A97];[Firefox.$B$2:.$B$599];1;FALSE()))));[.A97];&quot;#N/A&quot;)" office:value-type="string" office:string-value="#N/A">
            <text:p>#N/A</text:p>
          </table:table-cell>
          <table:table-cell table:formula="of:=IF([.B97]=&quot;#N/A&quot;;      VLOOKUP([.A97];[IEplorer.$B$2:.$B$599];1;FALSE());            NA())" office:value-type="float" office:value="0">
            <text:p>#N/D</text:p>
          </table:table-cell>
          <table:table-cell table:formula="of:=IF([.B97]=&quot;#N/A&quot;;      VLOOKUP([.A97];[Firefox.$B$2:.$B$599];1;FALSE());            NA())" office:value-type="string" office:string-value="hasChildNodes">
            <text:p>hasChildNodes</text:p>
          </table:table-cell>
          <table:table-cell table:formula="of:=VLOOKUP([.A97];[HTMLDom.$B$2:.$B$599];1;FALSE())" office:value-type="float" office:value="0">
            <text:p>#N/D</text:p>
          </table:table-cell>
          <table:table-cell table:formula="of:=IF(LEFT([.A9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hidden</text:p>
          </table:table-cell>
          <table:table-cell table:formula="of:=IF(AND(NOT(ISERROR(VLOOKUP([.A98];[IEplorer.$B$2:.$B$599];1;FALSE()))); NOT(ISERROR(VLOOKUP([.A98];[Firefox.$B$2:.$B$599];1;FALSE()))));[.A98];&quot;#N/A&quot;)" office:value-type="string" office:string-value="#N/A">
            <text:p>#N/A</text:p>
          </table:table-cell>
          <table:table-cell table:formula="of:=IF([.B98]=&quot;#N/A&quot;;      VLOOKUP([.A98];[IEplorer.$B$2:.$B$599];1;FALSE());            NA())" office:value-type="float" office:value="0">
            <text:p>#N/D</text:p>
          </table:table-cell>
          <table:table-cell table:formula="of:=IF([.B98]=&quot;#N/A&quot;;      VLOOKUP([.A98];[Firefox.$B$2:.$B$599];1;FALSE());            NA())" office:value-type="string" office:string-value="hidden">
            <text:p>hidden</text:p>
          </table:table-cell>
          <table:table-cell table:formula="of:=VLOOKUP([.A98];[HTMLDom.$B$2:.$B$599];1;FALSE())" office:value-type="float" office:value="0">
            <text:p>#N/D</text:p>
          </table:table-cell>
          <table:table-cell table:formula="of:=IF(LEFT([.A9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hideFocus</text:p>
          </table:table-cell>
          <table:table-cell table:formula="of:=IF(AND(NOT(ISERROR(VLOOKUP([.A99];[IEplorer.$B$2:.$B$599];1;FALSE()))); NOT(ISERROR(VLOOKUP([.A99];[Firefox.$B$2:.$B$599];1;FALSE()))));[.A99];&quot;#N/A&quot;)" office:value-type="string" office:string-value="#N/A">
            <text:p>#N/A</text:p>
          </table:table-cell>
          <table:table-cell table:formula="of:=IF([.B99]=&quot;#N/A&quot;;      VLOOKUP([.A99];[IEplorer.$B$2:.$B$599];1;FALSE());            NA())" office:value-type="string" office:string-value="hideFocus">
            <text:p>hideFocus</text:p>
          </table:table-cell>
          <table:table-cell table:formula="of:=IF([.B99]=&quot;#N/A&quot;;      VLOOKUP([.A99];[Firefox.$B$2:.$B$599];1;FALSE());            NA())" office:value-type="float" office:value="0">
            <text:p>#N/D</text:p>
          </table:table-cell>
          <table:table-cell table:formula="of:=VLOOKUP([.A99];[HTMLDom.$B$2:.$B$599];1;FALSE())" office:value-type="float" office:value="0">
            <text:p>#N/D</text:p>
          </table:table-cell>
          <table:table-cell table:formula="of:=IF(LEFT([.A99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id</text:p>
          </table:table-cell>
          <table:table-cell table:formula="of:=IF(AND(NOT(ISERROR(VLOOKUP([.A100];[IEplorer.$B$2:.$B$599];1;FALSE()))); NOT(ISERROR(VLOOKUP([.A100];[Firefox.$B$2:.$B$599];1;FALSE()))));[.A100];&quot;#N/A&quot;)" office:value-type="string" office:string-value="id">
            <text:p>id</text:p>
          </table:table-cell>
          <table:table-cell table:formula="of:=IF([.B100]=&quot;#N/A&quot;;      VLOOKUP([.A100];[IEplorer.$B$2:.$B$599];1;FALSE());            NA())" office:value-type="float" office:value="0">
            <text:p>#N/D</text:p>
          </table:table-cell>
          <table:table-cell table:formula="of:=IF([.B100]=&quot;#N/A&quot;;      VLOOKUP([.A100];[Firefox.$B$2:.$B$599];1;FALSE());            NA())" office:value-type="float" office:value="0">
            <text:p>#N/D</text:p>
          </table:table-cell>
          <table:table-cell table:formula="of:=VLOOKUP([.A100];[HTMLDom.$B$2:.$B$599];1;FALSE())" office:value-type="float" office:value="0">
            <text:p>#N/D</text:p>
          </table:table-cell>
          <table:table-cell table:formula="of:=IF(LEFT([.A100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innerHTML</text:p>
          </table:table-cell>
          <table:table-cell table:formula="of:=IF(AND(NOT(ISERROR(VLOOKUP([.A101];[IEplorer.$B$2:.$B$599];1;FALSE()))); NOT(ISERROR(VLOOKUP([.A101];[Firefox.$B$2:.$B$599];1;FALSE()))));[.A101];&quot;#N/A&quot;)" office:value-type="string" office:string-value="innerHTML">
            <text:p>innerHTML</text:p>
          </table:table-cell>
          <table:table-cell table:formula="of:=IF([.B101]=&quot;#N/A&quot;;      VLOOKUP([.A101];[IEplorer.$B$2:.$B$599];1;FALSE());            NA())" office:value-type="float" office:value="0">
            <text:p>#N/D</text:p>
          </table:table-cell>
          <table:table-cell table:formula="of:=IF([.B101]=&quot;#N/A&quot;;      VLOOKUP([.A101];[Firefox.$B$2:.$B$599];1;FALSE());            NA())" office:value-type="float" office:value="0">
            <text:p>#N/D</text:p>
          </table:table-cell>
          <table:table-cell table:formula="of:=VLOOKUP([.A101];[HTMLDom.$B$2:.$B$599];1;FALSE())" office:value-type="float" office:value="0">
            <text:p>#N/D</text:p>
          </table:table-cell>
          <table:table-cell table:formula="of:=IF(LEFT([.A101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innerText</text:p>
          </table:table-cell>
          <table:table-cell table:formula="of:=IF(AND(NOT(ISERROR(VLOOKUP([.A102];[IEplorer.$B$2:.$B$599];1;FALSE()))); NOT(ISERROR(VLOOKUP([.A102];[Firefox.$B$2:.$B$599];1;FALSE()))));[.A102];&quot;#N/A&quot;)" office:value-type="string" office:string-value="innerText">
            <text:p>innerText</text:p>
          </table:table-cell>
          <table:table-cell table:formula="of:=IF([.B102]=&quot;#N/A&quot;;      VLOOKUP([.A102];[IEplorer.$B$2:.$B$599];1;FALSE());            NA())" office:value-type="float" office:value="0">
            <text:p>#N/D</text:p>
          </table:table-cell>
          <table:table-cell table:formula="of:=IF([.B102]=&quot;#N/A&quot;;      VLOOKUP([.A102];[Firefox.$B$2:.$B$599];1;FALSE());            NA())" office:value-type="float" office:value="0">
            <text:p>#N/D</text:p>
          </table:table-cell>
          <table:table-cell table:formula="of:=VLOOKUP([.A102];[HTMLDom.$B$2:.$B$599];1;FALSE())" office:value-type="float" office:value="0">
            <text:p>#N/D</text:p>
          </table:table-cell>
          <table:table-cell table:formula="of:=IF(LEFT([.A10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nsertAdjacentHTML</text:p>
          </table:table-cell>
          <table:table-cell table:formula="of:=IF(AND(NOT(ISERROR(VLOOKUP([.A103];[IEplorer.$B$2:.$B$599];1;FALSE()))); NOT(ISERROR(VLOOKUP([.A103];[Firefox.$B$2:.$B$599];1;FALSE()))));[.A103];&quot;#N/A&quot;)" office:value-type="string" office:string-value="#N/A">
            <text:p>#N/A</text:p>
          </table:table-cell>
          <table:table-cell table:formula="of:=IF([.B103]=&quot;#N/A&quot;;      VLOOKUP([.A103];[IEplorer.$B$2:.$B$599];1;FALSE());            NA())" office:value-type="float" office:value="0">
            <text:p>#N/D</text:p>
          </table:table-cell>
          <table:table-cell table:formula="of:=IF([.B103]=&quot;#N/A&quot;;      VLOOKUP([.A103];[Firefox.$B$2:.$B$599];1;FALSE());            NA())" office:value-type="string" office:string-value="insertAdjacentHTML">
            <text:p>insertAdjacentHTML</text:p>
          </table:table-cell>
          <table:table-cell table:formula="of:=VLOOKUP([.A103];[HTMLDom.$B$2:.$B$599];1;FALSE())" office:value-type="float" office:value="0">
            <text:p>#N/D</text:p>
          </table:table-cell>
          <table:table-cell table:formula="of:=IF(LEFT([.A10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nsertBefore</text:p>
          </table:table-cell>
          <table:table-cell table:formula="of:=IF(AND(NOT(ISERROR(VLOOKUP([.A104];[IEplorer.$B$2:.$B$599];1;FALSE()))); NOT(ISERROR(VLOOKUP([.A104];[Firefox.$B$2:.$B$599];1;FALSE()))));[.A104];&quot;#N/A&quot;)" office:value-type="string" office:string-value="#N/A">
            <text:p>#N/A</text:p>
          </table:table-cell>
          <table:table-cell table:formula="of:=IF([.B104]=&quot;#N/A&quot;;      VLOOKUP([.A104];[IEplorer.$B$2:.$B$599];1;FALSE());            NA())" office:value-type="float" office:value="0">
            <text:p>#N/D</text:p>
          </table:table-cell>
          <table:table-cell table:formula="of:=IF([.B104]=&quot;#N/A&quot;;      VLOOKUP([.A104];[Firefox.$B$2:.$B$599];1;FALSE());            NA())" office:value-type="string" office:string-value="insertBefore">
            <text:p>insertBefore</text:p>
          </table:table-cell>
          <table:table-cell table:formula="of:=VLOOKUP([.A104];[HTMLDom.$B$2:.$B$599];1;FALSE())" office:value-type="float" office:value="0">
            <text:p>#N/D</text:p>
          </table:table-cell>
          <table:table-cell table:formula="of:=IF(LEFT([.A104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isContentEditable</text:p>
          </table:table-cell>
          <table:table-cell table:formula="of:=IF(AND(NOT(ISERROR(VLOOKUP([.A105];[IEplorer.$B$2:.$B$599];1;FALSE()))); NOT(ISERROR(VLOOKUP([.A105];[Firefox.$B$2:.$B$599];1;FALSE()))));[.A105];&quot;#N/A&quot;)" office:value-type="string" office:string-value="isContentEditable">
            <text:p>isContentEditable</text:p>
          </table:table-cell>
          <table:table-cell table:formula="of:=IF([.B105]=&quot;#N/A&quot;;      VLOOKUP([.A105];[IEplorer.$B$2:.$B$599];1;FALSE());            NA())" office:value-type="float" office:value="0">
            <text:p>#N/D</text:p>
          </table:table-cell>
          <table:table-cell table:formula="of:=IF([.B105]=&quot;#N/A&quot;;      VLOOKUP([.A105];[Firefox.$B$2:.$B$599];1;FALSE());            NA())" office:value-type="float" office:value="0">
            <text:p>#N/D</text:p>
          </table:table-cell>
          <table:table-cell table:formula="of:=VLOOKUP([.A105];[HTMLDom.$B$2:.$B$599];1;FALSE())" office:value-type="float" office:value="0">
            <text:p>#N/D</text:p>
          </table:table-cell>
          <table:table-cell table:formula="of:=IF(LEFT([.A10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sDefaultNamespace</text:p>
          </table:table-cell>
          <table:table-cell table:formula="of:=IF(AND(NOT(ISERROR(VLOOKUP([.A106];[IEplorer.$B$2:.$B$599];1;FALSE()))); NOT(ISERROR(VLOOKUP([.A106];[Firefox.$B$2:.$B$599];1;FALSE()))));[.A106];&quot;#N/A&quot;)" office:value-type="string" office:string-value="#N/A">
            <text:p>#N/A</text:p>
          </table:table-cell>
          <table:table-cell table:formula="of:=IF([.B106]=&quot;#N/A&quot;;      VLOOKUP([.A106];[IEplorer.$B$2:.$B$599];1;FALSE());            NA())" office:value-type="float" office:value="0">
            <text:p>#N/D</text:p>
          </table:table-cell>
          <table:table-cell table:formula="of:=IF([.B106]=&quot;#N/A&quot;;      VLOOKUP([.A106];[Firefox.$B$2:.$B$599];1;FALSE());            NA())" office:value-type="string" office:string-value="isDefaultNamespace">
            <text:p>isDefaultNamespace</text:p>
          </table:table-cell>
          <table:table-cell table:formula="of:=VLOOKUP([.A106];[HTMLDom.$B$2:.$B$599];1;FALSE())" office:value-type="float" office:value="0">
            <text:p>#N/D</text:p>
          </table:table-cell>
          <table:table-cell table:formula="of:=IF(LEFT([.A10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sDisabled</text:p>
          </table:table-cell>
          <table:table-cell table:formula="of:=IF(AND(NOT(ISERROR(VLOOKUP([.A107];[IEplorer.$B$2:.$B$599];1;FALSE()))); NOT(ISERROR(VLOOKUP([.A107];[Firefox.$B$2:.$B$599];1;FALSE()))));[.A107];&quot;#N/A&quot;)" office:value-type="string" office:string-value="#N/A">
            <text:p>#N/A</text:p>
          </table:table-cell>
          <table:table-cell table:formula="of:=IF([.B107]=&quot;#N/A&quot;;      VLOOKUP([.A107];[IEplorer.$B$2:.$B$599];1;FALSE());            NA())" office:value-type="string" office:string-value="isDisabled">
            <text:p>isDisabled</text:p>
          </table:table-cell>
          <table:table-cell table:formula="of:=IF([.B107]=&quot;#N/A&quot;;      VLOOKUP([.A107];[Firefox.$B$2:.$B$599];1;FALSE());            NA())" office:value-type="float" office:value="0">
            <text:p>#N/D</text:p>
          </table:table-cell>
          <table:table-cell table:formula="of:=VLOOKUP([.A107];[HTMLDom.$B$2:.$B$599];1;FALSE())" office:value-type="float" office:value="0">
            <text:p>#N/D</text:p>
          </table:table-cell>
          <table:table-cell table:formula="of:=IF(LEFT([.A10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sEqualNode</text:p>
          </table:table-cell>
          <table:table-cell table:formula="of:=IF(AND(NOT(ISERROR(VLOOKUP([.A108];[IEplorer.$B$2:.$B$599];1;FALSE()))); NOT(ISERROR(VLOOKUP([.A108];[Firefox.$B$2:.$B$599];1;FALSE()))));[.A108];&quot;#N/A&quot;)" office:value-type="string" office:string-value="#N/A">
            <text:p>#N/A</text:p>
          </table:table-cell>
          <table:table-cell table:formula="of:=IF([.B108]=&quot;#N/A&quot;;      VLOOKUP([.A108];[IEplorer.$B$2:.$B$599];1;FALSE());            NA())" office:value-type="float" office:value="0">
            <text:p>#N/D</text:p>
          </table:table-cell>
          <table:table-cell table:formula="of:=IF([.B108]=&quot;#N/A&quot;;      VLOOKUP([.A108];[Firefox.$B$2:.$B$599];1;FALSE());            NA())" office:value-type="string" office:string-value="isEqualNode">
            <text:p>isEqualNode</text:p>
          </table:table-cell>
          <table:table-cell table:formula="of:=VLOOKUP([.A108];[HTMLDom.$B$2:.$B$599];1;FALSE())" office:value-type="float" office:value="0">
            <text:p>#N/D</text:p>
          </table:table-cell>
          <table:table-cell table:formula="of:=IF(LEFT([.A10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sMultiLine</text:p>
          </table:table-cell>
          <table:table-cell table:formula="of:=IF(AND(NOT(ISERROR(VLOOKUP([.A109];[IEplorer.$B$2:.$B$599];1;FALSE()))); NOT(ISERROR(VLOOKUP([.A109];[Firefox.$B$2:.$B$599];1;FALSE()))));[.A109];&quot;#N/A&quot;)" office:value-type="string" office:string-value="#N/A">
            <text:p>#N/A</text:p>
          </table:table-cell>
          <table:table-cell table:formula="of:=IF([.B109]=&quot;#N/A&quot;;      VLOOKUP([.A109];[IEplorer.$B$2:.$B$599];1;FALSE());            NA())" office:value-type="string" office:string-value="isMultiLine">
            <text:p>isMultiLine</text:p>
          </table:table-cell>
          <table:table-cell table:formula="of:=IF([.B109]=&quot;#N/A&quot;;      VLOOKUP([.A109];[Firefox.$B$2:.$B$599];1;FALSE());            NA())" office:value-type="float" office:value="0">
            <text:p>#N/D</text:p>
          </table:table-cell>
          <table:table-cell table:formula="of:=VLOOKUP([.A109];[HTMLDom.$B$2:.$B$599];1;FALSE())" office:value-type="float" office:value="0">
            <text:p>#N/D</text:p>
          </table:table-cell>
          <table:table-cell table:formula="of:=IF(LEFT([.A10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sTextEdit</text:p>
          </table:table-cell>
          <table:table-cell table:formula="of:=IF(AND(NOT(ISERROR(VLOOKUP([.A110];[IEplorer.$B$2:.$B$599];1;FALSE()))); NOT(ISERROR(VLOOKUP([.A110];[Firefox.$B$2:.$B$599];1;FALSE()))));[.A110];&quot;#N/A&quot;)" office:value-type="string" office:string-value="#N/A">
            <text:p>#N/A</text:p>
          </table:table-cell>
          <table:table-cell table:formula="of:=IF([.B110]=&quot;#N/A&quot;;      VLOOKUP([.A110];[IEplorer.$B$2:.$B$599];1;FALSE());            NA())" office:value-type="string" office:string-value="isTextEdit">
            <text:p>isTextEdit</text:p>
          </table:table-cell>
          <table:table-cell table:formula="of:=IF([.B110]=&quot;#N/A&quot;;      VLOOKUP([.A110];[Firefox.$B$2:.$B$599];1;FALSE());            NA())" office:value-type="float" office:value="0">
            <text:p>#N/D</text:p>
          </table:table-cell>
          <table:table-cell table:formula="of:=VLOOKUP([.A110];[HTMLDom.$B$2:.$B$599];1;FALSE())" office:value-type="float" office:value="0">
            <text:p>#N/D</text:p>
          </table:table-cell>
          <table:table-cell table:formula="of:=IF(LEFT([.A11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temId</text:p>
          </table:table-cell>
          <table:table-cell table:formula="of:=IF(AND(NOT(ISERROR(VLOOKUP([.A111];[IEplorer.$B$2:.$B$599];1;FALSE()))); NOT(ISERROR(VLOOKUP([.A111];[Firefox.$B$2:.$B$599];1;FALSE()))));[.A111];&quot;#N/A&quot;)" office:value-type="string" office:string-value="#N/A">
            <text:p>#N/A</text:p>
          </table:table-cell>
          <table:table-cell table:formula="of:=IF([.B111]=&quot;#N/A&quot;;      VLOOKUP([.A111];[IEplorer.$B$2:.$B$599];1;FALSE());            NA())" office:value-type="float" office:value="0">
            <text:p>#N/D</text:p>
          </table:table-cell>
          <table:table-cell table:formula="of:=IF([.B111]=&quot;#N/A&quot;;      VLOOKUP([.A111];[Firefox.$B$2:.$B$599];1;FALSE());            NA())" office:value-type="string" office:string-value="itemId">
            <text:p>itemId</text:p>
          </table:table-cell>
          <table:table-cell table:formula="of:=VLOOKUP([.A111];[HTMLDom.$B$2:.$B$599];1;FALSE())" office:value-type="float" office:value="0">
            <text:p>#N/D</text:p>
          </table:table-cell>
          <table:table-cell table:formula="of:=IF(LEFT([.A11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temProp</text:p>
          </table:table-cell>
          <table:table-cell table:formula="of:=IF(AND(NOT(ISERROR(VLOOKUP([.A112];[IEplorer.$B$2:.$B$599];1;FALSE()))); NOT(ISERROR(VLOOKUP([.A112];[Firefox.$B$2:.$B$599];1;FALSE()))));[.A112];&quot;#N/A&quot;)" office:value-type="string" office:string-value="#N/A">
            <text:p>#N/A</text:p>
          </table:table-cell>
          <table:table-cell table:formula="of:=IF([.B112]=&quot;#N/A&quot;;      VLOOKUP([.A112];[IEplorer.$B$2:.$B$599];1;FALSE());            NA())" office:value-type="float" office:value="0">
            <text:p>#N/D</text:p>
          </table:table-cell>
          <table:table-cell table:formula="of:=IF([.B112]=&quot;#N/A&quot;;      VLOOKUP([.A112];[Firefox.$B$2:.$B$599];1;FALSE());            NA())" office:value-type="string" office:string-value="itemProp">
            <text:p>itemProp</text:p>
          </table:table-cell>
          <table:table-cell table:formula="of:=VLOOKUP([.A112];[HTMLDom.$B$2:.$B$599];1;FALSE())" office:value-type="float" office:value="0">
            <text:p>#N/D</text:p>
          </table:table-cell>
          <table:table-cell table:formula="of:=IF(LEFT([.A11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temRef</text:p>
          </table:table-cell>
          <table:table-cell table:formula="of:=IF(AND(NOT(ISERROR(VLOOKUP([.A113];[IEplorer.$B$2:.$B$599];1;FALSE()))); NOT(ISERROR(VLOOKUP([.A113];[Firefox.$B$2:.$B$599];1;FALSE()))));[.A113];&quot;#N/A&quot;)" office:value-type="string" office:string-value="#N/A">
            <text:p>#N/A</text:p>
          </table:table-cell>
          <table:table-cell table:formula="of:=IF([.B113]=&quot;#N/A&quot;;      VLOOKUP([.A113];[IEplorer.$B$2:.$B$599];1;FALSE());            NA())" office:value-type="float" office:value="0">
            <text:p>#N/D</text:p>
          </table:table-cell>
          <table:table-cell table:formula="of:=IF([.B113]=&quot;#N/A&quot;;      VLOOKUP([.A113];[Firefox.$B$2:.$B$599];1;FALSE());            NA())" office:value-type="string" office:string-value="itemRef">
            <text:p>itemRef</text:p>
          </table:table-cell>
          <table:table-cell table:formula="of:=VLOOKUP([.A113];[HTMLDom.$B$2:.$B$599];1;FALSE())" office:value-type="float" office:value="0">
            <text:p>#N/D</text:p>
          </table:table-cell>
          <table:table-cell table:formula="of:=IF(LEFT([.A11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temScope</text:p>
          </table:table-cell>
          <table:table-cell table:formula="of:=IF(AND(NOT(ISERROR(VLOOKUP([.A114];[IEplorer.$B$2:.$B$599];1;FALSE()))); NOT(ISERROR(VLOOKUP([.A114];[Firefox.$B$2:.$B$599];1;FALSE()))));[.A114];&quot;#N/A&quot;)" office:value-type="string" office:string-value="#N/A">
            <text:p>#N/A</text:p>
          </table:table-cell>
          <table:table-cell table:formula="of:=IF([.B114]=&quot;#N/A&quot;;      VLOOKUP([.A114];[IEplorer.$B$2:.$B$599];1;FALSE());            NA())" office:value-type="float" office:value="0">
            <text:p>#N/D</text:p>
          </table:table-cell>
          <table:table-cell table:formula="of:=IF([.B114]=&quot;#N/A&quot;;      VLOOKUP([.A114];[Firefox.$B$2:.$B$599];1;FALSE());            NA())" office:value-type="string" office:string-value="itemScope">
            <text:p>itemScope</text:p>
          </table:table-cell>
          <table:table-cell table:formula="of:=VLOOKUP([.A114];[HTMLDom.$B$2:.$B$599];1;FALSE())" office:value-type="float" office:value="0">
            <text:p>#N/D</text:p>
          </table:table-cell>
          <table:table-cell table:formula="of:=IF(LEFT([.A11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temType</text:p>
          </table:table-cell>
          <table:table-cell table:formula="of:=IF(AND(NOT(ISERROR(VLOOKUP([.A115];[IEplorer.$B$2:.$B$599];1;FALSE()))); NOT(ISERROR(VLOOKUP([.A115];[Firefox.$B$2:.$B$599];1;FALSE()))));[.A115];&quot;#N/A&quot;)" office:value-type="string" office:string-value="#N/A">
            <text:p>#N/A</text:p>
          </table:table-cell>
          <table:table-cell table:formula="of:=IF([.B115]=&quot;#N/A&quot;;      VLOOKUP([.A115];[IEplorer.$B$2:.$B$599];1;FALSE());            NA())" office:value-type="float" office:value="0">
            <text:p>#N/D</text:p>
          </table:table-cell>
          <table:table-cell table:formula="of:=IF([.B115]=&quot;#N/A&quot;;      VLOOKUP([.A115];[Firefox.$B$2:.$B$599];1;FALSE());            NA())" office:value-type="string" office:string-value="itemType">
            <text:p>itemType</text:p>
          </table:table-cell>
          <table:table-cell table:formula="of:=VLOOKUP([.A115];[HTMLDom.$B$2:.$B$599];1;FALSE())" office:value-type="float" office:value="0">
            <text:p>#N/D</text:p>
          </table:table-cell>
          <table:table-cell table:formula="of:=IF(LEFT([.A11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itemValue</text:p>
          </table:table-cell>
          <table:table-cell table:formula="of:=IF(AND(NOT(ISERROR(VLOOKUP([.A116];[IEplorer.$B$2:.$B$599];1;FALSE()))); NOT(ISERROR(VLOOKUP([.A116];[Firefox.$B$2:.$B$599];1;FALSE()))));[.A116];&quot;#N/A&quot;)" office:value-type="string" office:string-value="#N/A">
            <text:p>#N/A</text:p>
          </table:table-cell>
          <table:table-cell table:formula="of:=IF([.B116]=&quot;#N/A&quot;;      VLOOKUP([.A116];[IEplorer.$B$2:.$B$599];1;FALSE());            NA())" office:value-type="float" office:value="0">
            <text:p>#N/D</text:p>
          </table:table-cell>
          <table:table-cell table:formula="of:=IF([.B116]=&quot;#N/A&quot;;      VLOOKUP([.A116];[Firefox.$B$2:.$B$599];1;FALSE());            NA())" office:value-type="string" office:string-value="itemValue">
            <text:p>itemValue</text:p>
          </table:table-cell>
          <table:table-cell table:formula="of:=VLOOKUP([.A116];[HTMLDom.$B$2:.$B$599];1;FALSE())" office:value-type="float" office:value="0">
            <text:p>#N/D</text:p>
          </table:table-cell>
          <table:table-cell table:formula="of:=IF(LEFT([.A116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lang</text:p>
          </table:table-cell>
          <table:table-cell table:formula="of:=IF(AND(NOT(ISERROR(VLOOKUP([.A117];[IEplorer.$B$2:.$B$599];1;FALSE()))); NOT(ISERROR(VLOOKUP([.A117];[Firefox.$B$2:.$B$599];1;FALSE()))));[.A117];&quot;#N/A&quot;)" office:value-type="string" office:string-value="lang">
            <text:p>lang</text:p>
          </table:table-cell>
          <table:table-cell table:formula="of:=IF([.B117]=&quot;#N/A&quot;;      VLOOKUP([.A117];[IEplorer.$B$2:.$B$599];1;FALSE());            NA())" office:value-type="float" office:value="0">
            <text:p>#N/D</text:p>
          </table:table-cell>
          <table:table-cell table:formula="of:=IF([.B117]=&quot;#N/A&quot;;      VLOOKUP([.A117];[Firefox.$B$2:.$B$599];1;FALSE());            NA())" office:value-type="float" office:value="0">
            <text:p>#N/D</text:p>
          </table:table-cell>
          <table:table-cell table:formula="of:=VLOOKUP([.A117];[HTMLDom.$B$2:.$B$599];1;FALSE())" office:value-type="float" office:value="0">
            <text:p>#N/D</text:p>
          </table:table-cell>
          <table:table-cell table:formula="of:=IF(LEFT([.A11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language</text:p>
          </table:table-cell>
          <table:table-cell table:formula="of:=IF(AND(NOT(ISERROR(VLOOKUP([.A118];[IEplorer.$B$2:.$B$599];1;FALSE()))); NOT(ISERROR(VLOOKUP([.A118];[Firefox.$B$2:.$B$599];1;FALSE()))));[.A118];&quot;#N/A&quot;)" office:value-type="string" office:string-value="#N/A">
            <text:p>#N/A</text:p>
          </table:table-cell>
          <table:table-cell table:formula="of:=IF([.B118]=&quot;#N/A&quot;;      VLOOKUP([.A118];[IEplorer.$B$2:.$B$599];1;FALSE());            NA())" office:value-type="string" office:string-value="language">
            <text:p>language</text:p>
          </table:table-cell>
          <table:table-cell table:formula="of:=IF([.B118]=&quot;#N/A&quot;;      VLOOKUP([.A118];[Firefox.$B$2:.$B$599];1;FALSE());            NA())" office:value-type="float" office:value="0">
            <text:p>#N/D</text:p>
          </table:table-cell>
          <table:table-cell table:formula="of:=VLOOKUP([.A118];[HTMLDom.$B$2:.$B$599];1;FALSE())" office:value-type="float" office:value="0">
            <text:p>#N/D</text:p>
          </table:table-cell>
          <table:table-cell table:formula="of:=IF(LEFT([.A118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lastChild</text:p>
          </table:table-cell>
          <table:table-cell table:formula="of:=IF(AND(NOT(ISERROR(VLOOKUP([.A119];[IEplorer.$B$2:.$B$599];1;FALSE()))); NOT(ISERROR(VLOOKUP([.A119];[Firefox.$B$2:.$B$599];1;FALSE()))));[.A119];&quot;#N/A&quot;)" office:value-type="string" office:string-value="lastChild">
            <text:p>lastChild</text:p>
          </table:table-cell>
          <table:table-cell table:formula="of:=IF([.B119]=&quot;#N/A&quot;;      VLOOKUP([.A119];[IEplorer.$B$2:.$B$599];1;FALSE());            NA())" office:value-type="float" office:value="0">
            <text:p>#N/D</text:p>
          </table:table-cell>
          <table:table-cell table:formula="of:=IF([.B119]=&quot;#N/A&quot;;      VLOOKUP([.A119];[Firefox.$B$2:.$B$599];1;FALSE());            NA())" office:value-type="float" office:value="0">
            <text:p>#N/D</text:p>
          </table:table-cell>
          <table:table-cell table:formula="of:=VLOOKUP([.A119];[HTMLDom.$B$2:.$B$599];1;FALSE())" office:value-type="float" office:value="0">
            <text:p>#N/D</text:p>
          </table:table-cell>
          <table:table-cell table:formula="of:=IF(LEFT([.A11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lastElementChild</text:p>
          </table:table-cell>
          <table:table-cell table:formula="of:=IF(AND(NOT(ISERROR(VLOOKUP([.A120];[IEplorer.$B$2:.$B$599];1;FALSE()))); NOT(ISERROR(VLOOKUP([.A120];[Firefox.$B$2:.$B$599];1;FALSE()))));[.A120];&quot;#N/A&quot;)" office:value-type="string" office:string-value="#N/A">
            <text:p>#N/A</text:p>
          </table:table-cell>
          <table:table-cell table:formula="of:=IF([.B120]=&quot;#N/A&quot;;      VLOOKUP([.A120];[IEplorer.$B$2:.$B$599];1;FALSE());            NA())" office:value-type="float" office:value="0">
            <text:p>#N/D</text:p>
          </table:table-cell>
          <table:table-cell table:formula="of:=IF([.B120]=&quot;#N/A&quot;;      VLOOKUP([.A120];[Firefox.$B$2:.$B$599];1;FALSE());            NA())" office:value-type="string" office:string-value="lastElementChild">
            <text:p>lastElementChild</text:p>
          </table:table-cell>
          <table:table-cell table:formula="of:=VLOOKUP([.A120];[HTMLDom.$B$2:.$B$599];1;FALSE())" office:value-type="float" office:value="0">
            <text:p>#N/D</text:p>
          </table:table-cell>
          <table:table-cell table:formula="of:=IF(LEFT([.A12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localName</text:p>
          </table:table-cell>
          <table:table-cell table:formula="of:=IF(AND(NOT(ISERROR(VLOOKUP([.A121];[IEplorer.$B$2:.$B$599];1;FALSE()))); NOT(ISERROR(VLOOKUP([.A121];[Firefox.$B$2:.$B$599];1;FALSE()))));[.A121];&quot;#N/A&quot;)" office:value-type="string" office:string-value="#N/A">
            <text:p>#N/A</text:p>
          </table:table-cell>
          <table:table-cell table:formula="of:=IF([.B121]=&quot;#N/A&quot;;      VLOOKUP([.A121];[IEplorer.$B$2:.$B$599];1;FALSE());            NA())" office:value-type="float" office:value="0">
            <text:p>#N/D</text:p>
          </table:table-cell>
          <table:table-cell table:formula="of:=IF([.B121]=&quot;#N/A&quot;;      VLOOKUP([.A121];[Firefox.$B$2:.$B$599];1;FALSE());            NA())" office:value-type="string" office:string-value="localName">
            <text:p>localName</text:p>
          </table:table-cell>
          <table:table-cell table:formula="of:=VLOOKUP([.A121];[HTMLDom.$B$2:.$B$599];1;FALSE())" office:value-type="float" office:value="0">
            <text:p>#N/D</text:p>
          </table:table-cell>
          <table:table-cell table:formula="of:=IF(LEFT([.A12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lookupNamespaceURI</text:p>
          </table:table-cell>
          <table:table-cell table:formula="of:=IF(AND(NOT(ISERROR(VLOOKUP([.A122];[IEplorer.$B$2:.$B$599];1;FALSE()))); NOT(ISERROR(VLOOKUP([.A122];[Firefox.$B$2:.$B$599];1;FALSE()))));[.A122];&quot;#N/A&quot;)" office:value-type="string" office:string-value="#N/A">
            <text:p>#N/A</text:p>
          </table:table-cell>
          <table:table-cell table:formula="of:=IF([.B122]=&quot;#N/A&quot;;      VLOOKUP([.A122];[IEplorer.$B$2:.$B$599];1;FALSE());            NA())" office:value-type="float" office:value="0">
            <text:p>#N/D</text:p>
          </table:table-cell>
          <table:table-cell table:formula="of:=IF([.B122]=&quot;#N/A&quot;;      VLOOKUP([.A122];[Firefox.$B$2:.$B$599];1;FALSE());            NA())" office:value-type="string" office:string-value="lookupNamespaceURI">
            <text:p>lookupNamespaceURI</text:p>
          </table:table-cell>
          <table:table-cell table:formula="of:=VLOOKUP([.A122];[HTMLDom.$B$2:.$B$599];1;FALSE())" office:value-type="float" office:value="0">
            <text:p>#N/D</text:p>
          </table:table-cell>
          <table:table-cell table:formula="of:=IF(LEFT([.A12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lookupPrefix</text:p>
          </table:table-cell>
          <table:table-cell table:formula="of:=IF(AND(NOT(ISERROR(VLOOKUP([.A123];[IEplorer.$B$2:.$B$599];1;FALSE()))); NOT(ISERROR(VLOOKUP([.A123];[Firefox.$B$2:.$B$599];1;FALSE()))));[.A123];&quot;#N/A&quot;)" office:value-type="string" office:string-value="#N/A">
            <text:p>#N/A</text:p>
          </table:table-cell>
          <table:table-cell table:formula="of:=IF([.B123]=&quot;#N/A&quot;;      VLOOKUP([.A123];[IEplorer.$B$2:.$B$599];1;FALSE());            NA())" office:value-type="float" office:value="0">
            <text:p>#N/D</text:p>
          </table:table-cell>
          <table:table-cell table:formula="of:=IF([.B123]=&quot;#N/A&quot;;      VLOOKUP([.A123];[Firefox.$B$2:.$B$599];1;FALSE());            NA())" office:value-type="string" office:string-value="lookupPrefix">
            <text:p>lookupPrefix</text:p>
          </table:table-cell>
          <table:table-cell table:formula="of:=VLOOKUP([.A123];[HTMLDom.$B$2:.$B$599];1;FALSE())" office:value-type="float" office:value="0">
            <text:p>#N/D</text:p>
          </table:table-cell>
          <table:table-cell table:formula="of:=IF(LEFT([.A12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matches</text:p>
          </table:table-cell>
          <table:table-cell table:formula="of:=IF(AND(NOT(ISERROR(VLOOKUP([.A124];[IEplorer.$B$2:.$B$599];1;FALSE()))); NOT(ISERROR(VLOOKUP([.A124];[Firefox.$B$2:.$B$599];1;FALSE()))));[.A124];&quot;#N/A&quot;)" office:value-type="string" office:string-value="#N/A">
            <text:p>#N/A</text:p>
          </table:table-cell>
          <table:table-cell table:formula="of:=IF([.B124]=&quot;#N/A&quot;;      VLOOKUP([.A124];[IEplorer.$B$2:.$B$599];1;FALSE());            NA())" office:value-type="float" office:value="0">
            <text:p>#N/D</text:p>
          </table:table-cell>
          <table:table-cell table:formula="of:=IF([.B124]=&quot;#N/A&quot;;      VLOOKUP([.A124];[Firefox.$B$2:.$B$599];1;FALSE());            NA())" office:value-type="string" office:string-value="matches">
            <text:p>matches</text:p>
          </table:table-cell>
          <table:table-cell table:formula="of:=VLOOKUP([.A124];[HTMLDom.$B$2:.$B$599];1;FALSE())" office:value-type="float" office:value="0">
            <text:p>#N/D</text:p>
          </table:table-cell>
          <table:table-cell table:formula="of:=IF(LEFT([.A12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mozMatchesSelector</text:p>
          </table:table-cell>
          <table:table-cell table:formula="of:=IF(AND(NOT(ISERROR(VLOOKUP([.A125];[IEplorer.$B$2:.$B$599];1;FALSE()))); NOT(ISERROR(VLOOKUP([.A125];[Firefox.$B$2:.$B$599];1;FALSE()))));[.A125];&quot;#N/A&quot;)" office:value-type="string" office:string-value="#N/A">
            <text:p>#N/A</text:p>
          </table:table-cell>
          <table:table-cell table:formula="of:=IF([.B125]=&quot;#N/A&quot;;      VLOOKUP([.A125];[IEplorer.$B$2:.$B$599];1;FALSE());            NA())" office:value-type="float" office:value="0">
            <text:p>#N/D</text:p>
          </table:table-cell>
          <table:table-cell table:formula="of:=IF([.B125]=&quot;#N/A&quot;;      VLOOKUP([.A125];[Firefox.$B$2:.$B$599];1;FALSE());            NA())" office:value-type="string" office:string-value="mozMatchesSelector">
            <text:p>mozMatchesSelector</text:p>
          </table:table-cell>
          <table:table-cell table:formula="of:=VLOOKUP([.A125];[HTMLDom.$B$2:.$B$599];1;FALSE())" office:value-type="float" office:value="0">
            <text:p>#N/D</text:p>
          </table:table-cell>
          <table:table-cell table:formula="of:=IF(LEFT([.A12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mozRequestFullScreen</text:p>
          </table:table-cell>
          <table:table-cell table:formula="of:=IF(AND(NOT(ISERROR(VLOOKUP([.A126];[IEplorer.$B$2:.$B$599];1;FALSE()))); NOT(ISERROR(VLOOKUP([.A126];[Firefox.$B$2:.$B$599];1;FALSE()))));[.A126];&quot;#N/A&quot;)" office:value-type="string" office:string-value="#N/A">
            <text:p>#N/A</text:p>
          </table:table-cell>
          <table:table-cell table:formula="of:=IF([.B126]=&quot;#N/A&quot;;      VLOOKUP([.A126];[IEplorer.$B$2:.$B$599];1;FALSE());            NA())" office:value-type="float" office:value="0">
            <text:p>#N/D</text:p>
          </table:table-cell>
          <table:table-cell table:formula="of:=IF([.B126]=&quot;#N/A&quot;;      VLOOKUP([.A126];[Firefox.$B$2:.$B$599];1;FALSE());            NA())" office:value-type="string" office:string-value="mozRequestFullScreen">
            <text:p>mozRequestFullScreen</text:p>
          </table:table-cell>
          <table:table-cell table:formula="of:=VLOOKUP([.A126];[HTMLDom.$B$2:.$B$599];1;FALSE())" office:value-type="float" office:value="0">
            <text:p>#N/D</text:p>
          </table:table-cell>
          <table:table-cell table:formula="of:=IF(LEFT([.A12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mozRequestPointerLock</text:p>
          </table:table-cell>
          <table:table-cell table:formula="of:=IF(AND(NOT(ISERROR(VLOOKUP([.A127];[IEplorer.$B$2:.$B$599];1;FALSE()))); NOT(ISERROR(VLOOKUP([.A127];[Firefox.$B$2:.$B$599];1;FALSE()))));[.A127];&quot;#N/A&quot;)" office:value-type="string" office:string-value="#N/A">
            <text:p>#N/A</text:p>
          </table:table-cell>
          <table:table-cell table:formula="of:=IF([.B127]=&quot;#N/A&quot;;      VLOOKUP([.A127];[IEplorer.$B$2:.$B$599];1;FALSE());            NA())" office:value-type="float" office:value="0">
            <text:p>#N/D</text:p>
          </table:table-cell>
          <table:table-cell table:formula="of:=IF([.B127]=&quot;#N/A&quot;;      VLOOKUP([.A127];[Firefox.$B$2:.$B$599];1;FALSE());            NA())" office:value-type="string" office:string-value="mozRequestPointerLock">
            <text:p>mozRequestPointerLock</text:p>
          </table:table-cell>
          <table:table-cell table:formula="of:=VLOOKUP([.A127];[HTMLDom.$B$2:.$B$599];1;FALSE())" office:value-type="float" office:value="0">
            <text:p>#N/D</text:p>
          </table:table-cell>
          <table:table-cell table:formula="of:=IF(LEFT([.A12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namespaceURI</text:p>
          </table:table-cell>
          <table:table-cell table:formula="of:=IF(AND(NOT(ISERROR(VLOOKUP([.A128];[IEplorer.$B$2:.$B$599];1;FALSE()))); NOT(ISERROR(VLOOKUP([.A128];[Firefox.$B$2:.$B$599];1;FALSE()))));[.A128];&quot;#N/A&quot;)" office:value-type="string" office:string-value="#N/A">
            <text:p>#N/A</text:p>
          </table:table-cell>
          <table:table-cell table:formula="of:=IF([.B128]=&quot;#N/A&quot;;      VLOOKUP([.A128];[IEplorer.$B$2:.$B$599];1;FALSE());            NA())" office:value-type="float" office:value="0">
            <text:p>#N/D</text:p>
          </table:table-cell>
          <table:table-cell table:formula="of:=IF([.B128]=&quot;#N/A&quot;;      VLOOKUP([.A128];[Firefox.$B$2:.$B$599];1;FALSE());            NA())" office:value-type="string" office:string-value="namespaceURI">
            <text:p>namespaceURI</text:p>
          </table:table-cell>
          <table:table-cell table:formula="of:=VLOOKUP([.A128];[HTMLDom.$B$2:.$B$599];1;FALSE())" office:value-type="float" office:value="0">
            <text:p>#N/D</text:p>
          </table:table-cell>
          <table:table-cell table:formula="of:=IF(LEFT([.A12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nextElementSibling</text:p>
          </table:table-cell>
          <table:table-cell table:formula="of:=IF(AND(NOT(ISERROR(VLOOKUP([.A129];[IEplorer.$B$2:.$B$599];1;FALSE()))); NOT(ISERROR(VLOOKUP([.A129];[Firefox.$B$2:.$B$599];1;FALSE()))));[.A129];&quot;#N/A&quot;)" office:value-type="string" office:string-value="#N/A">
            <text:p>#N/A</text:p>
          </table:table-cell>
          <table:table-cell table:formula="of:=IF([.B129]=&quot;#N/A&quot;;      VLOOKUP([.A129];[IEplorer.$B$2:.$B$599];1;FALSE());            NA())" office:value-type="float" office:value="0">
            <text:p>#N/D</text:p>
          </table:table-cell>
          <table:table-cell table:formula="of:=IF([.B129]=&quot;#N/A&quot;;      VLOOKUP([.A129];[Firefox.$B$2:.$B$599];1;FALSE());            NA())" office:value-type="string" office:string-value="nextElementSibling">
            <text:p>nextElementSibling</text:p>
          </table:table-cell>
          <table:table-cell table:formula="of:=VLOOKUP([.A129];[HTMLDom.$B$2:.$B$599];1;FALSE())" office:value-type="float" office:value="0">
            <text:p>#N/D</text:p>
          </table:table-cell>
          <table:table-cell table:formula="of:=IF(LEFT([.A129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nextSibling</text:p>
          </table:table-cell>
          <table:table-cell table:formula="of:=IF(AND(NOT(ISERROR(VLOOKUP([.A130];[IEplorer.$B$2:.$B$599];1;FALSE()))); NOT(ISERROR(VLOOKUP([.A130];[Firefox.$B$2:.$B$599];1;FALSE()))));[.A130];&quot;#N/A&quot;)" office:value-type="string" office:string-value="nextSibling">
            <text:p>nextSibling</text:p>
          </table:table-cell>
          <table:table-cell table:formula="of:=IF([.B130]=&quot;#N/A&quot;;      VLOOKUP([.A130];[IEplorer.$B$2:.$B$599];1;FALSE());            NA())" office:value-type="float" office:value="0">
            <text:p>#N/D</text:p>
          </table:table-cell>
          <table:table-cell table:formula="of:=IF([.B130]=&quot;#N/A&quot;;      VLOOKUP([.A130];[Firefox.$B$2:.$B$599];1;FALSE());            NA())" office:value-type="float" office:value="0">
            <text:p>#N/D</text:p>
          </table:table-cell>
          <table:table-cell table:formula="of:=VLOOKUP([.A130];[HTMLDom.$B$2:.$B$599];1;FALSE())" office:value-type="float" office:value="0">
            <text:p>#N/D</text:p>
          </table:table-cell>
          <table:table-cell table:formula="of:=IF(LEFT([.A130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nodeName</text:p>
          </table:table-cell>
          <table:table-cell table:formula="of:=IF(AND(NOT(ISERROR(VLOOKUP([.A131];[IEplorer.$B$2:.$B$599];1;FALSE()))); NOT(ISERROR(VLOOKUP([.A131];[Firefox.$B$2:.$B$599];1;FALSE()))));[.A131];&quot;#N/A&quot;)" office:value-type="string" office:string-value="nodeName">
            <text:p>nodeName</text:p>
          </table:table-cell>
          <table:table-cell table:formula="of:=IF([.B131]=&quot;#N/A&quot;;      VLOOKUP([.A131];[IEplorer.$B$2:.$B$599];1;FALSE());            NA())" office:value-type="float" office:value="0">
            <text:p>#N/D</text:p>
          </table:table-cell>
          <table:table-cell table:formula="of:=IF([.B131]=&quot;#N/A&quot;;      VLOOKUP([.A131];[Firefox.$B$2:.$B$599];1;FALSE());            NA())" office:value-type="float" office:value="0">
            <text:p>#N/D</text:p>
          </table:table-cell>
          <table:table-cell table:formula="of:=VLOOKUP([.A131];[HTMLDom.$B$2:.$B$599];1;FALSE())" office:value-type="float" office:value="0">
            <text:p>#N/D</text:p>
          </table:table-cell>
          <table:table-cell table:formula="of:=IF(LEFT([.A131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nodeType</text:p>
          </table:table-cell>
          <table:table-cell table:formula="of:=IF(AND(NOT(ISERROR(VLOOKUP([.A132];[IEplorer.$B$2:.$B$599];1;FALSE()))); NOT(ISERROR(VLOOKUP([.A132];[Firefox.$B$2:.$B$599];1;FALSE()))));[.A132];&quot;#N/A&quot;)" office:value-type="string" office:string-value="nodeType">
            <text:p>nodeType</text:p>
          </table:table-cell>
          <table:table-cell table:formula="of:=IF([.B132]=&quot;#N/A&quot;;      VLOOKUP([.A132];[IEplorer.$B$2:.$B$599];1;FALSE());            NA())" office:value-type="float" office:value="0">
            <text:p>#N/D</text:p>
          </table:table-cell>
          <table:table-cell table:formula="of:=IF([.B132]=&quot;#N/A&quot;;      VLOOKUP([.A132];[Firefox.$B$2:.$B$599];1;FALSE());            NA())" office:value-type="float" office:value="0">
            <text:p>#N/D</text:p>
          </table:table-cell>
          <table:table-cell table:formula="of:=VLOOKUP([.A132];[HTMLDom.$B$2:.$B$599];1;FALSE())" office:value-type="float" office:value="0">
            <text:p>#N/D</text:p>
          </table:table-cell>
          <table:table-cell table:formula="of:=IF(LEFT([.A132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nodeValue</text:p>
          </table:table-cell>
          <table:table-cell table:formula="of:=IF(AND(NOT(ISERROR(VLOOKUP([.A133];[IEplorer.$B$2:.$B$599];1;FALSE()))); NOT(ISERROR(VLOOKUP([.A133];[Firefox.$B$2:.$B$599];1;FALSE()))));[.A133];&quot;#N/A&quot;)" office:value-type="string" office:string-value="nodeValue">
            <text:p>nodeValue</text:p>
          </table:table-cell>
          <table:table-cell table:formula="of:=IF([.B133]=&quot;#N/A&quot;;      VLOOKUP([.A133];[IEplorer.$B$2:.$B$599];1;FALSE());            NA())" office:value-type="float" office:value="0">
            <text:p>#N/D</text:p>
          </table:table-cell>
          <table:table-cell table:formula="of:=IF([.B133]=&quot;#N/A&quot;;      VLOOKUP([.A133];[Firefox.$B$2:.$B$599];1;FALSE());            NA())" office:value-type="float" office:value="0">
            <text:p>#N/D</text:p>
          </table:table-cell>
          <table:table-cell table:formula="of:=VLOOKUP([.A133];[HTMLDom.$B$2:.$B$599];1;FALSE())" office:value-type="float" office:value="0">
            <text:p>#N/D</text:p>
          </table:table-cell>
          <table:table-cell table:formula="of:=IF(LEFT([.A13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normalize</text:p>
          </table:table-cell>
          <table:table-cell table:formula="of:=IF(AND(NOT(ISERROR(VLOOKUP([.A134];[IEplorer.$B$2:.$B$599];1;FALSE()))); NOT(ISERROR(VLOOKUP([.A134];[Firefox.$B$2:.$B$599];1;FALSE()))));[.A134];&quot;#N/A&quot;)" office:value-type="string" office:string-value="#N/A">
            <text:p>#N/A</text:p>
          </table:table-cell>
          <table:table-cell table:formula="of:=IF([.B134]=&quot;#N/A&quot;;      VLOOKUP([.A134];[IEplorer.$B$2:.$B$599];1;FALSE());            NA())" office:value-type="float" office:value="0">
            <text:p>#N/D</text:p>
          </table:table-cell>
          <table:table-cell table:formula="of:=IF([.B134]=&quot;#N/A&quot;;      VLOOKUP([.A134];[Firefox.$B$2:.$B$599];1;FALSE());            NA())" office:value-type="string" office:string-value="normalize">
            <text:p>normalize</text:p>
          </table:table-cell>
          <table:table-cell table:formula="of:=VLOOKUP([.A134];[HTMLDom.$B$2:.$B$599];1;FALSE())" office:value-type="float" office:value="0">
            <text:p>#N/D</text:p>
          </table:table-cell>
          <table:table-cell table:formula="of:=IF(LEFT([.A13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NOTATION_NODE</text:p>
          </table:table-cell>
          <table:table-cell table:formula="of:=IF(AND(NOT(ISERROR(VLOOKUP([.A135];[IEplorer.$B$2:.$B$599];1;FALSE()))); NOT(ISERROR(VLOOKUP([.A135];[Firefox.$B$2:.$B$599];1;FALSE()))));[.A135];&quot;#N/A&quot;)" office:value-type="string" office:string-value="#N/A">
            <text:p>#N/A</text:p>
          </table:table-cell>
          <table:table-cell table:formula="of:=IF([.B135]=&quot;#N/A&quot;;      VLOOKUP([.A135];[IEplorer.$B$2:.$B$599];1;FALSE());            NA())" office:value-type="float" office:value="0">
            <text:p>#N/D</text:p>
          </table:table-cell>
          <table:table-cell table:formula="of:=IF([.B135]=&quot;#N/A&quot;;      VLOOKUP([.A135];[Firefox.$B$2:.$B$599];1;FALSE());            NA())" office:value-type="string" office:string-value="NOTATION_NODE">
            <text:p>NOTATION_NODE</text:p>
          </table:table-cell>
          <table:table-cell table:formula="of:=VLOOKUP([.A135];[HTMLDom.$B$2:.$B$599];1;FALSE())" office:value-type="float" office:value="0">
            <text:p>#N/D</text:p>
          </table:table-cell>
          <table:table-cell table:formula="of:=IF(LEFT([.A135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offsetHeight</text:p>
          </table:table-cell>
          <table:table-cell table:formula="of:=IF(AND(NOT(ISERROR(VLOOKUP([.A136];[IEplorer.$B$2:.$B$599];1;FALSE()))); NOT(ISERROR(VLOOKUP([.A136];[Firefox.$B$2:.$B$599];1;FALSE()))));[.A136];&quot;#N/A&quot;)" office:value-type="string" office:string-value="offsetHeight">
            <text:p>offsetHeight</text:p>
          </table:table-cell>
          <table:table-cell table:formula="of:=IF([.B136]=&quot;#N/A&quot;;      VLOOKUP([.A136];[IEplorer.$B$2:.$B$599];1;FALSE());            NA())" office:value-type="float" office:value="0">
            <text:p>#N/D</text:p>
          </table:table-cell>
          <table:table-cell table:formula="of:=IF([.B136]=&quot;#N/A&quot;;      VLOOKUP([.A136];[Firefox.$B$2:.$B$599];1;FALSE());            NA())" office:value-type="float" office:value="0">
            <text:p>#N/D</text:p>
          </table:table-cell>
          <table:table-cell table:formula="of:=VLOOKUP([.A136];[HTMLDom.$B$2:.$B$599];1;FALSE())" office:value-type="float" office:value="0">
            <text:p>#N/D</text:p>
          </table:table-cell>
          <table:table-cell table:formula="of:=IF(LEFT([.A136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offsetLeft</text:p>
          </table:table-cell>
          <table:table-cell table:formula="of:=IF(AND(NOT(ISERROR(VLOOKUP([.A137];[IEplorer.$B$2:.$B$599];1;FALSE()))); NOT(ISERROR(VLOOKUP([.A137];[Firefox.$B$2:.$B$599];1;FALSE()))));[.A137];&quot;#N/A&quot;)" office:value-type="string" office:string-value="offsetLeft">
            <text:p>offsetLeft</text:p>
          </table:table-cell>
          <table:table-cell table:formula="of:=IF([.B137]=&quot;#N/A&quot;;      VLOOKUP([.A137];[IEplorer.$B$2:.$B$599];1;FALSE());            NA())" office:value-type="float" office:value="0">
            <text:p>#N/D</text:p>
          </table:table-cell>
          <table:table-cell table:formula="of:=IF([.B137]=&quot;#N/A&quot;;      VLOOKUP([.A137];[Firefox.$B$2:.$B$599];1;FALSE());            NA())" office:value-type="float" office:value="0">
            <text:p>#N/D</text:p>
          </table:table-cell>
          <table:table-cell table:formula="of:=VLOOKUP([.A137];[HTMLDom.$B$2:.$B$599];1;FALSE())" office:value-type="float" office:value="0">
            <text:p>#N/D</text:p>
          </table:table-cell>
          <table:table-cell table:formula="of:=IF(LEFT([.A137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offsetParent</text:p>
          </table:table-cell>
          <table:table-cell table:formula="of:=IF(AND(NOT(ISERROR(VLOOKUP([.A138];[IEplorer.$B$2:.$B$599];1;FALSE()))); NOT(ISERROR(VLOOKUP([.A138];[Firefox.$B$2:.$B$599];1;FALSE()))));[.A138];&quot;#N/A&quot;)" office:value-type="string" office:string-value="offsetParent">
            <text:p>offsetParent</text:p>
          </table:table-cell>
          <table:table-cell table:formula="of:=IF([.B138]=&quot;#N/A&quot;;      VLOOKUP([.A138];[IEplorer.$B$2:.$B$599];1;FALSE());            NA())" office:value-type="float" office:value="0">
            <text:p>#N/D</text:p>
          </table:table-cell>
          <table:table-cell table:formula="of:=IF([.B138]=&quot;#N/A&quot;;      VLOOKUP([.A138];[Firefox.$B$2:.$B$599];1;FALSE());            NA())" office:value-type="float" office:value="0">
            <text:p>#N/D</text:p>
          </table:table-cell>
          <table:table-cell table:formula="of:=VLOOKUP([.A138];[HTMLDom.$B$2:.$B$599];1;FALSE())" office:value-type="float" office:value="0">
            <text:p>#N/D</text:p>
          </table:table-cell>
          <table:table-cell table:formula="of:=IF(LEFT([.A138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offsetTop</text:p>
          </table:table-cell>
          <table:table-cell table:formula="of:=IF(AND(NOT(ISERROR(VLOOKUP([.A139];[IEplorer.$B$2:.$B$599];1;FALSE()))); NOT(ISERROR(VLOOKUP([.A139];[Firefox.$B$2:.$B$599];1;FALSE()))));[.A139];&quot;#N/A&quot;)" office:value-type="string" office:string-value="offsetTop">
            <text:p>offsetTop</text:p>
          </table:table-cell>
          <table:table-cell table:formula="of:=IF([.B139]=&quot;#N/A&quot;;      VLOOKUP([.A139];[IEplorer.$B$2:.$B$599];1;FALSE());            NA())" office:value-type="float" office:value="0">
            <text:p>#N/D</text:p>
          </table:table-cell>
          <table:table-cell table:formula="of:=IF([.B139]=&quot;#N/A&quot;;      VLOOKUP([.A139];[Firefox.$B$2:.$B$599];1;FALSE());            NA())" office:value-type="float" office:value="0">
            <text:p>#N/D</text:p>
          </table:table-cell>
          <table:table-cell table:formula="of:=VLOOKUP([.A139];[HTMLDom.$B$2:.$B$599];1;FALSE())" office:value-type="float" office:value="0">
            <text:p>#N/D</text:p>
          </table:table-cell>
          <table:table-cell table:formula="of:=IF(LEFT([.A139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offsetWidth</text:p>
          </table:table-cell>
          <table:table-cell table:formula="of:=IF(AND(NOT(ISERROR(VLOOKUP([.A140];[IEplorer.$B$2:.$B$599];1;FALSE()))); NOT(ISERROR(VLOOKUP([.A140];[Firefox.$B$2:.$B$599];1;FALSE()))));[.A140];&quot;#N/A&quot;)" office:value-type="string" office:string-value="offsetWidth">
            <text:p>offsetWidth</text:p>
          </table:table-cell>
          <table:table-cell table:formula="of:=IF([.B140]=&quot;#N/A&quot;;      VLOOKUP([.A140];[IEplorer.$B$2:.$B$599];1;FALSE());            NA())" office:value-type="float" office:value="0">
            <text:p>#N/D</text:p>
          </table:table-cell>
          <table:table-cell table:formula="of:=IF([.B140]=&quot;#N/A&quot;;      VLOOKUP([.A140];[Firefox.$B$2:.$B$599];1;FALSE());            NA())" office:value-type="float" office:value="0">
            <text:p>#N/D</text:p>
          </table:table-cell>
          <table:table-cell table:formula="of:=VLOOKUP([.A140];[HTMLDom.$B$2:.$B$599];1;FALSE())" office:value-type="float" office:value="0">
            <text:p>#N/D</text:p>
          </table:table-cell>
          <table:table-cell table:formula="of:=IF(LEFT([.A14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onabort</text:p>
          </table:table-cell>
          <table:table-cell table:formula="of:=IF(AND(NOT(ISERROR(VLOOKUP([.A141];[IEplorer.$B$2:.$B$599];1;FALSE()))); NOT(ISERROR(VLOOKUP([.A141];[Firefox.$B$2:.$B$599];1;FALSE()))));[.A141];&quot;#N/A&quot;)" office:value-type="string" office:string-value="#N/A">
            <text:p>#N/A</text:p>
          </table:table-cell>
          <table:table-cell table:formula="of:=IF([.B141]=&quot;#N/A&quot;;      VLOOKUP([.A141];[IEplorer.$B$2:.$B$599];1;FALSE());            NA())" office:value-type="float" office:value="0">
            <text:p>#N/D</text:p>
          </table:table-cell>
          <table:table-cell table:formula="of:=IF([.B141]=&quot;#N/A&quot;;      VLOOKUP([.A141];[Firefox.$B$2:.$B$599];1;FALSE());            NA())" office:value-type="string" office:string-value="onabort">
            <text:p>onabort</text:p>
          </table:table-cell>
          <table:table-cell table:formula="of:=VLOOKUP([.A141];[HTMLDom.$B$2:.$B$599];1;FALSE())" office:value-type="float" office:value="0">
            <text:p>#N/D</text:p>
          </table:table-cell>
          <table:table-cell table:formula="of:=IF(LEFT([.A14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activate</text:p>
          </table:table-cell>
          <table:table-cell table:formula="of:=IF(AND(NOT(ISERROR(VLOOKUP([.A142];[IEplorer.$B$2:.$B$599];1;FALSE()))); NOT(ISERROR(VLOOKUP([.A142];[Firefox.$B$2:.$B$599];1;FALSE()))));[.A142];&quot;#N/A&quot;)" office:value-type="string" office:string-value="#N/A">
            <text:p>#N/A</text:p>
          </table:table-cell>
          <table:table-cell table:formula="of:=IF([.B142]=&quot;#N/A&quot;;      VLOOKUP([.A142];[IEplorer.$B$2:.$B$599];1;FALSE());            NA())" office:value-type="string" office:string-value="onactivate">
            <text:p>onactivate</text:p>
          </table:table-cell>
          <table:table-cell table:formula="of:=IF([.B142]=&quot;#N/A&quot;;      VLOOKUP([.A142];[Firefox.$B$2:.$B$599];1;FALSE());            NA())" office:value-type="float" office:value="0">
            <text:p>#N/D</text:p>
          </table:table-cell>
          <table:table-cell table:formula="of:=VLOOKUP([.A142];[HTMLDom.$B$2:.$B$599];1;FALSE())" office:value-type="float" office:value="0">
            <text:p>#N/D</text:p>
          </table:table-cell>
          <table:table-cell table:formula="of:=IF(LEFT([.A14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afterupdate</text:p>
          </table:table-cell>
          <table:table-cell table:formula="of:=IF(AND(NOT(ISERROR(VLOOKUP([.A143];[IEplorer.$B$2:.$B$599];1;FALSE()))); NOT(ISERROR(VLOOKUP([.A143];[Firefox.$B$2:.$B$599];1;FALSE()))));[.A143];&quot;#N/A&quot;)" office:value-type="string" office:string-value="#N/A">
            <text:p>#N/A</text:p>
          </table:table-cell>
          <table:table-cell table:formula="of:=IF([.B143]=&quot;#N/A&quot;;      VLOOKUP([.A143];[IEplorer.$B$2:.$B$599];1;FALSE());            NA())" office:value-type="string" office:string-value="onafterupdate">
            <text:p>onafterupdate</text:p>
          </table:table-cell>
          <table:table-cell table:formula="of:=IF([.B143]=&quot;#N/A&quot;;      VLOOKUP([.A143];[Firefox.$B$2:.$B$599];1;FALSE());            NA())" office:value-type="float" office:value="0">
            <text:p>#N/D</text:p>
          </table:table-cell>
          <table:table-cell table:formula="of:=VLOOKUP([.A143];[HTMLDom.$B$2:.$B$599];1;FALSE())" office:value-type="float" office:value="0">
            <text:p>#N/D</text:p>
          </table:table-cell>
          <table:table-cell table:formula="of:=IF(LEFT([.A14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beforeactivate</text:p>
          </table:table-cell>
          <table:table-cell table:formula="of:=IF(AND(NOT(ISERROR(VLOOKUP([.A144];[IEplorer.$B$2:.$B$599];1;FALSE()))); NOT(ISERROR(VLOOKUP([.A144];[Firefox.$B$2:.$B$599];1;FALSE()))));[.A144];&quot;#N/A&quot;)" office:value-type="string" office:string-value="#N/A">
            <text:p>#N/A</text:p>
          </table:table-cell>
          <table:table-cell table:formula="of:=IF([.B144]=&quot;#N/A&quot;;      VLOOKUP([.A144];[IEplorer.$B$2:.$B$599];1;FALSE());            NA())" office:value-type="string" office:string-value="onbeforeactivate">
            <text:p>onbeforeactivate</text:p>
          </table:table-cell>
          <table:table-cell table:formula="of:=IF([.B144]=&quot;#N/A&quot;;      VLOOKUP([.A144];[Firefox.$B$2:.$B$599];1;FALSE());            NA())" office:value-type="float" office:value="0">
            <text:p>#N/D</text:p>
          </table:table-cell>
          <table:table-cell table:formula="of:=VLOOKUP([.A144];[HTMLDom.$B$2:.$B$599];1;FALSE())" office:value-type="float" office:value="0">
            <text:p>#N/D</text:p>
          </table:table-cell>
          <table:table-cell table:formula="of:=IF(LEFT([.A14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beforecopy</text:p>
          </table:table-cell>
          <table:table-cell table:formula="of:=IF(AND(NOT(ISERROR(VLOOKUP([.A145];[IEplorer.$B$2:.$B$599];1;FALSE()))); NOT(ISERROR(VLOOKUP([.A145];[Firefox.$B$2:.$B$599];1;FALSE()))));[.A145];&quot;#N/A&quot;)" office:value-type="string" office:string-value="#N/A">
            <text:p>#N/A</text:p>
          </table:table-cell>
          <table:table-cell table:formula="of:=IF([.B145]=&quot;#N/A&quot;;      VLOOKUP([.A145];[IEplorer.$B$2:.$B$599];1;FALSE());            NA())" office:value-type="string" office:string-value="onbeforecopy">
            <text:p>onbeforecopy</text:p>
          </table:table-cell>
          <table:table-cell table:formula="of:=IF([.B145]=&quot;#N/A&quot;;      VLOOKUP([.A145];[Firefox.$B$2:.$B$599];1;FALSE());            NA())" office:value-type="float" office:value="0">
            <text:p>#N/D</text:p>
          </table:table-cell>
          <table:table-cell table:formula="of:=VLOOKUP([.A145];[HTMLDom.$B$2:.$B$599];1;FALSE())" office:value-type="float" office:value="0">
            <text:p>#N/D</text:p>
          </table:table-cell>
          <table:table-cell table:formula="of:=IF(LEFT([.A14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beforecut</text:p>
          </table:table-cell>
          <table:table-cell table:formula="of:=IF(AND(NOT(ISERROR(VLOOKUP([.A146];[IEplorer.$B$2:.$B$599];1;FALSE()))); NOT(ISERROR(VLOOKUP([.A146];[Firefox.$B$2:.$B$599];1;FALSE()))));[.A146];&quot;#N/A&quot;)" office:value-type="string" office:string-value="#N/A">
            <text:p>#N/A</text:p>
          </table:table-cell>
          <table:table-cell table:formula="of:=IF([.B146]=&quot;#N/A&quot;;      VLOOKUP([.A146];[IEplorer.$B$2:.$B$599];1;FALSE());            NA())" office:value-type="string" office:string-value="onbeforecut">
            <text:p>onbeforecut</text:p>
          </table:table-cell>
          <table:table-cell table:formula="of:=IF([.B146]=&quot;#N/A&quot;;      VLOOKUP([.A146];[Firefox.$B$2:.$B$599];1;FALSE());            NA())" office:value-type="float" office:value="0">
            <text:p>#N/D</text:p>
          </table:table-cell>
          <table:table-cell table:formula="of:=VLOOKUP([.A146];[HTMLDom.$B$2:.$B$599];1;FALSE())" office:value-type="float" office:value="0">
            <text:p>#N/D</text:p>
          </table:table-cell>
          <table:table-cell table:formula="of:=IF(LEFT([.A14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beforedeactivate</text:p>
          </table:table-cell>
          <table:table-cell table:formula="of:=IF(AND(NOT(ISERROR(VLOOKUP([.A147];[IEplorer.$B$2:.$B$599];1;FALSE()))); NOT(ISERROR(VLOOKUP([.A147];[Firefox.$B$2:.$B$599];1;FALSE()))));[.A147];&quot;#N/A&quot;)" office:value-type="string" office:string-value="#N/A">
            <text:p>#N/A</text:p>
          </table:table-cell>
          <table:table-cell table:formula="of:=IF([.B147]=&quot;#N/A&quot;;      VLOOKUP([.A147];[IEplorer.$B$2:.$B$599];1;FALSE());            NA())" office:value-type="string" office:string-value="onbeforedeactivate">
            <text:p>onbeforedeactivate</text:p>
          </table:table-cell>
          <table:table-cell table:formula="of:=IF([.B147]=&quot;#N/A&quot;;      VLOOKUP([.A147];[Firefox.$B$2:.$B$599];1;FALSE());            NA())" office:value-type="float" office:value="0">
            <text:p>#N/D</text:p>
          </table:table-cell>
          <table:table-cell table:formula="of:=VLOOKUP([.A147];[HTMLDom.$B$2:.$B$599];1;FALSE())" office:value-type="float" office:value="0">
            <text:p>#N/D</text:p>
          </table:table-cell>
          <table:table-cell table:formula="of:=IF(LEFT([.A14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beforeeditfocus</text:p>
          </table:table-cell>
          <table:table-cell table:formula="of:=IF(AND(NOT(ISERROR(VLOOKUP([.A148];[IEplorer.$B$2:.$B$599];1;FALSE()))); NOT(ISERROR(VLOOKUP([.A148];[Firefox.$B$2:.$B$599];1;FALSE()))));[.A148];&quot;#N/A&quot;)" office:value-type="string" office:string-value="#N/A">
            <text:p>#N/A</text:p>
          </table:table-cell>
          <table:table-cell table:formula="of:=IF([.B148]=&quot;#N/A&quot;;      VLOOKUP([.A148];[IEplorer.$B$2:.$B$599];1;FALSE());            NA())" office:value-type="string" office:string-value="onbeforeeditfocus">
            <text:p>onbeforeeditfocus</text:p>
          </table:table-cell>
          <table:table-cell table:formula="of:=IF([.B148]=&quot;#N/A&quot;;      VLOOKUP([.A148];[Firefox.$B$2:.$B$599];1;FALSE());            NA())" office:value-type="float" office:value="0">
            <text:p>#N/D</text:p>
          </table:table-cell>
          <table:table-cell table:formula="of:=VLOOKUP([.A148];[HTMLDom.$B$2:.$B$599];1;FALSE())" office:value-type="float" office:value="0">
            <text:p>#N/D</text:p>
          </table:table-cell>
          <table:table-cell table:formula="of:=IF(LEFT([.A14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beforepaste</text:p>
          </table:table-cell>
          <table:table-cell table:formula="of:=IF(AND(NOT(ISERROR(VLOOKUP([.A149];[IEplorer.$B$2:.$B$599];1;FALSE()))); NOT(ISERROR(VLOOKUP([.A149];[Firefox.$B$2:.$B$599];1;FALSE()))));[.A149];&quot;#N/A&quot;)" office:value-type="string" office:string-value="#N/A">
            <text:p>#N/A</text:p>
          </table:table-cell>
          <table:table-cell table:formula="of:=IF([.B149]=&quot;#N/A&quot;;      VLOOKUP([.A149];[IEplorer.$B$2:.$B$599];1;FALSE());            NA())" office:value-type="string" office:string-value="onbeforepaste">
            <text:p>onbeforepaste</text:p>
          </table:table-cell>
          <table:table-cell table:formula="of:=IF([.B149]=&quot;#N/A&quot;;      VLOOKUP([.A149];[Firefox.$B$2:.$B$599];1;FALSE());            NA())" office:value-type="float" office:value="0">
            <text:p>#N/D</text:p>
          </table:table-cell>
          <table:table-cell table:formula="of:=VLOOKUP([.A149];[HTMLDom.$B$2:.$B$599];1;FALSE())" office:value-type="float" office:value="0">
            <text:p>#N/D</text:p>
          </table:table-cell>
          <table:table-cell table:formula="of:=IF(LEFT([.A14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beforeupdate</text:p>
          </table:table-cell>
          <table:table-cell table:formula="of:=IF(AND(NOT(ISERROR(VLOOKUP([.A150];[IEplorer.$B$2:.$B$599];1;FALSE()))); NOT(ISERROR(VLOOKUP([.A150];[Firefox.$B$2:.$B$599];1;FALSE()))));[.A150];&quot;#N/A&quot;)" office:value-type="string" office:string-value="#N/A">
            <text:p>#N/A</text:p>
          </table:table-cell>
          <table:table-cell table:formula="of:=IF([.B150]=&quot;#N/A&quot;;      VLOOKUP([.A150];[IEplorer.$B$2:.$B$599];1;FALSE());            NA())" office:value-type="string" office:string-value="onbeforeupdate">
            <text:p>onbeforeupdate</text:p>
          </table:table-cell>
          <table:table-cell table:formula="of:=IF([.B150]=&quot;#N/A&quot;;      VLOOKUP([.A150];[Firefox.$B$2:.$B$599];1;FALSE());            NA())" office:value-type="float" office:value="0">
            <text:p>#N/D</text:p>
          </table:table-cell>
          <table:table-cell table:formula="of:=VLOOKUP([.A150];[HTMLDom.$B$2:.$B$599];1;FALSE())" office:value-type="float" office:value="0">
            <text:p>#N/D</text:p>
          </table:table-cell>
          <table:table-cell table:formula="of:=IF(LEFT([.A15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blur</text:p>
          </table:table-cell>
          <table:table-cell table:formula="of:=IF(AND(NOT(ISERROR(VLOOKUP([.A151];[IEplorer.$B$2:.$B$599];1;FALSE()))); NOT(ISERROR(VLOOKUP([.A151];[Firefox.$B$2:.$B$599];1;FALSE()))));[.A151];&quot;#N/A&quot;)" office:value-type="string" office:string-value="onblur">
            <text:p>onblur</text:p>
          </table:table-cell>
          <table:table-cell table:formula="of:=IF([.B151]=&quot;#N/A&quot;;      VLOOKUP([.A151];[IEplorer.$B$2:.$B$599];1;FALSE());            NA())" office:value-type="float" office:value="0">
            <text:p>#N/D</text:p>
          </table:table-cell>
          <table:table-cell table:formula="of:=IF([.B151]=&quot;#N/A&quot;;      VLOOKUP([.A151];[Firefox.$B$2:.$B$599];1;FALSE());            NA())" office:value-type="float" office:value="0">
            <text:p>#N/D</text:p>
          </table:table-cell>
          <table:table-cell table:formula="of:=VLOOKUP([.A151];[HTMLDom.$B$2:.$B$599];1;FALSE())" office:value-type="float" office:value="0">
            <text:p>#N/D</text:p>
          </table:table-cell>
          <table:table-cell table:formula="of:=IF(LEFT([.A15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anplay</text:p>
          </table:table-cell>
          <table:table-cell table:formula="of:=IF(AND(NOT(ISERROR(VLOOKUP([.A152];[IEplorer.$B$2:.$B$599];1;FALSE()))); NOT(ISERROR(VLOOKUP([.A152];[Firefox.$B$2:.$B$599];1;FALSE()))));[.A152];&quot;#N/A&quot;)" office:value-type="string" office:string-value="#N/A">
            <text:p>#N/A</text:p>
          </table:table-cell>
          <table:table-cell table:formula="of:=IF([.B152]=&quot;#N/A&quot;;      VLOOKUP([.A152];[IEplorer.$B$2:.$B$599];1;FALSE());            NA())" office:value-type="float" office:value="0">
            <text:p>#N/D</text:p>
          </table:table-cell>
          <table:table-cell table:formula="of:=IF([.B152]=&quot;#N/A&quot;;      VLOOKUP([.A152];[Firefox.$B$2:.$B$599];1;FALSE());            NA())" office:value-type="string" office:string-value="oncanplay">
            <text:p>oncanplay</text:p>
          </table:table-cell>
          <table:table-cell table:formula="of:=VLOOKUP([.A152];[HTMLDom.$B$2:.$B$599];1;FALSE())" office:value-type="float" office:value="0">
            <text:p>#N/D</text:p>
          </table:table-cell>
          <table:table-cell table:formula="of:=IF(LEFT([.A15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anplaythrough</text:p>
          </table:table-cell>
          <table:table-cell table:formula="of:=IF(AND(NOT(ISERROR(VLOOKUP([.A153];[IEplorer.$B$2:.$B$599];1;FALSE()))); NOT(ISERROR(VLOOKUP([.A153];[Firefox.$B$2:.$B$599];1;FALSE()))));[.A153];&quot;#N/A&quot;)" office:value-type="string" office:string-value="#N/A">
            <text:p>#N/A</text:p>
          </table:table-cell>
          <table:table-cell table:formula="of:=IF([.B153]=&quot;#N/A&quot;;      VLOOKUP([.A153];[IEplorer.$B$2:.$B$599];1;FALSE());            NA())" office:value-type="float" office:value="0">
            <text:p>#N/D</text:p>
          </table:table-cell>
          <table:table-cell table:formula="of:=IF([.B153]=&quot;#N/A&quot;;      VLOOKUP([.A153];[Firefox.$B$2:.$B$599];1;FALSE());            NA())" office:value-type="string" office:string-value="oncanplaythrough">
            <text:p>oncanplaythrough</text:p>
          </table:table-cell>
          <table:table-cell table:formula="of:=VLOOKUP([.A153];[HTMLDom.$B$2:.$B$599];1;FALSE())" office:value-type="float" office:value="0">
            <text:p>#N/D</text:p>
          </table:table-cell>
          <table:table-cell table:formula="of:=IF(LEFT([.A15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ellchange</text:p>
          </table:table-cell>
          <table:table-cell table:formula="of:=IF(AND(NOT(ISERROR(VLOOKUP([.A154];[IEplorer.$B$2:.$B$599];1;FALSE()))); NOT(ISERROR(VLOOKUP([.A154];[Firefox.$B$2:.$B$599];1;FALSE()))));[.A154];&quot;#N/A&quot;)" office:value-type="string" office:string-value="#N/A">
            <text:p>#N/A</text:p>
          </table:table-cell>
          <table:table-cell table:formula="of:=IF([.B154]=&quot;#N/A&quot;;      VLOOKUP([.A154];[IEplorer.$B$2:.$B$599];1;FALSE());            NA())" office:value-type="string" office:string-value="oncellchange">
            <text:p>oncellchange</text:p>
          </table:table-cell>
          <table:table-cell table:formula="of:=IF([.B154]=&quot;#N/A&quot;;      VLOOKUP([.A154];[Firefox.$B$2:.$B$599];1;FALSE());            NA())" office:value-type="float" office:value="0">
            <text:p>#N/D</text:p>
          </table:table-cell>
          <table:table-cell table:formula="of:=VLOOKUP([.A154];[HTMLDom.$B$2:.$B$599];1;FALSE())" office:value-type="float" office:value="0">
            <text:p>#N/D</text:p>
          </table:table-cell>
          <table:table-cell table:formula="of:=IF(LEFT([.A15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hange</text:p>
          </table:table-cell>
          <table:table-cell table:formula="of:=IF(AND(NOT(ISERROR(VLOOKUP([.A155];[IEplorer.$B$2:.$B$599];1;FALSE()))); NOT(ISERROR(VLOOKUP([.A155];[Firefox.$B$2:.$B$599];1;FALSE()))));[.A155];&quot;#N/A&quot;)" office:value-type="string" office:string-value="#N/A">
            <text:p>#N/A</text:p>
          </table:table-cell>
          <table:table-cell table:formula="of:=IF([.B155]=&quot;#N/A&quot;;      VLOOKUP([.A155];[IEplorer.$B$2:.$B$599];1;FALSE());            NA())" office:value-type="float" office:value="0">
            <text:p>#N/D</text:p>
          </table:table-cell>
          <table:table-cell table:formula="of:=IF([.B155]=&quot;#N/A&quot;;      VLOOKUP([.A155];[Firefox.$B$2:.$B$599];1;FALSE());            NA())" office:value-type="string" office:string-value="onchange">
            <text:p>onchange</text:p>
          </table:table-cell>
          <table:table-cell table:formula="of:=VLOOKUP([.A155];[HTMLDom.$B$2:.$B$599];1;FALSE())" office:value-type="float" office:value="0">
            <text:p>#N/D</text:p>
          </table:table-cell>
          <table:table-cell table:formula="of:=IF(LEFT([.A15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lick</text:p>
          </table:table-cell>
          <table:table-cell table:formula="of:=IF(AND(NOT(ISERROR(VLOOKUP([.A156];[IEplorer.$B$2:.$B$599];1;FALSE()))); NOT(ISERROR(VLOOKUP([.A156];[Firefox.$B$2:.$B$599];1;FALSE()))));[.A156];&quot;#N/A&quot;)" office:value-type="string" office:string-value="onclick">
            <text:p>onclick</text:p>
          </table:table-cell>
          <table:table-cell table:formula="of:=IF([.B156]=&quot;#N/A&quot;;      VLOOKUP([.A156];[IEplorer.$B$2:.$B$599];1;FALSE());            NA())" office:value-type="float" office:value="0">
            <text:p>#N/D</text:p>
          </table:table-cell>
          <table:table-cell table:formula="of:=IF([.B156]=&quot;#N/A&quot;;      VLOOKUP([.A156];[Firefox.$B$2:.$B$599];1;FALSE());            NA())" office:value-type="float" office:value="0">
            <text:p>#N/D</text:p>
          </table:table-cell>
          <table:table-cell table:formula="of:=VLOOKUP([.A156];[HTMLDom.$B$2:.$B$599];1;FALSE())" office:value-type="float" office:value="0">
            <text:p>#N/D</text:p>
          </table:table-cell>
          <table:table-cell table:formula="of:=IF(LEFT([.A15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ontextmenu</text:p>
          </table:table-cell>
          <table:table-cell table:formula="of:=IF(AND(NOT(ISERROR(VLOOKUP([.A157];[IEplorer.$B$2:.$B$599];1;FALSE()))); NOT(ISERROR(VLOOKUP([.A157];[Firefox.$B$2:.$B$599];1;FALSE()))));[.A157];&quot;#N/A&quot;)" office:value-type="string" office:string-value="oncontextmenu">
            <text:p>oncontextmenu</text:p>
          </table:table-cell>
          <table:table-cell table:formula="of:=IF([.B157]=&quot;#N/A&quot;;      VLOOKUP([.A157];[IEplorer.$B$2:.$B$599];1;FALSE());            NA())" office:value-type="float" office:value="0">
            <text:p>#N/D</text:p>
          </table:table-cell>
          <table:table-cell table:formula="of:=IF([.B157]=&quot;#N/A&quot;;      VLOOKUP([.A157];[Firefox.$B$2:.$B$599];1;FALSE());            NA())" office:value-type="float" office:value="0">
            <text:p>#N/D</text:p>
          </table:table-cell>
          <table:table-cell table:formula="of:=VLOOKUP([.A157];[HTMLDom.$B$2:.$B$599];1;FALSE())" office:value-type="float" office:value="0">
            <text:p>#N/D</text:p>
          </table:table-cell>
          <table:table-cell table:formula="of:=IF(LEFT([.A15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ontrolselect</text:p>
          </table:table-cell>
          <table:table-cell table:formula="of:=IF(AND(NOT(ISERROR(VLOOKUP([.A158];[IEplorer.$B$2:.$B$599];1;FALSE()))); NOT(ISERROR(VLOOKUP([.A158];[Firefox.$B$2:.$B$599];1;FALSE()))));[.A158];&quot;#N/A&quot;)" office:value-type="string" office:string-value="#N/A">
            <text:p>#N/A</text:p>
          </table:table-cell>
          <table:table-cell table:formula="of:=IF([.B158]=&quot;#N/A&quot;;      VLOOKUP([.A158];[IEplorer.$B$2:.$B$599];1;FALSE());            NA())" office:value-type="string" office:string-value="oncontrolselect">
            <text:p>oncontrolselect</text:p>
          </table:table-cell>
          <table:table-cell table:formula="of:=IF([.B158]=&quot;#N/A&quot;;      VLOOKUP([.A158];[Firefox.$B$2:.$B$599];1;FALSE());            NA())" office:value-type="float" office:value="0">
            <text:p>#N/D</text:p>
          </table:table-cell>
          <table:table-cell table:formula="of:=VLOOKUP([.A158];[HTMLDom.$B$2:.$B$599];1;FALSE())" office:value-type="float" office:value="0">
            <text:p>#N/D</text:p>
          </table:table-cell>
          <table:table-cell table:formula="of:=IF(LEFT([.A15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opy</text:p>
          </table:table-cell>
          <table:table-cell table:formula="of:=IF(AND(NOT(ISERROR(VLOOKUP([.A159];[IEplorer.$B$2:.$B$599];1;FALSE()))); NOT(ISERROR(VLOOKUP([.A159];[Firefox.$B$2:.$B$599];1;FALSE()))));[.A159];&quot;#N/A&quot;)" office:value-type="string" office:string-value="oncopy">
            <text:p>oncopy</text:p>
          </table:table-cell>
          <table:table-cell table:formula="of:=IF([.B159]=&quot;#N/A&quot;;      VLOOKUP([.A159];[IEplorer.$B$2:.$B$599];1;FALSE());            NA())" office:value-type="float" office:value="0">
            <text:p>#N/D</text:p>
          </table:table-cell>
          <table:table-cell table:formula="of:=IF([.B159]=&quot;#N/A&quot;;      VLOOKUP([.A159];[Firefox.$B$2:.$B$599];1;FALSE());            NA())" office:value-type="float" office:value="0">
            <text:p>#N/D</text:p>
          </table:table-cell>
          <table:table-cell table:formula="of:=VLOOKUP([.A159];[HTMLDom.$B$2:.$B$599];1;FALSE())" office:value-type="float" office:value="0">
            <text:p>#N/D</text:p>
          </table:table-cell>
          <table:table-cell table:formula="of:=IF(LEFT([.A15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cut</text:p>
          </table:table-cell>
          <table:table-cell table:formula="of:=IF(AND(NOT(ISERROR(VLOOKUP([.A160];[IEplorer.$B$2:.$B$599];1;FALSE()))); NOT(ISERROR(VLOOKUP([.A160];[Firefox.$B$2:.$B$599];1;FALSE()))));[.A160];&quot;#N/A&quot;)" office:value-type="string" office:string-value="oncut">
            <text:p>oncut</text:p>
          </table:table-cell>
          <table:table-cell table:formula="of:=IF([.B160]=&quot;#N/A&quot;;      VLOOKUP([.A160];[IEplorer.$B$2:.$B$599];1;FALSE());            NA())" office:value-type="float" office:value="0">
            <text:p>#N/D</text:p>
          </table:table-cell>
          <table:table-cell table:formula="of:=IF([.B160]=&quot;#N/A&quot;;      VLOOKUP([.A160];[Firefox.$B$2:.$B$599];1;FALSE());            NA())" office:value-type="float" office:value="0">
            <text:p>#N/D</text:p>
          </table:table-cell>
          <table:table-cell table:formula="of:=VLOOKUP([.A160];[HTMLDom.$B$2:.$B$599];1;FALSE())" office:value-type="float" office:value="0">
            <text:p>#N/D</text:p>
          </table:table-cell>
          <table:table-cell table:formula="of:=IF(LEFT([.A16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ataavailable</text:p>
          </table:table-cell>
          <table:table-cell table:formula="of:=IF(AND(NOT(ISERROR(VLOOKUP([.A161];[IEplorer.$B$2:.$B$599];1;FALSE()))); NOT(ISERROR(VLOOKUP([.A161];[Firefox.$B$2:.$B$599];1;FALSE()))));[.A161];&quot;#N/A&quot;)" office:value-type="string" office:string-value="#N/A">
            <text:p>#N/A</text:p>
          </table:table-cell>
          <table:table-cell table:formula="of:=IF([.B161]=&quot;#N/A&quot;;      VLOOKUP([.A161];[IEplorer.$B$2:.$B$599];1;FALSE());            NA())" office:value-type="string" office:string-value="ondataavailable">
            <text:p>ondataavailable</text:p>
          </table:table-cell>
          <table:table-cell table:formula="of:=IF([.B161]=&quot;#N/A&quot;;      VLOOKUP([.A161];[Firefox.$B$2:.$B$599];1;FALSE());            NA())" office:value-type="float" office:value="0">
            <text:p>#N/D</text:p>
          </table:table-cell>
          <table:table-cell table:formula="of:=VLOOKUP([.A161];[HTMLDom.$B$2:.$B$599];1;FALSE())" office:value-type="float" office:value="0">
            <text:p>#N/D</text:p>
          </table:table-cell>
          <table:table-cell table:formula="of:=IF(LEFT([.A16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atasetchanged</text:p>
          </table:table-cell>
          <table:table-cell table:formula="of:=IF(AND(NOT(ISERROR(VLOOKUP([.A162];[IEplorer.$B$2:.$B$599];1;FALSE()))); NOT(ISERROR(VLOOKUP([.A162];[Firefox.$B$2:.$B$599];1;FALSE()))));[.A162];&quot;#N/A&quot;)" office:value-type="string" office:string-value="#N/A">
            <text:p>#N/A</text:p>
          </table:table-cell>
          <table:table-cell table:formula="of:=IF([.B162]=&quot;#N/A&quot;;      VLOOKUP([.A162];[IEplorer.$B$2:.$B$599];1;FALSE());            NA())" office:value-type="string" office:string-value="ondatasetchanged">
            <text:p>ondatasetchanged</text:p>
          </table:table-cell>
          <table:table-cell table:formula="of:=IF([.B162]=&quot;#N/A&quot;;      VLOOKUP([.A162];[Firefox.$B$2:.$B$599];1;FALSE());            NA())" office:value-type="float" office:value="0">
            <text:p>#N/D</text:p>
          </table:table-cell>
          <table:table-cell table:formula="of:=VLOOKUP([.A162];[HTMLDom.$B$2:.$B$599];1;FALSE())" office:value-type="float" office:value="0">
            <text:p>#N/D</text:p>
          </table:table-cell>
          <table:table-cell table:formula="of:=IF(LEFT([.A16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atasetcomplete</text:p>
          </table:table-cell>
          <table:table-cell table:formula="of:=IF(AND(NOT(ISERROR(VLOOKUP([.A163];[IEplorer.$B$2:.$B$599];1;FALSE()))); NOT(ISERROR(VLOOKUP([.A163];[Firefox.$B$2:.$B$599];1;FALSE()))));[.A163];&quot;#N/A&quot;)" office:value-type="string" office:string-value="#N/A">
            <text:p>#N/A</text:p>
          </table:table-cell>
          <table:table-cell table:formula="of:=IF([.B163]=&quot;#N/A&quot;;      VLOOKUP([.A163];[IEplorer.$B$2:.$B$599];1;FALSE());            NA())" office:value-type="string" office:string-value="ondatasetcomplete">
            <text:p>ondatasetcomplete</text:p>
          </table:table-cell>
          <table:table-cell table:formula="of:=IF([.B163]=&quot;#N/A&quot;;      VLOOKUP([.A163];[Firefox.$B$2:.$B$599];1;FALSE());            NA())" office:value-type="float" office:value="0">
            <text:p>#N/D</text:p>
          </table:table-cell>
          <table:table-cell table:formula="of:=VLOOKUP([.A163];[HTMLDom.$B$2:.$B$599];1;FALSE())" office:value-type="float" office:value="0">
            <text:p>#N/D</text:p>
          </table:table-cell>
          <table:table-cell table:formula="of:=IF(LEFT([.A16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blclick</text:p>
          </table:table-cell>
          <table:table-cell table:formula="of:=IF(AND(NOT(ISERROR(VLOOKUP([.A164];[IEplorer.$B$2:.$B$599];1;FALSE()))); NOT(ISERROR(VLOOKUP([.A164];[Firefox.$B$2:.$B$599];1;FALSE()))));[.A164];&quot;#N/A&quot;)" office:value-type="string" office:string-value="ondblclick">
            <text:p>ondblclick</text:p>
          </table:table-cell>
          <table:table-cell table:formula="of:=IF([.B164]=&quot;#N/A&quot;;      VLOOKUP([.A164];[IEplorer.$B$2:.$B$599];1;FALSE());            NA())" office:value-type="float" office:value="0">
            <text:p>#N/D</text:p>
          </table:table-cell>
          <table:table-cell table:formula="of:=IF([.B164]=&quot;#N/A&quot;;      VLOOKUP([.A164];[Firefox.$B$2:.$B$599];1;FALSE());            NA())" office:value-type="float" office:value="0">
            <text:p>#N/D</text:p>
          </table:table-cell>
          <table:table-cell table:formula="of:=VLOOKUP([.A164];[HTMLDom.$B$2:.$B$599];1;FALSE())" office:value-type="float" office:value="0">
            <text:p>#N/D</text:p>
          </table:table-cell>
          <table:table-cell table:formula="of:=IF(LEFT([.A16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eactivate</text:p>
          </table:table-cell>
          <table:table-cell table:formula="of:=IF(AND(NOT(ISERROR(VLOOKUP([.A165];[IEplorer.$B$2:.$B$599];1;FALSE()))); NOT(ISERROR(VLOOKUP([.A165];[Firefox.$B$2:.$B$599];1;FALSE()))));[.A165];&quot;#N/A&quot;)" office:value-type="string" office:string-value="#N/A">
            <text:p>#N/A</text:p>
          </table:table-cell>
          <table:table-cell table:formula="of:=IF([.B165]=&quot;#N/A&quot;;      VLOOKUP([.A165];[IEplorer.$B$2:.$B$599];1;FALSE());            NA())" office:value-type="string" office:string-value="ondeactivate">
            <text:p>ondeactivate</text:p>
          </table:table-cell>
          <table:table-cell table:formula="of:=IF([.B165]=&quot;#N/A&quot;;      VLOOKUP([.A165];[Firefox.$B$2:.$B$599];1;FALSE());            NA())" office:value-type="float" office:value="0">
            <text:p>#N/D</text:p>
          </table:table-cell>
          <table:table-cell table:formula="of:=VLOOKUP([.A165];[HTMLDom.$B$2:.$B$599];1;FALSE())" office:value-type="float" office:value="0">
            <text:p>#N/D</text:p>
          </table:table-cell>
          <table:table-cell table:formula="of:=IF(LEFT([.A16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rag</text:p>
          </table:table-cell>
          <table:table-cell table:formula="of:=IF(AND(NOT(ISERROR(VLOOKUP([.A166];[IEplorer.$B$2:.$B$599];1;FALSE()))); NOT(ISERROR(VLOOKUP([.A166];[Firefox.$B$2:.$B$599];1;FALSE()))));[.A166];&quot;#N/A&quot;)" office:value-type="string" office:string-value="ondrag">
            <text:p>ondrag</text:p>
          </table:table-cell>
          <table:table-cell table:formula="of:=IF([.B166]=&quot;#N/A&quot;;      VLOOKUP([.A166];[IEplorer.$B$2:.$B$599];1;FALSE());            NA())" office:value-type="float" office:value="0">
            <text:p>#N/D</text:p>
          </table:table-cell>
          <table:table-cell table:formula="of:=IF([.B166]=&quot;#N/A&quot;;      VLOOKUP([.A166];[Firefox.$B$2:.$B$599];1;FALSE());            NA())" office:value-type="float" office:value="0">
            <text:p>#N/D</text:p>
          </table:table-cell>
          <table:table-cell table:formula="of:=VLOOKUP([.A166];[HTMLDom.$B$2:.$B$599];1;FALSE())" office:value-type="float" office:value="0">
            <text:p>#N/D</text:p>
          </table:table-cell>
          <table:table-cell table:formula="of:=IF(LEFT([.A16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ragend</text:p>
          </table:table-cell>
          <table:table-cell table:formula="of:=IF(AND(NOT(ISERROR(VLOOKUP([.A167];[IEplorer.$B$2:.$B$599];1;FALSE()))); NOT(ISERROR(VLOOKUP([.A167];[Firefox.$B$2:.$B$599];1;FALSE()))));[.A167];&quot;#N/A&quot;)" office:value-type="string" office:string-value="ondragend">
            <text:p>ondragend</text:p>
          </table:table-cell>
          <table:table-cell table:formula="of:=IF([.B167]=&quot;#N/A&quot;;      VLOOKUP([.A167];[IEplorer.$B$2:.$B$599];1;FALSE());            NA())" office:value-type="float" office:value="0">
            <text:p>#N/D</text:p>
          </table:table-cell>
          <table:table-cell table:formula="of:=IF([.B167]=&quot;#N/A&quot;;      VLOOKUP([.A167];[Firefox.$B$2:.$B$599];1;FALSE());            NA())" office:value-type="float" office:value="0">
            <text:p>#N/D</text:p>
          </table:table-cell>
          <table:table-cell table:formula="of:=VLOOKUP([.A167];[HTMLDom.$B$2:.$B$599];1;FALSE())" office:value-type="float" office:value="0">
            <text:p>#N/D</text:p>
          </table:table-cell>
          <table:table-cell table:formula="of:=IF(LEFT([.A16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ragenter</text:p>
          </table:table-cell>
          <table:table-cell table:formula="of:=IF(AND(NOT(ISERROR(VLOOKUP([.A168];[IEplorer.$B$2:.$B$599];1;FALSE()))); NOT(ISERROR(VLOOKUP([.A168];[Firefox.$B$2:.$B$599];1;FALSE()))));[.A168];&quot;#N/A&quot;)" office:value-type="string" office:string-value="ondragenter">
            <text:p>ondragenter</text:p>
          </table:table-cell>
          <table:table-cell table:formula="of:=IF([.B168]=&quot;#N/A&quot;;      VLOOKUP([.A168];[IEplorer.$B$2:.$B$599];1;FALSE());            NA())" office:value-type="float" office:value="0">
            <text:p>#N/D</text:p>
          </table:table-cell>
          <table:table-cell table:formula="of:=IF([.B168]=&quot;#N/A&quot;;      VLOOKUP([.A168];[Firefox.$B$2:.$B$599];1;FALSE());            NA())" office:value-type="float" office:value="0">
            <text:p>#N/D</text:p>
          </table:table-cell>
          <table:table-cell table:formula="of:=VLOOKUP([.A168];[HTMLDom.$B$2:.$B$599];1;FALSE())" office:value-type="float" office:value="0">
            <text:p>#N/D</text:p>
          </table:table-cell>
          <table:table-cell table:formula="of:=IF(LEFT([.A16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ragleave</text:p>
          </table:table-cell>
          <table:table-cell table:formula="of:=IF(AND(NOT(ISERROR(VLOOKUP([.A169];[IEplorer.$B$2:.$B$599];1;FALSE()))); NOT(ISERROR(VLOOKUP([.A169];[Firefox.$B$2:.$B$599];1;FALSE()))));[.A169];&quot;#N/A&quot;)" office:value-type="string" office:string-value="ondragleave">
            <text:p>ondragleave</text:p>
          </table:table-cell>
          <table:table-cell table:formula="of:=IF([.B169]=&quot;#N/A&quot;;      VLOOKUP([.A169];[IEplorer.$B$2:.$B$599];1;FALSE());            NA())" office:value-type="float" office:value="0">
            <text:p>#N/D</text:p>
          </table:table-cell>
          <table:table-cell table:formula="of:=IF([.B169]=&quot;#N/A&quot;;      VLOOKUP([.A169];[Firefox.$B$2:.$B$599];1;FALSE());            NA())" office:value-type="float" office:value="0">
            <text:p>#N/D</text:p>
          </table:table-cell>
          <table:table-cell table:formula="of:=VLOOKUP([.A169];[HTMLDom.$B$2:.$B$599];1;FALSE())" office:value-type="float" office:value="0">
            <text:p>#N/D</text:p>
          </table:table-cell>
          <table:table-cell table:formula="of:=IF(LEFT([.A16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ragover</text:p>
          </table:table-cell>
          <table:table-cell table:formula="of:=IF(AND(NOT(ISERROR(VLOOKUP([.A170];[IEplorer.$B$2:.$B$599];1;FALSE()))); NOT(ISERROR(VLOOKUP([.A170];[Firefox.$B$2:.$B$599];1;FALSE()))));[.A170];&quot;#N/A&quot;)" office:value-type="string" office:string-value="ondragover">
            <text:p>ondragover</text:p>
          </table:table-cell>
          <table:table-cell table:formula="of:=IF([.B170]=&quot;#N/A&quot;;      VLOOKUP([.A170];[IEplorer.$B$2:.$B$599];1;FALSE());            NA())" office:value-type="float" office:value="0">
            <text:p>#N/D</text:p>
          </table:table-cell>
          <table:table-cell table:formula="of:=IF([.B170]=&quot;#N/A&quot;;      VLOOKUP([.A170];[Firefox.$B$2:.$B$599];1;FALSE());            NA())" office:value-type="float" office:value="0">
            <text:p>#N/D</text:p>
          </table:table-cell>
          <table:table-cell table:formula="of:=VLOOKUP([.A170];[HTMLDom.$B$2:.$B$599];1;FALSE())" office:value-type="float" office:value="0">
            <text:p>#N/D</text:p>
          </table:table-cell>
          <table:table-cell table:formula="of:=IF(LEFT([.A17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ragstart</text:p>
          </table:table-cell>
          <table:table-cell table:formula="of:=IF(AND(NOT(ISERROR(VLOOKUP([.A171];[IEplorer.$B$2:.$B$599];1;FALSE()))); NOT(ISERROR(VLOOKUP([.A171];[Firefox.$B$2:.$B$599];1;FALSE()))));[.A171];&quot;#N/A&quot;)" office:value-type="string" office:string-value="ondragstart">
            <text:p>ondragstart</text:p>
          </table:table-cell>
          <table:table-cell table:formula="of:=IF([.B171]=&quot;#N/A&quot;;      VLOOKUP([.A171];[IEplorer.$B$2:.$B$599];1;FALSE());            NA())" office:value-type="float" office:value="0">
            <text:p>#N/D</text:p>
          </table:table-cell>
          <table:table-cell table:formula="of:=IF([.B171]=&quot;#N/A&quot;;      VLOOKUP([.A171];[Firefox.$B$2:.$B$599];1;FALSE());            NA())" office:value-type="float" office:value="0">
            <text:p>#N/D</text:p>
          </table:table-cell>
          <table:table-cell table:formula="of:=VLOOKUP([.A171];[HTMLDom.$B$2:.$B$599];1;FALSE())" office:value-type="float" office:value="0">
            <text:p>#N/D</text:p>
          </table:table-cell>
          <table:table-cell table:formula="of:=IF(LEFT([.A17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rop</text:p>
          </table:table-cell>
          <table:table-cell table:formula="of:=IF(AND(NOT(ISERROR(VLOOKUP([.A172];[IEplorer.$B$2:.$B$599];1;FALSE()))); NOT(ISERROR(VLOOKUP([.A172];[Firefox.$B$2:.$B$599];1;FALSE()))));[.A172];&quot;#N/A&quot;)" office:value-type="string" office:string-value="ondrop">
            <text:p>ondrop</text:p>
          </table:table-cell>
          <table:table-cell table:formula="of:=IF([.B172]=&quot;#N/A&quot;;      VLOOKUP([.A172];[IEplorer.$B$2:.$B$599];1;FALSE());            NA())" office:value-type="float" office:value="0">
            <text:p>#N/D</text:p>
          </table:table-cell>
          <table:table-cell table:formula="of:=IF([.B172]=&quot;#N/A&quot;;      VLOOKUP([.A172];[Firefox.$B$2:.$B$599];1;FALSE());            NA())" office:value-type="float" office:value="0">
            <text:p>#N/D</text:p>
          </table:table-cell>
          <table:table-cell table:formula="of:=VLOOKUP([.A172];[HTMLDom.$B$2:.$B$599];1;FALSE())" office:value-type="float" office:value="0">
            <text:p>#N/D</text:p>
          </table:table-cell>
          <table:table-cell table:formula="of:=IF(LEFT([.A17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durationchange</text:p>
          </table:table-cell>
          <table:table-cell table:formula="of:=IF(AND(NOT(ISERROR(VLOOKUP([.A173];[IEplorer.$B$2:.$B$599];1;FALSE()))); NOT(ISERROR(VLOOKUP([.A173];[Firefox.$B$2:.$B$599];1;FALSE()))));[.A173];&quot;#N/A&quot;)" office:value-type="string" office:string-value="#N/A">
            <text:p>#N/A</text:p>
          </table:table-cell>
          <table:table-cell table:formula="of:=IF([.B173]=&quot;#N/A&quot;;      VLOOKUP([.A173];[IEplorer.$B$2:.$B$599];1;FALSE());            NA())" office:value-type="float" office:value="0">
            <text:p>#N/D</text:p>
          </table:table-cell>
          <table:table-cell table:formula="of:=IF([.B173]=&quot;#N/A&quot;;      VLOOKUP([.A173];[Firefox.$B$2:.$B$599];1;FALSE());            NA())" office:value-type="string" office:string-value="ondurationchange">
            <text:p>ondurationchange</text:p>
          </table:table-cell>
          <table:table-cell table:formula="of:=VLOOKUP([.A173];[HTMLDom.$B$2:.$B$599];1;FALSE())" office:value-type="float" office:value="0">
            <text:p>#N/D</text:p>
          </table:table-cell>
          <table:table-cell table:formula="of:=IF(LEFT([.A17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emptied</text:p>
          </table:table-cell>
          <table:table-cell table:formula="of:=IF(AND(NOT(ISERROR(VLOOKUP([.A174];[IEplorer.$B$2:.$B$599];1;FALSE()))); NOT(ISERROR(VLOOKUP([.A174];[Firefox.$B$2:.$B$599];1;FALSE()))));[.A174];&quot;#N/A&quot;)" office:value-type="string" office:string-value="#N/A">
            <text:p>#N/A</text:p>
          </table:table-cell>
          <table:table-cell table:formula="of:=IF([.B174]=&quot;#N/A&quot;;      VLOOKUP([.A174];[IEplorer.$B$2:.$B$599];1;FALSE());            NA())" office:value-type="float" office:value="0">
            <text:p>#N/D</text:p>
          </table:table-cell>
          <table:table-cell table:formula="of:=IF([.B174]=&quot;#N/A&quot;;      VLOOKUP([.A174];[Firefox.$B$2:.$B$599];1;FALSE());            NA())" office:value-type="string" office:string-value="onemptied">
            <text:p>onemptied</text:p>
          </table:table-cell>
          <table:table-cell table:formula="of:=VLOOKUP([.A174];[HTMLDom.$B$2:.$B$599];1;FALSE())" office:value-type="float" office:value="0">
            <text:p>#N/D</text:p>
          </table:table-cell>
          <table:table-cell table:formula="of:=IF(LEFT([.A17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ended</text:p>
          </table:table-cell>
          <table:table-cell table:formula="of:=IF(AND(NOT(ISERROR(VLOOKUP([.A175];[IEplorer.$B$2:.$B$599];1;FALSE()))); NOT(ISERROR(VLOOKUP([.A175];[Firefox.$B$2:.$B$599];1;FALSE()))));[.A175];&quot;#N/A&quot;)" office:value-type="string" office:string-value="#N/A">
            <text:p>#N/A</text:p>
          </table:table-cell>
          <table:table-cell table:formula="of:=IF([.B175]=&quot;#N/A&quot;;      VLOOKUP([.A175];[IEplorer.$B$2:.$B$599];1;FALSE());            NA())" office:value-type="float" office:value="0">
            <text:p>#N/D</text:p>
          </table:table-cell>
          <table:table-cell table:formula="of:=IF([.B175]=&quot;#N/A&quot;;      VLOOKUP([.A175];[Firefox.$B$2:.$B$599];1;FALSE());            NA())" office:value-type="string" office:string-value="onended">
            <text:p>onended</text:p>
          </table:table-cell>
          <table:table-cell table:formula="of:=VLOOKUP([.A175];[HTMLDom.$B$2:.$B$599];1;FALSE())" office:value-type="float" office:value="0">
            <text:p>#N/D</text:p>
          </table:table-cell>
          <table:table-cell table:formula="of:=IF(LEFT([.A17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error</text:p>
          </table:table-cell>
          <table:table-cell table:formula="of:=IF(AND(NOT(ISERROR(VLOOKUP([.A176];[IEplorer.$B$2:.$B$599];1;FALSE()))); NOT(ISERROR(VLOOKUP([.A176];[Firefox.$B$2:.$B$599];1;FALSE()))));[.A176];&quot;#N/A&quot;)" office:value-type="string" office:string-value="#N/A">
            <text:p>#N/A</text:p>
          </table:table-cell>
          <table:table-cell table:formula="of:=IF([.B176]=&quot;#N/A&quot;;      VLOOKUP([.A176];[IEplorer.$B$2:.$B$599];1;FALSE());            NA())" office:value-type="float" office:value="0">
            <text:p>#N/D</text:p>
          </table:table-cell>
          <table:table-cell table:formula="of:=IF([.B176]=&quot;#N/A&quot;;      VLOOKUP([.A176];[Firefox.$B$2:.$B$599];1;FALSE());            NA())" office:value-type="string" office:string-value="onerror">
            <text:p>onerror</text:p>
          </table:table-cell>
          <table:table-cell table:formula="of:=VLOOKUP([.A176];[HTMLDom.$B$2:.$B$599];1;FALSE())" office:value-type="float" office:value="0">
            <text:p>#N/D</text:p>
          </table:table-cell>
          <table:table-cell table:formula="of:=IF(LEFT([.A17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errorupdate</text:p>
          </table:table-cell>
          <table:table-cell table:formula="of:=IF(AND(NOT(ISERROR(VLOOKUP([.A177];[IEplorer.$B$2:.$B$599];1;FALSE()))); NOT(ISERROR(VLOOKUP([.A177];[Firefox.$B$2:.$B$599];1;FALSE()))));[.A177];&quot;#N/A&quot;)" office:value-type="string" office:string-value="#N/A">
            <text:p>#N/A</text:p>
          </table:table-cell>
          <table:table-cell table:formula="of:=IF([.B177]=&quot;#N/A&quot;;      VLOOKUP([.A177];[IEplorer.$B$2:.$B$599];1;FALSE());            NA())" office:value-type="string" office:string-value="onerrorupdate">
            <text:p>onerrorupdate</text:p>
          </table:table-cell>
          <table:table-cell table:formula="of:=IF([.B177]=&quot;#N/A&quot;;      VLOOKUP([.A177];[Firefox.$B$2:.$B$599];1;FALSE());            NA())" office:value-type="float" office:value="0">
            <text:p>#N/D</text:p>
          </table:table-cell>
          <table:table-cell table:formula="of:=VLOOKUP([.A177];[HTMLDom.$B$2:.$B$599];1;FALSE())" office:value-type="float" office:value="0">
            <text:p>#N/D</text:p>
          </table:table-cell>
          <table:table-cell table:formula="of:=IF(LEFT([.A17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filterchange</text:p>
          </table:table-cell>
          <table:table-cell table:formula="of:=IF(AND(NOT(ISERROR(VLOOKUP([.A178];[IEplorer.$B$2:.$B$599];1;FALSE()))); NOT(ISERROR(VLOOKUP([.A178];[Firefox.$B$2:.$B$599];1;FALSE()))));[.A178];&quot;#N/A&quot;)" office:value-type="string" office:string-value="#N/A">
            <text:p>#N/A</text:p>
          </table:table-cell>
          <table:table-cell table:formula="of:=IF([.B178]=&quot;#N/A&quot;;      VLOOKUP([.A178];[IEplorer.$B$2:.$B$599];1;FALSE());            NA())" office:value-type="string" office:string-value="onfilterchange">
            <text:p>onfilterchange</text:p>
          </table:table-cell>
          <table:table-cell table:formula="of:=IF([.B178]=&quot;#N/A&quot;;      VLOOKUP([.A178];[Firefox.$B$2:.$B$599];1;FALSE());            NA())" office:value-type="float" office:value="0">
            <text:p>#N/D</text:p>
          </table:table-cell>
          <table:table-cell table:formula="of:=VLOOKUP([.A178];[HTMLDom.$B$2:.$B$599];1;FALSE())" office:value-type="float" office:value="0">
            <text:p>#N/D</text:p>
          </table:table-cell>
          <table:table-cell table:formula="of:=IF(LEFT([.A17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focus</text:p>
          </table:table-cell>
          <table:table-cell table:formula="of:=IF(AND(NOT(ISERROR(VLOOKUP([.A179];[IEplorer.$B$2:.$B$599];1;FALSE()))); NOT(ISERROR(VLOOKUP([.A179];[Firefox.$B$2:.$B$599];1;FALSE()))));[.A179];&quot;#N/A&quot;)" office:value-type="string" office:string-value="onfocus">
            <text:p>onfocus</text:p>
          </table:table-cell>
          <table:table-cell table:formula="of:=IF([.B179]=&quot;#N/A&quot;;      VLOOKUP([.A179];[IEplorer.$B$2:.$B$599];1;FALSE());            NA())" office:value-type="float" office:value="0">
            <text:p>#N/D</text:p>
          </table:table-cell>
          <table:table-cell table:formula="of:=IF([.B179]=&quot;#N/A&quot;;      VLOOKUP([.A179];[Firefox.$B$2:.$B$599];1;FALSE());            NA())" office:value-type="float" office:value="0">
            <text:p>#N/D</text:p>
          </table:table-cell>
          <table:table-cell table:formula="of:=VLOOKUP([.A179];[HTMLDom.$B$2:.$B$599];1;FALSE())" office:value-type="float" office:value="0">
            <text:p>#N/D</text:p>
          </table:table-cell>
          <table:table-cell table:formula="of:=IF(LEFT([.A17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focusin</text:p>
          </table:table-cell>
          <table:table-cell table:formula="of:=IF(AND(NOT(ISERROR(VLOOKUP([.A180];[IEplorer.$B$2:.$B$599];1;FALSE()))); NOT(ISERROR(VLOOKUP([.A180];[Firefox.$B$2:.$B$599];1;FALSE()))));[.A180];&quot;#N/A&quot;)" office:value-type="string" office:string-value="#N/A">
            <text:p>#N/A</text:p>
          </table:table-cell>
          <table:table-cell table:formula="of:=IF([.B180]=&quot;#N/A&quot;;      VLOOKUP([.A180];[IEplorer.$B$2:.$B$599];1;FALSE());            NA())" office:value-type="string" office:string-value="onfocusin">
            <text:p>onfocusin</text:p>
          </table:table-cell>
          <table:table-cell table:formula="of:=IF([.B180]=&quot;#N/A&quot;;      VLOOKUP([.A180];[Firefox.$B$2:.$B$599];1;FALSE());            NA())" office:value-type="float" office:value="0">
            <text:p>#N/D</text:p>
          </table:table-cell>
          <table:table-cell table:formula="of:=VLOOKUP([.A180];[HTMLDom.$B$2:.$B$599];1;FALSE())" office:value-type="float" office:value="0">
            <text:p>#N/D</text:p>
          </table:table-cell>
          <table:table-cell table:formula="of:=IF(LEFT([.A18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focusout</text:p>
          </table:table-cell>
          <table:table-cell table:formula="of:=IF(AND(NOT(ISERROR(VLOOKUP([.A181];[IEplorer.$B$2:.$B$599];1;FALSE()))); NOT(ISERROR(VLOOKUP([.A181];[Firefox.$B$2:.$B$599];1;FALSE()))));[.A181];&quot;#N/A&quot;)" office:value-type="string" office:string-value="#N/A">
            <text:p>#N/A</text:p>
          </table:table-cell>
          <table:table-cell table:formula="of:=IF([.B181]=&quot;#N/A&quot;;      VLOOKUP([.A181];[IEplorer.$B$2:.$B$599];1;FALSE());            NA())" office:value-type="string" office:string-value="onfocusout">
            <text:p>onfocusout</text:p>
          </table:table-cell>
          <table:table-cell table:formula="of:=IF([.B181]=&quot;#N/A&quot;;      VLOOKUP([.A181];[Firefox.$B$2:.$B$599];1;FALSE());            NA())" office:value-type="float" office:value="0">
            <text:p>#N/D</text:p>
          </table:table-cell>
          <table:table-cell table:formula="of:=VLOOKUP([.A181];[HTMLDom.$B$2:.$B$599];1;FALSE())" office:value-type="float" office:value="0">
            <text:p>#N/D</text:p>
          </table:table-cell>
          <table:table-cell table:formula="of:=IF(LEFT([.A18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help</text:p>
          </table:table-cell>
          <table:table-cell table:formula="of:=IF(AND(NOT(ISERROR(VLOOKUP([.A182];[IEplorer.$B$2:.$B$599];1;FALSE()))); NOT(ISERROR(VLOOKUP([.A182];[Firefox.$B$2:.$B$599];1;FALSE()))));[.A182];&quot;#N/A&quot;)" office:value-type="string" office:string-value="#N/A">
            <text:p>#N/A</text:p>
          </table:table-cell>
          <table:table-cell table:formula="of:=IF([.B182]=&quot;#N/A&quot;;      VLOOKUP([.A182];[IEplorer.$B$2:.$B$599];1;FALSE());            NA())" office:value-type="string" office:string-value="onhelp">
            <text:p>onhelp</text:p>
          </table:table-cell>
          <table:table-cell table:formula="of:=IF([.B182]=&quot;#N/A&quot;;      VLOOKUP([.A182];[Firefox.$B$2:.$B$599];1;FALSE());            NA())" office:value-type="float" office:value="0">
            <text:p>#N/D</text:p>
          </table:table-cell>
          <table:table-cell table:formula="of:=VLOOKUP([.A182];[HTMLDom.$B$2:.$B$599];1;FALSE())" office:value-type="float" office:value="0">
            <text:p>#N/D</text:p>
          </table:table-cell>
          <table:table-cell table:formula="of:=IF(LEFT([.A18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input</text:p>
          </table:table-cell>
          <table:table-cell table:formula="of:=IF(AND(NOT(ISERROR(VLOOKUP([.A183];[IEplorer.$B$2:.$B$599];1;FALSE()))); NOT(ISERROR(VLOOKUP([.A183];[Firefox.$B$2:.$B$599];1;FALSE()))));[.A183];&quot;#N/A&quot;)" office:value-type="string" office:string-value="#N/A">
            <text:p>#N/A</text:p>
          </table:table-cell>
          <table:table-cell table:formula="of:=IF([.B183]=&quot;#N/A&quot;;      VLOOKUP([.A183];[IEplorer.$B$2:.$B$599];1;FALSE());            NA())" office:value-type="float" office:value="0">
            <text:p>#N/D</text:p>
          </table:table-cell>
          <table:table-cell table:formula="of:=IF([.B183]=&quot;#N/A&quot;;      VLOOKUP([.A183];[Firefox.$B$2:.$B$599];1;FALSE());            NA())" office:value-type="string" office:string-value="oninput">
            <text:p>oninput</text:p>
          </table:table-cell>
          <table:table-cell table:formula="of:=VLOOKUP([.A183];[HTMLDom.$B$2:.$B$599];1;FALSE())" office:value-type="float" office:value="0">
            <text:p>#N/D</text:p>
          </table:table-cell>
          <table:table-cell table:formula="of:=IF(LEFT([.A18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invalid</text:p>
          </table:table-cell>
          <table:table-cell table:formula="of:=IF(AND(NOT(ISERROR(VLOOKUP([.A184];[IEplorer.$B$2:.$B$599];1;FALSE()))); NOT(ISERROR(VLOOKUP([.A184];[Firefox.$B$2:.$B$599];1;FALSE()))));[.A184];&quot;#N/A&quot;)" office:value-type="string" office:string-value="#N/A">
            <text:p>#N/A</text:p>
          </table:table-cell>
          <table:table-cell table:formula="of:=IF([.B184]=&quot;#N/A&quot;;      VLOOKUP([.A184];[IEplorer.$B$2:.$B$599];1;FALSE());            NA())" office:value-type="float" office:value="0">
            <text:p>#N/D</text:p>
          </table:table-cell>
          <table:table-cell table:formula="of:=IF([.B184]=&quot;#N/A&quot;;      VLOOKUP([.A184];[Firefox.$B$2:.$B$599];1;FALSE());            NA())" office:value-type="string" office:string-value="oninvalid">
            <text:p>oninvalid</text:p>
          </table:table-cell>
          <table:table-cell table:formula="of:=VLOOKUP([.A184];[HTMLDom.$B$2:.$B$599];1;FALSE())" office:value-type="float" office:value="0">
            <text:p>#N/D</text:p>
          </table:table-cell>
          <table:table-cell table:formula="of:=IF(LEFT([.A18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keydown</text:p>
          </table:table-cell>
          <table:table-cell table:formula="of:=IF(AND(NOT(ISERROR(VLOOKUP([.A185];[IEplorer.$B$2:.$B$599];1;FALSE()))); NOT(ISERROR(VLOOKUP([.A185];[Firefox.$B$2:.$B$599];1;FALSE()))));[.A185];&quot;#N/A&quot;)" office:value-type="string" office:string-value="onkeydown">
            <text:p>onkeydown</text:p>
          </table:table-cell>
          <table:table-cell table:formula="of:=IF([.B185]=&quot;#N/A&quot;;      VLOOKUP([.A185];[IEplorer.$B$2:.$B$599];1;FALSE());            NA())" office:value-type="float" office:value="0">
            <text:p>#N/D</text:p>
          </table:table-cell>
          <table:table-cell table:formula="of:=IF([.B185]=&quot;#N/A&quot;;      VLOOKUP([.A185];[Firefox.$B$2:.$B$599];1;FALSE());            NA())" office:value-type="float" office:value="0">
            <text:p>#N/D</text:p>
          </table:table-cell>
          <table:table-cell table:formula="of:=VLOOKUP([.A185];[HTMLDom.$B$2:.$B$599];1;FALSE())" office:value-type="float" office:value="0">
            <text:p>#N/D</text:p>
          </table:table-cell>
          <table:table-cell table:formula="of:=IF(LEFT([.A18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keypress</text:p>
          </table:table-cell>
          <table:table-cell table:formula="of:=IF(AND(NOT(ISERROR(VLOOKUP([.A186];[IEplorer.$B$2:.$B$599];1;FALSE()))); NOT(ISERROR(VLOOKUP([.A186];[Firefox.$B$2:.$B$599];1;FALSE()))));[.A186];&quot;#N/A&quot;)" office:value-type="string" office:string-value="onkeypress">
            <text:p>onkeypress</text:p>
          </table:table-cell>
          <table:table-cell table:formula="of:=IF([.B186]=&quot;#N/A&quot;;      VLOOKUP([.A186];[IEplorer.$B$2:.$B$599];1;FALSE());            NA())" office:value-type="float" office:value="0">
            <text:p>#N/D</text:p>
          </table:table-cell>
          <table:table-cell table:formula="of:=IF([.B186]=&quot;#N/A&quot;;      VLOOKUP([.A186];[Firefox.$B$2:.$B$599];1;FALSE());            NA())" office:value-type="float" office:value="0">
            <text:p>#N/D</text:p>
          </table:table-cell>
          <table:table-cell table:formula="of:=VLOOKUP([.A186];[HTMLDom.$B$2:.$B$599];1;FALSE())" office:value-type="float" office:value="0">
            <text:p>#N/D</text:p>
          </table:table-cell>
          <table:table-cell table:formula="of:=IF(LEFT([.A18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keyup</text:p>
          </table:table-cell>
          <table:table-cell table:formula="of:=IF(AND(NOT(ISERROR(VLOOKUP([.A187];[IEplorer.$B$2:.$B$599];1;FALSE()))); NOT(ISERROR(VLOOKUP([.A187];[Firefox.$B$2:.$B$599];1;FALSE()))));[.A187];&quot;#N/A&quot;)" office:value-type="string" office:string-value="onkeyup">
            <text:p>onkeyup</text:p>
          </table:table-cell>
          <table:table-cell table:formula="of:=IF([.B187]=&quot;#N/A&quot;;      VLOOKUP([.A187];[IEplorer.$B$2:.$B$599];1;FALSE());            NA())" office:value-type="float" office:value="0">
            <text:p>#N/D</text:p>
          </table:table-cell>
          <table:table-cell table:formula="of:=IF([.B187]=&quot;#N/A&quot;;      VLOOKUP([.A187];[Firefox.$B$2:.$B$599];1;FALSE());            NA())" office:value-type="float" office:value="0">
            <text:p>#N/D</text:p>
          </table:table-cell>
          <table:table-cell table:formula="of:=VLOOKUP([.A187];[HTMLDom.$B$2:.$B$599];1;FALSE())" office:value-type="float" office:value="0">
            <text:p>#N/D</text:p>
          </table:table-cell>
          <table:table-cell table:formula="of:=IF(LEFT([.A18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layoutcomplete</text:p>
          </table:table-cell>
          <table:table-cell table:formula="of:=IF(AND(NOT(ISERROR(VLOOKUP([.A188];[IEplorer.$B$2:.$B$599];1;FALSE()))); NOT(ISERROR(VLOOKUP([.A188];[Firefox.$B$2:.$B$599];1;FALSE()))));[.A188];&quot;#N/A&quot;)" office:value-type="string" office:string-value="#N/A">
            <text:p>#N/A</text:p>
          </table:table-cell>
          <table:table-cell table:formula="of:=IF([.B188]=&quot;#N/A&quot;;      VLOOKUP([.A188];[IEplorer.$B$2:.$B$599];1;FALSE());            NA())" office:value-type="string" office:string-value="onlayoutcomplete">
            <text:p>onlayoutcomplete</text:p>
          </table:table-cell>
          <table:table-cell table:formula="of:=IF([.B188]=&quot;#N/A&quot;;      VLOOKUP([.A188];[Firefox.$B$2:.$B$599];1;FALSE());            NA())" office:value-type="float" office:value="0">
            <text:p>#N/D</text:p>
          </table:table-cell>
          <table:table-cell table:formula="of:=VLOOKUP([.A188];[HTMLDom.$B$2:.$B$599];1;FALSE())" office:value-type="float" office:value="0">
            <text:p>#N/D</text:p>
          </table:table-cell>
          <table:table-cell table:formula="of:=IF(LEFT([.A18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load</text:p>
          </table:table-cell>
          <table:table-cell table:formula="of:=IF(AND(NOT(ISERROR(VLOOKUP([.A189];[IEplorer.$B$2:.$B$599];1;FALSE()))); NOT(ISERROR(VLOOKUP([.A189];[Firefox.$B$2:.$B$599];1;FALSE()))));[.A189];&quot;#N/A&quot;)" office:value-type="string" office:string-value="#N/A">
            <text:p>#N/A</text:p>
          </table:table-cell>
          <table:table-cell table:formula="of:=IF([.B189]=&quot;#N/A&quot;;      VLOOKUP([.A189];[IEplorer.$B$2:.$B$599];1;FALSE());            NA())" office:value-type="float" office:value="0">
            <text:p>#N/D</text:p>
          </table:table-cell>
          <table:table-cell table:formula="of:=IF([.B189]=&quot;#N/A&quot;;      VLOOKUP([.A189];[Firefox.$B$2:.$B$599];1;FALSE());            NA())" office:value-type="string" office:string-value="onload">
            <text:p>onload</text:p>
          </table:table-cell>
          <table:table-cell table:formula="of:=VLOOKUP([.A189];[HTMLDom.$B$2:.$B$599];1;FALSE())" office:value-type="float" office:value="0">
            <text:p>#N/D</text:p>
          </table:table-cell>
          <table:table-cell table:formula="of:=IF(LEFT([.A18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loadeddata</text:p>
          </table:table-cell>
          <table:table-cell table:formula="of:=IF(AND(NOT(ISERROR(VLOOKUP([.A190];[IEplorer.$B$2:.$B$599];1;FALSE()))); NOT(ISERROR(VLOOKUP([.A190];[Firefox.$B$2:.$B$599];1;FALSE()))));[.A190];&quot;#N/A&quot;)" office:value-type="string" office:string-value="#N/A">
            <text:p>#N/A</text:p>
          </table:table-cell>
          <table:table-cell table:formula="of:=IF([.B190]=&quot;#N/A&quot;;      VLOOKUP([.A190];[IEplorer.$B$2:.$B$599];1;FALSE());            NA())" office:value-type="float" office:value="0">
            <text:p>#N/D</text:p>
          </table:table-cell>
          <table:table-cell table:formula="of:=IF([.B190]=&quot;#N/A&quot;;      VLOOKUP([.A190];[Firefox.$B$2:.$B$599];1;FALSE());            NA())" office:value-type="string" office:string-value="onloadeddata">
            <text:p>onloadeddata</text:p>
          </table:table-cell>
          <table:table-cell table:formula="of:=VLOOKUP([.A190];[HTMLDom.$B$2:.$B$599];1;FALSE())" office:value-type="float" office:value="0">
            <text:p>#N/D</text:p>
          </table:table-cell>
          <table:table-cell table:formula="of:=IF(LEFT([.A19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loadedmetadata</text:p>
          </table:table-cell>
          <table:table-cell table:formula="of:=IF(AND(NOT(ISERROR(VLOOKUP([.A191];[IEplorer.$B$2:.$B$599];1;FALSE()))); NOT(ISERROR(VLOOKUP([.A191];[Firefox.$B$2:.$B$599];1;FALSE()))));[.A191];&quot;#N/A&quot;)" office:value-type="string" office:string-value="#N/A">
            <text:p>#N/A</text:p>
          </table:table-cell>
          <table:table-cell table:formula="of:=IF([.B191]=&quot;#N/A&quot;;      VLOOKUP([.A191];[IEplorer.$B$2:.$B$599];1;FALSE());            NA())" office:value-type="float" office:value="0">
            <text:p>#N/D</text:p>
          </table:table-cell>
          <table:table-cell table:formula="of:=IF([.B191]=&quot;#N/A&quot;;      VLOOKUP([.A191];[Firefox.$B$2:.$B$599];1;FALSE());            NA())" office:value-type="string" office:string-value="onloadedmetadata">
            <text:p>onloadedmetadata</text:p>
          </table:table-cell>
          <table:table-cell table:formula="of:=VLOOKUP([.A191];[HTMLDom.$B$2:.$B$599];1;FALSE())" office:value-type="float" office:value="0">
            <text:p>#N/D</text:p>
          </table:table-cell>
          <table:table-cell table:formula="of:=IF(LEFT([.A19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loadstart</text:p>
          </table:table-cell>
          <table:table-cell table:formula="of:=IF(AND(NOT(ISERROR(VLOOKUP([.A192];[IEplorer.$B$2:.$B$599];1;FALSE()))); NOT(ISERROR(VLOOKUP([.A192];[Firefox.$B$2:.$B$599];1;FALSE()))));[.A192];&quot;#N/A&quot;)" office:value-type="string" office:string-value="#N/A">
            <text:p>#N/A</text:p>
          </table:table-cell>
          <table:table-cell table:formula="of:=IF([.B192]=&quot;#N/A&quot;;      VLOOKUP([.A192];[IEplorer.$B$2:.$B$599];1;FALSE());            NA())" office:value-type="float" office:value="0">
            <text:p>#N/D</text:p>
          </table:table-cell>
          <table:table-cell table:formula="of:=IF([.B192]=&quot;#N/A&quot;;      VLOOKUP([.A192];[Firefox.$B$2:.$B$599];1;FALSE());            NA())" office:value-type="string" office:string-value="onloadstart">
            <text:p>onloadstart</text:p>
          </table:table-cell>
          <table:table-cell table:formula="of:=VLOOKUP([.A192];[HTMLDom.$B$2:.$B$599];1;FALSE())" office:value-type="float" office:value="0">
            <text:p>#N/D</text:p>
          </table:table-cell>
          <table:table-cell table:formula="of:=IF(LEFT([.A19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losecapture</text:p>
          </table:table-cell>
          <table:table-cell table:formula="of:=IF(AND(NOT(ISERROR(VLOOKUP([.A193];[IEplorer.$B$2:.$B$599];1;FALSE()))); NOT(ISERROR(VLOOKUP([.A193];[Firefox.$B$2:.$B$599];1;FALSE()))));[.A193];&quot;#N/A&quot;)" office:value-type="string" office:string-value="#N/A">
            <text:p>#N/A</text:p>
          </table:table-cell>
          <table:table-cell table:formula="of:=IF([.B193]=&quot;#N/A&quot;;      VLOOKUP([.A193];[IEplorer.$B$2:.$B$599];1;FALSE());            NA())" office:value-type="string" office:string-value="onlosecapture">
            <text:p>onlosecapture</text:p>
          </table:table-cell>
          <table:table-cell table:formula="of:=IF([.B193]=&quot;#N/A&quot;;      VLOOKUP([.A193];[Firefox.$B$2:.$B$599];1;FALSE());            NA())" office:value-type="float" office:value="0">
            <text:p>#N/D</text:p>
          </table:table-cell>
          <table:table-cell table:formula="of:=VLOOKUP([.A193];[HTMLDom.$B$2:.$B$599];1;FALSE())" office:value-type="float" office:value="0">
            <text:p>#N/D</text:p>
          </table:table-cell>
          <table:table-cell table:formula="of:=IF(LEFT([.A19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usedown</text:p>
          </table:table-cell>
          <table:table-cell table:formula="of:=IF(AND(NOT(ISERROR(VLOOKUP([.A194];[IEplorer.$B$2:.$B$599];1;FALSE()))); NOT(ISERROR(VLOOKUP([.A194];[Firefox.$B$2:.$B$599];1;FALSE()))));[.A194];&quot;#N/A&quot;)" office:value-type="string" office:string-value="onmousedown">
            <text:p>onmousedown</text:p>
          </table:table-cell>
          <table:table-cell table:formula="of:=IF([.B194]=&quot;#N/A&quot;;      VLOOKUP([.A194];[IEplorer.$B$2:.$B$599];1;FALSE());            NA())" office:value-type="float" office:value="0">
            <text:p>#N/D</text:p>
          </table:table-cell>
          <table:table-cell table:formula="of:=IF([.B194]=&quot;#N/A&quot;;      VLOOKUP([.A194];[Firefox.$B$2:.$B$599];1;FALSE());            NA())" office:value-type="float" office:value="0">
            <text:p>#N/D</text:p>
          </table:table-cell>
          <table:table-cell table:formula="of:=VLOOKUP([.A194];[HTMLDom.$B$2:.$B$599];1;FALSE())" office:value-type="float" office:value="0">
            <text:p>#N/D</text:p>
          </table:table-cell>
          <table:table-cell table:formula="of:=IF(LEFT([.A19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useenter</text:p>
          </table:table-cell>
          <table:table-cell table:formula="of:=IF(AND(NOT(ISERROR(VLOOKUP([.A195];[IEplorer.$B$2:.$B$599];1;FALSE()))); NOT(ISERROR(VLOOKUP([.A195];[Firefox.$B$2:.$B$599];1;FALSE()))));[.A195];&quot;#N/A&quot;)" office:value-type="string" office:string-value="onmouseenter">
            <text:p>onmouseenter</text:p>
          </table:table-cell>
          <table:table-cell table:formula="of:=IF([.B195]=&quot;#N/A&quot;;      VLOOKUP([.A195];[IEplorer.$B$2:.$B$599];1;FALSE());            NA())" office:value-type="float" office:value="0">
            <text:p>#N/D</text:p>
          </table:table-cell>
          <table:table-cell table:formula="of:=IF([.B195]=&quot;#N/A&quot;;      VLOOKUP([.A195];[Firefox.$B$2:.$B$599];1;FALSE());            NA())" office:value-type="float" office:value="0">
            <text:p>#N/D</text:p>
          </table:table-cell>
          <table:table-cell table:formula="of:=VLOOKUP([.A195];[HTMLDom.$B$2:.$B$599];1;FALSE())" office:value-type="float" office:value="0">
            <text:p>#N/D</text:p>
          </table:table-cell>
          <table:table-cell table:formula="of:=IF(LEFT([.A19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useleave</text:p>
          </table:table-cell>
          <table:table-cell table:formula="of:=IF(AND(NOT(ISERROR(VLOOKUP([.A196];[IEplorer.$B$2:.$B$599];1;FALSE()))); NOT(ISERROR(VLOOKUP([.A196];[Firefox.$B$2:.$B$599];1;FALSE()))));[.A196];&quot;#N/A&quot;)" office:value-type="string" office:string-value="onmouseleave">
            <text:p>onmouseleave</text:p>
          </table:table-cell>
          <table:table-cell table:formula="of:=IF([.B196]=&quot;#N/A&quot;;      VLOOKUP([.A196];[IEplorer.$B$2:.$B$599];1;FALSE());            NA())" office:value-type="float" office:value="0">
            <text:p>#N/D</text:p>
          </table:table-cell>
          <table:table-cell table:formula="of:=IF([.B196]=&quot;#N/A&quot;;      VLOOKUP([.A196];[Firefox.$B$2:.$B$599];1;FALSE());            NA())" office:value-type="float" office:value="0">
            <text:p>#N/D</text:p>
          </table:table-cell>
          <table:table-cell table:formula="of:=VLOOKUP([.A196];[HTMLDom.$B$2:.$B$599];1;FALSE())" office:value-type="float" office:value="0">
            <text:p>#N/D</text:p>
          </table:table-cell>
          <table:table-cell table:formula="of:=IF(LEFT([.A19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usemove</text:p>
          </table:table-cell>
          <table:table-cell table:formula="of:=IF(AND(NOT(ISERROR(VLOOKUP([.A197];[IEplorer.$B$2:.$B$599];1;FALSE()))); NOT(ISERROR(VLOOKUP([.A197];[Firefox.$B$2:.$B$599];1;FALSE()))));[.A197];&quot;#N/A&quot;)" office:value-type="string" office:string-value="onmousemove">
            <text:p>onmousemove</text:p>
          </table:table-cell>
          <table:table-cell table:formula="of:=IF([.B197]=&quot;#N/A&quot;;      VLOOKUP([.A197];[IEplorer.$B$2:.$B$599];1;FALSE());            NA())" office:value-type="float" office:value="0">
            <text:p>#N/D</text:p>
          </table:table-cell>
          <table:table-cell table:formula="of:=IF([.B197]=&quot;#N/A&quot;;      VLOOKUP([.A197];[Firefox.$B$2:.$B$599];1;FALSE());            NA())" office:value-type="float" office:value="0">
            <text:p>#N/D</text:p>
          </table:table-cell>
          <table:table-cell table:formula="of:=VLOOKUP([.A197];[HTMLDom.$B$2:.$B$599];1;FALSE())" office:value-type="float" office:value="0">
            <text:p>#N/D</text:p>
          </table:table-cell>
          <table:table-cell table:formula="of:=IF(LEFT([.A19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useout</text:p>
          </table:table-cell>
          <table:table-cell table:formula="of:=IF(AND(NOT(ISERROR(VLOOKUP([.A198];[IEplorer.$B$2:.$B$599];1;FALSE()))); NOT(ISERROR(VLOOKUP([.A198];[Firefox.$B$2:.$B$599];1;FALSE()))));[.A198];&quot;#N/A&quot;)" office:value-type="string" office:string-value="onmouseout">
            <text:p>onmouseout</text:p>
          </table:table-cell>
          <table:table-cell table:formula="of:=IF([.B198]=&quot;#N/A&quot;;      VLOOKUP([.A198];[IEplorer.$B$2:.$B$599];1;FALSE());            NA())" office:value-type="float" office:value="0">
            <text:p>#N/D</text:p>
          </table:table-cell>
          <table:table-cell table:formula="of:=IF([.B198]=&quot;#N/A&quot;;      VLOOKUP([.A198];[Firefox.$B$2:.$B$599];1;FALSE());            NA())" office:value-type="float" office:value="0">
            <text:p>#N/D</text:p>
          </table:table-cell>
          <table:table-cell table:formula="of:=VLOOKUP([.A198];[HTMLDom.$B$2:.$B$599];1;FALSE())" office:value-type="float" office:value="0">
            <text:p>#N/D</text:p>
          </table:table-cell>
          <table:table-cell table:formula="of:=IF(LEFT([.A19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useover</text:p>
          </table:table-cell>
          <table:table-cell table:formula="of:=IF(AND(NOT(ISERROR(VLOOKUP([.A199];[IEplorer.$B$2:.$B$599];1;FALSE()))); NOT(ISERROR(VLOOKUP([.A199];[Firefox.$B$2:.$B$599];1;FALSE()))));[.A199];&quot;#N/A&quot;)" office:value-type="string" office:string-value="onmouseover">
            <text:p>onmouseover</text:p>
          </table:table-cell>
          <table:table-cell table:formula="of:=IF([.B199]=&quot;#N/A&quot;;      VLOOKUP([.A199];[IEplorer.$B$2:.$B$599];1;FALSE());            NA())" office:value-type="float" office:value="0">
            <text:p>#N/D</text:p>
          </table:table-cell>
          <table:table-cell table:formula="of:=IF([.B199]=&quot;#N/A&quot;;      VLOOKUP([.A199];[Firefox.$B$2:.$B$599];1;FALSE());            NA())" office:value-type="float" office:value="0">
            <text:p>#N/D</text:p>
          </table:table-cell>
          <table:table-cell table:formula="of:=VLOOKUP([.A199];[HTMLDom.$B$2:.$B$599];1;FALSE())" office:value-type="float" office:value="0">
            <text:p>#N/D</text:p>
          </table:table-cell>
          <table:table-cell table:formula="of:=IF(LEFT([.A19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useup</text:p>
          </table:table-cell>
          <table:table-cell table:formula="of:=IF(AND(NOT(ISERROR(VLOOKUP([.A200];[IEplorer.$B$2:.$B$599];1;FALSE()))); NOT(ISERROR(VLOOKUP([.A200];[Firefox.$B$2:.$B$599];1;FALSE()))));[.A200];&quot;#N/A&quot;)" office:value-type="string" office:string-value="onmouseup">
            <text:p>onmouseup</text:p>
          </table:table-cell>
          <table:table-cell table:formula="of:=IF([.B200]=&quot;#N/A&quot;;      VLOOKUP([.A200];[IEplorer.$B$2:.$B$599];1;FALSE());            NA())" office:value-type="float" office:value="0">
            <text:p>#N/D</text:p>
          </table:table-cell>
          <table:table-cell table:formula="of:=IF([.B200]=&quot;#N/A&quot;;      VLOOKUP([.A200];[Firefox.$B$2:.$B$599];1;FALSE());            NA())" office:value-type="float" office:value="0">
            <text:p>#N/D</text:p>
          </table:table-cell>
          <table:table-cell table:formula="of:=VLOOKUP([.A200];[HTMLDom.$B$2:.$B$599];1;FALSE())" office:value-type="float" office:value="0">
            <text:p>#N/D</text:p>
          </table:table-cell>
          <table:table-cell table:formula="of:=IF(LEFT([.A20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usewheel</text:p>
          </table:table-cell>
          <table:table-cell table:formula="of:=IF(AND(NOT(ISERROR(VLOOKUP([.A201];[IEplorer.$B$2:.$B$599];1;FALSE()))); NOT(ISERROR(VLOOKUP([.A201];[Firefox.$B$2:.$B$599];1;FALSE()))));[.A201];&quot;#N/A&quot;)" office:value-type="string" office:string-value="#N/A">
            <text:p>#N/A</text:p>
          </table:table-cell>
          <table:table-cell table:formula="of:=IF([.B201]=&quot;#N/A&quot;;      VLOOKUP([.A201];[IEplorer.$B$2:.$B$599];1;FALSE());            NA())" office:value-type="string" office:string-value="onmousewheel">
            <text:p>onmousewheel</text:p>
          </table:table-cell>
          <table:table-cell table:formula="of:=IF([.B201]=&quot;#N/A&quot;;      VLOOKUP([.A201];[Firefox.$B$2:.$B$599];1;FALSE());            NA())" office:value-type="float" office:value="0">
            <text:p>#N/D</text:p>
          </table:table-cell>
          <table:table-cell table:formula="of:=VLOOKUP([.A201];[HTMLDom.$B$2:.$B$599];1;FALSE())" office:value-type="float" office:value="0">
            <text:p>#N/D</text:p>
          </table:table-cell>
          <table:table-cell table:formula="of:=IF(LEFT([.A20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ve</text:p>
          </table:table-cell>
          <table:table-cell table:formula="of:=IF(AND(NOT(ISERROR(VLOOKUP([.A202];[IEplorer.$B$2:.$B$599];1;FALSE()))); NOT(ISERROR(VLOOKUP([.A202];[Firefox.$B$2:.$B$599];1;FALSE()))));[.A202];&quot;#N/A&quot;)" office:value-type="string" office:string-value="#N/A">
            <text:p>#N/A</text:p>
          </table:table-cell>
          <table:table-cell table:formula="of:=IF([.B202]=&quot;#N/A&quot;;      VLOOKUP([.A202];[IEplorer.$B$2:.$B$599];1;FALSE());            NA())" office:value-type="string" office:string-value="onmove">
            <text:p>onmove</text:p>
          </table:table-cell>
          <table:table-cell table:formula="of:=IF([.B202]=&quot;#N/A&quot;;      VLOOKUP([.A202];[Firefox.$B$2:.$B$599];1;FALSE());            NA())" office:value-type="float" office:value="0">
            <text:p>#N/D</text:p>
          </table:table-cell>
          <table:table-cell table:formula="of:=VLOOKUP([.A202];[HTMLDom.$B$2:.$B$599];1;FALSE())" office:value-type="float" office:value="0">
            <text:p>#N/D</text:p>
          </table:table-cell>
          <table:table-cell table:formula="of:=IF(LEFT([.A20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veend</text:p>
          </table:table-cell>
          <table:table-cell table:formula="of:=IF(AND(NOT(ISERROR(VLOOKUP([.A203];[IEplorer.$B$2:.$B$599];1;FALSE()))); NOT(ISERROR(VLOOKUP([.A203];[Firefox.$B$2:.$B$599];1;FALSE()))));[.A203];&quot;#N/A&quot;)" office:value-type="string" office:string-value="#N/A">
            <text:p>#N/A</text:p>
          </table:table-cell>
          <table:table-cell table:formula="of:=IF([.B203]=&quot;#N/A&quot;;      VLOOKUP([.A203];[IEplorer.$B$2:.$B$599];1;FALSE());            NA())" office:value-type="string" office:string-value="onmoveend">
            <text:p>onmoveend</text:p>
          </table:table-cell>
          <table:table-cell table:formula="of:=IF([.B203]=&quot;#N/A&quot;;      VLOOKUP([.A203];[Firefox.$B$2:.$B$599];1;FALSE());            NA())" office:value-type="float" office:value="0">
            <text:p>#N/D</text:p>
          </table:table-cell>
          <table:table-cell table:formula="of:=VLOOKUP([.A203];[HTMLDom.$B$2:.$B$599];1;FALSE())" office:value-type="float" office:value="0">
            <text:p>#N/D</text:p>
          </table:table-cell>
          <table:table-cell table:formula="of:=IF(LEFT([.A20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vestart</text:p>
          </table:table-cell>
          <table:table-cell table:formula="of:=IF(AND(NOT(ISERROR(VLOOKUP([.A204];[IEplorer.$B$2:.$B$599];1;FALSE()))); NOT(ISERROR(VLOOKUP([.A204];[Firefox.$B$2:.$B$599];1;FALSE()))));[.A204];&quot;#N/A&quot;)" office:value-type="string" office:string-value="#N/A">
            <text:p>#N/A</text:p>
          </table:table-cell>
          <table:table-cell table:formula="of:=IF([.B204]=&quot;#N/A&quot;;      VLOOKUP([.A204];[IEplorer.$B$2:.$B$599];1;FALSE());            NA())" office:value-type="string" office:string-value="onmovestart">
            <text:p>onmovestart</text:p>
          </table:table-cell>
          <table:table-cell table:formula="of:=IF([.B204]=&quot;#N/A&quot;;      VLOOKUP([.A204];[Firefox.$B$2:.$B$599];1;FALSE());            NA())" office:value-type="float" office:value="0">
            <text:p>#N/D</text:p>
          </table:table-cell>
          <table:table-cell table:formula="of:=VLOOKUP([.A204];[HTMLDom.$B$2:.$B$599];1;FALSE())" office:value-type="float" office:value="0">
            <text:p>#N/D</text:p>
          </table:table-cell>
          <table:table-cell table:formula="of:=IF(LEFT([.A20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zfullscreenchange</text:p>
          </table:table-cell>
          <table:table-cell table:formula="of:=IF(AND(NOT(ISERROR(VLOOKUP([.A205];[IEplorer.$B$2:.$B$599];1;FALSE()))); NOT(ISERROR(VLOOKUP([.A205];[Firefox.$B$2:.$B$599];1;FALSE()))));[.A205];&quot;#N/A&quot;)" office:value-type="string" office:string-value="#N/A">
            <text:p>#N/A</text:p>
          </table:table-cell>
          <table:table-cell table:formula="of:=IF([.B205]=&quot;#N/A&quot;;      VLOOKUP([.A205];[IEplorer.$B$2:.$B$599];1;FALSE());            NA())" office:value-type="float" office:value="0">
            <text:p>#N/D</text:p>
          </table:table-cell>
          <table:table-cell table:formula="of:=IF([.B205]=&quot;#N/A&quot;;      VLOOKUP([.A205];[Firefox.$B$2:.$B$599];1;FALSE());            NA())" office:value-type="string" office:string-value="onmozfullscreenchange">
            <text:p>onmozfullscreenchange</text:p>
          </table:table-cell>
          <table:table-cell table:formula="of:=VLOOKUP([.A205];[HTMLDom.$B$2:.$B$599];1;FALSE())" office:value-type="float" office:value="0">
            <text:p>#N/D</text:p>
          </table:table-cell>
          <table:table-cell table:formula="of:=IF(LEFT([.A20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zfullscreenerror</text:p>
          </table:table-cell>
          <table:table-cell table:formula="of:=IF(AND(NOT(ISERROR(VLOOKUP([.A206];[IEplorer.$B$2:.$B$599];1;FALSE()))); NOT(ISERROR(VLOOKUP([.A206];[Firefox.$B$2:.$B$599];1;FALSE()))));[.A206];&quot;#N/A&quot;)" office:value-type="string" office:string-value="#N/A">
            <text:p>#N/A</text:p>
          </table:table-cell>
          <table:table-cell table:formula="of:=IF([.B206]=&quot;#N/A&quot;;      VLOOKUP([.A206];[IEplorer.$B$2:.$B$599];1;FALSE());            NA())" office:value-type="float" office:value="0">
            <text:p>#N/D</text:p>
          </table:table-cell>
          <table:table-cell table:formula="of:=IF([.B206]=&quot;#N/A&quot;;      VLOOKUP([.A206];[Firefox.$B$2:.$B$599];1;FALSE());            NA())" office:value-type="string" office:string-value="onmozfullscreenerror">
            <text:p>onmozfullscreenerror</text:p>
          </table:table-cell>
          <table:table-cell table:formula="of:=VLOOKUP([.A206];[HTMLDom.$B$2:.$B$599];1;FALSE())" office:value-type="float" office:value="0">
            <text:p>#N/D</text:p>
          </table:table-cell>
          <table:table-cell table:formula="of:=IF(LEFT([.A20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zpointerlockchange</text:p>
          </table:table-cell>
          <table:table-cell table:formula="of:=IF(AND(NOT(ISERROR(VLOOKUP([.A207];[IEplorer.$B$2:.$B$599];1;FALSE()))); NOT(ISERROR(VLOOKUP([.A207];[Firefox.$B$2:.$B$599];1;FALSE()))));[.A207];&quot;#N/A&quot;)" office:value-type="string" office:string-value="#N/A">
            <text:p>#N/A</text:p>
          </table:table-cell>
          <table:table-cell table:formula="of:=IF([.B207]=&quot;#N/A&quot;;      VLOOKUP([.A207];[IEplorer.$B$2:.$B$599];1;FALSE());            NA())" office:value-type="float" office:value="0">
            <text:p>#N/D</text:p>
          </table:table-cell>
          <table:table-cell table:formula="of:=IF([.B207]=&quot;#N/A&quot;;      VLOOKUP([.A207];[Firefox.$B$2:.$B$599];1;FALSE());            NA())" office:value-type="string" office:string-value="onmozpointerlockchange">
            <text:p>onmozpointerlockchange</text:p>
          </table:table-cell>
          <table:table-cell table:formula="of:=VLOOKUP([.A207];[HTMLDom.$B$2:.$B$599];1;FALSE())" office:value-type="float" office:value="0">
            <text:p>#N/D</text:p>
          </table:table-cell>
          <table:table-cell table:formula="of:=IF(LEFT([.A20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mozpointerlockerror</text:p>
          </table:table-cell>
          <table:table-cell table:formula="of:=IF(AND(NOT(ISERROR(VLOOKUP([.A208];[IEplorer.$B$2:.$B$599];1;FALSE()))); NOT(ISERROR(VLOOKUP([.A208];[Firefox.$B$2:.$B$599];1;FALSE()))));[.A208];&quot;#N/A&quot;)" office:value-type="string" office:string-value="#N/A">
            <text:p>#N/A</text:p>
          </table:table-cell>
          <table:table-cell table:formula="of:=IF([.B208]=&quot;#N/A&quot;;      VLOOKUP([.A208];[IEplorer.$B$2:.$B$599];1;FALSE());            NA())" office:value-type="float" office:value="0">
            <text:p>#N/D</text:p>
          </table:table-cell>
          <table:table-cell table:formula="of:=IF([.B208]=&quot;#N/A&quot;;      VLOOKUP([.A208];[Firefox.$B$2:.$B$599];1;FALSE());            NA())" office:value-type="string" office:string-value="onmozpointerlockerror">
            <text:p>onmozpointerlockerror</text:p>
          </table:table-cell>
          <table:table-cell table:formula="of:=VLOOKUP([.A208];[HTMLDom.$B$2:.$B$599];1;FALSE())" office:value-type="float" office:value="0">
            <text:p>#N/D</text:p>
          </table:table-cell>
          <table:table-cell table:formula="of:=IF(LEFT([.A20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page</text:p>
          </table:table-cell>
          <table:table-cell table:formula="of:=IF(AND(NOT(ISERROR(VLOOKUP([.A209];[IEplorer.$B$2:.$B$599];1;FALSE()))); NOT(ISERROR(VLOOKUP([.A209];[Firefox.$B$2:.$B$599];1;FALSE()))));[.A209];&quot;#N/A&quot;)" office:value-type="string" office:string-value="#N/A">
            <text:p>#N/A</text:p>
          </table:table-cell>
          <table:table-cell table:formula="of:=IF([.B209]=&quot;#N/A&quot;;      VLOOKUP([.A209];[IEplorer.$B$2:.$B$599];1;FALSE());            NA())" office:value-type="string" office:string-value="onpage">
            <text:p>onpage</text:p>
          </table:table-cell>
          <table:table-cell table:formula="of:=IF([.B209]=&quot;#N/A&quot;;      VLOOKUP([.A209];[Firefox.$B$2:.$B$599];1;FALSE());            NA())" office:value-type="float" office:value="0">
            <text:p>#N/D</text:p>
          </table:table-cell>
          <table:table-cell table:formula="of:=VLOOKUP([.A209];[HTMLDom.$B$2:.$B$599];1;FALSE())" office:value-type="float" office:value="0">
            <text:p>#N/D</text:p>
          </table:table-cell>
          <table:table-cell table:formula="of:=IF(LEFT([.A20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paste</text:p>
          </table:table-cell>
          <table:table-cell table:formula="of:=IF(AND(NOT(ISERROR(VLOOKUP([.A210];[IEplorer.$B$2:.$B$599];1;FALSE()))); NOT(ISERROR(VLOOKUP([.A210];[Firefox.$B$2:.$B$599];1;FALSE()))));[.A210];&quot;#N/A&quot;)" office:value-type="string" office:string-value="onpaste">
            <text:p>onpaste</text:p>
          </table:table-cell>
          <table:table-cell table:formula="of:=IF([.B210]=&quot;#N/A&quot;;      VLOOKUP([.A210];[IEplorer.$B$2:.$B$599];1;FALSE());            NA())" office:value-type="float" office:value="0">
            <text:p>#N/D</text:p>
          </table:table-cell>
          <table:table-cell table:formula="of:=IF([.B210]=&quot;#N/A&quot;;      VLOOKUP([.A210];[Firefox.$B$2:.$B$599];1;FALSE());            NA())" office:value-type="float" office:value="0">
            <text:p>#N/D</text:p>
          </table:table-cell>
          <table:table-cell table:formula="of:=VLOOKUP([.A210];[HTMLDom.$B$2:.$B$599];1;FALSE())" office:value-type="float" office:value="0">
            <text:p>#N/D</text:p>
          </table:table-cell>
          <table:table-cell table:formula="of:=IF(LEFT([.A21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pause</text:p>
          </table:table-cell>
          <table:table-cell table:formula="of:=IF(AND(NOT(ISERROR(VLOOKUP([.A211];[IEplorer.$B$2:.$B$599];1;FALSE()))); NOT(ISERROR(VLOOKUP([.A211];[Firefox.$B$2:.$B$599];1;FALSE()))));[.A211];&quot;#N/A&quot;)" office:value-type="string" office:string-value="#N/A">
            <text:p>#N/A</text:p>
          </table:table-cell>
          <table:table-cell table:formula="of:=IF([.B211]=&quot;#N/A&quot;;      VLOOKUP([.A211];[IEplorer.$B$2:.$B$599];1;FALSE());            NA())" office:value-type="float" office:value="0">
            <text:p>#N/D</text:p>
          </table:table-cell>
          <table:table-cell table:formula="of:=IF([.B211]=&quot;#N/A&quot;;      VLOOKUP([.A211];[Firefox.$B$2:.$B$599];1;FALSE());            NA())" office:value-type="string" office:string-value="onpause">
            <text:p>onpause</text:p>
          </table:table-cell>
          <table:table-cell table:formula="of:=VLOOKUP([.A211];[HTMLDom.$B$2:.$B$599];1;FALSE())" office:value-type="float" office:value="0">
            <text:p>#N/D</text:p>
          </table:table-cell>
          <table:table-cell table:formula="of:=IF(LEFT([.A21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play</text:p>
          </table:table-cell>
          <table:table-cell table:formula="of:=IF(AND(NOT(ISERROR(VLOOKUP([.A212];[IEplorer.$B$2:.$B$599];1;FALSE()))); NOT(ISERROR(VLOOKUP([.A212];[Firefox.$B$2:.$B$599];1;FALSE()))));[.A212];&quot;#N/A&quot;)" office:value-type="string" office:string-value="#N/A">
            <text:p>#N/A</text:p>
          </table:table-cell>
          <table:table-cell table:formula="of:=IF([.B212]=&quot;#N/A&quot;;      VLOOKUP([.A212];[IEplorer.$B$2:.$B$599];1;FALSE());            NA())" office:value-type="float" office:value="0">
            <text:p>#N/D</text:p>
          </table:table-cell>
          <table:table-cell table:formula="of:=IF([.B212]=&quot;#N/A&quot;;      VLOOKUP([.A212];[Firefox.$B$2:.$B$599];1;FALSE());            NA())" office:value-type="string" office:string-value="onplay">
            <text:p>onplay</text:p>
          </table:table-cell>
          <table:table-cell table:formula="of:=VLOOKUP([.A212];[HTMLDom.$B$2:.$B$599];1;FALSE())" office:value-type="float" office:value="0">
            <text:p>#N/D</text:p>
          </table:table-cell>
          <table:table-cell table:formula="of:=IF(LEFT([.A21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playing</text:p>
          </table:table-cell>
          <table:table-cell table:formula="of:=IF(AND(NOT(ISERROR(VLOOKUP([.A213];[IEplorer.$B$2:.$B$599];1;FALSE()))); NOT(ISERROR(VLOOKUP([.A213];[Firefox.$B$2:.$B$599];1;FALSE()))));[.A213];&quot;#N/A&quot;)" office:value-type="string" office:string-value="#N/A">
            <text:p>#N/A</text:p>
          </table:table-cell>
          <table:table-cell table:formula="of:=IF([.B213]=&quot;#N/A&quot;;      VLOOKUP([.A213];[IEplorer.$B$2:.$B$599];1;FALSE());            NA())" office:value-type="float" office:value="0">
            <text:p>#N/D</text:p>
          </table:table-cell>
          <table:table-cell table:formula="of:=IF([.B213]=&quot;#N/A&quot;;      VLOOKUP([.A213];[Firefox.$B$2:.$B$599];1;FALSE());            NA())" office:value-type="string" office:string-value="onplaying">
            <text:p>onplaying</text:p>
          </table:table-cell>
          <table:table-cell table:formula="of:=VLOOKUP([.A213];[HTMLDom.$B$2:.$B$599];1;FALSE())" office:value-type="float" office:value="0">
            <text:p>#N/D</text:p>
          </table:table-cell>
          <table:table-cell table:formula="of:=IF(LEFT([.A21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progress</text:p>
          </table:table-cell>
          <table:table-cell table:formula="of:=IF(AND(NOT(ISERROR(VLOOKUP([.A214];[IEplorer.$B$2:.$B$599];1;FALSE()))); NOT(ISERROR(VLOOKUP([.A214];[Firefox.$B$2:.$B$599];1;FALSE()))));[.A214];&quot;#N/A&quot;)" office:value-type="string" office:string-value="#N/A">
            <text:p>#N/A</text:p>
          </table:table-cell>
          <table:table-cell table:formula="of:=IF([.B214]=&quot;#N/A&quot;;      VLOOKUP([.A214];[IEplorer.$B$2:.$B$599];1;FALSE());            NA())" office:value-type="float" office:value="0">
            <text:p>#N/D</text:p>
          </table:table-cell>
          <table:table-cell table:formula="of:=IF([.B214]=&quot;#N/A&quot;;      VLOOKUP([.A214];[Firefox.$B$2:.$B$599];1;FALSE());            NA())" office:value-type="string" office:string-value="onprogress">
            <text:p>onprogress</text:p>
          </table:table-cell>
          <table:table-cell table:formula="of:=VLOOKUP([.A214];[HTMLDom.$B$2:.$B$599];1;FALSE())" office:value-type="float" office:value="0">
            <text:p>#N/D</text:p>
          </table:table-cell>
          <table:table-cell table:formula="of:=IF(LEFT([.A21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propertychange</text:p>
          </table:table-cell>
          <table:table-cell table:formula="of:=IF(AND(NOT(ISERROR(VLOOKUP([.A215];[IEplorer.$B$2:.$B$599];1;FALSE()))); NOT(ISERROR(VLOOKUP([.A215];[Firefox.$B$2:.$B$599];1;FALSE()))));[.A215];&quot;#N/A&quot;)" office:value-type="string" office:string-value="#N/A">
            <text:p>#N/A</text:p>
          </table:table-cell>
          <table:table-cell table:formula="of:=IF([.B215]=&quot;#N/A&quot;;      VLOOKUP([.A215];[IEplorer.$B$2:.$B$599];1;FALSE());            NA())" office:value-type="string" office:string-value="onpropertychange">
            <text:p>onpropertychange</text:p>
          </table:table-cell>
          <table:table-cell table:formula="of:=IF([.B215]=&quot;#N/A&quot;;      VLOOKUP([.A215];[Firefox.$B$2:.$B$599];1;FALSE());            NA())" office:value-type="float" office:value="0">
            <text:p>#N/D</text:p>
          </table:table-cell>
          <table:table-cell table:formula="of:=VLOOKUP([.A215];[HTMLDom.$B$2:.$B$599];1;FALSE())" office:value-type="float" office:value="0">
            <text:p>#N/D</text:p>
          </table:table-cell>
          <table:table-cell table:formula="of:=IF(LEFT([.A21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atechange</text:p>
          </table:table-cell>
          <table:table-cell table:formula="of:=IF(AND(NOT(ISERROR(VLOOKUP([.A216];[IEplorer.$B$2:.$B$599];1;FALSE()))); NOT(ISERROR(VLOOKUP([.A216];[Firefox.$B$2:.$B$599];1;FALSE()))));[.A216];&quot;#N/A&quot;)" office:value-type="string" office:string-value="#N/A">
            <text:p>#N/A</text:p>
          </table:table-cell>
          <table:table-cell table:formula="of:=IF([.B216]=&quot;#N/A&quot;;      VLOOKUP([.A216];[IEplorer.$B$2:.$B$599];1;FALSE());            NA())" office:value-type="float" office:value="0">
            <text:p>#N/D</text:p>
          </table:table-cell>
          <table:table-cell table:formula="of:=IF([.B216]=&quot;#N/A&quot;;      VLOOKUP([.A216];[Firefox.$B$2:.$B$599];1;FALSE());            NA())" office:value-type="string" office:string-value="onratechange">
            <text:p>onratechange</text:p>
          </table:table-cell>
          <table:table-cell table:formula="of:=VLOOKUP([.A216];[HTMLDom.$B$2:.$B$599];1;FALSE())" office:value-type="float" office:value="0">
            <text:p>#N/D</text:p>
          </table:table-cell>
          <table:table-cell table:formula="of:=IF(LEFT([.A21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eadystatechange</text:p>
          </table:table-cell>
          <table:table-cell table:formula="of:=IF(AND(NOT(ISERROR(VLOOKUP([.A217];[IEplorer.$B$2:.$B$599];1;FALSE()))); NOT(ISERROR(VLOOKUP([.A217];[Firefox.$B$2:.$B$599];1;FALSE()))));[.A217];&quot;#N/A&quot;)" office:value-type="string" office:string-value="#N/A">
            <text:p>#N/A</text:p>
          </table:table-cell>
          <table:table-cell table:formula="of:=IF([.B217]=&quot;#N/A&quot;;      VLOOKUP([.A217];[IEplorer.$B$2:.$B$599];1;FALSE());            NA())" office:value-type="string" office:string-value="onreadystatechange">
            <text:p>onreadystatechange</text:p>
          </table:table-cell>
          <table:table-cell table:formula="of:=IF([.B217]=&quot;#N/A&quot;;      VLOOKUP([.A217];[Firefox.$B$2:.$B$599];1;FALSE());            NA())" office:value-type="float" office:value="0">
            <text:p>#N/D</text:p>
          </table:table-cell>
          <table:table-cell table:formula="of:=VLOOKUP([.A217];[HTMLDom.$B$2:.$B$599];1;FALSE())" office:value-type="float" office:value="0">
            <text:p>#N/D</text:p>
          </table:table-cell>
          <table:table-cell table:formula="of:=IF(LEFT([.A21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eset</text:p>
          </table:table-cell>
          <table:table-cell table:formula="of:=IF(AND(NOT(ISERROR(VLOOKUP([.A218];[IEplorer.$B$2:.$B$599];1;FALSE()))); NOT(ISERROR(VLOOKUP([.A218];[Firefox.$B$2:.$B$599];1;FALSE()))));[.A218];&quot;#N/A&quot;)" office:value-type="string" office:string-value="#N/A">
            <text:p>#N/A</text:p>
          </table:table-cell>
          <table:table-cell table:formula="of:=IF([.B218]=&quot;#N/A&quot;;      VLOOKUP([.A218];[IEplorer.$B$2:.$B$599];1;FALSE());            NA())" office:value-type="float" office:value="0">
            <text:p>#N/D</text:p>
          </table:table-cell>
          <table:table-cell table:formula="of:=IF([.B218]=&quot;#N/A&quot;;      VLOOKUP([.A218];[Firefox.$B$2:.$B$599];1;FALSE());            NA())" office:value-type="string" office:string-value="onreset">
            <text:p>onreset</text:p>
          </table:table-cell>
          <table:table-cell table:formula="of:=VLOOKUP([.A218];[HTMLDom.$B$2:.$B$599];1;FALSE())" office:value-type="float" office:value="0">
            <text:p>#N/D</text:p>
          </table:table-cell>
          <table:table-cell table:formula="of:=IF(LEFT([.A21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esize</text:p>
          </table:table-cell>
          <table:table-cell table:formula="of:=IF(AND(NOT(ISERROR(VLOOKUP([.A219];[IEplorer.$B$2:.$B$599];1;FALSE()))); NOT(ISERROR(VLOOKUP([.A219];[Firefox.$B$2:.$B$599];1;FALSE()))));[.A219];&quot;#N/A&quot;)" office:value-type="string" office:string-value="onresize">
            <text:p>onresize</text:p>
          </table:table-cell>
          <table:table-cell table:formula="of:=IF([.B219]=&quot;#N/A&quot;;      VLOOKUP([.A219];[IEplorer.$B$2:.$B$599];1;FALSE());            NA())" office:value-type="float" office:value="0">
            <text:p>#N/D</text:p>
          </table:table-cell>
          <table:table-cell table:formula="of:=IF([.B219]=&quot;#N/A&quot;;      VLOOKUP([.A219];[Firefox.$B$2:.$B$599];1;FALSE());            NA())" office:value-type="float" office:value="0">
            <text:p>#N/D</text:p>
          </table:table-cell>
          <table:table-cell table:formula="of:=VLOOKUP([.A219];[HTMLDom.$B$2:.$B$599];1;FALSE())" office:value-type="float" office:value="0">
            <text:p>#N/D</text:p>
          </table:table-cell>
          <table:table-cell table:formula="of:=IF(LEFT([.A21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esizeend</text:p>
          </table:table-cell>
          <table:table-cell table:formula="of:=IF(AND(NOT(ISERROR(VLOOKUP([.A220];[IEplorer.$B$2:.$B$599];1;FALSE()))); NOT(ISERROR(VLOOKUP([.A220];[Firefox.$B$2:.$B$599];1;FALSE()))));[.A220];&quot;#N/A&quot;)" office:value-type="string" office:string-value="#N/A">
            <text:p>#N/A</text:p>
          </table:table-cell>
          <table:table-cell table:formula="of:=IF([.B220]=&quot;#N/A&quot;;      VLOOKUP([.A220];[IEplorer.$B$2:.$B$599];1;FALSE());            NA())" office:value-type="string" office:string-value="onresizeend">
            <text:p>onresizeend</text:p>
          </table:table-cell>
          <table:table-cell table:formula="of:=IF([.B220]=&quot;#N/A&quot;;      VLOOKUP([.A220];[Firefox.$B$2:.$B$599];1;FALSE());            NA())" office:value-type="float" office:value="0">
            <text:p>#N/D</text:p>
          </table:table-cell>
          <table:table-cell table:formula="of:=VLOOKUP([.A220];[HTMLDom.$B$2:.$B$599];1;FALSE())" office:value-type="float" office:value="0">
            <text:p>#N/D</text:p>
          </table:table-cell>
          <table:table-cell table:formula="of:=IF(LEFT([.A22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esizestart</text:p>
          </table:table-cell>
          <table:table-cell table:formula="of:=IF(AND(NOT(ISERROR(VLOOKUP([.A221];[IEplorer.$B$2:.$B$599];1;FALSE()))); NOT(ISERROR(VLOOKUP([.A221];[Firefox.$B$2:.$B$599];1;FALSE()))));[.A221];&quot;#N/A&quot;)" office:value-type="string" office:string-value="#N/A">
            <text:p>#N/A</text:p>
          </table:table-cell>
          <table:table-cell table:formula="of:=IF([.B221]=&quot;#N/A&quot;;      VLOOKUP([.A221];[IEplorer.$B$2:.$B$599];1;FALSE());            NA())" office:value-type="string" office:string-value="onresizestart">
            <text:p>onresizestart</text:p>
          </table:table-cell>
          <table:table-cell table:formula="of:=IF([.B221]=&quot;#N/A&quot;;      VLOOKUP([.A221];[Firefox.$B$2:.$B$599];1;FALSE());            NA())" office:value-type="float" office:value="0">
            <text:p>#N/D</text:p>
          </table:table-cell>
          <table:table-cell table:formula="of:=VLOOKUP([.A221];[HTMLDom.$B$2:.$B$599];1;FALSE())" office:value-type="float" office:value="0">
            <text:p>#N/D</text:p>
          </table:table-cell>
          <table:table-cell table:formula="of:=IF(LEFT([.A22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owenter</text:p>
          </table:table-cell>
          <table:table-cell table:formula="of:=IF(AND(NOT(ISERROR(VLOOKUP([.A222];[IEplorer.$B$2:.$B$599];1;FALSE()))); NOT(ISERROR(VLOOKUP([.A222];[Firefox.$B$2:.$B$599];1;FALSE()))));[.A222];&quot;#N/A&quot;)" office:value-type="string" office:string-value="#N/A">
            <text:p>#N/A</text:p>
          </table:table-cell>
          <table:table-cell table:formula="of:=IF([.B222]=&quot;#N/A&quot;;      VLOOKUP([.A222];[IEplorer.$B$2:.$B$599];1;FALSE());            NA())" office:value-type="string" office:string-value="onrowenter">
            <text:p>onrowenter</text:p>
          </table:table-cell>
          <table:table-cell table:formula="of:=IF([.B222]=&quot;#N/A&quot;;      VLOOKUP([.A222];[Firefox.$B$2:.$B$599];1;FALSE());            NA())" office:value-type="float" office:value="0">
            <text:p>#N/D</text:p>
          </table:table-cell>
          <table:table-cell table:formula="of:=VLOOKUP([.A222];[HTMLDom.$B$2:.$B$599];1;FALSE())" office:value-type="float" office:value="0">
            <text:p>#N/D</text:p>
          </table:table-cell>
          <table:table-cell table:formula="of:=IF(LEFT([.A22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owexit</text:p>
          </table:table-cell>
          <table:table-cell table:formula="of:=IF(AND(NOT(ISERROR(VLOOKUP([.A223];[IEplorer.$B$2:.$B$599];1;FALSE()))); NOT(ISERROR(VLOOKUP([.A223];[Firefox.$B$2:.$B$599];1;FALSE()))));[.A223];&quot;#N/A&quot;)" office:value-type="string" office:string-value="#N/A">
            <text:p>#N/A</text:p>
          </table:table-cell>
          <table:table-cell table:formula="of:=IF([.B223]=&quot;#N/A&quot;;      VLOOKUP([.A223];[IEplorer.$B$2:.$B$599];1;FALSE());            NA())" office:value-type="string" office:string-value="onrowexit">
            <text:p>onrowexit</text:p>
          </table:table-cell>
          <table:table-cell table:formula="of:=IF([.B223]=&quot;#N/A&quot;;      VLOOKUP([.A223];[Firefox.$B$2:.$B$599];1;FALSE());            NA())" office:value-type="float" office:value="0">
            <text:p>#N/D</text:p>
          </table:table-cell>
          <table:table-cell table:formula="of:=VLOOKUP([.A223];[HTMLDom.$B$2:.$B$599];1;FALSE())" office:value-type="float" office:value="0">
            <text:p>#N/D</text:p>
          </table:table-cell>
          <table:table-cell table:formula="of:=IF(LEFT([.A22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owsdelete</text:p>
          </table:table-cell>
          <table:table-cell table:formula="of:=IF(AND(NOT(ISERROR(VLOOKUP([.A224];[IEplorer.$B$2:.$B$599];1;FALSE()))); NOT(ISERROR(VLOOKUP([.A224];[Firefox.$B$2:.$B$599];1;FALSE()))));[.A224];&quot;#N/A&quot;)" office:value-type="string" office:string-value="#N/A">
            <text:p>#N/A</text:p>
          </table:table-cell>
          <table:table-cell table:formula="of:=IF([.B224]=&quot;#N/A&quot;;      VLOOKUP([.A224];[IEplorer.$B$2:.$B$599];1;FALSE());            NA())" office:value-type="string" office:string-value="onrowsdelete">
            <text:p>onrowsdelete</text:p>
          </table:table-cell>
          <table:table-cell table:formula="of:=IF([.B224]=&quot;#N/A&quot;;      VLOOKUP([.A224];[Firefox.$B$2:.$B$599];1;FALSE());            NA())" office:value-type="float" office:value="0">
            <text:p>#N/D</text:p>
          </table:table-cell>
          <table:table-cell table:formula="of:=VLOOKUP([.A224];[HTMLDom.$B$2:.$B$599];1;FALSE())" office:value-type="float" office:value="0">
            <text:p>#N/D</text:p>
          </table:table-cell>
          <table:table-cell table:formula="of:=IF(LEFT([.A22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rowsinserted</text:p>
          </table:table-cell>
          <table:table-cell table:formula="of:=IF(AND(NOT(ISERROR(VLOOKUP([.A225];[IEplorer.$B$2:.$B$599];1;FALSE()))); NOT(ISERROR(VLOOKUP([.A225];[Firefox.$B$2:.$B$599];1;FALSE()))));[.A225];&quot;#N/A&quot;)" office:value-type="string" office:string-value="#N/A">
            <text:p>#N/A</text:p>
          </table:table-cell>
          <table:table-cell table:formula="of:=IF([.B225]=&quot;#N/A&quot;;      VLOOKUP([.A225];[IEplorer.$B$2:.$B$599];1;FALSE());            NA())" office:value-type="string" office:string-value="onrowsinserted">
            <text:p>onrowsinserted</text:p>
          </table:table-cell>
          <table:table-cell table:formula="of:=IF([.B225]=&quot;#N/A&quot;;      VLOOKUP([.A225];[Firefox.$B$2:.$B$599];1;FALSE());            NA())" office:value-type="float" office:value="0">
            <text:p>#N/D</text:p>
          </table:table-cell>
          <table:table-cell table:formula="of:=VLOOKUP([.A225];[HTMLDom.$B$2:.$B$599];1;FALSE())" office:value-type="float" office:value="0">
            <text:p>#N/D</text:p>
          </table:table-cell>
          <table:table-cell table:formula="of:=IF(LEFT([.A22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croll</text:p>
          </table:table-cell>
          <table:table-cell table:formula="of:=IF(AND(NOT(ISERROR(VLOOKUP([.A226];[IEplorer.$B$2:.$B$599];1;FALSE()))); NOT(ISERROR(VLOOKUP([.A226];[Firefox.$B$2:.$B$599];1;FALSE()))));[.A226];&quot;#N/A&quot;)" office:value-type="string" office:string-value="onscroll">
            <text:p>onscroll</text:p>
          </table:table-cell>
          <table:table-cell table:formula="of:=IF([.B226]=&quot;#N/A&quot;;      VLOOKUP([.A226];[IEplorer.$B$2:.$B$599];1;FALSE());            NA())" office:value-type="float" office:value="0">
            <text:p>#N/D</text:p>
          </table:table-cell>
          <table:table-cell table:formula="of:=IF([.B226]=&quot;#N/A&quot;;      VLOOKUP([.A226];[Firefox.$B$2:.$B$599];1;FALSE());            NA())" office:value-type="float" office:value="0">
            <text:p>#N/D</text:p>
          </table:table-cell>
          <table:table-cell table:formula="of:=VLOOKUP([.A226];[HTMLDom.$B$2:.$B$599];1;FALSE())" office:value-type="float" office:value="0">
            <text:p>#N/D</text:p>
          </table:table-cell>
          <table:table-cell table:formula="of:=IF(LEFT([.A22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eeked</text:p>
          </table:table-cell>
          <table:table-cell table:formula="of:=IF(AND(NOT(ISERROR(VLOOKUP([.A227];[IEplorer.$B$2:.$B$599];1;FALSE()))); NOT(ISERROR(VLOOKUP([.A227];[Firefox.$B$2:.$B$599];1;FALSE()))));[.A227];&quot;#N/A&quot;)" office:value-type="string" office:string-value="#N/A">
            <text:p>#N/A</text:p>
          </table:table-cell>
          <table:table-cell table:formula="of:=IF([.B227]=&quot;#N/A&quot;;      VLOOKUP([.A227];[IEplorer.$B$2:.$B$599];1;FALSE());            NA())" office:value-type="float" office:value="0">
            <text:p>#N/D</text:p>
          </table:table-cell>
          <table:table-cell table:formula="of:=IF([.B227]=&quot;#N/A&quot;;      VLOOKUP([.A227];[Firefox.$B$2:.$B$599];1;FALSE());            NA())" office:value-type="string" office:string-value="onseeked">
            <text:p>onseeked</text:p>
          </table:table-cell>
          <table:table-cell table:formula="of:=VLOOKUP([.A227];[HTMLDom.$B$2:.$B$599];1;FALSE())" office:value-type="float" office:value="0">
            <text:p>#N/D</text:p>
          </table:table-cell>
          <table:table-cell table:formula="of:=IF(LEFT([.A22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eeking</text:p>
          </table:table-cell>
          <table:table-cell table:formula="of:=IF(AND(NOT(ISERROR(VLOOKUP([.A228];[IEplorer.$B$2:.$B$599];1;FALSE()))); NOT(ISERROR(VLOOKUP([.A228];[Firefox.$B$2:.$B$599];1;FALSE()))));[.A228];&quot;#N/A&quot;)" office:value-type="string" office:string-value="#N/A">
            <text:p>#N/A</text:p>
          </table:table-cell>
          <table:table-cell table:formula="of:=IF([.B228]=&quot;#N/A&quot;;      VLOOKUP([.A228];[IEplorer.$B$2:.$B$599];1;FALSE());            NA())" office:value-type="float" office:value="0">
            <text:p>#N/D</text:p>
          </table:table-cell>
          <table:table-cell table:formula="of:=IF([.B228]=&quot;#N/A&quot;;      VLOOKUP([.A228];[Firefox.$B$2:.$B$599];1;FALSE());            NA())" office:value-type="string" office:string-value="onseeking">
            <text:p>onseeking</text:p>
          </table:table-cell>
          <table:table-cell table:formula="of:=VLOOKUP([.A228];[HTMLDom.$B$2:.$B$599];1;FALSE())" office:value-type="float" office:value="0">
            <text:p>#N/D</text:p>
          </table:table-cell>
          <table:table-cell table:formula="of:=IF(LEFT([.A228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elect</text:p>
          </table:table-cell>
          <table:table-cell table:formula="of:=IF(AND(NOT(ISERROR(VLOOKUP([.A229];[IEplorer.$B$2:.$B$599];1;FALSE()))); NOT(ISERROR(VLOOKUP([.A229];[Firefox.$B$2:.$B$599];1;FALSE()))));[.A229];&quot;#N/A&quot;)" office:value-type="string" office:string-value="#N/A">
            <text:p>#N/A</text:p>
          </table:table-cell>
          <table:table-cell table:formula="of:=IF([.B229]=&quot;#N/A&quot;;      VLOOKUP([.A229];[IEplorer.$B$2:.$B$599];1;FALSE());            NA())" office:value-type="float" office:value="0">
            <text:p>#N/D</text:p>
          </table:table-cell>
          <table:table-cell table:formula="of:=IF([.B229]=&quot;#N/A&quot;;      VLOOKUP([.A229];[Firefox.$B$2:.$B$599];1;FALSE());            NA())" office:value-type="string" office:string-value="onselect">
            <text:p>onselect</text:p>
          </table:table-cell>
          <table:table-cell table:formula="of:=VLOOKUP([.A229];[HTMLDom.$B$2:.$B$599];1;FALSE())" office:value-type="float" office:value="0">
            <text:p>#N/D</text:p>
          </table:table-cell>
          <table:table-cell table:formula="of:=IF(LEFT([.A229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electstart</text:p>
          </table:table-cell>
          <table:table-cell table:formula="of:=IF(AND(NOT(ISERROR(VLOOKUP([.A230];[IEplorer.$B$2:.$B$599];1;FALSE()))); NOT(ISERROR(VLOOKUP([.A230];[Firefox.$B$2:.$B$599];1;FALSE()))));[.A230];&quot;#N/A&quot;)" office:value-type="string" office:string-value="#N/A">
            <text:p>#N/A</text:p>
          </table:table-cell>
          <table:table-cell table:formula="of:=IF([.B230]=&quot;#N/A&quot;;      VLOOKUP([.A230];[IEplorer.$B$2:.$B$599];1;FALSE());            NA())" office:value-type="string" office:string-value="onselectstart">
            <text:p>onselectstart</text:p>
          </table:table-cell>
          <table:table-cell table:formula="of:=IF([.B230]=&quot;#N/A&quot;;      VLOOKUP([.A230];[Firefox.$B$2:.$B$599];1;FALSE());            NA())" office:value-type="float" office:value="0">
            <text:p>#N/D</text:p>
          </table:table-cell>
          <table:table-cell table:formula="of:=VLOOKUP([.A230];[HTMLDom.$B$2:.$B$599];1;FALSE())" office:value-type="float" office:value="0">
            <text:p>#N/D</text:p>
          </table:table-cell>
          <table:table-cell table:formula="of:=IF(LEFT([.A230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how</text:p>
          </table:table-cell>
          <table:table-cell table:formula="of:=IF(AND(NOT(ISERROR(VLOOKUP([.A231];[IEplorer.$B$2:.$B$599];1;FALSE()))); NOT(ISERROR(VLOOKUP([.A231];[Firefox.$B$2:.$B$599];1;FALSE()))));[.A231];&quot;#N/A&quot;)" office:value-type="string" office:string-value="#N/A">
            <text:p>#N/A</text:p>
          </table:table-cell>
          <table:table-cell table:formula="of:=IF([.B231]=&quot;#N/A&quot;;      VLOOKUP([.A231];[IEplorer.$B$2:.$B$599];1;FALSE());            NA())" office:value-type="float" office:value="0">
            <text:p>#N/D</text:p>
          </table:table-cell>
          <table:table-cell table:formula="of:=IF([.B231]=&quot;#N/A&quot;;      VLOOKUP([.A231];[Firefox.$B$2:.$B$599];1;FALSE());            NA())" office:value-type="string" office:string-value="onshow">
            <text:p>onshow</text:p>
          </table:table-cell>
          <table:table-cell table:formula="of:=VLOOKUP([.A231];[HTMLDom.$B$2:.$B$599];1;FALSE())" office:value-type="float" office:value="0">
            <text:p>#N/D</text:p>
          </table:table-cell>
          <table:table-cell table:formula="of:=IF(LEFT([.A231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talled</text:p>
          </table:table-cell>
          <table:table-cell table:formula="of:=IF(AND(NOT(ISERROR(VLOOKUP([.A232];[IEplorer.$B$2:.$B$599];1;FALSE()))); NOT(ISERROR(VLOOKUP([.A232];[Firefox.$B$2:.$B$599];1;FALSE()))));[.A232];&quot;#N/A&quot;)" office:value-type="string" office:string-value="#N/A">
            <text:p>#N/A</text:p>
          </table:table-cell>
          <table:table-cell table:formula="of:=IF([.B232]=&quot;#N/A&quot;;      VLOOKUP([.A232];[IEplorer.$B$2:.$B$599];1;FALSE());            NA())" office:value-type="float" office:value="0">
            <text:p>#N/D</text:p>
          </table:table-cell>
          <table:table-cell table:formula="of:=IF([.B232]=&quot;#N/A&quot;;      VLOOKUP([.A232];[Firefox.$B$2:.$B$599];1;FALSE());            NA())" office:value-type="string" office:string-value="onstalled">
            <text:p>onstalled</text:p>
          </table:table-cell>
          <table:table-cell table:formula="of:=VLOOKUP([.A232];[HTMLDom.$B$2:.$B$599];1;FALSE())" office:value-type="float" office:value="0">
            <text:p>#N/D</text:p>
          </table:table-cell>
          <table:table-cell table:formula="of:=IF(LEFT([.A232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ubmit</text:p>
          </table:table-cell>
          <table:table-cell table:formula="of:=IF(AND(NOT(ISERROR(VLOOKUP([.A233];[IEplorer.$B$2:.$B$599];1;FALSE()))); NOT(ISERROR(VLOOKUP([.A233];[Firefox.$B$2:.$B$599];1;FALSE()))));[.A233];&quot;#N/A&quot;)" office:value-type="string" office:string-value="#N/A">
            <text:p>#N/A</text:p>
          </table:table-cell>
          <table:table-cell table:formula="of:=IF([.B233]=&quot;#N/A&quot;;      VLOOKUP([.A233];[IEplorer.$B$2:.$B$599];1;FALSE());            NA())" office:value-type="float" office:value="0">
            <text:p>#N/D</text:p>
          </table:table-cell>
          <table:table-cell table:formula="of:=IF([.B233]=&quot;#N/A&quot;;      VLOOKUP([.A233];[Firefox.$B$2:.$B$599];1;FALSE());            NA())" office:value-type="string" office:string-value="onsubmit">
            <text:p>onsubmit</text:p>
          </table:table-cell>
          <table:table-cell table:formula="of:=VLOOKUP([.A233];[HTMLDom.$B$2:.$B$599];1;FALSE())" office:value-type="float" office:value="0">
            <text:p>#N/D</text:p>
          </table:table-cell>
          <table:table-cell table:formula="of:=IF(LEFT([.A233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suspend</text:p>
          </table:table-cell>
          <table:table-cell table:formula="of:=IF(AND(NOT(ISERROR(VLOOKUP([.A234];[IEplorer.$B$2:.$B$599];1;FALSE()))); NOT(ISERROR(VLOOKUP([.A234];[Firefox.$B$2:.$B$599];1;FALSE()))));[.A234];&quot;#N/A&quot;)" office:value-type="string" office:string-value="#N/A">
            <text:p>#N/A</text:p>
          </table:table-cell>
          <table:table-cell table:formula="of:=IF([.B234]=&quot;#N/A&quot;;      VLOOKUP([.A234];[IEplorer.$B$2:.$B$599];1;FALSE());            NA())" office:value-type="float" office:value="0">
            <text:p>#N/D</text:p>
          </table:table-cell>
          <table:table-cell table:formula="of:=IF([.B234]=&quot;#N/A&quot;;      VLOOKUP([.A234];[Firefox.$B$2:.$B$599];1;FALSE());            NA())" office:value-type="string" office:string-value="onsuspend">
            <text:p>onsuspend</text:p>
          </table:table-cell>
          <table:table-cell table:formula="of:=VLOOKUP([.A234];[HTMLDom.$B$2:.$B$599];1;FALSE())" office:value-type="float" office:value="0">
            <text:p>#N/D</text:p>
          </table:table-cell>
          <table:table-cell table:formula="of:=IF(LEFT([.A234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timeupdate</text:p>
          </table:table-cell>
          <table:table-cell table:formula="of:=IF(AND(NOT(ISERROR(VLOOKUP([.A235];[IEplorer.$B$2:.$B$599];1;FALSE()))); NOT(ISERROR(VLOOKUP([.A235];[Firefox.$B$2:.$B$599];1;FALSE()))));[.A235];&quot;#N/A&quot;)" office:value-type="string" office:string-value="#N/A">
            <text:p>#N/A</text:p>
          </table:table-cell>
          <table:table-cell table:formula="of:=IF([.B235]=&quot;#N/A&quot;;      VLOOKUP([.A235];[IEplorer.$B$2:.$B$599];1;FALSE());            NA())" office:value-type="float" office:value="0">
            <text:p>#N/D</text:p>
          </table:table-cell>
          <table:table-cell table:formula="of:=IF([.B235]=&quot;#N/A&quot;;      VLOOKUP([.A235];[Firefox.$B$2:.$B$599];1;FALSE());            NA())" office:value-type="string" office:string-value="ontimeupdate">
            <text:p>ontimeupdate</text:p>
          </table:table-cell>
          <table:table-cell table:formula="of:=VLOOKUP([.A235];[HTMLDom.$B$2:.$B$599];1;FALSE())" office:value-type="float" office:value="0">
            <text:p>#N/D</text:p>
          </table:table-cell>
          <table:table-cell table:formula="of:=IF(LEFT([.A235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volumechange</text:p>
          </table:table-cell>
          <table:table-cell table:formula="of:=IF(AND(NOT(ISERROR(VLOOKUP([.A236];[IEplorer.$B$2:.$B$599];1;FALSE()))); NOT(ISERROR(VLOOKUP([.A236];[Firefox.$B$2:.$B$599];1;FALSE()))));[.A236];&quot;#N/A&quot;)" office:value-type="string" office:string-value="#N/A">
            <text:p>#N/A</text:p>
          </table:table-cell>
          <table:table-cell table:formula="of:=IF([.B236]=&quot;#N/A&quot;;      VLOOKUP([.A236];[IEplorer.$B$2:.$B$599];1;FALSE());            NA())" office:value-type="float" office:value="0">
            <text:p>#N/D</text:p>
          </table:table-cell>
          <table:table-cell table:formula="of:=IF([.B236]=&quot;#N/A&quot;;      VLOOKUP([.A236];[Firefox.$B$2:.$B$599];1;FALSE());            NA())" office:value-type="string" office:string-value="onvolumechange">
            <text:p>onvolumechange</text:p>
          </table:table-cell>
          <table:table-cell table:formula="of:=VLOOKUP([.A236];[HTMLDom.$B$2:.$B$599];1;FALSE())" office:value-type="float" office:value="0">
            <text:p>#N/D</text:p>
          </table:table-cell>
          <table:table-cell table:formula="of:=IF(LEFT([.A236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waiting</text:p>
          </table:table-cell>
          <table:table-cell table:formula="of:=IF(AND(NOT(ISERROR(VLOOKUP([.A237];[IEplorer.$B$2:.$B$599];1;FALSE()))); NOT(ISERROR(VLOOKUP([.A237];[Firefox.$B$2:.$B$599];1;FALSE()))));[.A237];&quot;#N/A&quot;)" office:value-type="string" office:string-value="#N/A">
            <text:p>#N/A</text:p>
          </table:table-cell>
          <table:table-cell table:formula="of:=IF([.B237]=&quot;#N/A&quot;;      VLOOKUP([.A237];[IEplorer.$B$2:.$B$599];1;FALSE());            NA())" office:value-type="float" office:value="0">
            <text:p>#N/D</text:p>
          </table:table-cell>
          <table:table-cell table:formula="of:=IF([.B237]=&quot;#N/A&quot;;      VLOOKUP([.A237];[Firefox.$B$2:.$B$599];1;FALSE());            NA())" office:value-type="string" office:string-value="onwaiting">
            <text:p>onwaiting</text:p>
          </table:table-cell>
          <table:table-cell table:formula="of:=VLOOKUP([.A237];[HTMLDom.$B$2:.$B$599];1;FALSE())" office:value-type="float" office:value="0">
            <text:p>#N/D</text:p>
          </table:table-cell>
          <table:table-cell table:formula="of:=IF(LEFT([.A237];2)=&quot;on&quot;;TRUE();FALSE())" office:value-type="boolean" office:boolean-value="true">
            <text:p>VERDADERO</text:p>
          </table:table-cell>
        </table:table-row>
        <table:table-row table:style-name="ro2" table:visibility="filter">
          <table:table-cell table:style-name="ce2" office:value-type="string">
            <text:p>onwheel</text:p>
          </table:table-cell>
          <table:table-cell table:formula="of:=IF(AND(NOT(ISERROR(VLOOKUP([.A238];[IEplorer.$B$2:.$B$599];1;FALSE()))); NOT(ISERROR(VLOOKUP([.A238];[Firefox.$B$2:.$B$599];1;FALSE()))));[.A238];&quot;#N/A&quot;)" office:value-type="string" office:string-value="#N/A">
            <text:p>#N/A</text:p>
          </table:table-cell>
          <table:table-cell table:formula="of:=IF([.B238]=&quot;#N/A&quot;;      VLOOKUP([.A238];[IEplorer.$B$2:.$B$599];1;FALSE());            NA())" office:value-type="float" office:value="0">
            <text:p>#N/D</text:p>
          </table:table-cell>
          <table:table-cell table:formula="of:=IF([.B238]=&quot;#N/A&quot;;      VLOOKUP([.A238];[Firefox.$B$2:.$B$599];1;FALSE());            NA())" office:value-type="string" office:string-value="onwheel">
            <text:p>onwheel</text:p>
          </table:table-cell>
          <table:table-cell table:formula="of:=VLOOKUP([.A238];[HTMLDom.$B$2:.$B$599];1;FALSE())" office:value-type="float" office:value="0">
            <text:p>#N/D</text:p>
          </table:table-cell>
          <table:table-cell table:formula="of:=IF(LEFT([.A238];2)=&quot;on&quot;;TRUE();FALSE())" office:value-type="boolean" office:boolean-value="true">
            <text:p>VERDADERO</text:p>
          </table:table-cell>
        </table:table-row>
        <table:table-row table:style-name="ro2">
          <table:table-cell table:style-name="ce2" office:value-type="string">
            <text:p>outerHTML</text:p>
          </table:table-cell>
          <table:table-cell table:formula="of:=IF(AND(NOT(ISERROR(VLOOKUP([.A239];[IEplorer.$B$2:.$B$599];1;FALSE()))); NOT(ISERROR(VLOOKUP([.A239];[Firefox.$B$2:.$B$599];1;FALSE()))));[.A239];&quot;#N/A&quot;)" office:value-type="string" office:string-value="outerHTML">
            <text:p>outerHTML</text:p>
          </table:table-cell>
          <table:table-cell table:formula="of:=IF([.B239]=&quot;#N/A&quot;;      VLOOKUP([.A239];[IEplorer.$B$2:.$B$599];1;FALSE());            NA())" office:value-type="float" office:value="0">
            <text:p>#N/D</text:p>
          </table:table-cell>
          <table:table-cell table:formula="of:=IF([.B239]=&quot;#N/A&quot;;      VLOOKUP([.A239];[Firefox.$B$2:.$B$599];1;FALSE());            NA())" office:value-type="float" office:value="0">
            <text:p>#N/D</text:p>
          </table:table-cell>
          <table:table-cell table:formula="of:=VLOOKUP([.A239];[HTMLDom.$B$2:.$B$599];1;FALSE())" office:value-type="float" office:value="0">
            <text:p>#N/D</text:p>
          </table:table-cell>
          <table:table-cell table:formula="of:=IF(LEFT([.A23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outerText</text:p>
          </table:table-cell>
          <table:table-cell table:formula="of:=IF(AND(NOT(ISERROR(VLOOKUP([.A240];[IEplorer.$B$2:.$B$599];1;FALSE()))); NOT(ISERROR(VLOOKUP([.A240];[Firefox.$B$2:.$B$599];1;FALSE()))));[.A240];&quot;#N/A&quot;)" office:value-type="string" office:string-value="#N/A">
            <text:p>#N/A</text:p>
          </table:table-cell>
          <table:table-cell table:formula="of:=IF([.B240]=&quot;#N/A&quot;;      VLOOKUP([.A240];[IEplorer.$B$2:.$B$599];1;FALSE());            NA())" office:value-type="string" office:string-value="outerText">
            <text:p>outerText</text:p>
          </table:table-cell>
          <table:table-cell table:formula="of:=IF([.B240]=&quot;#N/A&quot;;      VLOOKUP([.A240];[Firefox.$B$2:.$B$599];1;FALSE());            NA())" office:value-type="float" office:value="0">
            <text:p>#N/D</text:p>
          </table:table-cell>
          <table:table-cell table:formula="of:=VLOOKUP([.A240];[HTMLDom.$B$2:.$B$599];1;FALSE())" office:value-type="float" office:value="0">
            <text:p>#N/D</text:p>
          </table:table-cell>
          <table:table-cell table:formula="of:=IF(LEFT([.A240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ownerDocument</text:p>
          </table:table-cell>
          <table:table-cell table:formula="of:=IF(AND(NOT(ISERROR(VLOOKUP([.A241];[IEplorer.$B$2:.$B$599];1;FALSE()))); NOT(ISERROR(VLOOKUP([.A241];[Firefox.$B$2:.$B$599];1;FALSE()))));[.A241];&quot;#N/A&quot;)" office:value-type="string" office:string-value="ownerDocument">
            <text:p>ownerDocument</text:p>
          </table:table-cell>
          <table:table-cell table:formula="of:=IF([.B241]=&quot;#N/A&quot;;      VLOOKUP([.A241];[IEplorer.$B$2:.$B$599];1;FALSE());            NA())" office:value-type="float" office:value="0">
            <text:p>#N/D</text:p>
          </table:table-cell>
          <table:table-cell table:formula="of:=IF([.B241]=&quot;#N/A&quot;;      VLOOKUP([.A241];[Firefox.$B$2:.$B$599];1;FALSE());            NA())" office:value-type="float" office:value="0">
            <text:p>#N/D</text:p>
          </table:table-cell>
          <table:table-cell table:formula="of:=VLOOKUP([.A241];[HTMLDom.$B$2:.$B$599];1;FALSE())" office:value-type="float" office:value="0">
            <text:p>#N/D</text:p>
          </table:table-cell>
          <table:table-cell table:formula="of:=IF(LEFT([.A241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parentElement</text:p>
          </table:table-cell>
          <table:table-cell table:formula="of:=IF(AND(NOT(ISERROR(VLOOKUP([.A242];[IEplorer.$B$2:.$B$599];1;FALSE()))); NOT(ISERROR(VLOOKUP([.A242];[Firefox.$B$2:.$B$599];1;FALSE()))));[.A242];&quot;#N/A&quot;)" office:value-type="string" office:string-value="parentElement">
            <text:p>parentElement</text:p>
          </table:table-cell>
          <table:table-cell table:formula="of:=IF([.B242]=&quot;#N/A&quot;;      VLOOKUP([.A242];[IEplorer.$B$2:.$B$599];1;FALSE());            NA())" office:value-type="float" office:value="0">
            <text:p>#N/D</text:p>
          </table:table-cell>
          <table:table-cell table:formula="of:=IF([.B242]=&quot;#N/A&quot;;      VLOOKUP([.A242];[Firefox.$B$2:.$B$599];1;FALSE());            NA())" office:value-type="float" office:value="0">
            <text:p>#N/D</text:p>
          </table:table-cell>
          <table:table-cell table:formula="of:=VLOOKUP([.A242];[HTMLDom.$B$2:.$B$599];1;FALSE())" office:value-type="float" office:value="0">
            <text:p>#N/D</text:p>
          </table:table-cell>
          <table:table-cell table:formula="of:=IF(LEFT([.A242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parentNode</text:p>
          </table:table-cell>
          <table:table-cell table:formula="of:=IF(AND(NOT(ISERROR(VLOOKUP([.A243];[IEplorer.$B$2:.$B$599];1;FALSE()))); NOT(ISERROR(VLOOKUP([.A243];[Firefox.$B$2:.$B$599];1;FALSE()))));[.A243];&quot;#N/A&quot;)" office:value-type="string" office:string-value="parentNode">
            <text:p>parentNode</text:p>
          </table:table-cell>
          <table:table-cell table:formula="of:=IF([.B243]=&quot;#N/A&quot;;      VLOOKUP([.A243];[IEplorer.$B$2:.$B$599];1;FALSE());            NA())" office:value-type="float" office:value="0">
            <text:p>#N/D</text:p>
          </table:table-cell>
          <table:table-cell table:formula="of:=IF([.B243]=&quot;#N/A&quot;;      VLOOKUP([.A243];[Firefox.$B$2:.$B$599];1;FALSE());            NA())" office:value-type="float" office:value="0">
            <text:p>#N/D</text:p>
          </table:table-cell>
          <table:table-cell table:formula="of:=VLOOKUP([.A243];[HTMLDom.$B$2:.$B$599];1;FALSE())" office:value-type="float" office:value="0">
            <text:p>#N/D</text:p>
          </table:table-cell>
          <table:table-cell table:formula="of:=IF(LEFT([.A24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parentTextEdit</text:p>
          </table:table-cell>
          <table:table-cell table:formula="of:=IF(AND(NOT(ISERROR(VLOOKUP([.A244];[IEplorer.$B$2:.$B$599];1;FALSE()))); NOT(ISERROR(VLOOKUP([.A244];[Firefox.$B$2:.$B$599];1;FALSE()))));[.A244];&quot;#N/A&quot;)" office:value-type="string" office:string-value="#N/A">
            <text:p>#N/A</text:p>
          </table:table-cell>
          <table:table-cell table:formula="of:=IF([.B244]=&quot;#N/A&quot;;      VLOOKUP([.A244];[IEplorer.$B$2:.$B$599];1;FALSE());            NA())" office:value-type="string" office:string-value="parentTextEdit">
            <text:p>parentTextEdit</text:p>
          </table:table-cell>
          <table:table-cell table:formula="of:=IF([.B244]=&quot;#N/A&quot;;      VLOOKUP([.A244];[Firefox.$B$2:.$B$599];1;FALSE());            NA())" office:value-type="float" office:value="0">
            <text:p>#N/D</text:p>
          </table:table-cell>
          <table:table-cell table:formula="of:=VLOOKUP([.A244];[HTMLDom.$B$2:.$B$599];1;FALSE())" office:value-type="float" office:value="0">
            <text:p>#N/D</text:p>
          </table:table-cell>
          <table:table-cell table:formula="of:=IF(LEFT([.A24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prefix</text:p>
          </table:table-cell>
          <table:table-cell table:formula="of:=IF(AND(NOT(ISERROR(VLOOKUP([.A245];[IEplorer.$B$2:.$B$599];1;FALSE()))); NOT(ISERROR(VLOOKUP([.A245];[Firefox.$B$2:.$B$599];1;FALSE()))));[.A245];&quot;#N/A&quot;)" office:value-type="string" office:string-value="#N/A">
            <text:p>#N/A</text:p>
          </table:table-cell>
          <table:table-cell table:formula="of:=IF([.B245]=&quot;#N/A&quot;;      VLOOKUP([.A245];[IEplorer.$B$2:.$B$599];1;FALSE());            NA())" office:value-type="float" office:value="0">
            <text:p>#N/D</text:p>
          </table:table-cell>
          <table:table-cell table:formula="of:=IF([.B245]=&quot;#N/A&quot;;      VLOOKUP([.A245];[Firefox.$B$2:.$B$599];1;FALSE());            NA())" office:value-type="string" office:string-value="prefix">
            <text:p>prefix</text:p>
          </table:table-cell>
          <table:table-cell table:formula="of:=VLOOKUP([.A245];[HTMLDom.$B$2:.$B$599];1;FALSE())" office:value-type="float" office:value="0">
            <text:p>#N/D</text:p>
          </table:table-cell>
          <table:table-cell table:formula="of:=IF(LEFT([.A24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previousElementSibling</text:p>
          </table:table-cell>
          <table:table-cell table:formula="of:=IF(AND(NOT(ISERROR(VLOOKUP([.A246];[IEplorer.$B$2:.$B$599];1;FALSE()))); NOT(ISERROR(VLOOKUP([.A246];[Firefox.$B$2:.$B$599];1;FALSE()))));[.A246];&quot;#N/A&quot;)" office:value-type="string" office:string-value="#N/A">
            <text:p>#N/A</text:p>
          </table:table-cell>
          <table:table-cell table:formula="of:=IF([.B246]=&quot;#N/A&quot;;      VLOOKUP([.A246];[IEplorer.$B$2:.$B$599];1;FALSE());            NA())" office:value-type="float" office:value="0">
            <text:p>#N/D</text:p>
          </table:table-cell>
          <table:table-cell table:formula="of:=IF([.B246]=&quot;#N/A&quot;;      VLOOKUP([.A246];[Firefox.$B$2:.$B$599];1;FALSE());            NA())" office:value-type="string" office:string-value="previousElementSibling">
            <text:p>previousElementSibling</text:p>
          </table:table-cell>
          <table:table-cell table:formula="of:=VLOOKUP([.A246];[HTMLDom.$B$2:.$B$599];1;FALSE())" office:value-type="float" office:value="0">
            <text:p>#N/D</text:p>
          </table:table-cell>
          <table:table-cell table:formula="of:=IF(LEFT([.A246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previousSibling</text:p>
          </table:table-cell>
          <table:table-cell table:formula="of:=IF(AND(NOT(ISERROR(VLOOKUP([.A247];[IEplorer.$B$2:.$B$599];1;FALSE()))); NOT(ISERROR(VLOOKUP([.A247];[Firefox.$B$2:.$B$599];1;FALSE()))));[.A247];&quot;#N/A&quot;)" office:value-type="string" office:string-value="previousSibling">
            <text:p>previousSibling</text:p>
          </table:table-cell>
          <table:table-cell table:formula="of:=IF([.B247]=&quot;#N/A&quot;;      VLOOKUP([.A247];[IEplorer.$B$2:.$B$599];1;FALSE());            NA())" office:value-type="float" office:value="0">
            <text:p>#N/D</text:p>
          </table:table-cell>
          <table:table-cell table:formula="of:=IF([.B247]=&quot;#N/A&quot;;      VLOOKUP([.A247];[Firefox.$B$2:.$B$599];1;FALSE());            NA())" office:value-type="float" office:value="0">
            <text:p>#N/D</text:p>
          </table:table-cell>
          <table:table-cell table:formula="of:=VLOOKUP([.A247];[HTMLDom.$B$2:.$B$599];1;FALSE())" office:value-type="float" office:value="0">
            <text:p>#N/D</text:p>
          </table:table-cell>
          <table:table-cell table:formula="of:=IF(LEFT([.A24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PROCESSING_INSTRUCTION_NODE</text:p>
          </table:table-cell>
          <table:table-cell table:formula="of:=IF(AND(NOT(ISERROR(VLOOKUP([.A248];[IEplorer.$B$2:.$B$599];1;FALSE()))); NOT(ISERROR(VLOOKUP([.A248];[Firefox.$B$2:.$B$599];1;FALSE()))));[.A248];&quot;#N/A&quot;)" office:value-type="string" office:string-value="#N/A">
            <text:p>#N/A</text:p>
          </table:table-cell>
          <table:table-cell table:formula="of:=IF([.B248]=&quot;#N/A&quot;;      VLOOKUP([.A248];[IEplorer.$B$2:.$B$599];1;FALSE());            NA())" office:value-type="float" office:value="0">
            <text:p>#N/D</text:p>
          </table:table-cell>
          <table:table-cell table:formula="of:=IF([.B248]=&quot;#N/A&quot;;      VLOOKUP([.A248];[Firefox.$B$2:.$B$599];1;FALSE());            NA())" office:value-type="string" office:string-value="PROCESSING_INSTRUCTION_NODE">
            <text:p>PROCESSING_INSTRUCTION_NODE</text:p>
          </table:table-cell>
          <table:table-cell table:formula="of:=VLOOKUP([.A248];[HTMLDom.$B$2:.$B$599];1;FALSE())" office:value-type="float" office:value="0">
            <text:p>#N/D</text:p>
          </table:table-cell>
          <table:table-cell table:formula="of:=IF(LEFT([.A24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properties</text:p>
          </table:table-cell>
          <table:table-cell table:formula="of:=IF(AND(NOT(ISERROR(VLOOKUP([.A249];[IEplorer.$B$2:.$B$599];1;FALSE()))); NOT(ISERROR(VLOOKUP([.A249];[Firefox.$B$2:.$B$599];1;FALSE()))));[.A249];&quot;#N/A&quot;)" office:value-type="string" office:string-value="#N/A">
            <text:p>#N/A</text:p>
          </table:table-cell>
          <table:table-cell table:formula="of:=IF([.B249]=&quot;#N/A&quot;;      VLOOKUP([.A249];[IEplorer.$B$2:.$B$599];1;FALSE());            NA())" office:value-type="float" office:value="0">
            <text:p>#N/D</text:p>
          </table:table-cell>
          <table:table-cell table:formula="of:=IF([.B249]=&quot;#N/A&quot;;      VLOOKUP([.A249];[Firefox.$B$2:.$B$599];1;FALSE());            NA())" office:value-type="string" office:string-value="properties">
            <text:p>properties</text:p>
          </table:table-cell>
          <table:table-cell table:formula="of:=VLOOKUP([.A249];[HTMLDom.$B$2:.$B$599];1;FALSE())" office:value-type="float" office:value="0">
            <text:p>#N/D</text:p>
          </table:table-cell>
          <table:table-cell table:formula="of:=IF(LEFT([.A24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querySelector</text:p>
          </table:table-cell>
          <table:table-cell table:formula="of:=IF(AND(NOT(ISERROR(VLOOKUP([.A250];[IEplorer.$B$2:.$B$599];1;FALSE()))); NOT(ISERROR(VLOOKUP([.A250];[Firefox.$B$2:.$B$599];1;FALSE()))));[.A250];&quot;#N/A&quot;)" office:value-type="string" office:string-value="#N/A">
            <text:p>#N/A</text:p>
          </table:table-cell>
          <table:table-cell table:formula="of:=IF([.B250]=&quot;#N/A&quot;;      VLOOKUP([.A250];[IEplorer.$B$2:.$B$599];1;FALSE());            NA())" office:value-type="float" office:value="0">
            <text:p>#N/D</text:p>
          </table:table-cell>
          <table:table-cell table:formula="of:=IF([.B250]=&quot;#N/A&quot;;      VLOOKUP([.A250];[Firefox.$B$2:.$B$599];1;FALSE());            NA())" office:value-type="string" office:string-value="querySelector">
            <text:p>querySelector</text:p>
          </table:table-cell>
          <table:table-cell table:formula="of:=VLOOKUP([.A250];[HTMLDom.$B$2:.$B$599];1;FALSE())" office:value-type="float" office:value="0">
            <text:p>#N/D</text:p>
          </table:table-cell>
          <table:table-cell table:formula="of:=IF(LEFT([.A25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querySelectorAll</text:p>
          </table:table-cell>
          <table:table-cell table:formula="of:=IF(AND(NOT(ISERROR(VLOOKUP([.A251];[IEplorer.$B$2:.$B$599];1;FALSE()))); NOT(ISERROR(VLOOKUP([.A251];[Firefox.$B$2:.$B$599];1;FALSE()))));[.A251];&quot;#N/A&quot;)" office:value-type="string" office:string-value="#N/A">
            <text:p>#N/A</text:p>
          </table:table-cell>
          <table:table-cell table:formula="of:=IF([.B251]=&quot;#N/A&quot;;      VLOOKUP([.A251];[IEplorer.$B$2:.$B$599];1;FALSE());            NA())" office:value-type="float" office:value="0">
            <text:p>#N/D</text:p>
          </table:table-cell>
          <table:table-cell table:formula="of:=IF([.B251]=&quot;#N/A&quot;;      VLOOKUP([.A251];[Firefox.$B$2:.$B$599];1;FALSE());            NA())" office:value-type="string" office:string-value="querySelectorAll">
            <text:p>querySelectorAll</text:p>
          </table:table-cell>
          <table:table-cell table:formula="of:=VLOOKUP([.A251];[HTMLDom.$B$2:.$B$599];1;FALSE())" office:value-type="float" office:value="0">
            <text:p>#N/D</text:p>
          </table:table-cell>
          <table:table-cell table:formula="of:=IF(LEFT([.A25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adyState</text:p>
          </table:table-cell>
          <table:table-cell table:formula="of:=IF(AND(NOT(ISERROR(VLOOKUP([.A252];[IEplorer.$B$2:.$B$599];1;FALSE()))); NOT(ISERROR(VLOOKUP([.A252];[Firefox.$B$2:.$B$599];1;FALSE()))));[.A252];&quot;#N/A&quot;)" office:value-type="string" office:string-value="#N/A">
            <text:p>#N/A</text:p>
          </table:table-cell>
          <table:table-cell table:formula="of:=IF([.B252]=&quot;#N/A&quot;;      VLOOKUP([.A252];[IEplorer.$B$2:.$B$599];1;FALSE());            NA())" office:value-type="string" office:string-value="readyState">
            <text:p>readyState</text:p>
          </table:table-cell>
          <table:table-cell table:formula="of:=IF([.B252]=&quot;#N/A&quot;;      VLOOKUP([.A252];[Firefox.$B$2:.$B$599];1;FALSE());            NA())" office:value-type="float" office:value="0">
            <text:p>#N/D</text:p>
          </table:table-cell>
          <table:table-cell table:formula="of:=VLOOKUP([.A252];[HTMLDom.$B$2:.$B$599];1;FALSE())" office:value-type="float" office:value="0">
            <text:p>#N/D</text:p>
          </table:table-cell>
          <table:table-cell table:formula="of:=IF(LEFT([.A25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cordNumber</text:p>
          </table:table-cell>
          <table:table-cell table:formula="of:=IF(AND(NOT(ISERROR(VLOOKUP([.A253];[IEplorer.$B$2:.$B$599];1;FALSE()))); NOT(ISERROR(VLOOKUP([.A253];[Firefox.$B$2:.$B$599];1;FALSE()))));[.A253];&quot;#N/A&quot;)" office:value-type="string" office:string-value="#N/A">
            <text:p>#N/A</text:p>
          </table:table-cell>
          <table:table-cell table:formula="of:=IF([.B253]=&quot;#N/A&quot;;      VLOOKUP([.A253];[IEplorer.$B$2:.$B$599];1;FALSE());            NA())" office:value-type="string" office:string-value="recordNumber">
            <text:p>recordNumber</text:p>
          </table:table-cell>
          <table:table-cell table:formula="of:=IF([.B253]=&quot;#N/A&quot;;      VLOOKUP([.A253];[Firefox.$B$2:.$B$599];1;FALSE());            NA())" office:value-type="float" office:value="0">
            <text:p>#N/D</text:p>
          </table:table-cell>
          <table:table-cell table:formula="of:=VLOOKUP([.A253];[HTMLDom.$B$2:.$B$599];1;FALSE())" office:value-type="float" office:value="0">
            <text:p>#N/D</text:p>
          </table:table-cell>
          <table:table-cell table:formula="of:=IF(LEFT([.A25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leaseCapture</text:p>
          </table:table-cell>
          <table:table-cell table:formula="of:=IF(AND(NOT(ISERROR(VLOOKUP([.A254];[IEplorer.$B$2:.$B$599];1;FALSE()))); NOT(ISERROR(VLOOKUP([.A254];[Firefox.$B$2:.$B$599];1;FALSE()))));[.A254];&quot;#N/A&quot;)" office:value-type="string" office:string-value="#N/A">
            <text:p>#N/A</text:p>
          </table:table-cell>
          <table:table-cell table:formula="of:=IF([.B254]=&quot;#N/A&quot;;      VLOOKUP([.A254];[IEplorer.$B$2:.$B$599];1;FALSE());            NA())" office:value-type="float" office:value="0">
            <text:p>#N/D</text:p>
          </table:table-cell>
          <table:table-cell table:formula="of:=IF([.B254]=&quot;#N/A&quot;;      VLOOKUP([.A254];[Firefox.$B$2:.$B$599];1;FALSE());            NA())" office:value-type="string" office:string-value="releaseCapture">
            <text:p>releaseCapture</text:p>
          </table:table-cell>
          <table:table-cell table:formula="of:=VLOOKUP([.A254];[HTMLDom.$B$2:.$B$599];1;FALSE())" office:value-type="float" office:value="0">
            <text:p>#N/D</text:p>
          </table:table-cell>
          <table:table-cell table:formula="of:=IF(LEFT([.A25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move</text:p>
          </table:table-cell>
          <table:table-cell table:formula="of:=IF(AND(NOT(ISERROR(VLOOKUP([.A255];[IEplorer.$B$2:.$B$599];1;FALSE()))); NOT(ISERROR(VLOOKUP([.A255];[Firefox.$B$2:.$B$599];1;FALSE()))));[.A255];&quot;#N/A&quot;)" office:value-type="string" office:string-value="#N/A">
            <text:p>#N/A</text:p>
          </table:table-cell>
          <table:table-cell table:formula="of:=IF([.B255]=&quot;#N/A&quot;;      VLOOKUP([.A255];[IEplorer.$B$2:.$B$599];1;FALSE());            NA())" office:value-type="float" office:value="0">
            <text:p>#N/D</text:p>
          </table:table-cell>
          <table:table-cell table:formula="of:=IF([.B255]=&quot;#N/A&quot;;      VLOOKUP([.A255];[Firefox.$B$2:.$B$599];1;FALSE());            NA())" office:value-type="string" office:string-value="remove">
            <text:p>remove</text:p>
          </table:table-cell>
          <table:table-cell table:formula="of:=VLOOKUP([.A255];[HTMLDom.$B$2:.$B$599];1;FALSE())" office:value-type="float" office:value="0">
            <text:p>#N/D</text:p>
          </table:table-cell>
          <table:table-cell table:formula="of:=IF(LEFT([.A25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moveAttribute</text:p>
          </table:table-cell>
          <table:table-cell table:formula="of:=IF(AND(NOT(ISERROR(VLOOKUP([.A256];[IEplorer.$B$2:.$B$599];1;FALSE()))); NOT(ISERROR(VLOOKUP([.A256];[Firefox.$B$2:.$B$599];1;FALSE()))));[.A256];&quot;#N/A&quot;)" office:value-type="string" office:string-value="#N/A">
            <text:p>#N/A</text:p>
          </table:table-cell>
          <table:table-cell table:formula="of:=IF([.B256]=&quot;#N/A&quot;;      VLOOKUP([.A256];[IEplorer.$B$2:.$B$599];1;FALSE());            NA())" office:value-type="float" office:value="0">
            <text:p>#N/D</text:p>
          </table:table-cell>
          <table:table-cell table:formula="of:=IF([.B256]=&quot;#N/A&quot;;      VLOOKUP([.A256];[Firefox.$B$2:.$B$599];1;FALSE());            NA())" office:value-type="string" office:string-value="removeAttribute">
            <text:p>removeAttribute</text:p>
          </table:table-cell>
          <table:table-cell table:formula="of:=VLOOKUP([.A256];[HTMLDom.$B$2:.$B$599];1;FALSE())" office:value-type="float" office:value="0">
            <text:p>#N/D</text:p>
          </table:table-cell>
          <table:table-cell table:formula="of:=IF(LEFT([.A25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moveAttributeNode</text:p>
          </table:table-cell>
          <table:table-cell table:formula="of:=IF(AND(NOT(ISERROR(VLOOKUP([.A257];[IEplorer.$B$2:.$B$599];1;FALSE()))); NOT(ISERROR(VLOOKUP([.A257];[Firefox.$B$2:.$B$599];1;FALSE()))));[.A257];&quot;#N/A&quot;)" office:value-type="string" office:string-value="#N/A">
            <text:p>#N/A</text:p>
          </table:table-cell>
          <table:table-cell table:formula="of:=IF([.B257]=&quot;#N/A&quot;;      VLOOKUP([.A257];[IEplorer.$B$2:.$B$599];1;FALSE());            NA())" office:value-type="float" office:value="0">
            <text:p>#N/D</text:p>
          </table:table-cell>
          <table:table-cell table:formula="of:=IF([.B257]=&quot;#N/A&quot;;      VLOOKUP([.A257];[Firefox.$B$2:.$B$599];1;FALSE());            NA())" office:value-type="string" office:string-value="removeAttributeNode">
            <text:p>removeAttributeNode</text:p>
          </table:table-cell>
          <table:table-cell table:formula="of:=VLOOKUP([.A257];[HTMLDom.$B$2:.$B$599];1;FALSE())" office:value-type="float" office:value="0">
            <text:p>#N/D</text:p>
          </table:table-cell>
          <table:table-cell table:formula="of:=IF(LEFT([.A25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moveAttributeNS</text:p>
          </table:table-cell>
          <table:table-cell table:formula="of:=IF(AND(NOT(ISERROR(VLOOKUP([.A258];[IEplorer.$B$2:.$B$599];1;FALSE()))); NOT(ISERROR(VLOOKUP([.A258];[Firefox.$B$2:.$B$599];1;FALSE()))));[.A258];&quot;#N/A&quot;)" office:value-type="string" office:string-value="#N/A">
            <text:p>#N/A</text:p>
          </table:table-cell>
          <table:table-cell table:formula="of:=IF([.B258]=&quot;#N/A&quot;;      VLOOKUP([.A258];[IEplorer.$B$2:.$B$599];1;FALSE());            NA())" office:value-type="float" office:value="0">
            <text:p>#N/D</text:p>
          </table:table-cell>
          <table:table-cell table:formula="of:=IF([.B258]=&quot;#N/A&quot;;      VLOOKUP([.A258];[Firefox.$B$2:.$B$599];1;FALSE());            NA())" office:value-type="string" office:string-value="removeAttributeNS">
            <text:p>removeAttributeNS</text:p>
          </table:table-cell>
          <table:table-cell table:formula="of:=VLOOKUP([.A258];[HTMLDom.$B$2:.$B$599];1;FALSE())" office:value-type="float" office:value="0">
            <text:p>#N/D</text:p>
          </table:table-cell>
          <table:table-cell table:formula="of:=IF(LEFT([.A25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moveChild</text:p>
          </table:table-cell>
          <table:table-cell table:formula="of:=IF(AND(NOT(ISERROR(VLOOKUP([.A259];[IEplorer.$B$2:.$B$599];1;FALSE()))); NOT(ISERROR(VLOOKUP([.A259];[Firefox.$B$2:.$B$599];1;FALSE()))));[.A259];&quot;#N/A&quot;)" office:value-type="string" office:string-value="#N/A">
            <text:p>#N/A</text:p>
          </table:table-cell>
          <table:table-cell table:formula="of:=IF([.B259]=&quot;#N/A&quot;;      VLOOKUP([.A259];[IEplorer.$B$2:.$B$599];1;FALSE());            NA())" office:value-type="float" office:value="0">
            <text:p>#N/D</text:p>
          </table:table-cell>
          <table:table-cell table:formula="of:=IF([.B259]=&quot;#N/A&quot;;      VLOOKUP([.A259];[Firefox.$B$2:.$B$599];1;FALSE());            NA())" office:value-type="string" office:string-value="removeChild">
            <text:p>removeChild</text:p>
          </table:table-cell>
          <table:table-cell table:formula="of:=VLOOKUP([.A259];[HTMLDom.$B$2:.$B$599];1;FALSE())" office:value-type="float" office:value="0">
            <text:p>#N/D</text:p>
          </table:table-cell>
          <table:table-cell table:formula="of:=IF(LEFT([.A25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moveEventListener</text:p>
          </table:table-cell>
          <table:table-cell table:formula="of:=IF(AND(NOT(ISERROR(VLOOKUP([.A260];[IEplorer.$B$2:.$B$599];1;FALSE()))); NOT(ISERROR(VLOOKUP([.A260];[Firefox.$B$2:.$B$599];1;FALSE()))));[.A260];&quot;#N/A&quot;)" office:value-type="string" office:string-value="#N/A">
            <text:p>#N/A</text:p>
          </table:table-cell>
          <table:table-cell table:formula="of:=IF([.B260]=&quot;#N/A&quot;;      VLOOKUP([.A260];[IEplorer.$B$2:.$B$599];1;FALSE());            NA())" office:value-type="float" office:value="0">
            <text:p>#N/D</text:p>
          </table:table-cell>
          <table:table-cell table:formula="of:=IF([.B260]=&quot;#N/A&quot;;      VLOOKUP([.A260];[Firefox.$B$2:.$B$599];1;FALSE());            NA())" office:value-type="string" office:string-value="removeEventListener">
            <text:p>removeEventListener</text:p>
          </table:table-cell>
          <table:table-cell table:formula="of:=VLOOKUP([.A260];[HTMLDom.$B$2:.$B$599];1;FALSE())" office:value-type="float" office:value="0">
            <text:p>#N/D</text:p>
          </table:table-cell>
          <table:table-cell table:formula="of:=IF(LEFT([.A26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eplaceChild</text:p>
          </table:table-cell>
          <table:table-cell table:formula="of:=IF(AND(NOT(ISERROR(VLOOKUP([.A261];[IEplorer.$B$2:.$B$599];1;FALSE()))); NOT(ISERROR(VLOOKUP([.A261];[Firefox.$B$2:.$B$599];1;FALSE()))));[.A261];&quot;#N/A&quot;)" office:value-type="string" office:string-value="#N/A">
            <text:p>#N/A</text:p>
          </table:table-cell>
          <table:table-cell table:formula="of:=IF([.B261]=&quot;#N/A&quot;;      VLOOKUP([.A261];[IEplorer.$B$2:.$B$599];1;FALSE());            NA())" office:value-type="float" office:value="0">
            <text:p>#N/D</text:p>
          </table:table-cell>
          <table:table-cell table:formula="of:=IF([.B261]=&quot;#N/A&quot;;      VLOOKUP([.A261];[Firefox.$B$2:.$B$599];1;FALSE());            NA())" office:value-type="string" office:string-value="replaceChild">
            <text:p>replaceChild</text:p>
          </table:table-cell>
          <table:table-cell table:formula="of:=VLOOKUP([.A261];[HTMLDom.$B$2:.$B$599];1;FALSE())" office:value-type="float" office:value="0">
            <text:p>#N/D</text:p>
          </table:table-cell>
          <table:table-cell table:formula="of:=IF(LEFT([.A261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role</text:p>
          </table:table-cell>
          <table:table-cell table:formula="of:=IF(AND(NOT(ISERROR(VLOOKUP([.A262];[IEplorer.$B$2:.$B$599];1;FALSE()))); NOT(ISERROR(VLOOKUP([.A262];[Firefox.$B$2:.$B$599];1;FALSE()))));[.A262];&quot;#N/A&quot;)" office:value-type="string" office:string-value="#N/A">
            <text:p>#N/A</text:p>
          </table:table-cell>
          <table:table-cell table:formula="of:=IF([.B262]=&quot;#N/A&quot;;      VLOOKUP([.A262];[IEplorer.$B$2:.$B$599];1;FALSE());            NA())" office:value-type="string" office:string-value="role">
            <text:p>role</text:p>
          </table:table-cell>
          <table:table-cell table:formula="of:=IF([.B262]=&quot;#N/A&quot;;      VLOOKUP([.A262];[Firefox.$B$2:.$B$599];1;FALSE());            NA())" office:value-type="float" office:value="0">
            <text:p>#N/D</text:p>
          </table:table-cell>
          <table:table-cell table:formula="of:=VLOOKUP([.A262];[HTMLDom.$B$2:.$B$599];1;FALSE())" office:value-type="float" office:value="0">
            <text:p>#N/D</text:p>
          </table:table-cell>
          <table:table-cell table:formula="of:=IF(LEFT([.A26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untimeStyle</text:p>
          </table:table-cell>
          <table:table-cell table:formula="of:=IF(AND(NOT(ISERROR(VLOOKUP([.A263];[IEplorer.$B$2:.$B$599];1;FALSE()))); NOT(ISERROR(VLOOKUP([.A263];[Firefox.$B$2:.$B$599];1;FALSE()))));[.A263];&quot;#N/A&quot;)" office:value-type="string" office:string-value="#N/A">
            <text:p>#N/A</text:p>
          </table:table-cell>
          <table:table-cell table:formula="of:=IF([.B263]=&quot;#N/A&quot;;      VLOOKUP([.A263];[IEplorer.$B$2:.$B$599];1;FALSE());            NA())" office:value-type="string" office:string-value="runtimeStyle">
            <text:p>runtimeStyle</text:p>
          </table:table-cell>
          <table:table-cell table:formula="of:=IF([.B263]=&quot;#N/A&quot;;      VLOOKUP([.A263];[Firefox.$B$2:.$B$599];1;FALSE());            NA())" office:value-type="float" office:value="0">
            <text:p>#N/D</text:p>
          </table:table-cell>
          <table:table-cell table:formula="of:=VLOOKUP([.A263];[HTMLDom.$B$2:.$B$599];1;FALSE())" office:value-type="float" office:value="0">
            <text:p>#N/D</text:p>
          </table:table-cell>
          <table:table-cell table:formula="of:=IF(LEFT([.A26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copeName</text:p>
          </table:table-cell>
          <table:table-cell table:formula="of:=IF(AND(NOT(ISERROR(VLOOKUP([.A264];[IEplorer.$B$2:.$B$599];1;FALSE()))); NOT(ISERROR(VLOOKUP([.A264];[Firefox.$B$2:.$B$599];1;FALSE()))));[.A264];&quot;#N/A&quot;)" office:value-type="string" office:string-value="#N/A">
            <text:p>#N/A</text:p>
          </table:table-cell>
          <table:table-cell table:formula="of:=IF([.B264]=&quot;#N/A&quot;;      VLOOKUP([.A264];[IEplorer.$B$2:.$B$599];1;FALSE());            NA())" office:value-type="string" office:string-value="scopeName">
            <text:p>scopeName</text:p>
          </table:table-cell>
          <table:table-cell table:formula="of:=IF([.B264]=&quot;#N/A&quot;;      VLOOKUP([.A264];[Firefox.$B$2:.$B$599];1;FALSE());            NA())" office:value-type="float" office:value="0">
            <text:p>#N/D</text:p>
          </table:table-cell>
          <table:table-cell table:formula="of:=VLOOKUP([.A264];[HTMLDom.$B$2:.$B$599];1;FALSE())" office:value-type="float" office:value="0">
            <text:p>#N/D</text:p>
          </table:table-cell>
          <table:table-cell table:formula="of:=IF(LEFT([.A26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croll</text:p>
          </table:table-cell>
          <table:table-cell table:formula="of:=IF(AND(NOT(ISERROR(VLOOKUP([.A265];[IEplorer.$B$2:.$B$599];1;FALSE()))); NOT(ISERROR(VLOOKUP([.A265];[Firefox.$B$2:.$B$599];1;FALSE()))));[.A265];&quot;#N/A&quot;)" office:value-type="string" office:string-value="#N/A">
            <text:p>#N/A</text:p>
          </table:table-cell>
          <table:table-cell table:formula="of:=IF([.B265]=&quot;#N/A&quot;;      VLOOKUP([.A265];[IEplorer.$B$2:.$B$599];1;FALSE());            NA())" office:value-type="float" office:value="0">
            <text:p>#N/D</text:p>
          </table:table-cell>
          <table:table-cell table:formula="of:=IF([.B265]=&quot;#N/A&quot;;      VLOOKUP([.A265];[Firefox.$B$2:.$B$599];1;FALSE());            NA())" office:value-type="string" office:string-value="scroll">
            <text:p>scroll</text:p>
          </table:table-cell>
          <table:table-cell table:formula="of:=VLOOKUP([.A265];[HTMLDom.$B$2:.$B$599];1;FALSE())" office:value-type="float" office:value="0">
            <text:p>#N/D</text:p>
          </table:table-cell>
          <table:table-cell table:formula="of:=IF(LEFT([.A26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crollBy</text:p>
          </table:table-cell>
          <table:table-cell table:formula="of:=IF(AND(NOT(ISERROR(VLOOKUP([.A266];[IEplorer.$B$2:.$B$599];1;FALSE()))); NOT(ISERROR(VLOOKUP([.A266];[Firefox.$B$2:.$B$599];1;FALSE()))));[.A266];&quot;#N/A&quot;)" office:value-type="string" office:string-value="#N/A">
            <text:p>#N/A</text:p>
          </table:table-cell>
          <table:table-cell table:formula="of:=IF([.B266]=&quot;#N/A&quot;;      VLOOKUP([.A266];[IEplorer.$B$2:.$B$599];1;FALSE());            NA())" office:value-type="float" office:value="0">
            <text:p>#N/D</text:p>
          </table:table-cell>
          <table:table-cell table:formula="of:=IF([.B266]=&quot;#N/A&quot;;      VLOOKUP([.A266];[Firefox.$B$2:.$B$599];1;FALSE());            NA())" office:value-type="string" office:string-value="scrollBy">
            <text:p>scrollBy</text:p>
          </table:table-cell>
          <table:table-cell table:formula="of:=VLOOKUP([.A266];[HTMLDom.$B$2:.$B$599];1;FALSE())" office:value-type="float" office:value="0">
            <text:p>#N/D</text:p>
          </table:table-cell>
          <table:table-cell table:formula="of:=IF(LEFT([.A266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scrollHeight</text:p>
          </table:table-cell>
          <table:table-cell table:formula="of:=IF(AND(NOT(ISERROR(VLOOKUP([.A267];[IEplorer.$B$2:.$B$599];1;FALSE()))); NOT(ISERROR(VLOOKUP([.A267];[Firefox.$B$2:.$B$599];1;FALSE()))));[.A267];&quot;#N/A&quot;)" office:value-type="string" office:string-value="scrollHeight">
            <text:p>scrollHeight</text:p>
          </table:table-cell>
          <table:table-cell table:formula="of:=IF([.B267]=&quot;#N/A&quot;;      VLOOKUP([.A267];[IEplorer.$B$2:.$B$599];1;FALSE());            NA())" office:value-type="float" office:value="0">
            <text:p>#N/D</text:p>
          </table:table-cell>
          <table:table-cell table:formula="of:=IF([.B267]=&quot;#N/A&quot;;      VLOOKUP([.A267];[Firefox.$B$2:.$B$599];1;FALSE());            NA())" office:value-type="float" office:value="0">
            <text:p>#N/D</text:p>
          </table:table-cell>
          <table:table-cell table:formula="of:=VLOOKUP([.A267];[HTMLDom.$B$2:.$B$599];1;FALSE())" office:value-type="float" office:value="0">
            <text:p>#N/D</text:p>
          </table:table-cell>
          <table:table-cell table:formula="of:=IF(LEFT([.A26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crollIntoView</text:p>
          </table:table-cell>
          <table:table-cell table:formula="of:=IF(AND(NOT(ISERROR(VLOOKUP([.A268];[IEplorer.$B$2:.$B$599];1;FALSE()))); NOT(ISERROR(VLOOKUP([.A268];[Firefox.$B$2:.$B$599];1;FALSE()))));[.A268];&quot;#N/A&quot;)" office:value-type="string" office:string-value="#N/A">
            <text:p>#N/A</text:p>
          </table:table-cell>
          <table:table-cell table:formula="of:=IF([.B268]=&quot;#N/A&quot;;      VLOOKUP([.A268];[IEplorer.$B$2:.$B$599];1;FALSE());            NA())" office:value-type="float" office:value="0">
            <text:p>#N/D</text:p>
          </table:table-cell>
          <table:table-cell table:formula="of:=IF([.B268]=&quot;#N/A&quot;;      VLOOKUP([.A268];[Firefox.$B$2:.$B$599];1;FALSE());            NA())" office:value-type="string" office:string-value="scrollIntoView">
            <text:p>scrollIntoView</text:p>
          </table:table-cell>
          <table:table-cell table:formula="of:=VLOOKUP([.A268];[HTMLDom.$B$2:.$B$599];1;FALSE())" office:value-type="float" office:value="0">
            <text:p>#N/D</text:p>
          </table:table-cell>
          <table:table-cell table:formula="of:=IF(LEFT([.A268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scrollLeft</text:p>
          </table:table-cell>
          <table:table-cell table:formula="of:=IF(AND(NOT(ISERROR(VLOOKUP([.A269];[IEplorer.$B$2:.$B$599];1;FALSE()))); NOT(ISERROR(VLOOKUP([.A269];[Firefox.$B$2:.$B$599];1;FALSE()))));[.A269];&quot;#N/A&quot;)" office:value-type="string" office:string-value="scrollLeft">
            <text:p>scrollLeft</text:p>
          </table:table-cell>
          <table:table-cell table:formula="of:=IF([.B269]=&quot;#N/A&quot;;      VLOOKUP([.A269];[IEplorer.$B$2:.$B$599];1;FALSE());            NA())" office:value-type="float" office:value="0">
            <text:p>#N/D</text:p>
          </table:table-cell>
          <table:table-cell table:formula="of:=IF([.B269]=&quot;#N/A&quot;;      VLOOKUP([.A269];[Firefox.$B$2:.$B$599];1;FALSE());            NA())" office:value-type="float" office:value="0">
            <text:p>#N/D</text:p>
          </table:table-cell>
          <table:table-cell table:formula="of:=VLOOKUP([.A269];[HTMLDom.$B$2:.$B$599];1;FALSE())" office:value-type="float" office:value="0">
            <text:p>#N/D</text:p>
          </table:table-cell>
          <table:table-cell table:formula="of:=IF(LEFT([.A26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crollLeftMax</text:p>
          </table:table-cell>
          <table:table-cell table:formula="of:=IF(AND(NOT(ISERROR(VLOOKUP([.A270];[IEplorer.$B$2:.$B$599];1;FALSE()))); NOT(ISERROR(VLOOKUP([.A270];[Firefox.$B$2:.$B$599];1;FALSE()))));[.A270];&quot;#N/A&quot;)" office:value-type="string" office:string-value="#N/A">
            <text:p>#N/A</text:p>
          </table:table-cell>
          <table:table-cell table:formula="of:=IF([.B270]=&quot;#N/A&quot;;      VLOOKUP([.A270];[IEplorer.$B$2:.$B$599];1;FALSE());            NA())" office:value-type="float" office:value="0">
            <text:p>#N/D</text:p>
          </table:table-cell>
          <table:table-cell table:formula="of:=IF([.B270]=&quot;#N/A&quot;;      VLOOKUP([.A270];[Firefox.$B$2:.$B$599];1;FALSE());            NA())" office:value-type="string" office:string-value="scrollLeftMax">
            <text:p>scrollLeftMax</text:p>
          </table:table-cell>
          <table:table-cell table:formula="of:=VLOOKUP([.A270];[HTMLDom.$B$2:.$B$599];1;FALSE())" office:value-type="float" office:value="0">
            <text:p>#N/D</text:p>
          </table:table-cell>
          <table:table-cell table:formula="of:=IF(LEFT([.A27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crollTo</text:p>
          </table:table-cell>
          <table:table-cell table:formula="of:=IF(AND(NOT(ISERROR(VLOOKUP([.A271];[IEplorer.$B$2:.$B$599];1;FALSE()))); NOT(ISERROR(VLOOKUP([.A271];[Firefox.$B$2:.$B$599];1;FALSE()))));[.A271];&quot;#N/A&quot;)" office:value-type="string" office:string-value="#N/A">
            <text:p>#N/A</text:p>
          </table:table-cell>
          <table:table-cell table:formula="of:=IF([.B271]=&quot;#N/A&quot;;      VLOOKUP([.A271];[IEplorer.$B$2:.$B$599];1;FALSE());            NA())" office:value-type="float" office:value="0">
            <text:p>#N/D</text:p>
          </table:table-cell>
          <table:table-cell table:formula="of:=IF([.B271]=&quot;#N/A&quot;;      VLOOKUP([.A271];[Firefox.$B$2:.$B$599];1;FALSE());            NA())" office:value-type="string" office:string-value="scrollTo">
            <text:p>scrollTo</text:p>
          </table:table-cell>
          <table:table-cell table:formula="of:=VLOOKUP([.A271];[HTMLDom.$B$2:.$B$599];1;FALSE())" office:value-type="float" office:value="0">
            <text:p>#N/D</text:p>
          </table:table-cell>
          <table:table-cell table:formula="of:=IF(LEFT([.A271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scrollTop</text:p>
          </table:table-cell>
          <table:table-cell table:formula="of:=IF(AND(NOT(ISERROR(VLOOKUP([.A272];[IEplorer.$B$2:.$B$599];1;FALSE()))); NOT(ISERROR(VLOOKUP([.A272];[Firefox.$B$2:.$B$599];1;FALSE()))));[.A272];&quot;#N/A&quot;)" office:value-type="string" office:string-value="scrollTop">
            <text:p>scrollTop</text:p>
          </table:table-cell>
          <table:table-cell table:formula="of:=IF([.B272]=&quot;#N/A&quot;;      VLOOKUP([.A272];[IEplorer.$B$2:.$B$599];1;FALSE());            NA())" office:value-type="float" office:value="0">
            <text:p>#N/D</text:p>
          </table:table-cell>
          <table:table-cell table:formula="of:=IF([.B272]=&quot;#N/A&quot;;      VLOOKUP([.A272];[Firefox.$B$2:.$B$599];1;FALSE());            NA())" office:value-type="float" office:value="0">
            <text:p>#N/D</text:p>
          </table:table-cell>
          <table:table-cell table:formula="of:=VLOOKUP([.A272];[HTMLDom.$B$2:.$B$599];1;FALSE())" office:value-type="float" office:value="0">
            <text:p>#N/D</text:p>
          </table:table-cell>
          <table:table-cell table:formula="of:=IF(LEFT([.A27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crollTopMax</text:p>
          </table:table-cell>
          <table:table-cell table:formula="of:=IF(AND(NOT(ISERROR(VLOOKUP([.A273];[IEplorer.$B$2:.$B$599];1;FALSE()))); NOT(ISERROR(VLOOKUP([.A273];[Firefox.$B$2:.$B$599];1;FALSE()))));[.A273];&quot;#N/A&quot;)" office:value-type="string" office:string-value="#N/A">
            <text:p>#N/A</text:p>
          </table:table-cell>
          <table:table-cell table:formula="of:=IF([.B273]=&quot;#N/A&quot;;      VLOOKUP([.A273];[IEplorer.$B$2:.$B$599];1;FALSE());            NA())" office:value-type="float" office:value="0">
            <text:p>#N/D</text:p>
          </table:table-cell>
          <table:table-cell table:formula="of:=IF([.B273]=&quot;#N/A&quot;;      VLOOKUP([.A273];[Firefox.$B$2:.$B$599];1;FALSE());            NA())" office:value-type="string" office:string-value="scrollTopMax">
            <text:p>scrollTopMax</text:p>
          </table:table-cell>
          <table:table-cell table:formula="of:=VLOOKUP([.A273];[HTMLDom.$B$2:.$B$599];1;FALSE())" office:value-type="float" office:value="0">
            <text:p>#N/D</text:p>
          </table:table-cell>
          <table:table-cell table:formula="of:=IF(LEFT([.A273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scrollWidth</text:p>
          </table:table-cell>
          <table:table-cell table:formula="of:=IF(AND(NOT(ISERROR(VLOOKUP([.A274];[IEplorer.$B$2:.$B$599];1;FALSE()))); NOT(ISERROR(VLOOKUP([.A274];[Firefox.$B$2:.$B$599];1;FALSE()))));[.A274];&quot;#N/A&quot;)" office:value-type="string" office:string-value="scrollWidth">
            <text:p>scrollWidth</text:p>
          </table:table-cell>
          <table:table-cell table:formula="of:=IF([.B274]=&quot;#N/A&quot;;      VLOOKUP([.A274];[IEplorer.$B$2:.$B$599];1;FALSE());            NA())" office:value-type="float" office:value="0">
            <text:p>#N/D</text:p>
          </table:table-cell>
          <table:table-cell table:formula="of:=IF([.B274]=&quot;#N/A&quot;;      VLOOKUP([.A274];[Firefox.$B$2:.$B$599];1;FALSE());            NA())" office:value-type="float" office:value="0">
            <text:p>#N/D</text:p>
          </table:table-cell>
          <table:table-cell table:formula="of:=VLOOKUP([.A274];[HTMLDom.$B$2:.$B$599];1;FALSE())" office:value-type="float" office:value="0">
            <text:p>#N/D</text:p>
          </table:table-cell>
          <table:table-cell table:formula="of:=IF(LEFT([.A27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etAttribute</text:p>
          </table:table-cell>
          <table:table-cell table:formula="of:=IF(AND(NOT(ISERROR(VLOOKUP([.A275];[IEplorer.$B$2:.$B$599];1;FALSE()))); NOT(ISERROR(VLOOKUP([.A275];[Firefox.$B$2:.$B$599];1;FALSE()))));[.A275];&quot;#N/A&quot;)" office:value-type="string" office:string-value="#N/A">
            <text:p>#N/A</text:p>
          </table:table-cell>
          <table:table-cell table:formula="of:=IF([.B275]=&quot;#N/A&quot;;      VLOOKUP([.A275];[IEplorer.$B$2:.$B$599];1;FALSE());            NA())" office:value-type="float" office:value="0">
            <text:p>#N/D</text:p>
          </table:table-cell>
          <table:table-cell table:formula="of:=IF([.B275]=&quot;#N/A&quot;;      VLOOKUP([.A275];[Firefox.$B$2:.$B$599];1;FALSE());            NA())" office:value-type="string" office:string-value="setAttribute">
            <text:p>setAttribute</text:p>
          </table:table-cell>
          <table:table-cell table:formula="of:=VLOOKUP([.A275];[HTMLDom.$B$2:.$B$599];1;FALSE())" office:value-type="float" office:value="0">
            <text:p>#N/D</text:p>
          </table:table-cell>
          <table:table-cell table:formula="of:=IF(LEFT([.A27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etAttributeNode</text:p>
          </table:table-cell>
          <table:table-cell table:formula="of:=IF(AND(NOT(ISERROR(VLOOKUP([.A276];[IEplorer.$B$2:.$B$599];1;FALSE()))); NOT(ISERROR(VLOOKUP([.A276];[Firefox.$B$2:.$B$599];1;FALSE()))));[.A276];&quot;#N/A&quot;)" office:value-type="string" office:string-value="#N/A">
            <text:p>#N/A</text:p>
          </table:table-cell>
          <table:table-cell table:formula="of:=IF([.B276]=&quot;#N/A&quot;;      VLOOKUP([.A276];[IEplorer.$B$2:.$B$599];1;FALSE());            NA())" office:value-type="float" office:value="0">
            <text:p>#N/D</text:p>
          </table:table-cell>
          <table:table-cell table:formula="of:=IF([.B276]=&quot;#N/A&quot;;      VLOOKUP([.A276];[Firefox.$B$2:.$B$599];1;FALSE());            NA())" office:value-type="string" office:string-value="setAttributeNode">
            <text:p>setAttributeNode</text:p>
          </table:table-cell>
          <table:table-cell table:formula="of:=VLOOKUP([.A276];[HTMLDom.$B$2:.$B$599];1;FALSE())" office:value-type="float" office:value="0">
            <text:p>#N/D</text:p>
          </table:table-cell>
          <table:table-cell table:formula="of:=IF(LEFT([.A27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etAttributeNodeNS</text:p>
          </table:table-cell>
          <table:table-cell table:formula="of:=IF(AND(NOT(ISERROR(VLOOKUP([.A277];[IEplorer.$B$2:.$B$599];1;FALSE()))); NOT(ISERROR(VLOOKUP([.A277];[Firefox.$B$2:.$B$599];1;FALSE()))));[.A277];&quot;#N/A&quot;)" office:value-type="string" office:string-value="#N/A">
            <text:p>#N/A</text:p>
          </table:table-cell>
          <table:table-cell table:formula="of:=IF([.B277]=&quot;#N/A&quot;;      VLOOKUP([.A277];[IEplorer.$B$2:.$B$599];1;FALSE());            NA())" office:value-type="float" office:value="0">
            <text:p>#N/D</text:p>
          </table:table-cell>
          <table:table-cell table:formula="of:=IF([.B277]=&quot;#N/A&quot;;      VLOOKUP([.A277];[Firefox.$B$2:.$B$599];1;FALSE());            NA())" office:value-type="string" office:string-value="setAttributeNodeNS">
            <text:p>setAttributeNodeNS</text:p>
          </table:table-cell>
          <table:table-cell table:formula="of:=VLOOKUP([.A277];[HTMLDom.$B$2:.$B$599];1;FALSE())" office:value-type="float" office:value="0">
            <text:p>#N/D</text:p>
          </table:table-cell>
          <table:table-cell table:formula="of:=IF(LEFT([.A27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etAttributeNS</text:p>
          </table:table-cell>
          <table:table-cell table:formula="of:=IF(AND(NOT(ISERROR(VLOOKUP([.A278];[IEplorer.$B$2:.$B$599];1;FALSE()))); NOT(ISERROR(VLOOKUP([.A278];[Firefox.$B$2:.$B$599];1;FALSE()))));[.A278];&quot;#N/A&quot;)" office:value-type="string" office:string-value="#N/A">
            <text:p>#N/A</text:p>
          </table:table-cell>
          <table:table-cell table:formula="of:=IF([.B278]=&quot;#N/A&quot;;      VLOOKUP([.A278];[IEplorer.$B$2:.$B$599];1;FALSE());            NA())" office:value-type="float" office:value="0">
            <text:p>#N/D</text:p>
          </table:table-cell>
          <table:table-cell table:formula="of:=IF([.B278]=&quot;#N/A&quot;;      VLOOKUP([.A278];[Firefox.$B$2:.$B$599];1;FALSE());            NA())" office:value-type="string" office:string-value="setAttributeNS">
            <text:p>setAttributeNS</text:p>
          </table:table-cell>
          <table:table-cell table:formula="of:=VLOOKUP([.A278];[HTMLDom.$B$2:.$B$599];1;FALSE())" office:value-type="float" office:value="0">
            <text:p>#N/D</text:p>
          </table:table-cell>
          <table:table-cell table:formula="of:=IF(LEFT([.A27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etCapture</text:p>
          </table:table-cell>
          <table:table-cell table:formula="of:=IF(AND(NOT(ISERROR(VLOOKUP([.A279];[IEplorer.$B$2:.$B$599];1;FALSE()))); NOT(ISERROR(VLOOKUP([.A279];[Firefox.$B$2:.$B$599];1;FALSE()))));[.A279];&quot;#N/A&quot;)" office:value-type="string" office:string-value="#N/A">
            <text:p>#N/A</text:p>
          </table:table-cell>
          <table:table-cell table:formula="of:=IF([.B279]=&quot;#N/A&quot;;      VLOOKUP([.A279];[IEplorer.$B$2:.$B$599];1;FALSE());            NA())" office:value-type="float" office:value="0">
            <text:p>#N/D</text:p>
          </table:table-cell>
          <table:table-cell table:formula="of:=IF([.B279]=&quot;#N/A&quot;;      VLOOKUP([.A279];[Firefox.$B$2:.$B$599];1;FALSE());            NA())" office:value-type="string" office:string-value="setCapture">
            <text:p>setCapture</text:p>
          </table:table-cell>
          <table:table-cell table:formula="of:=VLOOKUP([.A279];[HTMLDom.$B$2:.$B$599];1;FALSE())" office:value-type="float" office:value="0">
            <text:p>#N/D</text:p>
          </table:table-cell>
          <table:table-cell table:formula="of:=IF(LEFT([.A27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ourceIndex</text:p>
          </table:table-cell>
          <table:table-cell table:formula="of:=IF(AND(NOT(ISERROR(VLOOKUP([.A280];[IEplorer.$B$2:.$B$599];1;FALSE()))); NOT(ISERROR(VLOOKUP([.A280];[Firefox.$B$2:.$B$599];1;FALSE()))));[.A280];&quot;#N/A&quot;)" office:value-type="string" office:string-value="#N/A">
            <text:p>#N/A</text:p>
          </table:table-cell>
          <table:table-cell table:formula="of:=IF([.B280]=&quot;#N/A&quot;;      VLOOKUP([.A280];[IEplorer.$B$2:.$B$599];1;FALSE());            NA())" office:value-type="string" office:string-value="sourceIndex">
            <text:p>sourceIndex</text:p>
          </table:table-cell>
          <table:table-cell table:formula="of:=IF([.B280]=&quot;#N/A&quot;;      VLOOKUP([.A280];[Firefox.$B$2:.$B$599];1;FALSE());            NA())" office:value-type="float" office:value="0">
            <text:p>#N/D</text:p>
          </table:table-cell>
          <table:table-cell table:formula="of:=VLOOKUP([.A280];[HTMLDom.$B$2:.$B$599];1;FALSE())" office:value-type="float" office:value="0">
            <text:p>#N/D</text:p>
          </table:table-cell>
          <table:table-cell table:formula="of:=IF(LEFT([.A28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spellcheck</text:p>
          </table:table-cell>
          <table:table-cell table:formula="of:=IF(AND(NOT(ISERROR(VLOOKUP([.A281];[IEplorer.$B$2:.$B$599];1;FALSE()))); NOT(ISERROR(VLOOKUP([.A281];[Firefox.$B$2:.$B$599];1;FALSE()))));[.A281];&quot;#N/A&quot;)" office:value-type="string" office:string-value="#N/A">
            <text:p>#N/A</text:p>
          </table:table-cell>
          <table:table-cell table:formula="of:=IF([.B281]=&quot;#N/A&quot;;      VLOOKUP([.A281];[IEplorer.$B$2:.$B$599];1;FALSE());            NA())" office:value-type="float" office:value="0">
            <text:p>#N/D</text:p>
          </table:table-cell>
          <table:table-cell table:formula="of:=IF([.B281]=&quot;#N/A&quot;;      VLOOKUP([.A281];[Firefox.$B$2:.$B$599];1;FALSE());            NA())" office:value-type="string" office:string-value="spellcheck">
            <text:p>spellcheck</text:p>
          </table:table-cell>
          <table:table-cell table:formula="of:=VLOOKUP([.A281];[HTMLDom.$B$2:.$B$599];1;FALSE())" office:value-type="float" office:value="0">
            <text:p>#N/D</text:p>
          </table:table-cell>
          <table:table-cell table:formula="of:=IF(LEFT([.A281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style</text:p>
          </table:table-cell>
          <table:table-cell table:formula="of:=IF(AND(NOT(ISERROR(VLOOKUP([.A282];[IEplorer.$B$2:.$B$599];1;FALSE()))); NOT(ISERROR(VLOOKUP([.A282];[Firefox.$B$2:.$B$599];1;FALSE()))));[.A282];&quot;#N/A&quot;)" office:value-type="string" office:string-value="style">
            <text:p>style</text:p>
          </table:table-cell>
          <table:table-cell table:formula="of:=IF([.B282]=&quot;#N/A&quot;;      VLOOKUP([.A282];[IEplorer.$B$2:.$B$599];1;FALSE());            NA())" office:value-type="float" office:value="0">
            <text:p>#N/D</text:p>
          </table:table-cell>
          <table:table-cell table:formula="of:=IF([.B282]=&quot;#N/A&quot;;      VLOOKUP([.A282];[Firefox.$B$2:.$B$599];1;FALSE());            NA())" office:value-type="float" office:value="0">
            <text:p>#N/D</text:p>
          </table:table-cell>
          <table:table-cell table:formula="of:=VLOOKUP([.A282];[HTMLDom.$B$2:.$B$599];1;FALSE())" office:value-type="float" office:value="0">
            <text:p>#N/D</text:p>
          </table:table-cell>
          <table:table-cell table:formula="of:=IF(LEFT([.A282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tabIndex</text:p>
          </table:table-cell>
          <table:table-cell table:formula="of:=IF(AND(NOT(ISERROR(VLOOKUP([.A283];[IEplorer.$B$2:.$B$599];1;FALSE()))); NOT(ISERROR(VLOOKUP([.A283];[Firefox.$B$2:.$B$599];1;FALSE()))));[.A283];&quot;#N/A&quot;)" office:value-type="string" office:string-value="tabIndex">
            <text:p>tabIndex</text:p>
          </table:table-cell>
          <table:table-cell table:formula="of:=IF([.B283]=&quot;#N/A&quot;;      VLOOKUP([.A283];[IEplorer.$B$2:.$B$599];1;FALSE());            NA())" office:value-type="float" office:value="0">
            <text:p>#N/D</text:p>
          </table:table-cell>
          <table:table-cell table:formula="of:=IF([.B283]=&quot;#N/A&quot;;      VLOOKUP([.A283];[Firefox.$B$2:.$B$599];1;FALSE());            NA())" office:value-type="float" office:value="0">
            <text:p>#N/D</text:p>
          </table:table-cell>
          <table:table-cell table:formula="of:=VLOOKUP([.A283];[HTMLDom.$B$2:.$B$599];1;FALSE())" office:value-type="float" office:value="0">
            <text:p>#N/D</text:p>
          </table:table-cell>
          <table:table-cell table:formula="of:=IF(LEFT([.A283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tagName</text:p>
          </table:table-cell>
          <table:table-cell table:formula="of:=IF(AND(NOT(ISERROR(VLOOKUP([.A284];[IEplorer.$B$2:.$B$599];1;FALSE()))); NOT(ISERROR(VLOOKUP([.A284];[Firefox.$B$2:.$B$599];1;FALSE()))));[.A284];&quot;#N/A&quot;)" office:value-type="string" office:string-value="tagName">
            <text:p>tagName</text:p>
          </table:table-cell>
          <table:table-cell table:formula="of:=IF([.B284]=&quot;#N/A&quot;;      VLOOKUP([.A284];[IEplorer.$B$2:.$B$599];1;FALSE());            NA())" office:value-type="float" office:value="0">
            <text:p>#N/D</text:p>
          </table:table-cell>
          <table:table-cell table:formula="of:=IF([.B284]=&quot;#N/A&quot;;      VLOOKUP([.A284];[Firefox.$B$2:.$B$599];1;FALSE());            NA())" office:value-type="float" office:value="0">
            <text:p>#N/D</text:p>
          </table:table-cell>
          <table:table-cell table:formula="of:=VLOOKUP([.A284];[HTMLDom.$B$2:.$B$599];1;FALSE())" office:value-type="float" office:value="0">
            <text:p>#N/D</text:p>
          </table:table-cell>
          <table:table-cell table:formula="of:=IF(LEFT([.A28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tagUrn</text:p>
          </table:table-cell>
          <table:table-cell table:formula="of:=IF(AND(NOT(ISERROR(VLOOKUP([.A285];[IEplorer.$B$2:.$B$599];1;FALSE()))); NOT(ISERROR(VLOOKUP([.A285];[Firefox.$B$2:.$B$599];1;FALSE()))));[.A285];&quot;#N/A&quot;)" office:value-type="string" office:string-value="#N/A">
            <text:p>#N/A</text:p>
          </table:table-cell>
          <table:table-cell table:formula="of:=IF([.B285]=&quot;#N/A&quot;;      VLOOKUP([.A285];[IEplorer.$B$2:.$B$599];1;FALSE());            NA())" office:value-type="string" office:string-value="tagUrn">
            <text:p>tagUrn</text:p>
          </table:table-cell>
          <table:table-cell table:formula="of:=IF([.B285]=&quot;#N/A&quot;;      VLOOKUP([.A285];[Firefox.$B$2:.$B$599];1;FALSE());            NA())" office:value-type="float" office:value="0">
            <text:p>#N/D</text:p>
          </table:table-cell>
          <table:table-cell table:formula="of:=VLOOKUP([.A285];[HTMLDom.$B$2:.$B$599];1;FALSE())" office:value-type="float" office:value="0">
            <text:p>#N/D</text:p>
          </table:table-cell>
          <table:table-cell table:formula="of:=IF(LEFT([.A28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TEXT_NODE</text:p>
          </table:table-cell>
          <table:table-cell table:formula="of:=IF(AND(NOT(ISERROR(VLOOKUP([.A286];[IEplorer.$B$2:.$B$599];1;FALSE()))); NOT(ISERROR(VLOOKUP([.A286];[Firefox.$B$2:.$B$599];1;FALSE()))));[.A286];&quot;#N/A&quot;)" office:value-type="string" office:string-value="#N/A">
            <text:p>#N/A</text:p>
          </table:table-cell>
          <table:table-cell table:formula="of:=IF([.B286]=&quot;#N/A&quot;;      VLOOKUP([.A286];[IEplorer.$B$2:.$B$599];1;FALSE());            NA())" office:value-type="float" office:value="0">
            <text:p>#N/D</text:p>
          </table:table-cell>
          <table:table-cell table:formula="of:=IF([.B286]=&quot;#N/A&quot;;      VLOOKUP([.A286];[Firefox.$B$2:.$B$599];1;FALSE());            NA())" office:value-type="string" office:string-value="TEXT_NODE">
            <text:p>TEXT_NODE</text:p>
          </table:table-cell>
          <table:table-cell table:formula="of:=VLOOKUP([.A286];[HTMLDom.$B$2:.$B$599];1;FALSE())" office:value-type="float" office:value="0">
            <text:p>#N/D</text:p>
          </table:table-cell>
          <table:table-cell table:formula="of:=IF(LEFT([.A28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textContent</text:p>
          </table:table-cell>
          <table:table-cell table:formula="of:=IF(AND(NOT(ISERROR(VLOOKUP([.A287];[IEplorer.$B$2:.$B$599];1;FALSE()))); NOT(ISERROR(VLOOKUP([.A287];[Firefox.$B$2:.$B$599];1;FALSE()))));[.A287];&quot;#N/A&quot;)" office:value-type="string" office:string-value="#N/A">
            <text:p>#N/A</text:p>
          </table:table-cell>
          <table:table-cell table:formula="of:=IF([.B287]=&quot;#N/A&quot;;      VLOOKUP([.A287];[IEplorer.$B$2:.$B$599];1;FALSE());            NA())" office:value-type="float" office:value="0">
            <text:p>#N/D</text:p>
          </table:table-cell>
          <table:table-cell table:formula="of:=IF([.B287]=&quot;#N/A&quot;;      VLOOKUP([.A287];[Firefox.$B$2:.$B$599];1;FALSE());            NA())" office:value-type="string" office:string-value="textContent">
            <text:p>textContent</text:p>
          </table:table-cell>
          <table:table-cell table:formula="of:=VLOOKUP([.A287];[HTMLDom.$B$2:.$B$599];1;FALSE())" office:value-type="float" office:value="0">
            <text:p>#N/D</text:p>
          </table:table-cell>
          <table:table-cell table:formula="of:=IF(LEFT([.A287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title</text:p>
          </table:table-cell>
          <table:table-cell table:formula="of:=IF(AND(NOT(ISERROR(VLOOKUP([.A288];[IEplorer.$B$2:.$B$599];1;FALSE()))); NOT(ISERROR(VLOOKUP([.A288];[Firefox.$B$2:.$B$599];1;FALSE()))));[.A288];&quot;#N/A&quot;)" office:value-type="string" office:string-value="title">
            <text:p>title</text:p>
          </table:table-cell>
          <table:table-cell table:formula="of:=IF([.B288]=&quot;#N/A&quot;;      VLOOKUP([.A288];[IEplorer.$B$2:.$B$599];1;FALSE());            NA())" office:value-type="float" office:value="0">
            <text:p>#N/D</text:p>
          </table:table-cell>
          <table:table-cell table:formula="of:=IF([.B288]=&quot;#N/A&quot;;      VLOOKUP([.A288];[Firefox.$B$2:.$B$599];1;FALSE());            NA())" office:value-type="float" office:value="0">
            <text:p>#N/D</text:p>
          </table:table-cell>
          <table:table-cell table:formula="of:=VLOOKUP([.A288];[HTMLDom.$B$2:.$B$599];1;FALSE())" office:value-type="float" office:value="0">
            <text:p>#N/D</text:p>
          </table:table-cell>
          <table:table-cell table:formula="of:=IF(LEFT([.A28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webkitMatchesSelector</text:p>
          </table:table-cell>
          <table:table-cell table:formula="of:=IF(AND(NOT(ISERROR(VLOOKUP([.A289];[IEplorer.$B$2:.$B$599];1;FALSE()))); NOT(ISERROR(VLOOKUP([.A289];[Firefox.$B$2:.$B$599];1;FALSE()))));[.A289];&quot;#N/A&quot;)" office:value-type="string" office:string-value="#N/A">
            <text:p>#N/A</text:p>
          </table:table-cell>
          <table:table-cell table:formula="of:=IF([.B289]=&quot;#N/A&quot;;      VLOOKUP([.A289];[IEplorer.$B$2:.$B$599];1;FALSE());            NA())" office:value-type="float" office:value="0">
            <text:p>#N/D</text:p>
          </table:table-cell>
          <table:table-cell table:formula="of:=IF([.B289]=&quot;#N/A&quot;;      VLOOKUP([.A289];[Firefox.$B$2:.$B$599];1;FALSE());            NA())" office:value-type="string" office:string-value="webkitMatchesSelector">
            <text:p>webkitMatchesSelector</text:p>
          </table:table-cell>
          <table:table-cell table:formula="of:=VLOOKUP([.A289];[HTMLDom.$B$2:.$B$599];1;FALSE())" office:value-type="float" office:value="0">
            <text:p>#N/D</text:p>
          </table:table-cell>
          <table:table-cell table:formula="of:=IF(LEFT([.A289];2)=&quot;on&quot;;TRUE();FALSE())" office:value-type="boolean" office:boolean-value="false">
            <text:p>FALSO</text:p>
          </table:table-cell>
        </table:table-row>
        <table:table-row table:style-name="ro1" table:number-rows-repeated="1048286">
          <table:table-cell table:number-columns-repeated="6"/>
        </table:table-row>
        <table:table-row table:style-name="ro1">
          <table:table-cell table:number-columns-repeated="6"/>
        </table:table-row>
        <table:named-expressions/>
      </table:table>
      <table:table table:name="IEplorer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4" table:number-columns-repeated="1022" table:default-cell-style-name="Default"/>
        <table:table-row table:style-name="ro2">
          <table:table-cell table:style-name="ce1" office:value-type="string">
            <text:p>Document</text:p>
          </table:table-cell>
          <table:table-cell table:style-name="ce1" office:value-type="string">
            <text:p>Element</text:p>
          </table:table-cell>
          <table:table-cell table:style-name="ce1" table:number-columns-repeated="1022"/>
        </table:table-row>
        <table:table-row table:style-name="ro2">
          <table:table-cell table:style-name="ce2" office:value-type="string">
            <text:p>activeElement</text:p>
          </table:table-cell>
          <table:table-cell table:style-name="ce2" office:value-type="string">
            <text:p>accessKe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linkColor</text:p>
          </table:table-cell>
          <table:table-cell table:style-name="ce2" office:value-type="string">
            <text:p>alig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ll</text:p>
          </table:table-cell>
          <table:table-cell table:style-name="ce2" office:value-type="string">
            <text:p>all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nchors</text:p>
          </table:table-cell>
          <table:table-cell table:style-name="ce2" office:value-type="string">
            <text:p>aria-activedescenda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pplets</text:p>
          </table:table-cell>
          <table:table-cell table:style-name="ce2" office:value-type="string">
            <text:p>aria-bus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ttributes</text:p>
          </table:table-cell>
          <table:table-cell table:style-name="ce2" office:value-type="string">
            <text:p>aria-check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gColor</text:p>
          </table:table-cell>
          <table:table-cell table:style-name="ce2" office:value-type="string">
            <text:p>aria-control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dy</text:p>
          </table:table-cell>
          <table:table-cell table:style-name="ce2" office:value-type="string">
            <text:p>aria-describedb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hildNodes</text:p>
          </table:table-cell>
          <table:table-cell table:style-name="ce2" office:value-type="string">
            <text:p>aria-disabl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ompatible</text:p>
          </table:table-cell>
          <table:table-cell table:style-name="ce2" office:value-type="string">
            <text:p>aria-expand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ompatMode</text:p>
          </table:table-cell>
          <table:table-cell table:style-name="ce2" office:value-type="string">
            <text:p>aria-flowto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ookie</text:p>
          </table:table-cell>
          <table:table-cell table:style-name="ce2" office:value-type="string">
            <text:p>aria-haspopu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efaultCharset</text:p>
          </table:table-cell>
          <table:table-cell table:style-name="ce2" office:value-type="string">
            <text:p>aria-hidde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ir</text:p>
          </table:table-cell>
          <table:table-cell table:style-name="ce2" office:value-type="string">
            <text:p>aria-invali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ctype</text:p>
          </table:table-cell>
          <table:table-cell table:style-name="ce2" office:value-type="string">
            <text:p>aria-labelledb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cumentElement</text:p>
          </table:table-cell>
          <table:table-cell table:style-name="ce2" office:value-type="string">
            <text:p>aria-level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cumentMode</text:p>
          </table:table-cell>
          <table:table-cell table:style-name="ce2" office:value-type="string">
            <text:p>aria-liv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main</text:p>
          </table:table-cell>
          <table:table-cell table:style-name="ce2" office:value-type="string">
            <text:p>aria-multiselectab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embeds</text:p>
          </table:table-cell>
          <table:table-cell table:style-name="ce2" office:value-type="string">
            <text:p>aria-own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gColor</text:p>
          </table:table-cell>
          <table:table-cell table:style-name="ce2" office:value-type="string">
            <text:p>aria-posinse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leCreatedDate</text:p>
          </table:table-cell>
          <table:table-cell table:style-name="ce2" office:value-type="string">
            <text:p>aria-press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leModifiedDate</text:p>
          </table:table-cell>
          <table:table-cell table:style-name="ce2" office:value-type="string">
            <text:p>aria-readonl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leSize</text:p>
          </table:table-cell>
          <table:table-cell table:style-name="ce2" office:value-type="string">
            <text:p>aria-releva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leUpdatedDate</text:p>
          </table:table-cell>
          <table:table-cell table:style-name="ce2" office:value-type="string">
            <text:p>aria-requir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rstChild</text:p>
          </table:table-cell>
          <table:table-cell table:style-name="ce2" office:value-type="string">
            <text:p>aria-secre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orms</text:p>
          </table:table-cell>
          <table:table-cell table:style-name="ce2" office:value-type="string">
            <text:p>aria-select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rames</text:p>
          </table:table-cell>
          <table:table-cell table:style-name="ce2" office:value-type="string">
            <text:p>aria-setsiz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s</text:p>
          </table:table-cell>
          <table:table-cell table:style-name="ce2" office:value-type="string">
            <text:p>aria-valuema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plementation</text:p>
          </table:table-cell>
          <table:table-cell table:style-name="ce2" office:value-type="string">
            <text:p>aria-valuemi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astChild</text:p>
          </table:table-cell>
          <table:table-cell table:style-name="ce2" office:value-type="string">
            <text:p>aria-valuenow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astModified</text:p>
          </table:table-cell>
          <table:table-cell table:style-name="ce2" office:value-type="string">
            <text:p>attribut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inkColor</text:p>
          </table:table-cell>
          <table:table-cell table:style-name="ce2" office:value-type="string">
            <text:p>behaviorUrn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inks</text:p>
          </table:table-cell>
          <table:table-cell table:style-name="ce2" office:value-type="string">
            <text:p>canHaveChildre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ocation</text:p>
          </table:table-cell>
          <table:table-cell table:style-name="ce2" office:value-type="string">
            <text:p>canHaveHTML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edia</text:p>
          </table:table-cell>
          <table:table-cell table:style-name="ce2" office:value-type="string">
            <text:p>childNod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meType</text:p>
          </table:table-cell>
          <table:table-cell table:style-name="ce2" office:value-type="string">
            <text:p>childre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ameProp</text:p>
          </table:table-cell>
          <table:table-cell table:style-name="ce2" office:value-type="string">
            <text:p>classNam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amespaces</text:p>
          </table:table-cell>
          <table:table-cell table:style-name="ce2" office:value-type="string">
            <text:p>clea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extSibling</text:p>
          </table:table-cell>
          <table:table-cell table:style-name="ce2" office:value-type="string">
            <text:p>clientHeigh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deName</text:p>
          </table:table-cell>
          <table:table-cell table:style-name="ce2" office:value-type="string">
            <text:p>clientLef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deType</text:p>
          </table:table-cell>
          <table:table-cell table:style-name="ce2" office:value-type="string">
            <text:p>clientTo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deValue</text:p>
          </table:table-cell>
          <table:table-cell table:style-name="ce2" office:value-type="string">
            <text:p>clientWidth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activate</text:p>
          </table:table-cell>
          <table:table-cell table:style-name="ce2" office:value-type="string">
            <text:p>contentEditab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afterupdate</text:p>
          </table:table-cell>
          <table:table-cell table:style-name="ce2" office:value-type="string">
            <text:p>currentSty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beforeactivate</text:p>
          </table:table-cell>
          <table:table-cell table:style-name="ce2" office:value-type="string">
            <text:p>di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beforedeactivate</text:p>
          </table:table-cell>
          <table:table-cell table:style-name="ce2" office:value-type="string">
            <text:p>disabl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beforeeditfocus</text:p>
          </table:table-cell>
          <table:table-cell table:style-name="ce2" office:value-type="string">
            <text:p>docu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beforeupdate</text:p>
          </table:table-cell>
          <table:table-cell table:style-name="ce2" office:value-type="string">
            <text:p>filter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cellchange</text:p>
          </table:table-cell>
          <table:table-cell table:style-name="ce2" office:value-type="string">
            <text:p>firstChil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click</text:p>
          </table:table-cell>
          <table:table-cell table:style-name="ce2" office:value-type="string">
            <text:p>hideFocu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contextmenu</text:p>
          </table:table-cell>
          <table:table-cell table:style-name="ce2" office:value-type="string">
            <text:p>i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controlselect</text:p>
          </table:table-cell>
          <table:table-cell table:style-name="ce2" office:value-type="string">
            <text:p>innerHTML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ataavailable</text:p>
          </table:table-cell>
          <table:table-cell table:style-name="ce2" office:value-type="string">
            <text:p>innerTex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atasetchanged</text:p>
          </table:table-cell>
          <table:table-cell table:style-name="ce2" office:value-type="string">
            <text:p>isContentEditab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atasetcomplete</text:p>
          </table:table-cell>
          <table:table-cell table:style-name="ce2" office:value-type="string">
            <text:p>isDisabl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blclick</text:p>
          </table:table-cell>
          <table:table-cell table:style-name="ce2" office:value-type="string">
            <text:p>isMultiLin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eactivate</text:p>
          </table:table-cell>
          <table:table-cell table:style-name="ce2" office:value-type="string">
            <text:p>isTextEd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ragstart</text:p>
          </table:table-cell>
          <table:table-cell table:style-name="ce2" office:value-type="string">
            <text:p>la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errorupdate</text:p>
          </table:table-cell>
          <table:table-cell table:style-name="ce2" office:value-type="string">
            <text:p>languag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focusin</text:p>
          </table:table-cell>
          <table:table-cell table:style-name="ce2" office:value-type="string">
            <text:p>lastChil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focusout</text:p>
          </table:table-cell>
          <table:table-cell table:style-name="ce2" office:value-type="string">
            <text:p>nextSibli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help</text:p>
          </table:table-cell>
          <table:table-cell table:style-name="ce2" office:value-type="string">
            <text:p>nodeNam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keydown</text:p>
          </table:table-cell>
          <table:table-cell table:style-name="ce2" office:value-type="string">
            <text:p>nodeTyp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keypress</text:p>
          </table:table-cell>
          <table:table-cell table:style-name="ce2" office:value-type="string">
            <text:p>nodeValu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keyup</text:p>
          </table:table-cell>
          <table:table-cell table:style-name="ce2" office:value-type="string">
            <text:p>offsetHeigh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down</text:p>
          </table:table-cell>
          <table:table-cell table:style-name="ce2" office:value-type="string">
            <text:p>offsetLef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move</text:p>
          </table:table-cell>
          <table:table-cell table:style-name="ce2" office:value-type="string">
            <text:p>offsetPar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out</text:p>
          </table:table-cell>
          <table:table-cell table:style-name="ce2" office:value-type="string">
            <text:p>offsetTo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over</text:p>
          </table:table-cell>
          <table:table-cell table:style-name="ce2" office:value-type="string">
            <text:p>offsetWidth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up</text:p>
          </table:table-cell>
          <table:table-cell table:style-name="ce2" office:value-type="string">
            <text:p>onactiv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wheel</text:p>
          </table:table-cell>
          <table:table-cell table:style-name="ce2" office:value-type="string">
            <text:p>onafterupd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propertychange</text:p>
          </table:table-cell>
          <table:table-cell table:style-name="ce2" office:value-type="string">
            <text:p>onbeforeactiv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readystatechange</text:p>
          </table:table-cell>
          <table:table-cell table:style-name="ce2" office:value-type="string">
            <text:p>onbeforecop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rowenter</text:p>
          </table:table-cell>
          <table:table-cell table:style-name="ce2" office:value-type="string">
            <text:p>onbeforecu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rowexit</text:p>
          </table:table-cell>
          <table:table-cell table:style-name="ce2" office:value-type="string">
            <text:p>onbeforedeactiv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rowsdelete</text:p>
          </table:table-cell>
          <table:table-cell table:style-name="ce2" office:value-type="string">
            <text:p>onbeforeeditfocu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rowsinserted</text:p>
          </table:table-cell>
          <table:table-cell table:style-name="ce2" office:value-type="string">
            <text:p>onbeforepas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selectionchange</text:p>
          </table:table-cell>
          <table:table-cell table:style-name="ce2" office:value-type="string">
            <text:p>onbeforeupd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selectstart</text:p>
          </table:table-cell>
          <table:table-cell table:style-name="ce2" office:value-type="string">
            <text:p>onblu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stop</text:p>
          </table:table-cell>
          <table:table-cell table:style-name="ce2" office:value-type="string">
            <text:p>oncellchang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storage</text:p>
          </table:table-cell>
          <table:table-cell table:style-name="ce2" office:value-type="string">
            <text:p>onclick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storagecommit</text:p>
          </table:table-cell>
          <table:table-cell table:style-name="ce2" office:value-type="string">
            <text:p>oncontextmenu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wnerDocument</text:p>
          </table:table-cell>
          <table:table-cell table:style-name="ce2" office:value-type="string">
            <text:p>oncontrolselec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arentNode</text:p>
          </table:table-cell>
          <table:table-cell table:style-name="ce2" office:value-type="string">
            <text:p>oncop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arentWindow</text:p>
          </table:table-cell>
          <table:table-cell table:style-name="ce2" office:value-type="string">
            <text:p>oncu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lugins</text:p>
          </table:table-cell>
          <table:table-cell table:style-name="ce2" office:value-type="string">
            <text:p>ondataavailab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reviousSibling</text:p>
          </table:table-cell>
          <table:table-cell table:style-name="ce2" office:value-type="string">
            <text:p>ondatasetchang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rotocol</text:p>
          </table:table-cell>
          <table:table-cell table:style-name="ce2" office:value-type="string">
            <text:p>ondatasetcomple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readyState</text:p>
          </table:table-cell>
          <table:table-cell table:style-name="ce2" office:value-type="string">
            <text:p>ondblclick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referrer</text:p>
          </table:table-cell>
          <table:table-cell table:style-name="ce2" office:value-type="string">
            <text:p>ondeactiv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cripts</text:p>
          </table:table-cell>
          <table:table-cell table:style-name="ce2" office:value-type="string">
            <text:p>ondra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ecurity</text:p>
          </table:table-cell>
          <table:table-cell table:style-name="ce2" office:value-type="string">
            <text:p>ondragen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election</text:p>
          </table:table-cell>
          <table:table-cell table:style-name="ce2" office:value-type="string">
            <text:p>ondragent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tyleSheets</text:p>
          </table:table-cell>
          <table:table-cell table:style-name="ce2" office:value-type="string">
            <text:p>ondragleav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itle</text:p>
          </table:table-cell>
          <table:table-cell table:style-name="ce2" office:value-type="string">
            <text:p>ondragov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RL</text:p>
          </table:table-cell>
          <table:table-cell table:style-name="ce2" office:value-type="string">
            <text:p>ondragstar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RLUnencoded</text:p>
          </table:table-cell>
          <table:table-cell table:style-name="ce2" office:value-type="string">
            <text:p>ondro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linkColor</text:p>
          </table:table-cell>
          <table:table-cell table:style-name="ce2" office:value-type="string">
            <text:p>onerrorupda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filterchan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focu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focusi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focusou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hel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keydow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keypres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keyu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layoutcomple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losecaptur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dow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ent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leav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mov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ou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ov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u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whee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v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veen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vestar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pa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pas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propertychan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eadystatechan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esiz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esizeen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esizestar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owent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owexi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owsdele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owsinserte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scrol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selectstar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uterHTM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uterTex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wnerDocumen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parentElemen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parentNod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parentTextEdi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previousSiblin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readySta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recordNumb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o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runtimeSty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cope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crollHeigh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crollLef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crollTo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crollWidth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ourceIndex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ty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tabIndex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tag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tagUr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title</text:p>
          </table:table-cell>
          <table:table-cell table:number-columns-repeated="1022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Firefox" table:style-name="ta2" table:print="false">
        <table:table-column table:style-name="co17" table:number-columns-repeated="2" table:default-cell-style-name="Default"/>
        <table:table-row table:style-name="ro2">
          <table:table-cell table:style-name="ce1" office:value-type="string">
            <text:p>Document</text:p>
          </table:table-cell>
          <table:table-cell table:style-name="ce1" office:value-type="string">
            <text:p>Element</text:p>
          </table:table-cell>
        </table:table-row>
        <table:table-row table:style-name="ro2">
          <table:table-cell table:style-name="ce2" office:value-type="string">
            <text:p>activeElement</text:p>
          </table:table-cell>
          <table:table-cell table:style-name="ce2" office:value-type="string">
            <text:p>accessKey</text:p>
          </table:table-cell>
        </table:table-row>
        <table:table-row table:style-name="ro2">
          <table:table-cell table:style-name="ce2" office:value-type="string">
            <text:p>addEventListener</text:p>
          </table:table-cell>
          <table:table-cell table:style-name="ce2" office:value-type="string">
            <text:p>accessKeyLabel</text:p>
          </table:table-cell>
        </table:table-row>
        <table:table-row table:style-name="ro2">
          <table:table-cell table:style-name="ce2" office:value-type="string">
            <text:p>adoptNode</text:p>
          </table:table-cell>
          <table:table-cell table:style-name="ce2" office:value-type="string">
            <text:p>addEventListener</text:p>
          </table:table-cell>
        </table:table-row>
        <table:table-row table:style-name="ro2">
          <table:table-cell table:style-name="ce2" office:value-type="string">
            <text:p>alinkColor</text:p>
          </table:table-cell>
          <table:table-cell table:style-name="ce2" office:value-type="string">
            <text:p>align</text:p>
          </table:table-cell>
        </table:table-row>
        <table:table-row table:style-name="ro2">
          <table:table-cell table:style-name="ce2" office:value-type="string">
            <text:p>all</text:p>
          </table:table-cell>
          <table:table-cell table:style-name="ce2" office:value-type="string">
            <text:p>appendChild</text:p>
          </table:table-cell>
        </table:table-row>
        <table:table-row table:style-name="ro2">
          <table:table-cell table:style-name="ce2" office:value-type="string">
            <text:p>anchors</text:p>
          </table:table-cell>
          <table:table-cell table:style-name="ce2" office:value-type="string">
            <text:p>ATTRIBUTE_NODE</text:p>
          </table:table-cell>
        </table:table-row>
        <table:table-row table:style-name="ro2">
          <table:table-cell table:style-name="ce2" office:value-type="string">
            <text:p>appendChild</text:p>
          </table:table-cell>
          <table:table-cell table:style-name="ce2" office:value-type="string">
            <text:p>attributes</text:p>
          </table:table-cell>
        </table:table-row>
        <table:table-row table:style-name="ro2">
          <table:table-cell table:style-name="ce2" office:value-type="string">
            <text:p>applets</text:p>
          </table:table-cell>
          <table:table-cell table:style-name="ce2" office:value-type="string">
            <text:p>baseURI</text:p>
          </table:table-cell>
        </table:table-row>
        <table:table-row table:style-name="ro2">
          <table:table-cell table:style-name="ce2" office:value-type="string">
            <text:p>ATTRIBUTE_NODE</text:p>
          </table:table-cell>
          <table:table-cell table:style-name="ce2" office:value-type="string">
            <text:p>blur</text:p>
          </table:table-cell>
        </table:table-row>
        <table:table-row table:style-name="ro2">
          <table:table-cell table:style-name="ce2" office:value-type="string">
            <text:p>baseURI</text:p>
          </table:table-cell>
          <table:table-cell table:style-name="ce2" office:value-type="string">
            <text:p>CDATA_SECTION_NODE</text:p>
          </table:table-cell>
        </table:table-row>
        <table:table-row table:style-name="ro2">
          <table:table-cell table:style-name="ce2" office:value-type="string">
            <text:p>bgColor</text:p>
          </table:table-cell>
          <table:table-cell table:style-name="ce2" office:value-type="string">
            <text:p>childElementCount</text:p>
          </table:table-cell>
        </table:table-row>
        <table:table-row table:style-name="ro2">
          <table:table-cell table:style-name="ce2" office:value-type="string">
            <text:p>body</text:p>
          </table:table-cell>
          <table:table-cell table:style-name="ce2" office:value-type="string">
            <text:p>childNodes</text:p>
          </table:table-cell>
        </table:table-row>
        <table:table-row table:style-name="ro2">
          <table:table-cell table:style-name="ce2" office:value-type="string">
            <text:p>captureEvents</text:p>
          </table:table-cell>
          <table:table-cell table:style-name="ce2" office:value-type="string">
            <text:p>children</text:p>
          </table:table-cell>
        </table:table-row>
        <table:table-row table:style-name="ro2">
          <table:table-cell table:style-name="ce2" office:value-type="string">
            <text:p>caretPositionFromPoint</text:p>
          </table:table-cell>
          <table:table-cell table:style-name="ce2" office:value-type="string">
            <text:p>classList</text:p>
          </table:table-cell>
        </table:table-row>
        <table:table-row table:style-name="ro2">
          <table:table-cell table:style-name="ce2" office:value-type="string">
            <text:p>CDATA_SECTION_NODE</text:p>
          </table:table-cell>
          <table:table-cell table:style-name="ce2" office:value-type="string">
            <text:p>className</text:p>
          </table:table-cell>
        </table:table-row>
        <table:table-row table:style-name="ro2">
          <table:table-cell table:style-name="ce2" office:value-type="string">
            <text:p>characterSet</text:p>
          </table:table-cell>
          <table:table-cell table:style-name="ce2" office:value-type="string">
            <text:p>click</text:p>
          </table:table-cell>
        </table:table-row>
        <table:table-row table:style-name="ro2">
          <table:table-cell table:style-name="ce2" office:value-type="string">
            <text:p>charset</text:p>
          </table:table-cell>
          <table:table-cell table:style-name="ce2" office:value-type="string">
            <text:p>clientHeight</text:p>
          </table:table-cell>
        </table:table-row>
        <table:table-row table:style-name="ro2">
          <table:table-cell table:style-name="ce2" office:value-type="string">
            <text:p>childElementCount</text:p>
          </table:table-cell>
          <table:table-cell table:style-name="ce2" office:value-type="string">
            <text:p>clientLeft</text:p>
          </table:table-cell>
        </table:table-row>
        <table:table-row table:style-name="ro2">
          <table:table-cell table:style-name="ce2" office:value-type="string">
            <text:p>childNodes</text:p>
          </table:table-cell>
          <table:table-cell table:style-name="ce2" office:value-type="string">
            <text:p>clientTop</text:p>
          </table:table-cell>
        </table:table-row>
        <table:table-row table:style-name="ro2">
          <table:table-cell table:style-name="ce2" office:value-type="string">
            <text:p>children</text:p>
          </table:table-cell>
          <table:table-cell table:style-name="ce2" office:value-type="string">
            <text:p>clientWidth</text:p>
          </table:table-cell>
        </table:table-row>
        <table:table-row table:style-name="ro2">
          <table:table-cell table:style-name="ce2" office:value-type="string">
            <text:p>clear</text:p>
          </table:table-cell>
          <table:table-cell table:style-name="ce2" office:value-type="string">
            <text:p>cloneNode</text:p>
          </table:table-cell>
        </table:table-row>
        <table:table-row table:style-name="ro2">
          <table:table-cell table:style-name="ce2" office:value-type="string">
            <text:p>cloneNode</text:p>
          </table:table-cell>
          <table:table-cell table:style-name="ce2" office:value-type="string">
            <text:p>closest</text:p>
          </table:table-cell>
        </table:table-row>
        <table:table-row table:style-name="ro2">
          <table:table-cell table:style-name="ce2" office:value-type="string">
            <text:p>close</text:p>
          </table:table-cell>
          <table:table-cell table:style-name="ce2" office:value-type="string">
            <text:p>COMMENT_NODE</text:p>
          </table:table-cell>
        </table:table-row>
        <table:table-row table:style-name="ro2">
          <table:table-cell table:style-name="ce2" office:value-type="string">
            <text:p>COMMENT_NODE</text:p>
          </table:table-cell>
          <table:table-cell table:style-name="ce2" office:value-type="string">
            <text:p>compareDocumentPosition</text:p>
          </table:table-cell>
        </table:table-row>
        <table:table-row table:style-name="ro2">
          <table:table-cell table:style-name="ce2" office:value-type="string">
            <text:p>compareDocumentPosition</text:p>
          </table:table-cell>
          <table:table-cell table:style-name="ce2" office:value-type="string">
            <text:p>contains</text:p>
          </table:table-cell>
        </table:table-row>
        <table:table-row table:style-name="ro2">
          <table:table-cell table:style-name="ce2" office:value-type="string">
            <text:p>compatMode</text:p>
          </table:table-cell>
          <table:table-cell table:style-name="ce2" office:value-type="string">
            <text:p>contentEditable</text:p>
          </table:table-cell>
        </table:table-row>
        <table:table-row table:style-name="ro2">
          <table:table-cell table:style-name="ce2" office:value-type="string">
            <text:p>contains</text:p>
          </table:table-cell>
          <table:table-cell table:style-name="ce2" office:value-type="string">
            <text:p>contextMenu</text:p>
          </table:table-cell>
        </table:table-row>
        <table:table-row table:style-name="ro2">
          <table:table-cell table:style-name="ce2" office:value-type="string">
            <text:p>contentType</text:p>
          </table:table-cell>
          <table:table-cell table:style-name="ce2" office:value-type="string">
            <text:p>dataset</text:p>
          </table:table-cell>
        </table:table-row>
        <table:table-row table:style-name="ro2">
          <table:table-cell table:style-name="ce2" office:value-type="string">
            <text:p>cookie</text:p>
          </table:table-cell>
          <table:table-cell table:style-name="ce2" office:value-type="string">
            <text:p>dir</text:p>
          </table:table-cell>
        </table:table-row>
        <table:table-row table:style-name="ro2">
          <table:table-cell table:style-name="ce2" office:value-type="string">
            <text:p>createAttribute</text:p>
          </table:table-cell>
          <table:table-cell table:style-name="ce2" office:value-type="string">
            <text:p>dispatchEvent</text:p>
          </table:table-cell>
        </table:table-row>
        <table:table-row table:style-name="ro2">
          <table:table-cell table:style-name="ce2" office:value-type="string">
            <text:p>createAttributeNS</text:p>
          </table:table-cell>
          <table:table-cell table:style-name="ce2" office:value-type="string">
            <text:p>DOCUMENT_FRAGMENT_NODE</text:p>
          </table:table-cell>
        </table:table-row>
        <table:table-row table:style-name="ro2">
          <table:table-cell table:style-name="ce2" office:value-type="string">
            <text:p>createCDATASection</text:p>
          </table:table-cell>
          <table:table-cell table:style-name="ce2" office:value-type="string">
            <text:p>DOCUMENT_NODE</text:p>
          </table:table-cell>
        </table:table-row>
        <table:table-row table:style-name="ro2">
          <table:table-cell table:style-name="ce2" office:value-type="string">
            <text:p>createComment</text:p>
          </table:table-cell>
          <table:table-cell table:style-name="ce2" office:value-type="string">
            <text:p>DOCUMENT_POSITION_CONTAINED_BY</text:p>
          </table:table-cell>
        </table:table-row>
        <table:table-row table:style-name="ro2">
          <table:table-cell table:style-name="ce2" office:value-type="string">
            <text:p>createDocumentFragment</text:p>
          </table:table-cell>
          <table:table-cell table:style-name="ce2" office:value-type="string">
            <text:p>DOCUMENT_POSITION_CONTAINS</text:p>
          </table:table-cell>
        </table:table-row>
        <table:table-row table:style-name="ro2">
          <table:table-cell table:style-name="ce2" office:value-type="string">
            <text:p>createElement</text:p>
          </table:table-cell>
          <table:table-cell table:style-name="ce2" office:value-type="string">
            <text:p>DOCUMENT_POSITION_DISCONNECTED</text:p>
          </table:table-cell>
        </table:table-row>
        <table:table-row table:style-name="ro2">
          <table:table-cell table:style-name="ce2" office:value-type="string">
            <text:p>createElementNS</text:p>
          </table:table-cell>
          <table:table-cell table:style-name="ce2" office:value-type="string">
            <text:p>DOCUMENT_POSITION_FOLLOWING</text:p>
          </table:table-cell>
        </table:table-row>
        <table:table-row table:style-name="ro2">
          <table:table-cell table:style-name="ce2" office:value-type="string">
            <text:p>createEvent</text:p>
          </table:table-cell>
          <table:table-cell table:style-name="ce2" office:value-type="string">
            <text:p>DOCUMENT_POSITION_IMPLEMENTATION_SPECIFIC</text:p>
          </table:table-cell>
        </table:table-row>
        <table:table-row table:style-name="ro2">
          <table:table-cell table:style-name="ce2" office:value-type="string">
            <text:p>createExpression</text:p>
          </table:table-cell>
          <table:table-cell table:style-name="ce2" office:value-type="string">
            <text:p>DOCUMENT_POSITION_PRECEDING</text:p>
          </table:table-cell>
        </table:table-row>
        <table:table-row table:style-name="ro2">
          <table:table-cell table:style-name="ce2" office:value-type="string">
            <text:p>createNodeIterator</text:p>
          </table:table-cell>
          <table:table-cell table:style-name="ce2" office:value-type="string">
            <text:p>DOCUMENT_TYPE_NODE</text:p>
          </table:table-cell>
        </table:table-row>
        <table:table-row table:style-name="ro2">
          <table:table-cell table:style-name="ce2" office:value-type="string">
            <text:p>createNSResolver</text:p>
          </table:table-cell>
          <table:table-cell table:style-name="ce2" office:value-type="string">
            <text:p>draggable</text:p>
          </table:table-cell>
        </table:table-row>
        <table:table-row table:style-name="ro2">
          <table:table-cell table:style-name="ce2" office:value-type="string">
            <text:p>createProcessingInstruction</text:p>
          </table:table-cell>
          <table:table-cell table:style-name="ce2" office:value-type="string">
            <text:p>ELEMENT_NODE</text:p>
          </table:table-cell>
        </table:table-row>
        <table:table-row table:style-name="ro2">
          <table:table-cell table:style-name="ce2" office:value-type="string">
            <text:p>createRange</text:p>
          </table:table-cell>
          <table:table-cell table:style-name="ce2" office:value-type="string">
            <text:p>ENTITY_NODE</text:p>
          </table:table-cell>
        </table:table-row>
        <table:table-row table:style-name="ro2">
          <table:table-cell table:style-name="ce2" office:value-type="string">
            <text:p>createTextNode</text:p>
          </table:table-cell>
          <table:table-cell table:style-name="ce2" office:value-type="string">
            <text:p>ENTITY_REFERENCE_NODE</text:p>
          </table:table-cell>
        </table:table-row>
        <table:table-row table:style-name="ro2">
          <table:table-cell table:style-name="ce2" office:value-type="string">
            <text:p>createTreeWalker</text:p>
          </table:table-cell>
          <table:table-cell table:style-name="ce2" office:value-type="string">
            <text:p>firstChild</text:p>
          </table:table-cell>
        </table:table-row>
        <table:table-row table:style-name="ro2">
          <table:table-cell table:style-name="ce2" office:value-type="string">
            <text:p>currentScript</text:p>
          </table:table-cell>
          <table:table-cell table:style-name="ce2" office:value-type="string">
            <text:p>firstElementChild</text:p>
          </table:table-cell>
        </table:table-row>
        <table:table-row table:style-name="ro2">
          <table:table-cell table:style-name="ce2" office:value-type="string">
            <text:p>defaultView</text:p>
          </table:table-cell>
          <table:table-cell table:style-name="ce2" office:value-type="string">
            <text:p>focus</text:p>
          </table:table-cell>
        </table:table-row>
        <table:table-row table:style-name="ro2">
          <table:table-cell table:style-name="ce2" office:value-type="string">
            <text:p>designMode</text:p>
          </table:table-cell>
          <table:table-cell table:style-name="ce2" office:value-type="string">
            <text:p>getAttribute</text:p>
          </table:table-cell>
        </table:table-row>
        <table:table-row table:style-name="ro2">
          <table:table-cell table:style-name="ce2" office:value-type="string">
            <text:p>dir</text:p>
          </table:table-cell>
          <table:table-cell table:style-name="ce2" office:value-type="string">
            <text:p>getAttributeNames</text:p>
          </table:table-cell>
        </table:table-row>
        <table:table-row table:style-name="ro2">
          <table:table-cell table:style-name="ce2" office:value-type="string">
            <text:p>dispatchEvent</text:p>
          </table:table-cell>
          <table:table-cell table:style-name="ce2" office:value-type="string">
            <text:p>getAttributeNode</text:p>
          </table:table-cell>
        </table:table-row>
        <table:table-row table:style-name="ro2">
          <table:table-cell table:style-name="ce2" office:value-type="string">
            <text:p>doctype</text:p>
          </table:table-cell>
          <table:table-cell table:style-name="ce2" office:value-type="string">
            <text:p>getAttributeNodeNS</text:p>
          </table:table-cell>
        </table:table-row>
        <table:table-row table:style-name="ro2">
          <table:table-cell table:style-name="ce2" office:value-type="string">
            <text:p>DOCUMENT_FRAGMENT_NODE</text:p>
          </table:table-cell>
          <table:table-cell table:style-name="ce2" office:value-type="string">
            <text:p>getAttributeNS</text:p>
          </table:table-cell>
        </table:table-row>
        <table:table-row table:style-name="ro2">
          <table:table-cell table:style-name="ce2" office:value-type="string">
            <text:p>DOCUMENT_NODE</text:p>
          </table:table-cell>
          <table:table-cell table:style-name="ce2" office:value-type="string">
            <text:p>getBoundingClientRect</text:p>
          </table:table-cell>
        </table:table-row>
        <table:table-row table:style-name="ro2">
          <table:table-cell table:style-name="ce2" office:value-type="string">
            <text:p>DOCUMENT_POSITION_CONTAINED_BY</text:p>
          </table:table-cell>
          <table:table-cell table:style-name="ce2" office:value-type="string">
            <text:p>getClientRects</text:p>
          </table:table-cell>
        </table:table-row>
        <table:table-row table:style-name="ro2">
          <table:table-cell table:style-name="ce2" office:value-type="string">
            <text:p>DOCUMENT_POSITION_CONTAINS</text:p>
          </table:table-cell>
          <table:table-cell table:style-name="ce2" office:value-type="string">
            <text:p>getElementsByClassName</text:p>
          </table:table-cell>
        </table:table-row>
        <table:table-row table:style-name="ro2">
          <table:table-cell table:style-name="ce2" office:value-type="string">
            <text:p>DOCUMENT_POSITION_DISCONNECTED</text:p>
          </table:table-cell>
          <table:table-cell table:style-name="ce2" office:value-type="string">
            <text:p>getElementsByTagName</text:p>
          </table:table-cell>
        </table:table-row>
        <table:table-row table:style-name="ro2">
          <table:table-cell table:style-name="ce2" office:value-type="string">
            <text:p>DOCUMENT_POSITION_FOLLOWING</text:p>
          </table:table-cell>
          <table:table-cell table:style-name="ce2" office:value-type="string">
            <text:p>getElementsByTagNameNS</text:p>
          </table:table-cell>
        </table:table-row>
        <table:table-row table:style-name="ro2">
          <table:table-cell table:style-name="ce2" office:value-type="string">
            <text:p>DOCUMENT_POSITION_IMPLEMENTATION_SPECIFIC</text:p>
          </table:table-cell>
          <table:table-cell table:style-name="ce2" office:value-type="string">
            <text:p>hasAttribute</text:p>
          </table:table-cell>
        </table:table-row>
        <table:table-row table:style-name="ro2">
          <table:table-cell table:style-name="ce2" office:value-type="string">
            <text:p>DOCUMENT_POSITION_PRECEDING</text:p>
          </table:table-cell>
          <table:table-cell table:style-name="ce2" office:value-type="string">
            <text:p>hasAttributeNS</text:p>
          </table:table-cell>
        </table:table-row>
        <table:table-row table:style-name="ro2">
          <table:table-cell table:style-name="ce2" office:value-type="string">
            <text:p>DOCUMENT_TYPE_NODE</text:p>
          </table:table-cell>
          <table:table-cell table:style-name="ce2" office:value-type="string">
            <text:p>hasAttributes</text:p>
          </table:table-cell>
        </table:table-row>
        <table:table-row table:style-name="ro2">
          <table:table-cell table:style-name="ce2" office:value-type="string">
            <text:p>documentElement</text:p>
          </table:table-cell>
          <table:table-cell table:style-name="ce2" office:value-type="string">
            <text:p>hasChildNodes</text:p>
          </table:table-cell>
        </table:table-row>
        <table:table-row table:style-name="ro2">
          <table:table-cell table:style-name="ce2" office:value-type="string">
            <text:p>documentURI</text:p>
          </table:table-cell>
          <table:table-cell table:style-name="ce2" office:value-type="string">
            <text:p>hidden</text:p>
          </table:table-cell>
        </table:table-row>
        <table:table-row table:style-name="ro2">
          <table:table-cell table:style-name="ce2" office:value-type="string">
            <text:p>domain</text:p>
          </table:table-cell>
          <table:table-cell table:style-name="ce2" office:value-type="string">
            <text:p>id</text:p>
          </table:table-cell>
        </table:table-row>
        <table:table-row table:style-name="ro2">
          <table:table-cell table:style-name="ce2" office:value-type="string">
            <text:p>ELEMENT_NODE</text:p>
          </table:table-cell>
          <table:table-cell table:style-name="ce2" office:value-type="string">
            <text:p>innerHTML</text:p>
          </table:table-cell>
        </table:table-row>
        <table:table-row table:style-name="ro2">
          <table:table-cell table:style-name="ce2" office:value-type="string">
            <text:p>elementFromPoint</text:p>
          </table:table-cell>
          <table:table-cell table:style-name="ce2" office:value-type="string">
            <text:p>innerText</text:p>
          </table:table-cell>
        </table:table-row>
        <table:table-row table:style-name="ro2">
          <table:table-cell table:style-name="ce2" office:value-type="string">
            <text:p>elementsFromPoint</text:p>
          </table:table-cell>
          <table:table-cell table:style-name="ce2" office:value-type="string">
            <text:p>insertAdjacentHTML</text:p>
          </table:table-cell>
        </table:table-row>
        <table:table-row table:style-name="ro2">
          <table:table-cell table:style-name="ce2" office:value-type="string">
            <text:p>embeds</text:p>
          </table:table-cell>
          <table:table-cell table:style-name="ce2" office:value-type="string">
            <text:p>insertBefore</text:p>
          </table:table-cell>
        </table:table-row>
        <table:table-row table:style-name="ro2">
          <table:table-cell table:style-name="ce2" office:value-type="string">
            <text:p>enableStyleSheetsForSet</text:p>
          </table:table-cell>
          <table:table-cell table:style-name="ce2" office:value-type="string">
            <text:p>isContentEditable</text:p>
          </table:table-cell>
        </table:table-row>
        <table:table-row table:style-name="ro2">
          <table:table-cell table:style-name="ce2" office:value-type="string">
            <text:p>ENTITY_NODE</text:p>
          </table:table-cell>
          <table:table-cell table:style-name="ce2" office:value-type="string">
            <text:p>isDefaultNamespace</text:p>
          </table:table-cell>
        </table:table-row>
        <table:table-row table:style-name="ro2">
          <table:table-cell table:style-name="ce2" office:value-type="string">
            <text:p>ENTITY_REFERENCE_NODE</text:p>
          </table:table-cell>
          <table:table-cell table:style-name="ce2" office:value-type="string">
            <text:p>isEqualNode</text:p>
          </table:table-cell>
        </table:table-row>
        <table:table-row table:style-name="ro2">
          <table:table-cell table:style-name="ce2" office:value-type="string">
            <text:p>evaluate</text:p>
          </table:table-cell>
          <table:table-cell table:style-name="ce2" office:value-type="string">
            <text:p>itemId</text:p>
          </table:table-cell>
        </table:table-row>
        <table:table-row table:style-name="ro2">
          <table:table-cell table:style-name="ce2" office:value-type="string">
            <text:p>execCommand</text:p>
          </table:table-cell>
          <table:table-cell table:style-name="ce2" office:value-type="string">
            <text:p>itemProp</text:p>
          </table:table-cell>
        </table:table-row>
        <table:table-row table:style-name="ro2">
          <table:table-cell table:style-name="ce2" office:value-type="string">
            <text:p>fgColor</text:p>
          </table:table-cell>
          <table:table-cell table:style-name="ce2" office:value-type="string">
            <text:p>itemRef</text:p>
          </table:table-cell>
        </table:table-row>
        <table:table-row table:style-name="ro2">
          <table:table-cell table:style-name="ce2" office:value-type="string">
            <text:p>firstChild</text:p>
          </table:table-cell>
          <table:table-cell table:style-name="ce2" office:value-type="string">
            <text:p>itemScope</text:p>
          </table:table-cell>
        </table:table-row>
        <table:table-row table:style-name="ro2">
          <table:table-cell table:style-name="ce2" office:value-type="string">
            <text:p>firstElementChild</text:p>
          </table:table-cell>
          <table:table-cell table:style-name="ce2" office:value-type="string">
            <text:p>itemType</text:p>
          </table:table-cell>
        </table:table-row>
        <table:table-row table:style-name="ro2">
          <table:table-cell table:style-name="ce2" office:value-type="string">
            <text:p>fonts</text:p>
          </table:table-cell>
          <table:table-cell table:style-name="ce2" office:value-type="string">
            <text:p>itemValue</text:p>
          </table:table-cell>
        </table:table-row>
        <table:table-row table:style-name="ro2">
          <table:table-cell table:style-name="ce2" office:value-type="string">
            <text:p>forms</text:p>
          </table:table-cell>
          <table:table-cell table:style-name="ce2" office:value-type="string">
            <text:p>lang</text:p>
          </table:table-cell>
        </table:table-row>
        <table:table-row table:style-name="ro2">
          <table:table-cell table:style-name="ce2" office:value-type="string">
            <text:p>getElementById</text:p>
          </table:table-cell>
          <table:table-cell table:style-name="ce2" office:value-type="string">
            <text:p>lastChild</text:p>
          </table:table-cell>
        </table:table-row>
        <table:table-row table:style-name="ro2">
          <table:table-cell table:style-name="ce2" office:value-type="string">
            <text:p>getElementsByClassName</text:p>
          </table:table-cell>
          <table:table-cell table:style-name="ce2" office:value-type="string">
            <text:p>lastElementChild</text:p>
          </table:table-cell>
        </table:table-row>
        <table:table-row table:style-name="ro2">
          <table:table-cell table:style-name="ce2" office:value-type="string">
            <text:p>getElementsByName</text:p>
          </table:table-cell>
          <table:table-cell table:style-name="ce2" office:value-type="string">
            <text:p>localName</text:p>
          </table:table-cell>
        </table:table-row>
        <table:table-row table:style-name="ro2">
          <table:table-cell table:style-name="ce2" office:value-type="string">
            <text:p>getElementsByTagName</text:p>
          </table:table-cell>
          <table:table-cell table:style-name="ce2" office:value-type="string">
            <text:p>lookupNamespaceURI</text:p>
          </table:table-cell>
        </table:table-row>
        <table:table-row table:style-name="ro2">
          <table:table-cell table:style-name="ce2" office:value-type="string">
            <text:p>getElementsByTagNameNS</text:p>
          </table:table-cell>
          <table:table-cell table:style-name="ce2" office:value-type="string">
            <text:p>lookupPrefix</text:p>
          </table:table-cell>
        </table:table-row>
        <table:table-row table:style-name="ro2">
          <table:table-cell table:style-name="ce2" office:value-type="string">
            <text:p>getItems</text:p>
          </table:table-cell>
          <table:table-cell table:style-name="ce2" office:value-type="string">
            <text:p>matches</text:p>
          </table:table-cell>
        </table:table-row>
        <table:table-row table:style-name="ro2">
          <table:table-cell table:style-name="ce2" office:value-type="string">
            <text:p>getSelection</text:p>
          </table:table-cell>
          <table:table-cell table:style-name="ce2" office:value-type="string">
            <text:p>mozMatchesSelector</text:p>
          </table:table-cell>
        </table:table-row>
        <table:table-row table:style-name="ro2">
          <table:table-cell table:style-name="ce2" office:value-type="string">
            <text:p>hasChildNodes</text:p>
          </table:table-cell>
          <table:table-cell table:style-name="ce2" office:value-type="string">
            <text:p>mozRequestFullScreen</text:p>
          </table:table-cell>
        </table:table-row>
        <table:table-row table:style-name="ro2">
          <table:table-cell table:style-name="ce2" office:value-type="string">
            <text:p>hasFocus</text:p>
          </table:table-cell>
          <table:table-cell table:style-name="ce2" office:value-type="string">
            <text:p>mozRequestPointerLock</text:p>
          </table:table-cell>
        </table:table-row>
        <table:table-row table:style-name="ro2">
          <table:table-cell table:style-name="ce2" office:value-type="string">
            <text:p>head</text:p>
          </table:table-cell>
          <table:table-cell table:style-name="ce2" office:value-type="string">
            <text:p>namespaceURI</text:p>
          </table:table-cell>
        </table:table-row>
        <table:table-row table:style-name="ro2">
          <table:table-cell table:style-name="ce2" office:value-type="string">
            <text:p>hidden</text:p>
          </table:table-cell>
          <table:table-cell table:style-name="ce2" office:value-type="string">
            <text:p>nextElementSibling</text:p>
          </table:table-cell>
        </table:table-row>
        <table:table-row table:style-name="ro2">
          <table:table-cell table:style-name="ce2" office:value-type="string">
            <text:p>images</text:p>
          </table:table-cell>
          <table:table-cell table:style-name="ce2" office:value-type="string">
            <text:p>nextSibling</text:p>
          </table:table-cell>
        </table:table-row>
        <table:table-row table:style-name="ro2">
          <table:table-cell table:style-name="ce2" office:value-type="string">
            <text:p>implementation</text:p>
          </table:table-cell>
          <table:table-cell table:style-name="ce2" office:value-type="string">
            <text:p>nodeName</text:p>
          </table:table-cell>
        </table:table-row>
        <table:table-row table:style-name="ro2">
          <table:table-cell table:style-name="ce2" office:value-type="string">
            <text:p>importNode</text:p>
          </table:table-cell>
          <table:table-cell table:style-name="ce2" office:value-type="string">
            <text:p>nodeType</text:p>
          </table:table-cell>
        </table:table-row>
        <table:table-row table:style-name="ro2">
          <table:table-cell table:style-name="ce2" office:value-type="string">
            <text:p>inputEncoding</text:p>
          </table:table-cell>
          <table:table-cell table:style-name="ce2" office:value-type="string">
            <text:p>nodeValue</text:p>
          </table:table-cell>
        </table:table-row>
        <table:table-row table:style-name="ro2">
          <table:table-cell table:style-name="ce2" office:value-type="string">
            <text:p>insertBefore</text:p>
          </table:table-cell>
          <table:table-cell table:style-name="ce2" office:value-type="string">
            <text:p>normalize</text:p>
          </table:table-cell>
        </table:table-row>
        <table:table-row table:style-name="ro2">
          <table:table-cell table:style-name="ce2" office:value-type="string">
            <text:p>isDefaultNamespace</text:p>
          </table:table-cell>
          <table:table-cell table:style-name="ce2" office:value-type="string">
            <text:p>NOTATION_NODE</text:p>
          </table:table-cell>
        </table:table-row>
        <table:table-row table:style-name="ro2">
          <table:table-cell table:style-name="ce2" office:value-type="string">
            <text:p>isEqualNode</text:p>
          </table:table-cell>
          <table:table-cell table:style-name="ce2" office:value-type="string">
            <text:p>offsetHeight</text:p>
          </table:table-cell>
        </table:table-row>
        <table:table-row table:style-name="ro2">
          <table:table-cell table:style-name="ce2" office:value-type="string">
            <text:p>lastChild</text:p>
          </table:table-cell>
          <table:table-cell table:style-name="ce2" office:value-type="string">
            <text:p>offsetLeft</text:p>
          </table:table-cell>
        </table:table-row>
        <table:table-row table:style-name="ro2">
          <table:table-cell table:style-name="ce2" office:value-type="string">
            <text:p>lastElementChild</text:p>
          </table:table-cell>
          <table:table-cell table:style-name="ce2" office:value-type="string">
            <text:p>offsetParent</text:p>
          </table:table-cell>
        </table:table-row>
        <table:table-row table:style-name="ro2">
          <table:table-cell table:style-name="ce2" office:value-type="string">
            <text:p>lastModified</text:p>
          </table:table-cell>
          <table:table-cell table:style-name="ce2" office:value-type="string">
            <text:p>offsetTop</text:p>
          </table:table-cell>
        </table:table-row>
        <table:table-row table:style-name="ro2">
          <table:table-cell table:style-name="ce2" office:value-type="string">
            <text:p>lastStyleSheetSet</text:p>
          </table:table-cell>
          <table:table-cell table:style-name="ce2" office:value-type="string">
            <text:p>offsetWidth</text:p>
          </table:table-cell>
        </table:table-row>
        <table:table-row table:style-name="ro2">
          <table:table-cell table:style-name="ce2" office:value-type="string">
            <text:p>linkColor</text:p>
          </table:table-cell>
          <table:table-cell table:style-name="ce2" office:value-type="string">
            <text:p>onabort</text:p>
          </table:table-cell>
        </table:table-row>
        <table:table-row table:style-name="ro2">
          <table:table-cell table:style-name="ce2" office:value-type="string">
            <text:p>links</text:p>
          </table:table-cell>
          <table:table-cell table:style-name="ce2" office:value-type="string">
            <text:p>onblur</text:p>
          </table:table-cell>
        </table:table-row>
        <table:table-row table:style-name="ro2">
          <table:table-cell table:style-name="ce2" office:value-type="string">
            <text:p>localName</text:p>
          </table:table-cell>
          <table:table-cell table:style-name="ce2" office:value-type="string">
            <text:p>oncanplay</text:p>
          </table:table-cell>
        </table:table-row>
        <table:table-row table:style-name="ro2">
          <table:table-cell table:style-name="ce2" office:value-type="string">
            <text:p>location</text:p>
          </table:table-cell>
          <table:table-cell table:style-name="ce2" office:value-type="string">
            <text:p>oncanplaythrough</text:p>
          </table:table-cell>
        </table:table-row>
        <table:table-row table:style-name="ro2">
          <table:table-cell table:style-name="ce2" office:value-type="string">
            <text:p>lookupNamespaceURI</text:p>
          </table:table-cell>
          <table:table-cell table:style-name="ce2" office:value-type="string">
            <text:p>onchange</text:p>
          </table:table-cell>
        </table:table-row>
        <table:table-row table:style-name="ro2">
          <table:table-cell table:style-name="ce2" office:value-type="string">
            <text:p>lookupPrefix</text:p>
          </table:table-cell>
          <table:table-cell table:style-name="ce2" office:value-type="string">
            <text:p>onclick</text:p>
          </table:table-cell>
        </table:table-row>
        <table:table-row table:style-name="ro2">
          <table:table-cell table:style-name="ce2" office:value-type="string">
            <text:p>mozCancelFullScreen</text:p>
          </table:table-cell>
          <table:table-cell table:style-name="ce2" office:value-type="string">
            <text:p>oncontextmenu</text:p>
          </table:table-cell>
        </table:table-row>
        <table:table-row table:style-name="ro2">
          <table:table-cell table:style-name="ce2" office:value-type="string">
            <text:p>mozExitPointerLock</text:p>
          </table:table-cell>
          <table:table-cell table:style-name="ce2" office:value-type="string">
            <text:p>oncopy</text:p>
          </table:table-cell>
        </table:table-row>
        <table:table-row table:style-name="ro2">
          <table:table-cell table:style-name="ce2" office:value-type="string">
            <text:p>mozFullScreen</text:p>
          </table:table-cell>
          <table:table-cell table:style-name="ce2" office:value-type="string">
            <text:p>oncut</text:p>
          </table:table-cell>
        </table:table-row>
        <table:table-row table:style-name="ro2">
          <table:table-cell table:style-name="ce2" office:value-type="string">
            <text:p>mozFullScreenElement</text:p>
          </table:table-cell>
          <table:table-cell table:style-name="ce2" office:value-type="string">
            <text:p>ondblclick</text:p>
          </table:table-cell>
        </table:table-row>
        <table:table-row table:style-name="ro2">
          <table:table-cell table:style-name="ce2" office:value-type="string">
            <text:p>mozFullScreenEnabled</text:p>
          </table:table-cell>
          <table:table-cell table:style-name="ce2" office:value-type="string">
            <text:p>ondrag</text:p>
          </table:table-cell>
        </table:table-row>
        <table:table-row table:style-name="ro2">
          <table:table-cell table:style-name="ce2" office:value-type="string">
            <text:p>mozHidden</text:p>
          </table:table-cell>
          <table:table-cell table:style-name="ce2" office:value-type="string">
            <text:p>ondragend</text:p>
          </table:table-cell>
        </table:table-row>
        <table:table-row table:style-name="ro2">
          <table:table-cell table:style-name="ce2" office:value-type="string">
            <text:p>mozPointerLockElement</text:p>
          </table:table-cell>
          <table:table-cell table:style-name="ce2" office:value-type="string">
            <text:p>ondragenter</text:p>
          </table:table-cell>
        </table:table-row>
        <table:table-row table:style-name="ro2">
          <table:table-cell table:style-name="ce2" office:value-type="string">
            <text:p>mozSetImageElement</text:p>
          </table:table-cell>
          <table:table-cell table:style-name="ce2" office:value-type="string">
            <text:p>ondragleave</text:p>
          </table:table-cell>
        </table:table-row>
        <table:table-row table:style-name="ro2">
          <table:table-cell table:style-name="ce2" office:value-type="string">
            <text:p>mozVisibilityState</text:p>
          </table:table-cell>
          <table:table-cell table:style-name="ce2" office:value-type="string">
            <text:p>ondragover</text:p>
          </table:table-cell>
        </table:table-row>
        <table:table-row table:style-name="ro2">
          <table:table-cell table:style-name="ce2" office:value-type="string">
            <text:p>namespaceURI</text:p>
          </table:table-cell>
          <table:table-cell table:style-name="ce2" office:value-type="string">
            <text:p>ondragstart</text:p>
          </table:table-cell>
        </table:table-row>
        <table:table-row table:style-name="ro2">
          <table:table-cell table:style-name="ce2" office:value-type="string">
            <text:p>nextSibling</text:p>
          </table:table-cell>
          <table:table-cell table:style-name="ce2" office:value-type="string">
            <text:p>ondrop</text:p>
          </table:table-cell>
        </table:table-row>
        <table:table-row table:style-name="ro2">
          <table:table-cell table:style-name="ce2" office:value-type="string">
            <text:p>nodeName</text:p>
          </table:table-cell>
          <table:table-cell table:style-name="ce2" office:value-type="string">
            <text:p>ondurationchange</text:p>
          </table:table-cell>
        </table:table-row>
        <table:table-row table:style-name="ro2">
          <table:table-cell table:style-name="ce2" office:value-type="string">
            <text:p>nodeType</text:p>
          </table:table-cell>
          <table:table-cell table:style-name="ce2" office:value-type="string">
            <text:p>onemptied</text:p>
          </table:table-cell>
        </table:table-row>
        <table:table-row table:style-name="ro2">
          <table:table-cell table:style-name="ce2" office:value-type="string">
            <text:p>nodeValue</text:p>
          </table:table-cell>
          <table:table-cell table:style-name="ce2" office:value-type="string">
            <text:p>onended</text:p>
          </table:table-cell>
        </table:table-row>
        <table:table-row table:style-name="ro2">
          <table:table-cell table:style-name="ce2" office:value-type="string">
            <text:p>normalize</text:p>
          </table:table-cell>
          <table:table-cell table:style-name="ce2" office:value-type="string">
            <text:p>onerror</text:p>
          </table:table-cell>
        </table:table-row>
        <table:table-row table:style-name="ro2">
          <table:table-cell table:style-name="ce2" office:value-type="string">
            <text:p>NOTATION_NODE</text:p>
          </table:table-cell>
          <table:table-cell table:style-name="ce2" office:value-type="string">
            <text:p>onfocus</text:p>
          </table:table-cell>
        </table:table-row>
        <table:table-row table:style-name="ro2">
          <table:table-cell table:style-name="ce2" office:value-type="string">
            <text:p>onabort</text:p>
          </table:table-cell>
          <table:table-cell table:style-name="ce2" office:value-type="string">
            <text:p>oninput</text:p>
          </table:table-cell>
        </table:table-row>
        <table:table-row table:style-name="ro2">
          <table:table-cell table:style-name="ce2" office:value-type="string">
            <text:p>onafterscriptexecute</text:p>
          </table:table-cell>
          <table:table-cell table:style-name="ce2" office:value-type="string">
            <text:p>oninvalid</text:p>
          </table:table-cell>
        </table:table-row>
        <table:table-row table:style-name="ro2">
          <table:table-cell table:style-name="ce2" office:value-type="string">
            <text:p>onbeforescriptexecute</text:p>
          </table:table-cell>
          <table:table-cell table:style-name="ce2" office:value-type="string">
            <text:p>onkeydown</text:p>
          </table:table-cell>
        </table:table-row>
        <table:table-row table:style-name="ro2">
          <table:table-cell table:style-name="ce2" office:value-type="string">
            <text:p>onblur</text:p>
          </table:table-cell>
          <table:table-cell table:style-name="ce2" office:value-type="string">
            <text:p>onkeypress</text:p>
          </table:table-cell>
        </table:table-row>
        <table:table-row table:style-name="ro2">
          <table:table-cell table:style-name="ce2" office:value-type="string">
            <text:p>oncanplay</text:p>
          </table:table-cell>
          <table:table-cell table:style-name="ce2" office:value-type="string">
            <text:p>onkeyup</text:p>
          </table:table-cell>
        </table:table-row>
        <table:table-row table:style-name="ro2">
          <table:table-cell table:style-name="ce2" office:value-type="string">
            <text:p>oncanplaythrough</text:p>
          </table:table-cell>
          <table:table-cell table:style-name="ce2" office:value-type="string">
            <text:p>onload</text:p>
          </table:table-cell>
        </table:table-row>
        <table:table-row table:style-name="ro2">
          <table:table-cell table:style-name="ce2" office:value-type="string">
            <text:p>onchange</text:p>
          </table:table-cell>
          <table:table-cell table:style-name="ce2" office:value-type="string">
            <text:p>onloadeddata</text:p>
          </table:table-cell>
        </table:table-row>
        <table:table-row table:style-name="ro2">
          <table:table-cell table:style-name="ce2" office:value-type="string">
            <text:p>onclick</text:p>
          </table:table-cell>
          <table:table-cell table:style-name="ce2" office:value-type="string">
            <text:p>onloadedmetadata</text:p>
          </table:table-cell>
        </table:table-row>
        <table:table-row table:style-name="ro2">
          <table:table-cell table:style-name="ce2" office:value-type="string">
            <text:p>oncontextmenu</text:p>
          </table:table-cell>
          <table:table-cell table:style-name="ce2" office:value-type="string">
            <text:p>onloadstart</text:p>
          </table:table-cell>
        </table:table-row>
        <table:table-row table:style-name="ro2">
          <table:table-cell table:style-name="ce2" office:value-type="string">
            <text:p>oncopy</text:p>
          </table:table-cell>
          <table:table-cell table:style-name="ce2" office:value-type="string">
            <text:p>onmousedown</text:p>
          </table:table-cell>
        </table:table-row>
        <table:table-row table:style-name="ro2">
          <table:table-cell table:style-name="ce2" office:value-type="string">
            <text:p>oncut</text:p>
          </table:table-cell>
          <table:table-cell table:style-name="ce2" office:value-type="string">
            <text:p>onmouseenter</text:p>
          </table:table-cell>
        </table:table-row>
        <table:table-row table:style-name="ro2">
          <table:table-cell table:style-name="ce2" office:value-type="string">
            <text:p>ondblclick</text:p>
          </table:table-cell>
          <table:table-cell table:style-name="ce2" office:value-type="string">
            <text:p>onmouseleave</text:p>
          </table:table-cell>
        </table:table-row>
        <table:table-row table:style-name="ro2">
          <table:table-cell table:style-name="ce2" office:value-type="string">
            <text:p>ondrag</text:p>
          </table:table-cell>
          <table:table-cell table:style-name="ce2" office:value-type="string">
            <text:p>onmousemove</text:p>
          </table:table-cell>
        </table:table-row>
        <table:table-row table:style-name="ro2">
          <table:table-cell table:style-name="ce2" office:value-type="string">
            <text:p>ondragend</text:p>
          </table:table-cell>
          <table:table-cell table:style-name="ce2" office:value-type="string">
            <text:p>onmouseout</text:p>
          </table:table-cell>
        </table:table-row>
        <table:table-row table:style-name="ro2">
          <table:table-cell table:style-name="ce2" office:value-type="string">
            <text:p>ondragenter</text:p>
          </table:table-cell>
          <table:table-cell table:style-name="ce2" office:value-type="string">
            <text:p>onmouseover</text:p>
          </table:table-cell>
        </table:table-row>
        <table:table-row table:style-name="ro2">
          <table:table-cell table:style-name="ce2" office:value-type="string">
            <text:p>ondragleave</text:p>
          </table:table-cell>
          <table:table-cell table:style-name="ce2" office:value-type="string">
            <text:p>onmouseup</text:p>
          </table:table-cell>
        </table:table-row>
        <table:table-row table:style-name="ro2">
          <table:table-cell table:style-name="ce2" office:value-type="string">
            <text:p>ondragover</text:p>
          </table:table-cell>
          <table:table-cell table:style-name="ce2" office:value-type="string">
            <text:p>onmozfullscreenchange</text:p>
          </table:table-cell>
        </table:table-row>
        <table:table-row table:style-name="ro2">
          <table:table-cell table:style-name="ce2" office:value-type="string">
            <text:p>ondragstart</text:p>
          </table:table-cell>
          <table:table-cell table:style-name="ce2" office:value-type="string">
            <text:p>onmozfullscreenerror</text:p>
          </table:table-cell>
        </table:table-row>
        <table:table-row table:style-name="ro2">
          <table:table-cell table:style-name="ce2" office:value-type="string">
            <text:p>ondrop</text:p>
          </table:table-cell>
          <table:table-cell table:style-name="ce2" office:value-type="string">
            <text:p>onmozpointerlockchange</text:p>
          </table:table-cell>
        </table:table-row>
        <table:table-row table:style-name="ro2">
          <table:table-cell table:style-name="ce2" office:value-type="string">
            <text:p>ondurationchange</text:p>
          </table:table-cell>
          <table:table-cell table:style-name="ce2" office:value-type="string">
            <text:p>onmozpointerlockerror</text:p>
          </table:table-cell>
        </table:table-row>
        <table:table-row table:style-name="ro2">
          <table:table-cell table:style-name="ce2" office:value-type="string">
            <text:p>onemptied</text:p>
          </table:table-cell>
          <table:table-cell table:style-name="ce2" office:value-type="string">
            <text:p>onpaste</text:p>
          </table:table-cell>
        </table:table-row>
        <table:table-row table:style-name="ro2">
          <table:table-cell table:style-name="ce2" office:value-type="string">
            <text:p>onended</text:p>
          </table:table-cell>
          <table:table-cell table:style-name="ce2" office:value-type="string">
            <text:p>onpause</text:p>
          </table:table-cell>
        </table:table-row>
        <table:table-row table:style-name="ro2">
          <table:table-cell table:style-name="ce2" office:value-type="string">
            <text:p>onerror</text:p>
          </table:table-cell>
          <table:table-cell table:style-name="ce2" office:value-type="string">
            <text:p>onplay</text:p>
          </table:table-cell>
        </table:table-row>
        <table:table-row table:style-name="ro2">
          <table:table-cell table:style-name="ce2" office:value-type="string">
            <text:p>onfocus</text:p>
          </table:table-cell>
          <table:table-cell table:style-name="ce2" office:value-type="string">
            <text:p>onplaying</text:p>
          </table:table-cell>
        </table:table-row>
        <table:table-row table:style-name="ro2">
          <table:table-cell table:style-name="ce2" office:value-type="string">
            <text:p>oninput</text:p>
          </table:table-cell>
          <table:table-cell table:style-name="ce2" office:value-type="string">
            <text:p>onprogress</text:p>
          </table:table-cell>
        </table:table-row>
        <table:table-row table:style-name="ro2">
          <table:table-cell table:style-name="ce2" office:value-type="string">
            <text:p>oninvalid</text:p>
          </table:table-cell>
          <table:table-cell table:style-name="ce2" office:value-type="string">
            <text:p>onratechange</text:p>
          </table:table-cell>
        </table:table-row>
        <table:table-row table:style-name="ro2">
          <table:table-cell table:style-name="ce2" office:value-type="string">
            <text:p>onkeydown</text:p>
          </table:table-cell>
          <table:table-cell table:style-name="ce2" office:value-type="string">
            <text:p>onreset</text:p>
          </table:table-cell>
        </table:table-row>
        <table:table-row table:style-name="ro2">
          <table:table-cell table:style-name="ce2" office:value-type="string">
            <text:p>onkeypress</text:p>
          </table:table-cell>
          <table:table-cell table:style-name="ce2" office:value-type="string">
            <text:p>onresize</text:p>
          </table:table-cell>
        </table:table-row>
        <table:table-row table:style-name="ro2">
          <table:table-cell table:style-name="ce2" office:value-type="string">
            <text:p>onkeyup</text:p>
          </table:table-cell>
          <table:table-cell table:style-name="ce2" office:value-type="string">
            <text:p>onscroll</text:p>
          </table:table-cell>
        </table:table-row>
        <table:table-row table:style-name="ro2">
          <table:table-cell table:style-name="ce2" office:value-type="string">
            <text:p>onload</text:p>
          </table:table-cell>
          <table:table-cell table:style-name="ce2" office:value-type="string">
            <text:p>onseeked</text:p>
          </table:table-cell>
        </table:table-row>
        <table:table-row table:style-name="ro2">
          <table:table-cell table:style-name="ce2" office:value-type="string">
            <text:p>onloadeddata</text:p>
          </table:table-cell>
          <table:table-cell table:style-name="ce2" office:value-type="string">
            <text:p>onseeking</text:p>
          </table:table-cell>
        </table:table-row>
        <table:table-row table:style-name="ro2">
          <table:table-cell table:style-name="ce2" office:value-type="string">
            <text:p>onloadedmetadata</text:p>
          </table:table-cell>
          <table:table-cell table:style-name="ce2" office:value-type="string">
            <text:p>onselect</text:p>
          </table:table-cell>
        </table:table-row>
        <table:table-row table:style-name="ro2">
          <table:table-cell table:style-name="ce2" office:value-type="string">
            <text:p>onloadstart</text:p>
          </table:table-cell>
          <table:table-cell table:style-name="ce2" office:value-type="string">
            <text:p>onshow</text:p>
          </table:table-cell>
        </table:table-row>
        <table:table-row table:style-name="ro2">
          <table:table-cell table:style-name="ce2" office:value-type="string">
            <text:p>onmousedown</text:p>
          </table:table-cell>
          <table:table-cell table:style-name="ce2" office:value-type="string">
            <text:p>onstalled</text:p>
          </table:table-cell>
        </table:table-row>
        <table:table-row table:style-name="ro2">
          <table:table-cell table:style-name="ce2" office:value-type="string">
            <text:p>onmouseenter</text:p>
          </table:table-cell>
          <table:table-cell table:style-name="ce2" office:value-type="string">
            <text:p>onsubmit</text:p>
          </table:table-cell>
        </table:table-row>
        <table:table-row table:style-name="ro2">
          <table:table-cell table:style-name="ce2" office:value-type="string">
            <text:p>onmouseleave</text:p>
          </table:table-cell>
          <table:table-cell table:style-name="ce2" office:value-type="string">
            <text:p>onsuspend</text:p>
          </table:table-cell>
        </table:table-row>
        <table:table-row table:style-name="ro2">
          <table:table-cell table:style-name="ce2" office:value-type="string">
            <text:p>onmousemove</text:p>
          </table:table-cell>
          <table:table-cell table:style-name="ce2" office:value-type="string">
            <text:p>ontimeupdate</text:p>
          </table:table-cell>
        </table:table-row>
        <table:table-row table:style-name="ro2">
          <table:table-cell table:style-name="ce2" office:value-type="string">
            <text:p>onmouseout</text:p>
          </table:table-cell>
          <table:table-cell table:style-name="ce2" office:value-type="string">
            <text:p>onvolumechange</text:p>
          </table:table-cell>
        </table:table-row>
        <table:table-row table:style-name="ro2">
          <table:table-cell table:style-name="ce2" office:value-type="string">
            <text:p>onmouseover</text:p>
          </table:table-cell>
          <table:table-cell table:style-name="ce2" office:value-type="string">
            <text:p>onwaiting</text:p>
          </table:table-cell>
        </table:table-row>
        <table:table-row table:style-name="ro2">
          <table:table-cell table:style-name="ce2" office:value-type="string">
            <text:p>onmouseup</text:p>
          </table:table-cell>
          <table:table-cell table:style-name="ce2" office:value-type="string">
            <text:p>onwheel</text:p>
          </table:table-cell>
        </table:table-row>
        <table:table-row table:style-name="ro2">
          <table:table-cell table:style-name="ce2" office:value-type="string">
            <text:p>onmozfullscreenchange</text:p>
          </table:table-cell>
          <table:table-cell table:style-name="ce2" office:value-type="string">
            <text:p>outerHTML</text:p>
          </table:table-cell>
        </table:table-row>
        <table:table-row table:style-name="ro2">
          <table:table-cell table:style-name="ce2" office:value-type="string">
            <text:p>onmozfullscreenerror</text:p>
          </table:table-cell>
          <table:table-cell table:style-name="ce2" office:value-type="string">
            <text:p>ownerDocument</text:p>
          </table:table-cell>
        </table:table-row>
        <table:table-row table:style-name="ro2">
          <table:table-cell table:style-name="ce2" office:value-type="string">
            <text:p>onmozpointerlockchange</text:p>
          </table:table-cell>
          <table:table-cell table:style-name="ce2" office:value-type="string">
            <text:p>parentElement</text:p>
          </table:table-cell>
        </table:table-row>
        <table:table-row table:style-name="ro2">
          <table:table-cell table:style-name="ce2" office:value-type="string">
            <text:p>onmozpointerlockerror</text:p>
          </table:table-cell>
          <table:table-cell table:style-name="ce2" office:value-type="string">
            <text:p>parentNode</text:p>
          </table:table-cell>
        </table:table-row>
        <table:table-row table:style-name="ro2">
          <table:table-cell table:style-name="ce2" office:value-type="string">
            <text:p>onpaste</text:p>
          </table:table-cell>
          <table:table-cell table:style-name="ce2" office:value-type="string">
            <text:p>prefix</text:p>
          </table:table-cell>
        </table:table-row>
        <table:table-row table:style-name="ro2">
          <table:table-cell table:style-name="ce2" office:value-type="string">
            <text:p>onpause</text:p>
          </table:table-cell>
          <table:table-cell table:style-name="ce2" office:value-type="string">
            <text:p>previousElementSibling</text:p>
          </table:table-cell>
        </table:table-row>
        <table:table-row table:style-name="ro2">
          <table:table-cell table:style-name="ce2" office:value-type="string">
            <text:p>onplay</text:p>
          </table:table-cell>
          <table:table-cell table:style-name="ce2" office:value-type="string">
            <text:p>previousSibling</text:p>
          </table:table-cell>
        </table:table-row>
        <table:table-row table:style-name="ro2">
          <table:table-cell table:style-name="ce2" office:value-type="string">
            <text:p>onplaying</text:p>
          </table:table-cell>
          <table:table-cell table:style-name="ce2" office:value-type="string">
            <text:p>PROCESSING_INSTRUCTION_NODE</text:p>
          </table:table-cell>
        </table:table-row>
        <table:table-row table:style-name="ro2">
          <table:table-cell table:style-name="ce2" office:value-type="string">
            <text:p>onprogress</text:p>
          </table:table-cell>
          <table:table-cell table:style-name="ce2" office:value-type="string">
            <text:p>properties</text:p>
          </table:table-cell>
        </table:table-row>
        <table:table-row table:style-name="ro2">
          <table:table-cell table:style-name="ce2" office:value-type="string">
            <text:p>onratechange</text:p>
          </table:table-cell>
          <table:table-cell table:style-name="ce2" office:value-type="string">
            <text:p>querySelector</text:p>
          </table:table-cell>
        </table:table-row>
        <table:table-row table:style-name="ro2">
          <table:table-cell table:style-name="ce2" office:value-type="string">
            <text:p>onreadystatechange</text:p>
          </table:table-cell>
          <table:table-cell table:style-name="ce2" office:value-type="string">
            <text:p>querySelectorAll</text:p>
          </table:table-cell>
        </table:table-row>
        <table:table-row table:style-name="ro2">
          <table:table-cell table:style-name="ce2" office:value-type="string">
            <text:p>onreset</text:p>
          </table:table-cell>
          <table:table-cell table:style-name="ce2" office:value-type="string">
            <text:p>releaseCapture</text:p>
          </table:table-cell>
        </table:table-row>
        <table:table-row table:style-name="ro2">
          <table:table-cell table:style-name="ce2" office:value-type="string">
            <text:p>onresize</text:p>
          </table:table-cell>
          <table:table-cell table:style-name="ce2" office:value-type="string">
            <text:p>remove</text:p>
          </table:table-cell>
        </table:table-row>
        <table:table-row table:style-name="ro2">
          <table:table-cell table:style-name="ce2" office:value-type="string">
            <text:p>onscroll</text:p>
          </table:table-cell>
          <table:table-cell table:style-name="ce2" office:value-type="string">
            <text:p>removeAttribute</text:p>
          </table:table-cell>
        </table:table-row>
        <table:table-row table:style-name="ro2">
          <table:table-cell table:style-name="ce2" office:value-type="string">
            <text:p>onseeked</text:p>
          </table:table-cell>
          <table:table-cell table:style-name="ce2" office:value-type="string">
            <text:p>removeAttributeNode</text:p>
          </table:table-cell>
        </table:table-row>
        <table:table-row table:style-name="ro2">
          <table:table-cell table:style-name="ce2" office:value-type="string">
            <text:p>onseeking</text:p>
          </table:table-cell>
          <table:table-cell table:style-name="ce2" office:value-type="string">
            <text:p>removeAttributeNS</text:p>
          </table:table-cell>
        </table:table-row>
        <table:table-row table:style-name="ro2">
          <table:table-cell table:style-name="ce2" office:value-type="string">
            <text:p>onselect</text:p>
          </table:table-cell>
          <table:table-cell table:style-name="ce2" office:value-type="string">
            <text:p>removeChild</text:p>
          </table:table-cell>
        </table:table-row>
        <table:table-row table:style-name="ro2">
          <table:table-cell table:style-name="ce2" office:value-type="string">
            <text:p>onshow</text:p>
          </table:table-cell>
          <table:table-cell table:style-name="ce2" office:value-type="string">
            <text:p>removeEventListener</text:p>
          </table:table-cell>
        </table:table-row>
        <table:table-row table:style-name="ro2">
          <table:table-cell table:style-name="ce2" office:value-type="string">
            <text:p>onstalled</text:p>
          </table:table-cell>
          <table:table-cell table:style-name="ce2" office:value-type="string">
            <text:p>replaceChild</text:p>
          </table:table-cell>
        </table:table-row>
        <table:table-row table:style-name="ro2">
          <table:table-cell table:style-name="ce2" office:value-type="string">
            <text:p>onsubmit</text:p>
          </table:table-cell>
          <table:table-cell table:style-name="ce2" office:value-type="string">
            <text:p>scroll</text:p>
          </table:table-cell>
        </table:table-row>
        <table:table-row table:style-name="ro2">
          <table:table-cell table:style-name="ce2" office:value-type="string">
            <text:p>onsuspend</text:p>
          </table:table-cell>
          <table:table-cell table:style-name="ce2" office:value-type="string">
            <text:p>scrollBy</text:p>
          </table:table-cell>
        </table:table-row>
        <table:table-row table:style-name="ro2">
          <table:table-cell table:style-name="ce2" office:value-type="string">
            <text:p>ontimeupdate</text:p>
          </table:table-cell>
          <table:table-cell table:style-name="ce2" office:value-type="string">
            <text:p>scrollHeight</text:p>
          </table:table-cell>
        </table:table-row>
        <table:table-row table:style-name="ro2">
          <table:table-cell table:style-name="ce2" office:value-type="string">
            <text:p>onvolumechange</text:p>
          </table:table-cell>
          <table:table-cell table:style-name="ce2" office:value-type="string">
            <text:p>scrollIntoView</text:p>
          </table:table-cell>
        </table:table-row>
        <table:table-row table:style-name="ro2">
          <table:table-cell table:style-name="ce2" office:value-type="string">
            <text:p>onwaiting</text:p>
          </table:table-cell>
          <table:table-cell table:style-name="ce2" office:value-type="string">
            <text:p>scrollLeft</text:p>
          </table:table-cell>
        </table:table-row>
        <table:table-row table:style-name="ro2">
          <table:table-cell table:style-name="ce2" office:value-type="string">
            <text:p>onwheel</text:p>
          </table:table-cell>
          <table:table-cell table:style-name="ce2" office:value-type="string">
            <text:p>scrollLeftMax</text:p>
          </table:table-cell>
        </table:table-row>
        <table:table-row table:style-name="ro2">
          <table:table-cell table:style-name="ce2" office:value-type="string">
            <text:p>open</text:p>
          </table:table-cell>
          <table:table-cell table:style-name="ce2" office:value-type="string">
            <text:p>scrollTo</text:p>
          </table:table-cell>
        </table:table-row>
        <table:table-row table:style-name="ro2">
          <table:table-cell table:style-name="ce2" office:value-type="string">
            <text:p>ownerDocument</text:p>
          </table:table-cell>
          <table:table-cell table:style-name="ce2" office:value-type="string">
            <text:p>scrollTop</text:p>
          </table:table-cell>
        </table:table-row>
        <table:table-row table:style-name="ro2">
          <table:table-cell table:style-name="ce2" office:value-type="string">
            <text:p>parentElement</text:p>
          </table:table-cell>
          <table:table-cell table:style-name="ce2" office:value-type="string">
            <text:p>scrollTopMax</text:p>
          </table:table-cell>
        </table:table-row>
        <table:table-row table:style-name="ro2">
          <table:table-cell table:style-name="ce2" office:value-type="string">
            <text:p>parentNode</text:p>
          </table:table-cell>
          <table:table-cell table:style-name="ce2" office:value-type="string">
            <text:p>scrollWidth</text:p>
          </table:table-cell>
        </table:table-row>
        <table:table-row table:style-name="ro2">
          <table:table-cell table:style-name="ce2" office:value-type="string">
            <text:p>plugins</text:p>
          </table:table-cell>
          <table:table-cell table:style-name="ce2" office:value-type="string">
            <text:p>setAttribute</text:p>
          </table:table-cell>
        </table:table-row>
        <table:table-row table:style-name="ro2">
          <table:table-cell table:style-name="ce2" office:value-type="string">
            <text:p>preferredStyleSheetSet</text:p>
          </table:table-cell>
          <table:table-cell table:style-name="ce2" office:value-type="string">
            <text:p>setAttributeNode</text:p>
          </table:table-cell>
        </table:table-row>
        <table:table-row table:style-name="ro2">
          <table:table-cell table:style-name="ce2" office:value-type="string">
            <text:p>prefix</text:p>
          </table:table-cell>
          <table:table-cell table:style-name="ce2" office:value-type="string">
            <text:p>setAttributeNodeNS</text:p>
          </table:table-cell>
        </table:table-row>
        <table:table-row table:style-name="ro2">
          <table:table-cell table:style-name="ce2" office:value-type="string">
            <text:p>previousSibling</text:p>
          </table:table-cell>
          <table:table-cell table:style-name="ce2" office:value-type="string">
            <text:p>setAttributeNS</text:p>
          </table:table-cell>
        </table:table-row>
        <table:table-row table:style-name="ro2">
          <table:table-cell table:style-name="ce2" office:value-type="string">
            <text:p>PROCESSING_INSTRUCTION_NODE</text:p>
          </table:table-cell>
          <table:table-cell table:style-name="ce2" office:value-type="string">
            <text:p>setCapture</text:p>
          </table:table-cell>
        </table:table-row>
        <table:table-row table:style-name="ro2">
          <table:table-cell table:style-name="ce2" office:value-type="string">
            <text:p>queryCommandEnabled</text:p>
          </table:table-cell>
          <table:table-cell table:style-name="ce2" office:value-type="string">
            <text:p>spellcheck</text:p>
          </table:table-cell>
        </table:table-row>
        <table:table-row table:style-name="ro2">
          <table:table-cell table:style-name="ce2" office:value-type="string">
            <text:p>queryCommandIndeterm</text:p>
          </table:table-cell>
          <table:table-cell table:style-name="ce2" office:value-type="string">
            <text:p>style</text:p>
          </table:table-cell>
        </table:table-row>
        <table:table-row table:style-name="ro2">
          <table:table-cell table:style-name="ce2" office:value-type="string">
            <text:p>queryCommandState</text:p>
          </table:table-cell>
          <table:table-cell table:style-name="ce2" office:value-type="string">
            <text:p>tabIndex</text:p>
          </table:table-cell>
        </table:table-row>
        <table:table-row table:style-name="ro2">
          <table:table-cell table:style-name="ce2" office:value-type="string">
            <text:p>queryCommandSupported</text:p>
          </table:table-cell>
          <table:table-cell table:style-name="ce2" office:value-type="string">
            <text:p>tagName</text:p>
          </table:table-cell>
        </table:table-row>
        <table:table-row table:style-name="ro2">
          <table:table-cell table:style-name="ce2" office:value-type="string">
            <text:p>queryCommandValue</text:p>
          </table:table-cell>
          <table:table-cell table:style-name="ce2" office:value-type="string">
            <text:p>TEXT_NODE</text:p>
          </table:table-cell>
        </table:table-row>
        <table:table-row table:style-name="ro2">
          <table:table-cell table:style-name="ce2" office:value-type="string">
            <text:p>querySelector</text:p>
          </table:table-cell>
          <table:table-cell table:style-name="ce2" office:value-type="string">
            <text:p>textContent</text:p>
          </table:table-cell>
        </table:table-row>
        <table:table-row table:style-name="ro2">
          <table:table-cell table:style-name="ce2" office:value-type="string">
            <text:p>querySelectorAll</text:p>
          </table:table-cell>
          <table:table-cell table:style-name="ce2" office:value-type="string">
            <text:p>title</text:p>
          </table:table-cell>
        </table:table-row>
        <table:table-row table:style-name="ro2">
          <table:table-cell table:style-name="ce2" office:value-type="string">
            <text:p>readyState</text:p>
          </table:table-cell>
          <table:table-cell table:style-name="ce2" office:value-type="string">
            <text:p>webkitMatchesSelector</text:p>
          </table:table-cell>
        </table:table-row>
        <table:table-row table:style-name="ro2">
          <table:table-cell table:style-name="ce2" office:value-type="string">
            <text:p>referrer</text:p>
          </table:table-cell>
          <table:table-cell/>
        </table:table-row>
        <table:table-row table:style-name="ro2">
          <table:table-cell table:style-name="ce2" office:value-type="string">
            <text:p>releaseCapture</text:p>
          </table:table-cell>
          <table:table-cell/>
        </table:table-row>
        <table:table-row table:style-name="ro2">
          <table:table-cell table:style-name="ce2" office:value-type="string">
            <text:p>releaseEvents</text:p>
          </table:table-cell>
          <table:table-cell/>
        </table:table-row>
        <table:table-row table:style-name="ro2">
          <table:table-cell table:style-name="ce2" office:value-type="string">
            <text:p>removeChild</text:p>
          </table:table-cell>
          <table:table-cell/>
        </table:table-row>
        <table:table-row table:style-name="ro2">
          <table:table-cell table:style-name="ce2" office:value-type="string">
            <text:p>removeEventListener</text:p>
          </table:table-cell>
          <table:table-cell/>
        </table:table-row>
        <table:table-row table:style-name="ro2">
          <table:table-cell table:style-name="ce2" office:value-type="string">
            <text:p>replaceChild</text:p>
          </table:table-cell>
          <table:table-cell/>
        </table:table-row>
        <table:table-row table:style-name="ro2">
          <table:table-cell table:style-name="ce2" office:value-type="string">
            <text:p>scripts</text:p>
          </table:table-cell>
          <table:table-cell/>
        </table:table-row>
        <table:table-row table:style-name="ro2">
          <table:table-cell table:style-name="ce2" office:value-type="string">
            <text:p>selectedStyleSheetSet</text:p>
          </table:table-cell>
          <table:table-cell/>
        </table:table-row>
        <table:table-row table:style-name="ro2">
          <table:table-cell table:style-name="ce2" office:value-type="string">
            <text:p>styleSheets</text:p>
          </table:table-cell>
          <table:table-cell/>
        </table:table-row>
        <table:table-row table:style-name="ro2">
          <table:table-cell table:style-name="ce2" office:value-type="string">
            <text:p>styleSheetSets</text:p>
          </table:table-cell>
          <table:table-cell/>
        </table:table-row>
        <table:table-row table:style-name="ro1">
          <table:table-cell table:style-name="ce2" office:value-type="string">
            <text:p>TEXT_NODE</text:p>
          </table:table-cell>
          <table:table-cell/>
        </table:table-row>
        <table:table-row table:style-name="ro2">
          <table:table-cell table:style-name="ce2" office:value-type="string">
            <text:p>textContent</text:p>
          </table:table-cell>
          <table:table-cell/>
        </table:table-row>
        <table:table-row table:style-name="ro2">
          <table:table-cell table:style-name="ce2" office:value-type="string">
            <text:p>title</text:p>
          </table:table-cell>
          <table:table-cell/>
        </table:table-row>
        <table:table-row table:style-name="ro1">
          <table:table-cell table:style-name="ce2" office:value-type="string">
            <text:p>URL</text:p>
          </table:table-cell>
          <table:table-cell/>
        </table:table-row>
        <table:table-row table:style-name="ro2">
          <table:table-cell table:style-name="ce2" office:value-type="string">
            <text:p>visibilityState</text:p>
          </table:table-cell>
          <table:table-cell/>
        </table:table-row>
        <table:table-row table:style-name="ro2">
          <table:table-cell table:style-name="ce2" office:value-type="string">
            <text:p>vlinkColor</text:p>
          </table:table-cell>
          <table:table-cell/>
        </table:table-row>
        <table:table-row table:style-name="ro2">
          <table:table-cell table:style-name="ce2" office:value-type="string">
            <text:p>write</text:p>
          </table:table-cell>
          <table:table-cell/>
        </table:table-row>
        <table:table-row table:style-name="ro2">
          <table:table-cell table:style-name="ce2" office:value-type="string">
            <text:p>writeln</text:p>
          </table:table-cell>
          <table:table-cell/>
        </table:table-row>
        <table:table-row table:style-name="ro1" table:number-rows-repeated="1048354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HTMLDom" table:style-name="ta2">
        <table:table-column table:style-name="co7" table:number-columns-repeated="2" table:default-cell-style-name="Default"/>
        <table:table-row table:style-name="ro2">
          <table:table-cell table:style-name="ce1" office:value-type="string">
            <text:p>Document</text:p>
          </table:table-cell>
          <table:table-cell table:style-name="ce1" office:value-type="string">
            <text:p>Element</text:p>
          </table:table-cell>
        </table:table-row>
        <table:table-row table:style-name="ro1" table:number-rows-repeated="1048574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HtmlTAGS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1021" table:default-cell-style-name="Default"/>
        <table:table-row table:style-name="ro2">
          <table:table-cell table:style-name="ce7" office:value-type="string">
            <text:p>Tag </text:p>
          </table:table-cell>
          <table:table-cell table:style-name="ce7" office:value-type="string">
            <text:p>Can have Child?</text:p>
          </table:table-cell>
          <table:table-cell table:style-name="ce7" office:value-type="string">
            <text:p>Description</text:p>
          </table:table-cell>
          <table:table-cell table:style-name="ce7" table:number-columns-repeated="1021"/>
        </table:table-row>
        <table:table-row table:style-name="ro2">
          <table:table-cell office:value-type="string">
            <text:p>&lt;!--...--&gt;</text:p>
          </table:table-cell>
          <table:table-cell table:formula="of:=IF(ISERROR(VLOOKUP([.A2];[HtmlTags_NoChild.$A$2:.$A1000];1;FALSE()));   TRUE();   FALSE())" office:value-type="boolean" office:boolean-value="false">
            <text:p>FALSO</text:p>
          </table:table-cell>
          <table:table-cell office:value-type="string">
            <text:p>Defines a comment</text:p>
          </table:table-cell>
          <table:table-cell table:number-columns-repeated="1021"/>
        </table:table-row>
        <table:table-row table:style-name="ro2">
          <table:table-cell office:value-type="string">
            <text:p>&lt;!DOCTYPE&gt;</text:p>
          </table:table-cell>
          <table:table-cell table:formula="of:=IF(ISERROR(VLOOKUP([.A3];[HtmlTags_NoChild.$A$2:.$A1001];1;FALSE()));   TRUE();   FALSE())" office:value-type="boolean" office:boolean-value="false">
            <text:p>FALSO</text:p>
          </table:table-cell>
          <table:table-cell office:value-type="string">
            <text:p>Defines the document type</text:p>
          </table:table-cell>
          <table:table-cell table:number-columns-repeated="1021"/>
        </table:table-row>
        <table:table-row table:style-name="ro2">
          <table:table-cell office:value-type="string">
            <text:p>&lt;a&gt;</text:p>
          </table:table-cell>
          <table:table-cell table:formula="of:=IF(ISERROR(VLOOKUP([.A4];[HtmlTags_NoChild.$A$2:.$A1002];1;FALSE()));   TRUE();   FALSE())" office:value-type="boolean" office:boolean-value="true">
            <text:p>VERDADERO</text:p>
          </table:table-cell>
          <table:table-cell office:value-type="string">
            <text:p>Defines a hyperlink</text:p>
          </table:table-cell>
          <table:table-cell table:number-columns-repeated="1021"/>
        </table:table-row>
        <table:table-row table:style-name="ro2">
          <table:table-cell office:value-type="string">
            <text:p>&lt;abbr&gt;</text:p>
          </table:table-cell>
          <table:table-cell table:formula="of:=IF(ISERROR(VLOOKUP([.A5];[HtmlTags_NoChild.$A$2:.$A1003];1;FALSE()));   TRUE();   FALSE())" office:value-type="boolean" office:boolean-value="true">
            <text:p>VERDADERO</text:p>
          </table:table-cell>
          <table:table-cell office:value-type="string">
            <text:p>Defines an abbreviation or an acronym</text:p>
          </table:table-cell>
          <table:table-cell table:number-columns-repeated="1021"/>
        </table:table-row>
        <table:table-row table:style-name="ro2">
          <table:table-cell office:value-type="string">
            <text:p>&lt;acronym&gt;</text:p>
          </table:table-cell>
          <table:table-cell table:formula="of:=IF(ISERROR(VLOOKUP([.A6];[HtmlTags_NoChild.$A$2:.$A1004];1;FALSE()));   TRUE();   FALSE())" office:value-type="boolean" office:boolean-value="true">
            <text:p>VERDADERO</text:p>
          </table:table-cell>
          <table:table-cell office:value-type="string">
            <text:p>Not supported in HTML5. Use &lt;abbr&gt; instead. Defines an acronym</text:p>
          </table:table-cell>
          <table:table-cell table:number-columns-repeated="1021"/>
        </table:table-row>
        <table:table-row table:style-name="ro2">
          <table:table-cell office:value-type="string">
            <text:p>&lt;address&gt;</text:p>
          </table:table-cell>
          <table:table-cell table:formula="of:=IF(ISERROR(VLOOKUP([.A7];[HtmlTags_NoChild.$A$2:.$A1005];1;FALSE()));   TRUE();   FALSE())" office:value-type="boolean" office:boolean-value="true">
            <text:p>VERDADERO</text:p>
          </table:table-cell>
          <table:table-cell office:value-type="string">
            <text:p>Defines contact information for the author/owner of a document</text:p>
          </table:table-cell>
          <table:table-cell table:number-columns-repeated="1021"/>
        </table:table-row>
        <table:table-row table:style-name="ro2">
          <table:table-cell office:value-type="string">
            <text:p>&lt;applet&gt;</text:p>
          </table:table-cell>
          <table:table-cell table:formula="of:=IF(ISERROR(VLOOKUP([.A8];[HtmlTags_NoChild.$A$2:.$A1006];1;FALSE()));   TRUE();   FALSE())" office:value-type="boolean" office:boolean-value="true">
            <text:p>VERDADERO</text:p>
          </table:table-cell>
          <table:table-cell office:value-type="string">
            <text:p>Not supported in HTML5. Use &lt;embed&gt; or &lt;object&gt; instead. Defines an embedded applet</text:p>
          </table:table-cell>
          <table:table-cell table:number-columns-repeated="1021"/>
        </table:table-row>
        <table:table-row table:style-name="ro2">
          <table:table-cell office:value-type="string">
            <text:p>&lt;area&gt;</text:p>
          </table:table-cell>
          <table:table-cell table:formula="of:=IF(ISERROR(VLOOKUP([.A9];[HtmlTags_NoChild.$A$2:.$A1007];1;FALSE()));   TRUE();   FALSE())" office:value-type="boolean" office:boolean-value="false">
            <text:p>FALSO</text:p>
          </table:table-cell>
          <table:table-cell office:value-type="string">
            <text:p>Defines an area inside an image-map</text:p>
          </table:table-cell>
          <table:table-cell table:number-columns-repeated="1021"/>
        </table:table-row>
        <table:table-row table:style-name="ro2">
          <table:table-cell office:value-type="string">
            <text:p>&lt;article&gt;</text:p>
          </table:table-cell>
          <table:table-cell table:formula="of:=IF(ISERROR(VLOOKUP([.A10];[HtmlTags_NoChild.$A$2:.$A1008];1;FALSE()));   TRUE();   FALSE())" office:value-type="boolean" office:boolean-value="true">
            <text:p>VERDADERO</text:p>
          </table:table-cell>
          <table:table-cell office:value-type="string">
            <text:p>Defines an article</text:p>
          </table:table-cell>
          <table:table-cell table:number-columns-repeated="1021"/>
        </table:table-row>
        <table:table-row table:style-name="ro2">
          <table:table-cell office:value-type="string">
            <text:p>&lt;aside&gt;</text:p>
          </table:table-cell>
          <table:table-cell table:formula="of:=IF(ISERROR(VLOOKUP([.A11];[HtmlTags_NoChild.$A$2:.$A1009];1;FALSE()));   TRUE();   FALSE())" office:value-type="boolean" office:boolean-value="true">
            <text:p>VERDADERO</text:p>
          </table:table-cell>
          <table:table-cell office:value-type="string">
            <text:p>Defines content aside from the page content</text:p>
          </table:table-cell>
          <table:table-cell table:number-columns-repeated="1021"/>
        </table:table-row>
        <table:table-row table:style-name="ro2">
          <table:table-cell office:value-type="string">
            <text:p>&lt;audio&gt;</text:p>
          </table:table-cell>
          <table:table-cell table:formula="of:=IF(ISERROR(VLOOKUP([.A12];[HtmlTags_NoChild.$A$2:.$A1010];1;FALSE()));   TRUE();   FALSE())" office:value-type="boolean" office:boolean-value="true">
            <text:p>VERDADERO</text:p>
          </table:table-cell>
          <table:table-cell office:value-type="string">
            <text:p>Defines sound content</text:p>
          </table:table-cell>
          <table:table-cell table:number-columns-repeated="1021"/>
        </table:table-row>
        <table:table-row table:style-name="ro2">
          <table:table-cell office:value-type="string">
            <text:p>&lt;b&gt;</text:p>
          </table:table-cell>
          <table:table-cell table:formula="of:=IF(ISERROR(VLOOKUP([.A13];[HtmlTags_NoChild.$A$2:.$A1011];1;FALSE()));   TRUE();   FALSE())" office:value-type="boolean" office:boolean-value="true">
            <text:p>VERDADERO</text:p>
          </table:table-cell>
          <table:table-cell office:value-type="string">
            <text:p>Defines bold text</text:p>
          </table:table-cell>
          <table:table-cell table:number-columns-repeated="1021"/>
        </table:table-row>
        <table:table-row table:style-name="ro2">
          <table:table-cell office:value-type="string">
            <text:p>&lt;base&gt;</text:p>
          </table:table-cell>
          <table:table-cell table:formula="of:=IF(ISERROR(VLOOKUP([.A14];[HtmlTags_NoChild.$A$2:.$A1012];1;FALSE()));   TRUE();   FALSE())" office:value-type="boolean" office:boolean-value="false">
            <text:p>FALSO</text:p>
          </table:table-cell>
          <table:table-cell office:value-type="string">
            <text:p>Specifies the base URL/target for all relative URLs in a document</text:p>
          </table:table-cell>
          <table:table-cell table:number-columns-repeated="1021"/>
        </table:table-row>
        <table:table-row table:style-name="ro2">
          <table:table-cell office:value-type="string">
            <text:p>&lt;basefont&gt;</text:p>
          </table:table-cell>
          <table:table-cell table:formula="of:=IF(ISERROR(VLOOKUP([.A15];[HtmlTags_NoChild.$A$2:.$A1013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Specifies a default color, size, and font for all text in a document</text:p>
          </table:table-cell>
          <table:table-cell table:number-columns-repeated="1021"/>
        </table:table-row>
        <table:table-row table:style-name="ro2">
          <table:table-cell office:value-type="string">
            <text:p>&lt;bdi&gt;</text:p>
          </table:table-cell>
          <table:table-cell table:formula="of:=IF(ISERROR(VLOOKUP([.A16];[HtmlTags_NoChild.$A$2:.$A1014];1;FALSE()));   TRUE();   FALSE())" office:value-type="boolean" office:boolean-value="true">
            <text:p>VERDADERO</text:p>
          </table:table-cell>
          <table:table-cell office:value-type="string">
            <text:p>Isolates a part of text that might be formatted in a different direction from other text outside it</text:p>
          </table:table-cell>
          <table:table-cell table:number-columns-repeated="1021"/>
        </table:table-row>
        <table:table-row table:style-name="ro2">
          <table:table-cell office:value-type="string">
            <text:p>&lt;bdo&gt;</text:p>
          </table:table-cell>
          <table:table-cell table:formula="of:=IF(ISERROR(VLOOKUP([.A17];[HtmlTags_NoChild.$A$2:.$A1015];1;FALSE()));   TRUE();   FALSE())" office:value-type="boolean" office:boolean-value="true">
            <text:p>VERDADERO</text:p>
          </table:table-cell>
          <table:table-cell office:value-type="string">
            <text:p>Overrides the current text direction</text:p>
          </table:table-cell>
          <table:table-cell table:number-columns-repeated="1021"/>
        </table:table-row>
        <table:table-row table:style-name="ro2">
          <table:table-cell office:value-type="string">
            <text:p>&lt;big&gt;</text:p>
          </table:table-cell>
          <table:table-cell table:formula="of:=IF(ISERROR(VLOOKUP([.A18];[HtmlTags_NoChild.$A$2:.$A1016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Defines big text</text:p>
          </table:table-cell>
          <table:table-cell table:number-columns-repeated="1021"/>
        </table:table-row>
        <table:table-row table:style-name="ro2">
          <table:table-cell office:value-type="string">
            <text:p>&lt;blockquote&gt;</text:p>
          </table:table-cell>
          <table:table-cell table:formula="of:=IF(ISERROR(VLOOKUP([.A19];[HtmlTags_NoChild.$A$2:.$A1017];1;FALSE()));   TRUE();   FALSE())" office:value-type="boolean" office:boolean-value="true">
            <text:p>VERDADERO</text:p>
          </table:table-cell>
          <table:table-cell office:value-type="string">
            <text:p>Defines a section that is quoted from another source</text:p>
          </table:table-cell>
          <table:table-cell table:number-columns-repeated="1021"/>
        </table:table-row>
        <table:table-row table:style-name="ro2">
          <table:table-cell office:value-type="string">
            <text:p>&lt;body&gt;</text:p>
          </table:table-cell>
          <table:table-cell table:formula="of:=IF(ISERROR(VLOOKUP([.A20];[HtmlTags_NoChild.$A$2:.$A1018];1;FALSE()));   TRUE();   FALSE())" office:value-type="boolean" office:boolean-value="true">
            <text:p>VERDADERO</text:p>
          </table:table-cell>
          <table:table-cell office:value-type="string">
            <text:p>Defines the document's body</text:p>
          </table:table-cell>
          <table:table-cell table:number-columns-repeated="1021"/>
        </table:table-row>
        <table:table-row table:style-name="ro2">
          <table:table-cell office:value-type="string">
            <text:p>&lt;br&gt;</text:p>
          </table:table-cell>
          <table:table-cell table:formula="of:=IF(ISERROR(VLOOKUP([.A21];[HtmlTags_NoChild.$A$2:.$A1019];1;FALSE()));   TRUE();   FALSE())" office:value-type="boolean" office:boolean-value="false">
            <text:p>FALSO</text:p>
          </table:table-cell>
          <table:table-cell office:value-type="string">
            <text:p>Defines a single line break</text:p>
          </table:table-cell>
          <table:table-cell table:number-columns-repeated="1021"/>
        </table:table-row>
        <table:table-row table:style-name="ro2">
          <table:table-cell office:value-type="string">
            <text:p>&lt;button&gt;</text:p>
          </table:table-cell>
          <table:table-cell table:formula="of:=IF(ISERROR(VLOOKUP([.A22];[HtmlTags_NoChild.$A$2:.$A1020];1;FALSE()));   TRUE();   FALSE())" office:value-type="boolean" office:boolean-value="true">
            <text:p>VERDADERO</text:p>
          </table:table-cell>
          <table:table-cell office:value-type="string">
            <text:p>Defines a clickable button</text:p>
          </table:table-cell>
          <table:table-cell table:number-columns-repeated="1021"/>
        </table:table-row>
        <table:table-row table:style-name="ro2">
          <table:table-cell office:value-type="string">
            <text:p>&lt;canvas&gt;</text:p>
          </table:table-cell>
          <table:table-cell table:formula="of:=IF(ISERROR(VLOOKUP([.A23];[HtmlTags_NoChild.$A$2:.$A1021];1;FALSE()));   TRUE();   FALSE())" office:value-type="boolean" office:boolean-value="true">
            <text:p>VERDADERO</text:p>
          </table:table-cell>
          <table:table-cell office:value-type="string">
            <text:p>Used to draw graphics, on the fly, via scripting (usually JavaScript)</text:p>
          </table:table-cell>
          <table:table-cell table:number-columns-repeated="1021"/>
        </table:table-row>
        <table:table-row table:style-name="ro2">
          <table:table-cell office:value-type="string">
            <text:p>&lt;caption&gt;</text:p>
          </table:table-cell>
          <table:table-cell table:formula="of:=IF(ISERROR(VLOOKUP([.A24];[HtmlTags_NoChild.$A$2:.$A1022];1;FALSE()));   TRUE();   FALSE())" office:value-type="boolean" office:boolean-value="true">
            <text:p>VERDADERO</text:p>
          </table:table-cell>
          <table:table-cell office:value-type="string">
            <text:p>Defines a table caption</text:p>
          </table:table-cell>
          <table:table-cell table:number-columns-repeated="1021"/>
        </table:table-row>
        <table:table-row table:style-name="ro2">
          <table:table-cell office:value-type="string">
            <text:p>&lt;center&gt;</text:p>
          </table:table-cell>
          <table:table-cell table:formula="of:=IF(ISERROR(VLOOKUP([.A25];[HtmlTags_NoChild.$A$2:.$A1023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Defines centered text</text:p>
          </table:table-cell>
          <table:table-cell table:number-columns-repeated="1021"/>
        </table:table-row>
        <table:table-row table:style-name="ro2">
          <table:table-cell office:value-type="string">
            <text:p>&lt;cite&gt;</text:p>
          </table:table-cell>
          <table:table-cell table:formula="of:=IF(ISERROR(VLOOKUP([.A26];[HtmlTags_NoChild.$A$2:.$A1024];1;FALSE()));   TRUE();   FALSE())" office:value-type="boolean" office:boolean-value="true">
            <text:p>VERDADERO</text:p>
          </table:table-cell>
          <table:table-cell office:value-type="string">
            <text:p>Defines the title of a work</text:p>
          </table:table-cell>
          <table:table-cell table:number-columns-repeated="1021"/>
        </table:table-row>
        <table:table-row table:style-name="ro2">
          <table:table-cell office:value-type="string">
            <text:p>&lt;code&gt;</text:p>
          </table:table-cell>
          <table:table-cell table:formula="of:=IF(ISERROR(VLOOKUP([.A27];[HtmlTags_NoChild.$A$2:.$A1025];1;FALSE()));   TRUE();   FALSE())" office:value-type="boolean" office:boolean-value="true">
            <text:p>VERDADERO</text:p>
          </table:table-cell>
          <table:table-cell office:value-type="string">
            <text:p>Defines a piece of computer code</text:p>
          </table:table-cell>
          <table:table-cell table:number-columns-repeated="1021"/>
        </table:table-row>
        <table:table-row table:style-name="ro2">
          <table:table-cell office:value-type="string">
            <text:p>&lt;col&gt;</text:p>
          </table:table-cell>
          <table:table-cell table:formula="of:=IF(ISERROR(VLOOKUP([.A28];[HtmlTags_NoChild.$A$2:.$A1026];1;FALSE()));   TRUE();   FALSE())" office:value-type="boolean" office:boolean-value="false">
            <text:p>FALSO</text:p>
          </table:table-cell>
          <table:table-cell office:value-type="string">
            <text:p>Specifies column properties for each column within a &lt;colgroup&gt; element </text:p>
          </table:table-cell>
          <table:table-cell table:number-columns-repeated="1021"/>
        </table:table-row>
        <table:table-row table:style-name="ro2">
          <table:table-cell office:value-type="string">
            <text:p>&lt;colgroup&gt;</text:p>
          </table:table-cell>
          <table:table-cell table:formula="of:=IF(ISERROR(VLOOKUP([.A29];[HtmlTags_NoChild.$A$2:.$A1027];1;FALSE()));   TRUE();   FALSE())" office:value-type="boolean" office:boolean-value="true">
            <text:p>VERDADERO</text:p>
          </table:table-cell>
          <table:table-cell office:value-type="string">
            <text:p>Specifies a group of one or more columns in a table for formatting</text:p>
          </table:table-cell>
          <table:table-cell table:number-columns-repeated="1021"/>
        </table:table-row>
        <table:table-row table:style-name="ro2">
          <table:table-cell office:value-type="string">
            <text:p>&lt;datalist&gt;</text:p>
          </table:table-cell>
          <table:table-cell table:formula="of:=IF(ISERROR(VLOOKUP([.A30];[HtmlTags_NoChild.$A$2:.$A1028];1;FALSE()));   TRUE();   FALSE())" office:value-type="boolean" office:boolean-value="true">
            <text:p>VERDADERO</text:p>
          </table:table-cell>
          <table:table-cell office:value-type="string">
            <text:p>Specifies a list of pre-defined options for input controls</text:p>
          </table:table-cell>
          <table:table-cell table:number-columns-repeated="1021"/>
        </table:table-row>
        <table:table-row table:style-name="ro2">
          <table:table-cell office:value-type="string">
            <text:p>&lt;dd&gt;</text:p>
          </table:table-cell>
          <table:table-cell table:formula="of:=IF(ISERROR(VLOOKUP([.A31];[HtmlTags_NoChild.$A$2:.$A1029];1;FALSE()));   TRUE();   FALSE())" office:value-type="boolean" office:boolean-value="true">
            <text:p>VERDADERO</text:p>
          </table:table-cell>
          <table:table-cell office:value-type="string">
            <text:p>Defines a description/value of a term in a description list</text:p>
          </table:table-cell>
          <table:table-cell table:number-columns-repeated="1021"/>
        </table:table-row>
        <table:table-row table:style-name="ro2">
          <table:table-cell office:value-type="string">
            <text:p>&lt;del&gt;</text:p>
          </table:table-cell>
          <table:table-cell table:formula="of:=IF(ISERROR(VLOOKUP([.A32];[HtmlTags_NoChild.$A$2:.$A1030];1;FALSE()));   TRUE();   FALSE())" office:value-type="boolean" office:boolean-value="true">
            <text:p>VERDADERO</text:p>
          </table:table-cell>
          <table:table-cell office:value-type="string">
            <text:p>Defines text that has been deleted from a document</text:p>
          </table:table-cell>
          <table:table-cell table:number-columns-repeated="1021"/>
        </table:table-row>
        <table:table-row table:style-name="ro2">
          <table:table-cell office:value-type="string">
            <text:p>&lt;details&gt;</text:p>
          </table:table-cell>
          <table:table-cell table:formula="of:=IF(ISERROR(VLOOKUP([.A33];[HtmlTags_NoChild.$A$2:.$A1031];1;FALSE()));   TRUE();   FALSE())" office:value-type="boolean" office:boolean-value="true">
            <text:p>VERDADERO</text:p>
          </table:table-cell>
          <table:table-cell office:value-type="string">
            <text:p>Defines additional details that the user can view or hide</text:p>
          </table:table-cell>
          <table:table-cell table:number-columns-repeated="1021"/>
        </table:table-row>
        <table:table-row table:style-name="ro2">
          <table:table-cell office:value-type="string">
            <text:p>&lt;dfn&gt;</text:p>
          </table:table-cell>
          <table:table-cell table:formula="of:=IF(ISERROR(VLOOKUP([.A34];[HtmlTags_NoChild.$A$2:.$A1032];1;FALSE()));   TRUE();   FALSE())" office:value-type="boolean" office:boolean-value="true">
            <text:p>VERDADERO</text:p>
          </table:table-cell>
          <table:table-cell office:value-type="string">
            <text:p>Represents the defining instance of a term</text:p>
          </table:table-cell>
          <table:table-cell table:number-columns-repeated="1021"/>
        </table:table-row>
        <table:table-row table:style-name="ro2">
          <table:table-cell office:value-type="string">
            <text:p>&lt;dialog&gt;</text:p>
          </table:table-cell>
          <table:table-cell table:formula="of:=IF(ISERROR(VLOOKUP([.A35];[HtmlTags_NoChild.$A$2:.$A1033];1;FALSE()));   TRUE();   FALSE())" office:value-type="boolean" office:boolean-value="true">
            <text:p>VERDADERO</text:p>
          </table:table-cell>
          <table:table-cell office:value-type="string">
            <text:p>Defines a dialog box or window</text:p>
          </table:table-cell>
          <table:table-cell table:number-columns-repeated="1021"/>
        </table:table-row>
        <table:table-row table:style-name="ro2">
          <table:table-cell office:value-type="string">
            <text:p>&lt;dir&gt;</text:p>
          </table:table-cell>
          <table:table-cell table:formula="of:=IF(ISERROR(VLOOKUP([.A36];[HtmlTags_NoChild.$A$2:.$A1034];1;FALSE()));   TRUE();   FALSE())" office:value-type="boolean" office:boolean-value="true">
            <text:p>VERDADERO</text:p>
          </table:table-cell>
          <table:table-cell office:value-type="string">
            <text:p>Not supported in HTML5. Use &lt;ul&gt; instead. Defines a directory list</text:p>
          </table:table-cell>
          <table:table-cell table:number-columns-repeated="1021"/>
        </table:table-row>
        <table:table-row table:style-name="ro2">
          <table:table-cell office:value-type="string">
            <text:p>&lt;div&gt;</text:p>
          </table:table-cell>
          <table:table-cell table:formula="of:=IF(ISERROR(VLOOKUP([.A37];[HtmlTags_NoChild.$A$2:.$A1035];1;FALSE()));   TRUE();   FALSE())" office:value-type="boolean" office:boolean-value="true">
            <text:p>VERDADERO</text:p>
          </table:table-cell>
          <table:table-cell office:value-type="string">
            <text:p>Defines a section in a document</text:p>
          </table:table-cell>
          <table:table-cell table:number-columns-repeated="1021"/>
        </table:table-row>
        <table:table-row table:style-name="ro2">
          <table:table-cell office:value-type="string">
            <text:p>&lt;dl&gt;</text:p>
          </table:table-cell>
          <table:table-cell table:formula="of:=IF(ISERROR(VLOOKUP([.A38];[HtmlTags_NoChild.$A$2:.$A1036];1;FALSE()));   TRUE();   FALSE())" office:value-type="boolean" office:boolean-value="true">
            <text:p>VERDADERO</text:p>
          </table:table-cell>
          <table:table-cell office:value-type="string">
            <text:p>Defines a description list</text:p>
          </table:table-cell>
          <table:table-cell table:number-columns-repeated="1021"/>
        </table:table-row>
        <table:table-row table:style-name="ro2">
          <table:table-cell office:value-type="string">
            <text:p>&lt;dt&gt;</text:p>
          </table:table-cell>
          <table:table-cell table:formula="of:=IF(ISERROR(VLOOKUP([.A39];[HtmlTags_NoChild.$A$2:.$A1037];1;FALSE()));   TRUE();   FALSE())" office:value-type="boolean" office:boolean-value="true">
            <text:p>VERDADERO</text:p>
          </table:table-cell>
          <table:table-cell office:value-type="string">
            <text:p>Defines a term/name in a description list</text:p>
          </table:table-cell>
          <table:table-cell table:number-columns-repeated="1021"/>
        </table:table-row>
        <table:table-row table:style-name="ro2">
          <table:table-cell office:value-type="string">
            <text:p>&lt;em&gt;</text:p>
          </table:table-cell>
          <table:table-cell table:formula="of:=IF(ISERROR(VLOOKUP([.A40];[HtmlTags_NoChild.$A$2:.$A1038];1;FALSE()));   TRUE();   FALSE())" office:value-type="boolean" office:boolean-value="true">
            <text:p>VERDADERO</text:p>
          </table:table-cell>
          <table:table-cell office:value-type="string">
            <text:p>Defines emphasized text </text:p>
          </table:table-cell>
          <table:table-cell table:number-columns-repeated="1021"/>
        </table:table-row>
        <table:table-row table:style-name="ro2">
          <table:table-cell office:value-type="string">
            <text:p>&lt;embed&gt;</text:p>
          </table:table-cell>
          <table:table-cell table:formula="of:=IF(ISERROR(VLOOKUP([.A41];[HtmlTags_NoChild.$A$2:.$A1039];1;FALSE()));   TRUE();   FALSE())" office:value-type="boolean" office:boolean-value="false">
            <text:p>FALSO</text:p>
          </table:table-cell>
          <table:table-cell office:value-type="string">
            <text:p>Defines a container for an external (non-HTML) application</text:p>
          </table:table-cell>
          <table:table-cell table:number-columns-repeated="1021"/>
        </table:table-row>
        <table:table-row table:style-name="ro2">
          <table:table-cell office:value-type="string">
            <text:p>&lt;fieldset&gt;</text:p>
          </table:table-cell>
          <table:table-cell table:formula="of:=IF(ISERROR(VLOOKUP([.A42];[HtmlTags_NoChild.$A$2:.$A1040];1;FALSE()));   TRUE();   FALSE())" office:value-type="boolean" office:boolean-value="true">
            <text:p>VERDADERO</text:p>
          </table:table-cell>
          <table:table-cell office:value-type="string">
            <text:p>Groups related elements in a form</text:p>
          </table:table-cell>
          <table:table-cell table:number-columns-repeated="1021"/>
        </table:table-row>
        <table:table-row table:style-name="ro2">
          <table:table-cell office:value-type="string">
            <text:p>&lt;figcaption&gt;</text:p>
          </table:table-cell>
          <table:table-cell table:formula="of:=IF(ISERROR(VLOOKUP([.A43];[HtmlTags_NoChild.$A$2:.$A1041];1;FALSE()));   TRUE();   FALSE())" office:value-type="boolean" office:boolean-value="true">
            <text:p>VERDADERO</text:p>
          </table:table-cell>
          <table:table-cell office:value-type="string">
            <text:p>Defines a caption for a &lt;figure&gt; element</text:p>
          </table:table-cell>
          <table:table-cell table:number-columns-repeated="1021"/>
        </table:table-row>
        <table:table-row table:style-name="ro2">
          <table:table-cell office:value-type="string">
            <text:p>&lt;figure&gt;</text:p>
          </table:table-cell>
          <table:table-cell table:formula="of:=IF(ISERROR(VLOOKUP([.A44];[HtmlTags_NoChild.$A$2:.$A1042];1;FALSE()));   TRUE();   FALSE())" office:value-type="boolean" office:boolean-value="true">
            <text:p>VERDADERO</text:p>
          </table:table-cell>
          <table:table-cell office:value-type="string">
            <text:p>Specifies self-contained content</text:p>
          </table:table-cell>
          <table:table-cell table:number-columns-repeated="1021"/>
        </table:table-row>
        <table:table-row table:style-name="ro2">
          <table:table-cell office:value-type="string">
            <text:p>&lt;font&gt;</text:p>
          </table:table-cell>
          <table:table-cell table:formula="of:=IF(ISERROR(VLOOKUP([.A45];[HtmlTags_NoChild.$A$2:.$A1043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Defines font, color, and size for text</text:p>
          </table:table-cell>
          <table:table-cell table:number-columns-repeated="1021"/>
        </table:table-row>
        <table:table-row table:style-name="ro2">
          <table:table-cell office:value-type="string">
            <text:p>&lt;footer&gt;</text:p>
          </table:table-cell>
          <table:table-cell table:formula="of:=IF(ISERROR(VLOOKUP([.A46];[HtmlTags_NoChild.$A$2:.$A1044];1;FALSE()));   TRUE();   FALSE())" office:value-type="boolean" office:boolean-value="true">
            <text:p>VERDADERO</text:p>
          </table:table-cell>
          <table:table-cell office:value-type="string">
            <text:p>Defines a footer for a document or section</text:p>
          </table:table-cell>
          <table:table-cell table:number-columns-repeated="1021"/>
        </table:table-row>
        <table:table-row table:style-name="ro2">
          <table:table-cell office:value-type="string">
            <text:p>&lt;form&gt;</text:p>
          </table:table-cell>
          <table:table-cell table:formula="of:=IF(ISERROR(VLOOKUP([.A47];[HtmlTags_NoChild.$A$2:.$A1045];1;FALSE()));   TRUE();   FALSE())" office:value-type="boolean" office:boolean-value="true">
            <text:p>VERDADERO</text:p>
          </table:table-cell>
          <table:table-cell office:value-type="string">
            <text:p>Defines an HTML form for user input</text:p>
          </table:table-cell>
          <table:table-cell table:number-columns-repeated="1021"/>
        </table:table-row>
        <table:table-row table:style-name="ro2">
          <table:table-cell office:value-type="string">
            <text:p>&lt;frame&gt;</text:p>
          </table:table-cell>
          <table:table-cell table:formula="of:=IF(ISERROR(VLOOKUP([.A48];[HtmlTags_NoChild.$A$2:.$A1046];1;FALSE()));   TRUE();   FALSE())" office:value-type="boolean" office:boolean-value="true">
            <text:p>VERDADERO</text:p>
          </table:table-cell>
          <table:table-cell office:value-type="string">
            <text:p>Not supported in HTML5. Defines a window (a frame) in a frameset</text:p>
          </table:table-cell>
          <table:table-cell table:number-columns-repeated="1021"/>
        </table:table-row>
        <table:table-row table:style-name="ro2">
          <table:table-cell office:value-type="string">
            <text:p>&lt;frameset&gt;</text:p>
          </table:table-cell>
          <table:table-cell table:formula="of:=IF(ISERROR(VLOOKUP([.A49];[HtmlTags_NoChild.$A$2:.$A1047];1;FALSE()));   TRUE();   FALSE())" office:value-type="boolean" office:boolean-value="true">
            <text:p>VERDADERO</text:p>
          </table:table-cell>
          <table:table-cell office:value-type="string">
            <text:p>Not supported in HTML5. Defines a set of frames</text:p>
          </table:table-cell>
          <table:table-cell table:number-columns-repeated="1021"/>
        </table:table-row>
        <table:table-row table:style-name="ro2">
          <table:table-cell office:value-type="string">
            <text:p>&lt;h1&gt;to&lt;h6&gt;</text:p>
          </table:table-cell>
          <table:table-cell table:formula="of:=IF(ISERROR(VLOOKUP([.A50];[HtmlTags_NoChild.$A$2:.$A1048];1;FALSE()));   TRUE();   FALSE())" office:value-type="boolean" office:boolean-value="true">
            <text:p>VERDADERO</text:p>
          </table:table-cell>
          <table:table-cell office:value-type="string">
            <text:p>Defines HTML headings</text:p>
          </table:table-cell>
          <table:table-cell table:number-columns-repeated="1021"/>
        </table:table-row>
        <table:table-row table:style-name="ro2">
          <table:table-cell office:value-type="string">
            <text:p>&lt;head&gt;</text:p>
          </table:table-cell>
          <table:table-cell table:formula="of:=IF(ISERROR(VLOOKUP([.A51];[HtmlTags_NoChild.$A$2:.$A1049];1;FALSE()));   TRUE();   FALSE())" office:value-type="boolean" office:boolean-value="true">
            <text:p>VERDADERO</text:p>
          </table:table-cell>
          <table:table-cell office:value-type="string">
            <text:p>Defines information about the document</text:p>
          </table:table-cell>
          <table:table-cell table:number-columns-repeated="1021"/>
        </table:table-row>
        <table:table-row table:style-name="ro2">
          <table:table-cell office:value-type="string">
            <text:p>&lt;header&gt;</text:p>
          </table:table-cell>
          <table:table-cell table:formula="of:=IF(ISERROR(VLOOKUP([.A52];[HtmlTags_NoChild.$A$2:.$A1050];1;FALSE()));   TRUE();   FALSE())" office:value-type="boolean" office:boolean-value="true">
            <text:p>VERDADERO</text:p>
          </table:table-cell>
          <table:table-cell office:value-type="string">
            <text:p>Defines a header for a document or section</text:p>
          </table:table-cell>
          <table:table-cell table:number-columns-repeated="1021"/>
        </table:table-row>
        <table:table-row table:style-name="ro2">
          <table:table-cell office:value-type="string">
            <text:p>&lt;hr&gt;</text:p>
          </table:table-cell>
          <table:table-cell table:formula="of:=IF(ISERROR(VLOOKUP([.A53];[HtmlTags_NoChild.$A$2:.$A1051];1;FALSE()));   TRUE();   FALSE())" office:value-type="boolean" office:boolean-value="false">
            <text:p>FALSO</text:p>
          </table:table-cell>
          <table:table-cell office:value-type="string">
            <text:p>Defines a thematic change in the content</text:p>
          </table:table-cell>
          <table:table-cell table:number-columns-repeated="1021"/>
        </table:table-row>
        <table:table-row table:style-name="ro2">
          <table:table-cell office:value-type="string">
            <text:p>&lt;html&gt;</text:p>
          </table:table-cell>
          <table:table-cell table:formula="of:=IF(ISERROR(VLOOKUP([.A54];[HtmlTags_NoChild.$A$2:.$A1052];1;FALSE()));   TRUE();   FALSE())" office:value-type="boolean" office:boolean-value="true">
            <text:p>VERDADERO</text:p>
          </table:table-cell>
          <table:table-cell office:value-type="string">
            <text:p>Defines the root of an HTML document</text:p>
          </table:table-cell>
          <table:table-cell table:number-columns-repeated="1021"/>
        </table:table-row>
        <table:table-row table:style-name="ro2">
          <table:table-cell office:value-type="string">
            <text:p>&lt;i&gt;</text:p>
          </table:table-cell>
          <table:table-cell table:formula="of:=IF(ISERROR(VLOOKUP([.A55];[HtmlTags_NoChild.$A$2:.$A1053];1;FALSE()));   TRUE();   FALSE())" office:value-type="boolean" office:boolean-value="true">
            <text:p>VERDADERO</text:p>
          </table:table-cell>
          <table:table-cell office:value-type="string">
            <text:p>Defines a part of text in an alternate voice or mood</text:p>
          </table:table-cell>
          <table:table-cell table:number-columns-repeated="1021"/>
        </table:table-row>
        <table:table-row table:style-name="ro2">
          <table:table-cell office:value-type="string">
            <text:p>&lt;iframe&gt;</text:p>
          </table:table-cell>
          <table:table-cell table:formula="of:=IF(ISERROR(VLOOKUP([.A56];[HtmlTags_NoChild.$A$2:.$A1054];1;FALSE()));   TRUE();   FALSE())" office:value-type="boolean" office:boolean-value="true">
            <text:p>VERDADERO</text:p>
          </table:table-cell>
          <table:table-cell office:value-type="string">
            <text:p>Defines an inline frame</text:p>
          </table:table-cell>
          <table:table-cell table:number-columns-repeated="1021"/>
        </table:table-row>
        <table:table-row table:style-name="ro2">
          <table:table-cell office:value-type="string">
            <text:p>&lt;img&gt;</text:p>
          </table:table-cell>
          <table:table-cell table:formula="of:=IF(ISERROR(VLOOKUP([.A57];[HtmlTags_NoChild.$A$2:.$A1055];1;FALSE()));   TRUE();   FALSE())" office:value-type="boolean" office:boolean-value="false">
            <text:p>FALSO</text:p>
          </table:table-cell>
          <table:table-cell office:value-type="string">
            <text:p>Defines an image</text:p>
          </table:table-cell>
          <table:table-cell table:number-columns-repeated="1021"/>
        </table:table-row>
        <table:table-row table:style-name="ro2">
          <table:table-cell office:value-type="string">
            <text:p>&lt;input&gt;</text:p>
          </table:table-cell>
          <table:table-cell table:formula="of:=IF(ISERROR(VLOOKUP([.A58];[HtmlTags_NoChild.$A$2:.$A1056];1;FALSE()));   TRUE();   FALSE())" office:value-type="boolean" office:boolean-value="false">
            <text:p>FALSO</text:p>
          </table:table-cell>
          <table:table-cell office:value-type="string">
            <text:p>Defines an input control</text:p>
          </table:table-cell>
          <table:table-cell table:number-columns-repeated="1021"/>
        </table:table-row>
        <table:table-row table:style-name="ro2">
          <table:table-cell office:value-type="string">
            <text:p>&lt;ins&gt;</text:p>
          </table:table-cell>
          <table:table-cell table:formula="of:=IF(ISERROR(VLOOKUP([.A59];[HtmlTags_NoChild.$A$2:.$A1057];1;FALSE()));   TRUE();   FALSE())" office:value-type="boolean" office:boolean-value="true">
            <text:p>VERDADERO</text:p>
          </table:table-cell>
          <table:table-cell office:value-type="string">
            <text:p>Defines a text that has been inserted into a document</text:p>
          </table:table-cell>
          <table:table-cell table:number-columns-repeated="1021"/>
        </table:table-row>
        <table:table-row table:style-name="ro2">
          <table:table-cell office:value-type="string">
            <text:p>&lt;kbd&gt;</text:p>
          </table:table-cell>
          <table:table-cell table:formula="of:=IF(ISERROR(VLOOKUP([.A60];[HtmlTags_NoChild.$A$2:.$A1058];1;FALSE()));   TRUE();   FALSE())" office:value-type="boolean" office:boolean-value="true">
            <text:p>VERDADERO</text:p>
          </table:table-cell>
          <table:table-cell office:value-type="string">
            <text:p>Defines keyboard input</text:p>
          </table:table-cell>
          <table:table-cell table:number-columns-repeated="1021"/>
        </table:table-row>
        <table:table-row table:style-name="ro2">
          <table:table-cell office:value-type="string">
            <text:p>&lt;keygen&gt;</text:p>
          </table:table-cell>
          <table:table-cell table:formula="of:=IF(ISERROR(VLOOKUP([.A61];[HtmlTags_NoChild.$A$2:.$A1059];1;FALSE()));   TRUE();   FALSE())" office:value-type="boolean" office:boolean-value="false">
            <text:p>FALSO</text:p>
          </table:table-cell>
          <table:table-cell office:value-type="string">
            <text:p>Defines a key-pair generator field (for forms)</text:p>
          </table:table-cell>
          <table:table-cell table:number-columns-repeated="1021"/>
        </table:table-row>
        <table:table-row table:style-name="ro2">
          <table:table-cell office:value-type="string">
            <text:p>&lt;label&gt;</text:p>
          </table:table-cell>
          <table:table-cell table:formula="of:=IF(ISERROR(VLOOKUP([.A62];[HtmlTags_NoChild.$A$2:.$A1060];1;FALSE()));   TRUE();   FALSE())" office:value-type="boolean" office:boolean-value="true">
            <text:p>VERDADERO</text:p>
          </table:table-cell>
          <table:table-cell office:value-type="string">
            <text:p>Defines a label for an &lt;input&gt; element</text:p>
          </table:table-cell>
          <table:table-cell table:number-columns-repeated="1021"/>
        </table:table-row>
        <table:table-row table:style-name="ro2">
          <table:table-cell office:value-type="string">
            <text:p>&lt;legend&gt;</text:p>
          </table:table-cell>
          <table:table-cell table:formula="of:=IF(ISERROR(VLOOKUP([.A63];[HtmlTags_NoChild.$A$2:.$A1061];1;FALSE()));   TRUE();   FALSE())" office:value-type="boolean" office:boolean-value="true">
            <text:p>VERDADERO</text:p>
          </table:table-cell>
          <table:table-cell office:value-type="string">
            <text:p>Defines a caption for a &lt;fieldset&gt; element</text:p>
          </table:table-cell>
          <table:table-cell table:number-columns-repeated="1021"/>
        </table:table-row>
        <table:table-row table:style-name="ro2">
          <table:table-cell office:value-type="string">
            <text:p>&lt;li&gt;</text:p>
          </table:table-cell>
          <table:table-cell table:formula="of:=IF(ISERROR(VLOOKUP([.A64];[HtmlTags_NoChild.$A$2:.$A1062];1;FALSE()));   TRUE();   FALSE())" office:value-type="boolean" office:boolean-value="true">
            <text:p>VERDADERO</text:p>
          </table:table-cell>
          <table:table-cell office:value-type="string">
            <text:p>Defines a list item</text:p>
          </table:table-cell>
          <table:table-cell table:number-columns-repeated="1021"/>
        </table:table-row>
        <table:table-row table:style-name="ro2">
          <table:table-cell office:value-type="string">
            <text:p>&lt;link&gt;</text:p>
          </table:table-cell>
          <table:table-cell table:formula="of:=IF(ISERROR(VLOOKUP([.A65];[HtmlTags_NoChild.$A$2:.$A1063];1;FALSE()));   TRUE();   FALSE())" office:value-type="boolean" office:boolean-value="false">
            <text:p>FALSO</text:p>
          </table:table-cell>
          <table:table-cell office:value-type="string">
            <text:p>Defines the relationship between a document and an external resource (most used to link to style sheets)</text:p>
          </table:table-cell>
          <table:table-cell table:number-columns-repeated="1021"/>
        </table:table-row>
        <table:table-row table:style-name="ro2">
          <table:table-cell office:value-type="string">
            <text:p>&lt;main&gt;</text:p>
          </table:table-cell>
          <table:table-cell table:formula="of:=IF(ISERROR(VLOOKUP([.A66];[HtmlTags_NoChild.$A$2:.$A1064];1;FALSE()));   TRUE();   FALSE())" office:value-type="boolean" office:boolean-value="true">
            <text:p>VERDADERO</text:p>
          </table:table-cell>
          <table:table-cell office:value-type="string">
            <text:p>Specifies the main content of a document</text:p>
          </table:table-cell>
          <table:table-cell table:number-columns-repeated="1021"/>
        </table:table-row>
        <table:table-row table:style-name="ro2">
          <table:table-cell office:value-type="string">
            <text:p>&lt;map&gt;</text:p>
          </table:table-cell>
          <table:table-cell table:formula="of:=IF(ISERROR(VLOOKUP([.A67];[HtmlTags_NoChild.$A$2:.$A1065];1;FALSE()));   TRUE();   FALSE())" office:value-type="boolean" office:boolean-value="true">
            <text:p>VERDADERO</text:p>
          </table:table-cell>
          <table:table-cell office:value-type="string">
            <text:p>Defines a client-side image-map</text:p>
          </table:table-cell>
          <table:table-cell table:number-columns-repeated="1021"/>
        </table:table-row>
        <table:table-row table:style-name="ro2">
          <table:table-cell office:value-type="string">
            <text:p>&lt;mark&gt;</text:p>
          </table:table-cell>
          <table:table-cell table:formula="of:=IF(ISERROR(VLOOKUP([.A68];[HtmlTags_NoChild.$A$2:.$A1066];1;FALSE()));   TRUE();   FALSE())" office:value-type="boolean" office:boolean-value="true">
            <text:p>VERDADERO</text:p>
          </table:table-cell>
          <table:table-cell office:value-type="string">
            <text:p>Defines marked/highlighted text</text:p>
          </table:table-cell>
          <table:table-cell table:number-columns-repeated="1021"/>
        </table:table-row>
        <table:table-row table:style-name="ro2">
          <table:table-cell office:value-type="string">
            <text:p>&lt;menu&gt;</text:p>
          </table:table-cell>
          <table:table-cell table:formula="of:=IF(ISERROR(VLOOKUP([.A69];[HtmlTags_NoChild.$A$2:.$A1067];1;FALSE()));   TRUE();   FALSE())" office:value-type="boolean" office:boolean-value="true">
            <text:p>VERDADERO</text:p>
          </table:table-cell>
          <table:table-cell office:value-type="string">
            <text:p>Defines a list/menu of commands</text:p>
          </table:table-cell>
          <table:table-cell table:number-columns-repeated="1021"/>
        </table:table-row>
        <table:table-row table:style-name="ro2">
          <table:table-cell office:value-type="string">
            <text:p>&lt;menuitem&gt;</text:p>
          </table:table-cell>
          <table:table-cell table:formula="of:=IF(ISERROR(VLOOKUP([.A70];[HtmlTags_NoChild.$A$2:.$A1068];1;FALSE()));   TRUE();   FALSE())" office:value-type="boolean" office:boolean-value="true">
            <text:p>VERDADERO</text:p>
          </table:table-cell>
          <table:table-cell office:value-type="string">
            <text:p>Defines a command/menu item that the user can invoke from a popup menu</text:p>
          </table:table-cell>
          <table:table-cell table:number-columns-repeated="1021"/>
        </table:table-row>
        <table:table-row table:style-name="ro2">
          <table:table-cell office:value-type="string">
            <text:p>&lt;meta&gt;</text:p>
          </table:table-cell>
          <table:table-cell table:formula="of:=IF(ISERROR(VLOOKUP([.A71];[HtmlTags_NoChild.$A$2:.$A1069];1;FALSE()));   TRUE();   FALSE())" office:value-type="boolean" office:boolean-value="false">
            <text:p>FALSO</text:p>
          </table:table-cell>
          <table:table-cell office:value-type="string">
            <text:p>Defines metadata about an HTML document</text:p>
          </table:table-cell>
          <table:table-cell table:number-columns-repeated="1021"/>
        </table:table-row>
        <table:table-row table:style-name="ro2">
          <table:table-cell office:value-type="string">
            <text:p>&lt;meter&gt;</text:p>
          </table:table-cell>
          <table:table-cell table:formula="of:=IF(ISERROR(VLOOKUP([.A72];[HtmlTags_NoChild.$A$2:.$A1070];1;FALSE()));   TRUE();   FALSE())" office:value-type="boolean" office:boolean-value="true">
            <text:p>VERDADERO</text:p>
          </table:table-cell>
          <table:table-cell office:value-type="string">
            <text:p>Defines a scalar measurement within a known range (a gauge)</text:p>
          </table:table-cell>
          <table:table-cell table:number-columns-repeated="1021"/>
        </table:table-row>
        <table:table-row table:style-name="ro2">
          <table:table-cell office:value-type="string">
            <text:p>&lt;nav&gt;</text:p>
          </table:table-cell>
          <table:table-cell table:formula="of:=IF(ISERROR(VLOOKUP([.A73];[HtmlTags_NoChild.$A$2:.$A1071];1;FALSE()));   TRUE();   FALSE())" office:value-type="boolean" office:boolean-value="true">
            <text:p>VERDADERO</text:p>
          </table:table-cell>
          <table:table-cell office:value-type="string">
            <text:p>Defines navigation links</text:p>
          </table:table-cell>
          <table:table-cell table:number-columns-repeated="1021"/>
        </table:table-row>
        <table:table-row table:style-name="ro2">
          <table:table-cell office:value-type="string">
            <text:p>&lt;noframes&gt;</text:p>
          </table:table-cell>
          <table:table-cell table:formula="of:=IF(ISERROR(VLOOKUP([.A74];[HtmlTags_NoChild.$A$2:.$A1072];1;FALSE()));   TRUE();   FALSE())" office:value-type="boolean" office:boolean-value="true">
            <text:p>VERDADERO</text:p>
          </table:table-cell>
          <table:table-cell office:value-type="string">
            <text:p>Not supported in HTML5. Defines an alternate content for users that do not support frames</text:p>
          </table:table-cell>
          <table:table-cell table:number-columns-repeated="1021"/>
        </table:table-row>
        <table:table-row table:style-name="ro2">
          <table:table-cell office:value-type="string">
            <text:p>&lt;noscript&gt;</text:p>
          </table:table-cell>
          <table:table-cell table:formula="of:=IF(ISERROR(VLOOKUP([.A75];[HtmlTags_NoChild.$A$2:.$A1073];1;FALSE()));   TRUE();   FALSE())" office:value-type="boolean" office:boolean-value="true">
            <text:p>VERDADERO</text:p>
          </table:table-cell>
          <table:table-cell office:value-type="string">
            <text:p>Defines an alternate content for users that do not support client-side scripts</text:p>
          </table:table-cell>
          <table:table-cell table:number-columns-repeated="1021"/>
        </table:table-row>
        <table:table-row table:style-name="ro2">
          <table:table-cell office:value-type="string">
            <text:p>&lt;object&gt;</text:p>
          </table:table-cell>
          <table:table-cell table:formula="of:=IF(ISERROR(VLOOKUP([.A76];[HtmlTags_NoChild.$A$2:.$A1074];1;FALSE()));   TRUE();   FALSE())" office:value-type="boolean" office:boolean-value="true">
            <text:p>VERDADERO</text:p>
          </table:table-cell>
          <table:table-cell office:value-type="string">
            <text:p>Defines an embedded object</text:p>
          </table:table-cell>
          <table:table-cell table:number-columns-repeated="1021"/>
        </table:table-row>
        <table:table-row table:style-name="ro2">
          <table:table-cell office:value-type="string">
            <text:p>&lt;ol&gt;</text:p>
          </table:table-cell>
          <table:table-cell table:formula="of:=IF(ISERROR(VLOOKUP([.A77];[HtmlTags_NoChild.$A$2:.$A1075];1;FALSE()));   TRUE();   FALSE())" office:value-type="boolean" office:boolean-value="true">
            <text:p>VERDADERO</text:p>
          </table:table-cell>
          <table:table-cell office:value-type="string">
            <text:p>Defines an ordered list</text:p>
          </table:table-cell>
          <table:table-cell table:number-columns-repeated="1021"/>
        </table:table-row>
        <table:table-row table:style-name="ro2">
          <table:table-cell office:value-type="string">
            <text:p>&lt;optgroup&gt;</text:p>
          </table:table-cell>
          <table:table-cell table:formula="of:=IF(ISERROR(VLOOKUP([.A78];[HtmlTags_NoChild.$A$2:.$A1076];1;FALSE()));   TRUE();   FALSE())" office:value-type="boolean" office:boolean-value="true">
            <text:p>VERDADERO</text:p>
          </table:table-cell>
          <table:table-cell office:value-type="string">
            <text:p>Defines a group of related options in a drop-down list</text:p>
          </table:table-cell>
          <table:table-cell table:number-columns-repeated="1021"/>
        </table:table-row>
        <table:table-row table:style-name="ro2">
          <table:table-cell office:value-type="string">
            <text:p>&lt;option&gt;</text:p>
          </table:table-cell>
          <table:table-cell table:formula="of:=IF(ISERROR(VLOOKUP([.A79];[HtmlTags_NoChild.$A$2:.$A1077];1;FALSE()));   TRUE();   FALSE())" office:value-type="boolean" office:boolean-value="true">
            <text:p>VERDADERO</text:p>
          </table:table-cell>
          <table:table-cell office:value-type="string">
            <text:p>Defines an option in a drop-down list</text:p>
          </table:table-cell>
          <table:table-cell table:number-columns-repeated="1021"/>
        </table:table-row>
        <table:table-row table:style-name="ro2">
          <table:table-cell office:value-type="string">
            <text:p>&lt;output&gt;</text:p>
          </table:table-cell>
          <table:table-cell table:formula="of:=IF(ISERROR(VLOOKUP([.A80];[HtmlTags_NoChild.$A$2:.$A1078];1;FALSE()));   TRUE();   FALSE())" office:value-type="boolean" office:boolean-value="true">
            <text:p>VERDADERO</text:p>
          </table:table-cell>
          <table:table-cell office:value-type="string">
            <text:p>Defines the result of a calculation</text:p>
          </table:table-cell>
          <table:table-cell table:number-columns-repeated="1021"/>
        </table:table-row>
        <table:table-row table:style-name="ro2">
          <table:table-cell office:value-type="string">
            <text:p>&lt;p&gt;</text:p>
          </table:table-cell>
          <table:table-cell table:formula="of:=IF(ISERROR(VLOOKUP([.A81];[HtmlTags_NoChild.$A$2:.$A1079];1;FALSE()));   TRUE();   FALSE())" office:value-type="boolean" office:boolean-value="true">
            <text:p>VERDADERO</text:p>
          </table:table-cell>
          <table:table-cell office:value-type="string">
            <text:p>Defines a paragraph</text:p>
          </table:table-cell>
          <table:table-cell table:number-columns-repeated="1021"/>
        </table:table-row>
        <table:table-row table:style-name="ro2">
          <table:table-cell office:value-type="string">
            <text:p>&lt;param&gt;</text:p>
          </table:table-cell>
          <table:table-cell table:formula="of:=IF(ISERROR(VLOOKUP([.A82];[HtmlTags_NoChild.$A$2:.$A1080];1;FALSE()));   TRUE();   FALSE())" office:value-type="boolean" office:boolean-value="false">
            <text:p>FALSO</text:p>
          </table:table-cell>
          <table:table-cell office:value-type="string">
            <text:p>Defines a parameter for an object</text:p>
          </table:table-cell>
          <table:table-cell table:number-columns-repeated="1021"/>
        </table:table-row>
        <table:table-row table:style-name="ro2">
          <table:table-cell office:value-type="string">
            <text:p>&lt;pre&gt;</text:p>
          </table:table-cell>
          <table:table-cell table:formula="of:=IF(ISERROR(VLOOKUP([.A83];[HtmlTags_NoChild.$A$2:.$A1081];1;FALSE()));   TRUE();   FALSE())" office:value-type="boolean" office:boolean-value="true">
            <text:p>VERDADERO</text:p>
          </table:table-cell>
          <table:table-cell office:value-type="string">
            <text:p>Defines preformatted text</text:p>
          </table:table-cell>
          <table:table-cell table:number-columns-repeated="1021"/>
        </table:table-row>
        <table:table-row table:style-name="ro2">
          <table:table-cell office:value-type="string">
            <text:p>&lt;progress&gt;</text:p>
          </table:table-cell>
          <table:table-cell table:formula="of:=IF(ISERROR(VLOOKUP([.A84];[HtmlTags_NoChild.$A$2:.$A1082];1;FALSE()));   TRUE();   FALSE())" office:value-type="boolean" office:boolean-value="true">
            <text:p>VERDADERO</text:p>
          </table:table-cell>
          <table:table-cell office:value-type="string">
            <text:p>Represents the progress of a task</text:p>
          </table:table-cell>
          <table:table-cell table:number-columns-repeated="1021"/>
        </table:table-row>
        <table:table-row table:style-name="ro2">
          <table:table-cell office:value-type="string">
            <text:p>&lt;q&gt;</text:p>
          </table:table-cell>
          <table:table-cell table:formula="of:=IF(ISERROR(VLOOKUP([.A85];[HtmlTags_NoChild.$A$2:.$A1083];1;FALSE()));   TRUE();   FALSE())" office:value-type="boolean" office:boolean-value="true">
            <text:p>VERDADERO</text:p>
          </table:table-cell>
          <table:table-cell office:value-type="string">
            <text:p>Defines a short quotation</text:p>
          </table:table-cell>
          <table:table-cell table:number-columns-repeated="1021"/>
        </table:table-row>
        <table:table-row table:style-name="ro2">
          <table:table-cell office:value-type="string">
            <text:p>&lt;rp&gt;</text:p>
          </table:table-cell>
          <table:table-cell table:formula="of:=IF(ISERROR(VLOOKUP([.A86];[HtmlTags_NoChild.$A$2:.$A1084];1;FALSE()));   TRUE();   FALSE())" office:value-type="boolean" office:boolean-value="true">
            <text:p>VERDADERO</text:p>
          </table:table-cell>
          <table:table-cell office:value-type="string">
            <text:p>Defines what to show in browsers that do not support ruby annotations</text:p>
          </table:table-cell>
          <table:table-cell table:number-columns-repeated="1021"/>
        </table:table-row>
        <table:table-row table:style-name="ro2">
          <table:table-cell office:value-type="string">
            <text:p>&lt;rt&gt;</text:p>
          </table:table-cell>
          <table:table-cell table:formula="of:=IF(ISERROR(VLOOKUP([.A87];[HtmlTags_NoChild.$A$2:.$A1085];1;FALSE()));   TRUE();   FALSE())" office:value-type="boolean" office:boolean-value="true">
            <text:p>VERDADERO</text:p>
          </table:table-cell>
          <table:table-cell office:value-type="string">
            <text:p>Defines an explanation/pronunciation of characters (for East Asian typography)</text:p>
          </table:table-cell>
          <table:table-cell table:number-columns-repeated="1021"/>
        </table:table-row>
        <table:table-row table:style-name="ro2">
          <table:table-cell office:value-type="string">
            <text:p>&lt;ruby&gt;</text:p>
          </table:table-cell>
          <table:table-cell table:formula="of:=IF(ISERROR(VLOOKUP([.A88];[HtmlTags_NoChild.$A$2:.$A1086];1;FALSE()));   TRUE();   FALSE())" office:value-type="boolean" office:boolean-value="true">
            <text:p>VERDADERO</text:p>
          </table:table-cell>
          <table:table-cell office:value-type="string">
            <text:p>Defines a ruby annotation (for East Asian typography)</text:p>
          </table:table-cell>
          <table:table-cell table:number-columns-repeated="1021"/>
        </table:table-row>
        <table:table-row table:style-name="ro2">
          <table:table-cell office:value-type="string">
            <text:p>&lt;s&gt;</text:p>
          </table:table-cell>
          <table:table-cell table:formula="of:=IF(ISERROR(VLOOKUP([.A89];[HtmlTags_NoChild.$A$2:.$A1087];1;FALSE()));   TRUE();   FALSE())" office:value-type="boolean" office:boolean-value="true">
            <text:p>VERDADERO</text:p>
          </table:table-cell>
          <table:table-cell office:value-type="string">
            <text:p>Defines text that is no longer correct</text:p>
          </table:table-cell>
          <table:table-cell table:number-columns-repeated="1021"/>
        </table:table-row>
        <table:table-row table:style-name="ro2">
          <table:table-cell office:value-type="string">
            <text:p>&lt;samp&gt;</text:p>
          </table:table-cell>
          <table:table-cell table:formula="of:=IF(ISERROR(VLOOKUP([.A90];[HtmlTags_NoChild.$A$2:.$A1088];1;FALSE()));   TRUE();   FALSE())" office:value-type="boolean" office:boolean-value="true">
            <text:p>VERDADERO</text:p>
          </table:table-cell>
          <table:table-cell office:value-type="string">
            <text:p>Defines sample output from a computer program</text:p>
          </table:table-cell>
          <table:table-cell table:number-columns-repeated="1021"/>
        </table:table-row>
        <table:table-row table:style-name="ro2">
          <table:table-cell office:value-type="string">
            <text:p>&lt;script&gt;</text:p>
          </table:table-cell>
          <table:table-cell table:formula="of:=IF(ISERROR(VLOOKUP([.A91];[HtmlTags_NoChild.$A$2:.$A1089];1;FALSE()));   TRUE();   FALSE())" office:value-type="boolean" office:boolean-value="true">
            <text:p>VERDADERO</text:p>
          </table:table-cell>
          <table:table-cell office:value-type="string">
            <text:p>Defines a client-side script</text:p>
          </table:table-cell>
          <table:table-cell table:number-columns-repeated="1021"/>
        </table:table-row>
        <table:table-row table:style-name="ro2">
          <table:table-cell office:value-type="string">
            <text:p>&lt;section&gt;</text:p>
          </table:table-cell>
          <table:table-cell table:formula="of:=IF(ISERROR(VLOOKUP([.A92];[HtmlTags_NoChild.$A$2:.$A1090];1;FALSE()));   TRUE();   FALSE())" office:value-type="boolean" office:boolean-value="true">
            <text:p>VERDADERO</text:p>
          </table:table-cell>
          <table:table-cell office:value-type="string">
            <text:p>Defines a section in a document</text:p>
          </table:table-cell>
          <table:table-cell table:number-columns-repeated="1021"/>
        </table:table-row>
        <table:table-row table:style-name="ro2">
          <table:table-cell office:value-type="string">
            <text:p>&lt;select&gt;</text:p>
          </table:table-cell>
          <table:table-cell table:formula="of:=IF(ISERROR(VLOOKUP([.A93];[HtmlTags_NoChild.$A$2:.$A1091];1;FALSE()));   TRUE();   FALSE())" office:value-type="boolean" office:boolean-value="true">
            <text:p>VERDADERO</text:p>
          </table:table-cell>
          <table:table-cell office:value-type="string">
            <text:p>Defines a drop-down list</text:p>
          </table:table-cell>
          <table:table-cell table:number-columns-repeated="1021"/>
        </table:table-row>
        <table:table-row table:style-name="ro2">
          <table:table-cell office:value-type="string">
            <text:p>&lt;small&gt;</text:p>
          </table:table-cell>
          <table:table-cell table:formula="of:=IF(ISERROR(VLOOKUP([.A94];[HtmlTags_NoChild.$A$2:.$A1092];1;FALSE()));   TRUE();   FALSE())" office:value-type="boolean" office:boolean-value="true">
            <text:p>VERDADERO</text:p>
          </table:table-cell>
          <table:table-cell office:value-type="string">
            <text:p>Defines smaller text</text:p>
          </table:table-cell>
          <table:table-cell table:number-columns-repeated="1021"/>
        </table:table-row>
        <table:table-row table:style-name="ro2">
          <table:table-cell office:value-type="string">
            <text:p>&lt;source&gt;</text:p>
          </table:table-cell>
          <table:table-cell table:formula="of:=IF(ISERROR(VLOOKUP([.A95];[HtmlTags_NoChild.$A$2:.$A1093];1;FALSE()));   TRUE();   FALSE())" office:value-type="boolean" office:boolean-value="false">
            <text:p>FALSO</text:p>
          </table:table-cell>
          <table:table-cell office:value-type="string">
            <text:p>Defines multiple media resources for media elements (&lt;video&gt; and &lt;audio&gt;)</text:p>
          </table:table-cell>
          <table:table-cell table:number-columns-repeated="1021"/>
        </table:table-row>
        <table:table-row table:style-name="ro2">
          <table:table-cell office:value-type="string">
            <text:p>&lt;span&gt;</text:p>
          </table:table-cell>
          <table:table-cell table:formula="of:=IF(ISERROR(VLOOKUP([.A96];[HtmlTags_NoChild.$A$2:.$A1094];1;FALSE()));   TRUE();   FALSE())" office:value-type="boolean" office:boolean-value="true">
            <text:p>VERDADERO</text:p>
          </table:table-cell>
          <table:table-cell office:value-type="string">
            <text:p>Defines a section in a document</text:p>
          </table:table-cell>
          <table:table-cell table:number-columns-repeated="1021"/>
        </table:table-row>
        <table:table-row table:style-name="ro2">
          <table:table-cell office:value-type="string">
            <text:p>&lt;strike&gt;</text:p>
          </table:table-cell>
          <table:table-cell table:formula="of:=IF(ISERROR(VLOOKUP([.A97];[HtmlTags_NoChild.$A$2:.$A1095];1;FALSE()));   TRUE();   FALSE())" office:value-type="boolean" office:boolean-value="true">
            <text:p>VERDADERO</text:p>
          </table:table-cell>
          <table:table-cell office:value-type="string">
            <text:p>Not supported in HTML5. Use &lt;del&gt; or &lt;s&gt; instead. Defines strikethrough text</text:p>
          </table:table-cell>
          <table:table-cell table:number-columns-repeated="1021"/>
        </table:table-row>
        <table:table-row table:style-name="ro2">
          <table:table-cell office:value-type="string">
            <text:p>&lt;strong&gt;</text:p>
          </table:table-cell>
          <table:table-cell table:formula="of:=IF(ISERROR(VLOOKUP([.A98];[HtmlTags_NoChild.$A$2:.$A1096];1;FALSE()));   TRUE();   FALSE())" office:value-type="boolean" office:boolean-value="true">
            <text:p>VERDADERO</text:p>
          </table:table-cell>
          <table:table-cell office:value-type="string">
            <text:p>Defines important text</text:p>
          </table:table-cell>
          <table:table-cell table:number-columns-repeated="1021"/>
        </table:table-row>
        <table:table-row table:style-name="ro2">
          <table:table-cell office:value-type="string">
            <text:p>&lt;style&gt;</text:p>
          </table:table-cell>
          <table:table-cell table:formula="of:=IF(ISERROR(VLOOKUP([.A99];[HtmlTags_NoChild.$A$2:.$A1097];1;FALSE()));   TRUE();   FALSE())" office:value-type="boolean" office:boolean-value="true">
            <text:p>VERDADERO</text:p>
          </table:table-cell>
          <table:table-cell office:value-type="string">
            <text:p>Defines style information for a document</text:p>
          </table:table-cell>
          <table:table-cell table:number-columns-repeated="1021"/>
        </table:table-row>
        <table:table-row table:style-name="ro2">
          <table:table-cell office:value-type="string">
            <text:p>&lt;sub&gt;</text:p>
          </table:table-cell>
          <table:table-cell table:formula="of:=IF(ISERROR(VLOOKUP([.A100];[HtmlTags_NoChild.$A$2:.$A1098];1;FALSE()));   TRUE();   FALSE())" office:value-type="boolean" office:boolean-value="true">
            <text:p>VERDADERO</text:p>
          </table:table-cell>
          <table:table-cell office:value-type="string">
            <text:p>Defines subscripted text</text:p>
          </table:table-cell>
          <table:table-cell table:number-columns-repeated="1021"/>
        </table:table-row>
        <table:table-row table:style-name="ro2">
          <table:table-cell office:value-type="string">
            <text:p>&lt;summary&gt;</text:p>
          </table:table-cell>
          <table:table-cell table:formula="of:=IF(ISERROR(VLOOKUP([.A101];[HtmlTags_NoChild.$A$2:.$A1099];1;FALSE()));   TRUE();   FALSE())" office:value-type="boolean" office:boolean-value="true">
            <text:p>VERDADERO</text:p>
          </table:table-cell>
          <table:table-cell office:value-type="string">
            <text:p>Defines a visible heading for a &lt;details&gt; element</text:p>
          </table:table-cell>
          <table:table-cell table:number-columns-repeated="1021"/>
        </table:table-row>
        <table:table-row table:style-name="ro2">
          <table:table-cell office:value-type="string">
            <text:p>&lt;sup&gt;</text:p>
          </table:table-cell>
          <table:table-cell table:formula="of:=IF(ISERROR(VLOOKUP([.A102];[HtmlTags_NoChild.$A$2:.$A1100];1;FALSE()));   TRUE();   FALSE())" office:value-type="boolean" office:boolean-value="true">
            <text:p>VERDADERO</text:p>
          </table:table-cell>
          <table:table-cell office:value-type="string">
            <text:p>Defines superscripted text</text:p>
          </table:table-cell>
          <table:table-cell table:number-columns-repeated="1021"/>
        </table:table-row>
        <table:table-row table:style-name="ro1">
          <table:table-cell office:value-type="string">
            <text:p>&lt;table&gt;</text:p>
          </table:table-cell>
          <table:table-cell table:formula="of:=IF(ISERROR(VLOOKUP([.A103];[HtmlTags_NoChild.$A$2:.$A1101];1;FALSE()));   TRUE();   FALSE())" office:value-type="boolean" office:boolean-value="true">
            <text:p>VERDADERO</text:p>
          </table:table-cell>
          <table:table-cell office:value-type="string">
            <text:p>Defines a table</text:p>
          </table:table-cell>
          <table:table-cell table:number-columns-repeated="1021"/>
        </table:table-row>
        <table:table-row table:style-name="ro2">
          <table:table-cell office:value-type="string">
            <text:p>&lt;tbody&gt;</text:p>
          </table:table-cell>
          <table:table-cell table:formula="of:=IF(ISERROR(VLOOKUP([.A104];[HtmlTags_NoChild.$A$2:.$A1102];1;FALSE()));   TRUE();   FALSE())" office:value-type="boolean" office:boolean-value="true">
            <text:p>VERDADERO</text:p>
          </table:table-cell>
          <table:table-cell office:value-type="string">
            <text:p>Groups the body content in a table</text:p>
          </table:table-cell>
          <table:table-cell table:number-columns-repeated="1021"/>
        </table:table-row>
        <table:table-row table:style-name="ro2">
          <table:table-cell office:value-type="string">
            <text:p>&lt;td&gt;</text:p>
          </table:table-cell>
          <table:table-cell table:formula="of:=IF(ISERROR(VLOOKUP([.A105];[HtmlTags_NoChild.$A$2:.$A1103];1;FALSE()));   TRUE();   FALSE())" office:value-type="boolean" office:boolean-value="true">
            <text:p>VERDADERO</text:p>
          </table:table-cell>
          <table:table-cell office:value-type="string">
            <text:p>Defines a cell in a table</text:p>
          </table:table-cell>
          <table:table-cell table:number-columns-repeated="1021"/>
        </table:table-row>
        <table:table-row table:style-name="ro2">
          <table:table-cell office:value-type="string">
            <text:p>&lt;textarea&gt;</text:p>
          </table:table-cell>
          <table:table-cell table:formula="of:=IF(ISERROR(VLOOKUP([.A106];[HtmlTags_NoChild.$A$2:.$A1104];1;FALSE()));   TRUE();   FALSE())" office:value-type="boolean" office:boolean-value="true">
            <text:p>VERDADERO</text:p>
          </table:table-cell>
          <table:table-cell office:value-type="string">
            <text:p>Defines a multiline input control (text area)</text:p>
          </table:table-cell>
          <table:table-cell table:number-columns-repeated="1021"/>
        </table:table-row>
        <table:table-row table:style-name="ro2">
          <table:table-cell office:value-type="string">
            <text:p>&lt;tfoot&gt;</text:p>
          </table:table-cell>
          <table:table-cell table:formula="of:=IF(ISERROR(VLOOKUP([.A107];[HtmlTags_NoChild.$A$2:.$A1105];1;FALSE()));   TRUE();   FALSE())" office:value-type="boolean" office:boolean-value="true">
            <text:p>VERDADERO</text:p>
          </table:table-cell>
          <table:table-cell office:value-type="string">
            <text:p>Groups the footer content in a table</text:p>
          </table:table-cell>
          <table:table-cell table:number-columns-repeated="1021"/>
        </table:table-row>
        <table:table-row table:style-name="ro2">
          <table:table-cell office:value-type="string">
            <text:p>&lt;th&gt;</text:p>
          </table:table-cell>
          <table:table-cell table:formula="of:=IF(ISERROR(VLOOKUP([.A108];[HtmlTags_NoChild.$A$2:.$A1106];1;FALSE()));   TRUE();   FALSE())" office:value-type="boolean" office:boolean-value="true">
            <text:p>VERDADERO</text:p>
          </table:table-cell>
          <table:table-cell office:value-type="string">
            <text:p>Defines a header cell in a table</text:p>
          </table:table-cell>
          <table:table-cell table:number-columns-repeated="1021"/>
        </table:table-row>
        <table:table-row table:style-name="ro2">
          <table:table-cell office:value-type="string">
            <text:p>&lt;thead&gt;</text:p>
          </table:table-cell>
          <table:table-cell table:formula="of:=IF(ISERROR(VLOOKUP([.A109];[HtmlTags_NoChild.$A$2:.$A1107];1;FALSE()));   TRUE();   FALSE())" office:value-type="boolean" office:boolean-value="true">
            <text:p>VERDADERO</text:p>
          </table:table-cell>
          <table:table-cell office:value-type="string">
            <text:p>Groups the header content in a table</text:p>
          </table:table-cell>
          <table:table-cell table:number-columns-repeated="1021"/>
        </table:table-row>
        <table:table-row table:style-name="ro1">
          <table:table-cell office:value-type="string">
            <text:p>&lt;time&gt;</text:p>
          </table:table-cell>
          <table:table-cell table:formula="of:=IF(ISERROR(VLOOKUP([.A110];[HtmlTags_NoChild.$A$2:.$A1108];1;FALSE()));   TRUE();   FALSE())" office:value-type="boolean" office:boolean-value="true">
            <text:p>VERDADERO</text:p>
          </table:table-cell>
          <table:table-cell office:value-type="string">
            <text:p>Defines a date/time</text:p>
          </table:table-cell>
          <table:table-cell table:number-columns-repeated="1021"/>
        </table:table-row>
        <table:table-row table:style-name="ro2">
          <table:table-cell office:value-type="string">
            <text:p>&lt;title&gt;</text:p>
          </table:table-cell>
          <table:table-cell table:formula="of:=IF(ISERROR(VLOOKUP([.A111];[HtmlTags_NoChild.$A$2:.$A1109];1;FALSE()));   TRUE();   FALSE())" office:value-type="boolean" office:boolean-value="true">
            <text:p>VERDADERO</text:p>
          </table:table-cell>
          <table:table-cell office:value-type="string">
            <text:p>Defines a title for the document</text:p>
          </table:table-cell>
          <table:table-cell table:number-columns-repeated="1021"/>
        </table:table-row>
        <table:table-row table:style-name="ro2">
          <table:table-cell office:value-type="string">
            <text:p>&lt;tr&gt;</text:p>
          </table:table-cell>
          <table:table-cell table:formula="of:=IF(ISERROR(VLOOKUP([.A112];[HtmlTags_NoChild.$A$2:.$A1110];1;FALSE()));   TRUE();   FALSE())" office:value-type="boolean" office:boolean-value="true">
            <text:p>VERDADERO</text:p>
          </table:table-cell>
          <table:table-cell office:value-type="string">
            <text:p>Defines a row in a table</text:p>
          </table:table-cell>
          <table:table-cell table:number-columns-repeated="1021"/>
        </table:table-row>
        <table:table-row table:style-name="ro2">
          <table:table-cell office:value-type="string">
            <text:p>&lt;track&gt;</text:p>
          </table:table-cell>
          <table:table-cell table:formula="of:=IF(ISERROR(VLOOKUP([.A113];[HtmlTags_NoChild.$A$2:.$A1111];1;FALSE()));   TRUE();   FALSE())" office:value-type="boolean" office:boolean-value="false">
            <text:p>FALSO</text:p>
          </table:table-cell>
          <table:table-cell office:value-type="string">
            <text:p>Defines text tracks for media elements (&lt;video&gt; and &lt;audio&gt;)</text:p>
          </table:table-cell>
          <table:table-cell table:number-columns-repeated="1021"/>
        </table:table-row>
        <table:table-row table:style-name="ro2">
          <table:table-cell office:value-type="string">
            <text:p>&lt;tt&gt;</text:p>
          </table:table-cell>
          <table:table-cell table:formula="of:=IF(ISERROR(VLOOKUP([.A114];[HtmlTags_NoChild.$A$2:.$A1112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Defines teletype text</text:p>
          </table:table-cell>
          <table:table-cell table:number-columns-repeated="1021"/>
        </table:table-row>
        <table:table-row table:style-name="ro2">
          <table:table-cell office:value-type="string">
            <text:p>&lt;u&gt;</text:p>
          </table:table-cell>
          <table:table-cell table:formula="of:=IF(ISERROR(VLOOKUP([.A115];[HtmlTags_NoChild.$A$2:.$A1113];1;FALSE()));   TRUE();   FALSE())" office:value-type="boolean" office:boolean-value="true">
            <text:p>VERDADERO</text:p>
          </table:table-cell>
          <table:table-cell office:value-type="string">
            <text:p>Defines text that should be stylistically different from normal text</text:p>
          </table:table-cell>
          <table:table-cell table:number-columns-repeated="1021"/>
        </table:table-row>
        <table:table-row table:style-name="ro2">
          <table:table-cell office:value-type="string">
            <text:p>&lt;ul&gt;</text:p>
          </table:table-cell>
          <table:table-cell table:formula="of:=IF(ISERROR(VLOOKUP([.A116];[HtmlTags_NoChild.$A$2:.$A1114];1;FALSE()));   TRUE();   FALSE())" office:value-type="boolean" office:boolean-value="true">
            <text:p>VERDADERO</text:p>
          </table:table-cell>
          <table:table-cell office:value-type="string">
            <text:p>Defines an unordered list</text:p>
          </table:table-cell>
          <table:table-cell table:number-columns-repeated="1021"/>
        </table:table-row>
        <table:table-row table:style-name="ro2">
          <table:table-cell office:value-type="string">
            <text:p>&lt;var&gt;</text:p>
          </table:table-cell>
          <table:table-cell table:formula="of:=IF(ISERROR(VLOOKUP([.A117];[HtmlTags_NoChild.$A$2:.$A1115];1;FALSE()));   TRUE();   FALSE())" office:value-type="boolean" office:boolean-value="true">
            <text:p>VERDADERO</text:p>
          </table:table-cell>
          <table:table-cell office:value-type="string">
            <text:p>Defines a variable</text:p>
          </table:table-cell>
          <table:table-cell table:number-columns-repeated="1021"/>
        </table:table-row>
        <table:table-row table:style-name="ro2">
          <table:table-cell office:value-type="string">
            <text:p>&lt;video&gt;</text:p>
          </table:table-cell>
          <table:table-cell table:formula="of:=IF(ISERROR(VLOOKUP([.A118];[HtmlTags_NoChild.$A$2:.$A1116];1;FALSE()));   TRUE();   FALSE())" office:value-type="boolean" office:boolean-value="true">
            <text:p>VERDADERO</text:p>
          </table:table-cell>
          <table:table-cell office:value-type="string">
            <text:p>Defines a video or movie</text:p>
          </table:table-cell>
          <table:table-cell table:number-columns-repeated="1021"/>
        </table:table-row>
        <table:table-row table:style-name="ro2">
          <table:table-cell office:value-type="string">
            <text:p>&lt;wbr&gt;</text:p>
          </table:table-cell>
          <table:table-cell table:formula="of:=IF(ISERROR(VLOOKUP([.A119];[HtmlTags_NoChild.$A$2:.$A1117];1;FALSE()));   TRUE();   FALSE())" office:value-type="boolean" office:boolean-value="false">
            <text:p>FALSO</text:p>
          </table:table-cell>
          <table:table-cell office:value-type="string">
            <text:p>Defines a possible line-break</text:p>
          </table:table-cell>
          <table:table-cell table:number-columns-repeated="1021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HtmlTags_NoChild" table:style-name="ta2" table:print="false">
        <table:table-column table:style-name="co21" table:default-cell-style-name="Default"/>
        <table:table-row table:style-name="ro2">
          <table:table-cell table:style-name="ce1" office:value-type="string">
            <text:p>Void Tags. Can't have Child</text:p>
          </table:table-cell>
        </table:table-row>
        <table:table-row table:style-name="ro2">
          <table:table-cell office:value-type="string">
            <text:p>&lt;!--...--&gt;</text:p>
          </table:table-cell>
        </table:table-row>
        <table:table-row table:style-name="ro2">
          <table:table-cell office:value-type="string">
            <text:p>&lt;!doctype&gt;</text:p>
          </table:table-cell>
        </table:table-row>
        <table:table-row table:style-name="ro2">
          <table:table-cell office:value-type="string">
            <text:p>&lt;area&gt;</text:p>
          </table:table-cell>
        </table:table-row>
        <table:table-row table:style-name="ro1">
          <table:table-cell office:value-type="string">
            <text:p>&lt;base&gt;</text:p>
          </table:table-cell>
        </table:table-row>
        <table:table-row table:style-name="ro2">
          <table:table-cell office:value-type="string">
            <text:p>&lt;br&gt;</text:p>
          </table:table-cell>
        </table:table-row>
        <table:table-row table:style-name="ro1">
          <table:table-cell office:value-type="string">
            <text:p>&lt;col&gt;</text:p>
          </table:table-cell>
        </table:table-row>
        <table:table-row table:style-name="ro2">
          <table:table-cell office:value-type="string">
            <text:p>&lt;command&gt;</text:p>
          </table:table-cell>
        </table:table-row>
        <table:table-row table:style-name="ro2">
          <table:table-cell office:value-type="string">
            <text:p>&lt;embed&gt;</text:p>
          </table:table-cell>
        </table:table-row>
        <table:table-row table:style-name="ro2">
          <table:table-cell office:value-type="string">
            <text:p>&lt;hr&gt;</text:p>
          </table:table-cell>
        </table:table-row>
        <table:table-row table:style-name="ro2">
          <table:table-cell office:value-type="string">
            <text:p>&lt;img&gt;</text:p>
          </table:table-cell>
        </table:table-row>
        <table:table-row table:style-name="ro2">
          <table:table-cell office:value-type="string">
            <text:p>&lt;input&gt;</text:p>
          </table:table-cell>
        </table:table-row>
        <table:table-row table:style-name="ro2">
          <table:table-cell office:value-type="string">
            <text:p>&lt;keygen&gt;</text:p>
          </table:table-cell>
        </table:table-row>
        <table:table-row table:style-name="ro2">
          <table:table-cell office:value-type="string">
            <text:p>&lt;link&gt;</text:p>
          </table:table-cell>
        </table:table-row>
        <table:table-row table:style-name="ro1">
          <table:table-cell office:value-type="string">
            <text:p>&lt;meta&gt;</text:p>
          </table:table-cell>
        </table:table-row>
        <table:table-row table:style-name="ro2">
          <table:table-cell office:value-type="string">
            <text:p>&lt;param&gt;</text:p>
          </table:table-cell>
        </table:table-row>
        <table:table-row table:style-name="ro2">
          <table:table-cell office:value-type="string">
            <text:p>&lt;source&gt;</text:p>
          </table:table-cell>
        </table:table-row>
        <table:table-row table:style-name="ro2">
          <table:table-cell office:value-type="string">
            <text:p>&lt;track&gt;</text:p>
          </table:table-cell>
        </table:table-row>
        <table:table-row table:style-name="ro2">
          <table:table-cell office:value-type="string">
            <text:p>&lt;wbr&gt;</text:p>
          </table:table-cell>
        </table:table-row>
        <table:table-row table:style-name="ro1" table:number-rows-repeated="1048556">
          <table:table-cell/>
        </table:table-row>
        <table:table-row table:style-name="ro1">
          <table:table-cell/>
        </table:table-row>
        <table:named-expressions/>
      </table:table>
      <table:table table:name="CssTAGS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row table:style-name="ro1">
          <table:table-cell table:style-name="ce1" office:value-type="string" table:number-columns-spanned="2" table:number-rows-spanned="1">
            <text:p>Color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color </text:p>
          </table:table-cell>
          <table:table-cell office:value-type="string">
            <text:p>Sets the color of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acity </text:p>
          </table:table-cell>
          <table:table-cell office:value-type="string">
            <text:p>Sets the opacity level for an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Background and Border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ackground </text:p>
          </table:table-cell>
          <table:table-cell office:value-type="string">
            <text:p>A shorthand property for setting all the background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attachment </text:p>
          </table:table-cell>
          <table:table-cell office:value-type="string">
            <text:p>Sets whether a background image is fixed or scrolls with the rest of the pag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blend-mode </text:p>
          </table:table-cell>
          <table:table-cell office:value-type="string">
            <text:p>Specifies the blending mode of each background layer (color/image) </text:p>
          </table:table-cell>
          <table:table-cell office:value-type="string">
            <text:p>3 </text:p>
          </table:table-cell>
        </table:table-row>
        <table:table-row table:style-name="ro1">
          <table:table-cell office:value-type="string">
            <text:p>background-color </text:p>
          </table:table-cell>
          <table:table-cell office:value-type="string">
            <text:p>Specifies the background color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image </text:p>
          </table:table-cell>
          <table:table-cell office:value-type="string">
            <text:p>Specifies one or more background images for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position </text:p>
          </table:table-cell>
          <table:table-cell office:value-type="string">
            <text:p>Specifies the position of a background imag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repeat </text:p>
          </table:table-cell>
          <table:table-cell office:value-type="string">
            <text:p>Sets how a background image will be repeated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clip </text:p>
          </table:table-cell>
          <table:table-cell office:value-type="string">
            <text:p>Specifies the painting area of the backgroun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ackground-origin </text:p>
          </table:table-cell>
          <table:table-cell office:value-type="string">
            <text:p>Specifies where the background image(s) is/are position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ackground-size </text:p>
          </table:table-cell>
          <table:table-cell office:value-type="string">
            <text:p>Specifies the size of the background image(s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 </text:p>
          </table:table-cell>
          <table:table-cell office:value-type="string">
            <text:p>Sets all the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bottom </text:p>
          </table:table-cell>
          <table:table-cell office:value-type="string">
            <text:p>Sets all the bottom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bottom-color </text:p>
          </table:table-cell>
          <table:table-cell office:value-type="string">
            <text:p>Sets the color of the bottom border </text:p>
          </table:table-cell>
          <table:table-cell office:value-type="string">
            <text:p>1 </text:p>
          </table:table-cell>
        </table:table-row>
        <table:table-row table:style-name="ro1">
          <table:table-cell office:value-type="string">
            <text:p>border-bottom-left-radius </text:p>
          </table:table-cell>
          <table:table-cell office:value-type="string">
            <text:p>Defines the shape of the border of the bottom-left cor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bottom-right-radius </text:p>
          </table:table-cell>
          <table:table-cell office:value-type="string">
            <text:p>Defines the shape of the border of the bottom-right cor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bottom-style </text:p>
          </table:table-cell>
          <table:table-cell office:value-type="string">
            <text:p>Sets the style of the bottom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bottom-width </text:p>
          </table:table-cell>
          <table:table-cell office:value-type="string">
            <text:p>Sets the width of the bottom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color </text:p>
          </table:table-cell>
          <table:table-cell office:value-type="string">
            <text:p>Sets the color of the four border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image </text:p>
          </table:table-cell>
          <table:table-cell office:value-type="string">
            <text:p>A shorthand property for setting all the border-image-*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image-outset </text:p>
          </table:table-cell>
          <table:table-cell office:value-type="string">
            <text:p>Specifies the amount by which the border image area extends beyond the border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image-repeat </text:p>
          </table:table-cell>
          <table:table-cell office:value-type="string">
            <text:p>Specifies whether the border image should be repeated, rounded or stretch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image-slice </text:p>
          </table:table-cell>
          <table:table-cell office:value-type="string">
            <text:p>Specifies how to slice the border ima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image-source </text:p>
          </table:table-cell>
          <table:table-cell office:value-type="string">
            <text:p>Specifies the path to the image to be used as a bord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image-width </text:p>
          </table:table-cell>
          <table:table-cell office:value-type="string">
            <text:p>Specifies the widths of the image-bord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left </text:p>
          </table:table-cell>
          <table:table-cell office:value-type="string">
            <text:p>Sets all the left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left-color </text:p>
          </table:table-cell>
          <table:table-cell office:value-type="string">
            <text:p>Sets the color of the lef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left-style </text:p>
          </table:table-cell>
          <table:table-cell office:value-type="string">
            <text:p>Sets the style of the lef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left-width </text:p>
          </table:table-cell>
          <table:table-cell office:value-type="string">
            <text:p>Sets the width of the lef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radius </text:p>
          </table:table-cell>
          <table:table-cell office:value-type="string">
            <text:p>A shorthand property for setting all the four border-*-radius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right </text:p>
          </table:table-cell>
          <table:table-cell office:value-type="string">
            <text:p>Sets all the right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right-color </text:p>
          </table:table-cell>
          <table:table-cell office:value-type="string">
            <text:p>Sets the color of the righ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right-style </text:p>
          </table:table-cell>
          <table:table-cell office:value-type="string">
            <text:p>Sets the style of the righ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right-width </text:p>
          </table:table-cell>
          <table:table-cell office:value-type="string">
            <text:p>Sets the width of the righ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style </text:p>
          </table:table-cell>
          <table:table-cell office:value-type="string">
            <text:p>Sets the style of the four border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top </text:p>
          </table:table-cell>
          <table:table-cell office:value-type="string">
            <text:p>Sets all the top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top-color </text:p>
          </table:table-cell>
          <table:table-cell office:value-type="string">
            <text:p>Sets the color of the top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top-left-radius </text:p>
          </table:table-cell>
          <table:table-cell office:value-type="string">
            <text:p>Defines the shape of the border of the top-left cor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top-right-radius </text:p>
          </table:table-cell>
          <table:table-cell office:value-type="string">
            <text:p>Defines the shape of the border of the top-right cor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top-style </text:p>
          </table:table-cell>
          <table:table-cell office:value-type="string">
            <text:p>Sets the style of the top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top-width </text:p>
          </table:table-cell>
          <table:table-cell office:value-type="string">
            <text:p>Sets the width of the top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width </text:p>
          </table:table-cell>
          <table:table-cell office:value-type="string">
            <text:p>Sets the width of the four border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x-decoration-break </text:p>
          </table:table-cell>
          <table:table-cell office:value-type="string">
            <text:p>Sets the behaviour of the background and border of an element at page-break, or, for in-line elements, at line-break.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x-shadow </text:p>
          </table:table-cell>
          <table:table-cell office:value-type="string">
            <text:p>Attaches one or more drop-shadows to the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Basic Box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ottom </text:p>
          </table:table-cell>
          <table:table-cell office:value-type="string">
            <text:p>Specifies the bottom position of a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ear </text:p>
          </table:table-cell>
          <table:table-cell office:value-type="string">
            <text:p>Specifies which sides of an element where other floating elements are not allowed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ip </text:p>
          </table:table-cell>
          <table:table-cell office:value-type="string">
            <text:p>Clips an absolutely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splay </text:p>
          </table:table-cell>
          <table:table-cell office:value-type="string">
            <text:p>Specifies how a certain HTML element should be displayed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loat </text:p>
          </table:table-cell>
          <table:table-cell office:value-type="string">
            <text:p>Specifies whether or not a box should floa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ight </text:p>
          </table:table-cell>
          <table:table-cell office:value-type="string">
            <text:p>Sets the height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ft </text:p>
          </table:table-cell>
          <table:table-cell office:value-type="string">
            <text:p>Specifies the left position of a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rgin </text:p>
          </table:table-cell>
          <table:table-cell office:value-type="string">
            <text:p>Sets all the margin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gin-bottom </text:p>
          </table:table-cell>
          <table:table-cell office:value-type="string">
            <text:p>Sets the bottom margin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gin-left </text:p>
          </table:table-cell>
          <table:table-cell office:value-type="string">
            <text:p>Sets the left margin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gin-right </text:p>
          </table:table-cell>
          <table:table-cell office:value-type="string">
            <text:p>Sets the right margin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gin-top </text:p>
          </table:table-cell>
          <table:table-cell office:value-type="string">
            <text:p>Sets the top margin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x-height </text:p>
          </table:table-cell>
          <table:table-cell office:value-type="string">
            <text:p>Sets the maximum height of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x-width </text:p>
          </table:table-cell>
          <table:table-cell office:value-type="string">
            <text:p>Sets the maximum width of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n-height </text:p>
          </table:table-cell>
          <table:table-cell office:value-type="string">
            <text:p>Sets the minimum height of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n-width </text:p>
          </table:table-cell>
          <table:table-cell office:value-type="string">
            <text:p>Sets the minimum width of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verflow</text:p>
          </table:table-cell>
          <table:table-cell office:value-type="string">
            <text:p>Specifies what happens if content overflows an element's box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verflow-x </text:p>
          </table:table-cell>
          <table:table-cell office:value-type="string">
            <text:p>Specifies whether or not to clip the left/right edges of the content, if it overflows the element's content area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verflow-y </text:p>
          </table:table-cell>
          <table:table-cell office:value-type="string">
            <text:p>Specifies whether or not to clip the top/bottom edges of the content, if it overflows the element's content area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adding </text:p>
          </table:table-cell>
          <table:table-cell office:value-type="string">
            <text:p>Sets all the padding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dding-bottom </text:p>
          </table:table-cell>
          <table:table-cell office:value-type="string">
            <text:p>Sets the bottom padding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dding-left </text:p>
          </table:table-cell>
          <table:table-cell office:value-type="string">
            <text:p>Sets the left padding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dding-right </text:p>
          </table:table-cell>
          <table:table-cell office:value-type="string">
            <text:p>Sets the right padding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dding-top </text:p>
          </table:table-cell>
          <table:table-cell office:value-type="string">
            <text:p>Sets the top padding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sition </text:p>
          </table:table-cell>
          <table:table-cell office:value-type="string">
            <text:p>Specifies the type of positioning method used for an element (static, relative, absolute or fixed)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ight </text:p>
          </table:table-cell>
          <table:table-cell office:value-type="string">
            <text:p>Specifies the right position of a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op </text:p>
          </table:table-cell>
          <table:table-cell office:value-type="string">
            <text:p>Specifies the top position of a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sibility </text:p>
          </table:table-cell>
          <table:table-cell office:value-type="string">
            <text:p>Specifies whether or not an element is visibl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idth </text:p>
          </table:table-cell>
          <table:table-cell office:value-type="string">
            <text:p>Sets the width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rtical-align </text:p>
          </table:table-cell>
          <table:table-cell office:value-type="string">
            <text:p>Sets the vertical alignment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-index </text:p>
          </table:table-cell>
          <table:table-cell office:value-type="string">
            <text:p>Sets the stack order of a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Flexible Box Layout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align-content </text:p>
          </table:table-cell>
          <table:table-cell office:value-type="string">
            <text:p>Specifies the alignment between the lines inside a flexible container when the items do not use all available spac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lign-items </text:p>
          </table:table-cell>
          <table:table-cell office:value-type="string">
            <text:p>Specifies the alignment for items inside a flexible contai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lign-self </text:p>
          </table:table-cell>
          <table:table-cell office:value-type="string">
            <text:p>Specifies the alignment for selected items inside a flexible contai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 </text:p>
          </table:table-cell>
          <table:table-cell office:value-type="string">
            <text:p>Specifies the length of the item, relative to the res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basis </text:p>
          </table:table-cell>
          <table:table-cell office:value-type="string">
            <text:p>Specifies the initial length of a flexible item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direction </text:p>
          </table:table-cell>
          <table:table-cell office:value-type="string">
            <text:p>Specifies the direction of the flexible item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flow </text:p>
          </table:table-cell>
          <table:table-cell office:value-type="string">
            <text:p>A shorthand property for the flex-direction and the flex-wrap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grow </text:p>
          </table:table-cell>
          <table:table-cell office:value-type="string">
            <text:p>Specifies how much the item will grow relative to the res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shrink </text:p>
          </table:table-cell>
          <table:table-cell office:value-type="string">
            <text:p>Specifies how the item will shrink relative to the res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wrap </text:p>
          </table:table-cell>
          <table:table-cell office:value-type="string">
            <text:p>Specifies whether the flexible items should wrap or no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ustify-content </text:p>
          </table:table-cell>
          <table:table-cell office:value-type="string">
            <text:p>Specifies the alignment between the items inside a flexible container when the items do not use all available spac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der </text:p>
          </table:table-cell>
          <table:table-cell office:value-type="string">
            <text:p>Sets the order of the flexible item, relative to the rest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ex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hanging-punctuation </text:p>
          </table:table-cell>
          <table:table-cell office:value-type="string">
            <text:p>Specifies whether a punctuation character may be placed outside the line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yphens </text:p>
          </table:table-cell>
          <table:table-cell office:value-type="string">
            <text:p>Sets how to split words to improve the layout of paragraph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etter-spacing </text:p>
          </table:table-cell>
          <table:table-cell office:value-type="string">
            <text:p>Increases or decreases the space between characters in a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ne-break </text:p>
          </table:table-cell>
          <table:table-cell office:value-type="string">
            <text:p>Specifies how/if to break lin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ine-height </text:p>
          </table:table-cell>
          <table:table-cell office:value-type="string">
            <text:p>Sets the line heigh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verflow-wrap </text:p>
          </table:table-cell>
          <table:table-cell office:value-type="string">
            <text:p>Specifies whether or not the browser may break lines within words in order to prevent overflow (when a string is too long to fit its containing box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ab-size </text:p>
          </table:table-cell>
          <table:table-cell office:value-type="string">
            <text:p>Specifies the length of the tab-charact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align </text:p>
          </table:table-cell>
          <table:table-cell office:value-type="string">
            <text:p>Specifies the horizontal alignment of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xt-align-last </text:p>
          </table:table-cell>
          <table:table-cell office:value-type="string">
            <text:p>Describes how the last line of a block or a line right before a forced line break is aligned when text-align is "justify"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combine-upright </text:p>
          </table:table-cell>
          <table:table-cell office:value-type="string">
            <text:p>Specifies the combination of multiple characters into the space of a single charact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indent </text:p>
          </table:table-cell>
          <table:table-cell office:value-type="string">
            <text:p>Specifies the indentation of the first line in a text-block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xt-justify </text:p>
          </table:table-cell>
          <table:table-cell office:value-type="string">
            <text:p>Specifies the justification method used when text-align is "justify"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transform </text:p>
          </table:table-cell>
          <table:table-cell office:value-type="string">
            <text:p>Controls the capitalization of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-space </text:p>
          </table:table-cell>
          <table:table-cell office:value-type="string">
            <text:p>Specifies how white-space inside an element is handled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d-break </text:p>
          </table:table-cell>
          <table:table-cell office:value-type="string">
            <text:p>Specifies line breaking rules for non-CJK script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d-spacing </text:p>
          </table:table-cell>
          <table:table-cell office:value-type="string">
            <text:p>Increases or decreases the space between words in a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d-wrap </text:p>
          </table:table-cell>
          <table:table-cell office:value-type="string">
            <text:p>Allows long, unbreakable words to be broken and wrap to the next line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ext Decoration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text-decoration </text:p>
          </table:table-cell>
          <table:table-cell office:value-type="string">
            <text:p>Specifies the decoration added to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xt-decoration-color </text:p>
          </table:table-cell>
          <table:table-cell office:value-type="string">
            <text:p>Specifies the color of the text-decor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decoration-line </text:p>
          </table:table-cell>
          <table:table-cell office:value-type="string">
            <text:p>Specifies the type of line in a text-decor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decoration-style </text:p>
          </table:table-cell>
          <table:table-cell office:value-type="string">
            <text:p>Specifies the style of the line in a text decor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shadow </text:p>
          </table:table-cell>
          <table:table-cell office:value-type="string">
            <text:p>Adds shadow to tex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underline-position </text:p>
          </table:table-cell>
          <table:table-cell office:value-type="string">
            <text:p>Specifies the position of the underline which is set using the text-decoration property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Fon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@font-face </text:p>
          </table:table-cell>
          <table:table-cell office:value-type="string">
            <text:p>A rule that allows websites to download and use fonts other than the "web-safe" font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@font-feature-values </text:p>
          </table:table-cell>
          <table:table-cell office:value-type="string">
            <text:p>Allows authors to use a common name in font-variant-alternate for feature activated differently in OpenTyp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 </text:p>
          </table:table-cell>
          <table:table-cell office:value-type="string">
            <text:p>Sets all the font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t-family </text:p>
          </table:table-cell>
          <table:table-cell office:value-type="string">
            <text:p>Specifies the font family for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t-feature-settings </text:p>
          </table:table-cell>
          <table:table-cell office:value-type="string">
            <text:p>Allows control over advanced typographic features in OpenType font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kerning </text:p>
          </table:table-cell>
          <table:table-cell office:value-type="string">
            <text:p>Controls the usage of the kerning information (how letters are space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language-override </text:p>
          </table:table-cell>
          <table:table-cell office:value-type="string">
            <text:p>Controls the usage of language-specific glyphs in a typefac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size </text:p>
          </table:table-cell>
          <table:table-cell office:value-type="string">
            <text:p>Specifies the font size of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t-size-adjust </text:p>
          </table:table-cell>
          <table:table-cell office:value-type="string">
            <text:p>Preserves the readability of text when font fallback occur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stretch </text:p>
          </table:table-cell>
          <table:table-cell office:value-type="string">
            <text:p>Selects a normal, condensed, or expanded face from a font family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style </text:p>
          </table:table-cell>
          <table:table-cell office:value-type="string">
            <text:p>Specifies the font style for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t-synthesis </text:p>
          </table:table-cell>
          <table:table-cell office:value-type="string">
            <text:p>Controls which missing typefaces (bold or italic) may be synthesized by the brows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 </text:p>
          </table:table-cell>
          <table:table-cell office:value-type="string">
            <text:p>Specifies whether or not a text should be displayed in a small-caps fo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t-variant-alternates </text:p>
          </table:table-cell>
          <table:table-cell office:value-type="string">
            <text:p>Controls the usage of alternate glyphs associated to alternative names defined in @font-feature-valu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-caps </text:p>
          </table:table-cell>
          <table:table-cell office:value-type="string">
            <text:p>Controls the usage of alternate glyphs for capital letter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-east-asian </text:p>
          </table:table-cell>
          <table:table-cell office:value-type="string">
            <text:p>Controls the usage of alternate glyphs for East Asian scripts (e.g Japanese and Chinese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-ligatures </text:p>
          </table:table-cell>
          <table:table-cell office:value-type="string">
            <text:p>Controls which ligatures and contextual forms are used in textual content of the elements it applies to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-numeric </text:p>
          </table:table-cell>
          <table:table-cell office:value-type="string">
            <text:p>Controls the usage of alternate glyphs for numbers, fractions, and ordinal marker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-position </text:p>
          </table:table-cell>
          <table:table-cell office:value-type="string">
            <text:p>Controls the usage of alternate glyphs of smaller size positioned as superscript or subscript regarding the baseline of the fo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weight </text:p>
          </table:table-cell>
          <table:table-cell office:value-type="string">
            <text:p>Specifies the weight of a fo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 table:number-columns-spanned="2" table:number-rows-spanned="1">
            <text:p>Writing Mode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direction </text:p>
          </table:table-cell>
          <table:table-cell office:value-type="string">
            <text:p>Specifies the text direction/writing direction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-orientation </text:p>
          </table:table-cell>
          <table:table-cell office:value-type="string">
            <text:p>Defines the orientation of the text in a lin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combine-upright </text:p>
          </table:table-cell>
          <table:table-cell office:value-type="string">
            <text:p>Specifies the combination of multiple characters into the space of a single charact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unicode-bidi </text:p>
          </table:table-cell>
          <table:table-cell office:value-type="string">
            <text:p>Used together with the direction property to set or return whether the text should be overridden to support multiple languages in the same docu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writing-mode </text:p>
          </table:table-cell>
          <table:covered-table-cell table:style-name="ce1"/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abl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order-collapse </text:p>
          </table:table-cell>
          <table:table-cell office:value-type="string">
            <text:p>Specifies whether or not table borders should be collapsed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rder-spacing </text:p>
          </table:table-cell>
          <table:table-cell office:value-type="string">
            <text:p>Specifies the distance between the borders of adjacent cell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ption-side </text:p>
          </table:table-cell>
          <table:table-cell office:value-type="string">
            <text:p>Specifies the placement of a table caption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mpty-cells </text:p>
          </table:table-cell>
          <table:table-cell office:value-type="string">
            <text:p>Specifies whether or not to display borders and background on empty cells in a tabl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able-layout </text:p>
          </table:table-cell>
          <table:table-cell office:value-type="string">
            <text:p>Sets the layout algorithm to be used for a table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Lists and Counter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counter-increment </text:p>
          </table:table-cell>
          <table:table-cell office:value-type="string">
            <text:p>Increments one or more counter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unter-reset </text:p>
          </table:table-cell>
          <table:table-cell office:value-type="string">
            <text:p>Creates or resets one or more counter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st-style </text:p>
          </table:table-cell>
          <table:table-cell office:value-type="string">
            <text:p>Sets all the properties for a list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st-style-image </text:p>
          </table:table-cell>
          <table:table-cell office:value-type="string">
            <text:p>Specifies an image as the list-item mark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st-style-position </text:p>
          </table:table-cell>
          <table:table-cell office:value-type="string">
            <text:p>Specifies if the list-item markers should appear inside or outside the content flow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st-style-type </text:p>
          </table:table-cell>
          <table:table-cell office:value-type="string">
            <text:p>Specifies the type of list-item mark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 table:number-columns-spanned="2" table:number-rows-spanned="1">
            <text:p>Animation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@keyframes </text:p>
          </table:table-cell>
          <table:table-cell office:value-type="string">
            <text:p>Specifies the animation cod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 </text:p>
          </table:table-cell>
          <table:table-cell office:value-type="string">
            <text:p>A shorthand property for all the animation properties (except animation-play-state and animation-fill-mode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delay </text:p>
          </table:table-cell>
          <table:table-cell office:value-type="string">
            <text:p>Specifies a delay for the start of an anim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direction </text:p>
          </table:table-cell>
          <table:table-cell office:value-type="string">
            <text:p>Specifies whether or not the animation should play in reverse on alternate cycl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duration </text:p>
          </table:table-cell>
          <table:table-cell office:value-type="string">
            <text:p>Specifies how many seconds or milliseconds an animation takes to complete one cycl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fill-mode </text:p>
          </table:table-cell>
          <table:table-cell office:value-type="string">
            <text:p>Specifies a style for the element when the animation is not playing (when it is finished, or when it has a delay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iteration-count </text:p>
          </table:table-cell>
          <table:table-cell office:value-type="string">
            <text:p>Specifies the number of times an animation should be play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name </text:p>
          </table:table-cell>
          <table:table-cell office:value-type="string">
            <text:p>Specifies the name of the @keyframes anim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play-state </text:p>
          </table:table-cell>
          <table:table-cell office:value-type="string">
            <text:p>Specifies whether the animation is running or paus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timing-function </text:p>
          </table:table-cell>
          <table:table-cell office:value-type="string">
            <text:p>Specifies the speed curve of an anim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ransform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ackface-visibility </text:p>
          </table:table-cell>
          <table:table-cell office:value-type="string">
            <text:p>Defines whether or not an element should be visible when not facing the scree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spective </text:p>
          </table:table-cell>
          <table:table-cell office:value-type="string">
            <text:p>Specifies the perspective on how 3D elements are view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spective-origin </text:p>
          </table:table-cell>
          <table:table-cell office:value-type="string">
            <text:p>Specifies the bottom position of 3D element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 </text:p>
          </table:table-cell>
          <table:table-cell office:value-type="string">
            <text:p>Applies a 2D or 3D transformation to an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-origin </text:p>
          </table:table-cell>
          <table:table-cell office:value-type="string">
            <text:p>Allows you to change the position on transformed element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-style </text:p>
          </table:table-cell>
          <table:table-cell office:value-type="string">
            <text:p>Specifies how nested elements are rendered in 3D space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ransition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transition </text:p>
          </table:table-cell>
          <table:table-cell office:value-type="string">
            <text:p>A shorthand property for setting the four transition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ition-property </text:p>
          </table:table-cell>
          <table:table-cell office:value-type="string">
            <text:p>Specifies the name of the CSS property the transition effect is fo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ition-duration </text:p>
          </table:table-cell>
          <table:table-cell office:value-type="string">
            <text:p>Specifies how many seconds or milliseconds a transition effect takes to complet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ition-timing-function </text:p>
          </table:table-cell>
          <table:table-cell office:value-type="string">
            <text:p>Specifies the speed curve of the transition effec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ition-delay </text:p>
          </table:table-cell>
          <table:table-cell office:value-type="string">
            <text:p>Specifies when the transition effect will start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Basic User Interfac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ox-sizing </text:p>
          </table:table-cell>
          <table:table-cell office:value-type="string">
            <text:p>Tells the browser what the sizing properties (width and height) should includ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tent </text:p>
          </table:table-cell>
          <table:table-cell office:value-type="string">
            <text:p>Used with the :before and :after pseudo-elements, to insert generated cont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ursor </text:p>
          </table:table-cell>
          <table:table-cell office:value-type="string">
            <text:p>Specifies the type of cursor to be displayed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me-mode </text:p>
          </table:table-cell>
          <table:table-cell office:value-type="string">
            <text:p>Controls the state of the input method editor for text field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av-down </text:p>
          </table:table-cell>
          <table:table-cell office:value-type="string">
            <text:p>Specifies where to navigate when using the arrow-down navigation key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av-index </text:p>
          </table:table-cell>
          <table:table-cell office:value-type="string">
            <text:p>Specifies the tabbing order for an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av-left </text:p>
          </table:table-cell>
          <table:table-cell office:value-type="string">
            <text:p>Specifies where to navigate when using the arrow-left navigation key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av-right </text:p>
          </table:table-cell>
          <table:table-cell office:value-type="string">
            <text:p>Specifies where to navigate when using the arrow-right navigation key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av-up </text:p>
          </table:table-cell>
          <table:table-cell office:value-type="string">
            <text:p>Specifies where to navigate when using the arrow-up navigation key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utline </text:p>
          </table:table-cell>
          <table:table-cell office:value-type="string">
            <text:p>Sets all the outline properties in one declaration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utline-color </text:p>
          </table:table-cell>
          <table:table-cell office:value-type="string">
            <text:p>Sets the color of an outlin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utline-offset </text:p>
          </table:table-cell>
          <table:table-cell office:value-type="string">
            <text:p>Offsets an outline, and draws it beyond the border ed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utline-style </text:p>
          </table:table-cell>
          <table:table-cell office:value-type="string">
            <text:p>Sets the style of an outlin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utline-width </text:p>
          </table:table-cell>
          <table:table-cell office:value-type="string">
            <text:p>Sets the width of an outlin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ize </text:p>
          </table:table-cell>
          <table:table-cell office:value-type="string">
            <text:p>Specifies whether or not an element is resizable by the us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overflow </text:p>
          </table:table-cell>
          <table:table-cell office:value-type="string">
            <text:p>Specifies what should happen when text overflows the containing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Multi-column Layou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reak-after </text:p>
          </table:table-cell>
          <table:table-cell office:value-type="string">
            <text:p>Specifies the page-, column-, or region-break behavior after the generated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reak-before </text:p>
          </table:table-cell>
          <table:table-cell office:value-type="string">
            <text:p>Specifies the page-, column-, or region-break behavior before the generated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reak-inside </text:p>
          </table:table-cell>
          <table:table-cell office:value-type="string">
            <text:p>Specifies the page-, column-, or region-break behavior inside the generated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count </text:p>
          </table:table-cell>
          <table:table-cell office:value-type="string">
            <text:p>Specifies the number of columns an element should be divided into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fill </text:p>
          </table:table-cell>
          <table:table-cell office:value-type="string">
            <text:p>Specifies how to fill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gap </text:p>
          </table:table-cell>
          <table:table-cell office:value-type="string">
            <text:p>Specifies the gap between the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rule </text:p>
          </table:table-cell>
          <table:table-cell office:value-type="string">
            <text:p>A shorthand property for setting all the column-rule-*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rule-color </text:p>
          </table:table-cell>
          <table:table-cell office:value-type="string">
            <text:p>Specifies the color of the rule between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rule-style </text:p>
          </table:table-cell>
          <table:table-cell office:value-type="string">
            <text:p>Specifies the style of the rule between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rule-width </text:p>
          </table:table-cell>
          <table:table-cell office:value-type="string">
            <text:p>Specifies the width of the rule between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span </text:p>
          </table:table-cell>
          <table:table-cell office:value-type="string">
            <text:p>Specifies how many columns an element should span acros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width </text:p>
          </table:table-cell>
          <table:table-cell office:value-type="string">
            <text:p>Specifies the width of the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s </text:p>
          </table:table-cell>
          <table:table-cell office:value-type="string">
            <text:p>A shorthand property for setting column-width and column-cou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idows </text:p>
          </table:table-cell>
          <table:table-cell office:value-type="string">
            <text:p>Sets the minimum number of lines that must be left at the top of a page when a page break occurs inside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Paged Media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orphans </text:p>
          </table:table-cell>
          <table:table-cell office:value-type="string">
            <text:p>Sets the minimum number of lines that must be left at the bottom of a page when a page break occurs inside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ge-break-after </text:p>
          </table:table-cell>
          <table:table-cell office:value-type="string">
            <text:p>Sets the page-breaking behavior after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ge-break-before </text:p>
          </table:table-cell>
          <table:table-cell office:value-type="string">
            <text:p>Sets the page-breaking behavior before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ge-break-inside </text:p>
          </table:table-cell>
          <table:table-cell office:value-type="string">
            <text:p>Sets the page-breaking behavior inside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Generated Content for Paged Media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marks </text:p>
          </table:table-cell>
          <table:table-cell office:value-type="string">
            <text:p>Adds crop and/or cross marks to the docu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quotes </text:p>
          </table:table-cell>
          <table:table-cell office:value-type="string">
            <text:p>Sets the type of quotation marks for embedded quotations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Filter Effect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filter </text:p>
          </table:table-cell>
          <table:table-cell office:value-type="string">
            <text:p>Defines effects (e.g. blurring or color shifting) on an element before the element is display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Image Values and Replaced Content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image-orientation </text:p>
          </table:table-cell>
          <table:table-cell office:value-type="string">
            <text:p>Specifies a rotation in the right or clockwise direction that a user agent applies to an image (This property is likely going to be deprecated and its functionality moved to HTML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age-rendering </text:p>
          </table:table-cell>
          <table:table-cell office:value-type="string">
            <text:p>Gives a hint to the browser about what aspects of an image are most important to preserve when the image is scal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age-resolution </text:p>
          </table:table-cell>
          <table:table-cell office:value-type="string">
            <text:p>Specifies the intrinsic resolution of all raster images used in/on the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bject-fit </text:p>
          </table:table-cell>
          <table:table-cell office:value-type="string">
            <text:p>Specifies how the contents of a replaced element should be fitted to the box established by its used height and width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bject-position </text:p>
          </table:table-cell>
          <table:table-cell office:value-type="string">
            <text:p>Specifies the alignment of the replaced element inside its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Masking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mask 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sk-type 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Speech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mark </text:p>
          </table:table-cell>
          <table:table-cell office:value-type="string">
            <text:p>A shorthand property for setting the mark-before and mark-after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k-after </text:p>
          </table:table-cell>
          <table:table-cell office:value-type="string">
            <text:p>Allows named markers to be attached to the audio stream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k-before </text:p>
          </table:table-cell>
          <table:table-cell office:value-type="string">
            <text:p>Allows named markers to be attached to the audio stream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honemes </text:p>
          </table:table-cell>
          <table:table-cell office:value-type="string">
            <text:p>Specifies a phonetic pronunciation for the text contained by the corresponding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st </text:p>
          </table:table-cell>
          <table:table-cell office:value-type="string">
            <text:p>A shorthand property for setting the rest-before and rest-after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st-after </text:p>
          </table:table-cell>
          <table:table-cell office:value-type="string">
            <text:p>Specifies a rest or prosodic boundary to be observed after speaking an element's cont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st-before </text:p>
          </table:table-cell>
          <table:table-cell office:value-type="string">
            <text:p>Specifies a rest or prosodic boundary to be observed before speaking an element's cont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balance </text:p>
          </table:table-cell>
          <table:table-cell office:value-type="string">
            <text:p>Specifies the balance between left and right channel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duration </text:p>
          </table:table-cell>
          <table:table-cell office:value-type="string">
            <text:p>Specifies how long it should take to render the selected element's cont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pitch </text:p>
          </table:table-cell>
          <table:table-cell office:value-type="string">
            <text:p>Specifies the average pitch (a frequency) of the speaking voic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pitch-range </text:p>
          </table:table-cell>
          <table:table-cell office:value-type="string">
            <text:p>Specifies variation in average pitch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rate </text:p>
          </table:table-cell>
          <table:table-cell office:value-type="string">
            <text:p>Controls the speaking rat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stress </text:p>
          </table:table-cell>
          <table:table-cell office:value-type="string">
            <text:p>Indicates the strength of emphasis to be appli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volume </text:p>
          </table:table-cell>
          <table:table-cell office:value-type="string">
            <text:p>Refers to the amplitude of the waveform output by the speech synthesis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Marque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marquee-direction </text:p>
          </table:table-cell>
          <table:table-cell office:value-type="string">
            <text:p>Sets the direction of the moving cont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quee-play-count </text:p>
          </table:table-cell>
          <table:table-cell office:value-type="string">
            <text:p>Sets how many times the content mov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quee-speed </text:p>
          </table:table-cell>
          <table:table-cell office:value-type="string">
            <text:p>Sets how fast the content scroll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quee-style </text:p>
          </table:table-cell>
          <table:table-cell office:value-type="string">
            <text:p>Sets the style of the moving content </text:p>
          </table:table-cell>
          <table:table-cell office:value-type="float" office:value="3">
            <text:p>3</text:p>
          </table:table-cell>
        </table:table-row>
        <table:table-row table:style-name="ro1" table:number-rows-repeated="1048301">
          <table:table-cell table:number-columns-repeated="3"/>
        </table:table-row>
        <table:table-row table:style-name="ro1">
          <table:table-cell table:number-columns-repeated="3"/>
        </table:table-row>
        <table:named-expressions/>
      </table:table>
      <table:table table:name="AsciiTable" table:style-name="ta2" table:print="false">
        <office:forms form:automatic-focus="false" form:apply-design-mode="false"/>
        <table:table-column table:style-name="co14" table:number-columns-repeated="5" table:default-cell-style-name="ce2"/>
        <table:table-column table:style-name="co24" table:default-cell-style-name="ce2"/>
        <table:table-column table:style-name="co14" table:number-columns-repeated="1018" table:default-cell-style-name="ce2"/>
        <table:table-row table:style-name="ro1">
          <table:table-cell table:style-name="ce8" office:value-type="string" table:number-columns-spanned="2" table:number-rows-spanned="1">
            <text:p>ASCII <text:s text:c="3"/></text:p>
          </table:table-cell>
          <table:covered-table-cell table:style-name="ce8"/>
          <table:table-cell table:style-name="ce10"/>
          <table:table-cell table:style-name="ce8" office:value-type="string" table:number-columns-spanned="2" table:number-rows-spanned="1">
            <text:p>HTML </text:p>
          </table:table-cell>
          <table:covered-table-cell table:style-name="ce8"/>
          <table:table-cell table:style-name="ce8"/>
          <table:table-cell table:style-name="ce14" table:number-columns-repeated="1018"/>
        </table:table-row>
        <table:table-row table:style-name="ro2">
          <table:table-cell table:style-name="ce8" office:value-type="string">
            <text:p>Dec </text:p>
          </table:table-cell>
          <table:table-cell table:style-name="ce8" office:value-type="string">
            <text:p>Hex </text:p>
          </table:table-cell>
          <table:table-cell table:style-name="ce8" office:value-type="string">
            <text:p>Símbolo </text:p>
          </table:table-cell>
          <table:table-cell table:style-name="ce8" office:value-type="string">
            <text:p>Numero </text:p>
          </table:table-cell>
          <table:table-cell table:style-name="ce8" office:value-type="string">
            <text:p>Nombre </text:p>
          </table:table-cell>
          <table:table-cell table:style-name="ce8" office:value-type="string">
            <text:p>Descripcion</text:p>
          </table:table-cell>
          <table:table-cell table:style-name="ce14" table:number-columns-repeated="1018"/>
        </table:table-row>
        <table:table-row table:style-name="ro3">
          <table:table-cell table:style-name="ce9" office:value-type="string">
            <text:p>32</text:p>
            <text:p>33</text:p>
            <text:p>34</text:p>
            <text:p>35</text:p>
            <text:p>36</text:p>
            <text:p>37</text:p>
            <text:p>38</text:p>
            <text:p>39</text:p>
            <text:p>40</text:p>
            <text:p>41</text:p>
            <text:p>42</text:p>
            <text:p>43</text:p>
            <text:p>44</text:p>
            <text:p>45</text:p>
            <text:p>46</text:p>
            <text:p>47</text:p>
          </table:table-cell>
          <table:table-cell table:style-name="ce9" office:value-type="string">
            <text:p>20</text:p>
            <text:p>21</text:p>
            <text:p>22</text:p>
            <text:p>23</text:p>
            <text:p>24</text:p>
            <text:p>25</text:p>
            <text:p>26</text:p>
            <text:p>27</text:p>
            <text:p>28</text:p>
            <text:p>29</text:p>
            <text:p>2A</text:p>
            <text:p>2B</text:p>
            <text:p>2C</text:p>
            <text:p>2D</text:p>
            <text:p>2E</text:p>
            <text:p>2F</text:p>
          </table:table-cell>
          <table:table-cell table:style-name="ce9" office:value-type="string">
            <text:p>!</text:p>
            <text:p>"</text:p>
            <text:p>#</text:p>
            <text:p>$</text:p>
            <text:p>%</text:p>
            <text:p>&amp;</text:p>
            <text:p>'</text:p>
            <text:p>(</text:p>
            <text:p>)</text:p>
            <text:p>*</text:p>
            <text:p>+</text:p>
            <text:p>,</text:p>
            <text:p>-</text:p>
            <text:p>.</text:p>
            <text:p>/</text:p>
          </table:table-cell>
          <table:table-cell table:style-name="ce12" office:value-type="string">
            <text:p>&amp;#32;</text:p>
            <text:p>&amp;#33;</text:p>
            <text:p>&amp;#34;</text:p>
            <text:p>&amp;#35;</text:p>
            <text:p>&amp;#36;</text:p>
            <text:p>&amp;#37;</text:p>
            <text:p>&amp;#38;</text:p>
            <text:p>&amp;#39;</text:p>
            <text:p>&amp;#40;</text:p>
            <text:p>&amp;#41;</text:p>
            <text:p>&amp;#42;</text:p>
            <text:p>&amp;#43;</text:p>
            <text:p>&amp;#44;</text:p>
            <text:p>&amp;#45;</text:p>
            <text:p>&amp;#46;</text:p>
            <text:p>&amp;#47;</text:p>
          </table:table-cell>
          <table:table-cell table:style-name="ce12" office:value-type="string">
            <text:p>&amp;quot;</text:p>
            <text:p/>
            <text:p/>
            <text:p/>
            <text:p>&amp;amp;</text:p>
          </table:table-cell>
          <table:table-cell table:style-name="ce12" office:value-type="string">
            <text:p>espacio</text:p>
            <text:p>signo de cierre de exclamación</text:p>
            <text:p>comillas dobles</text:p>
            <text:p>signo de número</text:p>
            <text:p>signo de dólar</text:p>
            <text:p>signo de porcentaje</text:p>
            <text:p>signo "&amp;" / ampersand</text:p>
            <text:p>comilla / apóstrofe</text:p>
            <text:p>paréntesis izquierdo</text:p>
            <text:p>paréntesis derecho</text:p>
            <text:p>asterisco</text:p>
            <text:p>signo de más / adición</text:p>
            <text:p>coma</text:p>
            <text:p>signo de menos / sustracción / guíon</text:p>
            <text:p>punto</text:p>
            <text:p>barra oblicua - barra de división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48</text:p>
            <text:p>49</text:p>
            <text:p>50</text:p>
            <text:p>51</text:p>
            <text:p>52</text:p>
            <text:p>53</text:p>
            <text:p>54</text:p>
            <text:p>55</text:p>
            <text:p>56</text:p>
            <text:p>57</text:p>
            <text:p>58</text:p>
            <text:p>59</text:p>
            <text:p>60</text:p>
            <text:p>61</text:p>
            <text:p>62</text:p>
            <text:p>63</text:p>
          </table:table-cell>
          <table:table-cell table:style-name="ce9" office:value-type="string">
            <text:p>30</text:p>
            <text:p>31</text:p>
            <text:p>32</text:p>
            <text:p>33</text:p>
            <text:p>34</text:p>
            <text:p>35</text:p>
            <text:p>36</text:p>
            <text:p>37</text:p>
            <text:p>38</text:p>
            <text:p>39</text:p>
            <text:p>3A</text:p>
            <text:p>3B</text:p>
            <text:p>3C</text:p>
            <text:p>3D</text:p>
            <text:p>3E</text:p>
            <text:p>3F</text:p>
          </table:table-cell>
          <table:table-cell table:style-name="ce9" office:value-type="string">
            <text:p>0</text:p>
            <text:p>1</text:p>
            <text:p>2</text:p>
            <text:p>3</text:p>
            <text:p>4</text:p>
            <text:p>5</text:p>
            <text:p>6</text:p>
            <text:p>7</text:p>
            <text:p>8</text:p>
            <text:p>9</text:p>
            <text:p>:</text:p>
            <text:p>;</text:p>
            <text:p>&lt;</text:p>
            <text:p>=</text:p>
            <text:p>&gt;</text:p>
            <text:p>?</text:p>
          </table:table-cell>
          <table:table-cell table:style-name="ce12" office:value-type="string">
            <text:p>&amp;#48;</text:p>
            <text:p>&amp;#49;</text:p>
            <text:p>&amp;#50;</text:p>
            <text:p>&amp;#51;</text:p>
            <text:p>&amp;#52;</text:p>
            <text:p>&amp;#53;</text:p>
            <text:p>&amp;#54;</text:p>
            <text:p>&amp;#55;</text:p>
            <text:p>&amp;#56;</text:p>
            <text:p>&amp;#57;</text:p>
            <text:p>&amp;#58;</text:p>
            <text:p>&amp;#59;</text:p>
            <text:p>&amp;#60;</text:p>
            <text:p>&amp;#61;</text:p>
            <text:p>&amp;#62;</text:p>
            <text:p>&amp;#63;</text:p>
          </table:table-cell>
          <table:table-cell table:style-name="ce12" office:value-type="string">
            <text:p>&amp;lt;</text:p>
            <text:p/>
            <text:p>&amp;gt;</text:p>
          </table:table-cell>
          <table:table-cell table:style-name="ce12" office:value-type="string">
            <text:p>cero</text:p>
            <text:p>uno</text:p>
            <text:p>dos</text:p>
            <text:p>tres</text:p>
            <text:p>cuatro</text:p>
            <text:p>cinco</text:p>
            <text:p>seis</text:p>
            <text:p>siete</text:p>
            <text:p>ocho</text:p>
            <text:p>nueve</text:p>
            <text:p>dos puntos</text:p>
            <text:p>punto y coma</text:p>
            <text:p>signo de menor que</text:p>
            <text:p>signo de igual</text:p>
            <text:p>signo de mayor que</text:p>
            <text:p>signo de interrogación - cierre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64</text:p>
            <text:p>65</text:p>
            <text:p>66</text:p>
            <text:p>67</text:p>
            <text:p>68</text:p>
            <text:p>69</text:p>
            <text:p>70</text:p>
            <text:p>71</text:p>
            <text:p>72</text:p>
            <text:p>73</text:p>
            <text:p>74</text:p>
            <text:p>75</text:p>
            <text:p>76</text:p>
            <text:p>77</text:p>
            <text:p>78</text:p>
            <text:p>79</text:p>
          </table:table-cell>
          <table:table-cell table:style-name="ce9" office:value-type="string">
            <text:p>40</text:p>
            <text:p>41</text:p>
            <text:p>42</text:p>
            <text:p>43</text:p>
            <text:p>44</text:p>
            <text:p>45</text:p>
            <text:p>46</text:p>
            <text:p>47</text:p>
            <text:p>48</text:p>
            <text:p>49</text:p>
            <text:p>4A</text:p>
            <text:p>4B</text:p>
            <text:p>4C</text:p>
            <text:p>4D</text:p>
            <text:p>4E</text:p>
            <text:p>4F</text:p>
          </table:table-cell>
          <table:table-cell table:style-name="ce9" office:value-type="string">
            <text:p>@</text:p>
            <text:p>A</text:p>
            <text:p>B</text:p>
            <text:p>C</text:p>
            <text:p>D</text:p>
            <text:p>E</text:p>
            <text:p>F</text:p>
            <text:p>G</text:p>
            <text:p>H</text:p>
            <text:p>I</text:p>
            <text:p>J</text:p>
            <text:p>K</text:p>
            <text:p>L</text:p>
            <text:p>M</text:p>
            <text:p>N</text:p>
            <text:p>O</text:p>
          </table:table-cell>
          <table:table-cell table:style-name="ce12" office:value-type="string">
            <text:p>&amp;#64;</text:p>
            <text:p>&amp;#65;</text:p>
            <text:p>&amp;#66;</text:p>
            <text:p>&amp;#67;</text:p>
            <text:p>&amp;#68;</text:p>
            <text:p>&amp;#69;</text:p>
            <text:p>&amp;#70;</text:p>
            <text:p>&amp;#71;</text:p>
            <text:p>&amp;#72;</text:p>
            <text:p>&amp;#73;</text:p>
            <text:p>&amp;#74;</text:p>
            <text:p>&amp;#75;</text:p>
            <text:p>&amp;#76;</text:p>
            <text:p>&amp;#77;</text:p>
            <text:p>&amp;#78;</text:p>
            <text:p>&amp;#79;</text:p>
          </table:table-cell>
          <table:table-cell table:style-name="ce13"/>
          <table:table-cell table:style-name="ce12" office:value-type="string">
            <text:p>símbolo arroba 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80</text:p>
            <text:p>81</text:p>
            <text:p>82</text:p>
            <text:p>83</text:p>
            <text:p>84</text:p>
            <text:p>85</text:p>
            <text:p>86</text:p>
            <text:p>87</text:p>
            <text:p>88</text:p>
            <text:p>89</text:p>
            <text:p>90</text:p>
            <text:p>91</text:p>
            <text:p>92</text:p>
            <text:p>93</text:p>
            <text:p>94</text:p>
            <text:p>95</text:p>
          </table:table-cell>
          <table:table-cell table:style-name="ce9" office:value-type="string">
            <text:p>50</text:p>
            <text:p>51</text:p>
            <text:p>52</text:p>
            <text:p>53</text:p>
            <text:p>54</text:p>
            <text:p>55</text:p>
            <text:p>56</text:p>
            <text:p>57</text:p>
            <text:p>58</text:p>
            <text:p>59</text:p>
            <text:p>5A</text:p>
            <text:p>5B</text:p>
            <text:p>5C</text:p>
            <text:p>5D</text:p>
            <text:p>5E</text:p>
            <text:p>5F</text:p>
          </table:table-cell>
          <table:table-cell table:style-name="ce9" office:value-type="string">
            <text:p>P</text:p>
            <text:p>Q</text:p>
            <text:p>R</text:p>
            <text:p>S</text:p>
            <text:p>T</text:p>
            <text:p>U</text:p>
            <text:p>V</text:p>
            <text:p>W</text:p>
            <text:p>X</text:p>
            <text:p>Y</text:p>
            <text:p>Z</text:p>
            <text:p>[</text:p>
            <text:p>\</text:p>
            <text:p>]</text:p>
            <text:p>^</text:p>
            <text:p>_</text:p>
          </table:table-cell>
          <table:table-cell table:style-name="ce12" office:value-type="string">
            <text:p>&amp;#80;</text:p>
            <text:p>&amp;#81;</text:p>
            <text:p>&amp;#82;</text:p>
            <text:p>&amp;#83;</text:p>
            <text:p>&amp;#84;</text:p>
            <text:p>&amp;#85;</text:p>
            <text:p>&amp;#86;</text:p>
            <text:p>&amp;#87;</text:p>
            <text:p>&amp;#88;</text:p>
            <text:p>&amp;#89;</text:p>
            <text:p>&amp;#90;</text:p>
            <text:p>&amp;#91;</text:p>
            <text:p>&amp;#92;</text:p>
            <text:p>&amp;#93;</text:p>
            <text:p>&amp;#94;</text:p>
            <text:p>&amp;#95;</text:p>
          </table:table-cell>
          <table:table-cell table:style-name="ce13"/>
          <table:table-cell table:style-name="ce12" office:value-type="string">
            <text:p>corchete izquierdo</text:p>
            <text:p>barra inversa</text:p>
            <text:p>corchete derecho</text:p>
            <text:p>signo de intercalación - acento circunflejo</text:p>
            <text:p>signo de subrayado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96</text:p>
            <text:p>97</text:p>
            <text:p>98</text:p>
            <text:p>99</text:p>
            <text:p>100</text:p>
            <text:p>101</text:p>
            <text:p>102</text:p>
            <text:p>103</text:p>
            <text:p>104</text:p>
            <text:p>105</text:p>
            <text:p>106</text:p>
            <text:p>107</text:p>
            <text:p>108</text:p>
            <text:p>109</text:p>
            <text:p>110</text:p>
            <text:p>111</text:p>
          </table:table-cell>
          <table:table-cell table:style-name="ce9" office:value-type="string">
            <text:p>60</text:p>
            <text:p>61</text:p>
            <text:p>62</text:p>
            <text:p>63</text:p>
            <text:p>64</text:p>
            <text:p>65</text:p>
            <text:p>66</text:p>
            <text:p>67</text:p>
            <text:p>68</text:p>
            <text:p>69</text:p>
            <text:p>6A</text:p>
            <text:p>6B</text:p>
            <text:p>6C</text:p>
            <text:p>6D</text:p>
            <text:p>6E</text:p>
            <text:p>6F</text:p>
          </table:table-cell>
          <table:table-cell table:style-name="ce9" office:value-type="string">
            <text:p>`</text:p>
            <text:p>a</text:p>
            <text:p>b</text:p>
            <text:p>c</text:p>
            <text:p>d</text:p>
            <text:p>e</text:p>
            <text:p>f</text:p>
            <text:p>g</text:p>
            <text:p>h</text:p>
            <text:p>i</text:p>
            <text:p>j</text:p>
            <text:p>k</text:p>
            <text:p>l</text:p>
            <text:p>m</text:p>
            <text:p>n</text:p>
            <text:p>o</text:p>
          </table:table-cell>
          <table:table-cell table:style-name="ce12" office:value-type="string">
            <text:p>&amp;#96;</text:p>
            <text:p>&amp;#97;</text:p>
            <text:p>&amp;#98;</text:p>
            <text:p>&amp;#99;</text:p>
            <text:p>&amp;#100;</text:p>
            <text:p>&amp;#101;</text:p>
            <text:p>&amp;#102;</text:p>
            <text:p>&amp;#103;</text:p>
            <text:p>&amp;#104;</text:p>
            <text:p>&amp;#105;</text:p>
            <text:p>&amp;#106;</text:p>
            <text:p>&amp;#107;</text:p>
            <text:p>&amp;#108;</text:p>
            <text:p>&amp;#109;</text:p>
            <text:p>&amp;#110;</text:p>
            <text:p>&amp;#111;</text:p>
          </table:table-cell>
          <table:table-cell table:style-name="ce13"/>
          <table:table-cell table:style-name="ce12" office:value-type="string">
            <text:p>acento grave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112</text:p>
            <text:p>113</text:p>
            <text:p>114</text:p>
            <text:p>115</text:p>
            <text:p>116</text:p>
            <text:p>117</text:p>
            <text:p>118</text:p>
            <text:p>119</text:p>
            <text:p>120</text:p>
            <text:p>121</text:p>
            <text:p>122</text:p>
            <text:p>123</text:p>
            <text:p>124</text:p>
            <text:p>125</text:p>
            <text:p>126</text:p>
            <text:p>127</text:p>
          </table:table-cell>
          <table:table-cell table:style-name="ce9" office:value-type="string">
            <text:p>70</text:p>
            <text:p>71</text:p>
            <text:p>72</text:p>
            <text:p>73</text:p>
            <text:p>74</text:p>
            <text:p>75</text:p>
            <text:p>76</text:p>
            <text:p>77</text:p>
            <text:p>78</text:p>
            <text:p>79</text:p>
            <text:p>7A</text:p>
            <text:p>7B</text:p>
            <text:p>7C</text:p>
            <text:p>7D</text:p>
            <text:p>7E</text:p>
            <text:p>7F</text:p>
          </table:table-cell>
          <table:table-cell table:style-name="ce9" office:value-type="string">
            <text:p>p</text:p>
            <text:p>q</text:p>
            <text:p>r</text:p>
            <text:p>s</text:p>
            <text:p>t</text:p>
            <text:p>u</text:p>
            <text:p>v</text:p>
            <text:p>w</text:p>
            <text:p>x</text:p>
            <text:p>y</text:p>
            <text:p>z</text:p>
            <text:p>{</text:p>
            <text:p>|</text:p>
            <text:p>}</text:p>
            <text:p>~</text:p>
          </table:table-cell>
          <table:table-cell table:style-name="ce12" office:value-type="string">
            <text:p>&amp;#112;</text:p>
            <text:p>&amp;#113;</text:p>
            <text:p>&amp;#114;</text:p>
            <text:p>&amp;#115;</text:p>
            <text:p>&amp;#116;</text:p>
            <text:p>&amp;#117;</text:p>
            <text:p>&amp;#118;</text:p>
            <text:p>&amp;#119;</text:p>
            <text:p>&amp;#120;</text:p>
            <text:p>&amp;#121;</text:p>
            <text:p>&amp;#122;</text:p>
            <text:p>&amp;#123;</text:p>
            <text:p>&amp;#124;</text:p>
            <text:p>&amp;#125;</text:p>
            <text:p>&amp;#126;</text:p>
          </table:table-cell>
          <table:table-cell table:style-name="ce13"/>
          <table:table-cell table:style-name="ce12" office:value-type="string">
            <text:p>llave de apertura - izquierda</text:p>
            <text:p>barra vertical</text:p>
            <text:p>llave de cierre - derecho</text:p>
            <text:p>signo de equivalencia / tilde</text:p>
            <text:p>(no definido en estándar HTML 4)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128</text:p>
            <text:p>129</text:p>
            <text:p>130</text:p>
            <text:p>131</text:p>
            <text:p>132</text:p>
            <text:p>133</text:p>
            <text:p>134</text:p>
            <text:p>135</text:p>
            <text:p>136</text:p>
            <text:p>137</text:p>
            <text:p>138</text:p>
            <text:p>139</text:p>
            <text:p>140</text:p>
            <text:p>141</text:p>
            <text:p>142</text:p>
            <text:p>143</text:p>
          </table:table-cell>
          <table:table-cell table:style-name="ce9" office:value-type="string">
            <text:p>80</text:p>
            <text:p>81</text:p>
            <text:p>82</text:p>
            <text:p>83</text:p>
            <text:p>84</text:p>
            <text:p>85</text:p>
            <text:p>86</text:p>
            <text:p>87</text:p>
            <text:p>88</text:p>
            <text:p>89</text:p>
            <text:p>8A</text:p>
            <text:p>8B</text:p>
            <text:p>8C</text:p>
            <text:p>8D</text:p>
            <text:p>8E</text:p>
            <text:p>8F</text:p>
          </table:table-cell>
          <table:table-cell table:style-name="ce11"/>
          <table:table-cell table:style-name="ce13" table:number-columns-repeated="2"/>
          <table:table-cell table:style-name="ce12" office:value-type="string"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144</text:p>
            <text:p>145</text:p>
            <text:p>146</text:p>
            <text:p>147</text:p>
            <text:p>148</text:p>
            <text:p>149</text:p>
            <text:p>150</text:p>
            <text:p>151</text:p>
            <text:p>152</text:p>
            <text:p>153</text:p>
            <text:p>154</text:p>
            <text:p>155</text:p>
            <text:p>156</text:p>
            <text:p>157</text:p>
            <text:p>158</text:p>
            <text:p>159</text:p>
          </table:table-cell>
          <table:table-cell table:style-name="ce9" office:value-type="string">
            <text:p>90</text:p>
            <text:p>91</text:p>
            <text:p>92</text:p>
            <text:p>93</text:p>
            <text:p>94</text:p>
            <text:p>95</text:p>
            <text:p>96</text:p>
            <text:p>97</text:p>
            <text:p>98</text:p>
            <text:p>99</text:p>
            <text:p>9A</text:p>
            <text:p>9B</text:p>
            <text:p>9C</text:p>
            <text:p>9D</text:p>
            <text:p>9E</text:p>
            <text:p>9F</text:p>
          </table:table-cell>
          <table:table-cell table:style-name="ce11"/>
          <table:table-cell table:style-name="ce13" table:number-columns-repeated="2"/>
          <table:table-cell table:style-name="ce12" office:value-type="string"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160</text:p>
            <text:p>161</text:p>
            <text:p>162</text:p>
            <text:p>163</text:p>
            <text:p>164</text:p>
            <text:p>165</text:p>
            <text:p>166</text:p>
            <text:p>167</text:p>
            <text:p>168</text:p>
            <text:p>169</text:p>
            <text:p>170</text:p>
            <text:p>171</text:p>
            <text:p>172</text:p>
            <text:p>173</text:p>
            <text:p>174</text:p>
            <text:p>175</text:p>
          </table:table-cell>
          <table:table-cell table:style-name="ce9" office:value-type="string">
            <text:p>A0</text:p>
            <text:p>A1</text:p>
            <text:p>A2</text:p>
            <text:p>A3</text:p>
            <text:p>A4</text:p>
            <text:p>A5</text:p>
            <text:p>A6</text:p>
            <text:p>A7</text:p>
            <text:p>A8</text:p>
            <text:p>A9</text:p>
            <text:p>AA</text:p>
            <text:p>AB</text:p>
            <text:p>AC</text:p>
            <text:p>AD</text:p>
            <text:p>AE</text:p>
            <text:p>AF</text:p>
          </table:table-cell>
          <table:table-cell table:style-name="ce9" office:value-type="string">
            <text:p> </text:p>
            <text:p>¡</text:p>
            <text:p>¢</text:p>
            <text:p>£</text:p>
            <text:p>¤</text:p>
            <text:p>¥</text:p>
            <text:p>¦</text:p>
            <text:p>§</text:p>
            <text:p>¨</text:p>
            <text:p>©</text:p>
            <text:p>ª</text:p>
            <text:p>«</text:p>
            <text:p>¬</text:p>
            <text:p>­</text:p>
            <text:p>®</text:p>
            <text:p>¯</text:p>
          </table:table-cell>
          <table:table-cell table:style-name="ce12" office:value-type="string">
            <text:p>&amp;#160;</text:p>
            <text:p>&amp;#161;</text:p>
            <text:p>&amp;#162;</text:p>
            <text:p>&amp;#163;</text:p>
            <text:p>&amp;#164;</text:p>
            <text:p>&amp;#165;</text:p>
            <text:p>&amp;#166;</text:p>
            <text:p>&amp;#167;</text:p>
            <text:p>&amp;#168;</text:p>
            <text:p>&amp;#169;</text:p>
            <text:p>&amp;#170;</text:p>
            <text:p>&amp;#171;</text:p>
            <text:p>&amp;#172;</text:p>
            <text:p>&amp;#173;</text:p>
            <text:p>&amp;#174;</text:p>
            <text:p>&amp;#175;</text:p>
          </table:table-cell>
          <table:table-cell table:style-name="ce12" office:value-type="string">
            <text:p>&amp;nbsp;</text:p>
            <text:p>&amp;iexcl;</text:p>
            <text:p>&amp;cent;</text:p>
            <text:p>&amp;pound;</text:p>
            <text:p>&amp;curren;</text:p>
            <text:p>&amp;yen;</text:p>
            <text:p>&amp;brvbar;</text:p>
            <text:p>&amp;sect;</text:p>
            <text:p>&amp;uml;</text:p>
            <text:p>&amp;copy;</text:p>
            <text:p>&amp;ordf;</text:p>
            <text:p>&amp;laquo;</text:p>
            <text:p>&amp;not;</text:p>
            <text:p>&amp;shy;</text:p>
            <text:p>&amp;reg;</text:p>
            <text:p>&amp;macr;</text:p>
          </table:table-cell>
          <table:table-cell table:style-name="ce12" office:value-type="string">
            <text:p>espacio sin separación</text:p>
            <text:p>signo de apertura de exclamación</text:p>
            <text:p>signo de centavo</text:p>
            <text:p>signo de Libra Esterlina</text:p>
            <text:p>signo de divisa general</text:p>
            <text:p>signo de yen</text:p>
            <text:p>barra vertical partida</text:p>
            <text:p>signo de sección</text:p>
            <text:p>diéresis - umlaut</text:p>
            <text:p>signo de derechos de autor - copyright</text:p>
            <text:p>género feminino - indicador ordinal f.</text:p>
            <text:p>comillas anguladas de apertura</text:p>
            <text:p>signo de no - símbolo lógico</text:p>
            <text:p>guión débil</text:p>
            <text:p>signo de marca registrada</text:p>
            <text:p>macrón - raya alta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176</text:p>
            <text:p>177</text:p>
            <text:p>178</text:p>
            <text:p>179</text:p>
            <text:p>180</text:p>
            <text:p>181</text:p>
            <text:p>182</text:p>
            <text:p>183</text:p>
            <text:p>184</text:p>
            <text:p>185</text:p>
            <text:p>186</text:p>
            <text:p>187</text:p>
            <text:p>188</text:p>
            <text:p>189</text:p>
            <text:p>190</text:p>
            <text:p>191</text:p>
          </table:table-cell>
          <table:table-cell table:style-name="ce9" office:value-type="string">
            <text:p>B0</text:p>
            <text:p>B1</text:p>
            <text:p>B2</text:p>
            <text:p>B3</text:p>
            <text:p>B4</text:p>
            <text:p>B5</text:p>
            <text:p>B6</text:p>
            <text:p>B7</text:p>
            <text:p>B8</text:p>
            <text:p>B9</text:p>
            <text:p>BA</text:p>
            <text:p>BB</text:p>
            <text:p>BC</text:p>
            <text:p>BD</text:p>
            <text:p>BE</text:p>
            <text:p>BF</text:p>
          </table:table-cell>
          <table:table-cell table:style-name="ce9" office:value-type="string">
            <text:p>°</text:p>
            <text:p>±</text:p>
            <text:p>²</text:p>
            <text:p>³</text:p>
            <text:p>´</text:p>
            <text:p>µ</text:p>
            <text:p>¶</text:p>
            <text:p>·</text:p>
            <text:p>¸</text:p>
            <text:p>¹</text:p>
            <text:p>º</text:p>
            <text:p>»</text:p>
            <text:p>¼</text:p>
            <text:p>½</text:p>
            <text:p>¾</text:p>
            <text:p>¿</text:p>
          </table:table-cell>
          <table:table-cell table:style-name="ce12" office:value-type="string">
            <text:p>&amp;#176;</text:p>
            <text:p>&amp;#177;</text:p>
            <text:p>&amp;#178;</text:p>
            <text:p>&amp;#179;</text:p>
            <text:p>&amp;#180;</text:p>
            <text:p>&amp;#181;</text:p>
            <text:p>&amp;#182;</text:p>
            <text:p>&amp;#183;</text:p>
            <text:p>&amp;#184;</text:p>
            <text:p>&amp;#185;</text:p>
            <text:p>&amp;#186;</text:p>
            <text:p>&amp;#187;</text:p>
            <text:p>&amp;#188;</text:p>
            <text:p>&amp;#189;</text:p>
            <text:p>&amp;#190;</text:p>
            <text:p>&amp;#191;</text:p>
          </table:table-cell>
          <table:table-cell table:style-name="ce12" office:value-type="string">
            <text:p>&amp;deg;</text:p>
            <text:p>&amp;plusmn;</text:p>
            <text:p>&amp;sup2;</text:p>
            <text:p>&amp;sup3;</text:p>
            <text:p>&amp;acute;</text:p>
            <text:p>&amp;micro;</text:p>
            <text:p>&amp;para;</text:p>
            <text:p>&amp;middot;</text:p>
            <text:p>&amp;cedil;</text:p>
            <text:p>&amp;sup1;</text:p>
            <text:p>&amp;ordm;</text:p>
            <text:p>&amp;raquo;</text:p>
            <text:p>&amp;frac14;</text:p>
            <text:p>&amp;frac12;</text:p>
            <text:p>&amp;frac34;</text:p>
            <text:p>&amp;iquest;</text:p>
          </table:table-cell>
          <table:table-cell table:style-name="ce12" office:value-type="string">
            <text:p>signo de grado</text:p>
            <text:p>signo de más o menos</text:p>
            <text:p>superíndice dos - cuadrado</text:p>
            <text:p>superíndice tres - cúbico</text:p>
            <text:p>acento agudo - agudo espaciado</text:p>
            <text:p>signo de micro</text:p>
            <text:p>signo de fin de párrafo</text:p>
            <text:p>punto medio - coma Georgiana</text:p>
            <text:p>cedilla</text:p>
            <text:p>superíndice uno</text:p>
            <text:p>género masculino - indicador ordinal m.</text:p>
            <text:p>comillas anguladas de cierre</text:p>
            <text:p>fracción un cuarto</text:p>
            <text:p>fracción medio - mitad</text:p>
            <text:p>fracción tres cuartos</text:p>
            <text:p>signo de interrogación - apertura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192</text:p>
            <text:p>193</text:p>
            <text:p>194</text:p>
            <text:p>195</text:p>
            <text:p>196</text:p>
            <text:p>197</text:p>
            <text:p>198</text:p>
            <text:p>199</text:p>
            <text:p>200</text:p>
            <text:p>201</text:p>
            <text:p>202</text:p>
            <text:p>203</text:p>
            <text:p>204</text:p>
            <text:p>205</text:p>
            <text:p>206</text:p>
            <text:p>207</text:p>
          </table:table-cell>
          <table:table-cell table:style-name="ce9" office:value-type="string">
            <text:p>C0</text:p>
            <text:p>C1</text:p>
            <text:p>C2</text:p>
            <text:p>C3</text:p>
            <text:p>C4</text:p>
            <text:p>C5</text:p>
            <text:p>C6</text:p>
            <text:p>C7</text:p>
            <text:p>C8</text:p>
            <text:p>C9</text:p>
            <text:p>CA</text:p>
            <text:p>CB</text:p>
            <text:p>CC</text:p>
            <text:p>CD</text:p>
            <text:p>CE</text:p>
            <text:p>CF</text:p>
          </table:table-cell>
          <table:table-cell table:style-name="ce9" office:value-type="string">
            <text:p>À</text:p>
            <text:p>Á</text:p>
            <text:p>Â</text:p>
            <text:p>Ã</text:p>
            <text:p>Ä</text:p>
            <text:p>Å</text:p>
            <text:p>Æ</text:p>
            <text:p>Ç</text:p>
            <text:p>È</text:p>
            <text:p>É</text:p>
            <text:p>Ê</text:p>
            <text:p>Ë</text:p>
            <text:p>Ì</text:p>
            <text:p>Í</text:p>
            <text:p>Î</text:p>
            <text:p>Ï</text:p>
          </table:table-cell>
          <table:table-cell table:style-name="ce12" office:value-type="string">
            <text:p>&amp;#192;</text:p>
            <text:p>&amp;#193;</text:p>
            <text:p>&amp;#194;</text:p>
            <text:p>&amp;#195;</text:p>
            <text:p>&amp;#196;</text:p>
            <text:p>&amp;#197;</text:p>
            <text:p>&amp;#198;</text:p>
            <text:p>&amp;#199;</text:p>
            <text:p>&amp;#200;</text:p>
            <text:p>&amp;#201;</text:p>
            <text:p>&amp;#202;</text:p>
            <text:p>&amp;#203;</text:p>
            <text:p>&amp;#204;</text:p>
            <text:p>&amp;#205;</text:p>
            <text:p>&amp;#206;</text:p>
            <text:p>&amp;#207;</text:p>
          </table:table-cell>
          <table:table-cell table:style-name="ce12" office:value-type="string">
            <text:p>&amp;Agrave;</text:p>
            <text:p>&amp;Aacute;</text:p>
            <text:p>&amp;Acirc;</text:p>
            <text:p>&amp;Atilde;</text:p>
            <text:p>&amp;Auml;</text:p>
            <text:p>&amp;Aring;</text:p>
            <text:p>&amp;AElig;</text:p>
            <text:p>&amp;Ccedil;</text:p>
            <text:p>&amp;Egrave;</text:p>
            <text:p>&amp;Eacute;</text:p>
            <text:p>&amp;Ecirc;</text:p>
            <text:p>&amp;Euml;</text:p>
            <text:p>&amp;Igrave;</text:p>
            <text:p>&amp;Iacute;</text:p>
            <text:p>&amp;Icirc;</text:p>
            <text:p>&amp;Iuml;</text:p>
          </table:table-cell>
          <table:table-cell table:style-name="ce12" office:value-type="string">
            <text:p>A mayúscula con acento grave</text:p>
            <text:p>A mayúscula con acento agudo</text:p>
            <text:p>A mayúscula con acento circunflejo</text:p>
            <text:p>A mayúscula con tilde</text:p>
            <text:p>A mayúscula con diéresis</text:p>
            <text:p>A mayúscula con anillo</text:p>
            <text:p>diptongo AE mayúscula (ligadura)</text:p>
            <text:p>C cedilla mayúscula</text:p>
            <text:p>E mayúscula con acento grave</text:p>
            <text:p>E mayúscula con acento agudo</text:p>
            <text:p>E mayúscula con acento circunflejo</text:p>
            <text:p>E mayúscula con diéresis</text:p>
            <text:p>I mayúscula con acento grave</text:p>
            <text:p>I mayúscula con acento agudo</text:p>
            <text:p>I mayúscula con acento circunflejo</text:p>
            <text:p>I mayúscula con diéresis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208</text:p>
            <text:p>209</text:p>
            <text:p>210</text:p>
            <text:p>211</text:p>
            <text:p>212</text:p>
            <text:p>213</text:p>
            <text:p>214</text:p>
            <text:p>215</text:p>
            <text:p>216</text:p>
            <text:p>217</text:p>
            <text:p>218</text:p>
            <text:p>219</text:p>
            <text:p>220</text:p>
            <text:p>221</text:p>
            <text:p>222</text:p>
            <text:p>223</text:p>
          </table:table-cell>
          <table:table-cell table:style-name="ce9" office:value-type="string">
            <text:p>D0</text:p>
            <text:p>D1</text:p>
            <text:p>D2</text:p>
            <text:p>D3</text:p>
            <text:p>D4</text:p>
            <text:p>D5</text:p>
            <text:p>D6</text:p>
            <text:p>D7</text:p>
            <text:p>D8</text:p>
            <text:p>D9</text:p>
            <text:p>DA</text:p>
            <text:p>DB</text:p>
            <text:p>DC</text:p>
            <text:p>DD</text:p>
            <text:p>DE</text:p>
            <text:p>DF</text:p>
          </table:table-cell>
          <table:table-cell table:style-name="ce9" office:value-type="string">
            <text:p>Ð</text:p>
            <text:p>Ñ</text:p>
            <text:p>Ò</text:p>
            <text:p>Ó</text:p>
            <text:p>Ô</text:p>
            <text:p>Õ</text:p>
            <text:p>Ö</text:p>
            <text:p>×</text:p>
            <text:p>Ø</text:p>
            <text:p>Ù</text:p>
            <text:p>Ú</text:p>
            <text:p>Û</text:p>
            <text:p>Ü</text:p>
            <text:p>Ý</text:p>
            <text:p>Þ</text:p>
            <text:p>ß</text:p>
          </table:table-cell>
          <table:table-cell table:style-name="ce12" office:value-type="string">
            <text:p>&amp;#208;</text:p>
            <text:p>&amp;#209;</text:p>
            <text:p>&amp;#210;</text:p>
            <text:p>&amp;#211;</text:p>
            <text:p>&amp;#212;</text:p>
            <text:p>&amp;#213;</text:p>
            <text:p>&amp;#214;</text:p>
            <text:p>&amp;#215;</text:p>
            <text:p>&amp;#216;</text:p>
            <text:p>&amp;#217;</text:p>
            <text:p>&amp;#218;</text:p>
            <text:p>&amp;#219;</text:p>
            <text:p>&amp;#220;</text:p>
            <text:p>&amp;#221;</text:p>
            <text:p>&amp;#222;</text:p>
            <text:p>&amp;#223;</text:p>
          </table:table-cell>
          <table:table-cell table:style-name="ce12" office:value-type="string">
            <text:p>&amp;ETH;</text:p>
            <text:p>&amp;Ntilde;</text:p>
            <text:p>&amp;Ograve;</text:p>
            <text:p>&amp;Oacute;</text:p>
            <text:p>&amp;Ocirc;</text:p>
            <text:p>&amp;Otilde;</text:p>
            <text:p>&amp;Ouml;</text:p>
            <text:p>&amp;times;</text:p>
            <text:p>&amp;Oslash;</text:p>
            <text:p>&amp;Ugrave;</text:p>
            <text:p>&amp;Uacute;</text:p>
            <text:p>&amp;Ucirc;</text:p>
            <text:p>&amp;Uuml;</text:p>
            <text:p>&amp;Yacute;</text:p>
            <text:p>&amp;THORN;</text:p>
            <text:p>&amp;szlig;</text:p>
          </table:table-cell>
          <table:table-cell table:style-name="ce12" office:value-type="string">
            <text:p>ETH islandesa mayúscula</text:p>
            <text:p>N mayúscula con tilde - eñe mayúscula</text:p>
            <text:p>O mayúscula con acento grave</text:p>
            <text:p>O mayúscula con acento agudo</text:p>
            <text:p>O mayúscula con acento circunflejo</text:p>
            <text:p>O mayúscula con tilde</text:p>
            <text:p>O mayúscula con diéresis</text:p>
            <text:p>signo de multiplicación</text:p>
            <text:p>O mayúscula with slash</text:p>
            <text:p>U mayúscula con acento grave</text:p>
            <text:p>U mayúscula con acento agudo</text:p>
            <text:p>U mayúscula con acento circunflejo</text:p>
            <text:p>U mayúscula con diéresis</text:p>
            <text:p>Y mayúscula con acento agudo</text:p>
            <text:p>THORN islandesa mayúscula</text:p>
            <text:p>s minúscula (alemán) - Beta minúscula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224</text:p>
            <text:p>225</text:p>
            <text:p>226</text:p>
            <text:p>227</text:p>
            <text:p>228</text:p>
            <text:p>229</text:p>
            <text:p>230</text:p>
            <text:p>231</text:p>
            <text:p>232</text:p>
            <text:p>233</text:p>
            <text:p>234</text:p>
            <text:p>235</text:p>
            <text:p>236</text:p>
            <text:p>237</text:p>
            <text:p>238</text:p>
            <text:p>239</text:p>
          </table:table-cell>
          <table:table-cell table:style-name="ce9" office:value-type="string">
            <text:p>E0</text:p>
            <text:p>E1</text:p>
            <text:p>E2</text:p>
            <text:p>E3</text:p>
            <text:p>E4</text:p>
            <text:p>E5</text:p>
            <text:p>E6</text:p>
            <text:p>E7</text:p>
            <text:p>E8</text:p>
            <text:p>E9</text:p>
            <text:p>EA</text:p>
            <text:p>EB</text:p>
            <text:p>EC</text:p>
            <text:p>ED</text:p>
            <text:p>EE</text:p>
            <text:p>EF</text:p>
          </table:table-cell>
          <table:table-cell table:style-name="ce9" office:value-type="string">
            <text:p>à</text:p>
            <text:p>á</text:p>
            <text:p>â</text:p>
            <text:p>ã</text:p>
            <text:p>ä</text:p>
            <text:p>å</text:p>
            <text:p>æ</text:p>
            <text:p>ç</text:p>
            <text:p>è</text:p>
            <text:p>é</text:p>
            <text:p>ê</text:p>
            <text:p>ë</text:p>
            <text:p>ì</text:p>
            <text:p>í</text:p>
            <text:p>î</text:p>
            <text:p>ï</text:p>
          </table:table-cell>
          <table:table-cell table:style-name="ce12" office:value-type="string">
            <text:p>&amp;#224;</text:p>
            <text:p>&amp;#225;</text:p>
            <text:p>&amp;#226;</text:p>
            <text:p>&amp;#227;</text:p>
            <text:p>&amp;#228;</text:p>
            <text:p>&amp;#229;</text:p>
            <text:p>&amp;#230;</text:p>
            <text:p>&amp;#231;</text:p>
            <text:p>&amp;#232;</text:p>
            <text:p>&amp;#233;</text:p>
            <text:p>&amp;#234;</text:p>
            <text:p>&amp;#235;</text:p>
            <text:p>&amp;#236;</text:p>
            <text:p>&amp;#237;</text:p>
            <text:p>&amp;#238;</text:p>
            <text:p>&amp;#239;</text:p>
          </table:table-cell>
          <table:table-cell table:style-name="ce12" office:value-type="string">
            <text:p>&amp;agrave;</text:p>
            <text:p>&amp;aacute;</text:p>
            <text:p>&amp;acirc;</text:p>
            <text:p>&amp;atilde;</text:p>
            <text:p>&amp;auml;</text:p>
            <text:p>&amp;aring;</text:p>
            <text:p>&amp;aelig;</text:p>
            <text:p>&amp;ccedil;</text:p>
            <text:p>&amp;egrave;</text:p>
            <text:p>&amp;eacute;</text:p>
            <text:p>&amp;ecirc;</text:p>
            <text:p>&amp;euml;</text:p>
            <text:p>&amp;igrave;</text:p>
            <text:p>&amp;iacute;</text:p>
            <text:p>&amp;icirc;</text:p>
            <text:p>&amp;iuml;</text:p>
          </table:table-cell>
          <table:table-cell table:style-name="ce12" office:value-type="string">
            <text:p>a minúscula con acento grave</text:p>
            <text:p>a minúscula con acento agudo</text:p>
            <text:p>a minúscula con acento circunflejo</text:p>
            <text:p>a minúscula con tilde</text:p>
            <text:p>a minúscula con diéresis</text:p>
            <text:p>a minúscula con anillo</text:p>
            <text:p>diptongo ae minúscula (ligadura)</text:p>
            <text:p>c cedilla minúscula</text:p>
            <text:p>e minúscula con acento grave</text:p>
            <text:p>e minúscula con acento agudo</text:p>
            <text:p>e minúscula con acento circunflejo</text:p>
            <text:p>e minúscula con diéresis</text:p>
            <text:p>i minúscula con acento grave</text:p>
            <text:p>i minúscula con acento agudo</text:p>
            <text:p>i minúscula con acento circunflejo</text:p>
            <text:p>i minúscula con diéresis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240</text:p>
            <text:p>241</text:p>
            <text:p>242</text:p>
            <text:p>243</text:p>
            <text:p>244</text:p>
            <text:p>245</text:p>
            <text:p>246</text:p>
            <text:p>247</text:p>
            <text:p>248</text:p>
            <text:p>249</text:p>
            <text:p>250</text:p>
            <text:p>251</text:p>
            <text:p>252</text:p>
            <text:p>253</text:p>
            <text:p>254</text:p>
            <text:p>255</text:p>
          </table:table-cell>
          <table:table-cell table:style-name="ce9" office:value-type="string">
            <text:p>F0</text:p>
            <text:p>F1</text:p>
            <text:p>F2</text:p>
            <text:p>F3</text:p>
            <text:p>F4</text:p>
            <text:p>F5</text:p>
            <text:p>F6</text:p>
            <text:p>F7</text:p>
            <text:p>F8</text:p>
            <text:p>F9</text:p>
            <text:p>FA</text:p>
            <text:p>FB</text:p>
            <text:p>FC</text:p>
            <text:p>FD</text:p>
            <text:p>FE</text:p>
            <text:p>FF</text:p>
          </table:table-cell>
          <table:table-cell table:style-name="ce9" office:value-type="string">
            <text:p>ð</text:p>
            <text:p>ñ</text:p>
            <text:p>ò</text:p>
            <text:p>ó</text:p>
            <text:p>ô</text:p>
            <text:p>õ</text:p>
            <text:p>ö</text:p>
            <text:p>÷</text:p>
            <text:p>ø</text:p>
            <text:p>ù</text:p>
            <text:p>ú</text:p>
            <text:p>û</text:p>
            <text:p>ü</text:p>
            <text:p>ý</text:p>
            <text:p>þ</text:p>
            <text:p>ÿ</text:p>
          </table:table-cell>
          <table:table-cell table:style-name="ce12" office:value-type="string">
            <text:p>&amp;#240;</text:p>
            <text:p>&amp;#241;</text:p>
            <text:p>&amp;#242;</text:p>
            <text:p>&amp;#243;</text:p>
            <text:p>&amp;#244;</text:p>
            <text:p>&amp;#245;</text:p>
            <text:p>&amp;#246;</text:p>
            <text:p>&amp;#247;</text:p>
            <text:p>&amp;#248;</text:p>
            <text:p>&amp;#249;</text:p>
            <text:p>&amp;#250;</text:p>
            <text:p>&amp;#251;</text:p>
            <text:p>&amp;#252;</text:p>
            <text:p>&amp;#253;</text:p>
            <text:p>&amp;#254;</text:p>
            <text:p>&amp;#255;</text:p>
          </table:table-cell>
          <table:table-cell table:style-name="ce12" office:value-type="string">
            <text:p>&amp;eth;</text:p>
            <text:p>&amp;ntilde;</text:p>
            <text:p>&amp;ograve;</text:p>
            <text:p>&amp;oacute;</text:p>
            <text:p>&amp;ocirc;</text:p>
            <text:p>&amp;otilde;</text:p>
            <text:p>&amp;ouml;</text:p>
            <text:p>&amp;divide;</text:p>
            <text:p>&amp;oslash;</text:p>
            <text:p>&amp;ugrave;</text:p>
            <text:p>&amp;uacute;</text:p>
            <text:p>&amp;ucirc;</text:p>
            <text:p>&amp;uuml;</text:p>
            <text:p>&amp;yacute;</text:p>
            <text:p>&amp;thorn;</text:p>
            <text:p>&amp;yuml;</text:p>
          </table:table-cell>
          <table:table-cell table:style-name="ce12" office:value-type="string">
            <text:p>eth islandesa minúscula</text:p>
            <text:p>eñe minúscula - n minúscula con tilde</text:p>
            <text:p>o minúscula con acento grave</text:p>
            <text:p>o minúscula con acento agudo</text:p>
            <text:p>o minúscula con acento circunflejo</text:p>
            <text:p>o minúscula con tilde</text:p>
            <text:p>o minúscula con diéresis</text:p>
            <text:p>signo de división </text:p>
            <text:p>o barrada minúscula</text:p>
            <text:p>u minúscula con acento grave</text:p>
            <text:p>u minúscula con acento agudo</text:p>
            <text:p>u minúscula con acento circunflejo</text:p>
            <text:p>u minúscula con diéresis</text:p>
            <text:p>y minúscula con acento agudo</text:p>
            <text:p>thorn islandesa minúscula</text:p>
            <text:p>y minúscula con diéresis</text:p>
          </table:table-cell>
          <table:table-cell table:number-columns-repeated="1018"/>
        </table:table-row>
        <table:table-row table:style-name="ro4">
          <table:table-cell table:style-name="ce9" office:value-type="string">
            <text:p>338</text:p>
            <text:p>339</text:p>
            <text:p>352</text:p>
            <text:p>353</text:p>
            <text:p>376</text:p>
            <text:p>402</text:p>
          </table:table-cell>
          <table:table-cell table:style-name="ce9" office:value-type="string">
            <text:p>152</text:p>
            <text:p>153</text:p>
            <text:p>160</text:p>
            <text:p>161</text:p>
            <text:p>178</text:p>
            <text:p>192</text:p>
          </table:table-cell>
          <table:table-cell table:style-name="ce9" office:value-type="string">
            <text:p>Œ</text:p>
            <text:p>œ</text:p>
            <text:p>Š</text:p>
            <text:p>š</text:p>
            <text:p>Ÿ</text:p>
            <text:p>ƒ</text:p>
          </table:table-cell>
          <table:table-cell table:style-name="ce12" office:value-type="string">
            <text:p>&amp;#338;</text:p>
            <text:p>&amp;#339;</text:p>
            <text:p>&amp;#352;</text:p>
            <text:p>&amp;#353;</text:p>
            <text:p>&amp;#376;</text:p>
            <text:p>&amp;#402;</text:p>
          </table:table-cell>
          <table:table-cell table:style-name="ce13"/>
          <table:table-cell table:style-name="ce12" office:value-type="string">
            <text:p>OE mayúscula (ligadura)</text:p>
            <text:p>oe minúscula (ligadura)</text:p>
            <text:p>S mayúscula con caron</text:p>
            <text:p>s minúscula con caron - acento hacek</text:p>
            <text:p>Y mayúscula con diéresis</text:p>
            <text:p>f minúscula itálica - signo de función</text:p>
          </table:table-cell>
          <table:table-cell table:number-columns-repeated="1018"/>
        </table:table-row>
        <table:table-row table:style-name="ro5">
          <table:table-cell table:style-name="ce9" office:value-type="string">
            <text:p>8211</text:p>
            <text:p>8212</text:p>
            <text:p>8216</text:p>
            <text:p>8217</text:p>
            <text:p>8218</text:p>
            <text:p>8220</text:p>
            <text:p>8221</text:p>
            <text:p>8222</text:p>
            <text:p>8224</text:p>
            <text:p>8225</text:p>
            <text:p>8226</text:p>
            <text:p>8230</text:p>
            <text:p>8240</text:p>
            <text:p>8364</text:p>
            <text:p>8482</text:p>
          </table:table-cell>
          <table:table-cell table:style-name="ce9" office:value-type="string">
            <text:p>2013</text:p>
            <text:p>2014</text:p>
            <text:p>2018</text:p>
            <text:p>2019</text:p>
            <text:p>201A</text:p>
            <text:p>201C</text:p>
            <text:p>201D</text:p>
            <text:p>201E</text:p>
            <text:p>2020</text:p>
            <text:p>2021</text:p>
            <text:p>2022</text:p>
            <text:p>2026</text:p>
            <text:p>2030</text:p>
            <text:p>20AC</text:p>
            <text:p>2122</text:p>
          </table:table-cell>
          <table:table-cell table:style-name="ce9" office:value-type="string">
            <text:p>–</text:p>
            <text:p>—</text:p>
            <text:p>‘</text:p>
            <text:p>’</text:p>
            <text:p>‚</text:p>
            <text:p>“</text:p>
            <text:p>”</text:p>
            <text:p>„</text:p>
            <text:p>†</text:p>
            <text:p>‡</text:p>
            <text:p>•</text:p>
            <text:p>…</text:p>
            <text:p>‰</text:p>
            <text:p>€</text:p>
            <text:p>™</text:p>
          </table:table-cell>
          <table:table-cell table:style-name="ce12" office:value-type="string">
            <text:p>&amp;#8211;</text:p>
            <text:p>&amp;#8212;</text:p>
            <text:p>&amp;#8216;</text:p>
            <text:p>&amp;#8217;</text:p>
            <text:p>&amp;#8218;</text:p>
            <text:p>&amp;#8220;</text:p>
            <text:p>&amp;#8221;</text:p>
            <text:p>&amp;#8222;</text:p>
            <text:p>&amp;#8224;</text:p>
            <text:p>&amp;#8225;</text:p>
            <text:p>&amp;#8226;</text:p>
            <text:p>&amp;#8230;</text:p>
            <text:p>&amp;#8240;</text:p>
            <text:p>&amp;#8364;</text:p>
            <text:p>&amp;#8482;</text:p>
          </table:table-cell>
          <table:table-cell table:style-name="ce12" office:value-type="string">
            <text:p>&amp;euro;</text:p>
          </table:table-cell>
          <table:table-cell table:style-name="ce12" office:value-type="string">
            <text:p>raya corta</text:p>
            <text:p>raya larga</text:p>
            <text:p>comilla izquierda - citación</text:p>
            <text:p>comilla derecha - citación</text:p>
            <text:p>comilla de citación - baja</text:p>
            <text:p>comillas de citación - arriba izquierda</text:p>
            <text:p>comillas de citación - arriba derecha</text:p>
            <text:p>comillas de citación - abajo</text:p>
            <text:p>cruz</text:p>
            <text:p>doble cruz</text:p>
            <text:p>viñeta - bullet</text:p>
            <text:p>puntos suspensivos</text:p>
            <text:p>signo de pro mil</text:p>
            <text:p>signo de euro</text:p>
            <text:p>signo de marca registrada - trade mark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sciiTable2" table:style-name="ta2" table:print="false">
        <office:forms form:automatic-focus="false" form:apply-design-mode="false"/>
        <table:table-column table:style-name="co14" table:number-columns-repeated="7" table:default-cell-style-name="ce2"/>
        <table:table-column table:style-name="co25" table:default-cell-style-name="ce2"/>
        <table:table-column table:style-name="co14" table:number-columns-repeated="1016" table:default-cell-style-name="ce2"/>
        <table:table-row table:style-name="ro2">
          <table:table-cell office:value-type="string" table:number-columns-spanned="8" table:number-rows-spanned="1">
            <text:p><text:a xlink:href="http://www.ascii-code.com/">http://www.ascii-code.com/</text:a>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14" office:value-type="string">
            <text:p>DEC </text:p>
          </table:table-cell>
          <table:table-cell table:style-name="ce14" office:value-type="string">
            <text:p>OCT </text:p>
          </table:table-cell>
          <table:table-cell table:style-name="ce14" office:value-type="string">
            <text:p>HEX </text:p>
          </table:table-cell>
          <table:table-cell table:style-name="ce14" office:value-type="string">
            <text:p>BIN </text:p>
          </table:table-cell>
          <table:table-cell table:style-name="ce14" office:value-type="string">
            <text:p>Symbol </text:p>
          </table:table-cell>
          <table:table-cell table:style-name="ce14" office:value-type="string">
            <text:p>HTML Number </text:p>
          </table:table-cell>
          <table:table-cell table:style-name="ce14" office:value-type="string">
            <text:p>HTML Name </text:p>
          </table:table-cell>
          <table:table-cell table:style-name="ce14" office:value-type="string">
            <text:p>Description</text:p>
          </table:table-cell>
          <table:table-cell table:style-name="ce14" table:number-columns-repeated="1016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string">
            <text:p>NUL</text:p>
          </table:table-cell>
          <table:table-cell office:value-type="string">
            <text:p>&amp;#000;</text:p>
          </table:table-cell>
          <table:table-cell office:value-type="string">
            <text:p><text:s/></text:p>
          </table:table-cell>
          <table:table-cell office:value-type="string">
            <text:p>Null char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string">
            <text:p>SOH</text:p>
          </table:table-cell>
          <table:table-cell office:value-type="string">
            <text:p>&amp;#001;</text:p>
          </table:table-cell>
          <table:table-cell office:value-type="string">
            <text:p><text:s/></text:p>
          </table:table-cell>
          <table:table-cell office:value-type="string">
            <text:p>Start of Heading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TX</text:p>
          </table:table-cell>
          <table:table-cell office:value-type="string">
            <text:p>&amp;#002;</text:p>
          </table:table-cell>
          <table:table-cell office:value-type="string">
            <text:p><text:s/></text:p>
          </table:table-cell>
          <table:table-cell office:value-type="string">
            <text:p>Start of Text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ETX</text:p>
          </table:table-cell>
          <table:table-cell office:value-type="string">
            <text:p>&amp;#003;</text:p>
          </table:table-cell>
          <table:table-cell office:value-type="string">
            <text:p><text:s/></text:p>
          </table:table-cell>
          <table:table-cell office:value-type="string">
            <text:p>End of Text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EOT</text:p>
          </table:table-cell>
          <table:table-cell office:value-type="string">
            <text:p>&amp;#004;</text:p>
          </table:table-cell>
          <table:table-cell office:value-type="string">
            <text:p><text:s/></text:p>
          </table:table-cell>
          <table:table-cell office:value-type="string">
            <text:p>End of Transmission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string">
            <text:p>ENQ</text:p>
          </table:table-cell>
          <table:table-cell office:value-type="string">
            <text:p>&amp;#005;</text:p>
          </table:table-cell>
          <table:table-cell office:value-type="string">
            <text:p><text:s/></text:p>
          </table:table-cell>
          <table:table-cell office:value-type="string">
            <text:p>Enquiry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6">
            <text:p>6</text:p>
          </table:table-cell>
          <table:table-cell office:value-type="float" office:value="110">
            <text:p>110</text:p>
          </table:table-cell>
          <table:table-cell office:value-type="string">
            <text:p>ACK</text:p>
          </table:table-cell>
          <table:table-cell office:value-type="string">
            <text:p>&amp;#006;</text:p>
          </table:table-cell>
          <table:table-cell office:value-type="string">
            <text:p><text:s/></text:p>
          </table:table-cell>
          <table:table-cell office:value-type="string">
            <text:p>Acknowledgment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7">
            <text:p>7</text:p>
          </table:table-cell>
          <table:table-cell office:value-type="float" office:value="111">
            <text:p>111</text:p>
          </table:table-cell>
          <table:table-cell office:value-type="string">
            <text:p>BEL</text:p>
          </table:table-cell>
          <table:table-cell office:value-type="string">
            <text:p>&amp;#007;</text:p>
          </table:table-cell>
          <table:table-cell office:value-type="string">
            <text:p><text:s/></text:p>
          </table:table-cell>
          <table:table-cell office:value-type="string">
            <text:p>Bell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string">
            <text:p>BS</text:p>
          </table:table-cell>
          <table:table-cell office:value-type="string">
            <text:p>&amp;#008;</text:p>
          </table:table-cell>
          <table:table-cell office:value-type="string">
            <text:p><text:s/></text:p>
          </table:table-cell>
          <table:table-cell office:value-type="string">
            <text:p>Back Space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01">
            <text:p>1001</text:p>
          </table:table-cell>
          <table:table-cell office:value-type="string">
            <text:p>HT</text:p>
          </table:table-cell>
          <table:table-cell office:value-type="string">
            <text:p>&amp;#009;</text:p>
          </table:table-cell>
          <table:table-cell office:value-type="string">
            <text:p><text:s/></text:p>
          </table:table-cell>
          <table:table-cell office:value-type="string">
            <text:p>Horizontal Tab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0A</text:p>
          </table:table-cell>
          <table:table-cell office:value-type="float" office:value="1010">
            <text:p>1010</text:p>
          </table:table-cell>
          <table:table-cell office:value-type="string">
            <text:p>LF</text:p>
          </table:table-cell>
          <table:table-cell office:value-type="string">
            <text:p>&amp;#010;</text:p>
          </table:table-cell>
          <table:table-cell office:value-type="string">
            <text:p><text:s/></text:p>
          </table:table-cell>
          <table:table-cell office:value-type="string">
            <text:p>Line Feed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0B</text:p>
          </table:table-cell>
          <table:table-cell office:value-type="float" office:value="1011">
            <text:p>1011</text:p>
          </table:table-cell>
          <table:table-cell office:value-type="string">
            <text:p>VT</text:p>
          </table:table-cell>
          <table:table-cell office:value-type="string">
            <text:p>&amp;#011;</text:p>
          </table:table-cell>
          <table:table-cell office:value-type="string">
            <text:p><text:s/></text:p>
          </table:table-cell>
          <table:table-cell office:value-type="string">
            <text:p>Vertical Tab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0C</text:p>
          </table:table-cell>
          <table:table-cell office:value-type="float" office:value="1100">
            <text:p>1100</text:p>
          </table:table-cell>
          <table:table-cell office:value-type="string">
            <text:p>FF</text:p>
          </table:table-cell>
          <table:table-cell office:value-type="string">
            <text:p>&amp;#012;</text:p>
          </table:table-cell>
          <table:table-cell office:value-type="string">
            <text:p><text:s/></text:p>
          </table:table-cell>
          <table:table-cell office:value-type="string">
            <text:p>Form Feed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0D</text:p>
          </table:table-cell>
          <table:table-cell office:value-type="float" office:value="1101">
            <text:p>1101</text:p>
          </table:table-cell>
          <table:table-cell office:value-type="string">
            <text:p>CR</text:p>
          </table:table-cell>
          <table:table-cell office:value-type="string">
            <text:p>&amp;#013;</text:p>
          </table:table-cell>
          <table:table-cell office:value-type="string">
            <text:p><text:s/></text:p>
          </table:table-cell>
          <table:table-cell office:value-type="string">
            <text:p>Carriage Return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0E</text:p>
          </table:table-cell>
          <table:table-cell office:value-type="float" office:value="1110">
            <text:p>1110</text:p>
          </table:table-cell>
          <table:table-cell office:value-type="string">
            <text:p>SO</text:p>
          </table:table-cell>
          <table:table-cell office:value-type="string">
            <text:p>&amp;#014;</text:p>
          </table:table-cell>
          <table:table-cell office:value-type="string">
            <text:p><text:s/></text:p>
          </table:table-cell>
          <table:table-cell office:value-type="string">
            <text:p>Shift Out / X-On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0F</text:p>
          </table:table-cell>
          <table:table-cell office:value-type="float" office:value="1111">
            <text:p>1111</text:p>
          </table:table-cell>
          <table:table-cell office:value-type="string">
            <text:p>SI</text:p>
          </table:table-cell>
          <table:table-cell office:value-type="string">
            <text:p>&amp;#015;</text:p>
          </table:table-cell>
          <table:table-cell office:value-type="string">
            <text:p><text:s/></text:p>
          </table:table-cell>
          <table:table-cell office:value-type="string">
            <text:p>Shift In / X-Off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string">
            <text:p>DLE</text:p>
          </table:table-cell>
          <table:table-cell office:value-type="string">
            <text:p>&amp;#016;</text:p>
          </table:table-cell>
          <table:table-cell office:value-type="string">
            <text:p><text:s/></text:p>
          </table:table-cell>
          <table:table-cell office:value-type="string">
            <text:p>Data Line Escape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0001">
            <text:p>10001</text:p>
          </table:table-cell>
          <table:table-cell office:value-type="string">
            <text:p>DC1</text:p>
          </table:table-cell>
          <table:table-cell office:value-type="string">
            <text:p>&amp;#017;</text:p>
          </table:table-cell>
          <table:table-cell office:value-type="string">
            <text:p><text:s/></text:p>
          </table:table-cell>
          <table:table-cell office:value-type="string">
            <text:p>Device Control 1 (oft. XON)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0010">
            <text:p>10010</text:p>
          </table:table-cell>
          <table:table-cell office:value-type="string">
            <text:p>DC2</text:p>
          </table:table-cell>
          <table:table-cell office:value-type="string">
            <text:p>&amp;#018;</text:p>
          </table:table-cell>
          <table:table-cell office:value-type="string">
            <text:p><text:s/></text:p>
          </table:table-cell>
          <table:table-cell office:value-type="string">
            <text:p>Device Control 2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011">
            <text:p>10011</text:p>
          </table:table-cell>
          <table:table-cell office:value-type="string">
            <text:p>DC3</text:p>
          </table:table-cell>
          <table:table-cell office:value-type="string">
            <text:p>&amp;#019;</text:p>
          </table:table-cell>
          <table:table-cell office:value-type="string">
            <text:p><text:s/></text:p>
          </table:table-cell>
          <table:table-cell office:value-type="string">
            <text:p>Device Control 3 (oft. XOFF)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0100">
            <text:p>10100</text:p>
          </table:table-cell>
          <table:table-cell office:value-type="string">
            <text:p>DC4</text:p>
          </table:table-cell>
          <table:table-cell office:value-type="string">
            <text:p>&amp;#020;</text:p>
          </table:table-cell>
          <table:table-cell office:value-type="string">
            <text:p><text:s/></text:p>
          </table:table-cell>
          <table:table-cell office:value-type="string">
            <text:p>Device Control 4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0101">
            <text:p>10101</text:p>
          </table:table-cell>
          <table:table-cell office:value-type="string">
            <text:p>NAK</text:p>
          </table:table-cell>
          <table:table-cell office:value-type="string">
            <text:p>&amp;#021;</text:p>
          </table:table-cell>
          <table:table-cell office:value-type="string">
            <text:p><text:s/></text:p>
          </table:table-cell>
          <table:table-cell office:value-type="string">
            <text:p>Negative Acknowledgement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0110">
            <text:p>10110</text:p>
          </table:table-cell>
          <table:table-cell office:value-type="string">
            <text:p>SYN</text:p>
          </table:table-cell>
          <table:table-cell office:value-type="string">
            <text:p>&amp;#022;</text:p>
          </table:table-cell>
          <table:table-cell office:value-type="string">
            <text:p><text:s/></text:p>
          </table:table-cell>
          <table:table-cell office:value-type="string">
            <text:p>Synchronous Idle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0111">
            <text:p>10111</text:p>
          </table:table-cell>
          <table:table-cell office:value-type="string">
            <text:p>ETB</text:p>
          </table:table-cell>
          <table:table-cell office:value-type="string">
            <text:p>&amp;#023;</text:p>
          </table:table-cell>
          <table:table-cell office:value-type="string">
            <text:p><text:s/></text:p>
          </table:table-cell>
          <table:table-cell office:value-type="string">
            <text:p>End of Transmit Block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1000">
            <text:p>11000</text:p>
          </table:table-cell>
          <table:table-cell office:value-type="string">
            <text:p>CAN</text:p>
          </table:table-cell>
          <table:table-cell office:value-type="string">
            <text:p>&amp;#024;</text:p>
          </table:table-cell>
          <table:table-cell office:value-type="string">
            <text:p><text:s/></text:p>
          </table:table-cell>
          <table:table-cell office:value-type="string">
            <text:p>Cancel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11001">
            <text:p>11001</text:p>
          </table:table-cell>
          <table:table-cell office:value-type="string">
            <text:p>EM</text:p>
          </table:table-cell>
          <table:table-cell office:value-type="string">
            <text:p>&amp;#025;</text:p>
          </table:table-cell>
          <table:table-cell office:value-type="string">
            <text:p><text:s/></text:p>
          </table:table-cell>
          <table:table-cell office:value-type="string">
            <text:p>End of Medium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string">
            <text:p>1A</text:p>
          </table:table-cell>
          <table:table-cell office:value-type="float" office:value="11010">
            <text:p>11010</text:p>
          </table:table-cell>
          <table:table-cell office:value-type="string">
            <text:p>SUB</text:p>
          </table:table-cell>
          <table:table-cell office:value-type="string">
            <text:p>&amp;#026;</text:p>
          </table:table-cell>
          <table:table-cell office:value-type="string">
            <text:p><text:s/></text:p>
          </table:table-cell>
          <table:table-cell office:value-type="string">
            <text:p>Substitute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string">
            <text:p>1B</text:p>
          </table:table-cell>
          <table:table-cell office:value-type="float" office:value="11011">
            <text:p>11011</text:p>
          </table:table-cell>
          <table:table-cell office:value-type="string">
            <text:p>ESC</text:p>
          </table:table-cell>
          <table:table-cell office:value-type="string">
            <text:p>&amp;#027;</text:p>
          </table:table-cell>
          <table:table-cell office:value-type="string">
            <text:p><text:s/></text:p>
          </table:table-cell>
          <table:table-cell office:value-type="string">
            <text:p>Escape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string">
            <text:p>1C</text:p>
          </table:table-cell>
          <table:table-cell office:value-type="float" office:value="11100">
            <text:p>11100</text:p>
          </table:table-cell>
          <table:table-cell office:value-type="string">
            <text:p>FS</text:p>
          </table:table-cell>
          <table:table-cell office:value-type="string">
            <text:p>&amp;#028;</text:p>
          </table:table-cell>
          <table:table-cell office:value-type="string">
            <text:p><text:s/></text:p>
          </table:table-cell>
          <table:table-cell office:value-type="string">
            <text:p>File Separator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string">
            <text:p>1D</text:p>
          </table:table-cell>
          <table:table-cell office:value-type="float" office:value="11101">
            <text:p>11101</text:p>
          </table:table-cell>
          <table:table-cell office:value-type="string">
            <text:p>GS</text:p>
          </table:table-cell>
          <table:table-cell office:value-type="string">
            <text:p>&amp;#029;</text:p>
          </table:table-cell>
          <table:table-cell office:value-type="string">
            <text:p><text:s/></text:p>
          </table:table-cell>
          <table:table-cell office:value-type="string">
            <text:p>Group Separator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string">
            <text:p>1E</text:p>
          </table:table-cell>
          <table:table-cell office:value-type="float" office:value="11110">
            <text:p>11110</text:p>
          </table:table-cell>
          <table:table-cell office:value-type="string">
            <text:p>RS</text:p>
          </table:table-cell>
          <table:table-cell office:value-type="string">
            <text:p>&amp;#030;</text:p>
          </table:table-cell>
          <table:table-cell office:value-type="string">
            <text:p><text:s/></text:p>
          </table:table-cell>
          <table:table-cell office:value-type="string">
            <text:p>Record Separator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string">
            <text:p>1F</text:p>
          </table:table-cell>
          <table:table-cell office:value-type="float" office:value="11111">
            <text:p>11111</text:p>
          </table:table-cell>
          <table:table-cell office:value-type="string">
            <text:p>US</text:p>
          </table:table-cell>
          <table:table-cell office:value-type="string">
            <text:p>&amp;#031;</text:p>
          </table:table-cell>
          <table:table-cell office:value-type="string">
            <text:p><text:s/></text:p>
          </table:table-cell>
          <table:table-cell office:value-type="string">
            <text:p>Unit Separator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0000">
            <text:p>100000</text:p>
          </table:table-cell>
          <table:table-cell office:value-type="string">
            <text:p><text:s/></text:p>
          </table:table-cell>
          <table:table-cell office:value-type="string">
            <text:p>&amp;#32;</text:p>
          </table:table-cell>
          <table:table-cell office:value-type="string">
            <text:p><text:s/></text:p>
          </table:table-cell>
          <table:table-cell office:value-type="string">
            <text:p>Space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100001">
            <text:p>100001</text:p>
          </table:table-cell>
          <table:table-cell office:value-type="string">
            <text:p>!</text:p>
          </table:table-cell>
          <table:table-cell office:value-type="string">
            <text:p>&amp;#33;</text:p>
          </table:table-cell>
          <table:table-cell office:value-type="string">
            <text:p><text:s/></text:p>
          </table:table-cell>
          <table:table-cell office:value-type="string">
            <text:p>Exclamation mark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34</text:p>
          </table:table-cell>
          <table:table-cell table:style-name="ce3" office:value-type="string">
            <text:p>042</text:p>
          </table:table-cell>
          <table:table-cell table:style-name="ce3" office:value-type="string">
            <text:p>22</text:p>
          </table:table-cell>
          <table:table-cell table:style-name="ce3" office:value-type="string">
            <text:p>00100010</text:p>
          </table:table-cell>
          <table:table-cell table:style-name="Default" office:value-type="string">
            <text:p>“</text:p>
          </table:table-cell>
          <table:table-cell table:style-name="ce3" office:value-type="string">
            <text:p><text:s/>&amp;#34; </text:p>
          </table:table-cell>
          <table:table-cell table:style-name="ce15" office:value-type="string">
            <text:p><text:span text:style-name="T1">&amp;quot; </text:span></text:p>
          </table:table-cell>
          <table:table-cell table:style-name="ce15" office:value-type="string">
            <text:p><text:span text:style-name="T1">Double quotes (or speech marks)</text:span></text:p>
          </table:table-cell>
          <table:table-cell table:style-name="ce3"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100011">
            <text:p>100011</text:p>
          </table:table-cell>
          <table:table-cell office:value-type="string">
            <text:p>#</text:p>
          </table:table-cell>
          <table:table-cell office:value-type="string">
            <text:p>&amp;#35;</text:p>
          </table:table-cell>
          <table:table-cell office:value-type="string">
            <text:p><text:s/></text:p>
          </table:table-cell>
          <table:table-cell office:value-type="string">
            <text:p>Number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100">
            <text:p>100100</text:p>
          </table:table-cell>
          <table:table-cell office:value-type="string">
            <text:p>$</text:p>
          </table:table-cell>
          <table:table-cell office:value-type="string">
            <text:p>&amp;#36;</text:p>
          </table:table-cell>
          <table:table-cell office:value-type="string">
            <text:p><text:s/></text:p>
          </table:table-cell>
          <table:table-cell office:value-type="string">
            <text:p>Dollar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100101">
            <text:p>100101</text:p>
          </table:table-cell>
          <table:table-cell office:value-type="string">
            <text:p>%</text:p>
          </table:table-cell>
          <table:table-cell office:value-type="string">
            <text:p>&amp;#37;</text:p>
          </table:table-cell>
          <table:table-cell office:value-type="string">
            <text:p><text:s/></text:p>
          </table:table-cell>
          <table:table-cell office:value-type="string">
            <text:p>Procenttecken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100110">
            <text:p>100110</text:p>
          </table:table-cell>
          <table:table-cell office:value-type="string">
            <text:p>&amp;</text:p>
          </table:table-cell>
          <table:table-cell office:value-type="string">
            <text:p>&amp;#38;</text:p>
          </table:table-cell>
          <table:table-cell office:value-type="string">
            <text:p>&amp;amp;</text:p>
          </table:table-cell>
          <table:table-cell office:value-type="string">
            <text:p>Ampersand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39</text:p>
          </table:table-cell>
          <table:table-cell table:style-name="ce3" office:value-type="string">
            <text:p>047</text:p>
          </table:table-cell>
          <table:table-cell table:style-name="ce3" office:value-type="string">
            <text:p>27</text:p>
          </table:table-cell>
          <table:table-cell table:style-name="ce3" office:value-type="string">
            <text:p>00100111</text:p>
          </table:table-cell>
          <table:table-cell table:style-name="ce3" office:value-type="string">
            <text:p>'</text:p>
          </table:table-cell>
          <table:table-cell table:style-name="ce3" office:value-type="string">
            <text:p>&amp;#39;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Single quote</text:p>
          </table:table-cell>
          <table:table-cell table:style-name="ce3"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101000">
            <text:p>101000</text:p>
          </table:table-cell>
          <table:table-cell office:value-type="string">
            <text:p>(</text:p>
          </table:table-cell>
          <table:table-cell office:value-type="string">
            <text:p>&amp;#40;</text:p>
          </table:table-cell>
          <table:table-cell office:value-type="string">
            <text:p><text:s/></text:p>
          </table:table-cell>
          <table:table-cell office:value-type="string">
            <text:p>Open parenthesis (or open bracket)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101001">
            <text:p>101001</text:p>
          </table:table-cell>
          <table:table-cell office:value-type="string">
            <text:p>)</text:p>
          </table:table-cell>
          <table:table-cell office:value-type="string">
            <text:p>&amp;#41;</text:p>
          </table:table-cell>
          <table:table-cell office:value-type="string">
            <text:p><text:s/></text:p>
          </table:table-cell>
          <table:table-cell office:value-type="string">
            <text:p>Close parenthesis (or close bracket)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string">
            <text:p>2A</text:p>
          </table:table-cell>
          <table:table-cell office:value-type="float" office:value="101010">
            <text:p>101010</text:p>
          </table:table-cell>
          <table:table-cell office:value-type="string">
            <text:p>*</text:p>
          </table:table-cell>
          <table:table-cell office:value-type="string">
            <text:p>&amp;#42;</text:p>
          </table:table-cell>
          <table:table-cell office:value-type="string">
            <text:p><text:s/></text:p>
          </table:table-cell>
          <table:table-cell office:value-type="string">
            <text:p>Asterisk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string">
            <text:p>2B</text:p>
          </table:table-cell>
          <table:table-cell office:value-type="float" office:value="101011">
            <text:p>101011</text:p>
          </table:table-cell>
          <table:table-cell office:value-type="float" office:value="0">
            <text:p>0</text:p>
          </table:table-cell>
          <table:table-cell office:value-type="string">
            <text:p>&amp;#43;</text:p>
          </table:table-cell>
          <table:table-cell office:value-type="string">
            <text:p><text:s/></text:p>
          </table:table-cell>
          <table:table-cell office:value-type="string">
            <text:p>Plus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string">
            <text:p>2C</text:p>
          </table:table-cell>
          <table:table-cell office:value-type="float" office:value="101100">
            <text:p>101100</text:p>
          </table:table-cell>
          <table:table-cell office:value-type="float" office:value="0">
            <text:p>0</text:p>
          </table:table-cell>
          <table:table-cell office:value-type="string">
            <text:p>&amp;#44;</text:p>
          </table:table-cell>
          <table:table-cell office:value-type="string">
            <text:p><text:s/></text:p>
          </table:table-cell>
          <table:table-cell office:value-type="string">
            <text:p>Comma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>
            <text:p>2D</text:p>
          </table:table-cell>
          <table:table-cell office:value-type="float" office:value="101101">
            <text:p>101101</text:p>
          </table:table-cell>
          <table:table-cell office:value-type="float" office:value="-0">
            <text:p>0</text:p>
          </table:table-cell>
          <table:table-cell office:value-type="string">
            <text:p>&amp;#45;</text:p>
          </table:table-cell>
          <table:table-cell office:value-type="string">
            <text:p><text:s/></text:p>
          </table:table-cell>
          <table:table-cell office:value-type="string">
            <text:p>Hyphen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string">
            <text:p>2E</text:p>
          </table:table-cell>
          <table:table-cell office:value-type="float" office:value="101110">
            <text:p>101110</text:p>
          </table:table-cell>
          <table:table-cell office:value-type="string">
            <text:p>.</text:p>
          </table:table-cell>
          <table:table-cell office:value-type="string">
            <text:p>&amp;#46;</text:p>
          </table:table-cell>
          <table:table-cell office:value-type="string">
            <text:p><text:s/></text:p>
          </table:table-cell>
          <table:table-cell office:value-type="string">
            <text:p>Period, dot or full stop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string">
            <text:p>2F</text:p>
          </table:table-cell>
          <table:table-cell office:value-type="float" office:value="101111">
            <text:p>101111</text:p>
          </table:table-cell>
          <table:table-cell office:value-type="string">
            <text:p>/</text:p>
          </table:table-cell>
          <table:table-cell office:value-type="string">
            <text:p>&amp;#47;</text:p>
          </table:table-cell>
          <table:table-cell office:value-type="string">
            <text:p><text:s/></text:p>
          </table:table-cell>
          <table:table-cell office:value-type="string">
            <text:p>Slash or divide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10000">
            <text:p>110000</text:p>
          </table:table-cell>
          <table:table-cell office:value-type="float" office:value="0">
            <text:p>0</text:p>
          </table:table-cell>
          <table:table-cell office:value-type="string">
            <text:p>&amp;#48;</text:p>
          </table:table-cell>
          <table:table-cell office:value-type="string">
            <text:p><text:s/></text:p>
          </table:table-cell>
          <table:table-cell office:value-type="string">
            <text:p>Zero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110001">
            <text:p>110001</text:p>
          </table:table-cell>
          <table:table-cell office:value-type="float" office:value="1">
            <text:p>1</text:p>
          </table:table-cell>
          <table:table-cell office:value-type="string">
            <text:p>&amp;#49;</text:p>
          </table:table-cell>
          <table:table-cell office:value-type="string">
            <text:p><text:s/></text:p>
          </table:table-cell>
          <table:table-cell office:value-type="string">
            <text:p>One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110010">
            <text:p>110010</text:p>
          </table:table-cell>
          <table:table-cell office:value-type="float" office:value="2">
            <text:p>2</text:p>
          </table:table-cell>
          <table:table-cell office:value-type="string">
            <text:p>&amp;#50;</text:p>
          </table:table-cell>
          <table:table-cell office:value-type="string">
            <text:p><text:s/></text:p>
          </table:table-cell>
          <table:table-cell office:value-type="string">
            <text:p>Two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110011">
            <text:p>110011</text:p>
          </table:table-cell>
          <table:table-cell office:value-type="float" office:value="3">
            <text:p>3</text:p>
          </table:table-cell>
          <table:table-cell office:value-type="string">
            <text:p>&amp;#51;</text:p>
          </table:table-cell>
          <table:table-cell office:value-type="string">
            <text:p><text:s/></text:p>
          </table:table-cell>
          <table:table-cell office:value-type="string">
            <text:p>Three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110100">
            <text:p>110100</text:p>
          </table:table-cell>
          <table:table-cell office:value-type="float" office:value="4">
            <text:p>4</text:p>
          </table:table-cell>
          <table:table-cell office:value-type="string">
            <text:p>&amp;#52;</text:p>
          </table:table-cell>
          <table:table-cell office:value-type="string">
            <text:p><text:s/></text:p>
          </table:table-cell>
          <table:table-cell office:value-type="string">
            <text:p>Four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110101">
            <text:p>110101</text:p>
          </table:table-cell>
          <table:table-cell office:value-type="float" office:value="5">
            <text:p>5</text:p>
          </table:table-cell>
          <table:table-cell office:value-type="string">
            <text:p>&amp;#53;</text:p>
          </table:table-cell>
          <table:table-cell office:value-type="string">
            <text:p><text:s/></text:p>
          </table:table-cell>
          <table:table-cell office:value-type="string">
            <text:p>Five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110110">
            <text:p>110110</text:p>
          </table:table-cell>
          <table:table-cell office:value-type="float" office:value="6">
            <text:p>6</text:p>
          </table:table-cell>
          <table:table-cell office:value-type="string">
            <text:p>&amp;#54;</text:p>
          </table:table-cell>
          <table:table-cell office:value-type="string">
            <text:p><text:s/></text:p>
          </table:table-cell>
          <table:table-cell office:value-type="string">
            <text:p>Six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110111">
            <text:p>110111</text:p>
          </table:table-cell>
          <table:table-cell office:value-type="float" office:value="7">
            <text:p>7</text:p>
          </table:table-cell>
          <table:table-cell office:value-type="string">
            <text:p>&amp;#55;</text:p>
          </table:table-cell>
          <table:table-cell office:value-type="string">
            <text:p><text:s/></text:p>
          </table:table-cell>
          <table:table-cell office:value-type="string">
            <text:p>Seven</text:p>
          </table:table-cell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111000">
            <text:p>111000</text:p>
          </table:table-cell>
          <table:table-cell office:value-type="float" office:value="8">
            <text:p>8</text:p>
          </table:table-cell>
          <table:table-cell office:value-type="string">
            <text:p>&amp;#56;</text:p>
          </table:table-cell>
          <table:table-cell office:value-type="string">
            <text:p><text:s/></text:p>
          </table:table-cell>
          <table:table-cell office:value-type="string">
            <text:p>Eight</text:p>
          </table:table-cell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111001">
            <text:p>111001</text:p>
          </table:table-cell>
          <table:table-cell office:value-type="float" office:value="9">
            <text:p>9</text:p>
          </table:table-cell>
          <table:table-cell office:value-type="string">
            <text:p>&amp;#57;</text:p>
          </table:table-cell>
          <table:table-cell office:value-type="string">
            <text:p><text:s/></text:p>
          </table:table-cell>
          <table:table-cell office:value-type="string">
            <text:p>Nine</text:p>
          </table:table-cell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string">
            <text:p>3A</text:p>
          </table:table-cell>
          <table:table-cell office:value-type="float" office:value="111010">
            <text:p>111010</text:p>
          </table:table-cell>
          <table:table-cell office:value-type="string">
            <text:p>:</text:p>
          </table:table-cell>
          <table:table-cell office:value-type="string">
            <text:p>&amp;#58;</text:p>
          </table:table-cell>
          <table:table-cell office:value-type="string">
            <text:p><text:s/></text:p>
          </table:table-cell>
          <table:table-cell office:value-type="string">
            <text:p>Colon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string">
            <text:p>3B</text:p>
          </table:table-cell>
          <table:table-cell office:value-type="float" office:value="111011">
            <text:p>111011</text:p>
          </table:table-cell>
          <table:table-cell office:value-type="string">
            <text:p>;</text:p>
          </table:table-cell>
          <table:table-cell office:value-type="string">
            <text:p>&amp;#59;</text:p>
          </table:table-cell>
          <table:table-cell office:value-type="string">
            <text:p><text:s/></text:p>
          </table:table-cell>
          <table:table-cell office:value-type="string">
            <text:p>Semicolon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string">
            <text:p>3C</text:p>
          </table:table-cell>
          <table:table-cell office:value-type="float" office:value="111100">
            <text:p>111100</text:p>
          </table:table-cell>
          <table:table-cell office:value-type="string">
            <text:p>&lt;</text:p>
          </table:table-cell>
          <table:table-cell office:value-type="string">
            <text:p>&amp;#60;</text:p>
          </table:table-cell>
          <table:table-cell office:value-type="string">
            <text:p>&amp;lt;</text:p>
          </table:table-cell>
          <table:table-cell office:value-type="string">
            <text:p>Less than (or open angled bracket)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string">
            <text:p>3D</text:p>
          </table:table-cell>
          <table:table-cell office:value-type="float" office:value="111101">
            <text:p>111101</text:p>
          </table:table-cell>
          <table:table-cell office:value-type="string">
            <text:p>=</text:p>
          </table:table-cell>
          <table:table-cell office:value-type="string">
            <text:p>&amp;#61;</text:p>
          </table:table-cell>
          <table:table-cell office:value-type="string">
            <text:p><text:s/></text:p>
          </table:table-cell>
          <table:table-cell office:value-type="string">
            <text:p>Equals</text:p>
          </table:table-cell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string">
            <text:p>3E</text:p>
          </table:table-cell>
          <table:table-cell office:value-type="float" office:value="111110">
            <text:p>111110</text:p>
          </table:table-cell>
          <table:table-cell office:value-type="string">
            <text:p>&gt;</text:p>
          </table:table-cell>
          <table:table-cell office:value-type="string">
            <text:p>&amp;#62;</text:p>
          </table:table-cell>
          <table:table-cell office:value-type="string">
            <text:p>&amp;gt;</text:p>
          </table:table-cell>
          <table:table-cell office:value-type="string">
            <text:p>Greater than (or close angled bracket)</text:p>
          </table:table-cell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string">
            <text:p>3F</text:p>
          </table:table-cell>
          <table:table-cell office:value-type="float" office:value="111111">
            <text:p>111111</text:p>
          </table:table-cell>
          <table:table-cell office:value-type="string">
            <text:p>?</text:p>
          </table:table-cell>
          <table:table-cell office:value-type="string">
            <text:p>&amp;#63;</text:p>
          </table:table-cell>
          <table:table-cell office:value-type="string">
            <text:p><text:s/></text:p>
          </table:table-cell>
          <table:table-cell office:value-type="string">
            <text:p>Question mark</text:p>
          </table:table-cell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string">
            <text:p>@</text:p>
          </table:table-cell>
          <table:table-cell office:value-type="string">
            <text:p>&amp;#64;</text:p>
          </table:table-cell>
          <table:table-cell office:value-type="string">
            <text:p><text:s/></text:p>
          </table:table-cell>
          <table:table-cell office:value-type="string">
            <text:p>At symbol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1">
            <text:p>101</text:p>
          </table:table-cell>
          <table:table-cell office:value-type="float" office:value="41">
            <text:p>41</text:p>
          </table:table-cell>
          <table:table-cell office:value-type="float" office:value="1000001">
            <text:p>1000001</text:p>
          </table:table-cell>
          <table:table-cell office:value-type="string">
            <text:p>A</text:p>
          </table:table-cell>
          <table:table-cell office:value-type="string">
            <text:p>&amp;#65;</text:p>
          </table:table-cell>
          <table:table-cell office:value-type="string">
            <text:p><text:s/></text:p>
          </table:table-cell>
          <table:table-cell office:value-type="string">
            <text:p>Uppercase A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2">
            <text:p>102</text:p>
          </table:table-cell>
          <table:table-cell office:value-type="float" office:value="42">
            <text:p>42</text:p>
          </table:table-cell>
          <table:table-cell office:value-type="float" office:value="1000010">
            <text:p>1000010</text:p>
          </table:table-cell>
          <table:table-cell office:value-type="string">
            <text:p>B</text:p>
          </table:table-cell>
          <table:table-cell office:value-type="string">
            <text:p>&amp;#66;</text:p>
          </table:table-cell>
          <table:table-cell office:value-type="string">
            <text:p><text:s/></text:p>
          </table:table-cell>
          <table:table-cell office:value-type="string">
            <text:p>Uppercase B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 office:value-type="float" office:value="43">
            <text:p>43</text:p>
          </table:table-cell>
          <table:table-cell office:value-type="float" office:value="1000011">
            <text:p>1000011</text:p>
          </table:table-cell>
          <table:table-cell office:value-type="string">
            <text:p>C</text:p>
          </table:table-cell>
          <table:table-cell office:value-type="string">
            <text:p>&amp;#67;</text:p>
          </table:table-cell>
          <table:table-cell office:value-type="string">
            <text:p><text:s/></text:p>
          </table:table-cell>
          <table:table-cell office:value-type="string">
            <text:p>Uppercase C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1000100">
            <text:p>1000100</text:p>
          </table:table-cell>
          <table:table-cell office:value-type="string">
            <text:p>D</text:p>
          </table:table-cell>
          <table:table-cell office:value-type="string">
            <text:p>&amp;#68;</text:p>
          </table:table-cell>
          <table:table-cell office:value-type="string">
            <text:p><text:s/></text:p>
          </table:table-cell>
          <table:table-cell office:value-type="string">
            <text:p>Uppercase D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5">
            <text:p>105</text:p>
          </table:table-cell>
          <table:table-cell office:value-type="float" office:value="45">
            <text:p>45</text:p>
          </table:table-cell>
          <table:table-cell office:value-type="float" office:value="1000101">
            <text:p>1000101</text:p>
          </table:table-cell>
          <table:table-cell office:value-type="string">
            <text:p>E</text:p>
          </table:table-cell>
          <table:table-cell office:value-type="string">
            <text:p>&amp;#69;</text:p>
          </table:table-cell>
          <table:table-cell office:value-type="string">
            <text:p><text:s/></text:p>
          </table:table-cell>
          <table:table-cell office:value-type="string">
            <text:p>Uppercase E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46">
            <text:p>46</text:p>
          </table:table-cell>
          <table:table-cell office:value-type="float" office:value="1000110">
            <text:p>1000110</text:p>
          </table:table-cell>
          <table:table-cell office:value-type="string">
            <text:p>F</text:p>
          </table:table-cell>
          <table:table-cell office:value-type="string">
            <text:p>&amp;#70;</text:p>
          </table:table-cell>
          <table:table-cell office:value-type="string">
            <text:p><text:s/></text:p>
          </table:table-cell>
          <table:table-cell office:value-type="string">
            <text:p>Uppercase F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1000111">
            <text:p>1000111</text:p>
          </table:table-cell>
          <table:table-cell office:value-type="string">
            <text:p>G</text:p>
          </table:table-cell>
          <table:table-cell office:value-type="string">
            <text:p>&amp;#71;</text:p>
          </table:table-cell>
          <table:table-cell office:value-type="string">
            <text:p><text:s/></text:p>
          </table:table-cell>
          <table:table-cell office:value-type="string">
            <text:p>Uppercase G</text:p>
          </table:table-cell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0">
            <text:p>110</text:p>
          </table:table-cell>
          <table:table-cell office:value-type="float" office:value="48">
            <text:p>48</text:p>
          </table:table-cell>
          <table:table-cell office:value-type="float" office:value="1001000">
            <text:p>1001000</text:p>
          </table:table-cell>
          <table:table-cell office:value-type="string">
            <text:p>H</text:p>
          </table:table-cell>
          <table:table-cell office:value-type="string">
            <text:p>&amp;#72;</text:p>
          </table:table-cell>
          <table:table-cell office:value-type="string">
            <text:p><text:s/></text:p>
          </table:table-cell>
          <table:table-cell office:value-type="string">
            <text:p>Uppercase H</text:p>
          </table:table-cell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49">
            <text:p>49</text:p>
          </table:table-cell>
          <table:table-cell office:value-type="float" office:value="1001001">
            <text:p>1001001</text:p>
          </table:table-cell>
          <table:table-cell office:value-type="string">
            <text:p>I</text:p>
          </table:table-cell>
          <table:table-cell office:value-type="string">
            <text:p>&amp;#73;</text:p>
          </table:table-cell>
          <table:table-cell office:value-type="string">
            <text:p><text:s/></text:p>
          </table:table-cell>
          <table:table-cell office:value-type="string">
            <text:p>Uppercase I</text:p>
          </table:table-cell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office:value-type="string">
            <text:p>4A</text:p>
          </table:table-cell>
          <table:table-cell office:value-type="float" office:value="1001010">
            <text:p>1001010</text:p>
          </table:table-cell>
          <table:table-cell office:value-type="string">
            <text:p>J</text:p>
          </table:table-cell>
          <table:table-cell office:value-type="string">
            <text:p>&amp;#74;</text:p>
          </table:table-cell>
          <table:table-cell office:value-type="string">
            <text:p><text:s/></text:p>
          </table:table-cell>
          <table:table-cell office:value-type="string">
            <text:p>Uppercase J</text:p>
          </table:table-cell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13">
            <text:p>113</text:p>
          </table:table-cell>
          <table:table-cell office:value-type="string">
            <text:p>4B</text:p>
          </table:table-cell>
          <table:table-cell office:value-type="float" office:value="1001011">
            <text:p>1001011</text:p>
          </table:table-cell>
          <table:table-cell office:value-type="string">
            <text:p>K</text:p>
          </table:table-cell>
          <table:table-cell office:value-type="string">
            <text:p>&amp;#75;</text:p>
          </table:table-cell>
          <table:table-cell office:value-type="string">
            <text:p><text:s/></text:p>
          </table:table-cell>
          <table:table-cell office:value-type="string">
            <text:p>Uppercase K</text:p>
          </table:table-cell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 office:value-type="string">
            <text:p>4C</text:p>
          </table:table-cell>
          <table:table-cell office:value-type="float" office:value="1001100">
            <text:p>1001100</text:p>
          </table:table-cell>
          <table:table-cell office:value-type="string">
            <text:p>L</text:p>
          </table:table-cell>
          <table:table-cell office:value-type="string">
            <text:p>&amp;#76;</text:p>
          </table:table-cell>
          <table:table-cell office:value-type="string">
            <text:p><text:s/></text:p>
          </table:table-cell>
          <table:table-cell office:value-type="string">
            <text:p>Uppercase L</text:p>
          </table:table-cell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string">
            <text:p>4D</text:p>
          </table:table-cell>
          <table:table-cell office:value-type="float" office:value="1001101">
            <text:p>1001101</text:p>
          </table:table-cell>
          <table:table-cell office:value-type="string">
            <text:p>M</text:p>
          </table:table-cell>
          <table:table-cell office:value-type="string">
            <text:p>&amp;#77;</text:p>
          </table:table-cell>
          <table:table-cell office:value-type="string">
            <text:p><text:s/></text:p>
          </table:table-cell>
          <table:table-cell office:value-type="string">
            <text:p>Uppercase M</text:p>
          </table:table-cell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6">
            <text:p>116</text:p>
          </table:table-cell>
          <table:table-cell office:value-type="string">
            <text:p>4E</text:p>
          </table:table-cell>
          <table:table-cell office:value-type="float" office:value="1001110">
            <text:p>1001110</text:p>
          </table:table-cell>
          <table:table-cell office:value-type="string">
            <text:p>N</text:p>
          </table:table-cell>
          <table:table-cell office:value-type="string">
            <text:p>&amp;#78;</text:p>
          </table:table-cell>
          <table:table-cell office:value-type="string">
            <text:p><text:s/></text:p>
          </table:table-cell>
          <table:table-cell office:value-type="string">
            <text:p>Uppercase N</text:p>
          </table:table-cell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7">
            <text:p>117</text:p>
          </table:table-cell>
          <table:table-cell office:value-type="string">
            <text:p>4F</text:p>
          </table:table-cell>
          <table:table-cell office:value-type="float" office:value="1001111">
            <text:p>1001111</text:p>
          </table:table-cell>
          <table:table-cell office:value-type="string">
            <text:p>O</text:p>
          </table:table-cell>
          <table:table-cell office:value-type="string">
            <text:p>&amp;#79;</text:p>
          </table:table-cell>
          <table:table-cell office:value-type="string">
            <text:p><text:s/></text:p>
          </table:table-cell>
          <table:table-cell office:value-type="string">
            <text:p>Uppercase O</text:p>
          </table:table-cell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010000">
            <text:p>1010000</text:p>
          </table:table-cell>
          <table:table-cell office:value-type="string">
            <text:p>P</text:p>
          </table:table-cell>
          <table:table-cell office:value-type="string">
            <text:p>&amp;#80;</text:p>
          </table:table-cell>
          <table:table-cell office:value-type="string">
            <text:p><text:s/></text:p>
          </table:table-cell>
          <table:table-cell office:value-type="string">
            <text:p>Uppercase P</text:p>
          </table:table-cell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51">
            <text:p>51</text:p>
          </table:table-cell>
          <table:table-cell office:value-type="float" office:value="1010001">
            <text:p>1010001</text:p>
          </table:table-cell>
          <table:table-cell office:value-type="string">
            <text:p>Q</text:p>
          </table:table-cell>
          <table:table-cell office:value-type="string">
            <text:p>&amp;#81;</text:p>
          </table:table-cell>
          <table:table-cell office:value-type="string">
            <text:p><text:s/></text:p>
          </table:table-cell>
          <table:table-cell office:value-type="string">
            <text:p>Uppercase Q</text:p>
          </table:table-cell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2">
            <text:p>122</text:p>
          </table:table-cell>
          <table:table-cell office:value-type="float" office:value="52">
            <text:p>52</text:p>
          </table:table-cell>
          <table:table-cell office:value-type="float" office:value="1010010">
            <text:p>1010010</text:p>
          </table:table-cell>
          <table:table-cell office:value-type="string">
            <text:p>R</text:p>
          </table:table-cell>
          <table:table-cell office:value-type="string">
            <text:p>&amp;#82;</text:p>
          </table:table-cell>
          <table:table-cell office:value-type="string">
            <text:p><text:s/></text:p>
          </table:table-cell>
          <table:table-cell office:value-type="string">
            <text:p>Uppercase R</text:p>
          </table:table-cell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53">
            <text:p>53</text:p>
          </table:table-cell>
          <table:table-cell office:value-type="float" office:value="1010011">
            <text:p>1010011</text:p>
          </table:table-cell>
          <table:table-cell office:value-type="string">
            <text:p>S</text:p>
          </table:table-cell>
          <table:table-cell office:value-type="string">
            <text:p>&amp;#83;</text:p>
          </table:table-cell>
          <table:table-cell office:value-type="string">
            <text:p><text:s/></text:p>
          </table:table-cell>
          <table:table-cell office:value-type="string">
            <text:p>Uppercase S</text:p>
          </table:table-cell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24">
            <text:p>124</text:p>
          </table:table-cell>
          <table:table-cell office:value-type="float" office:value="54">
            <text:p>54</text:p>
          </table:table-cell>
          <table:table-cell office:value-type="float" office:value="1010100">
            <text:p>1010100</text:p>
          </table:table-cell>
          <table:table-cell office:value-type="string">
            <text:p>T</text:p>
          </table:table-cell>
          <table:table-cell office:value-type="string">
            <text:p>&amp;#84;</text:p>
          </table:table-cell>
          <table:table-cell office:value-type="string">
            <text:p><text:s/></text:p>
          </table:table-cell>
          <table:table-cell office:value-type="string">
            <text:p>Uppercase T</text:p>
          </table:table-cell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1010101">
            <text:p>1010101</text:p>
          </table:table-cell>
          <table:table-cell office:value-type="string">
            <text:p>U</text:p>
          </table:table-cell>
          <table:table-cell office:value-type="string">
            <text:p>&amp;#85;</text:p>
          </table:table-cell>
          <table:table-cell office:value-type="string">
            <text:p><text:s/></text:p>
          </table:table-cell>
          <table:table-cell office:value-type="string">
            <text:p>Uppercase U</text:p>
          </table:table-cell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56">
            <text:p>56</text:p>
          </table:table-cell>
          <table:table-cell office:value-type="float" office:value="1010110">
            <text:p>1010110</text:p>
          </table:table-cell>
          <table:table-cell office:value-type="string">
            <text:p>V</text:p>
          </table:table-cell>
          <table:table-cell office:value-type="string">
            <text:p>&amp;#86;</text:p>
          </table:table-cell>
          <table:table-cell office:value-type="string">
            <text:p><text:s/></text:p>
          </table:table-cell>
          <table:table-cell office:value-type="string">
            <text:p>Uppercase V</text:p>
          </table:table-cell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27">
            <text:p>127</text:p>
          </table:table-cell>
          <table:table-cell office:value-type="float" office:value="57">
            <text:p>57</text:p>
          </table:table-cell>
          <table:table-cell office:value-type="float" office:value="1010111">
            <text:p>1010111</text:p>
          </table:table-cell>
          <table:table-cell office:value-type="string">
            <text:p>W</text:p>
          </table:table-cell>
          <table:table-cell office:value-type="string">
            <text:p>&amp;#87;</text:p>
          </table:table-cell>
          <table:table-cell office:value-type="string">
            <text:p><text:s/></text:p>
          </table:table-cell>
          <table:table-cell office:value-type="string">
            <text:p>Uppercase W</text:p>
          </table:table-cell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58">
            <text:p>58</text:p>
          </table:table-cell>
          <table:table-cell office:value-type="float" office:value="1011000">
            <text:p>1011000</text:p>
          </table:table-cell>
          <table:table-cell office:value-type="string">
            <text:p>X</text:p>
          </table:table-cell>
          <table:table-cell office:value-type="string">
            <text:p>&amp;#88;</text:p>
          </table:table-cell>
          <table:table-cell office:value-type="string">
            <text:p><text:s/></text:p>
          </table:table-cell>
          <table:table-cell office:value-type="string">
            <text:p>Uppercase X</text:p>
          </table:table-cell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31">
            <text:p>131</text:p>
          </table:table-cell>
          <table:table-cell office:value-type="float" office:value="59">
            <text:p>59</text:p>
          </table:table-cell>
          <table:table-cell office:value-type="float" office:value="1011001">
            <text:p>1011001</text:p>
          </table:table-cell>
          <table:table-cell office:value-type="string">
            <text:p>Y</text:p>
          </table:table-cell>
          <table:table-cell office:value-type="string">
            <text:p>&amp;#89;</text:p>
          </table:table-cell>
          <table:table-cell office:value-type="string">
            <text:p><text:s/></text:p>
          </table:table-cell>
          <table:table-cell office:value-type="string">
            <text:p>Uppercase Y</text:p>
          </table:table-cell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2">
            <text:p>132</text:p>
          </table:table-cell>
          <table:table-cell office:value-type="string">
            <text:p>5A</text:p>
          </table:table-cell>
          <table:table-cell office:value-type="float" office:value="1011010">
            <text:p>1011010</text:p>
          </table:table-cell>
          <table:table-cell office:value-type="string">
            <text:p>Z</text:p>
          </table:table-cell>
          <table:table-cell office:value-type="string">
            <text:p>&amp;#90;</text:p>
          </table:table-cell>
          <table:table-cell office:value-type="string">
            <text:p><text:s/></text:p>
          </table:table-cell>
          <table:table-cell office:value-type="string">
            <text:p>Uppercase Z</text:p>
          </table:table-cell>
          <table:table-cell table:number-columns-repeated="101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33">
            <text:p>133</text:p>
          </table:table-cell>
          <table:table-cell office:value-type="string">
            <text:p>5B</text:p>
          </table:table-cell>
          <table:table-cell office:value-type="float" office:value="1011011">
            <text:p>1011011</text:p>
          </table:table-cell>
          <table:table-cell office:value-type="string">
            <text:p>[</text:p>
          </table:table-cell>
          <table:table-cell office:value-type="string">
            <text:p>&amp;#91;</text:p>
          </table:table-cell>
          <table:table-cell office:value-type="string">
            <text:p><text:s/></text:p>
          </table:table-cell>
          <table:table-cell office:value-type="string">
            <text:p>Opening bracket</text:p>
          </table:table-cell>
          <table:table-cell table:number-columns-repeated="101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34">
            <text:p>134</text:p>
          </table:table-cell>
          <table:table-cell office:value-type="string">
            <text:p>5C</text:p>
          </table:table-cell>
          <table:table-cell office:value-type="float" office:value="1011100">
            <text:p>1011100</text:p>
          </table:table-cell>
          <table:table-cell office:value-type="string">
            <text:p>\</text:p>
          </table:table-cell>
          <table:table-cell office:value-type="string">
            <text:p>&amp;#92;</text:p>
          </table:table-cell>
          <table:table-cell office:value-type="string">
            <text:p><text:s/></text:p>
          </table:table-cell>
          <table:table-cell office:value-type="string">
            <text:p>Backslash</text:p>
          </table:table-cell>
          <table:table-cell table:number-columns-repeated="101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35">
            <text:p>135</text:p>
          </table:table-cell>
          <table:table-cell office:value-type="string">
            <text:p>5D</text:p>
          </table:table-cell>
          <table:table-cell office:value-type="float" office:value="1011101">
            <text:p>1011101</text:p>
          </table:table-cell>
          <table:table-cell office:value-type="string">
            <text:p>]</text:p>
          </table:table-cell>
          <table:table-cell office:value-type="string">
            <text:p>&amp;#93;</text:p>
          </table:table-cell>
          <table:table-cell office:value-type="string">
            <text:p><text:s/></text:p>
          </table:table-cell>
          <table:table-cell office:value-type="string">
            <text:p>Closing bracket</text:p>
          </table:table-cell>
          <table:table-cell table:number-columns-repeated="101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6">
            <text:p>136</text:p>
          </table:table-cell>
          <table:table-cell office:value-type="string">
            <text:p>5E</text:p>
          </table:table-cell>
          <table:table-cell office:value-type="float" office:value="1011110">
            <text:p>1011110</text:p>
          </table:table-cell>
          <table:table-cell office:value-type="string">
            <text:p>^</text:p>
          </table:table-cell>
          <table:table-cell office:value-type="string">
            <text:p>&amp;#94;</text:p>
          </table:table-cell>
          <table:table-cell office:value-type="string">
            <text:p><text:s/></text:p>
          </table:table-cell>
          <table:table-cell office:value-type="string">
            <text:p>Caret - circumflex</text:p>
          </table:table-cell>
          <table:table-cell table:number-columns-repeated="101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37">
            <text:p>137</text:p>
          </table:table-cell>
          <table:table-cell office:value-type="string">
            <text:p>5F</text:p>
          </table:table-cell>
          <table:table-cell office:value-type="float" office:value="1011111">
            <text:p>1011111</text:p>
          </table:table-cell>
          <table:table-cell office:value-type="string">
            <text:p>_</text:p>
          </table:table-cell>
          <table:table-cell office:value-type="string">
            <text:p>&amp;#95;</text:p>
          </table:table-cell>
          <table:table-cell office:value-type="string">
            <text:p><text:s/></text:p>
          </table:table-cell>
          <table:table-cell office:value-type="string">
            <text:p>Underscore</text:p>
          </table:table-cell>
          <table:table-cell table:number-columns-repeated="101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float" office:value="1100000">
            <text:p>1100000</text:p>
          </table:table-cell>
          <table:table-cell office:value-type="string">
            <text:p>`</text:p>
          </table:table-cell>
          <table:table-cell office:value-type="string">
            <text:p>&amp;#96;</text:p>
          </table:table-cell>
          <table:table-cell office:value-type="string">
            <text:p><text:s/></text:p>
          </table:table-cell>
          <table:table-cell office:value-type="string">
            <text:p>Grave accent</text:p>
          </table:table-cell>
          <table:table-cell table:number-columns-repeated="101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41">
            <text:p>141</text:p>
          </table:table-cell>
          <table:table-cell office:value-type="float" office:value="61">
            <text:p>61</text:p>
          </table:table-cell>
          <table:table-cell office:value-type="float" office:value="1100001">
            <text:p>1100001</text:p>
          </table:table-cell>
          <table:table-cell office:value-type="string">
            <text:p>a</text:p>
          </table:table-cell>
          <table:table-cell office:value-type="string">
            <text:p>&amp;#97;</text:p>
          </table:table-cell>
          <table:table-cell office:value-type="string">
            <text:p><text:s/></text:p>
          </table:table-cell>
          <table:table-cell office:value-type="string">
            <text:p>Lowercase a</text:p>
          </table:table-cell>
          <table:table-cell table:number-columns-repeated="101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42">
            <text:p>142</text:p>
          </table:table-cell>
          <table:table-cell office:value-type="float" office:value="62">
            <text:p>62</text:p>
          </table:table-cell>
          <table:table-cell office:value-type="float" office:value="1100010">
            <text:p>1100010</text:p>
          </table:table-cell>
          <table:table-cell office:value-type="string">
            <text:p>b</text:p>
          </table:table-cell>
          <table:table-cell office:value-type="string">
            <text:p>&amp;#98;</text:p>
          </table:table-cell>
          <table:table-cell office:value-type="string">
            <text:p><text:s/></text:p>
          </table:table-cell>
          <table:table-cell office:value-type="string">
            <text:p>Lowercase b</text:p>
          </table:table-cell>
          <table:table-cell table:number-columns-repeated="101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43">
            <text:p>143</text:p>
          </table:table-cell>
          <table:table-cell office:value-type="float" office:value="63">
            <text:p>63</text:p>
          </table:table-cell>
          <table:table-cell office:value-type="float" office:value="1100011">
            <text:p>1100011</text:p>
          </table:table-cell>
          <table:table-cell office:value-type="string">
            <text:p>c</text:p>
          </table:table-cell>
          <table:table-cell office:value-type="string">
            <text:p>&amp;#99;</text:p>
          </table:table-cell>
          <table:table-cell office:value-type="string">
            <text:p><text:s/></text:p>
          </table:table-cell>
          <table:table-cell office:value-type="string">
            <text:p>Lowercase c</text:p>
          </table:table-cell>
          <table:table-cell table:number-columns-repeated="101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64">
            <text:p>64</text:p>
          </table:table-cell>
          <table:table-cell office:value-type="float" office:value="1100100">
            <text:p>1100100</text:p>
          </table:table-cell>
          <table:table-cell office:value-type="string">
            <text:p>d</text:p>
          </table:table-cell>
          <table:table-cell office:value-type="string">
            <text:p>&amp;#100;</text:p>
          </table:table-cell>
          <table:table-cell office:value-type="string">
            <text:p><text:s/></text:p>
          </table:table-cell>
          <table:table-cell office:value-type="string">
            <text:p>Lowercase d</text:p>
          </table:table-cell>
          <table:table-cell table:number-columns-repeated="101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45">
            <text:p>145</text:p>
          </table:table-cell>
          <table:table-cell office:value-type="float" office:value="65">
            <text:p>65</text:p>
          </table:table-cell>
          <table:table-cell office:value-type="float" office:value="1100101">
            <text:p>1100101</text:p>
          </table:table-cell>
          <table:table-cell office:value-type="string">
            <text:p>e</text:p>
          </table:table-cell>
          <table:table-cell office:value-type="string">
            <text:p>&amp;#101;</text:p>
          </table:table-cell>
          <table:table-cell office:value-type="string">
            <text:p><text:s/></text:p>
          </table:table-cell>
          <table:table-cell office:value-type="string">
            <text:p>Lowercase e</text:p>
          </table:table-cell>
          <table:table-cell table:number-columns-repeated="101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46">
            <text:p>146</text:p>
          </table:table-cell>
          <table:table-cell office:value-type="float" office:value="66">
            <text:p>66</text:p>
          </table:table-cell>
          <table:table-cell office:value-type="float" office:value="1100110">
            <text:p>1100110</text:p>
          </table:table-cell>
          <table:table-cell office:value-type="string">
            <text:p>f</text:p>
          </table:table-cell>
          <table:table-cell office:value-type="string">
            <text:p>&amp;#102;</text:p>
          </table:table-cell>
          <table:table-cell office:value-type="string">
            <text:p><text:s/></text:p>
          </table:table-cell>
          <table:table-cell office:value-type="string">
            <text:p>Lowercase f</text:p>
          </table:table-cell>
          <table:table-cell table:number-columns-repeated="101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47">
            <text:p>147</text:p>
          </table:table-cell>
          <table:table-cell office:value-type="float" office:value="67">
            <text:p>67</text:p>
          </table:table-cell>
          <table:table-cell office:value-type="float" office:value="1100111">
            <text:p>1100111</text:p>
          </table:table-cell>
          <table:table-cell office:value-type="string">
            <text:p>g</text:p>
          </table:table-cell>
          <table:table-cell office:value-type="string">
            <text:p>&amp;#103;</text:p>
          </table:table-cell>
          <table:table-cell office:value-type="string">
            <text:p><text:s/></text:p>
          </table:table-cell>
          <table:table-cell office:value-type="string">
            <text:p>Lowercase g</text:p>
          </table:table-cell>
          <table:table-cell table:number-columns-repeated="101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0">
            <text:p>150</text:p>
          </table:table-cell>
          <table:table-cell office:value-type="float" office:value="68">
            <text:p>68</text:p>
          </table:table-cell>
          <table:table-cell office:value-type="float" office:value="1101000">
            <text:p>1101000</text:p>
          </table:table-cell>
          <table:table-cell office:value-type="string">
            <text:p>h</text:p>
          </table:table-cell>
          <table:table-cell office:value-type="string">
            <text:p>&amp;#104;</text:p>
          </table:table-cell>
          <table:table-cell office:value-type="string">
            <text:p><text:s/></text:p>
          </table:table-cell>
          <table:table-cell office:value-type="string">
            <text:p>Lowercase h</text:p>
          </table:table-cell>
          <table:table-cell table:number-columns-repeated="101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69">
            <text:p>69</text:p>
          </table:table-cell>
          <table:table-cell office:value-type="float" office:value="1101001">
            <text:p>1101001</text:p>
          </table:table-cell>
          <table:table-cell office:value-type="string">
            <text:p>i</text:p>
          </table:table-cell>
          <table:table-cell office:value-type="string">
            <text:p>&amp;#105;</text:p>
          </table:table-cell>
          <table:table-cell office:value-type="string">
            <text:p><text:s/></text:p>
          </table:table-cell>
          <table:table-cell office:value-type="string">
            <text:p>Lowercase i</text:p>
          </table:table-cell>
          <table:table-cell table:number-columns-repeated="101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52">
            <text:p>152</text:p>
          </table:table-cell>
          <table:table-cell office:value-type="string">
            <text:p>6A</text:p>
          </table:table-cell>
          <table:table-cell office:value-type="float" office:value="1101010">
            <text:p>1101010</text:p>
          </table:table-cell>
          <table:table-cell office:value-type="string">
            <text:p>j</text:p>
          </table:table-cell>
          <table:table-cell office:value-type="string">
            <text:p>&amp;#106;</text:p>
          </table:table-cell>
          <table:table-cell office:value-type="string">
            <text:p><text:s/></text:p>
          </table:table-cell>
          <table:table-cell office:value-type="string">
            <text:p>Lowercase j</text:p>
          </table:table-cell>
          <table:table-cell table:number-columns-repeated="101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53">
            <text:p>153</text:p>
          </table:table-cell>
          <table:table-cell office:value-type="string">
            <text:p>6B</text:p>
          </table:table-cell>
          <table:table-cell office:value-type="float" office:value="1101011">
            <text:p>1101011</text:p>
          </table:table-cell>
          <table:table-cell office:value-type="string">
            <text:p>k</text:p>
          </table:table-cell>
          <table:table-cell office:value-type="string">
            <text:p>&amp;#107;</text:p>
          </table:table-cell>
          <table:table-cell office:value-type="string">
            <text:p><text:s/></text:p>
          </table:table-cell>
          <table:table-cell office:value-type="string">
            <text:p>Lowercase k</text:p>
          </table:table-cell>
          <table:table-cell table:number-columns-repeated="101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54">
            <text:p>154</text:p>
          </table:table-cell>
          <table:table-cell office:value-type="string">
            <text:p>6C</text:p>
          </table:table-cell>
          <table:table-cell office:value-type="float" office:value="1101100">
            <text:p>1101100</text:p>
          </table:table-cell>
          <table:table-cell office:value-type="string">
            <text:p>l</text:p>
          </table:table-cell>
          <table:table-cell office:value-type="string">
            <text:p>&amp;#108;</text:p>
          </table:table-cell>
          <table:table-cell office:value-type="string">
            <text:p><text:s/></text:p>
          </table:table-cell>
          <table:table-cell office:value-type="string">
            <text:p>Lowercase l</text:p>
          </table:table-cell>
          <table:table-cell table:number-columns-repeated="101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55">
            <text:p>155</text:p>
          </table:table-cell>
          <table:table-cell office:value-type="string">
            <text:p>6D</text:p>
          </table:table-cell>
          <table:table-cell office:value-type="float" office:value="1101101">
            <text:p>1101101</text:p>
          </table:table-cell>
          <table:table-cell office:value-type="string">
            <text:p>m</text:p>
          </table:table-cell>
          <table:table-cell office:value-type="string">
            <text:p>&amp;#109;</text:p>
          </table:table-cell>
          <table:table-cell office:value-type="string">
            <text:p><text:s/></text:p>
          </table:table-cell>
          <table:table-cell office:value-type="string">
            <text:p>Lowercase m</text:p>
          </table:table-cell>
          <table:table-cell table:number-columns-repeated="101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56">
            <text:p>156</text:p>
          </table:table-cell>
          <table:table-cell office:value-type="string">
            <text:p>6E</text:p>
          </table:table-cell>
          <table:table-cell office:value-type="float" office:value="1101110">
            <text:p>1101110</text:p>
          </table:table-cell>
          <table:table-cell office:value-type="string">
            <text:p>n</text:p>
          </table:table-cell>
          <table:table-cell office:value-type="string">
            <text:p>&amp;#110;</text:p>
          </table:table-cell>
          <table:table-cell office:value-type="string">
            <text:p><text:s/></text:p>
          </table:table-cell>
          <table:table-cell office:value-type="string">
            <text:p>Lowercase n</text:p>
          </table:table-cell>
          <table:table-cell table:number-columns-repeated="101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57">
            <text:p>157</text:p>
          </table:table-cell>
          <table:table-cell office:value-type="string">
            <text:p>6F</text:p>
          </table:table-cell>
          <table:table-cell office:value-type="float" office:value="1101111">
            <text:p>1101111</text:p>
          </table:table-cell>
          <table:table-cell office:value-type="string">
            <text:p>o</text:p>
          </table:table-cell>
          <table:table-cell office:value-type="string">
            <text:p>&amp;#111;</text:p>
          </table:table-cell>
          <table:table-cell office:value-type="string">
            <text:p><text:s/></text:p>
          </table:table-cell>
          <table:table-cell office:value-type="string">
            <text:p>Lowercase o</text:p>
          </table:table-cell>
          <table:table-cell table:number-columns-repeated="101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office:value-type="float" office:value="70">
            <text:p>70</text:p>
          </table:table-cell>
          <table:table-cell office:value-type="float" office:value="1110000">
            <text:p>1110000</text:p>
          </table:table-cell>
          <table:table-cell office:value-type="string">
            <text:p>p</text:p>
          </table:table-cell>
          <table:table-cell office:value-type="string">
            <text:p>&amp;#112;</text:p>
          </table:table-cell>
          <table:table-cell office:value-type="string">
            <text:p><text:s/></text:p>
          </table:table-cell>
          <table:table-cell office:value-type="string">
            <text:p>Lowercase p</text:p>
          </table:table-cell>
          <table:table-cell table:number-columns-repeated="101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1">
            <text:p>161</text:p>
          </table:table-cell>
          <table:table-cell office:value-type="float" office:value="71">
            <text:p>71</text:p>
          </table:table-cell>
          <table:table-cell office:value-type="float" office:value="1110001">
            <text:p>1110001</text:p>
          </table:table-cell>
          <table:table-cell office:value-type="string">
            <text:p>q</text:p>
          </table:table-cell>
          <table:table-cell office:value-type="string">
            <text:p>&amp;#113;</text:p>
          </table:table-cell>
          <table:table-cell office:value-type="string">
            <text:p><text:s/></text:p>
          </table:table-cell>
          <table:table-cell office:value-type="string">
            <text:p>Lowercase q</text:p>
          </table:table-cell>
          <table:table-cell table:number-columns-repeated="101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office:value-type="float" office:value="72">
            <text:p>72</text:p>
          </table:table-cell>
          <table:table-cell office:value-type="float" office:value="1110010">
            <text:p>1110010</text:p>
          </table:table-cell>
          <table:table-cell office:value-type="string">
            <text:p>r</text:p>
          </table:table-cell>
          <table:table-cell office:value-type="string">
            <text:p>&amp;#114;</text:p>
          </table:table-cell>
          <table:table-cell office:value-type="string">
            <text:p><text:s/></text:p>
          </table:table-cell>
          <table:table-cell office:value-type="string">
            <text:p>Lowercase r</text:p>
          </table:table-cell>
          <table:table-cell table:number-columns-repeated="101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63">
            <text:p>163</text:p>
          </table:table-cell>
          <table:table-cell office:value-type="float" office:value="73">
            <text:p>73</text:p>
          </table:table-cell>
          <table:table-cell office:value-type="float" office:value="1110011">
            <text:p>1110011</text:p>
          </table:table-cell>
          <table:table-cell office:value-type="string">
            <text:p>s</text:p>
          </table:table-cell>
          <table:table-cell office:value-type="string">
            <text:p>&amp;#115;</text:p>
          </table:table-cell>
          <table:table-cell office:value-type="string">
            <text:p><text:s/></text:p>
          </table:table-cell>
          <table:table-cell office:value-type="string">
            <text:p>Lowercase s</text:p>
          </table:table-cell>
          <table:table-cell table:number-columns-repeated="101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64">
            <text:p>164</text:p>
          </table:table-cell>
          <table:table-cell office:value-type="float" office:value="74">
            <text:p>74</text:p>
          </table:table-cell>
          <table:table-cell office:value-type="float" office:value="1110100">
            <text:p>1110100</text:p>
          </table:table-cell>
          <table:table-cell office:value-type="string">
            <text:p>t</text:p>
          </table:table-cell>
          <table:table-cell office:value-type="string">
            <text:p>&amp;#116;</text:p>
          </table:table-cell>
          <table:table-cell office:value-type="string">
            <text:p><text:s/></text:p>
          </table:table-cell>
          <table:table-cell office:value-type="string">
            <text:p>Lowercase t</text:p>
          </table:table-cell>
          <table:table-cell table:number-columns-repeated="101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5">
            <text:p>165</text:p>
          </table:table-cell>
          <table:table-cell office:value-type="float" office:value="75">
            <text:p>75</text:p>
          </table:table-cell>
          <table:table-cell office:value-type="float" office:value="1110101">
            <text:p>1110101</text:p>
          </table:table-cell>
          <table:table-cell office:value-type="string">
            <text:p>u</text:p>
          </table:table-cell>
          <table:table-cell office:value-type="string">
            <text:p>&amp;#117;</text:p>
          </table:table-cell>
          <table:table-cell office:value-type="string">
            <text:p><text:s/></text:p>
          </table:table-cell>
          <table:table-cell office:value-type="string">
            <text:p>Lowercase u</text:p>
          </table:table-cell>
          <table:table-cell table:number-columns-repeated="101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6">
            <text:p>166</text:p>
          </table:table-cell>
          <table:table-cell office:value-type="float" office:value="76">
            <text:p>76</text:p>
          </table:table-cell>
          <table:table-cell office:value-type="float" office:value="1110110">
            <text:p>1110110</text:p>
          </table:table-cell>
          <table:table-cell office:value-type="string">
            <text:p>v</text:p>
          </table:table-cell>
          <table:table-cell office:value-type="string">
            <text:p>&amp;#118;</text:p>
          </table:table-cell>
          <table:table-cell office:value-type="string">
            <text:p><text:s/></text:p>
          </table:table-cell>
          <table:table-cell office:value-type="string">
            <text:p>Lowercase v</text:p>
          </table:table-cell>
          <table:table-cell table:number-columns-repeated="101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  <table:table-cell office:value-type="float" office:value="77">
            <text:p>77</text:p>
          </table:table-cell>
          <table:table-cell office:value-type="float" office:value="1110111">
            <text:p>1110111</text:p>
          </table:table-cell>
          <table:table-cell office:value-type="string">
            <text:p>w</text:p>
          </table:table-cell>
          <table:table-cell office:value-type="string">
            <text:p>&amp;#119;</text:p>
          </table:table-cell>
          <table:table-cell office:value-type="string">
            <text:p><text:s/></text:p>
          </table:table-cell>
          <table:table-cell office:value-type="string">
            <text:p>Lowercase w</text:p>
          </table:table-cell>
          <table:table-cell table:number-columns-repeated="101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0">
            <text:p>170</text:p>
          </table:table-cell>
          <table:table-cell office:value-type="float" office:value="78">
            <text:p>78</text:p>
          </table:table-cell>
          <table:table-cell office:value-type="float" office:value="1111000">
            <text:p>1111000</text:p>
          </table:table-cell>
          <table:table-cell office:value-type="string">
            <text:p>x</text:p>
          </table:table-cell>
          <table:table-cell office:value-type="string">
            <text:p>&amp;#120;</text:p>
          </table:table-cell>
          <table:table-cell office:value-type="string">
            <text:p><text:s/></text:p>
          </table:table-cell>
          <table:table-cell office:value-type="string">
            <text:p>Lowercase x</text:p>
          </table:table-cell>
          <table:table-cell table:number-columns-repeated="101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79">
            <text:p>79</text:p>
          </table:table-cell>
          <table:table-cell office:value-type="float" office:value="1111001">
            <text:p>1111001</text:p>
          </table:table-cell>
          <table:table-cell office:value-type="string">
            <text:p>y</text:p>
          </table:table-cell>
          <table:table-cell office:value-type="string">
            <text:p>&amp;#121;</text:p>
          </table:table-cell>
          <table:table-cell office:value-type="string">
            <text:p><text:s/></text:p>
          </table:table-cell>
          <table:table-cell office:value-type="string">
            <text:p>Lowercase y</text:p>
          </table:table-cell>
          <table:table-cell table:number-columns-repeated="101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string">
            <text:p>7A</text:p>
          </table:table-cell>
          <table:table-cell office:value-type="float" office:value="1111010">
            <text:p>1111010</text:p>
          </table:table-cell>
          <table:table-cell office:value-type="string">
            <text:p>z</text:p>
          </table:table-cell>
          <table:table-cell office:value-type="string">
            <text:p>&amp;#122;</text:p>
          </table:table-cell>
          <table:table-cell office:value-type="string">
            <text:p><text:s/></text:p>
          </table:table-cell>
          <table:table-cell office:value-type="string">
            <text:p>Lowercase z</text:p>
          </table:table-cell>
          <table:table-cell table:number-columns-repeated="101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3">
            <text:p>173</text:p>
          </table:table-cell>
          <table:table-cell office:value-type="string">
            <text:p>7B</text:p>
          </table:table-cell>
          <table:table-cell office:value-type="float" office:value="1111011">
            <text:p>1111011</text:p>
          </table:table-cell>
          <table:table-cell office:value-type="string">
            <text:p>{</text:p>
          </table:table-cell>
          <table:table-cell office:value-type="string">
            <text:p>&amp;#123;</text:p>
          </table:table-cell>
          <table:table-cell office:value-type="string">
            <text:p><text:s/></text:p>
          </table:table-cell>
          <table:table-cell office:value-type="string">
            <text:p>Opening brace</text:p>
          </table:table-cell>
          <table:table-cell table:number-columns-repeated="101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4">
            <text:p>174</text:p>
          </table:table-cell>
          <table:table-cell office:value-type="string">
            <text:p>7C</text:p>
          </table:table-cell>
          <table:table-cell office:value-type="float" office:value="1111100">
            <text:p>1111100</text:p>
          </table:table-cell>
          <table:table-cell office:value-type="string">
            <text:p>|</text:p>
          </table:table-cell>
          <table:table-cell office:value-type="string">
            <text:p>&amp;#124;</text:p>
          </table:table-cell>
          <table:table-cell office:value-type="string">
            <text:p><text:s/></text:p>
          </table:table-cell>
          <table:table-cell office:value-type="string">
            <text:p>Vertical bar</text:p>
          </table:table-cell>
          <table:table-cell table:number-columns-repeated="101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5">
            <text:p>175</text:p>
          </table:table-cell>
          <table:table-cell office:value-type="string">
            <text:p>7D</text:p>
          </table:table-cell>
          <table:table-cell office:value-type="float" office:value="1111101">
            <text:p>1111101</text:p>
          </table:table-cell>
          <table:table-cell office:value-type="string">
            <text:p>}</text:p>
          </table:table-cell>
          <table:table-cell office:value-type="string">
            <text:p>&amp;#125;</text:p>
          </table:table-cell>
          <table:table-cell office:value-type="string">
            <text:p><text:s/></text:p>
          </table:table-cell>
          <table:table-cell office:value-type="string">
            <text:p>Closing brace</text:p>
          </table:table-cell>
          <table:table-cell table:number-columns-repeated="101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string">
            <text:p>7E</text:p>
          </table:table-cell>
          <table:table-cell office:value-type="float" office:value="1111110">
            <text:p>1111110</text:p>
          </table:table-cell>
          <table:table-cell office:value-type="string">
            <text:p>~</text:p>
          </table:table-cell>
          <table:table-cell office:value-type="string">
            <text:p>&amp;#126;</text:p>
          </table:table-cell>
          <table:table-cell office:value-type="string">
            <text:p><text:s/></text:p>
          </table:table-cell>
          <table:table-cell office:value-type="string">
            <text:p>Equivalency sign - tilde</text:p>
          </table:table-cell>
          <table:table-cell table:number-columns-repeated="101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7">
            <text:p>177</text:p>
          </table:table-cell>
          <table:table-cell office:value-type="string">
            <text:p>7F</text:p>
          </table:table-cell>
          <table:table-cell office:value-type="float" office:value="1111111">
            <text:p>1111111</text:p>
          </table:table-cell>
          <table:table-cell/>
          <table:table-cell office:value-type="string">
            <text:p>&amp;#127;</text:p>
          </table:table-cell>
          <table:table-cell office:value-type="string">
            <text:p><text:s/></text:p>
          </table:table-cell>
          <table:table-cell office:value-type="string">
            <text:p>Delete</text:p>
          </table:table-cell>
          <table:table-cell table:number-columns-repeated="101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10000000">
            <text:p>10000000</text:p>
          </table:table-cell>
          <table:table-cell office:value-type="string">
            <text:p>€</text:p>
          </table:table-cell>
          <table:table-cell office:value-type="string">
            <text:p>&amp;#128;</text:p>
          </table:table-cell>
          <table:table-cell office:value-type="string">
            <text:p>&amp;euro;</text:p>
          </table:table-cell>
          <table:table-cell office:value-type="string">
            <text:p>Euro sign</text:p>
          </table:table-cell>
          <table:table-cell table:number-columns-repeated="101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01">
            <text:p>201</text:p>
          </table:table-cell>
          <table:table-cell office:value-type="float" office:value="81">
            <text:p>81</text:p>
          </table:table-cell>
          <table:table-cell office:value-type="float" office:value="10000001">
            <text:p>10000001</text:p>
          </table:table-cell>
          <table:table-cell table:number-columns-repeated="4"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02">
            <text:p>202</text:p>
          </table:table-cell>
          <table:table-cell office:value-type="float" office:value="82">
            <text:p>82</text:p>
          </table:table-cell>
          <table:table-cell office:value-type="float" office:value="10000010">
            <text:p>10000010</text:p>
          </table:table-cell>
          <table:table-cell office:value-type="string">
            <text:p>‚</text:p>
          </table:table-cell>
          <table:table-cell office:value-type="string">
            <text:p>&amp;#130;</text:p>
          </table:table-cell>
          <table:table-cell office:value-type="string">
            <text:p>&amp;sbquo;</text:p>
          </table:table-cell>
          <table:table-cell office:value-type="string">
            <text:p>Single low-9 quotation mark</text:p>
          </table:table-cell>
          <table:table-cell table:number-columns-repeated="101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03">
            <text:p>203</text:p>
          </table:table-cell>
          <table:table-cell office:value-type="float" office:value="83">
            <text:p>83</text:p>
          </table:table-cell>
          <table:table-cell office:value-type="float" office:value="10000011">
            <text:p>10000011</text:p>
          </table:table-cell>
          <table:table-cell office:value-type="string">
            <text:p>ƒ</text:p>
          </table:table-cell>
          <table:table-cell office:value-type="string">
            <text:p>&amp;#131;</text:p>
          </table:table-cell>
          <table:table-cell office:value-type="string">
            <text:p>&amp;fnof;</text:p>
          </table:table-cell>
          <table:table-cell office:value-type="string">
            <text:p>Latin small letter f with hook</text:p>
          </table:table-cell>
          <table:table-cell table:number-columns-repeated="101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04">
            <text:p>204</text:p>
          </table:table-cell>
          <table:table-cell office:value-type="float" office:value="84">
            <text:p>84</text:p>
          </table:table-cell>
          <table:table-cell office:value-type="float" office:value="10000100">
            <text:p>10000100</text:p>
          </table:table-cell>
          <table:table-cell office:value-type="string">
            <text:p>„</text:p>
          </table:table-cell>
          <table:table-cell office:value-type="string">
            <text:p>&amp;#132;</text:p>
          </table:table-cell>
          <table:table-cell office:value-type="string">
            <text:p>&amp;bdquo;</text:p>
          </table:table-cell>
          <table:table-cell office:value-type="string">
            <text:p>Double low-9 quotation mark</text:p>
          </table:table-cell>
          <table:table-cell table:number-columns-repeated="101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05">
            <text:p>205</text:p>
          </table:table-cell>
          <table:table-cell office:value-type="float" office:value="85">
            <text:p>85</text:p>
          </table:table-cell>
          <table:table-cell office:value-type="float" office:value="10000101">
            <text:p>10000101</text:p>
          </table:table-cell>
          <table:table-cell office:value-type="string">
            <text:p>…</text:p>
          </table:table-cell>
          <table:table-cell office:value-type="string">
            <text:p>&amp;#133;</text:p>
          </table:table-cell>
          <table:table-cell office:value-type="string">
            <text:p>&amp;hellip;</text:p>
          </table:table-cell>
          <table:table-cell office:value-type="string">
            <text:p>Horizontal ellipsis</text:p>
          </table:table-cell>
          <table:table-cell table:number-columns-repeated="101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6">
            <text:p>206</text:p>
          </table:table-cell>
          <table:table-cell office:value-type="float" office:value="86">
            <text:p>86</text:p>
          </table:table-cell>
          <table:table-cell office:value-type="float" office:value="10000110">
            <text:p>10000110</text:p>
          </table:table-cell>
          <table:table-cell office:value-type="string">
            <text:p>†</text:p>
          </table:table-cell>
          <table:table-cell office:value-type="string">
            <text:p>&amp;#134;</text:p>
          </table:table-cell>
          <table:table-cell office:value-type="string">
            <text:p>&amp;dagger;</text:p>
          </table:table-cell>
          <table:table-cell office:value-type="string">
            <text:p>Dagger</text:p>
          </table:table-cell>
          <table:table-cell table:number-columns-repeated="101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07">
            <text:p>207</text:p>
          </table:table-cell>
          <table:table-cell office:value-type="float" office:value="87">
            <text:p>87</text:p>
          </table:table-cell>
          <table:table-cell office:value-type="float" office:value="10000111">
            <text:p>10000111</text:p>
          </table:table-cell>
          <table:table-cell office:value-type="string">
            <text:p>‡</text:p>
          </table:table-cell>
          <table:table-cell office:value-type="string">
            <text:p>&amp;#135;</text:p>
          </table:table-cell>
          <table:table-cell office:value-type="string">
            <text:p>&amp;Dagger;</text:p>
          </table:table-cell>
          <table:table-cell office:value-type="string">
            <text:p>Double dagger</text:p>
          </table:table-cell>
          <table:table-cell table:number-columns-repeated="101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10">
            <text:p>210</text:p>
          </table:table-cell>
          <table:table-cell office:value-type="float" office:value="88">
            <text:p>88</text:p>
          </table:table-cell>
          <table:table-cell office:value-type="float" office:value="10001000">
            <text:p>10001000</text:p>
          </table:table-cell>
          <table:table-cell office:value-type="string">
            <text:p>ˆ</text:p>
          </table:table-cell>
          <table:table-cell office:value-type="string">
            <text:p>&amp;#136;</text:p>
          </table:table-cell>
          <table:table-cell office:value-type="string">
            <text:p>&amp;circ;</text:p>
          </table:table-cell>
          <table:table-cell office:value-type="string">
            <text:p>Modifier letter circumflex accent</text:p>
          </table:table-cell>
          <table:table-cell table:number-columns-repeated="101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11">
            <text:p>211</text:p>
          </table:table-cell>
          <table:table-cell office:value-type="float" office:value="89">
            <text:p>89</text:p>
          </table:table-cell>
          <table:table-cell office:value-type="float" office:value="10001001">
            <text:p>10001001</text:p>
          </table:table-cell>
          <table:table-cell office:value-type="string">
            <text:p>‰</text:p>
          </table:table-cell>
          <table:table-cell office:value-type="string">
            <text:p>&amp;#137;</text:p>
          </table:table-cell>
          <table:table-cell office:value-type="string">
            <text:p>&amp;permil;</text:p>
          </table:table-cell>
          <table:table-cell office:value-type="string">
            <text:p>Per mille sign</text:p>
          </table:table-cell>
          <table:table-cell table:number-columns-repeated="101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12">
            <text:p>212</text:p>
          </table:table-cell>
          <table:table-cell office:value-type="string">
            <text:p>8A</text:p>
          </table:table-cell>
          <table:table-cell office:value-type="float" office:value="10001010">
            <text:p>10001010</text:p>
          </table:table-cell>
          <table:table-cell office:value-type="string">
            <text:p>Š</text:p>
          </table:table-cell>
          <table:table-cell office:value-type="string">
            <text:p>&amp;#138;</text:p>
          </table:table-cell>
          <table:table-cell office:value-type="string">
            <text:p>&amp;Scaron;</text:p>
          </table:table-cell>
          <table:table-cell office:value-type="string">
            <text:p>Latin capital letter S with caron</text:p>
          </table:table-cell>
          <table:table-cell table:number-columns-repeated="101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13">
            <text:p>213</text:p>
          </table:table-cell>
          <table:table-cell office:value-type="string">
            <text:p>8B</text:p>
          </table:table-cell>
          <table:table-cell office:value-type="float" office:value="10001011">
            <text:p>10001011</text:p>
          </table:table-cell>
          <table:table-cell office:value-type="string">
            <text:p>‹</text:p>
          </table:table-cell>
          <table:table-cell office:value-type="string">
            <text:p>&amp;#139;</text:p>
          </table:table-cell>
          <table:table-cell office:value-type="string">
            <text:p>&amp;lsaquo;</text:p>
          </table:table-cell>
          <table:table-cell office:value-type="string">
            <text:p>Single left-pointing angle quotation</text:p>
          </table:table-cell>
          <table:table-cell table:number-columns-repeated="101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14">
            <text:p>214</text:p>
          </table:table-cell>
          <table:table-cell office:value-type="string">
            <text:p>8C</text:p>
          </table:table-cell>
          <table:table-cell office:value-type="float" office:value="10001100">
            <text:p>10001100</text:p>
          </table:table-cell>
          <table:table-cell office:value-type="string">
            <text:p>Œ</text:p>
          </table:table-cell>
          <table:table-cell office:value-type="string">
            <text:p>&amp;#140;</text:p>
          </table:table-cell>
          <table:table-cell office:value-type="string">
            <text:p>&amp;OElig;</text:p>
          </table:table-cell>
          <table:table-cell office:value-type="string">
            <text:p>Latin capital ligature OE</text:p>
          </table:table-cell>
          <table:table-cell table:number-columns-repeated="101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15">
            <text:p>215</text:p>
          </table:table-cell>
          <table:table-cell office:value-type="string">
            <text:p>8D</text:p>
          </table:table-cell>
          <table:table-cell office:value-type="float" office:value="10001101">
            <text:p>10001101</text:p>
          </table:table-cell>
          <table:table-cell table:number-columns-repeated="4"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16">
            <text:p>216</text:p>
          </table:table-cell>
          <table:table-cell office:value-type="string">
            <text:p>8E</text:p>
          </table:table-cell>
          <table:table-cell office:value-type="float" office:value="10001110">
            <text:p>10001110</text:p>
          </table:table-cell>
          <table:table-cell office:value-type="string">
            <text:p>Ž</text:p>
          </table:table-cell>
          <table:table-cell office:value-type="string">
            <text:p>&amp;#142;</text:p>
          </table:table-cell>
          <table:table-cell office:value-type="string">
            <text:p><text:s/></text:p>
          </table:table-cell>
          <table:table-cell office:value-type="string">
            <text:p>Latin captial letter Z with caron</text:p>
          </table:table-cell>
          <table:table-cell table:number-columns-repeated="101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17">
            <text:p>217</text:p>
          </table:table-cell>
          <table:table-cell office:value-type="string">
            <text:p>8F</text:p>
          </table:table-cell>
          <table:table-cell office:value-type="float" office:value="10001111">
            <text:p>10001111</text:p>
          </table:table-cell>
          <table:table-cell table:number-columns-repeated="4"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20">
            <text:p>220</text:p>
          </table:table-cell>
          <table:table-cell office:value-type="float" office:value="90">
            <text:p>90</text:p>
          </table:table-cell>
          <table:table-cell office:value-type="float" office:value="10010000">
            <text:p>10010000</text:p>
          </table:table-cell>
          <table:table-cell table:number-columns-repeated="4"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21">
            <text:p>221</text:p>
          </table:table-cell>
          <table:table-cell office:value-type="float" office:value="91">
            <text:p>91</text:p>
          </table:table-cell>
          <table:table-cell office:value-type="float" office:value="10010001">
            <text:p>10010001</text:p>
          </table:table-cell>
          <table:table-cell office:value-type="string">
            <text:p>‘</text:p>
          </table:table-cell>
          <table:table-cell office:value-type="string">
            <text:p>&amp;#145;</text:p>
          </table:table-cell>
          <table:table-cell office:value-type="string">
            <text:p>&amp;lsquo;</text:p>
          </table:table-cell>
          <table:table-cell office:value-type="string">
            <text:p>Left single quotation mark</text:p>
          </table:table-cell>
          <table:table-cell table:number-columns-repeated="101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22">
            <text:p>222</text:p>
          </table:table-cell>
          <table:table-cell office:value-type="float" office:value="92">
            <text:p>92</text:p>
          </table:table-cell>
          <table:table-cell office:value-type="float" office:value="10010010">
            <text:p>10010010</text:p>
          </table:table-cell>
          <table:table-cell office:value-type="string">
            <text:p>’</text:p>
          </table:table-cell>
          <table:table-cell office:value-type="string">
            <text:p>&amp;#146;</text:p>
          </table:table-cell>
          <table:table-cell office:value-type="string">
            <text:p>&amp;rsquo;</text:p>
          </table:table-cell>
          <table:table-cell office:value-type="string">
            <text:p>Right single quotation mark</text:p>
          </table:table-cell>
          <table:table-cell table:number-columns-repeated="101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23">
            <text:p>223</text:p>
          </table:table-cell>
          <table:table-cell office:value-type="float" office:value="93">
            <text:p>93</text:p>
          </table:table-cell>
          <table:table-cell office:value-type="float" office:value="10010011">
            <text:p>10010011</text:p>
          </table:table-cell>
          <table:table-cell office:value-type="string">
            <text:p>“</text:p>
          </table:table-cell>
          <table:table-cell office:value-type="string">
            <text:p>&amp;#147;</text:p>
          </table:table-cell>
          <table:table-cell office:value-type="string">
            <text:p>&amp;ldquo;</text:p>
          </table:table-cell>
          <table:table-cell office:value-type="string">
            <text:p>Left double quotation mark</text:p>
          </table:table-cell>
          <table:table-cell table:number-columns-repeated="101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24">
            <text:p>224</text:p>
          </table:table-cell>
          <table:table-cell office:value-type="float" office:value="94">
            <text:p>94</text:p>
          </table:table-cell>
          <table:table-cell office:value-type="float" office:value="10010100">
            <text:p>10010100</text:p>
          </table:table-cell>
          <table:table-cell office:value-type="string">
            <text:p>”</text:p>
          </table:table-cell>
          <table:table-cell office:value-type="string">
            <text:p>&amp;#148;</text:p>
          </table:table-cell>
          <table:table-cell office:value-type="string">
            <text:p>&amp;rdquo;</text:p>
          </table:table-cell>
          <table:table-cell office:value-type="string">
            <text:p>Right double quotation mark</text:p>
          </table:table-cell>
          <table:table-cell table:number-columns-repeated="101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0010101">
            <text:p>10010101</text:p>
          </table:table-cell>
          <table:table-cell office:value-type="string">
            <text:p>•</text:p>
          </table:table-cell>
          <table:table-cell office:value-type="string">
            <text:p>&amp;#149;</text:p>
          </table:table-cell>
          <table:table-cell office:value-type="string">
            <text:p>&amp;bull;</text:p>
          </table:table-cell>
          <table:table-cell office:value-type="string">
            <text:p>Bullet</text:p>
          </table:table-cell>
          <table:table-cell table:number-columns-repeated="101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96">
            <text:p>96</text:p>
          </table:table-cell>
          <table:table-cell office:value-type="float" office:value="10010110">
            <text:p>10010110</text:p>
          </table:table-cell>
          <table:table-cell office:value-type="string">
            <text:p>–</text:p>
          </table:table-cell>
          <table:table-cell office:value-type="string">
            <text:p>&amp;#150;</text:p>
          </table:table-cell>
          <table:table-cell office:value-type="string">
            <text:p>&amp;ndash;</text:p>
          </table:table-cell>
          <table:table-cell office:value-type="string">
            <text:p>En dash</text:p>
          </table:table-cell>
          <table:table-cell table:number-columns-repeated="101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27">
            <text:p>227</text:p>
          </table:table-cell>
          <table:table-cell office:value-type="float" office:value="97">
            <text:p>97</text:p>
          </table:table-cell>
          <table:table-cell office:value-type="float" office:value="10010111">
            <text:p>10010111</text:p>
          </table:table-cell>
          <table:table-cell office:value-type="string">
            <text:p>—</text:p>
          </table:table-cell>
          <table:table-cell office:value-type="string">
            <text:p>&amp;#151;</text:p>
          </table:table-cell>
          <table:table-cell office:value-type="string">
            <text:p>&amp;mdash;</text:p>
          </table:table-cell>
          <table:table-cell office:value-type="string">
            <text:p>Em dash</text:p>
          </table:table-cell>
          <table:table-cell table:number-columns-repeated="101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30">
            <text:p>230</text:p>
          </table:table-cell>
          <table:table-cell office:value-type="float" office:value="98">
            <text:p>98</text:p>
          </table:table-cell>
          <table:table-cell office:value-type="float" office:value="10011000">
            <text:p>10011000</text:p>
          </table:table-cell>
          <table:table-cell office:value-type="string">
            <text:p>˜</text:p>
          </table:table-cell>
          <table:table-cell office:value-type="string">
            <text:p>&amp;#152;</text:p>
          </table:table-cell>
          <table:table-cell office:value-type="string">
            <text:p>&amp;tilde;</text:p>
          </table:table-cell>
          <table:table-cell office:value-type="string">
            <text:p>Small tilde</text:p>
          </table:table-cell>
          <table:table-cell table:number-columns-repeated="101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31">
            <text:p>231</text:p>
          </table:table-cell>
          <table:table-cell office:value-type="float" office:value="99">
            <text:p>99</text:p>
          </table:table-cell>
          <table:table-cell office:value-type="float" office:value="10011001">
            <text:p>10011001</text:p>
          </table:table-cell>
          <table:table-cell office:value-type="string">
            <text:p>™</text:p>
          </table:table-cell>
          <table:table-cell office:value-type="string">
            <text:p>&amp;#153;</text:p>
          </table:table-cell>
          <table:table-cell office:value-type="string">
            <text:p>&amp;trade;</text:p>
          </table:table-cell>
          <table:table-cell office:value-type="string">
            <text:p>Trade mark sign</text:p>
          </table:table-cell>
          <table:table-cell table:number-columns-repeated="1016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32">
            <text:p>232</text:p>
          </table:table-cell>
          <table:table-cell office:value-type="string">
            <text:p>9A</text:p>
          </table:table-cell>
          <table:table-cell office:value-type="float" office:value="10011010">
            <text:p>10011010</text:p>
          </table:table-cell>
          <table:table-cell office:value-type="string">
            <text:p>š</text:p>
          </table:table-cell>
          <table:table-cell office:value-type="string">
            <text:p>&amp;#154;</text:p>
          </table:table-cell>
          <table:table-cell office:value-type="string">
            <text:p>&amp;scaron;</text:p>
          </table:table-cell>
          <table:table-cell office:value-type="string">
            <text:p>Latin small letter S with caron</text:p>
          </table:table-cell>
          <table:table-cell table:number-columns-repeated="101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33">
            <text:p>233</text:p>
          </table:table-cell>
          <table:table-cell office:value-type="string">
            <text:p>9B</text:p>
          </table:table-cell>
          <table:table-cell office:value-type="float" office:value="10011011">
            <text:p>10011011</text:p>
          </table:table-cell>
          <table:table-cell office:value-type="string">
            <text:p>›</text:p>
          </table:table-cell>
          <table:table-cell office:value-type="string">
            <text:p>&amp;#155;</text:p>
          </table:table-cell>
          <table:table-cell office:value-type="string">
            <text:p>&amp;rsaquo; </text:p>
          </table:table-cell>
          <table:table-cell office:value-type="string">
            <text:p>Single right-pointing angle quotation mark</text:p>
          </table:table-cell>
          <table:table-cell table:number-columns-repeated="101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34">
            <text:p>234</text:p>
          </table:table-cell>
          <table:table-cell office:value-type="string">
            <text:p>9C</text:p>
          </table:table-cell>
          <table:table-cell office:value-type="float" office:value="10011100">
            <text:p>10011100</text:p>
          </table:table-cell>
          <table:table-cell office:value-type="string">
            <text:p>œ</text:p>
          </table:table-cell>
          <table:table-cell office:value-type="string">
            <text:p>&amp;#156;</text:p>
          </table:table-cell>
          <table:table-cell office:value-type="string">
            <text:p>&amp;oelig;</text:p>
          </table:table-cell>
          <table:table-cell office:value-type="string">
            <text:p>Latin small ligature oe</text:p>
          </table:table-cell>
          <table:table-cell table:number-columns-repeated="101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35">
            <text:p>235</text:p>
          </table:table-cell>
          <table:table-cell office:value-type="string">
            <text:p>9D</text:p>
          </table:table-cell>
          <table:table-cell office:value-type="float" office:value="10011101">
            <text:p>10011101</text:p>
          </table:table-cell>
          <table:table-cell table:number-columns-repeated="4"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36">
            <text:p>236</text:p>
          </table:table-cell>
          <table:table-cell office:value-type="string">
            <text:p>9E</text:p>
          </table:table-cell>
          <table:table-cell office:value-type="float" office:value="10011110">
            <text:p>10011110</text:p>
          </table:table-cell>
          <table:table-cell office:value-type="string">
            <text:p>ž</text:p>
          </table:table-cell>
          <table:table-cell office:value-type="string">
            <text:p>&amp;#158;</text:p>
          </table:table-cell>
          <table:table-cell office:value-type="string">
            <text:p><text:s/></text:p>
          </table:table-cell>
          <table:table-cell office:value-type="string">
            <text:p>Latin small letter z with caron</text:p>
          </table:table-cell>
          <table:table-cell table:number-columns-repeated="101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37">
            <text:p>237</text:p>
          </table:table-cell>
          <table:table-cell office:value-type="string">
            <text:p>9F</text:p>
          </table:table-cell>
          <table:table-cell office:value-type="float" office:value="10011111">
            <text:p>10011111</text:p>
          </table:table-cell>
          <table:table-cell office:value-type="string">
            <text:p>Ÿ</text:p>
          </table:table-cell>
          <table:table-cell office:value-type="string">
            <text:p>&amp;#159;</text:p>
          </table:table-cell>
          <table:table-cell office:value-type="string">
            <text:p>&amp;Yuml;</text:p>
          </table:table-cell>
          <table:table-cell office:value-type="string">
            <text:p>Latin capital letter Y with diaeresis</text:p>
          </table:table-cell>
          <table:table-cell table:number-columns-repeated="101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string">
            <text:p>A0</text:p>
          </table:table-cell>
          <table:table-cell office:value-type="float" office:value="10100000">
            <text:p>10100000</text:p>
          </table:table-cell>
          <table:table-cell office:value-type="string">
            <text:p><text:s/></text:p>
          </table:table-cell>
          <table:table-cell office:value-type="string">
            <text:p>&amp;#160;</text:p>
          </table:table-cell>
          <table:table-cell office:value-type="string">
            <text:p>&amp;nbsp;</text:p>
          </table:table-cell>
          <table:table-cell office:value-type="string">
            <text:p>Non-breaking space</text:p>
          </table:table-cell>
          <table:table-cell table:number-columns-repeated="101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41">
            <text:p>241</text:p>
          </table:table-cell>
          <table:table-cell office:value-type="string">
            <text:p>A1</text:p>
          </table:table-cell>
          <table:table-cell office:value-type="float" office:value="10100001">
            <text:p>10100001</text:p>
          </table:table-cell>
          <table:table-cell office:value-type="string">
            <text:p>¡</text:p>
          </table:table-cell>
          <table:table-cell office:value-type="string">
            <text:p>&amp;#161;</text:p>
          </table:table-cell>
          <table:table-cell office:value-type="string">
            <text:p>&amp;iexcl;</text:p>
          </table:table-cell>
          <table:table-cell office:value-type="string">
            <text:p>Inverted exclamation mark</text:p>
          </table:table-cell>
          <table:table-cell table:number-columns-repeated="1016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42">
            <text:p>242</text:p>
          </table:table-cell>
          <table:table-cell office:value-type="string">
            <text:p>A2</text:p>
          </table:table-cell>
          <table:table-cell office:value-type="float" office:value="10100010">
            <text:p>10100010</text:p>
          </table:table-cell>
          <table:table-cell office:value-type="string">
            <text:p>¢</text:p>
          </table:table-cell>
          <table:table-cell office:value-type="string">
            <text:p>&amp;#162;</text:p>
          </table:table-cell>
          <table:table-cell office:value-type="string">
            <text:p>&amp;cent;</text:p>
          </table:table-cell>
          <table:table-cell office:value-type="string">
            <text:p>Cent sign</text:p>
          </table:table-cell>
          <table:table-cell table:number-columns-repeated="1016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43">
            <text:p>243</text:p>
          </table:table-cell>
          <table:table-cell office:value-type="string">
            <text:p>A3</text:p>
          </table:table-cell>
          <table:table-cell office:value-type="float" office:value="10100011">
            <text:p>10100011</text:p>
          </table:table-cell>
          <table:table-cell office:value-type="string">
            <text:p>£</text:p>
          </table:table-cell>
          <table:table-cell office:value-type="string">
            <text:p>&amp;#163;</text:p>
          </table:table-cell>
          <table:table-cell office:value-type="string">
            <text:p>&amp;pound;</text:p>
          </table:table-cell>
          <table:table-cell office:value-type="string">
            <text:p>Pound sign</text:p>
          </table:table-cell>
          <table:table-cell table:number-columns-repeated="1016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44">
            <text:p>244</text:p>
          </table:table-cell>
          <table:table-cell office:value-type="string">
            <text:p>A4</text:p>
          </table:table-cell>
          <table:table-cell office:value-type="float" office:value="10100100">
            <text:p>10100100</text:p>
          </table:table-cell>
          <table:table-cell office:value-type="string">
            <text:p>¤</text:p>
          </table:table-cell>
          <table:table-cell office:value-type="string">
            <text:p>&amp;#164;</text:p>
          </table:table-cell>
          <table:table-cell office:value-type="string">
            <text:p>&amp;curren;</text:p>
          </table:table-cell>
          <table:table-cell office:value-type="string">
            <text:p>Currency sign</text:p>
          </table:table-cell>
          <table:table-cell table:number-columns-repeated="101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45">
            <text:p>245</text:p>
          </table:table-cell>
          <table:table-cell office:value-type="string">
            <text:p>A5</text:p>
          </table:table-cell>
          <table:table-cell office:value-type="float" office:value="10100101">
            <text:p>10100101</text:p>
          </table:table-cell>
          <table:table-cell office:value-type="string">
            <text:p>¥</text:p>
          </table:table-cell>
          <table:table-cell office:value-type="string">
            <text:p>&amp;#165;</text:p>
          </table:table-cell>
          <table:table-cell office:value-type="string">
            <text:p>&amp;yen;</text:p>
          </table:table-cell>
          <table:table-cell office:value-type="string">
            <text:p>Yen sign</text:p>
          </table:table-cell>
          <table:table-cell table:number-columns-repeated="1016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46">
            <text:p>246</text:p>
          </table:table-cell>
          <table:table-cell office:value-type="string">
            <text:p>A6</text:p>
          </table:table-cell>
          <table:table-cell office:value-type="float" office:value="10100110">
            <text:p>10100110</text:p>
          </table:table-cell>
          <table:table-cell office:value-type="string">
            <text:p>¦</text:p>
          </table:table-cell>
          <table:table-cell office:value-type="string">
            <text:p>&amp;#166;</text:p>
          </table:table-cell>
          <table:table-cell office:value-type="string">
            <text:p>&amp;brvbar;</text:p>
          </table:table-cell>
          <table:table-cell office:value-type="string">
            <text:p>Pipe, Broken vertical bar</text:p>
          </table:table-cell>
          <table:table-cell table:number-columns-repeated="1016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47">
            <text:p>247</text:p>
          </table:table-cell>
          <table:table-cell office:value-type="string">
            <text:p>A7</text:p>
          </table:table-cell>
          <table:table-cell office:value-type="float" office:value="10100111">
            <text:p>10100111</text:p>
          </table:table-cell>
          <table:table-cell office:value-type="string">
            <text:p>§</text:p>
          </table:table-cell>
          <table:table-cell office:value-type="string">
            <text:p>&amp;#167;</text:p>
          </table:table-cell>
          <table:table-cell office:value-type="string">
            <text:p>&amp;sect;</text:p>
          </table:table-cell>
          <table:table-cell office:value-type="string">
            <text:p>Section sign</text:p>
          </table:table-cell>
          <table:table-cell table:number-columns-repeated="1016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50">
            <text:p>250</text:p>
          </table:table-cell>
          <table:table-cell office:value-type="string">
            <text:p>A8</text:p>
          </table:table-cell>
          <table:table-cell office:value-type="float" office:value="10101000">
            <text:p>10101000</text:p>
          </table:table-cell>
          <table:table-cell office:value-type="string">
            <text:p>¨</text:p>
          </table:table-cell>
          <table:table-cell office:value-type="string">
            <text:p>&amp;#168;</text:p>
          </table:table-cell>
          <table:table-cell office:value-type="string">
            <text:p>&amp;uml;</text:p>
          </table:table-cell>
          <table:table-cell office:value-type="string">
            <text:p>Spacing diaeresis - umlaut</text:p>
          </table:table-cell>
          <table:table-cell table:number-columns-repeated="1016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51">
            <text:p>251</text:p>
          </table:table-cell>
          <table:table-cell office:value-type="string">
            <text:p>A9</text:p>
          </table:table-cell>
          <table:table-cell office:value-type="float" office:value="10101001">
            <text:p>10101001</text:p>
          </table:table-cell>
          <table:table-cell office:value-type="string">
            <text:p>©</text:p>
          </table:table-cell>
          <table:table-cell office:value-type="string">
            <text:p>&amp;#169;</text:p>
          </table:table-cell>
          <table:table-cell office:value-type="string">
            <text:p>&amp;copy;</text:p>
          </table:table-cell>
          <table:table-cell office:value-type="string">
            <text:p>Copyright sign</text:p>
          </table:table-cell>
          <table:table-cell table:number-columns-repeated="101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52">
            <text:p>252</text:p>
          </table:table-cell>
          <table:table-cell office:value-type="string">
            <text:p>AA</text:p>
          </table:table-cell>
          <table:table-cell office:value-type="float" office:value="10101010">
            <text:p>10101010</text:p>
          </table:table-cell>
          <table:table-cell office:value-type="string">
            <text:p>ª</text:p>
          </table:table-cell>
          <table:table-cell office:value-type="string">
            <text:p>&amp;#170;</text:p>
          </table:table-cell>
          <table:table-cell office:value-type="string">
            <text:p>&amp;ordf;</text:p>
          </table:table-cell>
          <table:table-cell office:value-type="string">
            <text:p>Feminine ordinal indicator</text:p>
          </table:table-cell>
          <table:table-cell table:number-columns-repeated="1016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53">
            <text:p>253</text:p>
          </table:table-cell>
          <table:table-cell office:value-type="string">
            <text:p>AB</text:p>
          </table:table-cell>
          <table:table-cell office:value-type="float" office:value="10101011">
            <text:p>10101011</text:p>
          </table:table-cell>
          <table:table-cell office:value-type="string">
            <text:p>«</text:p>
          </table:table-cell>
          <table:table-cell office:value-type="string">
            <text:p>&amp;#171;</text:p>
          </table:table-cell>
          <table:table-cell office:value-type="string">
            <text:p>&amp;laquo;</text:p>
          </table:table-cell>
          <table:table-cell office:value-type="string">
            <text:p>Left double angle quotes</text:p>
          </table:table-cell>
          <table:table-cell table:number-columns-repeated="1016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54">
            <text:p>254</text:p>
          </table:table-cell>
          <table:table-cell office:value-type="string">
            <text:p>AC</text:p>
          </table:table-cell>
          <table:table-cell office:value-type="float" office:value="10101100">
            <text:p>10101100</text:p>
          </table:table-cell>
          <table:table-cell office:value-type="string">
            <text:p>¬</text:p>
          </table:table-cell>
          <table:table-cell office:value-type="string">
            <text:p>&amp;#172;</text:p>
          </table:table-cell>
          <table:table-cell office:value-type="string">
            <text:p>&amp;not;</text:p>
          </table:table-cell>
          <table:table-cell office:value-type="string">
            <text:p>Not sign</text:p>
          </table:table-cell>
          <table:table-cell table:number-columns-repeated="1016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string">
            <text:p>AD</text:p>
          </table:table-cell>
          <table:table-cell office:value-type="float" office:value="10101101">
            <text:p>10101101</text:p>
          </table:table-cell>
          <table:table-cell office:value-type="string">
            <text:p>­</text:p>
          </table:table-cell>
          <table:table-cell office:value-type="string">
            <text:p>&amp;#173;</text:p>
          </table:table-cell>
          <table:table-cell office:value-type="string">
            <text:p>&amp;shy;</text:p>
          </table:table-cell>
          <table:table-cell office:value-type="string">
            <text:p>Soft hyphen</text:p>
          </table:table-cell>
          <table:table-cell table:number-columns-repeated="1016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56">
            <text:p>256</text:p>
          </table:table-cell>
          <table:table-cell office:value-type="string">
            <text:p>AE</text:p>
          </table:table-cell>
          <table:table-cell office:value-type="float" office:value="10101110">
            <text:p>10101110</text:p>
          </table:table-cell>
          <table:table-cell office:value-type="string">
            <text:p>®</text:p>
          </table:table-cell>
          <table:table-cell office:value-type="string">
            <text:p>&amp;#174;</text:p>
          </table:table-cell>
          <table:table-cell office:value-type="string">
            <text:p>&amp;reg;</text:p>
          </table:table-cell>
          <table:table-cell office:value-type="string">
            <text:p>Registered trade mark sign</text:p>
          </table:table-cell>
          <table:table-cell table:number-columns-repeated="1016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57">
            <text:p>257</text:p>
          </table:table-cell>
          <table:table-cell office:value-type="string">
            <text:p>AF</text:p>
          </table:table-cell>
          <table:table-cell office:value-type="float" office:value="10101111">
            <text:p>10101111</text:p>
          </table:table-cell>
          <table:table-cell office:value-type="string">
            <text:p>¯</text:p>
          </table:table-cell>
          <table:table-cell office:value-type="string">
            <text:p>&amp;#175;</text:p>
          </table:table-cell>
          <table:table-cell office:value-type="string">
            <text:p>&amp;macr;</text:p>
          </table:table-cell>
          <table:table-cell office:value-type="string">
            <text:p>Spacing macron - overline</text:p>
          </table:table-cell>
          <table:table-cell table:number-columns-repeated="1016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60">
            <text:p>260</text:p>
          </table:table-cell>
          <table:table-cell office:value-type="string">
            <text:p>B0</text:p>
          </table:table-cell>
          <table:table-cell office:value-type="float" office:value="10110000">
            <text:p>10110000</text:p>
          </table:table-cell>
          <table:table-cell office:value-type="string">
            <text:p>°</text:p>
          </table:table-cell>
          <table:table-cell office:value-type="string">
            <text:p>&amp;#176;</text:p>
          </table:table-cell>
          <table:table-cell office:value-type="string">
            <text:p>&amp;deg;</text:p>
          </table:table-cell>
          <table:table-cell office:value-type="string">
            <text:p>Degree sign</text:p>
          </table:table-cell>
          <table:table-cell table:number-columns-repeated="1016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61">
            <text:p>261</text:p>
          </table:table-cell>
          <table:table-cell office:value-type="string">
            <text:p>B1</text:p>
          </table:table-cell>
          <table:table-cell office:value-type="float" office:value="10110001">
            <text:p>10110001</text:p>
          </table:table-cell>
          <table:table-cell office:value-type="string">
            <text:p>±</text:p>
          </table:table-cell>
          <table:table-cell office:value-type="string">
            <text:p>&amp;#177;</text:p>
          </table:table-cell>
          <table:table-cell office:value-type="string">
            <text:p>&amp;plusmn;</text:p>
          </table:table-cell>
          <table:table-cell office:value-type="string">
            <text:p>Plus-or-minus sign</text:p>
          </table:table-cell>
          <table:table-cell table:number-columns-repeated="1016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62">
            <text:p>262</text:p>
          </table:table-cell>
          <table:table-cell office:value-type="string">
            <text:p>B2</text:p>
          </table:table-cell>
          <table:table-cell office:value-type="float" office:value="10110010">
            <text:p>10110010</text:p>
          </table:table-cell>
          <table:table-cell office:value-type="string">
            <text:p>²</text:p>
          </table:table-cell>
          <table:table-cell office:value-type="string">
            <text:p>&amp;#178;</text:p>
          </table:table-cell>
          <table:table-cell office:value-type="string">
            <text:p>&amp;sup2;</text:p>
          </table:table-cell>
          <table:table-cell office:value-type="string">
            <text:p>Superscript two - squared</text:p>
          </table:table-cell>
          <table:table-cell table:number-columns-repeated="1016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63">
            <text:p>263</text:p>
          </table:table-cell>
          <table:table-cell office:value-type="string">
            <text:p>B3</text:p>
          </table:table-cell>
          <table:table-cell office:value-type="float" office:value="10110011">
            <text:p>10110011</text:p>
          </table:table-cell>
          <table:table-cell office:value-type="string">
            <text:p>³</text:p>
          </table:table-cell>
          <table:table-cell office:value-type="string">
            <text:p>&amp;#179;</text:p>
          </table:table-cell>
          <table:table-cell office:value-type="string">
            <text:p>&amp;sup3;</text:p>
          </table:table-cell>
          <table:table-cell office:value-type="string">
            <text:p>Superscript three - cubed</text:p>
          </table:table-cell>
          <table:table-cell table:number-columns-repeated="101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64">
            <text:p>264</text:p>
          </table:table-cell>
          <table:table-cell office:value-type="string">
            <text:p>B4</text:p>
          </table:table-cell>
          <table:table-cell office:value-type="float" office:value="10110100">
            <text:p>10110100</text:p>
          </table:table-cell>
          <table:table-cell office:value-type="string">
            <text:p>´</text:p>
          </table:table-cell>
          <table:table-cell office:value-type="string">
            <text:p>&amp;#180;</text:p>
          </table:table-cell>
          <table:table-cell office:value-type="string">
            <text:p>&amp;acute;</text:p>
          </table:table-cell>
          <table:table-cell office:value-type="string">
            <text:p>Acute accent - spacing acute</text:p>
          </table:table-cell>
          <table:table-cell table:number-columns-repeated="1016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65">
            <text:p>265</text:p>
          </table:table-cell>
          <table:table-cell office:value-type="string">
            <text:p>B5</text:p>
          </table:table-cell>
          <table:table-cell office:value-type="float" office:value="10110101">
            <text:p>10110101</text:p>
          </table:table-cell>
          <table:table-cell office:value-type="string">
            <text:p>µ</text:p>
          </table:table-cell>
          <table:table-cell office:value-type="string">
            <text:p>&amp;#181;</text:p>
          </table:table-cell>
          <table:table-cell office:value-type="string">
            <text:p>&amp;micro;</text:p>
          </table:table-cell>
          <table:table-cell office:value-type="string">
            <text:p>Micro sign</text:p>
          </table:table-cell>
          <table:table-cell table:number-columns-repeated="1016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66">
            <text:p>266</text:p>
          </table:table-cell>
          <table:table-cell office:value-type="string">
            <text:p>B6</text:p>
          </table:table-cell>
          <table:table-cell office:value-type="float" office:value="10110110">
            <text:p>10110110</text:p>
          </table:table-cell>
          <table:table-cell office:value-type="string">
            <text:p>¶</text:p>
          </table:table-cell>
          <table:table-cell office:value-type="string">
            <text:p>&amp;#182;</text:p>
          </table:table-cell>
          <table:table-cell office:value-type="string">
            <text:p>&amp;para;</text:p>
          </table:table-cell>
          <table:table-cell office:value-type="string">
            <text:p>Pilcrow sign - paragraph sign</text:p>
          </table:table-cell>
          <table:table-cell table:number-columns-repeated="1016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67">
            <text:p>267</text:p>
          </table:table-cell>
          <table:table-cell office:value-type="string">
            <text:p>B7</text:p>
          </table:table-cell>
          <table:table-cell office:value-type="float" office:value="10110111">
            <text:p>10110111</text:p>
          </table:table-cell>
          <table:table-cell office:value-type="string">
            <text:p>·</text:p>
          </table:table-cell>
          <table:table-cell office:value-type="string">
            <text:p>&amp;#183;</text:p>
          </table:table-cell>
          <table:table-cell office:value-type="string">
            <text:p>&amp;middot;</text:p>
          </table:table-cell>
          <table:table-cell office:value-type="string">
            <text:p>Middle dot - Georgian comma</text:p>
          </table:table-cell>
          <table:table-cell table:number-columns-repeated="1016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70">
            <text:p>270</text:p>
          </table:table-cell>
          <table:table-cell office:value-type="string">
            <text:p>B8</text:p>
          </table:table-cell>
          <table:table-cell office:value-type="float" office:value="10111000">
            <text:p>10111000</text:p>
          </table:table-cell>
          <table:table-cell office:value-type="string">
            <text:p>¸</text:p>
          </table:table-cell>
          <table:table-cell office:value-type="string">
            <text:p>&amp;#184;</text:p>
          </table:table-cell>
          <table:table-cell office:value-type="string">
            <text:p>&amp;cedil;</text:p>
          </table:table-cell>
          <table:table-cell office:value-type="string">
            <text:p>Spacing cedilla</text:p>
          </table:table-cell>
          <table:table-cell table:number-columns-repeated="1016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71">
            <text:p>271</text:p>
          </table:table-cell>
          <table:table-cell office:value-type="string">
            <text:p>B9</text:p>
          </table:table-cell>
          <table:table-cell office:value-type="float" office:value="10111001">
            <text:p>10111001</text:p>
          </table:table-cell>
          <table:table-cell office:value-type="string">
            <text:p>¹</text:p>
          </table:table-cell>
          <table:table-cell office:value-type="string">
            <text:p>&amp;#185;</text:p>
          </table:table-cell>
          <table:table-cell office:value-type="string">
            <text:p>&amp;sup1;</text:p>
          </table:table-cell>
          <table:table-cell office:value-type="string">
            <text:p>Superscript one</text:p>
          </table:table-cell>
          <table:table-cell table:number-columns-repeated="1016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72">
            <text:p>272</text:p>
          </table:table-cell>
          <table:table-cell office:value-type="string">
            <text:p>BA</text:p>
          </table:table-cell>
          <table:table-cell office:value-type="float" office:value="10111010">
            <text:p>10111010</text:p>
          </table:table-cell>
          <table:table-cell office:value-type="string">
            <text:p>º</text:p>
          </table:table-cell>
          <table:table-cell office:value-type="string">
            <text:p>&amp;#186;</text:p>
          </table:table-cell>
          <table:table-cell office:value-type="string">
            <text:p>&amp;ordm;</text:p>
          </table:table-cell>
          <table:table-cell office:value-type="string">
            <text:p>Masculine ordinal indicator</text:p>
          </table:table-cell>
          <table:table-cell table:number-columns-repeated="1016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73">
            <text:p>273</text:p>
          </table:table-cell>
          <table:table-cell office:value-type="string">
            <text:p>BB</text:p>
          </table:table-cell>
          <table:table-cell office:value-type="float" office:value="10111011">
            <text:p>10111011</text:p>
          </table:table-cell>
          <table:table-cell office:value-type="string">
            <text:p>»</text:p>
          </table:table-cell>
          <table:table-cell office:value-type="string">
            <text:p>&amp;#187;</text:p>
          </table:table-cell>
          <table:table-cell office:value-type="string">
            <text:p>&amp;raquo;</text:p>
          </table:table-cell>
          <table:table-cell office:value-type="string">
            <text:p>Right double angle quotes</text:p>
          </table:table-cell>
          <table:table-cell table:number-columns-repeated="1016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74">
            <text:p>274</text:p>
          </table:table-cell>
          <table:table-cell office:value-type="string">
            <text:p>BC</text:p>
          </table:table-cell>
          <table:table-cell office:value-type="float" office:value="10111100">
            <text:p>10111100</text:p>
          </table:table-cell>
          <table:table-cell office:value-type="string">
            <text:p>¼</text:p>
          </table:table-cell>
          <table:table-cell office:value-type="string">
            <text:p>&amp;#188;</text:p>
          </table:table-cell>
          <table:table-cell office:value-type="string">
            <text:p>&amp;frac14;</text:p>
          </table:table-cell>
          <table:table-cell office:value-type="string">
            <text:p>Fraction one quarter</text:p>
          </table:table-cell>
          <table:table-cell table:number-columns-repeated="1016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75">
            <text:p>275</text:p>
          </table:table-cell>
          <table:table-cell office:value-type="string">
            <text:p>BD</text:p>
          </table:table-cell>
          <table:table-cell office:value-type="float" office:value="10111101">
            <text:p>10111101</text:p>
          </table:table-cell>
          <table:table-cell office:value-type="string">
            <text:p>½</text:p>
          </table:table-cell>
          <table:table-cell office:value-type="string">
            <text:p>&amp;#189;</text:p>
          </table:table-cell>
          <table:table-cell office:value-type="string">
            <text:p>&amp;frac12;</text:p>
          </table:table-cell>
          <table:table-cell office:value-type="string">
            <text:p>Fraction one half</text:p>
          </table:table-cell>
          <table:table-cell table:number-columns-repeated="101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76">
            <text:p>276</text:p>
          </table:table-cell>
          <table:table-cell office:value-type="string">
            <text:p>BE</text:p>
          </table:table-cell>
          <table:table-cell office:value-type="float" office:value="10111110">
            <text:p>10111110</text:p>
          </table:table-cell>
          <table:table-cell office:value-type="string">
            <text:p>¾</text:p>
          </table:table-cell>
          <table:table-cell office:value-type="string">
            <text:p>&amp;#190;</text:p>
          </table:table-cell>
          <table:table-cell office:value-type="string">
            <text:p>&amp;frac34;</text:p>
          </table:table-cell>
          <table:table-cell office:value-type="string">
            <text:p>Fraction three quarters</text:p>
          </table:table-cell>
          <table:table-cell table:number-columns-repeated="1016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77">
            <text:p>277</text:p>
          </table:table-cell>
          <table:table-cell office:value-type="string">
            <text:p>BF</text:p>
          </table:table-cell>
          <table:table-cell office:value-type="float" office:value="10111111">
            <text:p>10111111</text:p>
          </table:table-cell>
          <table:table-cell office:value-type="string">
            <text:p>¿</text:p>
          </table:table-cell>
          <table:table-cell office:value-type="string">
            <text:p>&amp;#191;</text:p>
          </table:table-cell>
          <table:table-cell office:value-type="string">
            <text:p>&amp;iquest;</text:p>
          </table:table-cell>
          <table:table-cell office:value-type="string">
            <text:p>Inverted question mark</text:p>
          </table:table-cell>
          <table:table-cell table:number-columns-repeated="1016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00">
            <text:p>300</text:p>
          </table:table-cell>
          <table:table-cell office:value-type="string">
            <text:p>C0</text:p>
          </table:table-cell>
          <table:table-cell office:value-type="float" office:value="11000000">
            <text:p>11000000</text:p>
          </table:table-cell>
          <table:table-cell office:value-type="string">
            <text:p>À</text:p>
          </table:table-cell>
          <table:table-cell office:value-type="string">
            <text:p>&amp;#192;</text:p>
          </table:table-cell>
          <table:table-cell office:value-type="string">
            <text:p>&amp;Agrave;</text:p>
          </table:table-cell>
          <table:table-cell office:value-type="string">
            <text:p>Latin capital letter A with grave</text:p>
          </table:table-cell>
          <table:table-cell table:number-columns-repeated="1016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01">
            <text:p>301</text:p>
          </table:table-cell>
          <table:table-cell office:value-type="string">
            <text:p>C1</text:p>
          </table:table-cell>
          <table:table-cell office:value-type="float" office:value="11000001">
            <text:p>11000001</text:p>
          </table:table-cell>
          <table:table-cell office:value-type="string">
            <text:p>Á</text:p>
          </table:table-cell>
          <table:table-cell office:value-type="string">
            <text:p>&amp;#193;</text:p>
          </table:table-cell>
          <table:table-cell office:value-type="string">
            <text:p>&amp;Aacute;</text:p>
          </table:table-cell>
          <table:table-cell office:value-type="string">
            <text:p>Latin capital letter A with acute</text:p>
          </table:table-cell>
          <table:table-cell table:number-columns-repeated="1016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02">
            <text:p>302</text:p>
          </table:table-cell>
          <table:table-cell office:value-type="string">
            <text:p>C2</text:p>
          </table:table-cell>
          <table:table-cell office:value-type="float" office:value="11000010">
            <text:p>11000010</text:p>
          </table:table-cell>
          <table:table-cell office:value-type="string">
            <text:p>Â</text:p>
          </table:table-cell>
          <table:table-cell office:value-type="string">
            <text:p>&amp;#194;</text:p>
          </table:table-cell>
          <table:table-cell office:value-type="string">
            <text:p>&amp;Acirc;</text:p>
          </table:table-cell>
          <table:table-cell office:value-type="string">
            <text:p>Latin capital letter A with circumflex</text:p>
          </table:table-cell>
          <table:table-cell table:number-columns-repeated="101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03">
            <text:p>303</text:p>
          </table:table-cell>
          <table:table-cell office:value-type="string">
            <text:p>C3</text:p>
          </table:table-cell>
          <table:table-cell office:value-type="float" office:value="11000011">
            <text:p>11000011</text:p>
          </table:table-cell>
          <table:table-cell office:value-type="string">
            <text:p>Ã</text:p>
          </table:table-cell>
          <table:table-cell office:value-type="string">
            <text:p>&amp;#195;</text:p>
          </table:table-cell>
          <table:table-cell office:value-type="string">
            <text:p>&amp;Atilde;</text:p>
          </table:table-cell>
          <table:table-cell office:value-type="string">
            <text:p>Latin capital letter A with tilde</text:p>
          </table:table-cell>
          <table:table-cell table:number-columns-repeated="1016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04">
            <text:p>304</text:p>
          </table:table-cell>
          <table:table-cell office:value-type="string">
            <text:p>C4</text:p>
          </table:table-cell>
          <table:table-cell office:value-type="float" office:value="11000100">
            <text:p>11000100</text:p>
          </table:table-cell>
          <table:table-cell office:value-type="string">
            <text:p>Ä</text:p>
          </table:table-cell>
          <table:table-cell office:value-type="string">
            <text:p>&amp;#196;</text:p>
          </table:table-cell>
          <table:table-cell office:value-type="string">
            <text:p>&amp;Auml;</text:p>
          </table:table-cell>
          <table:table-cell office:value-type="string">
            <text:p>Latin capital letter A with diaeresis</text:p>
          </table:table-cell>
          <table:table-cell table:number-columns-repeated="1016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05">
            <text:p>305</text:p>
          </table:table-cell>
          <table:table-cell office:value-type="string">
            <text:p>C5</text:p>
          </table:table-cell>
          <table:table-cell office:value-type="float" office:value="11000101">
            <text:p>11000101</text:p>
          </table:table-cell>
          <table:table-cell office:value-type="string">
            <text:p>Å</text:p>
          </table:table-cell>
          <table:table-cell office:value-type="string">
            <text:p>&amp;#197;</text:p>
          </table:table-cell>
          <table:table-cell office:value-type="string">
            <text:p>&amp;Aring;</text:p>
          </table:table-cell>
          <table:table-cell office:value-type="string">
            <text:p>Latin capital letter A with ring above</text:p>
          </table:table-cell>
          <table:table-cell table:number-columns-repeated="1016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06">
            <text:p>306</text:p>
          </table:table-cell>
          <table:table-cell office:value-type="string">
            <text:p>C6</text:p>
          </table:table-cell>
          <table:table-cell office:value-type="float" office:value="11000110">
            <text:p>11000110</text:p>
          </table:table-cell>
          <table:table-cell office:value-type="string">
            <text:p>Æ</text:p>
          </table:table-cell>
          <table:table-cell office:value-type="string">
            <text:p>&amp;#198;</text:p>
          </table:table-cell>
          <table:table-cell office:value-type="string">
            <text:p>&amp;AElig;</text:p>
          </table:table-cell>
          <table:table-cell office:value-type="string">
            <text:p>Latin capital letter AE</text:p>
          </table:table-cell>
          <table:table-cell table:number-columns-repeated="1016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07">
            <text:p>307</text:p>
          </table:table-cell>
          <table:table-cell office:value-type="string">
            <text:p>C7</text:p>
          </table:table-cell>
          <table:table-cell office:value-type="float" office:value="11000111">
            <text:p>11000111</text:p>
          </table:table-cell>
          <table:table-cell office:value-type="string">
            <text:p>Ç</text:p>
          </table:table-cell>
          <table:table-cell office:value-type="string">
            <text:p>&amp;#199;</text:p>
          </table:table-cell>
          <table:table-cell office:value-type="string">
            <text:p>&amp;Ccedil;</text:p>
          </table:table-cell>
          <table:table-cell office:value-type="string">
            <text:p>Latin capital letter C with cedilla</text:p>
          </table:table-cell>
          <table:table-cell table:number-columns-repeated="101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string">
            <text:p>C8</text:p>
          </table:table-cell>
          <table:table-cell office:value-type="float" office:value="11001000">
            <text:p>11001000</text:p>
          </table:table-cell>
          <table:table-cell office:value-type="string">
            <text:p>È</text:p>
          </table:table-cell>
          <table:table-cell office:value-type="string">
            <text:p>&amp;#200;</text:p>
          </table:table-cell>
          <table:table-cell office:value-type="string">
            <text:p>&amp;Egrave;</text:p>
          </table:table-cell>
          <table:table-cell office:value-type="string">
            <text:p>Latin capital letter E with grave</text:p>
          </table:table-cell>
          <table:table-cell table:number-columns-repeated="1016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11">
            <text:p>311</text:p>
          </table:table-cell>
          <table:table-cell office:value-type="string">
            <text:p>C9</text:p>
          </table:table-cell>
          <table:table-cell office:value-type="float" office:value="11001001">
            <text:p>11001001</text:p>
          </table:table-cell>
          <table:table-cell office:value-type="string">
            <text:p>É</text:p>
          </table:table-cell>
          <table:table-cell office:value-type="string">
            <text:p>&amp;#201;</text:p>
          </table:table-cell>
          <table:table-cell office:value-type="string">
            <text:p>&amp;Eacute;</text:p>
          </table:table-cell>
          <table:table-cell office:value-type="string">
            <text:p>Latin capital letter E with acute</text:p>
          </table:table-cell>
          <table:table-cell table:number-columns-repeated="1016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12">
            <text:p>312</text:p>
          </table:table-cell>
          <table:table-cell office:value-type="string">
            <text:p>CA</text:p>
          </table:table-cell>
          <table:table-cell office:value-type="float" office:value="11001010">
            <text:p>11001010</text:p>
          </table:table-cell>
          <table:table-cell office:value-type="string">
            <text:p>Ê</text:p>
          </table:table-cell>
          <table:table-cell office:value-type="string">
            <text:p>&amp;#202;</text:p>
          </table:table-cell>
          <table:table-cell office:value-type="string">
            <text:p>&amp;Ecirc;</text:p>
          </table:table-cell>
          <table:table-cell office:value-type="string">
            <text:p>Latin capital letter E with circumflex</text:p>
          </table:table-cell>
          <table:table-cell table:number-columns-repeated="1016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13">
            <text:p>313</text:p>
          </table:table-cell>
          <table:table-cell office:value-type="string">
            <text:p>CB</text:p>
          </table:table-cell>
          <table:table-cell office:value-type="float" office:value="11001011">
            <text:p>11001011</text:p>
          </table:table-cell>
          <table:table-cell office:value-type="string">
            <text:p>Ë</text:p>
          </table:table-cell>
          <table:table-cell office:value-type="string">
            <text:p>&amp;#203;</text:p>
          </table:table-cell>
          <table:table-cell office:value-type="string">
            <text:p>&amp;Euml;</text:p>
          </table:table-cell>
          <table:table-cell office:value-type="string">
            <text:p>Latin capital letter E with diaeresis</text:p>
          </table:table-cell>
          <table:table-cell table:number-columns-repeated="1016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14">
            <text:p>314</text:p>
          </table:table-cell>
          <table:table-cell office:value-type="string">
            <text:p>CC</text:p>
          </table:table-cell>
          <table:table-cell office:value-type="float" office:value="11001100">
            <text:p>11001100</text:p>
          </table:table-cell>
          <table:table-cell office:value-type="string">
            <text:p>Ì</text:p>
          </table:table-cell>
          <table:table-cell office:value-type="string">
            <text:p>&amp;#204;</text:p>
          </table:table-cell>
          <table:table-cell office:value-type="string">
            <text:p>&amp;Igrave;</text:p>
          </table:table-cell>
          <table:table-cell office:value-type="string">
            <text:p>Latin capital letter I with grave</text:p>
          </table:table-cell>
          <table:table-cell table:number-columns-repeated="1016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15">
            <text:p>315</text:p>
          </table:table-cell>
          <table:table-cell office:value-type="string">
            <text:p>CD</text:p>
          </table:table-cell>
          <table:table-cell office:value-type="float" office:value="11001101">
            <text:p>11001101</text:p>
          </table:table-cell>
          <table:table-cell office:value-type="string">
            <text:p>Í</text:p>
          </table:table-cell>
          <table:table-cell office:value-type="string">
            <text:p>&amp;#205;</text:p>
          </table:table-cell>
          <table:table-cell office:value-type="string">
            <text:p>&amp;Iacute;</text:p>
          </table:table-cell>
          <table:table-cell office:value-type="string">
            <text:p>Latin capital letter I with acute</text:p>
          </table:table-cell>
          <table:table-cell table:number-columns-repeated="1016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16">
            <text:p>316</text:p>
          </table:table-cell>
          <table:table-cell office:value-type="string">
            <text:p>CE</text:p>
          </table:table-cell>
          <table:table-cell office:value-type="float" office:value="11001110">
            <text:p>11001110</text:p>
          </table:table-cell>
          <table:table-cell office:value-type="string">
            <text:p>Î</text:p>
          </table:table-cell>
          <table:table-cell office:value-type="string">
            <text:p>&amp;#206;</text:p>
          </table:table-cell>
          <table:table-cell office:value-type="string">
            <text:p>&amp;Icirc;</text:p>
          </table:table-cell>
          <table:table-cell office:value-type="string">
            <text:p>Latin capital letter I with circumflex</text:p>
          </table:table-cell>
          <table:table-cell table:number-columns-repeated="1016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17">
            <text:p>317</text:p>
          </table:table-cell>
          <table:table-cell office:value-type="string">
            <text:p>CF</text:p>
          </table:table-cell>
          <table:table-cell office:value-type="float" office:value="11001111">
            <text:p>11001111</text:p>
          </table:table-cell>
          <table:table-cell office:value-type="string">
            <text:p>Ï</text:p>
          </table:table-cell>
          <table:table-cell office:value-type="string">
            <text:p>&amp;#207;</text:p>
          </table:table-cell>
          <table:table-cell office:value-type="string">
            <text:p>&amp;Iuml;</text:p>
          </table:table-cell>
          <table:table-cell office:value-type="string">
            <text:p>Latin capital letter I with diaeresis</text:p>
          </table:table-cell>
          <table:table-cell table:number-columns-repeated="1016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20">
            <text:p>320</text:p>
          </table:table-cell>
          <table:table-cell office:value-type="string">
            <text:p>D0</text:p>
          </table:table-cell>
          <table:table-cell office:value-type="float" office:value="11010000">
            <text:p>11010000</text:p>
          </table:table-cell>
          <table:table-cell office:value-type="string">
            <text:p>Ð</text:p>
          </table:table-cell>
          <table:table-cell office:value-type="string">
            <text:p>&amp;#208;</text:p>
          </table:table-cell>
          <table:table-cell office:value-type="string">
            <text:p>&amp;ETH;</text:p>
          </table:table-cell>
          <table:table-cell office:value-type="string">
            <text:p>Latin capital letter ETH</text:p>
          </table:table-cell>
          <table:table-cell table:number-columns-repeated="1016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21">
            <text:p>321</text:p>
          </table:table-cell>
          <table:table-cell office:value-type="string">
            <text:p>D1</text:p>
          </table:table-cell>
          <table:table-cell office:value-type="float" office:value="11010001">
            <text:p>11010001</text:p>
          </table:table-cell>
          <table:table-cell office:value-type="string">
            <text:p>Ñ</text:p>
          </table:table-cell>
          <table:table-cell office:value-type="string">
            <text:p>&amp;#209;</text:p>
          </table:table-cell>
          <table:table-cell office:value-type="string">
            <text:p>&amp;Ntilde;</text:p>
          </table:table-cell>
          <table:table-cell office:value-type="string">
            <text:p>Latin capital letter N with tilde</text:p>
          </table:table-cell>
          <table:table-cell table:number-columns-repeated="101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22">
            <text:p>322</text:p>
          </table:table-cell>
          <table:table-cell office:value-type="string">
            <text:p>D2</text:p>
          </table:table-cell>
          <table:table-cell office:value-type="float" office:value="11010010">
            <text:p>11010010</text:p>
          </table:table-cell>
          <table:table-cell office:value-type="string">
            <text:p>Ò</text:p>
          </table:table-cell>
          <table:table-cell office:value-type="string">
            <text:p>&amp;#210;</text:p>
          </table:table-cell>
          <table:table-cell office:value-type="string">
            <text:p>&amp;Ograve;</text:p>
          </table:table-cell>
          <table:table-cell office:value-type="string">
            <text:p>Latin capital letter O with grave</text:p>
          </table:table-cell>
          <table:table-cell table:number-columns-repeated="1016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23">
            <text:p>323</text:p>
          </table:table-cell>
          <table:table-cell office:value-type="string">
            <text:p>D3</text:p>
          </table:table-cell>
          <table:table-cell office:value-type="float" office:value="11010011">
            <text:p>11010011</text:p>
          </table:table-cell>
          <table:table-cell office:value-type="string">
            <text:p>Ó</text:p>
          </table:table-cell>
          <table:table-cell office:value-type="string">
            <text:p>&amp;#211;</text:p>
          </table:table-cell>
          <table:table-cell office:value-type="string">
            <text:p>&amp;Oacute;</text:p>
          </table:table-cell>
          <table:table-cell office:value-type="string">
            <text:p>Latin capital letter O with acute</text:p>
          </table:table-cell>
          <table:table-cell table:number-columns-repeated="1016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24">
            <text:p>324</text:p>
          </table:table-cell>
          <table:table-cell office:value-type="string">
            <text:p>D4</text:p>
          </table:table-cell>
          <table:table-cell office:value-type="float" office:value="11010100">
            <text:p>11010100</text:p>
          </table:table-cell>
          <table:table-cell office:value-type="string">
            <text:p>Ô</text:p>
          </table:table-cell>
          <table:table-cell office:value-type="string">
            <text:p>&amp;#212;</text:p>
          </table:table-cell>
          <table:table-cell office:value-type="string">
            <text:p>&amp;Ocirc;</text:p>
          </table:table-cell>
          <table:table-cell office:value-type="string">
            <text:p>Latin capital letter O with circumflex</text:p>
          </table:table-cell>
          <table:table-cell table:number-columns-repeated="1016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25">
            <text:p>325</text:p>
          </table:table-cell>
          <table:table-cell office:value-type="string">
            <text:p>D5</text:p>
          </table:table-cell>
          <table:table-cell office:value-type="float" office:value="11010101">
            <text:p>11010101</text:p>
          </table:table-cell>
          <table:table-cell office:value-type="string">
            <text:p>Õ</text:p>
          </table:table-cell>
          <table:table-cell office:value-type="string">
            <text:p>&amp;#213;</text:p>
          </table:table-cell>
          <table:table-cell office:value-type="string">
            <text:p>&amp;Otilde;</text:p>
          </table:table-cell>
          <table:table-cell office:value-type="string">
            <text:p>Latin capital letter O with tilde</text:p>
          </table:table-cell>
          <table:table-cell table:number-columns-repeated="1016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26">
            <text:p>326</text:p>
          </table:table-cell>
          <table:table-cell office:value-type="string">
            <text:p>D6</text:p>
          </table:table-cell>
          <table:table-cell office:value-type="float" office:value="11010110">
            <text:p>11010110</text:p>
          </table:table-cell>
          <table:table-cell office:value-type="string">
            <text:p>Ö</text:p>
          </table:table-cell>
          <table:table-cell office:value-type="string">
            <text:p>&amp;#214;</text:p>
          </table:table-cell>
          <table:table-cell office:value-type="string">
            <text:p>&amp;Ouml;</text:p>
          </table:table-cell>
          <table:table-cell office:value-type="string">
            <text:p>Latin capital letter O with diaeresis</text:p>
          </table:table-cell>
          <table:table-cell table:number-columns-repeated="1016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27">
            <text:p>327</text:p>
          </table:table-cell>
          <table:table-cell office:value-type="string">
            <text:p>D7</text:p>
          </table:table-cell>
          <table:table-cell office:value-type="float" office:value="11010111">
            <text:p>11010111</text:p>
          </table:table-cell>
          <table:table-cell office:value-type="string">
            <text:p>×</text:p>
          </table:table-cell>
          <table:table-cell office:value-type="string">
            <text:p>&amp;#215;</text:p>
          </table:table-cell>
          <table:table-cell office:value-type="string">
            <text:p>&amp;times;</text:p>
          </table:table-cell>
          <table:table-cell office:value-type="string">
            <text:p>Multiplication sign</text:p>
          </table:table-cell>
          <table:table-cell table:number-columns-repeated="1016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30">
            <text:p>330</text:p>
          </table:table-cell>
          <table:table-cell office:value-type="string">
            <text:p>D8</text:p>
          </table:table-cell>
          <table:table-cell office:value-type="float" office:value="11011000">
            <text:p>11011000</text:p>
          </table:table-cell>
          <table:table-cell office:value-type="string">
            <text:p>Ø</text:p>
          </table:table-cell>
          <table:table-cell office:value-type="string">
            <text:p>&amp;#216;</text:p>
          </table:table-cell>
          <table:table-cell office:value-type="string">
            <text:p>&amp;Oslash;</text:p>
          </table:table-cell>
          <table:table-cell office:value-type="string">
            <text:p>Latin capital letter O with slash</text:p>
          </table:table-cell>
          <table:table-cell table:number-columns-repeated="1016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31">
            <text:p>331</text:p>
          </table:table-cell>
          <table:table-cell office:value-type="string">
            <text:p>D9</text:p>
          </table:table-cell>
          <table:table-cell office:value-type="float" office:value="11011001">
            <text:p>11011001</text:p>
          </table:table-cell>
          <table:table-cell office:value-type="string">
            <text:p>Ù</text:p>
          </table:table-cell>
          <table:table-cell office:value-type="string">
            <text:p>&amp;#217;</text:p>
          </table:table-cell>
          <table:table-cell office:value-type="string">
            <text:p>&amp;Ugrave;</text:p>
          </table:table-cell>
          <table:table-cell office:value-type="string">
            <text:p>Latin capital letter U with grave</text:p>
          </table:table-cell>
          <table:table-cell table:number-columns-repeated="1016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32">
            <text:p>332</text:p>
          </table:table-cell>
          <table:table-cell office:value-type="string">
            <text:p>DA</text:p>
          </table:table-cell>
          <table:table-cell office:value-type="float" office:value="11011010">
            <text:p>11011010</text:p>
          </table:table-cell>
          <table:table-cell office:value-type="string">
            <text:p>Ú</text:p>
          </table:table-cell>
          <table:table-cell office:value-type="string">
            <text:p>&amp;#218;</text:p>
          </table:table-cell>
          <table:table-cell office:value-type="string">
            <text:p>&amp;Uacute;</text:p>
          </table:table-cell>
          <table:table-cell office:value-type="string">
            <text:p>Latin capital letter U with acute</text:p>
          </table:table-cell>
          <table:table-cell table:number-columns-repeated="1016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33">
            <text:p>333</text:p>
          </table:table-cell>
          <table:table-cell office:value-type="string">
            <text:p>DB</text:p>
          </table:table-cell>
          <table:table-cell office:value-type="float" office:value="11011011">
            <text:p>11011011</text:p>
          </table:table-cell>
          <table:table-cell office:value-type="string">
            <text:p>Û</text:p>
          </table:table-cell>
          <table:table-cell office:value-type="string">
            <text:p>&amp;#219;</text:p>
          </table:table-cell>
          <table:table-cell office:value-type="string">
            <text:p>&amp;Ucirc;</text:p>
          </table:table-cell>
          <table:table-cell office:value-type="string">
            <text:p>Latin capital letter U with circumflex</text:p>
          </table:table-cell>
          <table:table-cell table:number-columns-repeated="101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34">
            <text:p>334</text:p>
          </table:table-cell>
          <table:table-cell office:value-type="string">
            <text:p>DC</text:p>
          </table:table-cell>
          <table:table-cell office:value-type="float" office:value="11011100">
            <text:p>11011100</text:p>
          </table:table-cell>
          <table:table-cell office:value-type="string">
            <text:p>Ü</text:p>
          </table:table-cell>
          <table:table-cell office:value-type="string">
            <text:p>&amp;#220;</text:p>
          </table:table-cell>
          <table:table-cell office:value-type="string">
            <text:p>&amp;Uuml;</text:p>
          </table:table-cell>
          <table:table-cell office:value-type="string">
            <text:p>Latin capital letter U with diaeresis</text:p>
          </table:table-cell>
          <table:table-cell table:number-columns-repeated="1016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35">
            <text:p>335</text:p>
          </table:table-cell>
          <table:table-cell office:value-type="string">
            <text:p>DD</text:p>
          </table:table-cell>
          <table:table-cell office:value-type="float" office:value="11011101">
            <text:p>11011101</text:p>
          </table:table-cell>
          <table:table-cell office:value-type="string">
            <text:p>Ý</text:p>
          </table:table-cell>
          <table:table-cell office:value-type="string">
            <text:p>&amp;#221;</text:p>
          </table:table-cell>
          <table:table-cell office:value-type="string">
            <text:p>&amp;Yacute;</text:p>
          </table:table-cell>
          <table:table-cell office:value-type="string">
            <text:p>Latin capital letter Y with acute</text:p>
          </table:table-cell>
          <table:table-cell table:number-columns-repeated="1016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36">
            <text:p>336</text:p>
          </table:table-cell>
          <table:table-cell office:value-type="string">
            <text:p>DE</text:p>
          </table:table-cell>
          <table:table-cell office:value-type="float" office:value="11011110">
            <text:p>11011110</text:p>
          </table:table-cell>
          <table:table-cell office:value-type="string">
            <text:p>Þ</text:p>
          </table:table-cell>
          <table:table-cell office:value-type="string">
            <text:p>&amp;#222;</text:p>
          </table:table-cell>
          <table:table-cell office:value-type="string">
            <text:p>&amp;THORN;</text:p>
          </table:table-cell>
          <table:table-cell office:value-type="string">
            <text:p>Latin capital letter THORN</text:p>
          </table:table-cell>
          <table:table-cell table:number-columns-repeated="1016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37">
            <text:p>337</text:p>
          </table:table-cell>
          <table:table-cell office:value-type="string">
            <text:p>DF</text:p>
          </table:table-cell>
          <table:table-cell office:value-type="float" office:value="11011111">
            <text:p>11011111</text:p>
          </table:table-cell>
          <table:table-cell office:value-type="string">
            <text:p>ß</text:p>
          </table:table-cell>
          <table:table-cell office:value-type="string">
            <text:p>&amp;#223;</text:p>
          </table:table-cell>
          <table:table-cell office:value-type="string">
            <text:p>&amp;szlig;</text:p>
          </table:table-cell>
          <table:table-cell office:value-type="string">
            <text:p>Latin small letter sharp s - ess-zed</text:p>
          </table:table-cell>
          <table:table-cell table:number-columns-repeated="1016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40">
            <text:p>340</text:p>
          </table:table-cell>
          <table:table-cell office:value-type="string">
            <text:p>E0</text:p>
          </table:table-cell>
          <table:table-cell office:value-type="float" office:value="11100000">
            <text:p>11100000</text:p>
          </table:table-cell>
          <table:table-cell office:value-type="string">
            <text:p>à</text:p>
          </table:table-cell>
          <table:table-cell office:value-type="string">
            <text:p>&amp;#224;</text:p>
          </table:table-cell>
          <table:table-cell office:value-type="string">
            <text:p>&amp;agrave;</text:p>
          </table:table-cell>
          <table:table-cell office:value-type="string">
            <text:p>Latin small letter a with grave</text:p>
          </table:table-cell>
          <table:table-cell table:number-columns-repeated="1016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41">
            <text:p>341</text:p>
          </table:table-cell>
          <table:table-cell office:value-type="string">
            <text:p>E1</text:p>
          </table:table-cell>
          <table:table-cell office:value-type="float" office:value="11100001">
            <text:p>11100001</text:p>
          </table:table-cell>
          <table:table-cell office:value-type="string">
            <text:p>á</text:p>
          </table:table-cell>
          <table:table-cell office:value-type="string">
            <text:p>&amp;#225;</text:p>
          </table:table-cell>
          <table:table-cell office:value-type="string">
            <text:p>&amp;aacute;</text:p>
          </table:table-cell>
          <table:table-cell office:value-type="string">
            <text:p>Latin small letter a with acute</text:p>
          </table:table-cell>
          <table:table-cell table:number-columns-repeated="1016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42">
            <text:p>342</text:p>
          </table:table-cell>
          <table:table-cell office:value-type="string">
            <text:p>E2</text:p>
          </table:table-cell>
          <table:table-cell office:value-type="float" office:value="11100010">
            <text:p>11100010</text:p>
          </table:table-cell>
          <table:table-cell office:value-type="string">
            <text:p>â</text:p>
          </table:table-cell>
          <table:table-cell office:value-type="string">
            <text:p>&amp;#226;</text:p>
          </table:table-cell>
          <table:table-cell office:value-type="string">
            <text:p>&amp;acirc;</text:p>
          </table:table-cell>
          <table:table-cell office:value-type="string">
            <text:p>Latin small letter a with circumflex</text:p>
          </table:table-cell>
          <table:table-cell table:number-columns-repeated="1016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43">
            <text:p>343</text:p>
          </table:table-cell>
          <table:table-cell office:value-type="string">
            <text:p>E3</text:p>
          </table:table-cell>
          <table:table-cell office:value-type="float" office:value="11100011">
            <text:p>11100011</text:p>
          </table:table-cell>
          <table:table-cell office:value-type="string">
            <text:p>ã</text:p>
          </table:table-cell>
          <table:table-cell office:value-type="string">
            <text:p>&amp;#227;</text:p>
          </table:table-cell>
          <table:table-cell office:value-type="string">
            <text:p>&amp;atilde;</text:p>
          </table:table-cell>
          <table:table-cell office:value-type="string">
            <text:p>Latin small letter a with tilde</text:p>
          </table:table-cell>
          <table:table-cell table:number-columns-repeated="1016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44">
            <text:p>344</text:p>
          </table:table-cell>
          <table:table-cell office:value-type="string">
            <text:p>E4</text:p>
          </table:table-cell>
          <table:table-cell office:value-type="float" office:value="11100100">
            <text:p>11100100</text:p>
          </table:table-cell>
          <table:table-cell office:value-type="string">
            <text:p>ä</text:p>
          </table:table-cell>
          <table:table-cell office:value-type="string">
            <text:p>&amp;#228;</text:p>
          </table:table-cell>
          <table:table-cell office:value-type="string">
            <text:p>&amp;auml;</text:p>
          </table:table-cell>
          <table:table-cell office:value-type="string">
            <text:p>Latin small letter a with diaeresis</text:p>
          </table:table-cell>
          <table:table-cell table:number-columns-repeated="1016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45">
            <text:p>345</text:p>
          </table:table-cell>
          <table:table-cell office:value-type="string">
            <text:p>E5</text:p>
          </table:table-cell>
          <table:table-cell office:value-type="float" office:value="11100101">
            <text:p>11100101</text:p>
          </table:table-cell>
          <table:table-cell office:value-type="string">
            <text:p>å</text:p>
          </table:table-cell>
          <table:table-cell office:value-type="string">
            <text:p>&amp;#229;</text:p>
          </table:table-cell>
          <table:table-cell office:value-type="string">
            <text:p>&amp;aring;</text:p>
          </table:table-cell>
          <table:table-cell office:value-type="string">
            <text:p>Latin small letter a with ring above</text:p>
          </table:table-cell>
          <table:table-cell table:number-columns-repeated="101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46">
            <text:p>346</text:p>
          </table:table-cell>
          <table:table-cell office:value-type="string">
            <text:p>E6</text:p>
          </table:table-cell>
          <table:table-cell office:value-type="float" office:value="11100110">
            <text:p>11100110</text:p>
          </table:table-cell>
          <table:table-cell office:value-type="string">
            <text:p>æ</text:p>
          </table:table-cell>
          <table:table-cell office:value-type="string">
            <text:p>&amp;#230;</text:p>
          </table:table-cell>
          <table:table-cell office:value-type="string">
            <text:p>&amp;aelig;</text:p>
          </table:table-cell>
          <table:table-cell office:value-type="string">
            <text:p>Latin small letter ae</text:p>
          </table:table-cell>
          <table:table-cell table:number-columns-repeated="1016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47">
            <text:p>347</text:p>
          </table:table-cell>
          <table:table-cell office:value-type="string">
            <text:p>E7</text:p>
          </table:table-cell>
          <table:table-cell office:value-type="float" office:value="11100111">
            <text:p>11100111</text:p>
          </table:table-cell>
          <table:table-cell office:value-type="string">
            <text:p>ç</text:p>
          </table:table-cell>
          <table:table-cell office:value-type="string">
            <text:p>&amp;#231;</text:p>
          </table:table-cell>
          <table:table-cell office:value-type="string">
            <text:p>&amp;ccedil;</text:p>
          </table:table-cell>
          <table:table-cell office:value-type="string">
            <text:p>Latin small letter c with cedilla</text:p>
          </table:table-cell>
          <table:table-cell table:number-columns-repeated="1016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50">
            <text:p>350</text:p>
          </table:table-cell>
          <table:table-cell office:value-type="string">
            <text:p>E8</text:p>
          </table:table-cell>
          <table:table-cell office:value-type="float" office:value="11101000">
            <text:p>11101000</text:p>
          </table:table-cell>
          <table:table-cell office:value-type="string">
            <text:p>è</text:p>
          </table:table-cell>
          <table:table-cell office:value-type="string">
            <text:p>&amp;#232;</text:p>
          </table:table-cell>
          <table:table-cell office:value-type="string">
            <text:p>&amp;egrave;</text:p>
          </table:table-cell>
          <table:table-cell office:value-type="string">
            <text:p>Latin small letter e with grave</text:p>
          </table:table-cell>
          <table:table-cell table:number-columns-repeated="1016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51">
            <text:p>351</text:p>
          </table:table-cell>
          <table:table-cell office:value-type="string">
            <text:p>E9</text:p>
          </table:table-cell>
          <table:table-cell office:value-type="float" office:value="11101001">
            <text:p>11101001</text:p>
          </table:table-cell>
          <table:table-cell office:value-type="string">
            <text:p>é</text:p>
          </table:table-cell>
          <table:table-cell office:value-type="string">
            <text:p>&amp;#233;</text:p>
          </table:table-cell>
          <table:table-cell office:value-type="string">
            <text:p>&amp;eacute;</text:p>
          </table:table-cell>
          <table:table-cell office:value-type="string">
            <text:p>Latin small letter e with acute</text:p>
          </table:table-cell>
          <table:table-cell table:number-columns-repeated="1016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52">
            <text:p>352</text:p>
          </table:table-cell>
          <table:table-cell office:value-type="string">
            <text:p>EA</text:p>
          </table:table-cell>
          <table:table-cell office:value-type="float" office:value="11101010">
            <text:p>11101010</text:p>
          </table:table-cell>
          <table:table-cell office:value-type="string">
            <text:p>ê</text:p>
          </table:table-cell>
          <table:table-cell office:value-type="string">
            <text:p>&amp;#234;</text:p>
          </table:table-cell>
          <table:table-cell office:value-type="string">
            <text:p>&amp;ecirc;</text:p>
          </table:table-cell>
          <table:table-cell office:value-type="string">
            <text:p>Latin small letter e with circumflex</text:p>
          </table:table-cell>
          <table:table-cell table:number-columns-repeated="1016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53">
            <text:p>353</text:p>
          </table:table-cell>
          <table:table-cell office:value-type="string">
            <text:p>EB</text:p>
          </table:table-cell>
          <table:table-cell office:value-type="float" office:value="11101011">
            <text:p>11101011</text:p>
          </table:table-cell>
          <table:table-cell office:value-type="string">
            <text:p>ë</text:p>
          </table:table-cell>
          <table:table-cell office:value-type="string">
            <text:p>&amp;#235;</text:p>
          </table:table-cell>
          <table:table-cell office:value-type="string">
            <text:p>&amp;euml;</text:p>
          </table:table-cell>
          <table:table-cell office:value-type="string">
            <text:p>Latin small letter e with diaeresis</text:p>
          </table:table-cell>
          <table:table-cell table:number-columns-repeated="1016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54">
            <text:p>354</text:p>
          </table:table-cell>
          <table:table-cell office:value-type="string">
            <text:p>EC</text:p>
          </table:table-cell>
          <table:table-cell office:value-type="float" office:value="11101100">
            <text:p>11101100</text:p>
          </table:table-cell>
          <table:table-cell office:value-type="string">
            <text:p>ì</text:p>
          </table:table-cell>
          <table:table-cell office:value-type="string">
            <text:p>&amp;#236;</text:p>
          </table:table-cell>
          <table:table-cell office:value-type="string">
            <text:p>&amp;igrave;</text:p>
          </table:table-cell>
          <table:table-cell office:value-type="string">
            <text:p>Latin small letter i with grave</text:p>
          </table:table-cell>
          <table:table-cell table:number-columns-repeated="1016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55">
            <text:p>355</text:p>
          </table:table-cell>
          <table:table-cell office:value-type="string">
            <text:p>ED</text:p>
          </table:table-cell>
          <table:table-cell office:value-type="float" office:value="11101101">
            <text:p>11101101</text:p>
          </table:table-cell>
          <table:table-cell office:value-type="string">
            <text:p>í</text:p>
          </table:table-cell>
          <table:table-cell office:value-type="string">
            <text:p>&amp;#237;</text:p>
          </table:table-cell>
          <table:table-cell office:value-type="string">
            <text:p>&amp;iacute;</text:p>
          </table:table-cell>
          <table:table-cell office:value-type="string">
            <text:p>Latin small letter i with acute</text:p>
          </table:table-cell>
          <table:table-cell table:number-columns-repeated="1016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56">
            <text:p>356</text:p>
          </table:table-cell>
          <table:table-cell office:value-type="string">
            <text:p>EE</text:p>
          </table:table-cell>
          <table:table-cell office:value-type="float" office:value="11101110">
            <text:p>11101110</text:p>
          </table:table-cell>
          <table:table-cell office:value-type="string">
            <text:p>î</text:p>
          </table:table-cell>
          <table:table-cell office:value-type="string">
            <text:p>&amp;#238;</text:p>
          </table:table-cell>
          <table:table-cell office:value-type="string">
            <text:p>&amp;icirc;</text:p>
          </table:table-cell>
          <table:table-cell office:value-type="string">
            <text:p>Latin small letter i with circumflex</text:p>
          </table:table-cell>
          <table:table-cell table:number-columns-repeated="1016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57">
            <text:p>357</text:p>
          </table:table-cell>
          <table:table-cell office:value-type="string">
            <text:p>EF</text:p>
          </table:table-cell>
          <table:table-cell office:value-type="float" office:value="11101111">
            <text:p>11101111</text:p>
          </table:table-cell>
          <table:table-cell office:value-type="string">
            <text:p>ï</text:p>
          </table:table-cell>
          <table:table-cell office:value-type="string">
            <text:p>&amp;#239;</text:p>
          </table:table-cell>
          <table:table-cell office:value-type="string">
            <text:p>&amp;iuml;</text:p>
          </table:table-cell>
          <table:table-cell office:value-type="string">
            <text:p>Latin small letter i with diaeresis</text:p>
          </table:table-cell>
          <table:table-cell table:number-columns-repeated="101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60">
            <text:p>360</text:p>
          </table:table-cell>
          <table:table-cell office:value-type="string">
            <text:p>F0</text:p>
          </table:table-cell>
          <table:table-cell office:value-type="float" office:value="11110000">
            <text:p>11110000</text:p>
          </table:table-cell>
          <table:table-cell office:value-type="string">
            <text:p>ð</text:p>
          </table:table-cell>
          <table:table-cell office:value-type="string">
            <text:p>&amp;#240;</text:p>
          </table:table-cell>
          <table:table-cell office:value-type="string">
            <text:p>&amp;eth;</text:p>
          </table:table-cell>
          <table:table-cell office:value-type="string">
            <text:p>Latin small letter eth</text:p>
          </table:table-cell>
          <table:table-cell table:number-columns-repeated="1016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61">
            <text:p>361</text:p>
          </table:table-cell>
          <table:table-cell office:value-type="string">
            <text:p>F1</text:p>
          </table:table-cell>
          <table:table-cell office:value-type="float" office:value="11110001">
            <text:p>11110001</text:p>
          </table:table-cell>
          <table:table-cell office:value-type="string">
            <text:p>ñ</text:p>
          </table:table-cell>
          <table:table-cell office:value-type="string">
            <text:p>&amp;#241;</text:p>
          </table:table-cell>
          <table:table-cell office:value-type="string">
            <text:p>&amp;ntilde;</text:p>
          </table:table-cell>
          <table:table-cell office:value-type="string">
            <text:p>Latin small letter n with tilde</text:p>
          </table:table-cell>
          <table:table-cell table:number-columns-repeated="1016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62">
            <text:p>362</text:p>
          </table:table-cell>
          <table:table-cell office:value-type="string">
            <text:p>F2</text:p>
          </table:table-cell>
          <table:table-cell office:value-type="float" office:value="11110010">
            <text:p>11110010</text:p>
          </table:table-cell>
          <table:table-cell office:value-type="string">
            <text:p>ò</text:p>
          </table:table-cell>
          <table:table-cell office:value-type="string">
            <text:p>&amp;#242;</text:p>
          </table:table-cell>
          <table:table-cell office:value-type="string">
            <text:p>&amp;ograve;</text:p>
          </table:table-cell>
          <table:table-cell office:value-type="string">
            <text:p>Latin small letter o with grave</text:p>
          </table:table-cell>
          <table:table-cell table:number-columns-repeated="1016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63">
            <text:p>363</text:p>
          </table:table-cell>
          <table:table-cell office:value-type="string">
            <text:p>F3</text:p>
          </table:table-cell>
          <table:table-cell office:value-type="float" office:value="11110011">
            <text:p>11110011</text:p>
          </table:table-cell>
          <table:table-cell office:value-type="string">
            <text:p>ó</text:p>
          </table:table-cell>
          <table:table-cell office:value-type="string">
            <text:p>&amp;#243;</text:p>
          </table:table-cell>
          <table:table-cell office:value-type="string">
            <text:p>&amp;oacute;</text:p>
          </table:table-cell>
          <table:table-cell office:value-type="string">
            <text:p>Latin small letter o with acute</text:p>
          </table:table-cell>
          <table:table-cell table:number-columns-repeated="1016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64">
            <text:p>364</text:p>
          </table:table-cell>
          <table:table-cell office:value-type="string">
            <text:p>F4</text:p>
          </table:table-cell>
          <table:table-cell office:value-type="float" office:value="11110100">
            <text:p>11110100</text:p>
          </table:table-cell>
          <table:table-cell office:value-type="string">
            <text:p>ô</text:p>
          </table:table-cell>
          <table:table-cell office:value-type="string">
            <text:p>&amp;#244;</text:p>
          </table:table-cell>
          <table:table-cell office:value-type="string">
            <text:p>&amp;ocirc;</text:p>
          </table:table-cell>
          <table:table-cell office:value-type="string">
            <text:p>Latin small letter o with circumflex</text:p>
          </table:table-cell>
          <table:table-cell table:number-columns-repeated="1016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65">
            <text:p>365</text:p>
          </table:table-cell>
          <table:table-cell office:value-type="string">
            <text:p>F5</text:p>
          </table:table-cell>
          <table:table-cell office:value-type="float" office:value="11110101">
            <text:p>11110101</text:p>
          </table:table-cell>
          <table:table-cell office:value-type="string">
            <text:p>õ</text:p>
          </table:table-cell>
          <table:table-cell office:value-type="string">
            <text:p>&amp;#245;</text:p>
          </table:table-cell>
          <table:table-cell office:value-type="string">
            <text:p>&amp;otilde;</text:p>
          </table:table-cell>
          <table:table-cell office:value-type="string">
            <text:p>Latin small letter o with tilde</text:p>
          </table:table-cell>
          <table:table-cell table:number-columns-repeated="1016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66">
            <text:p>366</text:p>
          </table:table-cell>
          <table:table-cell office:value-type="string">
            <text:p>F6</text:p>
          </table:table-cell>
          <table:table-cell office:value-type="float" office:value="11110110">
            <text:p>11110110</text:p>
          </table:table-cell>
          <table:table-cell office:value-type="string">
            <text:p>ö</text:p>
          </table:table-cell>
          <table:table-cell office:value-type="string">
            <text:p>&amp;#246;</text:p>
          </table:table-cell>
          <table:table-cell office:value-type="string">
            <text:p>&amp;ouml;</text:p>
          </table:table-cell>
          <table:table-cell office:value-type="string">
            <text:p>Latin small letter o with diaeresis</text:p>
          </table:table-cell>
          <table:table-cell table:number-columns-repeated="1016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67">
            <text:p>367</text:p>
          </table:table-cell>
          <table:table-cell office:value-type="string">
            <text:p>F7</text:p>
          </table:table-cell>
          <table:table-cell office:value-type="float" office:value="11110111">
            <text:p>11110111</text:p>
          </table:table-cell>
          <table:table-cell office:value-type="string">
            <text:p>÷</text:p>
          </table:table-cell>
          <table:table-cell office:value-type="string">
            <text:p>&amp;#247;</text:p>
          </table:table-cell>
          <table:table-cell office:value-type="string">
            <text:p>&amp;divide;</text:p>
          </table:table-cell>
          <table:table-cell office:value-type="string">
            <text:p>Division sign</text:p>
          </table:table-cell>
          <table:table-cell table:number-columns-repeated="1016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70">
            <text:p>370</text:p>
          </table:table-cell>
          <table:table-cell office:value-type="string">
            <text:p>F8</text:p>
          </table:table-cell>
          <table:table-cell office:value-type="float" office:value="11111000">
            <text:p>11111000</text:p>
          </table:table-cell>
          <table:table-cell office:value-type="string">
            <text:p>ø</text:p>
          </table:table-cell>
          <table:table-cell office:value-type="string">
            <text:p>&amp;#248;</text:p>
          </table:table-cell>
          <table:table-cell office:value-type="string">
            <text:p>&amp;oslash;</text:p>
          </table:table-cell>
          <table:table-cell office:value-type="string">
            <text:p>Latin small letter o with slash</text:p>
          </table:table-cell>
          <table:table-cell table:number-columns-repeated="1016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71">
            <text:p>371</text:p>
          </table:table-cell>
          <table:table-cell office:value-type="string">
            <text:p>F9</text:p>
          </table:table-cell>
          <table:table-cell office:value-type="float" office:value="11111001">
            <text:p>11111001</text:p>
          </table:table-cell>
          <table:table-cell office:value-type="string">
            <text:p>ù</text:p>
          </table:table-cell>
          <table:table-cell office:value-type="string">
            <text:p>&amp;#249;</text:p>
          </table:table-cell>
          <table:table-cell office:value-type="string">
            <text:p>&amp;ugrave;</text:p>
          </table:table-cell>
          <table:table-cell office:value-type="string">
            <text:p>Latin small letter u with grave</text:p>
          </table:table-cell>
          <table:table-cell table:number-columns-repeated="101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72">
            <text:p>372</text:p>
          </table:table-cell>
          <table:table-cell office:value-type="string">
            <text:p>FA</text:p>
          </table:table-cell>
          <table:table-cell office:value-type="float" office:value="11111010">
            <text:p>11111010</text:p>
          </table:table-cell>
          <table:table-cell office:value-type="string">
            <text:p>ú</text:p>
          </table:table-cell>
          <table:table-cell office:value-type="string">
            <text:p>&amp;#250;</text:p>
          </table:table-cell>
          <table:table-cell office:value-type="string">
            <text:p>&amp;uacute;</text:p>
          </table:table-cell>
          <table:table-cell office:value-type="string">
            <text:p>Latin small letter u with acute</text:p>
          </table:table-cell>
          <table:table-cell table:number-columns-repeated="1016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73">
            <text:p>373</text:p>
          </table:table-cell>
          <table:table-cell office:value-type="string">
            <text:p>FB</text:p>
          </table:table-cell>
          <table:table-cell office:value-type="float" office:value="11111011">
            <text:p>11111011</text:p>
          </table:table-cell>
          <table:table-cell office:value-type="string">
            <text:p>û</text:p>
          </table:table-cell>
          <table:table-cell office:value-type="string">
            <text:p>&amp;#251;</text:p>
          </table:table-cell>
          <table:table-cell office:value-type="string">
            <text:p>&amp;ucirc;</text:p>
          </table:table-cell>
          <table:table-cell office:value-type="string">
            <text:p>Latin small letter u with circumflex</text:p>
          </table:table-cell>
          <table:table-cell table:number-columns-repeated="1016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74">
            <text:p>374</text:p>
          </table:table-cell>
          <table:table-cell office:value-type="string">
            <text:p>FC</text:p>
          </table:table-cell>
          <table:table-cell office:value-type="float" office:value="11111100">
            <text:p>11111100</text:p>
          </table:table-cell>
          <table:table-cell office:value-type="string">
            <text:p>ü</text:p>
          </table:table-cell>
          <table:table-cell office:value-type="string">
            <text:p>&amp;#252;</text:p>
          </table:table-cell>
          <table:table-cell office:value-type="string">
            <text:p>&amp;uuml;</text:p>
          </table:table-cell>
          <table:table-cell office:value-type="string">
            <text:p>Latin small letter u with diaeresis</text:p>
          </table:table-cell>
          <table:table-cell table:number-columns-repeated="1016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75">
            <text:p>375</text:p>
          </table:table-cell>
          <table:table-cell office:value-type="string">
            <text:p>FD</text:p>
          </table:table-cell>
          <table:table-cell office:value-type="float" office:value="11111101">
            <text:p>11111101</text:p>
          </table:table-cell>
          <table:table-cell office:value-type="string">
            <text:p>ý</text:p>
          </table:table-cell>
          <table:table-cell office:value-type="string">
            <text:p>&amp;#253;</text:p>
          </table:table-cell>
          <table:table-cell office:value-type="string">
            <text:p>&amp;yacute;</text:p>
          </table:table-cell>
          <table:table-cell office:value-type="string">
            <text:p>Latin small letter y with acute</text:p>
          </table:table-cell>
          <table:table-cell table:number-columns-repeated="1016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76">
            <text:p>376</text:p>
          </table:table-cell>
          <table:table-cell office:value-type="string">
            <text:p>FE</text:p>
          </table:table-cell>
          <table:table-cell office:value-type="float" office:value="11111110">
            <text:p>11111110</text:p>
          </table:table-cell>
          <table:table-cell office:value-type="string">
            <text:p>þ</text:p>
          </table:table-cell>
          <table:table-cell office:value-type="string">
            <text:p>&amp;#254;</text:p>
          </table:table-cell>
          <table:table-cell office:value-type="string">
            <text:p>&amp;thorn;</text:p>
          </table:table-cell>
          <table:table-cell office:value-type="string">
            <text:p>Latin small letter thorn</text:p>
          </table:table-cell>
          <table:table-cell table:number-columns-repeated="1016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77">
            <text:p>377</text:p>
          </table:table-cell>
          <table:table-cell office:value-type="string">
            <text:p>FF</text:p>
          </table:table-cell>
          <table:table-cell office:value-type="float" office:value="11111111">
            <text:p>11111111</text:p>
          </table:table-cell>
          <table:table-cell office:value-type="string">
            <text:p>ÿ</text:p>
          </table:table-cell>
          <table:table-cell office:value-type="string">
            <text:p>&amp;#255;</text:p>
          </table:table-cell>
          <table:table-cell office:value-type="string">
            <text:p>&amp;yuml;</text:p>
          </table:table-cell>
          <table:table-cell office:value-type="string">
            <text:p>Latin small letter y with diaeresis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♠ </text:p>
          </table:table-cell>
          <table:table-cell/>
          <table:table-cell office:value-type="string">
            <text:p>&amp;spades; </text:p>
          </table:table-cell>
          <table:table-cell office:value-type="string">
            <text:p>Spade card suit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♣ </text:p>
          </table:table-cell>
          <table:table-cell/>
          <table:table-cell office:value-type="string">
            <text:p>&amp;clubs; </text:p>
          </table:table-cell>
          <table:table-cell office:value-type="string">
            <text:p>Clubs card suit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♦ </text:p>
          </table:table-cell>
          <table:table-cell/>
          <table:table-cell office:value-type="string">
            <text:p>&amp;diams; </text:p>
          </table:table-cell>
          <table:table-cell office:value-type="string">
            <text:p>Diamonds card suit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♥ </text:p>
          </table:table-cell>
          <table:table-cell/>
          <table:table-cell office:value-type="string">
            <text:p>&amp;hearts; </text:p>
          </table:table-cell>
          <table:table-cell office:value-type="string">
            <text:p>Hearts card suit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‾ </text:p>
          </table:table-cell>
          <table:table-cell/>
          <table:table-cell office:value-type="string">
            <text:p>&amp;oline; </text:p>
          </table:table-cell>
          <table:table-cell office:value-type="string">
            <text:p>Overline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/>
          <table:table-cell office:value-type="string">
            <text:p>← </text:p>
          </table:table-cell>
          <table:table-cell/>
          <table:table-cell office:value-type="string">
            <text:p>&amp;larr; </text:p>
          </table:table-cell>
          <table:table-cell office:value-type="string">
            <text:p>Left arrow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/>
          <table:table-cell office:value-type="string">
            <text:p>→ </text:p>
          </table:table-cell>
          <table:table-cell/>
          <table:table-cell office:value-type="string">
            <text:p>&amp;rarr; </text:p>
          </table:table-cell>
          <table:table-cell office:value-type="string">
            <text:p>Right arrow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/>
          <table:table-cell office:value-type="string">
            <text:p>↑ </text:p>
          </table:table-cell>
          <table:table-cell/>
          <table:table-cell office:value-type="string">
            <text:p>&amp;uarr; </text:p>
          </table:table-cell>
          <table:table-cell office:value-type="string">
            <text:p>Up arrow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/>
          <table:table-cell office:value-type="string">
            <text:p>↓ </text:p>
          </table:table-cell>
          <table:table-cell/>
          <table:table-cell office:value-type="string">
            <text:p>&amp;darr; </text:p>
          </table:table-cell>
          <table:table-cell office:value-type="string">
            <text:p>Down arrow</text:p>
          </table:table-cell>
          <table:table-cell table:number-columns-repeated="1016"/>
        </table:table-row>
        <table:table-row table:style-name="ro1" table:number-rows-repeated="5">
          <table:table-cell table:style-name="Default" table:number-columns-repeated="3"/>
          <table:table-cell table:number-columns-repeated="1021"/>
        </table:table-row>
        <table:table-row table:style-name="ro1" table:number-rows-repeated="104830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sciiTable3" table:style-name="ta2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4" table:number-columns-repeated="1017" table:default-cell-style-name="Default"/>
        <table:table-row table:style-name="ro2">
          <table:table-cell office:value-type="string" table:number-columns-spanned="7" table:number-rows-spanned="1">
            <text:p><text:a xlink:href="https://en.wikipedia.org/wiki/List_of_XML_and_HTML_character_entity_references">https://en.wikipedia.org/wiki/List_of_XML_and_HTML_character_entity_references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1" office:value-type="string">
            <text:p>Name </text:p>
          </table:table-cell>
          <table:table-cell table:style-name="ce1" office:value-type="string">
            <text:p>Character </text:p>
          </table:table-cell>
          <table:table-cell table:style-name="ce1" office:value-type="string">
            <text:p>Unicode code point (decimal) </text:p>
          </table:table-cell>
          <table:table-cell table:style-name="ce1" office:value-type="string">
            <text:p>Standard </text:p>
          </table:table-cell>
          <table:table-cell table:style-name="ce1" office:value-type="string">
            <text:p>DTD[a] </text:p>
          </table:table-cell>
          <table:table-cell table:style-name="ce1" office:value-type="string">
            <text:p>Old ISO subset[b] </text:p>
          </table:table-cell>
          <table:table-cell table:style-name="ce1" office:value-type="string">
            <text:p>Description[c]</text:p>
          </table:table-cell>
          <table:table-cell table:style-name="ce1" table:number-columns-repeated="1017"/>
        </table:table-row>
        <table:table-row table:style-name="ro2">
          <table:table-cell table:style-name="ce4" office:value-type="string">
            <text:p>quot </text:p>
          </table:table-cell>
          <table:table-cell table:style-name="ce4" office:value-type="string">
            <text:p><text:s/><text:tab/>U+0022 (34) <text:tab/>HTML 2.0 <text:tab/>HTMLspecial <text:tab/>ISOnum <text:tab/>quotation mark (APL quote)</text:p>
          </table:table-cell>
          <table:table-cell table:style-name="ce4" table:number-columns-repeated="1022"/>
        </table:table-row>
        <table:table-row table:style-name="ro1">
          <table:table-cell office:value-type="string">
            <text:p>amp </text:p>
          </table:table-cell>
          <table:table-cell office:value-type="string">
            <text:p>&amp; </text:p>
          </table:table-cell>
          <table:table-cell office:value-type="string">
            <text:p>U+0026 (38) </text:p>
          </table:table-cell>
          <table:table-cell office:value-type="string">
            <text:p>HTML 2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ampersand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pos 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U+0027 (39) </text:p>
          </table:table-cell>
          <table:table-cell table:style-name="ce4" office:value-type="string">
            <text:p>XHTML 1.0 </text:p>
          </table:table-cell>
          <table:table-cell table:style-name="ce4" office:value-type="string">
            <text:p>HTMLspecial </text:p>
          </table:table-cell>
          <table:table-cell table:style-name="ce4" office:value-type="string">
            <text:p>ISOnum </text:p>
          </table:table-cell>
          <table:table-cell table:style-name="ce4" office:value-type="string">
            <text:p>apostrophe (apostrophe-quote); see below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lt </text:p>
          </table:table-cell>
          <table:table-cell office:value-type="string">
            <text:p>&lt; </text:p>
          </table:table-cell>
          <table:table-cell office:value-type="string">
            <text:p>U+003C (60) </text:p>
          </table:table-cell>
          <table:table-cell office:value-type="string">
            <text:p>HTML 2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less-than sign</text:p>
          </table:table-cell>
          <table:table-cell table:number-columns-repeated="1017"/>
        </table:table-row>
        <table:table-row table:style-name="ro1">
          <table:table-cell office:value-type="string">
            <text:p>gt </text:p>
          </table:table-cell>
          <table:table-cell office:value-type="string">
            <text:p>&gt; </text:p>
          </table:table-cell>
          <table:table-cell office:value-type="string">
            <text:p>U+003E (62) </text:p>
          </table:table-cell>
          <table:table-cell office:value-type="string">
            <text:p>HTML 2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greater-than sign</text:p>
          </table:table-cell>
          <table:table-cell table:number-columns-repeated="1017"/>
        </table:table-row>
        <table:table-row table:style-name="ro1">
          <table:table-cell office:value-type="string">
            <text:p>nbsp </text:p>
          </table:table-cell>
          <table:table-cell office:value-type="string">
            <text:p><text:s text:c="2"/></text:p>
          </table:table-cell>
          <table:table-cell office:value-type="string">
            <text:p>U+00A0 (160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no-break space (non-breaking space)[d]</text:p>
          </table:table-cell>
          <table:table-cell table:number-columns-repeated="1017"/>
        </table:table-row>
        <table:table-row table:style-name="ro1">
          <table:table-cell office:value-type="string">
            <text:p>iexcl </text:p>
          </table:table-cell>
          <table:table-cell office:value-type="string">
            <text:p>¡ </text:p>
          </table:table-cell>
          <table:table-cell office:value-type="string">
            <text:p>U+00A1 (161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inverted exclamation mark</text:p>
          </table:table-cell>
          <table:table-cell table:number-columns-repeated="1017"/>
        </table:table-row>
        <table:table-row table:style-name="ro1">
          <table:table-cell office:value-type="string">
            <text:p>cent </text:p>
          </table:table-cell>
          <table:table-cell office:value-type="string">
            <text:p>¢ </text:p>
          </table:table-cell>
          <table:table-cell office:value-type="string">
            <text:p>U+00A2 (162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cent sign</text:p>
          </table:table-cell>
          <table:table-cell table:number-columns-repeated="1017"/>
        </table:table-row>
        <table:table-row table:style-name="ro1">
          <table:table-cell office:value-type="string">
            <text:p>pound </text:p>
          </table:table-cell>
          <table:table-cell office:value-type="string">
            <text:p>£ </text:p>
          </table:table-cell>
          <table:table-cell office:value-type="string">
            <text:p>U+00A3 (163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pound sign</text:p>
          </table:table-cell>
          <table:table-cell table:number-columns-repeated="1017"/>
        </table:table-row>
        <table:table-row table:style-name="ro1">
          <table:table-cell office:value-type="string">
            <text:p>curren </text:p>
          </table:table-cell>
          <table:table-cell office:value-type="string">
            <text:p>¤ </text:p>
          </table:table-cell>
          <table:table-cell office:value-type="string">
            <text:p>U+00A4 (164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currency sign</text:p>
          </table:table-cell>
          <table:table-cell table:number-columns-repeated="1017"/>
        </table:table-row>
        <table:table-row table:style-name="ro1">
          <table:table-cell office:value-type="string">
            <text:p>yen </text:p>
          </table:table-cell>
          <table:table-cell office:value-type="string">
            <text:p>¥ </text:p>
          </table:table-cell>
          <table:table-cell office:value-type="string">
            <text:p>U+00A5 (165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yen sign (yuan sign)</text:p>
          </table:table-cell>
          <table:table-cell table:number-columns-repeated="1017"/>
        </table:table-row>
        <table:table-row table:style-name="ro1">
          <table:table-cell office:value-type="string">
            <text:p>brvbar </text:p>
          </table:table-cell>
          <table:table-cell office:value-type="string">
            <text:p>¦ </text:p>
          </table:table-cell>
          <table:table-cell office:value-type="string">
            <text:p>U+00A6 (166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broken bar (broken vertical bar)</text:p>
          </table:table-cell>
          <table:table-cell table:number-columns-repeated="1017"/>
        </table:table-row>
        <table:table-row table:style-name="ro1">
          <table:table-cell office:value-type="string">
            <text:p>sect </text:p>
          </table:table-cell>
          <table:table-cell office:value-type="string">
            <text:p>§ </text:p>
          </table:table-cell>
          <table:table-cell office:value-type="string">
            <text:p>U+00A7 (167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section sign</text:p>
          </table:table-cell>
          <table:table-cell table:number-columns-repeated="1017"/>
        </table:table-row>
        <table:table-row table:style-name="ro1">
          <table:table-cell office:value-type="string">
            <text:p>uml </text:p>
          </table:table-cell>
          <table:table-cell office:value-type="string">
            <text:p>¨ </text:p>
          </table:table-cell>
          <table:table-cell office:value-type="string">
            <text:p>U+00A8 (168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dia </text:p>
          </table:table-cell>
          <table:table-cell office:value-type="string">
            <text:p>diaeresis (spacing diaeresis); see Germanic umlaut</text:p>
          </table:table-cell>
          <table:table-cell table:number-columns-repeated="1017"/>
        </table:table-row>
        <table:table-row table:style-name="ro1">
          <table:table-cell office:value-type="string">
            <text:p>copy </text:p>
          </table:table-cell>
          <table:table-cell office:value-type="string">
            <text:p>© </text:p>
          </table:table-cell>
          <table:table-cell office:value-type="string">
            <text:p>U+00A9 (169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copyright symbol</text:p>
          </table:table-cell>
          <table:table-cell table:number-columns-repeated="1017"/>
        </table:table-row>
        <table:table-row table:style-name="ro1">
          <table:table-cell office:value-type="string">
            <text:p>ordf </text:p>
          </table:table-cell>
          <table:table-cell office:value-type="string">
            <text:p>ª </text:p>
          </table:table-cell>
          <table:table-cell office:value-type="string">
            <text:p>U+00AA (170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feminine ordinal indicator</text:p>
          </table:table-cell>
          <table:table-cell table:number-columns-repeated="1017"/>
        </table:table-row>
        <table:table-row table:style-name="ro1">
          <table:table-cell office:value-type="string">
            <text:p>laquo </text:p>
          </table:table-cell>
          <table:table-cell office:value-type="string">
            <text:p>« </text:p>
          </table:table-cell>
          <table:table-cell office:value-type="string">
            <text:p>U+00AB (171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left-pointing double angle quotation mark (left pointing guillemet)</text:p>
          </table:table-cell>
          <table:table-cell table:number-columns-repeated="1017"/>
        </table:table-row>
        <table:table-row table:style-name="ro1">
          <table:table-cell office:value-type="string">
            <text:p>not </text:p>
          </table:table-cell>
          <table:table-cell office:value-type="string">
            <text:p>¬ </text:p>
          </table:table-cell>
          <table:table-cell office:value-type="string">
            <text:p>U+00AC (172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not sign</text:p>
          </table:table-cell>
          <table:table-cell table:number-columns-repeated="1017"/>
        </table:table-row>
        <table:table-row table:style-name="ro1">
          <table:table-cell office:value-type="string">
            <text:p>shy </text:p>
          </table:table-cell>
          <table:table-cell office:value-type="string">
            <text:p><text:s text:c="2"/></text:p>
          </table:table-cell>
          <table:table-cell office:value-type="string">
            <text:p>U+00AD (173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soft hyphen (discretionary hyphen)</text:p>
          </table:table-cell>
          <table:table-cell table:number-columns-repeated="1017"/>
        </table:table-row>
        <table:table-row table:style-name="ro1">
          <table:table-cell office:value-type="string">
            <text:p>reg </text:p>
          </table:table-cell>
          <table:table-cell office:value-type="string">
            <text:p>® </text:p>
          </table:table-cell>
          <table:table-cell office:value-type="string">
            <text:p>U+00AE (174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registered sign (registered trademark symbol)</text:p>
          </table:table-cell>
          <table:table-cell table:number-columns-repeated="1017"/>
        </table:table-row>
        <table:table-row table:style-name="ro1">
          <table:table-cell office:value-type="string">
            <text:p>macr </text:p>
          </table:table-cell>
          <table:table-cell office:value-type="string">
            <text:p>¯ </text:p>
          </table:table-cell>
          <table:table-cell office:value-type="string">
            <text:p>U+00AF (175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dia </text:p>
          </table:table-cell>
          <table:table-cell office:value-type="string">
            <text:p>macron (spacing macron, overline, APL overbar)</text:p>
          </table:table-cell>
          <table:table-cell table:number-columns-repeated="1017"/>
        </table:table-row>
        <table:table-row table:style-name="ro1">
          <table:table-cell office:value-type="string">
            <text:p>deg </text:p>
          </table:table-cell>
          <table:table-cell office:value-type="string">
            <text:p>° </text:p>
          </table:table-cell>
          <table:table-cell office:value-type="string">
            <text:p>U+00B0 (176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degree symbol</text:p>
          </table:table-cell>
          <table:table-cell table:number-columns-repeated="1017"/>
        </table:table-row>
        <table:table-row table:style-name="ro1">
          <table:table-cell office:value-type="string">
            <text:p>plusmn </text:p>
          </table:table-cell>
          <table:table-cell office:value-type="string">
            <text:p>± </text:p>
          </table:table-cell>
          <table:table-cell office:value-type="string">
            <text:p>U+00B1 (177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plus-minus sign (plus-or-minus sign)</text:p>
          </table:table-cell>
          <table:table-cell table:number-columns-repeated="1017"/>
        </table:table-row>
        <table:table-row table:style-name="ro1">
          <table:table-cell office:value-type="string">
            <text:p>sup2 </text:p>
          </table:table-cell>
          <table:table-cell office:value-type="string">
            <text:p>² </text:p>
          </table:table-cell>
          <table:table-cell office:value-type="string">
            <text:p>U+00B2 (178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superscript two (superscript digit two, squared)</text:p>
          </table:table-cell>
          <table:table-cell table:number-columns-repeated="1017"/>
        </table:table-row>
        <table:table-row table:style-name="ro1">
          <table:table-cell office:value-type="string">
            <text:p>sup3 </text:p>
          </table:table-cell>
          <table:table-cell office:value-type="string">
            <text:p>³ </text:p>
          </table:table-cell>
          <table:table-cell office:value-type="string">
            <text:p>U+00B3 (179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superscript three (superscript digit three, cubed)</text:p>
          </table:table-cell>
          <table:table-cell table:number-columns-repeated="1017"/>
        </table:table-row>
        <table:table-row table:style-name="ro1">
          <table:table-cell office:value-type="string">
            <text:p>acute </text:p>
          </table:table-cell>
          <table:table-cell office:value-type="string">
            <text:p>´ </text:p>
          </table:table-cell>
          <table:table-cell office:value-type="string">
            <text:p>U+00B4 (180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dia </text:p>
          </table:table-cell>
          <table:table-cell office:value-type="string">
            <text:p>acute accent (spacing acute)</text:p>
          </table:table-cell>
          <table:table-cell table:number-columns-repeated="1017"/>
        </table:table-row>
        <table:table-row table:style-name="ro1">
          <table:table-cell office:value-type="string">
            <text:p>micro </text:p>
          </table:table-cell>
          <table:table-cell office:value-type="string">
            <text:p>µ </text:p>
          </table:table-cell>
          <table:table-cell office:value-type="string">
            <text:p>U+00B5 (181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micro sign</text:p>
          </table:table-cell>
          <table:table-cell table:number-columns-repeated="1017"/>
        </table:table-row>
        <table:table-row table:style-name="ro1">
          <table:table-cell office:value-type="string">
            <text:p>para </text:p>
          </table:table-cell>
          <table:table-cell office:value-type="string">
            <text:p>¶ </text:p>
          </table:table-cell>
          <table:table-cell office:value-type="string">
            <text:p>U+00B6 (182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pilcrow sign (paragraph sign)</text:p>
          </table:table-cell>
          <table:table-cell table:number-columns-repeated="1017"/>
        </table:table-row>
        <table:table-row table:style-name="ro1">
          <table:table-cell office:value-type="string">
            <text:p>middot </text:p>
          </table:table-cell>
          <table:table-cell office:value-type="string">
            <text:p>· </text:p>
          </table:table-cell>
          <table:table-cell office:value-type="string">
            <text:p>U+00B7 (183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middle dot (Georgian comma, Greek middle dot)</text:p>
          </table:table-cell>
          <table:table-cell table:number-columns-repeated="1017"/>
        </table:table-row>
        <table:table-row table:style-name="ro1">
          <table:table-cell office:value-type="string">
            <text:p>cedil </text:p>
          </table:table-cell>
          <table:table-cell office:value-type="string">
            <text:p>¸ </text:p>
          </table:table-cell>
          <table:table-cell office:value-type="string">
            <text:p>U+00B8 (184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dia </text:p>
          </table:table-cell>
          <table:table-cell office:value-type="string">
            <text:p>cedilla (spacing cedilla)</text:p>
          </table:table-cell>
          <table:table-cell table:number-columns-repeated="1017"/>
        </table:table-row>
        <table:table-row table:style-name="ro1">
          <table:table-cell office:value-type="string">
            <text:p>sup1 </text:p>
          </table:table-cell>
          <table:table-cell office:value-type="string">
            <text:p>¹ </text:p>
          </table:table-cell>
          <table:table-cell office:value-type="string">
            <text:p>U+00B9 (185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superscript one (superscript digit one)</text:p>
          </table:table-cell>
          <table:table-cell table:number-columns-repeated="1017"/>
        </table:table-row>
        <table:table-row table:style-name="ro1">
          <table:table-cell office:value-type="string">
            <text:p>ordm </text:p>
          </table:table-cell>
          <table:table-cell office:value-type="string">
            <text:p>º </text:p>
          </table:table-cell>
          <table:table-cell office:value-type="string">
            <text:p>U+00BA (186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masculine ordinal indicator</text:p>
          </table:table-cell>
          <table:table-cell table:number-columns-repeated="1017"/>
        </table:table-row>
        <table:table-row table:style-name="ro1">
          <table:table-cell office:value-type="string">
            <text:p>raquo </text:p>
          </table:table-cell>
          <table:table-cell office:value-type="string">
            <text:p>» </text:p>
          </table:table-cell>
          <table:table-cell office:value-type="string">
            <text:p>U+00BB (187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right-pointing double angle quotation mark (right pointing guillemet)</text:p>
          </table:table-cell>
          <table:table-cell table:number-columns-repeated="1017"/>
        </table:table-row>
        <table:table-row table:style-name="ro1">
          <table:table-cell office:value-type="string">
            <text:p>frac14 </text:p>
          </table:table-cell>
          <table:table-cell office:value-type="string">
            <text:p>¼ </text:p>
          </table:table-cell>
          <table:table-cell office:value-type="string">
            <text:p>U+00BC (188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vulgar fraction one quarter (fraction one quarter)</text:p>
          </table:table-cell>
          <table:table-cell table:number-columns-repeated="1017"/>
        </table:table-row>
        <table:table-row table:style-name="ro1">
          <table:table-cell office:value-type="string">
            <text:p>frac12 </text:p>
          </table:table-cell>
          <table:table-cell office:value-type="string">
            <text:p>½ </text:p>
          </table:table-cell>
          <table:table-cell office:value-type="string">
            <text:p>U+00BD (189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vulgar fraction one half (fraction one half)</text:p>
          </table:table-cell>
          <table:table-cell table:number-columns-repeated="1017"/>
        </table:table-row>
        <table:table-row table:style-name="ro1">
          <table:table-cell office:value-type="string">
            <text:p>frac34 </text:p>
          </table:table-cell>
          <table:table-cell office:value-type="string">
            <text:p>¾ </text:p>
          </table:table-cell>
          <table:table-cell office:value-type="string">
            <text:p>U+00BE (190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vulgar fraction three quarters (fraction three quarters)</text:p>
          </table:table-cell>
          <table:table-cell table:number-columns-repeated="1017"/>
        </table:table-row>
        <table:table-row table:style-name="ro1">
          <table:table-cell office:value-type="string">
            <text:p>iquest </text:p>
          </table:table-cell>
          <table:table-cell office:value-type="string">
            <text:p>¿ </text:p>
          </table:table-cell>
          <table:table-cell office:value-type="string">
            <text:p>U+00BF (191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inverted question mark (turned question mark)</text:p>
          </table:table-cell>
          <table:table-cell table:number-columns-repeated="1017"/>
        </table:table-row>
        <table:table-row table:style-name="ro1">
          <table:table-cell office:value-type="string">
            <text:p>Agrave </text:p>
          </table:table-cell>
          <table:table-cell office:value-type="string">
            <text:p>À </text:p>
          </table:table-cell>
          <table:table-cell office:value-type="string">
            <text:p>U+00C0 (19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grave accent (Latin capital letter A grave)</text:p>
          </table:table-cell>
          <table:table-cell table:number-columns-repeated="1017"/>
        </table:table-row>
        <table:table-row table:style-name="ro1">
          <table:table-cell office:value-type="string">
            <text:p>Aacute </text:p>
          </table:table-cell>
          <table:table-cell office:value-type="string">
            <text:p>Á </text:p>
          </table:table-cell>
          <table:table-cell office:value-type="string">
            <text:p>U+00C1 (19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acute accent</text:p>
          </table:table-cell>
          <table:table-cell table:number-columns-repeated="1017"/>
        </table:table-row>
        <table:table-row table:style-name="ro1">
          <table:table-cell office:value-type="string">
            <text:p>Acirc </text:p>
          </table:table-cell>
          <table:table-cell office:value-type="string">
            <text:p>Â </text:p>
          </table:table-cell>
          <table:table-cell office:value-type="string">
            <text:p>U+00C2 (19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circumflex</text:p>
          </table:table-cell>
          <table:table-cell table:number-columns-repeated="1017"/>
        </table:table-row>
        <table:table-row table:style-name="ro1">
          <table:table-cell office:value-type="string">
            <text:p>Atilde </text:p>
          </table:table-cell>
          <table:table-cell office:value-type="string">
            <text:p>Ã </text:p>
          </table:table-cell>
          <table:table-cell office:value-type="string">
            <text:p>U+00C3 (19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tilde</text:p>
          </table:table-cell>
          <table:table-cell table:number-columns-repeated="1017"/>
        </table:table-row>
        <table:table-row table:style-name="ro1">
          <table:table-cell office:value-type="string">
            <text:p>Auml </text:p>
          </table:table-cell>
          <table:table-cell office:value-type="string">
            <text:p>Ä </text:p>
          </table:table-cell>
          <table:table-cell office:value-type="string">
            <text:p>U+00C4 (19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diaeresis</text:p>
          </table:table-cell>
          <table:table-cell table:number-columns-repeated="1017"/>
        </table:table-row>
        <table:table-row table:style-name="ro1">
          <table:table-cell office:value-type="string">
            <text:p>Aring </text:p>
          </table:table-cell>
          <table:table-cell office:value-type="string">
            <text:p>Å </text:p>
          </table:table-cell>
          <table:table-cell office:value-type="string">
            <text:p>U+00C5 (197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ring above (Latin capital letter A ring)</text:p>
          </table:table-cell>
          <table:table-cell table:number-columns-repeated="1017"/>
        </table:table-row>
        <table:table-row table:style-name="ro1">
          <table:table-cell office:value-type="string">
            <text:p>AElig </text:p>
          </table:table-cell>
          <table:table-cell office:value-type="string">
            <text:p>Æ </text:p>
          </table:table-cell>
          <table:table-cell office:value-type="string">
            <text:p>U+00C6 (19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E (Latin capital ligature AE)</text:p>
          </table:table-cell>
          <table:table-cell table:number-columns-repeated="1017"/>
        </table:table-row>
        <table:table-row table:style-name="ro1">
          <table:table-cell office:value-type="string">
            <text:p>Ccedil </text:p>
          </table:table-cell>
          <table:table-cell office:value-type="string">
            <text:p>Ç </text:p>
          </table:table-cell>
          <table:table-cell office:value-type="string">
            <text:p>U+00C7 (19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C with cedilla</text:p>
          </table:table-cell>
          <table:table-cell table:number-columns-repeated="1017"/>
        </table:table-row>
        <table:table-row table:style-name="ro1">
          <table:table-cell office:value-type="string">
            <text:p>Egrave </text:p>
          </table:table-cell>
          <table:table-cell office:value-type="string">
            <text:p>È </text:p>
          </table:table-cell>
          <table:table-cell office:value-type="string">
            <text:p>U+00C8 (20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E with grave accent</text:p>
          </table:table-cell>
          <table:table-cell table:number-columns-repeated="1017"/>
        </table:table-row>
        <table:table-row table:style-name="ro1">
          <table:table-cell office:value-type="string">
            <text:p>Eacute </text:p>
          </table:table-cell>
          <table:table-cell office:value-type="string">
            <text:p>É </text:p>
          </table:table-cell>
          <table:table-cell office:value-type="string">
            <text:p>U+00C9 (20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E with acute accent</text:p>
          </table:table-cell>
          <table:table-cell table:number-columns-repeated="1017"/>
        </table:table-row>
        <table:table-row table:style-name="ro1">
          <table:table-cell office:value-type="string">
            <text:p>Ecirc </text:p>
          </table:table-cell>
          <table:table-cell office:value-type="string">
            <text:p>Ê </text:p>
          </table:table-cell>
          <table:table-cell office:value-type="string">
            <text:p>U+00CA (20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E with circumflex</text:p>
          </table:table-cell>
          <table:table-cell table:number-columns-repeated="1017"/>
        </table:table-row>
        <table:table-row table:style-name="ro1">
          <table:table-cell office:value-type="string">
            <text:p>Euml </text:p>
          </table:table-cell>
          <table:table-cell office:value-type="string">
            <text:p>Ë </text:p>
          </table:table-cell>
          <table:table-cell office:value-type="string">
            <text:p>U+00CB (20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E with diaeresis</text:p>
          </table:table-cell>
          <table:table-cell table:number-columns-repeated="1017"/>
        </table:table-row>
        <table:table-row table:style-name="ro1">
          <table:table-cell office:value-type="string">
            <text:p>Igrave </text:p>
          </table:table-cell>
          <table:table-cell office:value-type="string">
            <text:p>Ì </text:p>
          </table:table-cell>
          <table:table-cell office:value-type="string">
            <text:p>U+00CC (20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I with grave accent</text:p>
          </table:table-cell>
          <table:table-cell table:number-columns-repeated="1017"/>
        </table:table-row>
        <table:table-row table:style-name="ro1">
          <table:table-cell office:value-type="string">
            <text:p>Iacute </text:p>
          </table:table-cell>
          <table:table-cell office:value-type="string">
            <text:p>Í </text:p>
          </table:table-cell>
          <table:table-cell office:value-type="string">
            <text:p>U+00CD (20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I with acute accent</text:p>
          </table:table-cell>
          <table:table-cell table:number-columns-repeated="1017"/>
        </table:table-row>
        <table:table-row table:style-name="ro1">
          <table:table-cell office:value-type="string">
            <text:p>Icirc </text:p>
          </table:table-cell>
          <table:table-cell office:value-type="string">
            <text:p>Î </text:p>
          </table:table-cell>
          <table:table-cell office:value-type="string">
            <text:p>U+00CE (20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I with circumflex</text:p>
          </table:table-cell>
          <table:table-cell table:number-columns-repeated="1017"/>
        </table:table-row>
        <table:table-row table:style-name="ro1">
          <table:table-cell office:value-type="string">
            <text:p>Iuml </text:p>
          </table:table-cell>
          <table:table-cell office:value-type="string">
            <text:p>Ï </text:p>
          </table:table-cell>
          <table:table-cell office:value-type="string">
            <text:p>U+00CF (207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I with diaeresis</text:p>
          </table:table-cell>
          <table:table-cell table:number-columns-repeated="1017"/>
        </table:table-row>
        <table:table-row table:style-name="ro1">
          <table:table-cell office:value-type="string">
            <text:p>ETH </text:p>
          </table:table-cell>
          <table:table-cell office:value-type="string">
            <text:p>Ð </text:p>
          </table:table-cell>
          <table:table-cell office:value-type="string">
            <text:p>U+00D0 (20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Eth</text:p>
          </table:table-cell>
          <table:table-cell table:number-columns-repeated="1017"/>
        </table:table-row>
        <table:table-row table:style-name="ro1">
          <table:table-cell office:value-type="string">
            <text:p>Ntilde </text:p>
          </table:table-cell>
          <table:table-cell office:value-type="string">
            <text:p>Ñ </text:p>
          </table:table-cell>
          <table:table-cell office:value-type="string">
            <text:p>U+00D1 (20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N with tilde</text:p>
          </table:table-cell>
          <table:table-cell table:number-columns-repeated="1017"/>
        </table:table-row>
        <table:table-row table:style-name="ro1">
          <table:table-cell office:value-type="string">
            <text:p>Ograve </text:p>
          </table:table-cell>
          <table:table-cell office:value-type="string">
            <text:p>Ò </text:p>
          </table:table-cell>
          <table:table-cell office:value-type="string">
            <text:p>U+00D2 (21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grave accent</text:p>
          </table:table-cell>
          <table:table-cell table:number-columns-repeated="1017"/>
        </table:table-row>
        <table:table-row table:style-name="ro1">
          <table:table-cell office:value-type="string">
            <text:p>Oacute </text:p>
          </table:table-cell>
          <table:table-cell office:value-type="string">
            <text:p>Ó </text:p>
          </table:table-cell>
          <table:table-cell office:value-type="string">
            <text:p>U+00D3 (21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acute accent</text:p>
          </table:table-cell>
          <table:table-cell table:number-columns-repeated="1017"/>
        </table:table-row>
        <table:table-row table:style-name="ro1">
          <table:table-cell office:value-type="string">
            <text:p>Ocirc </text:p>
          </table:table-cell>
          <table:table-cell office:value-type="string">
            <text:p>Ô </text:p>
          </table:table-cell>
          <table:table-cell office:value-type="string">
            <text:p>U+00D4 (21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circumflex</text:p>
          </table:table-cell>
          <table:table-cell table:number-columns-repeated="1017"/>
        </table:table-row>
        <table:table-row table:style-name="ro1">
          <table:table-cell office:value-type="string">
            <text:p>Otilde </text:p>
          </table:table-cell>
          <table:table-cell office:value-type="string">
            <text:p>Õ </text:p>
          </table:table-cell>
          <table:table-cell office:value-type="string">
            <text:p>U+00D5 (21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tilde</text:p>
          </table:table-cell>
          <table:table-cell table:number-columns-repeated="1017"/>
        </table:table-row>
        <table:table-row table:style-name="ro1">
          <table:table-cell office:value-type="string">
            <text:p>Ouml </text:p>
          </table:table-cell>
          <table:table-cell office:value-type="string">
            <text:p>Ö </text:p>
          </table:table-cell>
          <table:table-cell office:value-type="string">
            <text:p>U+00D6 (21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diaeresis</text:p>
          </table:table-cell>
          <table:table-cell table:number-columns-repeated="1017"/>
        </table:table-row>
        <table:table-row table:style-name="ro1">
          <table:table-cell office:value-type="string">
            <text:p>times </text:p>
          </table:table-cell>
          <table:table-cell office:value-type="string">
            <text:p>× </text:p>
          </table:table-cell>
          <table:table-cell office:value-type="string">
            <text:p>U+00D7 (215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multiplication sign</text:p>
          </table:table-cell>
          <table:table-cell table:number-columns-repeated="1017"/>
        </table:table-row>
        <table:table-row table:style-name="ro1">
          <table:table-cell office:value-type="string">
            <text:p>Oslash </text:p>
          </table:table-cell>
          <table:table-cell office:value-type="string">
            <text:p>Ø </text:p>
          </table:table-cell>
          <table:table-cell office:value-type="string">
            <text:p>U+00D8 (21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stroke (Latin capital letter O slash)</text:p>
          </table:table-cell>
          <table:table-cell table:number-columns-repeated="1017"/>
        </table:table-row>
        <table:table-row table:style-name="ro1">
          <table:table-cell office:value-type="string">
            <text:p>Ugrave </text:p>
          </table:table-cell>
          <table:table-cell office:value-type="string">
            <text:p>Ù </text:p>
          </table:table-cell>
          <table:table-cell office:value-type="string">
            <text:p>U+00D9 (217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U with grave accent</text:p>
          </table:table-cell>
          <table:table-cell table:number-columns-repeated="1017"/>
        </table:table-row>
        <table:table-row table:style-name="ro1">
          <table:table-cell office:value-type="string">
            <text:p>Uacute </text:p>
          </table:table-cell>
          <table:table-cell office:value-type="string">
            <text:p>Ú </text:p>
          </table:table-cell>
          <table:table-cell office:value-type="string">
            <text:p>U+00DA (21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U with acute accent</text:p>
          </table:table-cell>
          <table:table-cell table:number-columns-repeated="1017"/>
        </table:table-row>
        <table:table-row table:style-name="ro1">
          <table:table-cell office:value-type="string">
            <text:p>Ucirc </text:p>
          </table:table-cell>
          <table:table-cell office:value-type="string">
            <text:p>Û </text:p>
          </table:table-cell>
          <table:table-cell office:value-type="string">
            <text:p>U+00DB (21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U with circumflex</text:p>
          </table:table-cell>
          <table:table-cell table:number-columns-repeated="1017"/>
        </table:table-row>
        <table:table-row table:style-name="ro1">
          <table:table-cell office:value-type="string">
            <text:p>Uuml </text:p>
          </table:table-cell>
          <table:table-cell office:value-type="string">
            <text:p>Ü </text:p>
          </table:table-cell>
          <table:table-cell office:value-type="string">
            <text:p>U+00DC (22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U with diaeresis</text:p>
          </table:table-cell>
          <table:table-cell table:number-columns-repeated="1017"/>
        </table:table-row>
        <table:table-row table:style-name="ro1">
          <table:table-cell office:value-type="string">
            <text:p>Yacute </text:p>
          </table:table-cell>
          <table:table-cell office:value-type="string">
            <text:p>Ý </text:p>
          </table:table-cell>
          <table:table-cell office:value-type="string">
            <text:p>U+00DD (22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Y with acute accent</text:p>
          </table:table-cell>
          <table:table-cell table:number-columns-repeated="1017"/>
        </table:table-row>
        <table:table-row table:style-name="ro1">
          <table:table-cell office:value-type="string">
            <text:p>THORN </text:p>
          </table:table-cell>
          <table:table-cell office:value-type="string">
            <text:p>Þ </text:p>
          </table:table-cell>
          <table:table-cell office:value-type="string">
            <text:p>U+00DE (22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THORN</text:p>
          </table:table-cell>
          <table:table-cell table:number-columns-repeated="1017"/>
        </table:table-row>
        <table:table-row table:style-name="ro1">
          <table:table-cell office:value-type="string">
            <text:p>szlig </text:p>
          </table:table-cell>
          <table:table-cell office:value-type="string">
            <text:p>ß </text:p>
          </table:table-cell>
          <table:table-cell office:value-type="string">
            <text:p>U+00DF (22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sharp s (ess-zed); see German Eszett</text:p>
          </table:table-cell>
          <table:table-cell table:number-columns-repeated="1017"/>
        </table:table-row>
        <table:table-row table:style-name="ro1">
          <table:table-cell office:value-type="string">
            <text:p>agrave </text:p>
          </table:table-cell>
          <table:table-cell office:value-type="string">
            <text:p>à </text:p>
          </table:table-cell>
          <table:table-cell office:value-type="string">
            <text:p>U+00E0 (22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grave accent</text:p>
          </table:table-cell>
          <table:table-cell table:number-columns-repeated="1017"/>
        </table:table-row>
        <table:table-row table:style-name="ro1">
          <table:table-cell office:value-type="string">
            <text:p>aacute </text:p>
          </table:table-cell>
          <table:table-cell office:value-type="string">
            <text:p>á </text:p>
          </table:table-cell>
          <table:table-cell office:value-type="string">
            <text:p>U+00E1 (22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acute accent</text:p>
          </table:table-cell>
          <table:table-cell table:number-columns-repeated="1017"/>
        </table:table-row>
        <table:table-row table:style-name="ro1">
          <table:table-cell office:value-type="string">
            <text:p>acirc </text:p>
          </table:table-cell>
          <table:table-cell office:value-type="string">
            <text:p>â </text:p>
          </table:table-cell>
          <table:table-cell office:value-type="string">
            <text:p>U+00E2 (22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circumflex</text:p>
          </table:table-cell>
          <table:table-cell table:number-columns-repeated="1017"/>
        </table:table-row>
        <table:table-row table:style-name="ro1">
          <table:table-cell office:value-type="string">
            <text:p>atilde </text:p>
          </table:table-cell>
          <table:table-cell office:value-type="string">
            <text:p>ã </text:p>
          </table:table-cell>
          <table:table-cell office:value-type="string">
            <text:p>U+00E3 (227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tilde</text:p>
          </table:table-cell>
          <table:table-cell table:number-columns-repeated="1017"/>
        </table:table-row>
        <table:table-row table:style-name="ro1">
          <table:table-cell office:value-type="string">
            <text:p>auml </text:p>
          </table:table-cell>
          <table:table-cell office:value-type="string">
            <text:p>ä </text:p>
          </table:table-cell>
          <table:table-cell office:value-type="string">
            <text:p>U+00E4 (22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diaeresis</text:p>
          </table:table-cell>
          <table:table-cell table:number-columns-repeated="1017"/>
        </table:table-row>
        <table:table-row table:style-name="ro1">
          <table:table-cell office:value-type="string">
            <text:p>aring </text:p>
          </table:table-cell>
          <table:table-cell office:value-type="string">
            <text:p>å </text:p>
          </table:table-cell>
          <table:table-cell office:value-type="string">
            <text:p>U+00E5 (22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ring above</text:p>
          </table:table-cell>
          <table:table-cell table:number-columns-repeated="1017"/>
        </table:table-row>
        <table:table-row table:style-name="ro1">
          <table:table-cell office:value-type="string">
            <text:p>aelig </text:p>
          </table:table-cell>
          <table:table-cell office:value-type="string">
            <text:p>æ </text:p>
          </table:table-cell>
          <table:table-cell office:value-type="string">
            <text:p>U+00E6 (23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e (Latin small ligature ae)</text:p>
          </table:table-cell>
          <table:table-cell table:number-columns-repeated="1017"/>
        </table:table-row>
        <table:table-row table:style-name="ro1">
          <table:table-cell office:value-type="string">
            <text:p>ccedil </text:p>
          </table:table-cell>
          <table:table-cell office:value-type="string">
            <text:p>ç </text:p>
          </table:table-cell>
          <table:table-cell office:value-type="string">
            <text:p>U+00E7 (23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c with cedilla</text:p>
          </table:table-cell>
          <table:table-cell table:number-columns-repeated="1017"/>
        </table:table-row>
        <table:table-row table:style-name="ro1">
          <table:table-cell office:value-type="string">
            <text:p>egrave </text:p>
          </table:table-cell>
          <table:table-cell office:value-type="string">
            <text:p>è </text:p>
          </table:table-cell>
          <table:table-cell office:value-type="string">
            <text:p>U+00E8 (23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e with grave accent</text:p>
          </table:table-cell>
          <table:table-cell table:number-columns-repeated="1017"/>
        </table:table-row>
        <table:table-row table:style-name="ro1">
          <table:table-cell office:value-type="string">
            <text:p>eacute </text:p>
          </table:table-cell>
          <table:table-cell office:value-type="string">
            <text:p>é </text:p>
          </table:table-cell>
          <table:table-cell office:value-type="string">
            <text:p>U+00E9 (23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e with acute accent</text:p>
          </table:table-cell>
          <table:table-cell table:number-columns-repeated="1017"/>
        </table:table-row>
        <table:table-row table:style-name="ro1">
          <table:table-cell office:value-type="string">
            <text:p>ecirc </text:p>
          </table:table-cell>
          <table:table-cell office:value-type="string">
            <text:p>ê </text:p>
          </table:table-cell>
          <table:table-cell office:value-type="string">
            <text:p>U+00EA (23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e with circumflex</text:p>
          </table:table-cell>
          <table:table-cell table:number-columns-repeated="1017"/>
        </table:table-row>
        <table:table-row table:style-name="ro1">
          <table:table-cell office:value-type="string">
            <text:p>euml </text:p>
          </table:table-cell>
          <table:table-cell office:value-type="string">
            <text:p>ë </text:p>
          </table:table-cell>
          <table:table-cell office:value-type="string">
            <text:p>U+00EB (23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e with diaeresis</text:p>
          </table:table-cell>
          <table:table-cell table:number-columns-repeated="1017"/>
        </table:table-row>
        <table:table-row table:style-name="ro1">
          <table:table-cell office:value-type="string">
            <text:p>igrave </text:p>
          </table:table-cell>
          <table:table-cell office:value-type="string">
            <text:p>ì </text:p>
          </table:table-cell>
          <table:table-cell office:value-type="string">
            <text:p>U+00EC (23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i with grave accent</text:p>
          </table:table-cell>
          <table:table-cell table:number-columns-repeated="1017"/>
        </table:table-row>
        <table:table-row table:style-name="ro1">
          <table:table-cell office:value-type="string">
            <text:p>iacute </text:p>
          </table:table-cell>
          <table:table-cell office:value-type="string">
            <text:p>í </text:p>
          </table:table-cell>
          <table:table-cell office:value-type="string">
            <text:p>U+00ED (237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i with acute accent</text:p>
          </table:table-cell>
          <table:table-cell table:number-columns-repeated="1017"/>
        </table:table-row>
        <table:table-row table:style-name="ro1">
          <table:table-cell office:value-type="string">
            <text:p>icirc </text:p>
          </table:table-cell>
          <table:table-cell office:value-type="string">
            <text:p>î </text:p>
          </table:table-cell>
          <table:table-cell office:value-type="string">
            <text:p>U+00EE (23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i with circumflex</text:p>
          </table:table-cell>
          <table:table-cell table:number-columns-repeated="1017"/>
        </table:table-row>
        <table:table-row table:style-name="ro1">
          <table:table-cell office:value-type="string">
            <text:p>iuml </text:p>
          </table:table-cell>
          <table:table-cell office:value-type="string">
            <text:p>ï </text:p>
          </table:table-cell>
          <table:table-cell office:value-type="string">
            <text:p>U+00EF (23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i with diaeresis</text:p>
          </table:table-cell>
          <table:table-cell table:number-columns-repeated="1017"/>
        </table:table-row>
        <table:table-row table:style-name="ro1">
          <table:table-cell office:value-type="string">
            <text:p>eth </text:p>
          </table:table-cell>
          <table:table-cell office:value-type="string">
            <text:p>ð </text:p>
          </table:table-cell>
          <table:table-cell office:value-type="string">
            <text:p>U+00F0 (24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eth</text:p>
          </table:table-cell>
          <table:table-cell table:number-columns-repeated="1017"/>
        </table:table-row>
        <table:table-row table:style-name="ro1">
          <table:table-cell office:value-type="string">
            <text:p>ntilde </text:p>
          </table:table-cell>
          <table:table-cell office:value-type="string">
            <text:p>ñ </text:p>
          </table:table-cell>
          <table:table-cell office:value-type="string">
            <text:p>U+00F1 (24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n with tilde</text:p>
          </table:table-cell>
          <table:table-cell table:number-columns-repeated="1017"/>
        </table:table-row>
        <table:table-row table:style-name="ro1">
          <table:table-cell office:value-type="string">
            <text:p>ograve </text:p>
          </table:table-cell>
          <table:table-cell office:value-type="string">
            <text:p>ò </text:p>
          </table:table-cell>
          <table:table-cell office:value-type="string">
            <text:p>U+00F2 (24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grave accent</text:p>
          </table:table-cell>
          <table:table-cell table:number-columns-repeated="1017"/>
        </table:table-row>
        <table:table-row table:style-name="ro1">
          <table:table-cell office:value-type="string">
            <text:p>oacute </text:p>
          </table:table-cell>
          <table:table-cell office:value-type="string">
            <text:p>ó </text:p>
          </table:table-cell>
          <table:table-cell office:value-type="string">
            <text:p>U+00F3 (24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acute accent</text:p>
          </table:table-cell>
          <table:table-cell table:number-columns-repeated="1017"/>
        </table:table-row>
        <table:table-row table:style-name="ro1">
          <table:table-cell office:value-type="string">
            <text:p>ocirc </text:p>
          </table:table-cell>
          <table:table-cell office:value-type="string">
            <text:p>ô </text:p>
          </table:table-cell>
          <table:table-cell office:value-type="string">
            <text:p>U+00F4 (24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circumflex</text:p>
          </table:table-cell>
          <table:table-cell table:number-columns-repeated="1017"/>
        </table:table-row>
        <table:table-row table:style-name="ro1">
          <table:table-cell office:value-type="string">
            <text:p>otilde </text:p>
          </table:table-cell>
          <table:table-cell office:value-type="string">
            <text:p>õ </text:p>
          </table:table-cell>
          <table:table-cell office:value-type="string">
            <text:p>U+00F5 (24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tilde</text:p>
          </table:table-cell>
          <table:table-cell table:number-columns-repeated="1017"/>
        </table:table-row>
        <table:table-row table:style-name="ro1">
          <table:table-cell office:value-type="string">
            <text:p>ouml </text:p>
          </table:table-cell>
          <table:table-cell office:value-type="string">
            <text:p>ö </text:p>
          </table:table-cell>
          <table:table-cell office:value-type="string">
            <text:p>U+00F6 (24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diaeresis</text:p>
          </table:table-cell>
          <table:table-cell table:number-columns-repeated="1017"/>
        </table:table-row>
        <table:table-row table:style-name="ro1">
          <table:table-cell office:value-type="string">
            <text:p>divide </text:p>
          </table:table-cell>
          <table:table-cell office:value-type="string">
            <text:p>÷ </text:p>
          </table:table-cell>
          <table:table-cell office:value-type="string">
            <text:p>U+00F7 (247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division sign (obelus)</text:p>
          </table:table-cell>
          <table:table-cell table:number-columns-repeated="1017"/>
        </table:table-row>
        <table:table-row table:style-name="ro1">
          <table:table-cell office:value-type="string">
            <text:p>oslash </text:p>
          </table:table-cell>
          <table:table-cell office:value-type="string">
            <text:p>ø </text:p>
          </table:table-cell>
          <table:table-cell office:value-type="string">
            <text:p>U+00F8 (24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stroke (Latin small letter o slash)</text:p>
          </table:table-cell>
          <table:table-cell table:number-columns-repeated="1017"/>
        </table:table-row>
        <table:table-row table:style-name="ro1">
          <table:table-cell office:value-type="string">
            <text:p>ugrave </text:p>
          </table:table-cell>
          <table:table-cell office:value-type="string">
            <text:p>ù </text:p>
          </table:table-cell>
          <table:table-cell office:value-type="string">
            <text:p>U+00F9 (24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u with grave accent</text:p>
          </table:table-cell>
          <table:table-cell table:number-columns-repeated="1017"/>
        </table:table-row>
        <table:table-row table:style-name="ro1">
          <table:table-cell office:value-type="string">
            <text:p>uacute </text:p>
          </table:table-cell>
          <table:table-cell office:value-type="string">
            <text:p>ú </text:p>
          </table:table-cell>
          <table:table-cell office:value-type="string">
            <text:p>U+00FA (25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u with acute accent</text:p>
          </table:table-cell>
          <table:table-cell table:number-columns-repeated="1017"/>
        </table:table-row>
        <table:table-row table:style-name="ro1">
          <table:table-cell office:value-type="string">
            <text:p>ucirc </text:p>
          </table:table-cell>
          <table:table-cell office:value-type="string">
            <text:p>û </text:p>
          </table:table-cell>
          <table:table-cell office:value-type="string">
            <text:p>U+00FB (25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u with circumflex</text:p>
          </table:table-cell>
          <table:table-cell table:number-columns-repeated="1017"/>
        </table:table-row>
        <table:table-row table:style-name="ro1">
          <table:table-cell office:value-type="string">
            <text:p>uuml </text:p>
          </table:table-cell>
          <table:table-cell office:value-type="string">
            <text:p>ü </text:p>
          </table:table-cell>
          <table:table-cell office:value-type="string">
            <text:p>U+00FC (25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u with diaeresis</text:p>
          </table:table-cell>
          <table:table-cell table:number-columns-repeated="1017"/>
        </table:table-row>
        <table:table-row table:style-name="ro1">
          <table:table-cell office:value-type="string">
            <text:p>yacute </text:p>
          </table:table-cell>
          <table:table-cell office:value-type="string">
            <text:p>ý </text:p>
          </table:table-cell>
          <table:table-cell office:value-type="string">
            <text:p>U+00FD (25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y with acute accent</text:p>
          </table:table-cell>
          <table:table-cell table:number-columns-repeated="1017"/>
        </table:table-row>
        <table:table-row table:style-name="ro1">
          <table:table-cell office:value-type="string">
            <text:p>thorn </text:p>
          </table:table-cell>
          <table:table-cell office:value-type="string">
            <text:p>þ </text:p>
          </table:table-cell>
          <table:table-cell office:value-type="string">
            <text:p>U+00FE (25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thorn</text:p>
          </table:table-cell>
          <table:table-cell table:number-columns-repeated="1017"/>
        </table:table-row>
        <table:table-row table:style-name="ro1">
          <table:table-cell office:value-type="string">
            <text:p>yuml </text:p>
          </table:table-cell>
          <table:table-cell office:value-type="string">
            <text:p>ÿ </text:p>
          </table:table-cell>
          <table:table-cell office:value-type="string">
            <text:p>U+00FF (25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y with diaeresis</text:p>
          </table:table-cell>
          <table:table-cell table:number-columns-repeated="1017"/>
        </table:table-row>
        <table:table-row table:style-name="ro1">
          <table:table-cell office:value-type="string">
            <text:p>OElig </text:p>
          </table:table-cell>
          <table:table-cell office:value-type="string">
            <text:p>Œ </text:p>
          </table:table-cell>
          <table:table-cell office:value-type="string">
            <text:p>U+0152 (338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lat2 </text:p>
          </table:table-cell>
          <table:table-cell office:value-type="string">
            <text:p>Latin capital ligature oe[e]</text:p>
          </table:table-cell>
          <table:table-cell table:number-columns-repeated="1017"/>
        </table:table-row>
        <table:table-row table:style-name="ro1">
          <table:table-cell office:value-type="string">
            <text:p>oelig </text:p>
          </table:table-cell>
          <table:table-cell office:value-type="string">
            <text:p>œ </text:p>
          </table:table-cell>
          <table:table-cell office:value-type="string">
            <text:p>U+0153 (339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lat2 </text:p>
          </table:table-cell>
          <table:table-cell office:value-type="string">
            <text:p>Latin small ligature oe[e]</text:p>
          </table:table-cell>
          <table:table-cell table:number-columns-repeated="1017"/>
        </table:table-row>
        <table:table-row table:style-name="ro1">
          <table:table-cell office:value-type="string">
            <text:p>Scaron </text:p>
          </table:table-cell>
          <table:table-cell office:value-type="string">
            <text:p>Š </text:p>
          </table:table-cell>
          <table:table-cell office:value-type="string">
            <text:p>U+0160 (352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lat2 </text:p>
          </table:table-cell>
          <table:table-cell office:value-type="string">
            <text:p>Latin capital letter s with caron</text:p>
          </table:table-cell>
          <table:table-cell table:number-columns-repeated="1017"/>
        </table:table-row>
        <table:table-row table:style-name="ro1">
          <table:table-cell office:value-type="string">
            <text:p>scaron </text:p>
          </table:table-cell>
          <table:table-cell office:value-type="string">
            <text:p>š </text:p>
          </table:table-cell>
          <table:table-cell office:value-type="string">
            <text:p>U+0161 (353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lat2 </text:p>
          </table:table-cell>
          <table:table-cell office:value-type="string">
            <text:p>Latin small letter s with caron</text:p>
          </table:table-cell>
          <table:table-cell table:number-columns-repeated="1017"/>
        </table:table-row>
        <table:table-row table:style-name="ro1">
          <table:table-cell office:value-type="string">
            <text:p>Yuml </text:p>
          </table:table-cell>
          <table:table-cell office:value-type="string">
            <text:p>Ÿ </text:p>
          </table:table-cell>
          <table:table-cell office:value-type="string">
            <text:p>U+0178 (376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lat2 </text:p>
          </table:table-cell>
          <table:table-cell office:value-type="string">
            <text:p>Latin capital letter y with diaeresis</text:p>
          </table:table-cell>
          <table:table-cell table:number-columns-repeated="1017"/>
        </table:table-row>
        <table:table-row table:style-name="ro1">
          <table:table-cell office:value-type="string">
            <text:p>fnof </text:p>
          </table:table-cell>
          <table:table-cell office:value-type="string">
            <text:p>ƒ </text:p>
          </table:table-cell>
          <table:table-cell office:value-type="string">
            <text:p>U+0192 (40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atin small letter f with hook (function, florin)</text:p>
          </table:table-cell>
          <table:table-cell table:number-columns-repeated="1017"/>
        </table:table-row>
        <table:table-row table:style-name="ro1">
          <table:table-cell office:value-type="string">
            <text:p>circ </text:p>
          </table:table-cell>
          <table:table-cell office:value-type="string">
            <text:p>ˆ </text:p>
          </table:table-cell>
          <table:table-cell office:value-type="string">
            <text:p>U+02C6 (710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modifier letter circumflex accent</text:p>
          </table:table-cell>
          <table:table-cell table:number-columns-repeated="1017"/>
        </table:table-row>
        <table:table-row table:style-name="ro1">
          <table:table-cell office:value-type="string">
            <text:p>tilde </text:p>
          </table:table-cell>
          <table:table-cell office:value-type="string">
            <text:p>˜ </text:p>
          </table:table-cell>
          <table:table-cell office:value-type="string">
            <text:p>U+02DC (732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dia </text:p>
          </table:table-cell>
          <table:table-cell office:value-type="string">
            <text:p>small tilde</text:p>
          </table:table-cell>
          <table:table-cell table:number-columns-repeated="1017"/>
        </table:table-row>
        <table:table-row table:style-name="ro1">
          <table:table-cell office:value-type="string">
            <text:p>Alpha </text:p>
          </table:table-cell>
          <table:table-cell office:value-type="string">
            <text:p>? </text:p>
          </table:table-cell>
          <table:table-cell office:value-type="string">
            <text:p>U+0391 (91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Alpha</text:p>
          </table:table-cell>
          <table:table-cell table:number-columns-repeated="1017"/>
        </table:table-row>
        <table:table-row table:style-name="ro1">
          <table:table-cell office:value-type="string">
            <text:p>Beta </text:p>
          </table:table-cell>
          <table:table-cell office:value-type="string">
            <text:p>? </text:p>
          </table:table-cell>
          <table:table-cell office:value-type="string">
            <text:p>U+0392 (91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Beta</text:p>
          </table:table-cell>
          <table:table-cell table:number-columns-repeated="1017"/>
        </table:table-row>
        <table:table-row table:style-name="ro1">
          <table:table-cell office:value-type="string">
            <text:p>Gamma </text:p>
          </table:table-cell>
          <table:table-cell office:value-type="string">
            <text:p>G </text:p>
          </table:table-cell>
          <table:table-cell office:value-type="string">
            <text:p>U+0393 (91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Gamma</text:p>
          </table:table-cell>
          <table:table-cell table:number-columns-repeated="1017"/>
        </table:table-row>
        <table:table-row table:style-name="ro1">
          <table:table-cell office:value-type="string">
            <text:p>Delta </text:p>
          </table:table-cell>
          <table:table-cell office:value-type="string">
            <text:p>? </text:p>
          </table:table-cell>
          <table:table-cell office:value-type="string">
            <text:p>U+0394 (91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Delta</text:p>
          </table:table-cell>
          <table:table-cell table:number-columns-repeated="1017"/>
        </table:table-row>
        <table:table-row table:style-name="ro1">
          <table:table-cell office:value-type="string">
            <text:p>Epsilon </text:p>
          </table:table-cell>
          <table:table-cell office:value-type="string">
            <text:p>? </text:p>
          </table:table-cell>
          <table:table-cell office:value-type="string">
            <text:p>U+0395 (91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Epsilon</text:p>
          </table:table-cell>
          <table:table-cell table:number-columns-repeated="1017"/>
        </table:table-row>
        <table:table-row table:style-name="ro1">
          <table:table-cell office:value-type="string">
            <text:p>Zeta </text:p>
          </table:table-cell>
          <table:table-cell office:value-type="string">
            <text:p>? </text:p>
          </table:table-cell>
          <table:table-cell office:value-type="string">
            <text:p>U+0396 (91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Zeta</text:p>
          </table:table-cell>
          <table:table-cell table:number-columns-repeated="1017"/>
        </table:table-row>
        <table:table-row table:style-name="ro1">
          <table:table-cell office:value-type="string">
            <text:p>Eta </text:p>
          </table:table-cell>
          <table:table-cell office:value-type="string">
            <text:p>? </text:p>
          </table:table-cell>
          <table:table-cell office:value-type="string">
            <text:p>U+0397 (91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Eta</text:p>
          </table:table-cell>
          <table:table-cell table:number-columns-repeated="1017"/>
        </table:table-row>
        <table:table-row table:style-name="ro1">
          <table:table-cell office:value-type="string">
            <text:p>Theta </text:p>
          </table:table-cell>
          <table:table-cell office:value-type="string">
            <text:p>T </text:p>
          </table:table-cell>
          <table:table-cell office:value-type="string">
            <text:p>U+0398 (92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Theta</text:p>
          </table:table-cell>
          <table:table-cell table:number-columns-repeated="1017"/>
        </table:table-row>
        <table:table-row table:style-name="ro1">
          <table:table-cell office:value-type="string">
            <text:p>Iota </text:p>
          </table:table-cell>
          <table:table-cell office:value-type="string">
            <text:p>? </text:p>
          </table:table-cell>
          <table:table-cell office:value-type="string">
            <text:p>U+0399 (92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Iota</text:p>
          </table:table-cell>
          <table:table-cell table:number-columns-repeated="1017"/>
        </table:table-row>
        <table:table-row table:style-name="ro1">
          <table:table-cell office:value-type="string">
            <text:p>Kappa </text:p>
          </table:table-cell>
          <table:table-cell office:value-type="string">
            <text:p>? </text:p>
          </table:table-cell>
          <table:table-cell office:value-type="string">
            <text:p>U+039A (92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Kappa</text:p>
          </table:table-cell>
          <table:table-cell table:number-columns-repeated="1017"/>
        </table:table-row>
        <table:table-row table:style-name="ro1">
          <table:table-cell office:value-type="string">
            <text:p>Lambda </text:p>
          </table:table-cell>
          <table:table-cell office:value-type="string">
            <text:p>? </text:p>
          </table:table-cell>
          <table:table-cell office:value-type="string">
            <text:p>U+039B (92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Lambda</text:p>
          </table:table-cell>
          <table:table-cell table:number-columns-repeated="1017"/>
        </table:table-row>
        <table:table-row table:style-name="ro1">
          <table:table-cell office:value-type="string">
            <text:p>Mu </text:p>
          </table:table-cell>
          <table:table-cell office:value-type="string">
            <text:p>? </text:p>
          </table:table-cell>
          <table:table-cell office:value-type="string">
            <text:p>U+039C (92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Mu</text:p>
          </table:table-cell>
          <table:table-cell table:number-columns-repeated="1017"/>
        </table:table-row>
        <table:table-row table:style-name="ro1">
          <table:table-cell office:value-type="string">
            <text:p>Nu </text:p>
          </table:table-cell>
          <table:table-cell office:value-type="string">
            <text:p>? </text:p>
          </table:table-cell>
          <table:table-cell office:value-type="string">
            <text:p>U+039D (92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Nu</text:p>
          </table:table-cell>
          <table:table-cell table:number-columns-repeated="1017"/>
        </table:table-row>
        <table:table-row table:style-name="ro1">
          <table:table-cell office:value-type="string">
            <text:p>Xi </text:p>
          </table:table-cell>
          <table:table-cell office:value-type="string">
            <text:p>? </text:p>
          </table:table-cell>
          <table:table-cell office:value-type="string">
            <text:p>U+039E (92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Xi</text:p>
          </table:table-cell>
          <table:table-cell table:number-columns-repeated="1017"/>
        </table:table-row>
        <table:table-row table:style-name="ro1">
          <table:table-cell office:value-type="string">
            <text:p>Omicron </text:p>
          </table:table-cell>
          <table:table-cell office:value-type="string">
            <text:p>? </text:p>
          </table:table-cell>
          <table:table-cell office:value-type="string">
            <text:p>U+039F (92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Omicron</text:p>
          </table:table-cell>
          <table:table-cell table:number-columns-repeated="1017"/>
        </table:table-row>
        <table:table-row table:style-name="ro1">
          <table:table-cell office:value-type="string">
            <text:p>Pi </text:p>
          </table:table-cell>
          <table:table-cell office:value-type="string">
            <text:p>? </text:p>
          </table:table-cell>
          <table:table-cell office:value-type="string">
            <text:p>U+03A0 (92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Pi</text:p>
          </table:table-cell>
          <table:table-cell table:number-columns-repeated="1017"/>
        </table:table-row>
        <table:table-row table:style-name="ro1">
          <table:table-cell office:value-type="string">
            <text:p>Rho </text:p>
          </table:table-cell>
          <table:table-cell office:value-type="string">
            <text:p>? </text:p>
          </table:table-cell>
          <table:table-cell office:value-type="string">
            <text:p>U+03A1 (92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Rho</text:p>
          </table:table-cell>
          <table:table-cell table:number-columns-repeated="1017"/>
        </table:table-row>
        <table:table-row table:style-name="ro1">
          <table:table-cell office:value-type="string">
            <text:p>Sigma </text:p>
          </table:table-cell>
          <table:table-cell office:value-type="string">
            <text:p>S </text:p>
          </table:table-cell>
          <table:table-cell office:value-type="string">
            <text:p>U+03A3 (93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Sigma</text:p>
          </table:table-cell>
          <table:table-cell table:number-columns-repeated="1017"/>
        </table:table-row>
        <table:table-row table:style-name="ro1">
          <table:table-cell office:value-type="string">
            <text:p>Tau </text:p>
          </table:table-cell>
          <table:table-cell office:value-type="string">
            <text:p>? </text:p>
          </table:table-cell>
          <table:table-cell office:value-type="string">
            <text:p>U+03A4 (93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Tau</text:p>
          </table:table-cell>
          <table:table-cell table:number-columns-repeated="1017"/>
        </table:table-row>
        <table:table-row table:style-name="ro1">
          <table:table-cell office:value-type="string">
            <text:p>Upsilon </text:p>
          </table:table-cell>
          <table:table-cell office:value-type="string">
            <text:p>? </text:p>
          </table:table-cell>
          <table:table-cell office:value-type="string">
            <text:p>U+03A5 (93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Upsilon</text:p>
          </table:table-cell>
          <table:table-cell table:number-columns-repeated="1017"/>
        </table:table-row>
        <table:table-row table:style-name="ro1">
          <table:table-cell office:value-type="string">
            <text:p>Phi </text:p>
          </table:table-cell>
          <table:table-cell office:value-type="string">
            <text:p>F </text:p>
          </table:table-cell>
          <table:table-cell office:value-type="string">
            <text:p>U+03A6 (93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Phi</text:p>
          </table:table-cell>
          <table:table-cell table:number-columns-repeated="1017"/>
        </table:table-row>
        <table:table-row table:style-name="ro1">
          <table:table-cell office:value-type="string">
            <text:p>Chi </text:p>
          </table:table-cell>
          <table:table-cell office:value-type="string">
            <text:p>? </text:p>
          </table:table-cell>
          <table:table-cell office:value-type="string">
            <text:p>U+03A7 (93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Chi</text:p>
          </table:table-cell>
          <table:table-cell table:number-columns-repeated="1017"/>
        </table:table-row>
        <table:table-row table:style-name="ro1">
          <table:table-cell office:value-type="string">
            <text:p>Psi </text:p>
          </table:table-cell>
          <table:table-cell office:value-type="string">
            <text:p>? </text:p>
          </table:table-cell>
          <table:table-cell office:value-type="string">
            <text:p>U+03A8 (93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Psi</text:p>
          </table:table-cell>
          <table:table-cell table:number-columns-repeated="1017"/>
        </table:table-row>
        <table:table-row table:style-name="ro1">
          <table:table-cell office:value-type="string">
            <text:p>Omega </text:p>
          </table:table-cell>
          <table:table-cell office:value-type="string">
            <text:p>O </text:p>
          </table:table-cell>
          <table:table-cell office:value-type="string">
            <text:p>U+03A9 (93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Omega</text:p>
          </table:table-cell>
          <table:table-cell table:number-columns-repeated="1017"/>
        </table:table-row>
        <table:table-row table:style-name="ro1">
          <table:table-cell office:value-type="string">
            <text:p>alpha </text:p>
          </table:table-cell>
          <table:table-cell office:value-type="string">
            <text:p>a </text:p>
          </table:table-cell>
          <table:table-cell office:value-type="string">
            <text:p>U+03B1 (94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alpha</text:p>
          </table:table-cell>
          <table:table-cell table:number-columns-repeated="1017"/>
        </table:table-row>
        <table:table-row table:style-name="ro1">
          <table:table-cell office:value-type="string">
            <text:p>beta </text:p>
          </table:table-cell>
          <table:table-cell office:value-type="string">
            <text:p>ß </text:p>
          </table:table-cell>
          <table:table-cell office:value-type="string">
            <text:p>U+03B2 (94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beta</text:p>
          </table:table-cell>
          <table:table-cell table:number-columns-repeated="1017"/>
        </table:table-row>
        <table:table-row table:style-name="ro1">
          <table:table-cell office:value-type="string">
            <text:p>gamma </text:p>
          </table:table-cell>
          <table:table-cell office:value-type="string">
            <text:p>? </text:p>
          </table:table-cell>
          <table:table-cell office:value-type="string">
            <text:p>U+03B3 (94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gamma</text:p>
          </table:table-cell>
          <table:table-cell table:number-columns-repeated="1017"/>
        </table:table-row>
        <table:table-row table:style-name="ro1">
          <table:table-cell office:value-type="string">
            <text:p>delta </text:p>
          </table:table-cell>
          <table:table-cell office:value-type="string">
            <text:p>d </text:p>
          </table:table-cell>
          <table:table-cell office:value-type="string">
            <text:p>U+03B4 (94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delta</text:p>
          </table:table-cell>
          <table:table-cell table:number-columns-repeated="1017"/>
        </table:table-row>
        <table:table-row table:style-name="ro1">
          <table:table-cell office:value-type="string">
            <text:p>epsilon </text:p>
          </table:table-cell>
          <table:table-cell office:value-type="string">
            <text:p>e </text:p>
          </table:table-cell>
          <table:table-cell office:value-type="string">
            <text:p>U+03B5 (94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epsilon</text:p>
          </table:table-cell>
          <table:table-cell table:number-columns-repeated="1017"/>
        </table:table-row>
        <table:table-row table:style-name="ro1">
          <table:table-cell office:value-type="string">
            <text:p>zeta </text:p>
          </table:table-cell>
          <table:table-cell office:value-type="string">
            <text:p>? </text:p>
          </table:table-cell>
          <table:table-cell office:value-type="string">
            <text:p>U+03B6 (95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zeta</text:p>
          </table:table-cell>
          <table:table-cell table:number-columns-repeated="1017"/>
        </table:table-row>
        <table:table-row table:style-name="ro1">
          <table:table-cell office:value-type="string">
            <text:p>eta </text:p>
          </table:table-cell>
          <table:table-cell office:value-type="string">
            <text:p>? </text:p>
          </table:table-cell>
          <table:table-cell office:value-type="string">
            <text:p>U+03B7 (95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eta</text:p>
          </table:table-cell>
          <table:table-cell table:number-columns-repeated="1017"/>
        </table:table-row>
        <table:table-row table:style-name="ro1">
          <table:table-cell office:value-type="string">
            <text:p>theta </text:p>
          </table:table-cell>
          <table:table-cell office:value-type="string">
            <text:p>? </text:p>
          </table:table-cell>
          <table:table-cell office:value-type="string">
            <text:p>U+03B8 (95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theta</text:p>
          </table:table-cell>
          <table:table-cell table:number-columns-repeated="1017"/>
        </table:table-row>
        <table:table-row table:style-name="ro1">
          <table:table-cell office:value-type="string">
            <text:p>iota </text:p>
          </table:table-cell>
          <table:table-cell office:value-type="string">
            <text:p>? </text:p>
          </table:table-cell>
          <table:table-cell office:value-type="string">
            <text:p>U+03B9 (95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iota</text:p>
          </table:table-cell>
          <table:table-cell table:number-columns-repeated="1017"/>
        </table:table-row>
        <table:table-row table:style-name="ro1">
          <table:table-cell office:value-type="string">
            <text:p>kappa </text:p>
          </table:table-cell>
          <table:table-cell office:value-type="string">
            <text:p>? </text:p>
          </table:table-cell>
          <table:table-cell office:value-type="string">
            <text:p>U+03BA (95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kappa</text:p>
          </table:table-cell>
          <table:table-cell table:number-columns-repeated="1017"/>
        </table:table-row>
        <table:table-row table:style-name="ro1">
          <table:table-cell office:value-type="string">
            <text:p>lambda </text:p>
          </table:table-cell>
          <table:table-cell office:value-type="string">
            <text:p>? </text:p>
          </table:table-cell>
          <table:table-cell office:value-type="string">
            <text:p>U+03BB (95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lambda</text:p>
          </table:table-cell>
          <table:table-cell table:number-columns-repeated="1017"/>
        </table:table-row>
        <table:table-row table:style-name="ro1">
          <table:table-cell office:value-type="string">
            <text:p>mu </text:p>
          </table:table-cell>
          <table:table-cell office:value-type="string">
            <text:p>µ </text:p>
          </table:table-cell>
          <table:table-cell office:value-type="string">
            <text:p>U+03BC (95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mu</text:p>
          </table:table-cell>
          <table:table-cell table:number-columns-repeated="1017"/>
        </table:table-row>
        <table:table-row table:style-name="ro1">
          <table:table-cell office:value-type="string">
            <text:p>nu </text:p>
          </table:table-cell>
          <table:table-cell office:value-type="string">
            <text:p>? </text:p>
          </table:table-cell>
          <table:table-cell office:value-type="string">
            <text:p>U+03BD (95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nu</text:p>
          </table:table-cell>
          <table:table-cell table:number-columns-repeated="1017"/>
        </table:table-row>
        <table:table-row table:style-name="ro1">
          <table:table-cell office:value-type="string">
            <text:p>xi </text:p>
          </table:table-cell>
          <table:table-cell office:value-type="string">
            <text:p>? </text:p>
          </table:table-cell>
          <table:table-cell office:value-type="string">
            <text:p>U+03BE (95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xi</text:p>
          </table:table-cell>
          <table:table-cell table:number-columns-repeated="1017"/>
        </table:table-row>
        <table:table-row table:style-name="ro1">
          <table:table-cell office:value-type="string">
            <text:p>omicron </text:p>
          </table:table-cell>
          <table:table-cell office:value-type="string">
            <text:p>? </text:p>
          </table:table-cell>
          <table:table-cell office:value-type="string">
            <text:p>U+03BF (95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Greek small letter omicron</text:p>
          </table:table-cell>
          <table:table-cell table:number-columns-repeated="1017"/>
        </table:table-row>
        <table:table-row table:style-name="ro1">
          <table:table-cell office:value-type="string">
            <text:p>pi </text:p>
          </table:table-cell>
          <table:table-cell office:value-type="string">
            <text:p>p </text:p>
          </table:table-cell>
          <table:table-cell office:value-type="string">
            <text:p>U+03C0 (96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pi</text:p>
          </table:table-cell>
          <table:table-cell table:number-columns-repeated="1017"/>
        </table:table-row>
        <table:table-row table:style-name="ro1">
          <table:table-cell office:value-type="string">
            <text:p>rho </text:p>
          </table:table-cell>
          <table:table-cell office:value-type="string">
            <text:p>? </text:p>
          </table:table-cell>
          <table:table-cell office:value-type="string">
            <text:p>U+03C1 (96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rho</text:p>
          </table:table-cell>
          <table:table-cell table:number-columns-repeated="1017"/>
        </table:table-row>
        <table:table-row table:style-name="ro1">
          <table:table-cell office:value-type="string">
            <text:p>sigmaf </text:p>
          </table:table-cell>
          <table:table-cell office:value-type="string">
            <text:p>? </text:p>
          </table:table-cell>
          <table:table-cell office:value-type="string">
            <text:p>U+03C2 (96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final sigma</text:p>
          </table:table-cell>
          <table:table-cell table:number-columns-repeated="1017"/>
        </table:table-row>
        <table:table-row table:style-name="ro1">
          <table:table-cell office:value-type="string">
            <text:p>sigma </text:p>
          </table:table-cell>
          <table:table-cell office:value-type="string">
            <text:p>s </text:p>
          </table:table-cell>
          <table:table-cell office:value-type="string">
            <text:p>U+03C3 (96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sigma</text:p>
          </table:table-cell>
          <table:table-cell table:number-columns-repeated="1017"/>
        </table:table-row>
        <table:table-row table:style-name="ro1">
          <table:table-cell office:value-type="string">
            <text:p>tau </text:p>
          </table:table-cell>
          <table:table-cell office:value-type="string">
            <text:p>t </text:p>
          </table:table-cell>
          <table:table-cell office:value-type="string">
            <text:p>U+03C4 (96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tau</text:p>
          </table:table-cell>
          <table:table-cell table:number-columns-repeated="1017"/>
        </table:table-row>
        <table:table-row table:style-name="ro1">
          <table:table-cell office:value-type="string">
            <text:p>upsilon </text:p>
          </table:table-cell>
          <table:table-cell office:value-type="string">
            <text:p>? </text:p>
          </table:table-cell>
          <table:table-cell office:value-type="string">
            <text:p>U+03C5 (96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upsilon</text:p>
          </table:table-cell>
          <table:table-cell table:number-columns-repeated="1017"/>
        </table:table-row>
        <table:table-row table:style-name="ro1">
          <table:table-cell office:value-type="string">
            <text:p>phi </text:p>
          </table:table-cell>
          <table:table-cell office:value-type="string">
            <text:p>f </text:p>
          </table:table-cell>
          <table:table-cell office:value-type="string">
            <text:p>U+03C6 (96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phi</text:p>
          </table:table-cell>
          <table:table-cell table:number-columns-repeated="1017"/>
        </table:table-row>
        <table:table-row table:style-name="ro1">
          <table:table-cell office:value-type="string">
            <text:p>chi </text:p>
          </table:table-cell>
          <table:table-cell office:value-type="string">
            <text:p>? </text:p>
          </table:table-cell>
          <table:table-cell office:value-type="string">
            <text:p>U+03C7 (96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chi</text:p>
          </table:table-cell>
          <table:table-cell table:number-columns-repeated="1017"/>
        </table:table-row>
        <table:table-row table:style-name="ro1">
          <table:table-cell office:value-type="string">
            <text:p>psi </text:p>
          </table:table-cell>
          <table:table-cell office:value-type="string">
            <text:p>? </text:p>
          </table:table-cell>
          <table:table-cell office:value-type="string">
            <text:p>U+03C8 (96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psi</text:p>
          </table:table-cell>
          <table:table-cell table:number-columns-repeated="1017"/>
        </table:table-row>
        <table:table-row table:style-name="ro1">
          <table:table-cell office:value-type="string">
            <text:p>omega </text:p>
          </table:table-cell>
          <table:table-cell office:value-type="string">
            <text:p>? </text:p>
          </table:table-cell>
          <table:table-cell office:value-type="string">
            <text:p>U+03C9 (96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omega</text:p>
          </table:table-cell>
          <table:table-cell table:number-columns-repeated="1017"/>
        </table:table-row>
        <table:table-row table:style-name="ro1">
          <table:table-cell office:value-type="string">
            <text:p>thetasym </text:p>
          </table:table-cell>
          <table:table-cell office:value-type="string">
            <text:p>? </text:p>
          </table:table-cell>
          <table:table-cell office:value-type="string">
            <text:p>U+03D1 (97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Greek theta symbol</text:p>
          </table:table-cell>
          <table:table-cell table:number-columns-repeated="1017"/>
        </table:table-row>
        <table:table-row table:style-name="ro1">
          <table:table-cell office:value-type="string">
            <text:p>upsih </text:p>
          </table:table-cell>
          <table:table-cell office:value-type="string">
            <text:p>? </text:p>
          </table:table-cell>
          <table:table-cell office:value-type="string">
            <text:p>U+03D2 (97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Greek Upsilon with hook symbol</text:p>
          </table:table-cell>
          <table:table-cell table:number-columns-repeated="1017"/>
        </table:table-row>
        <table:table-row table:style-name="ro1">
          <table:table-cell office:value-type="string">
            <text:p>piv </text:p>
          </table:table-cell>
          <table:table-cell office:value-type="string">
            <text:p>? </text:p>
          </table:table-cell>
          <table:table-cell office:value-type="string">
            <text:p>U+03D6 (98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pi symbol</text:p>
          </table:table-cell>
          <table:table-cell table:number-columns-repeated="1017"/>
        </table:table-row>
        <table:table-row table:style-name="ro1">
          <table:table-cell office:value-type="string">
            <text:p>ensp </text:p>
          </table:table-cell>
          <table:table-cell office:value-type="string">
            <text:p><text:s text:c="2"/></text:p>
          </table:table-cell>
          <table:table-cell office:value-type="string">
            <text:p>U+2002 (8194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en space[d]</text:p>
          </table:table-cell>
          <table:table-cell table:number-columns-repeated="1017"/>
        </table:table-row>
        <table:table-row table:style-name="ro1">
          <table:table-cell office:value-type="string">
            <text:p>emsp </text:p>
          </table:table-cell>
          <table:table-cell office:value-type="string">
            <text:p><text:s text:c="2"/></text:p>
          </table:table-cell>
          <table:table-cell office:value-type="string">
            <text:p>U+2003 (8195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em space[d]</text:p>
          </table:table-cell>
          <table:table-cell table:number-columns-repeated="1017"/>
        </table:table-row>
        <table:table-row table:style-name="ro1">
          <table:table-cell office:value-type="string">
            <text:p>thinsp </text:p>
          </table:table-cell>
          <table:table-cell office:value-type="string">
            <text:p>? </text:p>
          </table:table-cell>
          <table:table-cell office:value-type="string">
            <text:p>U+2009 (8201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thin space[d]</text:p>
          </table:table-cell>
          <table:table-cell table:number-columns-repeated="1017"/>
        </table:table-row>
        <table:table-row table:style-name="ro1">
          <table:table-cell office:value-type="string">
            <text:p>zwnj </text:p>
          </table:table-cell>
          <table:table-cell office:value-type="string">
            <text:p><text:s text:c="2"/></text:p>
          </table:table-cell>
          <table:table-cell office:value-type="string">
            <text:p>U+200C (8204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RFC 2070 </text:p>
          </table:table-cell>
          <table:table-cell office:value-type="string">
            <text:p>zero-width non-joiner</text:p>
          </table:table-cell>
          <table:table-cell table:number-columns-repeated="1017"/>
        </table:table-row>
        <table:table-row table:style-name="ro1">
          <table:table-cell office:value-type="string">
            <text:p>zwj </text:p>
          </table:table-cell>
          <table:table-cell office:value-type="string">
            <text:p><text:s text:c="2"/></text:p>
          </table:table-cell>
          <table:table-cell office:value-type="string">
            <text:p>U+200D (8205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RFC 2070 </text:p>
          </table:table-cell>
          <table:table-cell office:value-type="string">
            <text:p>zero-width joiner</text:p>
          </table:table-cell>
          <table:table-cell table:number-columns-repeated="1017"/>
        </table:table-row>
        <table:table-row table:style-name="ro1">
          <table:table-cell office:value-type="string">
            <text:p>lrm </text:p>
          </table:table-cell>
          <table:table-cell office:value-type="string">
            <text:p><text:s text:c="2"/></text:p>
          </table:table-cell>
          <table:table-cell office:value-type="string">
            <text:p>U+200E (8206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RFC 2070 </text:p>
          </table:table-cell>
          <table:table-cell office:value-type="string">
            <text:p>left-to-right mark</text:p>
          </table:table-cell>
          <table:table-cell table:number-columns-repeated="1017"/>
        </table:table-row>
        <table:table-row table:style-name="ro1">
          <table:table-cell office:value-type="string">
            <text:p>rlm </text:p>
          </table:table-cell>
          <table:table-cell office:value-type="string">
            <text:p><text:s text:c="2"/></text:p>
          </table:table-cell>
          <table:table-cell office:value-type="string">
            <text:p>U+200F (8207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RFC 2070 </text:p>
          </table:table-cell>
          <table:table-cell office:value-type="string">
            <text:p>right-to-left mark</text:p>
          </table:table-cell>
          <table:table-cell table:number-columns-repeated="1017"/>
        </table:table-row>
        <table:table-row table:style-name="ro1">
          <table:table-cell office:value-type="string">
            <text:p>ndash </text:p>
          </table:table-cell>
          <table:table-cell office:value-type="string">
            <text:p>– </text:p>
          </table:table-cell>
          <table:table-cell office:value-type="string">
            <text:p>U+2013 (8211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en dash</text:p>
          </table:table-cell>
          <table:table-cell table:number-columns-repeated="1017"/>
        </table:table-row>
        <table:table-row table:style-name="ro1">
          <table:table-cell office:value-type="string">
            <text:p>mdash </text:p>
          </table:table-cell>
          <table:table-cell office:value-type="string">
            <text:p>— </text:p>
          </table:table-cell>
          <table:table-cell office:value-type="string">
            <text:p>U+2014 (8212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em dash</text:p>
          </table:table-cell>
          <table:table-cell table:number-columns-repeated="1017"/>
        </table:table-row>
        <table:table-row table:style-name="ro1">
          <table:table-cell office:value-type="string">
            <text:p>lsquo </text:p>
          </table:table-cell>
          <table:table-cell office:value-type="string">
            <text:p>‘ </text:p>
          </table:table-cell>
          <table:table-cell office:value-type="string">
            <text:p>U+2018 (8216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left single quotation mark</text:p>
          </table:table-cell>
          <table:table-cell table:number-columns-repeated="1017"/>
        </table:table-row>
        <table:table-row table:style-name="ro1">
          <table:table-cell office:value-type="string">
            <text:p>rsquo </text:p>
          </table:table-cell>
          <table:table-cell office:value-type="string">
            <text:p>’ </text:p>
          </table:table-cell>
          <table:table-cell office:value-type="string">
            <text:p>U+2019 (8217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right single quotation mark</text:p>
          </table:table-cell>
          <table:table-cell table:number-columns-repeated="1017"/>
        </table:table-row>
        <table:table-row table:style-name="ro1">
          <table:table-cell office:value-type="string">
            <text:p>sbquo </text:p>
          </table:table-cell>
          <table:table-cell office:value-type="string">
            <text:p>‚ </text:p>
          </table:table-cell>
          <table:table-cell office:value-type="string">
            <text:p>U+201A (8218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</text:p>
          </table:table-cell>
          <table:table-cell office:value-type="string">
            <text:p>single low-9 quotation mark</text:p>
          </table:table-cell>
          <table:table-cell table:number-columns-repeated="1017"/>
        </table:table-row>
        <table:table-row table:style-name="ro1">
          <table:table-cell office:value-type="string">
            <text:p>ldquo </text:p>
          </table:table-cell>
          <table:table-cell office:value-type="string">
            <text:p>“ </text:p>
          </table:table-cell>
          <table:table-cell office:value-type="string">
            <text:p>U+201C (8220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left double quotation mark</text:p>
          </table:table-cell>
          <table:table-cell table:number-columns-repeated="1017"/>
        </table:table-row>
        <table:table-row table:style-name="ro1">
          <table:table-cell office:value-type="string">
            <text:p>rdquo </text:p>
          </table:table-cell>
          <table:table-cell office:value-type="string">
            <text:p>” </text:p>
          </table:table-cell>
          <table:table-cell office:value-type="string">
            <text:p>U+201D (8221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right double quotation mark</text:p>
          </table:table-cell>
          <table:table-cell table:number-columns-repeated="1017"/>
        </table:table-row>
        <table:table-row table:style-name="ro1">
          <table:table-cell office:value-type="string">
            <text:p>bdquo </text:p>
          </table:table-cell>
          <table:table-cell office:value-type="string">
            <text:p>„ </text:p>
          </table:table-cell>
          <table:table-cell office:value-type="string">
            <text:p>U+201E (8222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</text:p>
          </table:table-cell>
          <table:table-cell office:value-type="string">
            <text:p>double low-9 quotation mark</text:p>
          </table:table-cell>
          <table:table-cell table:number-columns-repeated="1017"/>
        </table:table-row>
        <table:table-row table:style-name="ro1">
          <table:table-cell office:value-type="string">
            <text:p>dagger </text:p>
          </table:table-cell>
          <table:table-cell office:value-type="string">
            <text:p>† </text:p>
          </table:table-cell>
          <table:table-cell office:value-type="string">
            <text:p>U+2020 (8224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dagger, obelisk</text:p>
          </table:table-cell>
          <table:table-cell table:number-columns-repeated="1017"/>
        </table:table-row>
        <table:table-row table:style-name="ro1">
          <table:table-cell office:value-type="string">
            <text:p>Dagger </text:p>
          </table:table-cell>
          <table:table-cell office:value-type="string">
            <text:p>‡ </text:p>
          </table:table-cell>
          <table:table-cell office:value-type="string">
            <text:p>U+2021 (8225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double dagger, double obelisk</text:p>
          </table:table-cell>
          <table:table-cell table:number-columns-repeated="1017"/>
        </table:table-row>
        <table:table-row table:style-name="ro1">
          <table:table-cell office:value-type="string">
            <text:p>bull </text:p>
          </table:table-cell>
          <table:table-cell office:value-type="string">
            <text:p>• </text:p>
          </table:table-cell>
          <table:table-cell office:value-type="string">
            <text:p>U+2022 (8226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bullet (black small circle)[f]</text:p>
          </table:table-cell>
          <table:table-cell table:number-columns-repeated="1017"/>
        </table:table-row>
        <table:table-row table:style-name="ro1">
          <table:table-cell office:value-type="string">
            <text:p>hellip </text:p>
          </table:table-cell>
          <table:table-cell office:value-type="string">
            <text:p>… </text:p>
          </table:table-cell>
          <table:table-cell office:value-type="string">
            <text:p>U+2026 (823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horizontal ellipsis (three dot leader)</text:p>
          </table:table-cell>
          <table:table-cell table:number-columns-repeated="1017"/>
        </table:table-row>
        <table:table-row table:style-name="ro1">
          <table:table-cell office:value-type="string">
            <text:p>permil </text:p>
          </table:table-cell>
          <table:table-cell office:value-type="string">
            <text:p>‰ </text:p>
          </table:table-cell>
          <table:table-cell office:value-type="string">
            <text:p>U+2030 (8240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tech </text:p>
          </table:table-cell>
          <table:table-cell office:value-type="string">
            <text:p>per mille sign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prime 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U+2032 (8242) </text:p>
          </table:table-cell>
          <table:table-cell table:style-name="ce4" office:value-type="string">
            <text:p>HTML 4.0 </text:p>
          </table:table-cell>
          <table:table-cell table:style-name="ce4" office:value-type="string">
            <text:p>HTMLsymbol </text:p>
          </table:table-cell>
          <table:table-cell table:style-name="ce4" office:value-type="string">
            <text:p>ISOtech </text:p>
          </table:table-cell>
          <table:table-cell table:style-name="ce4" office:value-type="string">
            <text:p>prime (minutes, feet)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Prime </text:p>
          </table:table-cell>
          <table:table-cell office:value-type="string">
            <text:p>? </text:p>
          </table:table-cell>
          <table:table-cell office:value-type="string">
            <text:p>U+2033 (824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double prime (seconds, inches)</text:p>
          </table:table-cell>
          <table:table-cell table:number-columns-repeated="1017"/>
        </table:table-row>
        <table:table-row table:style-name="ro1">
          <table:table-cell office:value-type="string">
            <text:p>lsaquo </text:p>
          </table:table-cell>
          <table:table-cell office:value-type="string">
            <text:p>‹ </text:p>
          </table:table-cell>
          <table:table-cell office:value-type="string">
            <text:p>U+2039 (8249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 proposed </text:p>
          </table:table-cell>
          <table:table-cell office:value-type="string">
            <text:p>single left-pointing angle quotation mark[g]</text:p>
          </table:table-cell>
          <table:table-cell table:number-columns-repeated="1017"/>
        </table:table-row>
        <table:table-row table:style-name="ro1">
          <table:table-cell office:value-type="string">
            <text:p>rsaquo </text:p>
          </table:table-cell>
          <table:table-cell office:value-type="string">
            <text:p>› </text:p>
          </table:table-cell>
          <table:table-cell office:value-type="string">
            <text:p>U+203A (8250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 proposed </text:p>
          </table:table-cell>
          <table:table-cell office:value-type="string">
            <text:p>single right-pointing angle quotation mark[g]</text:p>
          </table:table-cell>
          <table:table-cell table:number-columns-repeated="1017"/>
        </table:table-row>
        <table:table-row table:style-name="ro1">
          <table:table-cell office:value-type="string">
            <text:p>oline </text:p>
          </table:table-cell>
          <table:table-cell office:value-type="string">
            <text:p>? </text:p>
          </table:table-cell>
          <table:table-cell office:value-type="string">
            <text:p>U+203E (825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overline (spacing overscore)</text:p>
          </table:table-cell>
          <table:table-cell table:number-columns-repeated="1017"/>
        </table:table-row>
        <table:table-row table:style-name="ro1">
          <table:table-cell office:value-type="string">
            <text:p>frasl </text:p>
          </table:table-cell>
          <table:table-cell office:value-type="string">
            <text:p>/ </text:p>
          </table:table-cell>
          <table:table-cell office:value-type="string">
            <text:p>U+2044 (826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fraction slash (solidus)</text:p>
          </table:table-cell>
          <table:table-cell table:number-columns-repeated="1017"/>
        </table:table-row>
        <table:table-row table:style-name="ro1">
          <table:table-cell office:value-type="string">
            <text:p>euro </text:p>
          </table:table-cell>
          <table:table-cell office:value-type="string">
            <text:p>€ </text:p>
          </table:table-cell>
          <table:table-cell office:value-type="string">
            <text:p>U+20AC (8364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</text:p>
          </table:table-cell>
          <table:table-cell office:value-type="string">
            <text:p>euro sign</text:p>
          </table:table-cell>
          <table:table-cell table:number-columns-repeated="1017"/>
        </table:table-row>
        <table:table-row table:style-name="ro1">
          <table:table-cell office:value-type="string">
            <text:p>image </text:p>
          </table:table-cell>
          <table:table-cell office:value-type="string">
            <text:p>I </text:p>
          </table:table-cell>
          <table:table-cell office:value-type="string">
            <text:p>U+2111 (846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o </text:p>
          </table:table-cell>
          <table:table-cell office:value-type="string">
            <text:p>black-letter capital I (imaginary part)</text:p>
          </table:table-cell>
          <table:table-cell table:number-columns-repeated="1017"/>
        </table:table-row>
        <table:table-row table:style-name="ro1">
          <table:table-cell office:value-type="string">
            <text:p>weierp </text:p>
          </table:table-cell>
          <table:table-cell office:value-type="string">
            <text:p>P </text:p>
          </table:table-cell>
          <table:table-cell office:value-type="string">
            <text:p>U+2118 (847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o </text:p>
          </table:table-cell>
          <table:table-cell office:value-type="string">
            <text:p>script capital P (power set, Weierstrass p)</text:p>
          </table:table-cell>
          <table:table-cell table:number-columns-repeated="1017"/>
        </table:table-row>
        <table:table-row table:style-name="ro1">
          <table:table-cell office:value-type="string">
            <text:p>real </text:p>
          </table:table-cell>
          <table:table-cell office:value-type="string">
            <text:p>R </text:p>
          </table:table-cell>
          <table:table-cell office:value-type="string">
            <text:p>U+211C (847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o </text:p>
          </table:table-cell>
          <table:table-cell office:value-type="string">
            <text:p>black-letter capital R (real part symbol)</text:p>
          </table:table-cell>
          <table:table-cell table:number-columns-repeated="1017"/>
        </table:table-row>
        <table:table-row table:style-name="ro1">
          <table:table-cell office:value-type="string">
            <text:p>trade </text:p>
          </table:table-cell>
          <table:table-cell office:value-type="string">
            <text:p>™ </text:p>
          </table:table-cell>
          <table:table-cell office:value-type="string">
            <text:p>U+2122 (848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trademark symbol</text:p>
          </table:table-cell>
          <table:table-cell table:number-columns-repeated="1017"/>
        </table:table-row>
        <table:table-row table:style-name="ro1">
          <table:table-cell office:value-type="string">
            <text:p>alefsym </text:p>
          </table:table-cell>
          <table:table-cell office:value-type="string">
            <text:p>? </text:p>
          </table:table-cell>
          <table:table-cell office:value-type="string">
            <text:p>U+2135 (850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alef symbol (first transfinite cardinal)[h]</text:p>
          </table:table-cell>
          <table:table-cell table:number-columns-repeated="1017"/>
        </table:table-row>
        <table:table-row table:style-name="ro1">
          <table:table-cell office:value-type="string">
            <text:p>larr </text:p>
          </table:table-cell>
          <table:table-cell office:value-type="string">
            <text:p>? </text:p>
          </table:table-cell>
          <table:table-cell office:value-type="string">
            <text:p>U+2190 (859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leftwards arrow</text:p>
          </table:table-cell>
          <table:table-cell table:number-columns-repeated="1017"/>
        </table:table-row>
        <table:table-row table:style-name="ro1">
          <table:table-cell office:value-type="string">
            <text:p>uarr </text:p>
          </table:table-cell>
          <table:table-cell office:value-type="string">
            <text:p>? </text:p>
          </table:table-cell>
          <table:table-cell office:value-type="string">
            <text:p>U+2191 (859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upwards arrow</text:p>
          </table:table-cell>
          <table:table-cell table:number-columns-repeated="1017"/>
        </table:table-row>
        <table:table-row table:style-name="ro1">
          <table:table-cell office:value-type="string">
            <text:p>rarr </text:p>
          </table:table-cell>
          <table:table-cell office:value-type="string">
            <text:p>? </text:p>
          </table:table-cell>
          <table:table-cell office:value-type="string">
            <text:p>U+2192 (859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rightwards arrow</text:p>
          </table:table-cell>
          <table:table-cell table:number-columns-repeated="1017"/>
        </table:table-row>
        <table:table-row table:style-name="ro1">
          <table:table-cell office:value-type="string">
            <text:p>darr </text:p>
          </table:table-cell>
          <table:table-cell office:value-type="string">
            <text:p>? </text:p>
          </table:table-cell>
          <table:table-cell office:value-type="string">
            <text:p>U+2193 (859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downwards arrow</text:p>
          </table:table-cell>
          <table:table-cell table:number-columns-repeated="1017"/>
        </table:table-row>
        <table:table-row table:style-name="ro1">
          <table:table-cell office:value-type="string">
            <text:p>harr </text:p>
          </table:table-cell>
          <table:table-cell office:value-type="string">
            <text:p>? </text:p>
          </table:table-cell>
          <table:table-cell office:value-type="string">
            <text:p>U+2194 (859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a </text:p>
          </table:table-cell>
          <table:table-cell office:value-type="string">
            <text:p>left right arrow</text:p>
          </table:table-cell>
          <table:table-cell table:number-columns-repeated="1017"/>
        </table:table-row>
        <table:table-row table:style-name="ro1">
          <table:table-cell office:value-type="string">
            <text:p>crarr </text:p>
          </table:table-cell>
          <table:table-cell office:value-type="string">
            <text:p>? </text:p>
          </table:table-cell>
          <table:table-cell office:value-type="string">
            <text:p>U+21B5 (862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downwards arrow with corner leftwards (carriage return)</text:p>
          </table:table-cell>
          <table:table-cell table:number-columns-repeated="1017"/>
        </table:table-row>
        <table:table-row table:style-name="ro1">
          <table:table-cell office:value-type="string">
            <text:p>lArr </text:p>
          </table:table-cell>
          <table:table-cell office:value-type="string">
            <text:p>? </text:p>
          </table:table-cell>
          <table:table-cell office:value-type="string">
            <text:p>U+21D0 (865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eftwards double arrow[i]</text:p>
          </table:table-cell>
          <table:table-cell table:number-columns-repeated="1017"/>
        </table:table-row>
        <table:table-row table:style-name="ro1">
          <table:table-cell office:value-type="string">
            <text:p>uArr </text:p>
          </table:table-cell>
          <table:table-cell office:value-type="string">
            <text:p>? </text:p>
          </table:table-cell>
          <table:table-cell office:value-type="string">
            <text:p>U+21D1 (865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a </text:p>
          </table:table-cell>
          <table:table-cell office:value-type="string">
            <text:p>upwards double arrow</text:p>
          </table:table-cell>
          <table:table-cell table:number-columns-repeated="1017"/>
        </table:table-row>
        <table:table-row table:style-name="ro1">
          <table:table-cell office:value-type="string">
            <text:p>rArr </text:p>
          </table:table-cell>
          <table:table-cell office:value-type="string">
            <text:p>? </text:p>
          </table:table-cell>
          <table:table-cell office:value-type="string">
            <text:p>U+21D2 (865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rightwards double arrow[j]</text:p>
          </table:table-cell>
          <table:table-cell table:number-columns-repeated="1017"/>
        </table:table-row>
        <table:table-row table:style-name="ro1">
          <table:table-cell office:value-type="string">
            <text:p>dArr </text:p>
          </table:table-cell>
          <table:table-cell office:value-type="string">
            <text:p>? </text:p>
          </table:table-cell>
          <table:table-cell office:value-type="string">
            <text:p>U+21D3 (865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a </text:p>
          </table:table-cell>
          <table:table-cell office:value-type="string">
            <text:p>downwards double arrow</text:p>
          </table:table-cell>
          <table:table-cell table:number-columns-repeated="1017"/>
        </table:table-row>
        <table:table-row table:style-name="ro1">
          <table:table-cell office:value-type="string">
            <text:p>hArr </text:p>
          </table:table-cell>
          <table:table-cell office:value-type="string">
            <text:p>? </text:p>
          </table:table-cell>
          <table:table-cell office:value-type="string">
            <text:p>U+21D4 (866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a </text:p>
          </table:table-cell>
          <table:table-cell office:value-type="string">
            <text:p>left right double arrow</text:p>
          </table:table-cell>
          <table:table-cell table:number-columns-repeated="1017"/>
        </table:table-row>
        <table:table-row table:style-name="ro1">
          <table:table-cell office:value-type="string">
            <text:p>forall </text:p>
          </table:table-cell>
          <table:table-cell office:value-type="string">
            <text:p>? </text:p>
          </table:table-cell>
          <table:table-cell office:value-type="string">
            <text:p>U+2200 (870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for all</text:p>
          </table:table-cell>
          <table:table-cell table:number-columns-repeated="1017"/>
        </table:table-row>
        <table:table-row table:style-name="ro1">
          <table:table-cell office:value-type="string">
            <text:p>part </text:p>
          </table:table-cell>
          <table:table-cell office:value-type="string">
            <text:p>? </text:p>
          </table:table-cell>
          <table:table-cell office:value-type="string">
            <text:p>U+2202 (870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partial differential</text:p>
          </table:table-cell>
          <table:table-cell table:number-columns-repeated="1017"/>
        </table:table-row>
        <table:table-row table:style-name="ro1">
          <table:table-cell office:value-type="string">
            <text:p>exist </text:p>
          </table:table-cell>
          <table:table-cell office:value-type="string">
            <text:p>? </text:p>
          </table:table-cell>
          <table:table-cell office:value-type="string">
            <text:p>U+2203 (870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there exists</text:p>
          </table:table-cell>
          <table:table-cell table:number-columns-repeated="1017"/>
        </table:table-row>
        <table:table-row table:style-name="ro1">
          <table:table-cell office:value-type="string">
            <text:p>empty </text:p>
          </table:table-cell>
          <table:table-cell office:value-type="string">
            <text:p>Ø </text:p>
          </table:table-cell>
          <table:table-cell office:value-type="string">
            <text:p>U+2205 (870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o </text:p>
          </table:table-cell>
          <table:table-cell office:value-type="string">
            <text:p>empty set (null set); see also U+8960, ?</text:p>
          </table:table-cell>
          <table:table-cell table:number-columns-repeated="1017"/>
        </table:table-row>
        <table:table-row table:style-name="ro1">
          <table:table-cell office:value-type="string">
            <text:p>nabla </text:p>
          </table:table-cell>
          <table:table-cell office:value-type="string">
            <text:p>? </text:p>
          </table:table-cell>
          <table:table-cell office:value-type="string">
            <text:p>U+2207 (871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del or nabla (vector differential operator)</text:p>
          </table:table-cell>
          <table:table-cell table:number-columns-repeated="1017"/>
        </table:table-row>
        <table:table-row table:style-name="ro1">
          <table:table-cell office:value-type="string">
            <text:p>isin </text:p>
          </table:table-cell>
          <table:table-cell office:value-type="string">
            <text:p>? </text:p>
          </table:table-cell>
          <table:table-cell office:value-type="string">
            <text:p>U+2208 (871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element of</text:p>
          </table:table-cell>
          <table:table-cell table:number-columns-repeated="1017"/>
        </table:table-row>
        <table:table-row table:style-name="ro1">
          <table:table-cell office:value-type="string">
            <text:p>notin </text:p>
          </table:table-cell>
          <table:table-cell office:value-type="string">
            <text:p>? </text:p>
          </table:table-cell>
          <table:table-cell office:value-type="string">
            <text:p>U+2209 (871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not an element of</text:p>
          </table:table-cell>
          <table:table-cell table:number-columns-repeated="1017"/>
        </table:table-row>
        <table:table-row table:style-name="ro1">
          <table:table-cell office:value-type="string">
            <text:p>ni </text:p>
          </table:table-cell>
          <table:table-cell office:value-type="string">
            <text:p>? </text:p>
          </table:table-cell>
          <table:table-cell office:value-type="string">
            <text:p>U+220B (871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contains as member</text:p>
          </table:table-cell>
          <table:table-cell table:number-columns-repeated="1017"/>
        </table:table-row>
        <table:table-row table:style-name="ro1">
          <table:table-cell office:value-type="string">
            <text:p>prod </text:p>
          </table:table-cell>
          <table:table-cell office:value-type="string">
            <text:p>? </text:p>
          </table:table-cell>
          <table:table-cell office:value-type="string">
            <text:p>U+220F (871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b </text:p>
          </table:table-cell>
          <table:table-cell office:value-type="string">
            <text:p>n-ary product (product sign)[k]</text:p>
          </table:table-cell>
          <table:table-cell table:number-columns-repeated="1017"/>
        </table:table-row>
        <table:table-row table:style-name="ro1">
          <table:table-cell office:value-type="string">
            <text:p>sum </text:p>
          </table:table-cell>
          <table:table-cell office:value-type="string">
            <text:p>? </text:p>
          </table:table-cell>
          <table:table-cell office:value-type="string">
            <text:p>U+2211 (872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b </text:p>
          </table:table-cell>
          <table:table-cell office:value-type="string">
            <text:p>n-ary summation[l]</text:p>
          </table:table-cell>
          <table:table-cell table:number-columns-repeated="1017"/>
        </table:table-row>
        <table:table-row table:style-name="ro1">
          <table:table-cell office:value-type="string">
            <text:p>minus </text:p>
          </table:table-cell>
          <table:table-cell office:value-type="string">
            <text:p>- </text:p>
          </table:table-cell>
          <table:table-cell office:value-type="string">
            <text:p>U+2212 (872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minus sign</text:p>
          </table:table-cell>
          <table:table-cell table:number-columns-repeated="1017"/>
        </table:table-row>
        <table:table-row table:style-name="ro1">
          <table:table-cell office:value-type="string">
            <text:p>lowast </text:p>
          </table:table-cell>
          <table:table-cell office:value-type="string">
            <text:p>* </text:p>
          </table:table-cell>
          <table:table-cell office:value-type="string">
            <text:p>U+2217 (872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asterisk operator</text:p>
          </table:table-cell>
          <table:table-cell table:number-columns-repeated="1017"/>
        </table:table-row>
        <table:table-row table:style-name="ro1">
          <table:table-cell office:value-type="string">
            <text:p>radic </text:p>
          </table:table-cell>
          <table:table-cell office:value-type="string">
            <text:p>v </text:p>
          </table:table-cell>
          <table:table-cell office:value-type="string">
            <text:p>U+221A (873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square root (radical sign)</text:p>
          </table:table-cell>
          <table:table-cell table:number-columns-repeated="1017"/>
        </table:table-row>
        <table:table-row table:style-name="ro1">
          <table:table-cell office:value-type="string">
            <text:p>prop </text:p>
          </table:table-cell>
          <table:table-cell office:value-type="string">
            <text:p>? </text:p>
          </table:table-cell>
          <table:table-cell office:value-type="string">
            <text:p>U+221D (873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proportional to</text:p>
          </table:table-cell>
          <table:table-cell table:number-columns-repeated="1017"/>
        </table:table-row>
        <table:table-row table:style-name="ro1">
          <table:table-cell office:value-type="string">
            <text:p>infin </text:p>
          </table:table-cell>
          <table:table-cell office:value-type="string">
            <text:p>8 </text:p>
          </table:table-cell>
          <table:table-cell office:value-type="string">
            <text:p>U+221E (873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infinity</text:p>
          </table:table-cell>
          <table:table-cell table:number-columns-repeated="1017"/>
        </table:table-row>
        <table:table-row table:style-name="ro1">
          <table:table-cell office:value-type="string">
            <text:p>ang </text:p>
          </table:table-cell>
          <table:table-cell office:value-type="string">
            <text:p>? </text:p>
          </table:table-cell>
          <table:table-cell office:value-type="string">
            <text:p>U+2220 (873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o </text:p>
          </table:table-cell>
          <table:table-cell office:value-type="string">
            <text:p>angle</text:p>
          </table:table-cell>
          <table:table-cell table:number-columns-repeated="1017"/>
        </table:table-row>
        <table:table-row table:style-name="ro1">
          <table:table-cell office:value-type="string">
            <text:p>and </text:p>
          </table:table-cell>
          <table:table-cell office:value-type="string">
            <text:p>? </text:p>
          </table:table-cell>
          <table:table-cell office:value-type="string">
            <text:p>U+2227 (874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ogical and (wedge)</text:p>
          </table:table-cell>
          <table:table-cell table:number-columns-repeated="1017"/>
        </table:table-row>
        <table:table-row table:style-name="ro1">
          <table:table-cell office:value-type="string">
            <text:p>or </text:p>
          </table:table-cell>
          <table:table-cell office:value-type="string">
            <text:p>? </text:p>
          </table:table-cell>
          <table:table-cell office:value-type="string">
            <text:p>U+2228 (874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ogical or (vee)</text:p>
          </table:table-cell>
          <table:table-cell table:number-columns-repeated="1017"/>
        </table:table-row>
        <table:table-row table:style-name="ro1">
          <table:table-cell office:value-type="string">
            <text:p>cap </text:p>
          </table:table-cell>
          <table:table-cell office:value-type="string">
            <text:p>n </text:p>
          </table:table-cell>
          <table:table-cell office:value-type="string">
            <text:p>U+2229 (874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intersection (cap)</text:p>
          </table:table-cell>
          <table:table-cell table:number-columns-repeated="1017"/>
        </table:table-row>
        <table:table-row table:style-name="ro1">
          <table:table-cell office:value-type="string">
            <text:p>cup </text:p>
          </table:table-cell>
          <table:table-cell office:value-type="string">
            <text:p>? </text:p>
          </table:table-cell>
          <table:table-cell office:value-type="string">
            <text:p>U+222A (874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union (cup)</text:p>
          </table:table-cell>
          <table:table-cell table:number-columns-repeated="1017"/>
        </table:table-row>
        <table:table-row table:style-name="ro1">
          <table:table-cell office:value-type="string">
            <text:p>int </text:p>
          </table:table-cell>
          <table:table-cell office:value-type="string">
            <text:p>? </text:p>
          </table:table-cell>
          <table:table-cell office:value-type="string">
            <text:p>U+222B (874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integral</text:p>
          </table:table-cell>
          <table:table-cell table:number-columns-repeated="1017"/>
        </table:table-row>
        <table:table-row table:style-name="ro1">
          <table:table-cell office:value-type="string">
            <text:p>there4 </text:p>
          </table:table-cell>
          <table:table-cell office:value-type="string">
            <text:p>? </text:p>
          </table:table-cell>
          <table:table-cell office:value-type="string">
            <text:p>U+2234 (875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therefore sign</text:p>
          </table:table-cell>
          <table:table-cell table:number-columns-repeated="1017"/>
        </table:table-row>
        <table:table-row table:style-name="ro1">
          <table:table-cell office:value-type="string">
            <text:p>sim </text:p>
          </table:table-cell>
          <table:table-cell office:value-type="string">
            <text:p>~ </text:p>
          </table:table-cell>
          <table:table-cell office:value-type="string">
            <text:p>U+223C (876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tilde operator (varies with, similar to)[m]</text:p>
          </table:table-cell>
          <table:table-cell table:number-columns-repeated="1017"/>
        </table:table-row>
        <table:table-row table:style-name="ro1">
          <table:table-cell office:value-type="string">
            <text:p>cong </text:p>
          </table:table-cell>
          <table:table-cell office:value-type="string">
            <text:p>? </text:p>
          </table:table-cell>
          <table:table-cell office:value-type="string">
            <text:p>U+2245 (877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congruent to</text:p>
          </table:table-cell>
          <table:table-cell table:number-columns-repeated="1017"/>
        </table:table-row>
        <table:table-row table:style-name="ro1">
          <table:table-cell office:value-type="string">
            <text:p>asymp </text:p>
          </table:table-cell>
          <table:table-cell office:value-type="string">
            <text:p>˜ </text:p>
          </table:table-cell>
          <table:table-cell office:value-type="string">
            <text:p>U+2248 (877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r </text:p>
          </table:table-cell>
          <table:table-cell office:value-type="string">
            <text:p>almost equal to (asymptotic to)</text:p>
          </table:table-cell>
          <table:table-cell table:number-columns-repeated="1017"/>
        </table:table-row>
        <table:table-row table:style-name="ro1">
          <table:table-cell office:value-type="string">
            <text:p>ne </text:p>
          </table:table-cell>
          <table:table-cell office:value-type="string">
            <text:p>? </text:p>
          </table:table-cell>
          <table:table-cell office:value-type="string">
            <text:p>U+2260 (880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not equal to</text:p>
          </table:table-cell>
          <table:table-cell table:number-columns-repeated="1017"/>
        </table:table-row>
        <table:table-row table:style-name="ro1">
          <table:table-cell office:value-type="string">
            <text:p>equiv </text:p>
          </table:table-cell>
          <table:table-cell table:formula="of:Err:520" office:value-type="string" office:string-value="Err:520">
            <text:p>Err:520</text:p>
          </table:table-cell>
          <table:table-cell office:value-type="string">
            <text:p>U+2261 (880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identical to; sometimes used for 'equivalent to'</text:p>
          </table:table-cell>
          <table:table-cell table:number-columns-repeated="1017"/>
        </table:table-row>
        <table:table-row table:style-name="ro1">
          <table:table-cell office:value-type="string">
            <text:p>le </text:p>
          </table:table-cell>
          <table:table-cell table:formula="of:Err:520" office:value-type="string" office:string-value="Err:520">
            <text:p>Err:520</text:p>
          </table:table-cell>
          <table:table-cell office:value-type="string">
            <text:p>U+2264 (880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ess-than or equal to</text:p>
          </table:table-cell>
          <table:table-cell table:number-columns-repeated="1017"/>
        </table:table-row>
        <table:table-row table:style-name="ro1">
          <table:table-cell office:value-type="string">
            <text:p>ge </text:p>
          </table:table-cell>
          <table:table-cell table:formula="of:Err:520" office:value-type="string" office:string-value="Err:520">
            <text:p>Err:520</text:p>
          </table:table-cell>
          <table:table-cell office:value-type="string">
            <text:p>U+2265 (880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greater-than or equal to</text:p>
          </table:table-cell>
          <table:table-cell table:number-columns-repeated="1017"/>
        </table:table-row>
        <table:table-row table:style-name="ro1">
          <table:table-cell office:value-type="string">
            <text:p>sub </text:p>
          </table:table-cell>
          <table:table-cell office:value-type="string">
            <text:p>? </text:p>
          </table:table-cell>
          <table:table-cell office:value-type="string">
            <text:p>U+2282 (883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subset of</text:p>
          </table:table-cell>
          <table:table-cell table:number-columns-repeated="1017"/>
        </table:table-row>
        <table:table-row table:style-name="ro1">
          <table:table-cell office:value-type="string">
            <text:p>sup </text:p>
          </table:table-cell>
          <table:table-cell office:value-type="string">
            <text:p>? </text:p>
          </table:table-cell>
          <table:table-cell office:value-type="string">
            <text:p>U+2283 (883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superset of[n]</text:p>
          </table:table-cell>
          <table:table-cell table:number-columns-repeated="1017"/>
        </table:table-row>
        <table:table-row table:style-name="ro1">
          <table:table-cell office:value-type="string">
            <text:p>nsub </text:p>
          </table:table-cell>
          <table:table-cell office:value-type="string">
            <text:p>? </text:p>
          </table:table-cell>
          <table:table-cell office:value-type="string">
            <text:p>U+2284 (883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n </text:p>
          </table:table-cell>
          <table:table-cell office:value-type="string">
            <text:p>not a subset of</text:p>
          </table:table-cell>
          <table:table-cell table:number-columns-repeated="1017"/>
        </table:table-row>
        <table:table-row table:style-name="ro1">
          <table:table-cell office:value-type="string">
            <text:p>sube </text:p>
          </table:table-cell>
          <table:table-cell office:value-type="string">
            <text:p>? </text:p>
          </table:table-cell>
          <table:table-cell office:value-type="string">
            <text:p>U+2286 (883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subset of or equal to</text:p>
          </table:table-cell>
          <table:table-cell table:number-columns-repeated="1017"/>
        </table:table-row>
        <table:table-row table:style-name="ro1">
          <table:table-cell office:value-type="string">
            <text:p>supe </text:p>
          </table:table-cell>
          <table:table-cell office:value-type="string">
            <text:p>? </text:p>
          </table:table-cell>
          <table:table-cell office:value-type="string">
            <text:p>U+2287 (883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superset of or equal to</text:p>
          </table:table-cell>
          <table:table-cell table:number-columns-repeated="1017"/>
        </table:table-row>
        <table:table-row table:style-name="ro1">
          <table:table-cell office:value-type="string">
            <text:p>oplus </text:p>
          </table:table-cell>
          <table:table-cell office:value-type="string">
            <text:p>? </text:p>
          </table:table-cell>
          <table:table-cell office:value-type="string">
            <text:p>U+2295 (885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b </text:p>
          </table:table-cell>
          <table:table-cell office:value-type="string">
            <text:p>circled plus (direct sum)</text:p>
          </table:table-cell>
          <table:table-cell table:number-columns-repeated="1017"/>
        </table:table-row>
        <table:table-row table:style-name="ro1">
          <table:table-cell office:value-type="string">
            <text:p>otimes </text:p>
          </table:table-cell>
          <table:table-cell office:value-type="string">
            <text:p>? </text:p>
          </table:table-cell>
          <table:table-cell office:value-type="string">
            <text:p>U+2297 (885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b </text:p>
          </table:table-cell>
          <table:table-cell office:value-type="string">
            <text:p>circled times (vector product)</text:p>
          </table:table-cell>
          <table:table-cell table:number-columns-repeated="1017"/>
        </table:table-row>
        <table:table-row table:style-name="ro1">
          <table:table-cell office:value-type="string">
            <text:p>perp </text:p>
          </table:table-cell>
          <table:table-cell office:value-type="string">
            <text:p>? </text:p>
          </table:table-cell>
          <table:table-cell office:value-type="string">
            <text:p>U+22A5 (886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up tack (orthogonal to, perpendicular)[o]</text:p>
          </table:table-cell>
          <table:table-cell table:number-columns-repeated="1017"/>
        </table:table-row>
        <table:table-row table:style-name="ro1">
          <table:table-cell office:value-type="string">
            <text:p>sdot </text:p>
          </table:table-cell>
          <table:table-cell office:value-type="string">
            <text:p>· </text:p>
          </table:table-cell>
          <table:table-cell office:value-type="string">
            <text:p>U+22C5 (890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b </text:p>
          </table:table-cell>
          <table:table-cell office:value-type="string">
            <text:p>dot operator[p]</text:p>
          </table:table-cell>
          <table:table-cell table:number-columns-repeated="1017"/>
        </table:table-row>
        <table:table-row table:style-name="ro1">
          <table:table-cell office:value-type="string">
            <text:p>lceil </text:p>
          </table:table-cell>
          <table:table-cell office:value-type="string">
            <text:p>? </text:p>
          </table:table-cell>
          <table:table-cell office:value-type="string">
            <text:p>U+2308 (896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c </text:p>
          </table:table-cell>
          <table:table-cell office:value-type="string">
            <text:p>left ceiling (APL upstile)</text:p>
          </table:table-cell>
          <table:table-cell table:number-columns-repeated="1017"/>
        </table:table-row>
        <table:table-row table:style-name="ro1">
          <table:table-cell office:value-type="string">
            <text:p>rceil </text:p>
          </table:table-cell>
          <table:table-cell office:value-type="string">
            <text:p>? </text:p>
          </table:table-cell>
          <table:table-cell office:value-type="string">
            <text:p>U+2309 (896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c </text:p>
          </table:table-cell>
          <table:table-cell office:value-type="string">
            <text:p>right ceiling</text:p>
          </table:table-cell>
          <table:table-cell table:number-columns-repeated="1017"/>
        </table:table-row>
        <table:table-row table:style-name="ro1">
          <table:table-cell office:value-type="string">
            <text:p>lfloor </text:p>
          </table:table-cell>
          <table:table-cell office:value-type="string">
            <text:p>? </text:p>
          </table:table-cell>
          <table:table-cell office:value-type="string">
            <text:p>U+230A (897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c </text:p>
          </table:table-cell>
          <table:table-cell office:value-type="string">
            <text:p>left floor (APL downstile)</text:p>
          </table:table-cell>
          <table:table-cell table:number-columns-repeated="1017"/>
        </table:table-row>
        <table:table-row table:style-name="ro1">
          <table:table-cell office:value-type="string">
            <text:p>rfloor </text:p>
          </table:table-cell>
          <table:table-cell office:value-type="string">
            <text:p>? </text:p>
          </table:table-cell>
          <table:table-cell office:value-type="string">
            <text:p>U+230B (897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c </text:p>
          </table:table-cell>
          <table:table-cell office:value-type="string">
            <text:p>right floor</text:p>
          </table:table-cell>
          <table:table-cell table:number-columns-repeated="1017"/>
        </table:table-row>
        <table:table-row table:style-name="ro1">
          <table:table-cell office:value-type="string">
            <text:p>lang </text:p>
          </table:table-cell>
          <table:table-cell office:value-type="string">
            <text:p>&lt; </text:p>
          </table:table-cell>
          <table:table-cell office:value-type="string">
            <text:p>U+2329 (900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eft-pointing angle bracket (bra)[q]</text:p>
          </table:table-cell>
          <table:table-cell table:number-columns-repeated="1017"/>
        </table:table-row>
        <table:table-row table:style-name="ro1">
          <table:table-cell office:value-type="string">
            <text:p>rang </text:p>
          </table:table-cell>
          <table:table-cell office:value-type="string">
            <text:p>&gt; </text:p>
          </table:table-cell>
          <table:table-cell office:value-type="string">
            <text:p>U+232A (900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right-pointing angle bracket (ket)[r]</text:p>
          </table:table-cell>
          <table:table-cell table:number-columns-repeated="1017"/>
        </table:table-row>
        <table:table-row table:style-name="ro1">
          <table:table-cell office:value-type="string">
            <text:p>loz </text:p>
          </table:table-cell>
          <table:table-cell office:value-type="string">
            <text:p>? </text:p>
          </table:table-cell>
          <table:table-cell office:value-type="string">
            <text:p>U+25CA (967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lozenge</text:p>
          </table:table-cell>
          <table:table-cell table:number-columns-repeated="1017"/>
        </table:table-row>
        <table:table-row table:style-name="ro1">
          <table:table-cell office:value-type="string">
            <text:p>spades </text:p>
          </table:table-cell>
          <table:table-cell office:value-type="string">
            <text:p>? </text:p>
          </table:table-cell>
          <table:table-cell office:value-type="string">
            <text:p>U+2660 (982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black spade suit[f]</text:p>
          </table:table-cell>
          <table:table-cell table:number-columns-repeated="1017"/>
        </table:table-row>
        <table:table-row table:style-name="ro1">
          <table:table-cell office:value-type="string">
            <text:p>clubs </text:p>
          </table:table-cell>
          <table:table-cell office:value-type="string">
            <text:p>? </text:p>
          </table:table-cell>
          <table:table-cell office:value-type="string">
            <text:p>U+2663 (982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black club suit (shamrock)[f]</text:p>
          </table:table-cell>
          <table:table-cell table:number-columns-repeated="1017"/>
        </table:table-row>
        <table:table-row table:style-name="ro1">
          <table:table-cell office:value-type="string">
            <text:p>hearts </text:p>
          </table:table-cell>
          <table:table-cell office:value-type="string">
            <text:p>? </text:p>
          </table:table-cell>
          <table:table-cell office:value-type="string">
            <text:p>U+2665 (982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black heart suit (valentine)[f]</text:p>
          </table:table-cell>
          <table:table-cell table:number-columns-repeated="1017"/>
        </table:table-row>
        <table:table-row table:style-name="ro1">
          <table:table-cell office:value-type="string">
            <text:p>diams </text:p>
          </table:table-cell>
          <table:table-cell office:value-type="string">
            <text:p>? </text:p>
          </table:table-cell>
          <table:table-cell office:value-type="string">
            <text:p>U+2666 (983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black diamond suit[f]</text:p>
          </table:table-cell>
          <table:table-cell table:number-columns-repeated="1017"/>
        </table:table-row>
        <table:named-expressions/>
      </table:table>
      <table:named-expressions>
        <table:named-expression table:name="Excel_BuiltIn__FilterDatabase_1" table:base-cell-address="$SHOULD_IMPLEMENT_Element.$A$1" table:expression="$#REF!.$A$1:$G$208"/>
        <table:named-expression table:name="Excel_BuiltIn__FilterDatabase_2" table:base-cell-address="$SHOULD_IMPLEMENT_Element.$A$1" table:expression="$#REF!.$A$1:$G$1"/>
      </table:named-expressions>
      <table:database-ranges>
        <table:database-range table:name="__Anonymous_Sheet_DB__0" table:target-range-address="SHOULD_IMPLEMENT_Document.A1:SHOULD_IMPLEMENT_Document.F265" table:display-filter-buttons="true">
          <table:filter>
            <table:filter-and>
              <table:filter-condition table:field-number="1" table:value="#N/A" table:operator="!="/>
              <table:filter-condition table:field-number="5" table:value="FALSO" table:operator="="/>
            </table:filter-and>
          </table:filter>
        </table:database-range>
        <table:database-range table:name="__Anonymous_Sheet_DB__1" table:target-range-address="SHOULD_IMPLEMENT_Element.A1:SHOULD_IMPLEMENT_Element.F289" table:display-filter-buttons="true">
          <table:filter>
            <table:filter-and>
              <table:filter-condition table:field-number="1" table:value="#N/A" table:operator="!="/>
              <table:filter-condition table:field-number="5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Segoe UI" svg:font-family="'Segoe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fo:border="0.035cm solid #c0c0c0"/>
    </style:style>
    <style:style style:name="Salida" style:family="table-cell" style:parent-style-name="Default">
      <style:table-cell-properties fo:background-color="#c0c0c0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18/08/2016</text:date>, <text:time>13:18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ocument" style:display-name="PageStyle_Docu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ment" style:display-name="PageStyle_El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06-09-12T14:46:56</meta:creation-date>
    <dc:date>2016-08-18T13:18:51.19</dc:date>
    <meta:print-date>2016-08-11T13:55:48</meta:print-date>
    <dc:language>es-ES</dc:language>
    <meta:editing-cycles>119</meta:editing-cycles>
    <meta:editing-duration>PT8H37M41S</meta:editing-duration>
    <meta:document-statistic meta:table-count="11" meta:cell-count="9091" meta:object-count="0"/>
    <meta:user-defined meta:name="Info 1"/>
    <meta:user-defined meta:name="Info 2"/>
    <meta:user-defined meta:name="Info 3"/>
    <meta:user-defined meta:name="Info 4"/>
  </office:meta>
</office:document-meta>
</file>